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6.131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7.103cm"/>
    </style:style>
    <style:style style:name="co42" style:family="table-column">
      <style:table-column-properties fo:break-before="auto" style:column-width="4.055cm"/>
    </style:style>
    <style:style style:name="co43" style:family="table-column">
      <style:table-column-properties fo:break-before="auto" style:column-width="6.043cm"/>
    </style:style>
    <style:style style:name="co44" style:family="table-column">
      <style:table-column-properties fo:break-before="auto" style:column-width="2.656cm"/>
    </style:style>
    <style:style style:name="co45" style:family="table-column">
      <style:table-column-properties fo:break-before="auto" style:column-width="2.489cm"/>
    </style:style>
    <style:style style:name="co46" style:family="table-column">
      <style:table-column-properties fo:break-before="auto" style:column-width="2.517cm"/>
    </style:style>
    <style:style style:name="co47" style:family="table-column">
      <style:table-column-properties fo:break-before="auto" style:column-width="2.166cm"/>
    </style:style>
    <style:style style:name="co48" style:family="table-column">
      <style:table-column-properties fo:break-before="auto" style:column-width="2.318cm"/>
    </style:style>
    <style:style style:name="co49" style:family="table-column">
      <style:table-column-properties fo:break-before="auto" style:column-width="6.105cm"/>
    </style:style>
    <style:style style:name="co50" style:family="table-column">
      <style:table-column-properties fo:break-before="auto" style:column-width="3.272cm"/>
    </style:style>
    <style:style style:name="co51" style:family="table-column">
      <style:table-column-properties fo:break-before="auto" style:column-width="3.884cm"/>
    </style:style>
    <style:style style:name="co52" style:family="table-column">
      <style:table-column-properties fo:break-before="auto" style:column-width="4.092cm"/>
    </style:style>
    <style:style style:name="co53" style:family="table-column">
      <style:table-column-properties fo:break-before="auto" style:column-width="3.78cm"/>
    </style:style>
    <style:style style:name="co54" style:family="table-column">
      <style:table-column-properties fo:break-before="auto" style:column-width="4.336cm"/>
    </style:style>
    <style:style style:name="co55" style:family="table-column">
      <style:table-column-properties fo:break-before="auto" style:column-width="3.849cm"/>
    </style:style>
    <style:style style:name="co56" style:family="table-column">
      <style:table-column-properties fo:break-before="auto" style:column-width="3.191cm"/>
    </style:style>
    <style:style style:name="co57" style:family="table-column">
      <style:table-column-properties fo:break-before="auto" style:column-width="2.237cm"/>
    </style:style>
    <style:style style:name="co58" style:family="table-column">
      <style:table-column-properties fo:break-before="auto" style:column-width="7.408cm"/>
    </style:style>
    <style:style style:name="co59" style:family="table-column">
      <style:table-column-properties fo:break-before="auto" style:column-width="3.246cm"/>
    </style:style>
    <style:style style:name="co60" style:family="table-column">
      <style:table-column-properties fo:break-before="auto" style:column-width="1.499cm"/>
    </style:style>
    <style:style style:name="co61" style:family="table-column">
      <style:table-column-properties fo:break-before="auto" style:column-width="6.659cm"/>
    </style:style>
    <style:style style:name="co62" style:family="table-column">
      <style:table-column-properties fo:break-before="auto" style:column-width="6.824cm"/>
    </style:style>
    <style:style style:name="co63" style:family="table-column">
      <style:table-column-properties fo:break-before="auto" style:column-width="3.972cm"/>
    </style:style>
    <style:style style:name="co64" style:family="table-column">
      <style:table-column-properties fo:break-before="auto" style:column-width="3.27cm"/>
    </style:style>
    <style:style style:name="co65" style:family="table-column">
      <style:table-column-properties fo:break-before="auto" style:column-width="8.913cm"/>
    </style:style>
    <style:style style:name="co66" style:family="table-column">
      <style:table-column-properties fo:break-before="auto" style:column-width="3.949cm"/>
    </style:style>
    <style:style style:name="co67" style:family="table-column">
      <style:table-column-properties fo:break-before="auto" style:column-width="4.688cm"/>
    </style:style>
    <style:style style:name="co68" style:family="table-column">
      <style:table-column-properties fo:break-before="auto" style:column-width="6.405cm"/>
    </style:style>
    <style:style style:name="co69" style:family="table-column">
      <style:table-column-properties fo:break-before="auto" style:column-width="3.773cm"/>
    </style:style>
    <style:style style:name="co70" style:family="table-column">
      <style:table-column-properties fo:break-before="auto" style:column-width="3.023cm"/>
    </style:style>
    <style:style style:name="co71" style:family="table-column">
      <style:table-column-properties fo:break-before="auto" style:column-width="7.121cm"/>
    </style:style>
    <style:style style:name="co72"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685cm" fo:break-before="auto" style:use-optimal-row-height="true"/>
    </style:style>
    <style:style style:name="ro27" style:family="table-row">
      <style:table-row-properties style:row-height="0.446cm" fo:break-before="auto" style:use-optimal-row-height="true"/>
    </style:style>
    <style:style style:name="ro28" style:family="table-row">
      <style:table-row-properties style:row-height="0.526cm" fo:break-before="auto" style:use-optimal-row-height="false"/>
    </style:style>
    <style:style style:name="ro29" style:family="table-row">
      <style:table-row-properties style:row-height="1.737cm" fo:break-before="auto" style:use-optimal-row-height="true"/>
    </style:style>
    <style:style style:name="ro30" style:family="table-row">
      <style:table-row-properties style:row-height="3cm" fo:break-before="auto" style:use-optimal-row-height="true"/>
    </style:style>
    <style:style style:name="ro31" style:family="table-row">
      <style:table-row-properties style:row-height="4.263cm" fo:break-before="auto" style:use-optimal-row-height="true"/>
    </style:style>
    <style:style style:name="ro32" style:family="table-row">
      <style:table-row-properties style:row-height="2cm" fo:break-before="auto" style:use-optimal-row-height="false"/>
    </style:style>
    <style:style style:name="ro33" style:family="table-row">
      <style:table-row-properties style:row-height="1.974cm" fo:break-before="auto" style:use-optimal-row-height="false"/>
    </style:style>
    <style:style style:name="ro34" style:family="table-row">
      <style:table-row-properties style:row-height="1.711cm" fo:break-before="auto" style:use-optimal-row-height="false"/>
    </style:style>
    <style:style style:name="ro35" style:family="table-row">
      <style:table-row-properties style:row-height="1.632cm" fo:break-before="auto" style:use-optimal-row-height="true"/>
    </style:style>
    <style:style style:name="ro36" style:family="table-row">
      <style:table-row-properties style:row-height="2.157cm" fo:break-before="auto" style:use-optimal-row-height="true"/>
    </style:style>
    <style:style style:name="ro37" style:family="table-row">
      <style:table-row-properties style:row-height="0.45cm" fo:break-before="auto" style:use-optimal-row-height="false"/>
    </style:style>
    <style:style style:name="ro38" style:family="table-row">
      <style:table-row-properties style:row-height="2.117cm" fo:break-before="auto" style:use-optimal-row-height="false"/>
    </style:style>
    <style:style style:name="ro39" style:family="table-row">
      <style:table-row-properties style:row-height="0.847cm" fo:break-before="auto" style:use-optimal-row-height="false"/>
    </style:style>
    <style:style style:name="ro40" style:family="table-row">
      <style:table-row-properties style:row-height="0.815cm" fo:break-before="auto" style:use-optimal-row-height="false"/>
    </style:style>
    <style:style style:name="ro41" style:family="table-row">
      <style:table-row-properties style:row-height="0.563cm" fo:break-before="auto" style:use-optimal-row-height="false"/>
    </style:style>
    <style:style style:name="ro42" style:family="table-row">
      <style:table-row-properties style:row-height="0.559cm" fo:break-before="auto" style:use-optimal-row-height="false"/>
    </style:style>
    <style:style style:name="ro43" style:family="table-row">
      <style:table-row-properties style:row-height="0.85cm" fo:break-before="auto" style:use-optimal-row-height="false"/>
    </style:style>
    <style:style style:name="ro44" style:family="table-row">
      <style:table-row-properties style:row-height="0.986cm" fo:break-before="auto" style:use-optimal-row-height="false"/>
    </style:style>
    <style:style style:name="ro45" style:family="table-row">
      <style:table-row-properties style:row-height="0.423cm" fo:break-before="auto" style:use-optimal-row-height="false"/>
    </style:style>
    <style:style style:name="ro46" style:family="table-row">
      <style:table-row-properties style:row-height="0.847cm" fo:break-before="page" style:use-optimal-row-height="false"/>
    </style:style>
    <style:style style:name="ro47" style:family="table-row">
      <style:table-row-properties style:row-height="1.342cm" fo:break-before="auto" style:use-optimal-row-height="false"/>
    </style:style>
    <style:style style:name="ro48" style:family="table-row">
      <style:table-row-properties style:row-height="0.979cm" fo:break-before="auto" style:use-optimal-row-height="false"/>
    </style:style>
    <style:style style:name="ro49" style:family="table-row">
      <style:table-row-properties style:row-height="0.661cm" fo:break-before="auto" style:use-optimal-row-height="false"/>
    </style:style>
    <style:style style:name="ro50" style:family="table-row">
      <style:table-row-properties style:row-height="0.503cm" fo:break-before="auto" style:use-optimal-row-height="false"/>
    </style:style>
    <style:style style:name="ro51" style:family="table-row">
      <style:table-row-properties style:row-height="0.397cm" fo:break-before="auto" style:use-optimal-row-height="false"/>
    </style:style>
    <style:style style:name="ro52" style:family="table-row">
      <style:table-row-properties style:row-height="1.13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3.184cm" fo:break-before="auto" style:use-optimal-row-height="false"/>
    </style:style>
    <style:style style:name="ro55" style:family="table-row">
      <style:table-row-properties style:row-height="0.631cm" fo:break-before="auto" style:use-optimal-row-height="false"/>
    </style:style>
    <style:style style:name="ro56" style:family="table-row">
      <style:table-row-properties style:row-height="0.473cm" fo:break-before="auto" style:use-optimal-row-height="false"/>
    </style:style>
    <style:style style:name="ro57" style:family="table-row">
      <style:table-row-properties style:row-height="0.688cm" fo:break-before="auto" style:use-optimal-row-height="false"/>
    </style:style>
    <style:style style:name="ro58" style:family="table-row">
      <style:table-row-properties style:row-height="0.623cm" fo:break-before="auto" style:use-optimal-row-height="true"/>
    </style:style>
    <style:style style:name="ro59" style:family="table-row">
      <style:table-row-properties style:row-height="0.953cm" fo:break-before="auto" style:use-optimal-row-height="false"/>
    </style:style>
    <style:style style:name="ro60"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ime-style style:name="N40">
      <number:hours number:style="long"/>
      <number:text>:</number:text>
      <number:minutes number:style="long"/>
    </number:tim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4" style:family="table-cell" style:parent-style-name="Default">
      <style:table-cell-properties fo:background-color="#e6e6ff"/>
      <style:text-properties fo:font-size="12pt" style:font-size-asian="12pt" style:font-size-complex="12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able-cell-properties fo:background-color="transparent" fo:wrap-option="wrap" fo:border="0.002cm solid #000000" style:vertical-align="middle"/>
      <style:text-properties fo:font-size="8pt" style:font-size-asian="8pt" style:font-size-complex="8pt"/>
    </style:style>
    <style:style style:name="ce28" style:family="table-cell" style:parent-style-name="Default">
      <style:text-properties fo:font-size="12pt" style:font-size-asian="12pt" style:font-size-complex="12pt"/>
    </style:style>
    <style:style style:name="ce29" style:family="table-cell" style:parent-style-name="Default">
      <style:table-cell-properties style:vertical-align="middle"/>
    </style:style>
    <style:style style:name="ce30" style:family="table-cell" style:parent-style-name="Default">
      <style:table-cell-properties fo:background-color="#ffff00" style:vertical-align="middle"/>
      <style:text-properties fo:font-size="8pt" style:font-size-asian="8pt" style:font-size-complex="8pt"/>
    </style:style>
    <style:style style:name="ce31" style:family="table-cell" style:parent-style-name="Default">
      <style:table-cell-properties fo:background-color="#ffff00" style:vertical-align="middle"/>
    </style:style>
    <style:style style:name="ce32" style:family="table-cell" style:parent-style-name="Default">
      <style:table-cell-properties fo:background-color="#e6e6ff" style:vertical-align="middle"/>
    </style:style>
    <style:style style:name="ce33" style:family="table-cell" style:parent-style-name="Default">
      <style:table-cell-properties fo:background-color="#e6e6ff" style:vertical-align="middle"/>
      <style:text-properties fo:font-size="8pt" style:font-size-asian="8pt" style:font-size-complex="8pt"/>
    </style:style>
    <style:style style:name="ce34"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5" style:family="table-cell" style:parent-style-name="Default">
      <style:table-cell-properties fo:border-bottom="none" fo:background-color="#00ffff" fo:border-left="0.002cm solid #000000" fo:border-right="none" fo:border-top="0.002cm solid #000000"/>
      <style:text-properties fo:font-weight="bold"/>
    </style:style>
    <style:style style:name="ce36"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4"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6"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7" style:family="table-cell" style:parent-style-name="Default">
      <style:table-cell-properties fo:background-color="#c0c0c0" style:diagonal-bl-tr="none" style:diagonal-tl-br="none" fo:border="0.002cm solid #000000"/>
    </style:style>
    <style:style style:name="ce78" style:family="table-cell" style:parent-style-name="Default">
      <style:table-cell-properties fo:border-bottom="none" fo:background-color="#00ffff" fo:border-left="none" fo:border-right="none" fo:border-top="0.002cm solid #000000"/>
      <style:text-properties fo:font-weight="bold"/>
    </style:style>
    <style:style style:name="ce79"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4"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6"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07"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8"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2"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3"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8"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2"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6" style:family="table-cell" style:parent-style-name="Default">
      <style:table-cell-properties fo:background-color="#cccccc" style:diagonal-bl-tr="none" style:diagonal-tl-br="none" fo:border="0.002cm solid #000000"/>
    </style:style>
    <style:style style:name="ce127" style:family="table-cell" style:parent-style-name="Default">
      <style:table-cell-properties fo:border-bottom="none" fo:background-color="#00ffff" fo:border-left="none" fo:border-right="0.002cm solid #000000" fo:border-top="0.002cm solid #000000"/>
      <style:text-properties fo:font-weight="bold"/>
    </style:style>
    <style:style style:name="ce128"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9"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30" style:family="table-cell" style:parent-style-name="Default">
      <style:table-cell-properties fo:border-bottom="0.002cm solid #000000" fo:background-color="#ffffff" fo:border-left="none" fo:border-right="0.002cm solid #000000" fo:border-top="0.002cm solid #000000"/>
    </style:style>
    <style:style style:name="ce131"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table-cell-properties fo:background-color="#ffffff" fo:border="none"/>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ackground-color="#ffff00" fo:border="0.002cm solid #000000" style:vertical-align="middle"/>
      <style:text-properties fo:font-size="8pt" style:font-size-asian="8pt" style:font-size-complex="8pt"/>
    </style:style>
    <style:style style:name="ce13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2"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4"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7"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9"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Standard_5f_Tabelle1_20_7"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2"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4"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5"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6"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8"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1"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6"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9"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1"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5"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Standard_5f_Tabelle1_20_2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8"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9"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Standard_5f_Tabelle1_20_23"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1"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2"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fo:background-color="#ffff00"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4" style:family="table-cell" style:parent-style-name="Default">
      <style:table-cell-properties fo:background-color="#ffff00" fo:border="0.002cm solid #000000" style:vertical-align="middle"/>
      <style:text-properties style:use-window-font-color="true" style:text-outline="false" style:text-line-through-style="none" fo:font-size="8pt" fo:language="es" fo:country="ES" fo:font-style="italic" fo:text-shadow="none" style:text-underline-style="none" fo:font-weight="normal" style:text-underline-mode="continuous" style:text-line-through-mode="continuous" style:font-name-asian="Arial Unicode MS1" style:font-size-asian="8pt" style:language-asian="zxx" style:country-asian="none" style:font-style-asian="italic" style:font-weight-asian="normal" style:font-size-complex="8pt" style:language-complex="en" style:country-complex="US" style:font-style-complex="italic" style:font-weight-complex="normal" style:text-emphasize="none" style:font-relief="none"/>
    </style:style>
    <style:style style:name="ce185"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6"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7" style:family="table-cell" style:parent-style-name="Standard_5f_Tabelle1_20_2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fo:background-color="transparent" fo:wrap-option="wrap" fo:border="0.002cm solid #000000" style:vertical-align="middle"/>
      <style:text-properties fo:font-size="8pt" fo:font-style="italic" style:font-size-asian="8pt" style:font-style-asian="italic" style:font-size-complex="8pt" style:font-style-complex="italic"/>
    </style:style>
    <style:style style:name="ce189" style:family="table-cell" style:parent-style-name="Standard_5f_Tabelle1_20_29" style:data-style-name="N100">
      <style:table-cell-properties style:glyph-orientation-vertical="0" fo:background-color="#00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ffff00"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2"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7"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9"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0"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202"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6"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7" style:family="table-cell" style:parent-style-name="Default">
      <style:table-cell-properties fo:background-color="#ffffff" style:diagonal-bl-tr="none" style:diagonal-tl-br="none" fo:border="none"/>
    </style:style>
    <style:style style:name="ce208"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09"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1"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14"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Default">
      <style:table-cell-properties fo:background-color="#ffffff" style:diagonal-bl-tr="none" style:diagonal-tl-br="none" fo:border="0.002cm solid #000000"/>
    </style:style>
    <style:style style:name="ce22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7"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8"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9"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0"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1"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2"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3"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4"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Default">
      <style:table-cell-properties fo:background-color="#ffff00" fo:border="0.002cm solid #000000" style:vertical-align="middle"/>
      <style:text-properties fo:font-size="8pt" fo:font-style="italic" style:font-size-asian="8pt" style:font-style-asian="italic" style:font-size-complex="8pt" style:font-style-complex="italic"/>
    </style:style>
    <style:style style:name="ce236"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7"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8"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3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0"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1"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42"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43" style:family="table-cell" style:parent-style-name="Default">
      <style:table-cell-properties fo:background-color="#ffff00" fo:wrap-option="wrap" fo:border="0.002cm solid #000000" style:vertical-align="middle"/>
      <style:text-properties fo:font-size="8pt" fo:font-style="italic" style:font-size-asian="8pt" style:font-style-asian="italic" style:font-size-complex="8pt" style:font-style-complex="italic"/>
    </style:style>
    <style:style style:name="ce244"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45"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46" style:family="table-cell" style:parent-style-name="Standard_5f_Tabelle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7" style:family="table-cell" style:parent-style-name="Default">
      <style:table-cell-properties fo:border-bottom="0.002cm solid #000000" fo:background-color="#ffff00" fo:border-left="none" fo:border-right="0.002cm solid #000000" fo:border-top="0.002cm solid #000000"/>
    </style:style>
    <style:style style:name="ce248"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9" style:family="table-cell" style:parent-style-name="Default">
      <style:table-cell-properties fo:wrap-option="wrap" fo:border="0.002cm solid #000000"/>
      <style:text-properties fo:font-size="8pt" style:font-size-asian="8pt" style:font-size-complex="8pt"/>
    </style:style>
    <style:style style:name="ce250" style:family="table-cell" style:parent-style-name="Default">
      <style:table-cell-properties fo:background-color="#ffffff"/>
    </style:style>
    <style:style style:name="ce25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2"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4"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55"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6"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59"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0"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2"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3"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4" style:family="table-cell" style:parent-style-name="Default">
      <style:table-cell-properties style:glyph-orientation-vertical="0" fo:background-color="#ffff00"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6"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7"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9"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0"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1"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72"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4"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7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6"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81"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8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3"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9"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1"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2"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5"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6"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7"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9"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00"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1"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3"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04"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0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7"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8"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9"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2"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4"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18"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2"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2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4"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5"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2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3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3"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4"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5"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6"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33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8"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9"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40"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2"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4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6"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8"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49"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54"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5"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57"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58"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60"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1"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2"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63"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64"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8"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6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1"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4"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7" style:family="table-cell" style:parent-style-name="Default">
      <style:table-cell-properties style:glyph-orientation-vertical="0" fo:background-color="#ffff0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9"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0"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2"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4"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7"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8"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9" style:family="table-cell" style:parent-style-name="Default">
      <style:table-cell-properties fo:background-color="#ffff00"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9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01"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2"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0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0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0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0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09"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1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11"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41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3"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1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9"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21"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22"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23"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5"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7"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8"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0"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1"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3"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4"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35"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36"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8"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1"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2"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3"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44"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5"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6"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7"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8"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0"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2"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4"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6"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7"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9"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61"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3"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6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6"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69"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1"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7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3"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4"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6"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3"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4"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5"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7"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88"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9"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90"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91"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92"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93"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94"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6"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0"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1"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7"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8"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51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3"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51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51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18"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0"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1"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23" style:family="table-cell" style:parent-style-name="Default">
      <style:table-cell-properties fo:background-color="#ccffff" fo:wrap-option="wrap" style:vertical-align="middle"/>
      <style:text-properties fo:font-size="8pt" style:font-size-asian="8pt" style:font-size-complex="8pt"/>
    </style:style>
    <style:style style:name="ce524"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25"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26"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27"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0"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31" style:family="table-cell" style:parent-style-name="Default">
      <style:table-cell-properties fo:background-color="#ccffff" fo:wrap-option="wrap" fo:border="none"/>
    </style:style>
    <style:style style:name="ce532"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3"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4"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5"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7"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8"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9"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1" style:family="table-cell" style:parent-style-name="Default">
      <style:table-cell-properties fo:background-color="#ccffff" style:vertical-align="middle"/>
      <style:text-properties fo:font-size="8pt" style:font-size-asian="8pt" style:font-size-complex="8pt"/>
    </style:style>
    <style:style style:name="ce542"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3"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5"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6" style:family="table-cell" style:parent-style-name="Default">
      <style:table-cell-properties fo:background-color="#ccffff" fo:border="none"/>
    </style:style>
    <style:style style:name="ce547"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8"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9"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0"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1"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53"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54"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6"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57"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8"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9"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0"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1"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2"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3" style:family="table-cell" style:parent-style-name="Default">
      <style:table-cell-properties fo:background-color="#ccffff" fo:wrap-option="wrap"/>
    </style:style>
    <style:style style:name="ce564"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5"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6"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7"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8"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9"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70"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1"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3"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4"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5"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6"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7"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8"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9"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0"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1" style:family="table-cell" style:parent-style-name="Default">
      <style:table-cell-properties fo:background-color="#ccffff" fo:border="0.002cm solid #000000" style:vertical-align="middle"/>
      <style:text-properties fo:font-size="8pt" style:font-size-asian="8pt" style:font-size-complex="8pt"/>
    </style:style>
    <style:style style:name="ce582"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3"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4"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85"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86"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87" style:family="table-cell" style:parent-style-name="Default">
      <style:table-cell-properties fo:background-color="#ccffff"/>
    </style:style>
    <style:style style:name="ce588"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0"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1"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3"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94"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6"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7"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8"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0"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1"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2"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3"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5"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0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7"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8" style:family="table-cell" style:parent-style-name="Default">
      <style:table-cell-properties fo:background-color="transparent"/>
    </style:style>
    <style:style style:name="ce609" style:family="table-cell" style:parent-style-name="Default">
      <style:table-cell-properties fo:background-color="#ffffff" style:vertical-align="middle"/>
      <style:text-properties fo:font-size="8pt" style:font-size-asian="8pt" style:font-size-complex="8pt"/>
    </style:style>
    <style:style style:name="ce610"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611"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1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14"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1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61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618"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61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1" style:family="table-cell" style:parent-style-name="Default">
      <style:table-cell-properties fo:border-bottom="0.035cm solid #800080" style:diagonal-bl-tr="none" style:diagonal-tl-br="none" fo:border-left="none" fo:border-right="none" fo:border-top="none"/>
    </style:style>
    <style:style style:name="ce622"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26"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627"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28"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2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3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31"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3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3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3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3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36"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37"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3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9"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0"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1"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2"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3"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5"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4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49"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5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2"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5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6"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5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5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59"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6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1"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6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4" style:family="table-cell" style:parent-style-name="Default">
      <style:table-cell-properties fo:background-color="#ccffff" style:diagonal-bl-tr="none" style:diagonal-tl-br="none" fo:border="none"/>
    </style:style>
    <style:style style:name="ce665"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6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7"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6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7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7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72"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73"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74" style:family="table-cell" style:parent-style-name="Default">
      <style:table-cell-properties fo:border-bottom="none" fo:background-color="#ccffff" style:diagonal-bl-tr="none" style:diagonal-tl-br="none" fo:border-left="none" fo:border-right="0.088cm solid #000000" fo:border-top="none"/>
    </style:style>
    <style:style style:name="ce6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78"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80"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1"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82"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3"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4"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85"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7"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8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9"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0"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1"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93"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94" style:family="table-cell" style:parent-style-name="Default">
      <style:table-cell-properties fo:border-bottom="none" fo:background-color="#ccffff" style:diagonal-bl-tr="none" style:diagonal-tl-br="none" fo:border-left="none" fo:border-right="none" fo:border-top="0.088cm solid #000000"/>
    </style:style>
    <style:style style:name="ce69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9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01"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0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5"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0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08"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09"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10"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11"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712" style:family="table-cell" style:parent-style-name="Default">
      <style:table-cell-properties fo:border="0.002cm solid #000000"/>
    </style:style>
    <style:style style:name="ce713"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714"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715"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1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7" style:family="table-cell" style:parent-style-name="Default">
      <style:table-cell-properties style:diagonal-bl-tr="none" style:diagonal-tl-br="none" fo:background-color="transparent" fo:border="0.035cm solid #000000"/>
    </style:style>
    <style:style style:name="ce718"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719"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721"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22"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723"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24"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725"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726"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2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29"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30"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3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32"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3"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3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35"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6"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3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38"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39"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4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4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3"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4"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5"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6"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8"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9"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0"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1"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3"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4"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5" style:family="table-cell" style:parent-style-name="Default">
      <style:table-cell-properties fo:border-bottom="none" fo:background-color="#ccffff" style:diagonal-bl-tr="none" style:diagonal-tl-br="none" fo:border-left="none" fo:border-right="0.088cm solid #000000" fo:border-top="0.088cm solid #000000"/>
    </style:style>
    <style:style style:name="ce75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7"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8"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6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6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6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63"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64"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6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6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6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6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69"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7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7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72"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73" style:family="table-cell" style:parent-style-name="Default">
      <style:table-cell-properties style:diagonal-bl-tr="none" style:diagonal-tl-br="none" fo:border="none"/>
    </style:style>
    <style:style style:name="ce774"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75"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77"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8"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9"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8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1" style:family="table-cell" style:parent-style-name="Default">
      <style:table-cell-properties fo:border-bottom="none" style:diagonal-bl-tr="none" style:diagonal-tl-br="none" fo:border-left="0.035cm solid #ffffff" fo:border-right="0.035cm solid #ffffff" fo:border-top="0.035cm solid #ffffff"/>
    </style:style>
    <style:style style:name="ce78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83"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86"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9" style:family="table-cell" style:parent-style-name="Default">
      <style:table-cell-properties style:diagonal-bl-tr="none" style:diagonal-tl-br="none" style:text-align-source="fix" style:repeat-content="false" fo:border="none"/>
      <style:paragraph-properties fo:text-align="center" fo:margin-left="0cm"/>
    </style:style>
    <style:style style:name="ce79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1"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2"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93"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94"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5"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96"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97"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8"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99"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800"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801" style:family="table-cell" style:parent-style-name="Default">
      <style:table-cell-properties style:text-align-source="fix" style:repeat-content="false"/>
      <style:paragraph-properties fo:text-align="center" fo:margin-left="0cm"/>
    </style:style>
    <style:style style:name="ce802"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803"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804"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5"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6" style:family="table-cell" style:parent-style-name="Default">
      <style:table-cell-properties fo:border-bottom="0.088cm solid #000000" fo:border-left="none" fo:border-right="none" fo:border-top="none"/>
    </style:style>
    <style:style style:name="ce807"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808"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9"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810" style:family="table-cell" style:parent-style-name="Default">
      <style:table-cell-properties fo:border-bottom="0.088cm solid #000000" fo:border-left="0.002cm solid #000000" fo:border-right="0.002cm solid #000000" fo:border-top="none"/>
    </style:style>
    <style:style style:name="ce811"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812" style:family="table-cell" style:parent-style-name="Default">
      <style:table-cell-properties fo:border-bottom="none" fo:border-left="none" fo:border-right="none" fo:border-top="0.088cm solid #000000"/>
    </style:style>
    <style:style style:name="ce813"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814"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15"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16" style:family="table-cell" style:parent-style-name="Default">
      <style:table-cell-properties fo:border-bottom="0.088cm solid #000000" fo:border-left="0.002cm solid #000000" fo:border-right="none" fo:border-top="none"/>
    </style:style>
    <style:style style:name="ce817"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8"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9"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2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21"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22"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23"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6"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7"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9"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3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1"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32" style:family="table-cell" style:parent-style-name="Default" style:data-style-name="N4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3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34"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35"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36"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7"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9"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42"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4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4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6"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9"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0"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5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3"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54"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5"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57"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5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59"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60"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61"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2"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3"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4"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65"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66"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67" style:family="table-cell" style:parent-style-name="Default">
      <style:table-cell-properties style:glyph-orientation-vertical="0" fo:background-color="#ffff0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6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69"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70"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1"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2"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3"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4"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7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6"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7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80"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81"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82"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8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8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85"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8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7" style:family="table-cell" style:parent-style-name="Default">
      <style:table-cell-properties fo:background-color="#ffff00"/>
    </style:style>
    <style:style style:name="ce88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89"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1"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92"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93"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94"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95"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96"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7"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98"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00"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01"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90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903"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90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905"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906"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90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08"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9"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910"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11"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12"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6"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917" style:family="table-cell" style:parent-style-name="Default">
      <style:table-cell-properties fo:border-bottom="0.088cm solid #000000" fo:background-color="#ccffff" style:diagonal-bl-tr="none" style:diagonal-tl-br="none" fo:border-left="none" fo:border-right="none" fo:border-top="none"/>
    </style:style>
    <style:style style:name="ce918"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919"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1" style:family="table-cell" style:parent-style-name="Default">
      <style:table-cell-properties fo:border-bottom="0.088cm solid #000000" fo:background-color="#ccffff" style:diagonal-bl-tr="none" style:diagonal-tl-br="none" fo:border-left="none" fo:border-right="0.088cm solid #000000" fo:border-top="none"/>
    </style:style>
    <style:style style:name="ce92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23"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24"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925"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6" style:family="table-cell" style:parent-style-name="Default">
      <style:table-cell-properties fo:border-bottom="none" fo:background-color="#ccffff" style:diagonal-bl-tr="none" style:diagonal-tl-br="none" fo:border-left="0.088cm solid #000000" fo:border-right="none" fo:border-top="none"/>
    </style:style>
    <style:style style:name="ce927" style:family="table-cell" style:parent-style-name="Default">
      <style:table-cell-properties fo:border-bottom="0.088cm solid #000000" fo:background-color="#ccffff" style:diagonal-bl-tr="none" style:diagonal-tl-br="none" fo:border-left="0.088cm solid #000000" fo:border-right="none" fo:border-top="none"/>
    </style:style>
    <style:style style:name="ce928"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29"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3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3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32"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4"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3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3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37"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39"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1"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4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3"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4"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5"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6"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7"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0"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5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5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5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5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6"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7"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5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5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60"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62"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64"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5"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7"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69"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70"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1"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73"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7"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8"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9"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0"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1"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8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style-name="ce3" office:value-type="string">
            <text:p>V0.33</text:p>
          </table:table-cell>
          <table:table-cell table:style-name="ce4" office:value-type="string">
            <text:p>HS, SD</text:p>
          </table:table-cell>
          <table:table-cell table:style-name="ce3" office:value-type="string">
            <text:p>Several updates in parameter list (SD, HS), Q4 partially linked</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0">
          <table:table-cell table:number-columns-repeated="256"/>
        </table:table-row>
        <table:table-row table:style-name="ro1">
          <table:table-cell table:number-columns-repeated="256"/>
        </table:table-row>
      </table:table>
      <table:table table:name="DataStructure" table:style-name="ta1" table:print="false">
        <office:forms form:automatic-focus="false" form:apply-design-mode="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4" table:number-columns-repeated="5"/>
          <table:table-cell table:style-name="ce22"/>
          <table:table-cell table:style-name="ce28"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3"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3"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3" office:value-type="float" office:value="1">
            <text:p>1</text:p>
          </table:table-cell>
          <table:table-cell table:style-name="ce13"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6">
          <table:table-cell/>
          <table:table-cell table:style-name="ce10" office:value-type="string">
            <text:p>U</text:p>
          </table:table-cell>
          <table:table-cell table:style-name="ce9"/>
          <table:table-cell table:style-name="ce13" office:value-type="string">
            <text:p>Configuration of module windows (design assitant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4">
          <table:table-cell table:style-name="Default" table:number-columns-repeated="253"/>
        </table:table-row>
        <table:table-row table:style-name="ro6">
          <table:table-cell/>
          <table:table-cell table:style-name="ce13" office:value-type="string">
            <text:p>Gdata (in interfaces)</text:p>
          </table:table-cell>
          <table:table-cell table:style-name="ce9"/>
          <table:table-cell table:style-name="ce13"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Interfaces</text:p>
          </table:table-cell>
          <table:table-cell table:style-name="ce9"/>
          <table:table-cell table:style-name="ce13" office:value-type="string">
            <text:p>Exchange of numerical results in between Python modules</text:p>
          </table:table-cell>
          <table:table-cell table:style-name="ce13" office:value-type="string" table:number-columns-spanned="1" table:number-rows-spanned="2">
            <text:p>Temporary data, can be deleted once the processing of the industry is finished</text:p>
          </table:table-cell>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table-cell table:style-name="ce1" office:value-type="float" office:value="6">
            <text:p>6</text:p>
          </table:table-cell>
          <table:table-cell table:style-name="ce1" office:value-type="string">
            <text:p>List of Auditors</text:p>
          </table:table-cell>
          <table:table-cell table:style-name="ce1"/>
          <table:table-cell table:number-columns-repeated="250"/>
        </table:table-row>
        <table:table-row table:style-name="ro9">
          <table:table-cell/>
          <table:table-cell table:style-name="ce10" office:value-type="string">
            <text:p>Auditors</text:p>
          </table:table-cell>
          <table:table-cell table:style-name="ce9"/>
          <table:table-cell table:style-name="ce10" office:value-type="string">
            <text:p>???</text:p>
          </table:table-cell>
          <table:table-cell table:style-name="ce9"/>
          <table:table-cell table:style-name="ce13"/>
          <table:table-cell table:style-name="ce13" office:value-type="string">
            <text:p>infinite</text:p>
          </table:table-cell>
          <table:table-cell table:style-name="ce27" office:value-type="string">
            <text:p>List with contact details of auditors</text:p>
          </table:table-cell>
          <table:table-cell table:number-columns-repeated="245"/>
        </table:table-row>
        <table:table-row table:style-name="ro4" table:number-rows-repeated="65508">
          <table:table-cell table:number-columns-repeated="253"/>
        </table:table-row>
        <table:table-row table:style-name="ro4">
          <table:table-cell table:number-columns-repeated="253"/>
        </table:table-row>
      </table:table>
      <table:table table:name="ParameterList" table:style-name="ta2" table:print-ranges="ParameterList.A1:ParameterList.Q649">
        <office:forms form:automatic-focus="false" form:apply-design-mode="false"/>
        <table:table-column table:style-name="co9" table:default-cell-style-name="ce29"/>
        <table:table-column table:style-name="co9" table:default-cell-style-name="ce72"/>
        <table:table-column table:style-name="co10" table:default-cell-style-name="ce125"/>
        <table:table-column table:style-name="co11" table:default-cell-style-name="ce245"/>
        <table:table-column table:style-name="co12" table:number-columns-repeated="2" table:default-cell-style-name="ce245"/>
        <table:table-column table:style-name="co13" table:default-cell-style-name="ce284"/>
        <table:table-column table:style-name="co14" table:default-cell-style-name="ce313"/>
        <table:table-column table:style-name="co15" table:default-cell-style-name="ce61"/>
        <table:table-column table:style-name="co16" table:default-cell-style-name="ce301"/>
        <table:table-column-group table:display="false">
          <table:table-column table:style-name="co17" table:visibility="collapse" table:default-cell-style-name="ce302"/>
          <table:table-column table:style-name="co16" table:visibility="collapse" table:number-columns-repeated="3" table:default-cell-style-name="ce431"/>
          <table:table-column table:style-name="co17" table:visibility="collapse" table:default-cell-style-name="ce386"/>
        </table:table-column-group>
        <table:table-column-group>
          <table:table-column table:style-name="co18" table:default-cell-style-name="ce447"/>
          <table:table-column table:style-name="co19" table:default-cell-style-name="ce114"/>
          <table:table-column table:style-name="co20" table:default-cell-style-name="ce472"/>
          <table:table-column table:style-name="co16" table:default-cell-style-name="ce472"/>
        </table:table-column-group>
        <table:table-column table:style-name="co21" table:default-cell-style-name="ce472"/>
        <table:table-column table:style-name="co22" table:default-cell-style-name="ce313"/>
        <table:table-column table:style-name="co23" table:default-cell-style-name="ce472"/>
        <table:table-column table:style-name="co24" table:number-columns-repeated="9" table:default-cell-style-name="ce472"/>
        <table:table-column table:style-name="co25" table:default-cell-style-name="ce472"/>
        <table:table-column table:style-name="co26" table:default-cell-style-name="ce472"/>
        <table:table-column table:style-name="co27" table:default-cell-style-name="ce472"/>
        <table:table-column table:style-name="co28" table:number-columns-repeated="7" table:default-cell-style-name="ce472"/>
        <table:table-column table:style-name="co29" table:default-cell-style-name="ce472"/>
        <table:table-column table:style-name="co24" table:default-cell-style-name="ce472"/>
        <table:table-column table:style-name="co25" table:default-cell-style-name="ce472"/>
        <table:table-column table:style-name="co30" table:default-cell-style-name="ce472"/>
        <table:table-column table:style-name="co28" table:number-columns-repeated="8" table:default-cell-style-name="ce472"/>
        <table:table-column table:style-name="co29" table:number-columns-repeated="199" table:default-cell-style-name="ce472"/>
        <table:table-column table:style-name="co29" table:number-columns-repeated="4" table:default-cell-style-name="Default"/>
        <table:table-row table:style-name="ro10">
          <table:table-cell office:value-type="float" office:value="1">
            <text:p>1</text:p>
          </table:table-cell>
          <table:table-cell table:style-name="ce34" office:value-type="string">
            <text:p>EINSTEIN Industry Parameter List</text:p>
          </table:table-cell>
          <table:table-cell table:style-name="ce77"/>
          <table:table-cell table:style-name="ce126" table:number-columns-repeated="3"/>
          <table:table-cell table:style-name="ce281"/>
          <table:table-cell table:style-name="ce309"/>
          <table:table-cell table:style-name="ce362"/>
          <table:table-cell table:style-name="ce390"/>
          <table:table-cell table:style-name="ce414"/>
          <table:table-cell table:style-name="ce428"/>
          <table:table-cell table:style-name="ce438"/>
          <table:table-cell table:style-name="ce428"/>
          <table:table-cell table:style-name="ce438"/>
          <table:table-cell table:style-name="ce390"/>
          <table:table-cell table:style-name="ce452"/>
          <table:table-cell table:style-name="ce471"/>
          <table:table-cell table:style-name="ce485" office:value-type="string">
            <text:p>Translations of variable description:</text:p>
          </table:table-cell>
          <table:table-cell table:style-name="ce487" office:value-type="string">
            <text:p>ENG</text:p>
          </table:table-cell>
          <table:table-cell table:style-name="ce494" office:value-type="string">
            <text:p>ENG</text:p>
          </table:table-cell>
          <table:table-cell table:style-name="ce494" office:value-type="string">
            <text:p>CAT</text:p>
          </table:table-cell>
          <table:table-cell table:style-name="ce543" office:value-type="string">
            <text:p>CES</text:p>
          </table:table-cell>
          <table:table-cell table:style-name="ce543" office:value-type="string">
            <text:p>DEU</text:p>
          </table:table-cell>
          <table:table-cell table:style-name="ce543" office:value-type="string">
            <text:p>CAS</text:p>
          </table:table-cell>
          <table:table-cell table:style-name="ce543" office:value-type="string">
            <text:p>FRA</text:p>
          </table:table-cell>
          <table:table-cell table:style-name="ce543" office:value-type="string">
            <text:p>ITA</text:p>
          </table:table-cell>
          <table:table-cell table:style-name="ce543" office:value-type="string">
            <text:p>POL</text:p>
          </table:table-cell>
          <table:table-cell table:style-name="ce543" office:value-type="string">
            <text:p>SLO</text:p>
          </table:table-cell>
          <table:table-cell table:style-name="ce552"/>
          <table:table-cell table:style-name="ce485" office:value-type="string">
            <text:p>Translations of comments:</text:p>
          </table:table-cell>
          <table:table-cell table:style-name="ce556" office:value-type="string">
            <text:p>ENG</text:p>
          </table:table-cell>
          <table:table-cell table:style-name="ce494" office:value-type="string">
            <text:p>ENG</text:p>
          </table:table-cell>
          <table:table-cell table:style-name="ce494" office:value-type="string">
            <text:p>CAT</text:p>
          </table:table-cell>
          <table:table-cell table:style-name="ce543" office:value-type="string">
            <text:p>CES</text:p>
          </table:table-cell>
          <table:table-cell table:style-name="ce543" office:value-type="string">
            <text:p>DEU</text:p>
          </table:table-cell>
          <table:table-cell table:style-name="ce543" office:value-type="string">
            <text:p>CAS</text:p>
          </table:table-cell>
          <table:table-cell table:style-name="ce543" office:value-type="string">
            <text:p>FRA</text:p>
          </table:table-cell>
          <table:table-cell table:style-name="ce543" office:value-type="string">
            <text:p>ITA</text:p>
          </table:table-cell>
          <table:table-cell table:style-name="ce543" office:value-type="string">
            <text:p>POL</text:p>
          </table:table-cell>
          <table:table-cell table:style-name="ce543" office:value-type="string">
            <text:p>SLO</text:p>
          </table:table-cell>
          <table:table-cell table:style-name="ce552"/>
          <table:table-cell table:style-name="ce485" office:value-type="string">
            <text:p>Translations of units:</text:p>
          </table:table-cell>
          <table:table-cell table:style-name="ce584" office:value-type="string">
            <text:p>ENG</text:p>
          </table:table-cell>
          <table:table-cell table:style-name="ce543" office:value-type="string">
            <text:p>ENG</text:p>
          </table:table-cell>
          <table:table-cell table:style-name="ce494" office:value-type="string">
            <text:p>CAT</text:p>
          </table:table-cell>
          <table:table-cell table:style-name="ce543" office:value-type="string">
            <text:p>CES</text:p>
          </table:table-cell>
          <table:table-cell table:style-name="ce543" office:value-type="string">
            <text:p>DEU</text:p>
          </table:table-cell>
          <table:table-cell table:style-name="ce543" office:value-type="string">
            <text:p>CAS</text:p>
          </table:table-cell>
          <table:table-cell table:style-name="ce543" office:value-type="string">
            <text:p>FRA</text:p>
          </table:table-cell>
          <table:table-cell table:style-name="ce543" office:value-type="string">
            <text:p>ITA</text:p>
          </table:table-cell>
          <table:table-cell table:style-name="ce543" office:value-type="string">
            <text:p>POL</text:p>
          </table:table-cell>
          <table:table-cell table:style-name="ce543" office:value-type="string">
            <text:p>SLO</text:p>
          </table:table-cell>
          <table:table-cell table:style-name="ce552"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63"/>
          <table:table-cell table:style-name="ce391"/>
          <table:table-cell table:style-name="ce415"/>
          <table:table-cell table:style-name="ce429" table:number-columns-repeated="4"/>
          <table:table-cell table:style-name="ce391"/>
          <table:table-cell table:style-name="ce453" table:number-columns-repeated="2"/>
          <table:table-cell table:style-name="ce486"/>
          <table:table-cell table:style-name="ce488"/>
          <table:table-cell table:style-name="ce495" table:number-columns-repeated="2"/>
          <table:table-cell table:style-name="ce544" table:number-columns-repeated="7"/>
          <table:table-cell table:style-name="ce553"/>
          <table:table-cell table:style-name="ce486"/>
          <table:table-cell table:style-name="ce557"/>
          <table:table-cell table:style-name="ce563"/>
          <table:table-cell table:style-name="ce495"/>
          <table:table-cell table:style-name="ce544" table:number-columns-repeated="7"/>
          <table:table-cell table:style-name="ce553"/>
          <table:table-cell table:style-name="ce486"/>
          <table:table-cell table:style-name="ce488" table:formula="oooc:=HLOOKUP([.AR$1];[.AS$1:.BA$1242];ROW();FALSE())">
            <text:p/>
          </table:table-cell>
          <table:table-cell table:style-name="ce544"/>
          <table:table-cell table:style-name="ce495"/>
          <table:table-cell table:style-name="ce544" table:number-columns-repeated="7"/>
          <table:table-cell table:style-name="ce553" table:number-columns-repeated="199"/>
          <table:table-cell table:style-name="ce608"/>
          <table:table-cell table:number-columns-repeated="3"/>
        </table:table-row>
        <table:table-row table:style-name="ro11">
          <table:table-cell office:value-type="float" office:value="3">
            <text:p>3</text:p>
          </table:table-cell>
          <table:table-cell table:style-name="ce35" office:value-type="string">
            <text:p>EINSTEIN Basic Questionnaire</text:p>
          </table:table-cell>
          <table:table-cell table:style-name="ce78"/>
          <table:table-cell table:style-name="ce127" table:number-columns-repeated="2"/>
          <table:table-cell table:style-name="Default" table:number-columns-repeated="3"/>
          <table:table-cell table:style-name="ce363"/>
          <table:table-cell table:style-name="ce391"/>
          <table:table-cell table:style-name="ce415"/>
          <table:table-cell table:style-name="ce429" table:number-columns-repeated="4"/>
          <table:table-cell table:style-name="ce391"/>
          <table:table-cell table:style-name="ce453" table:number-columns-repeated="2"/>
          <table:table-cell table:style-name="ce486"/>
          <table:table-cell table:style-name="ce488"/>
          <table:table-cell table:style-name="ce495" table:number-columns-repeated="2"/>
          <table:table-cell table:style-name="ce544" table:number-columns-repeated="7"/>
          <table:table-cell table:style-name="ce553"/>
          <table:table-cell table:style-name="ce486"/>
          <table:table-cell table:style-name="ce557"/>
          <table:table-cell table:style-name="ce563"/>
          <table:table-cell table:style-name="ce495"/>
          <table:table-cell table:style-name="ce544" table:number-columns-repeated="7"/>
          <table:table-cell table:style-name="ce553"/>
          <table:table-cell table:style-name="ce486"/>
          <table:table-cell table:style-name="ce488" table:formula="oooc:=HLOOKUP([.AR$1];[.AS$1:.BA$1242];ROW();FALSE())">
            <text:p/>
          </table:table-cell>
          <table:table-cell table:style-name="ce544"/>
          <table:table-cell table:style-name="ce495"/>
          <table:table-cell table:style-name="ce544" table:number-columns-repeated="7"/>
          <table:table-cell table:style-name="ce553" table:number-columns-repeated="199"/>
          <table:table-cell table:style-name="ce608"/>
          <table:table-cell table:number-columns-repeated="3"/>
        </table:table-row>
        <table:table-row table:style-name="ro11">
          <table:table-cell office:value-type="float" office:value="4">
            <text:p>4</text:p>
          </table:table-cell>
          <table:table-cell table:style-name="ce36" office:value-type="string">
            <text:p>Additional to EINSTEIN (previous works)</text:p>
          </table:table-cell>
          <table:table-cell table:style-name="ce79"/>
          <table:table-cell table:style-name="ce128" table:number-columns-repeated="2"/>
          <table:table-cell table:style-name="Default" table:number-columns-repeated="3"/>
          <table:table-cell table:style-name="ce364"/>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office:value-type="string" office:string-value="System simulation">
            <text:p>System simulation</text:p>
          </table:table-cell>
          <table:table-cell table:style-name="ce496" office:value-type="string">
            <text:p>System simulation</text:p>
          </table:table-cell>
          <table:table-cell table:style-name="ce496"/>
          <table:table-cell table:style-name="ce545" table:number-columns-repeated="6"/>
          <table:table-cell table:style-name="ce545" office:value-type="string">
            <text:p>Risultati de la simulazione</text:p>
          </table:table-cell>
          <table:table-cell table:number-columns-repeated="2"/>
          <table:table-cell table:style-name="ce557" table:formula="oooc:=HLOOKUP([.AF$1];[.AG$1:.AO$1242];ROW();FALSE())" office:value-type="string" office:string-value="Simulation results">
            <text:p>Simulation results</text:p>
          </table:table-cell>
          <table:table-cell table:style-name="ce496" office:value-type="string">
            <text:p>Simulation results</text:p>
          </table:table-cell>
          <table:table-cell table:style-name="ce496"/>
          <table:table-cell table:style-name="ce545" table:number-columns-repeated="6"/>
          <table:table-cell table:style-name="ce545" office:value-type="string">
            <text:p>Risultati de la simulazione</text:p>
          </table:table-cell>
          <table:table-cell table:number-columns-repeated="2"/>
          <table:table-cell table:style-name="ce488" table:formula="oooc:=HLOOKUP([.AR$1];[.AS$1:.BA$1242];ROW();FALSE())" office:value-type="string" office:string-value="Simulation results">
            <text:p>Simulation results</text:p>
          </table:table-cell>
          <table:table-cell table:style-name="ce545" office:value-type="string">
            <text:p>Simulation results</text:p>
          </table:table-cell>
          <table:table-cell table:style-name="ce496"/>
          <table:table-cell table:style-name="ce545" table:number-columns-repeated="6"/>
          <table:table-cell table:style-name="ce545" office:value-type="string">
            <text:p>Risultati de la simulazione</text:p>
          </table:table-cell>
          <table:table-cell table:number-columns-repeated="203"/>
        </table:table-row>
        <table:table-row table:style-name="ro11">
          <table:table-cell office:value-type="float" office:value="5">
            <text:p>5</text:p>
          </table:table-cell>
          <table:table-cell table:style-name="ce37" office:value-type="string">
            <text:p>Internal parameters tool EINSTEIN</text:p>
          </table:table-cell>
          <table:table-cell table:style-name="ce80"/>
          <table:table-cell table:style-name="ce129" table:number-columns-repeated="2"/>
          <table:table-cell table:style-name="Default" table:number-columns-repeated="3"/>
          <table:table-cell table:style-name="ce250"/>
          <table:table-cell table:style-name="ce291"/>
          <table:table-cell table:style-name="ce416"/>
          <table:table-cell table:style-name="ce371" table:number-columns-repeated="3"/>
          <table:table-cell table:style-name="ce364"/>
          <table:table-cell table:style-name="ce444"/>
          <table:table-cell table:style-name="ce67"/>
          <table:table-cell table:style-name="ce473" table:number-columns-repeated="2"/>
          <table:table-cell table:style-name="ce488" table:formula="oooc:=HLOOKUP([.T$1];[.U$1:.AC$1244];ROW();FALSE())">
            <text:p/>
          </table:table-cell>
          <table:table-cell table:style-name="ce496"/>
          <table:table-cell table:style-name="ce531"/>
          <table:table-cell table:style-name="ce546" table:number-columns-repeated="7"/>
          <table:table-cell table:style-name="ce473" table:number-columns-repeated="2"/>
          <table:table-cell table:style-name="ce557" table:formula="oooc:=HLOOKUP([.AF$1];[.AG$1:.AO$1242];ROW();FALSE())">
            <text:p/>
          </table:table-cell>
          <table:table-cell table:style-name="ce563"/>
          <table:table-cell table:style-name="ce531"/>
          <table:table-cell table:style-name="ce546" table:number-columns-repeated="7"/>
          <table:table-cell table:style-name="ce473" table:number-columns-repeated="2"/>
          <table:table-cell table:style-name="ce488" table:formula="oooc:=HLOOKUP([.AR$1];[.AS$1:.BA$1242];ROW();FALSE())">
            <text:p/>
          </table:table-cell>
          <table:table-cell table:style-name="ce587"/>
          <table:table-cell table:style-name="ce531"/>
          <table:table-cell table:style-name="ce546" table:number-columns-repeated="7"/>
          <table:table-cell table:style-name="ce473" table:number-columns-repeated="199"/>
          <table:table-cell table:number-columns-repeated="4"/>
        </table:table-row>
        <table:table-row table:style-name="ro11">
          <table:table-cell office:value-type="float" office:value="6">
            <text:p>6</text:p>
          </table:table-cell>
          <table:table-cell table:style-name="ce38" office:value-type="string">
            <text:p>X</text:p>
          </table:table-cell>
          <table:table-cell table:style-name="ce81" office:value-type="string">
            <text:p>Included in Questionnaire</text:p>
          </table:table-cell>
          <table:table-cell table:style-name="ce130" table:number-columns-repeated="2"/>
          <table:table-cell table:style-name="Default" table:number-columns-repeated="3"/>
          <table:table-cell table:style-name="ce250"/>
          <table:table-cell table:style-name="ce291"/>
          <table:table-cell table:style-name="ce416"/>
          <table:table-cell table:style-name="ce371" table:number-columns-repeated="3"/>
          <table:table-cell table:style-name="ce364"/>
          <table:table-cell table:style-name="ce444"/>
          <table:table-cell table:style-name="ce67"/>
          <table:table-cell table:style-name="ce473" table:number-columns-repeated="2"/>
          <table:table-cell table:style-name="ce488"/>
          <table:table-cell table:style-name="ce496"/>
          <table:table-cell table:style-name="ce531"/>
          <table:table-cell table:style-name="ce546" table:number-columns-repeated="7"/>
          <table:table-cell table:style-name="ce473" table:number-columns-repeated="2"/>
          <table:table-cell table:style-name="ce557"/>
          <table:table-cell table:style-name="ce563"/>
          <table:table-cell table:style-name="ce531"/>
          <table:table-cell table:style-name="ce546" table:number-columns-repeated="7"/>
          <table:table-cell table:style-name="ce473" table:number-columns-repeated="2"/>
          <table:table-cell table:style-name="ce488"/>
          <table:table-cell table:style-name="ce587"/>
          <table:table-cell table:style-name="ce531"/>
          <table:table-cell table:style-name="ce546" table:number-columns-repeated="7"/>
          <table:table-cell table:style-name="ce473" table:number-columns-repeated="199"/>
          <table:table-cell table:number-columns-repeated="4"/>
        </table:table-row>
        <table:table-row table:style-name="ro11">
          <table:table-cell office:value-type="float" office:value="7">
            <text:p>7</text:p>
          </table:table-cell>
          <table:table-cell table:style-name="ce39"/>
          <table:table-cell table:style-name="ce81" office:value-type="string">
            <text:p>Not included in Questionnaire</text:p>
          </table:table-cell>
          <table:table-cell table:style-name="ce130" table:number-columns-repeated="2"/>
          <table:table-cell table:style-name="Default" table:number-columns-repeated="3"/>
          <table:table-cell table:style-name="ce250"/>
          <table:table-cell table:style-name="ce291"/>
          <table:table-cell table:style-name="ce416"/>
          <table:table-cell table:style-name="ce371" table:number-columns-repeated="3"/>
          <table:table-cell table:style-name="ce364"/>
          <table:table-cell table:style-name="ce444"/>
          <table:table-cell table:style-name="ce67"/>
          <table:table-cell table:style-name="ce473" table:number-columns-repeated="2"/>
          <table:table-cell table:style-name="ce488"/>
          <table:table-cell table:style-name="ce496"/>
          <table:table-cell table:style-name="ce531"/>
          <table:table-cell table:style-name="ce546" table:number-columns-repeated="7"/>
          <table:table-cell table:style-name="ce473" table:number-columns-repeated="2"/>
          <table:table-cell table:style-name="ce557"/>
          <table:table-cell table:style-name="ce563"/>
          <table:table-cell table:style-name="ce531"/>
          <table:table-cell table:style-name="ce546" table:number-columns-repeated="7"/>
          <table:table-cell table:style-name="ce473" table:number-columns-repeated="2"/>
          <table:table-cell table:style-name="ce488"/>
          <table:table-cell table:style-name="ce587"/>
          <table:table-cell table:style-name="ce531"/>
          <table:table-cell table:style-name="ce546" table:number-columns-repeated="7"/>
          <table:table-cell table:style-name="ce473" table:number-columns-repeated="199"/>
          <table:table-cell table:number-columns-repeated="4"/>
        </table:table-row>
        <table:table-row table:style-name="ro11">
          <table:table-cell/>
          <table:table-cell table:style-name="ce40" office:value-type="string">
            <text:p>In work <text:s/>... / changes w. Respect to previous versions</text:p>
          </table:table-cell>
          <table:table-cell table:style-name="ce82"/>
          <table:table-cell table:style-name="ce131"/>
          <table:table-cell table:style-name="ce247"/>
          <table:table-cell table:style-name="Default" table:number-columns-repeated="3"/>
          <table:table-cell table:style-name="ce250"/>
          <table:table-cell table:style-name="ce291"/>
          <table:table-cell table:style-name="ce416"/>
          <table:table-cell table:style-name="ce371" table:number-columns-repeated="3"/>
          <table:table-cell table:style-name="ce364"/>
          <table:table-cell table:style-name="ce444"/>
          <table:table-cell table:style-name="ce67"/>
          <table:table-cell table:style-name="ce473" table:number-columns-repeated="2"/>
          <table:table-cell table:style-name="ce488"/>
          <table:table-cell table:style-name="ce496"/>
          <table:table-cell table:style-name="ce531"/>
          <table:table-cell table:style-name="ce546" table:number-columns-repeated="7"/>
          <table:table-cell table:style-name="ce473" table:number-columns-repeated="2"/>
          <table:table-cell table:style-name="ce557"/>
          <table:table-cell table:style-name="ce563"/>
          <table:table-cell table:style-name="ce531"/>
          <table:table-cell table:style-name="ce546" table:number-columns-repeated="7"/>
          <table:table-cell table:style-name="ce473" table:number-columns-repeated="2"/>
          <table:table-cell table:style-name="ce488"/>
          <table:table-cell table:style-name="ce587"/>
          <table:table-cell table:style-name="ce531"/>
          <table:table-cell table:style-name="ce546" table:number-columns-repeated="7"/>
          <table:table-cell table:style-name="ce473" table:number-columns-repeated="199"/>
          <table:table-cell table:number-columns-repeated="4"/>
        </table:table-row>
        <table:table-row table:style-name="ro11">
          <table:table-cell office:value-type="float" office:value="8">
            <text:p>8</text:p>
          </table:table-cell>
          <table:table-cell table:style-name="ce41"/>
          <table:table-cell table:style-name="ce83"/>
          <table:table-cell table:style-name="ce132" table:number-columns-repeated="2"/>
          <table:table-cell table:style-name="ce250" table:number-columns-repeated="4"/>
          <table:table-cell table:style-name="ce291"/>
          <table:table-cell table:style-name="ce416"/>
          <table:table-cell table:style-name="ce364" table:number-columns-repeated="4"/>
          <table:table-cell table:style-name="ce444"/>
          <table:table-cell table:style-name="ce67"/>
          <table:table-cell table:style-name="ce474" table:number-columns-repeated="2"/>
          <table:table-cell table:style-name="ce488"/>
          <table:table-cell table:style-name="ce496"/>
          <table:table-cell table:style-name="ce531"/>
          <table:table-cell table:style-name="ce546" table:number-columns-repeated="7"/>
          <table:table-cell table:style-name="ce474" table:number-columns-repeated="2"/>
          <table:table-cell table:style-name="ce557"/>
          <table:table-cell table:style-name="ce563"/>
          <table:table-cell table:style-name="ce531"/>
          <table:table-cell table:style-name="ce546" table:number-columns-repeated="7"/>
          <table:table-cell table:style-name="ce474" table:number-columns-repeated="2"/>
          <table:table-cell table:style-name="ce488" table:formula="oooc:=HLOOKUP([.AR$1];[.AS$1:.BA$1242];ROW();FALSE())">
            <text:p/>
          </table:table-cell>
          <table:table-cell table:style-name="ce587"/>
          <table:table-cell table:style-name="ce531"/>
          <table:table-cell table:style-name="ce546" table:number-columns-repeated="7"/>
          <table:table-cell table:style-name="ce474" table:number-columns-repeated="199"/>
          <table:table-cell table:style-name="ce250" table:number-columns-repeated="3"/>
          <table:table-cell/>
        </table:table-row>
        <table:table-row table:style-name="ro12">
          <table:table-cell office:value-type="float" office:value="9">
            <text:p>9</text:p>
          </table:table-cell>
          <table:table-cell table:style-name="ce42" office:value-type="string">
            <text:p>Subset No.</text:p>
          </table:table-cell>
          <table:table-cell table:style-name="ce42" office:value-type="string">
            <text:p>Par. No.</text:p>
          </table:table-cell>
          <table:table-cell table:style-name="ce133" office:value-type="string">
            <text:p>Code (software)</text:p>
          </table:table-cell>
          <table:table-cell table:style-name="ce133" office:value-type="string">
            <text:p>In which table in database?</text:p>
          </table:table-cell>
          <table:table-cell table:style-name="ce133" office:value-type="string">
            <text:p>Mathematical symbol</text:p>
          </table:table-cell>
          <table:table-cell table:style-name="ce42" office:value-type="string">
            <text:p>No. of par. (single or vector)</text:p>
          </table:table-cell>
          <table:table-cell table:style-name="ce310" office:value-type="string">
            <text:p>Subset of data / parameter</text:p>
          </table:table-cell>
          <table:table-cell table:style-name="ce42" office:value-type="string">
            <text:p>Unit </text:p>
          </table:table-cell>
          <table:table-cell table:style-name="ce392" office:value-type="string">
            <text:p>New short Questionnaire EINSTEIN</text:p>
          </table:table-cell>
          <table:table-cell table:style-name="ce417" office:value-type="string">
            <text:p>EINSTEIN <text:s text:c="3"/>(preliminary draft)</text:p>
          </table:table-cell>
          <table:table-cell table:style-name="ce392" office:value-type="string">
            <text:p>Draft MEDISCO</text:p>
          </table:table-cell>
          <table:table-cell table:style-name="ce439" office:value-type="string">
            <text:p>NICATEC</text:p>
          </table:table-cell>
          <table:table-cell table:style-name="ce439" office:value-type="string">
            <text:p>POSHIP DETAILED</text:p>
            <text:p>(10 – page)</text:p>
          </table:table-cell>
          <table:table-cell table:style-name="ce392" office:value-type="string">
            <text:p>Task33-V1 (Joints)</text:p>
          </table:table-cell>
          <table:table-cell table:style-name="ce392" office:value-type="string">
            <text:p>Comments / points for discussion</text:p>
          </table:table-cell>
          <table:table-cell table:style-name="ce454" office:value-type="string">
            <text:p>Explanatory text</text:p>
          </table:table-cell>
          <table:table-cell table:number-columns-repeated="2"/>
          <table:table-cell table:style-name="ce489" table:formula="oooc:=HLOOKUP([.T$1];[.U$1:.AC$1244];ROW();FALSE())" office:value-type="string" office:string-value="Subset of data / parameter">
            <text:p>Subset of data / parameter</text:p>
          </table:table-cell>
          <table:table-cell table:style-name="ce497" table:formula="oooc:=[.H10]" office:value-type="string" office:string-value="Subset of data / parameter">
            <text:p>Subset of data / parameter</text:p>
          </table:table-cell>
          <table:table-cell table:style-name="ce532"/>
          <table:table-cell table:style-name="ce547" table:number-columns-repeated="7"/>
          <table:table-cell table:number-columns-repeated="2"/>
          <table:table-cell table:style-name="ce558" table:formula="oooc:=HLOOKUP([.AF$1];[.AG$1:.AO$1242];ROW();FALSE())">
            <text:p/>
          </table:table-cell>
          <table:table-cell table:style-name="ce532" table:number-columns-repeated="2"/>
          <table:table-cell table:style-name="ce575" table:number-columns-repeated="7"/>
          <table:table-cell table:number-columns-repeated="2"/>
          <table:table-cell table:style-name="ce585" table:formula="oooc:=HLOOKUP([.AR$1];[.AS$1:.BA$1242];ROW();FALSE())">
            <text:p/>
          </table:table-cell>
          <table:table-cell table:style-name="ce575"/>
          <table:table-cell table:style-name="ce532"/>
          <table:table-cell table:style-name="ce575" table:number-columns-repeated="7"/>
          <table:table-cell table:number-columns-repeated="203"/>
        </table:table-row>
        <table:table-row table:style-name="ro13">
          <table:table-cell office:value-type="float" office:value="10">
            <text:p>10</text:p>
          </table:table-cell>
          <table:table-cell table:style-name="ce43" office:value-type="float" office:value="0">
            <text:p>0</text:p>
          </table:table-cell>
          <table:table-cell table:style-name="ce84" table:formula="oooc:=100*[.B11]" office:value-type="float" office:value="0">
            <text:p>0</text:p>
          </table:table-cell>
          <table:table-cell table:style-name="ce134" table:number-columns-repeated="3"/>
          <table:table-cell table:style-name="ce282"/>
          <table:table-cell table:style-name="ce311" office:value-type="string">
            <text:p>Parameters specific for project evaluation</text:p>
          </table:table-cell>
          <table:table-cell table:style-name="ce365"/>
          <table:table-cell table:style-name="ce393"/>
          <table:table-cell table:style-name="ce401"/>
          <table:table-cell table:style-name="ce365" table:number-columns-repeated="4"/>
          <table:table-cell table:style-name="ce445"/>
          <table:table-cell table:style-name="ce455"/>
          <table:table-cell table:style-name="ce473" table:number-columns-repeated="2"/>
          <table:table-cell table:style-name="ce489" table:formula="oooc:=HLOOKUP([.T$1];[.U$1:.AC$1244];ROW();FALSE())" office:value-type="string" office:string-value="Parameters specific for project evaluation">
            <text:p>Parameters specific for project evaluation</text:p>
          </table:table-cell>
          <table:table-cell table:style-name="ce498" office:value-type="string">
            <text:p>Parameters specific for project evaluation</text:p>
          </table:table-cell>
          <table:table-cell table:style-name="ce532"/>
          <table:table-cell table:style-name="ce547" table:number-columns-repeated="7"/>
          <table:table-cell table:style-name="ce473" table:number-columns-repeated="2"/>
          <table:table-cell table:style-name="ce558" table:formula="oooc:=HLOOKUP([.AF$1];[.AG$1:.AO$1242];ROW();FALSE())">
            <text:p/>
          </table:table-cell>
          <table:table-cell table:style-name="ce532" table:number-columns-repeated="2"/>
          <table:table-cell table:style-name="ce575" table:number-columns-repeated="7"/>
          <table:table-cell table:style-name="ce473" table:number-columns-repeated="2"/>
          <table:table-cell table:style-name="ce585" table:formula="oooc:=HLOOKUP([.AR$1];[.AS$1:.BA$1242];ROW();FALSE())">
            <text:p/>
          </table:table-cell>
          <table:table-cell table:style-name="ce575"/>
          <table:table-cell table:style-name="ce532"/>
          <table:table-cell table:style-name="ce575" table:number-columns-repeated="7"/>
          <table:table-cell table:style-name="ce473" table:number-columns-repeated="199"/>
          <table:table-cell table:number-columns-repeated="4"/>
        </table:table-row>
        <table:table-row table:style-name="ro6">
          <table:table-cell table:style-name="ce11" office:value-type="float" office:value="11">
            <text:p>11</text:p>
          </table:table-cell>
          <table:table-cell table:style-name="ce44"/>
          <table:table-cell table:style-name="ce85" table:formula="oooc:=[.C11]+1" office:value-type="float" office:value="1">
            <text:p>1</text:p>
          </table:table-cell>
          <table:table-cell table:style-name="ce135" table:number-columns-repeated="3"/>
          <table:table-cell table:style-name="ce283" office:value-type="string">
            <text:p>-</text:p>
          </table:table-cell>
          <table:table-cell table:style-name="ce312" office:value-type="string">
            <text:p>Type of project</text:p>
          </table:table-cell>
          <table:table-cell table:style-name="ce294" office:value-type="string">
            <text:p>-</text:p>
          </table:table-cell>
          <table:table-cell table:style-name="ce394"/>
          <table:table-cell table:style-name="ce49" office:value-type="string">
            <text:p>X</text:p>
          </table:table-cell>
          <table:table-cell table:style-name="ce430" table:number-columns-repeated="3"/>
          <table:table-cell table:style-name="ce433"/>
          <table:table-cell table:style-name="ce446" office:value-type="string">
            <text:p>should we distinguish between type of project ? -&gt; new plants or production lines ?, retrofit of existing plants ? </text:p>
          </table:table-cell>
          <table:table-cell table:style-name="ce456"/>
          <table:table-cell table:style-name="ce475" table:number-columns-repeated="2"/>
          <table:table-cell table:style-name="ce489" table:formula="oooc:=HLOOKUP([.T$1];[.U$1:.AC$1244];ROW();FALSE())" office:value-type="string" office:string-value="Type of project">
            <text:p>Type of project</text:p>
          </table:table-cell>
          <table:table-cell table:style-name="ce499" office:value-type="string">
            <text:p>Type of project</text:p>
          </table:table-cell>
          <table:table-cell table:style-name="ce532"/>
          <table:table-cell table:style-name="ce547" table:number-columns-repeated="7"/>
          <table:table-cell table:style-name="ce475" table:number-columns-repeated="2"/>
          <table:table-cell table:style-name="ce558" table:formula="oooc:=HLOOKUP([.AF$1];[.AG$1:.AO$1242];ROW();FALSE())">
            <text:p/>
          </table:table-cell>
          <table:table-cell table:style-name="ce532" table:number-columns-repeated="2"/>
          <table:table-cell table:style-name="ce575" table:number-columns-repeated="7"/>
          <table:table-cell table:style-name="ce475" table:number-columns-repeated="2"/>
          <table:table-cell table:style-name="ce585" table:formula="oooc:=HLOOKUP([.AR$1];[.AS$1:.BA$1242];ROW();FALSE())">
            <text:p/>
          </table:table-cell>
          <table:table-cell table:style-name="ce575"/>
          <table:table-cell table:style-name="ce532"/>
          <table:table-cell table:style-name="ce575" table:number-columns-repeated="7"/>
          <table:table-cell table:style-name="ce475" table:number-columns-repeated="199"/>
          <table:table-cell table:style-name="ce2"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Cre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Finalis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LastModific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AuditorId = None</text:p>
          </table:table-cell>
          <table:table-cell table:style-name="ce9" table:number-columns-repeated="2"/>
          <table:table-cell table:style-name="ce19"/>
          <table:table-cell table:style-name="ce19" office:value-type="string">
            <text:p>Id of auditor who carryied out the audit</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number-columns-repeated="2"/>
          <table:table-cell table:style-name="ce136" office:value-type="string">
            <text:p>Campaign</text:p>
          </table:table-cell>
          <table:table-cell table:style-name="ce9" table:number-columns-repeated="2"/>
          <table:table-cell table:style-name="ce19"/>
          <table:table-cell table:style-name="ce19" office:value-type="string">
            <text:p>Description of framework in which the audit was carried out (audit campaign or project)</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ConfidentialityLevel</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table-cell table:style-name="ce9" office:value-type="string">
            <text:p>C0</text:p>
          </table:table-cell>
          <table:table-cell table:style-name="ce86"/>
          <table:table-cell table:style-name="ce136" office:value-type="string">
            <text:p>Country = "Spain" <text:s text:c="15"/># Configuration for country specific aids ... NOT USED AT PRESENT</text:p>
          </table:table-cell>
          <table:table-cell table:style-name="ce244" table:number-columns-repeated="2"/>
          <table:table-cell table:number-columns-repeated="38"/>
          <table:table-cell table:style-name="ce478"/>
          <table:table-cell table:number-columns-repeated="211"/>
        </table:table-row>
        <table:table-row table:style-name="ro4">
          <table:table-cell/>
          <table:table-cell table:style-name="ce9"/>
          <table:table-cell table:style-name="ce86"/>
          <table:table-cell table:style-name="ce136" office:value-type="string">
            <text:p>ToolVersion</text:p>
          </table:table-cell>
          <table:table-cell table:style-name="ce244" table:number-columns-repeated="2"/>
          <table:table-cell table:number-columns-repeated="38"/>
          <table:table-cell table:style-name="ce478"/>
          <table:table-cell table:number-columns-repeated="211"/>
        </table:table-row>
        <table:table-row table:style-name="ro2">
          <table:table-cell table:style-name="ce11" office:value-type="float" office:value="12">
            <text:p>12</text:p>
          </table:table-cell>
          <table:table-cell table:style-name="ce44"/>
          <table:table-cell table:style-name="ce85"/>
          <table:table-cell table:style-name="ce135" table:number-columns-repeated="3"/>
          <table:table-cell table:style-name="ce283"/>
          <table:table-cell table:style-name="ce312" office:value-type="string">
            <text:p>Several additional information on type of modification / investment forseen / affected production lines etc.</text:p>
          </table:table-cell>
          <table:table-cell table:style-name="ce294" office:value-type="string">
            <text:p>-</text:p>
          </table:table-cell>
          <table:table-cell table:style-name="ce394"/>
          <table:table-cell table:style-name="ce49" office:value-type="string">
            <text:p>X</text:p>
          </table:table-cell>
          <table:table-cell table:style-name="ce430" table:number-columns-repeated="3"/>
          <table:table-cell table:style-name="ce433"/>
          <table:table-cell table:style-name="ce448" office:value-type="string">
            <text:p>Probably not needed in EINSTEIN</text:p>
          </table:table-cell>
          <table:table-cell table:style-name="ce456"/>
          <table:table-cell table:style-name="ce475" table:number-columns-repeated="2"/>
          <table:table-cell table:style-name="ce489" table:formula="oooc:=HLOOKUP([.T$1];[.U$1:.AC$1244];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99" office:value-type="string">
            <text:p>Several additional information on type of modification / investment forseen / affected production lines etc.</text:p>
          </table:table-cell>
          <table:table-cell table:style-name="ce532"/>
          <table:table-cell table:style-name="ce547" table:number-columns-repeated="7"/>
          <table:table-cell table:style-name="ce475" table:number-columns-repeated="2"/>
          <table:table-cell table:style-name="ce558" table:formula="oooc:=HLOOKUP([.AF$1];[.AG$1:.AO$1242];ROW();FALSE())">
            <text:p/>
          </table:table-cell>
          <table:table-cell table:style-name="ce532" table:number-columns-repeated="2"/>
          <table:table-cell table:style-name="ce575" table:number-columns-repeated="7"/>
          <table:table-cell table:style-name="ce475" table:number-columns-repeated="2"/>
          <table:table-cell table:style-name="ce585" table:formula="oooc:=HLOOKUP([.AR$1];[.AS$1:.BA$1242];ROW();FALSE())">
            <text:p/>
          </table:table-cell>
          <table:table-cell table:style-name="ce575"/>
          <table:table-cell table:style-name="ce532"/>
          <table:table-cell table:style-name="ce575" table:number-columns-repeated="7"/>
          <table:table-cell table:style-name="ce475" table:number-columns-repeated="199"/>
          <table:table-cell table:style-name="ce2" table:number-columns-repeated="4"/>
        </table:table-row>
        <table:table-row table:style-name="ro4">
          <table:table-cell office:value-type="float" office:value="13">
            <text:p>13</text:p>
          </table:table-cell>
          <table:table-cell table:style-name="ce45"/>
          <table:table-cell table:style-name="ce87"/>
          <table:table-cell table:style-name="ce137" table:number-columns-repeated="3"/>
          <table:table-cell table:style-name="ce285"/>
          <table:table-cell table:style-name="ce314"/>
          <table:table-cell table:style-name="ce364"/>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496"/>
          <table:table-cell table:style-name="ce545" table:number-columns-repeated="7"/>
          <table:table-cell table:number-columns-repeated="2"/>
          <table:table-cell table:style-name="ce557" table:formula="oooc:=HLOOKUP([.AF$1];[.AG$1:.AO$1242];ROW();FALSE())">
            <text:p/>
          </table:table-cell>
          <table:table-cell table:style-name="ce532" table:number-columns-repeated="2"/>
          <table:table-cell table:style-name="ce575" table:number-columns-repeated="7"/>
          <table:table-cell table:number-columns-repeated="2"/>
          <table:table-cell table:style-name="ce488" table:formula="oooc:=HLOOKUP([.AR$1];[.AS$1:.BA$1242];ROW();FALSE())">
            <text:p/>
          </table:table-cell>
          <table:table-cell table:style-name="ce575"/>
          <table:table-cell table:style-name="ce532"/>
          <table:table-cell table:style-name="ce575" table:number-columns-repeated="7"/>
          <table:table-cell table:number-columns-repeated="203"/>
        </table:table-row>
        <table:table-row table:style-name="ro13">
          <table:table-cell office:value-type="float" office:value="14">
            <text:p>14</text:p>
          </table:table-cell>
          <table:table-cell table:style-name="ce43" office:value-type="float" office:value="1">
            <text:p>1</text:p>
          </table:table-cell>
          <table:table-cell table:style-name="ce84" table:formula="oooc:=100*[.B23]" office:value-type="float" office:value="100">
            <text:p>100</text:p>
          </table:table-cell>
          <table:table-cell table:style-name="ce138" table:number-columns-repeated="3"/>
          <table:table-cell table:style-name="ce282"/>
          <table:table-cell table:style-name="ce315" office:value-type="string">
            <text:p>General information</text:p>
          </table:table-cell>
          <table:table-cell table:style-name="ce293" office:value-type="string">
            <text:p>-</text:p>
          </table:table-cell>
          <table:table-cell table:style-name="ce393"/>
          <table:table-cell table:style-name="ce401"/>
          <table:table-cell table:style-name="ce365" table:number-columns-repeated="4"/>
          <table:table-cell table:style-name="ce445"/>
          <table:table-cell table:style-name="ce457" office:value-type="string">
            <text:p>notes</text:p>
          </table:table-cell>
          <table:table-cell table:style-name="ce473" table:number-columns-repeated="2"/>
          <table:table-cell table:style-name="ce489" table:formula="oooc:=HLOOKUP([.T$1];[.U$1:.AC$1244];ROW();FALSE())" office:value-type="string" office:string-value="General information">
            <text:p>General information</text:p>
          </table:table-cell>
          <table:table-cell table:style-name="ce501" office:value-type="string">
            <text:p>General information</text:p>
          </table:table-cell>
          <table:table-cell table:style-name="ce532"/>
          <table:table-cell table:style-name="ce547" table:number-columns-repeated="7"/>
          <table:table-cell table:style-name="ce473" table:number-columns-repeated="2"/>
          <table:table-cell table:style-name="ce558" table:formula="oooc:=HLOOKUP([.AF$1];[.AG$1:.AO$1242];ROW();FALSE())" office:value-type="string" office:string-value="notes">
            <text:p>notes</text:p>
          </table:table-cell>
          <table:table-cell table:number-columns-repeated="2" table:style-name="ce532" office:value-type="string">
            <text:p>notes</text:p>
          </table:table-cell>
          <table:table-cell table:style-name="ce575" table:number-columns-repeated="7"/>
          <table:table-cell table:style-name="ce473" table:number-columns-repeated="2"/>
          <table:table-cell table:style-name="ce585" table:formula="oooc:=HLOOKUP([.AR$1];[.AS$1:.BA$1242];ROW();FALSE())" office:value-type="string" office:string-value="-">
            <text:p>-</text:p>
          </table:table-cell>
          <table:table-cell table:style-name="ce588" office:value-type="string">
            <text:p>-</text:p>
          </table:table-cell>
          <table:table-cell table:style-name="ce532"/>
          <table:table-cell table:style-name="ce575" table:number-columns-repeated="7"/>
          <table:table-cell table:style-name="ce473" table:number-columns-repeated="199"/>
          <table:table-cell table:number-columns-repeated="4"/>
        </table:table-row>
        <table:table-row table:style-name="ro2">
          <table:table-cell table:style-name="ce11" office:value-type="float" office:value="15">
            <text:p>15</text:p>
          </table:table-cell>
          <table:table-cell table:style-name="ce46"/>
          <table:table-cell table:style-name="ce88" table:formula="oooc:=[.C23]+1" office:value-type="float" office:value="101">
            <text:p>101</text:p>
          </table:table-cell>
          <table:table-cell table:style-name="ce139" office:value-type="string">
            <text:p>Name</text:p>
          </table:table-cell>
          <table:table-cell table:style-name="ce139"/>
          <table:table-cell table:style-name="ce143"/>
          <table:table-cell table:style-name="ce286" office:value-type="float" office:value="1">
            <text:p>1</text:p>
          </table:table-cell>
          <table:table-cell table:style-name="ce99" office:value-type="string">
            <text:p>name of the company</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legal name of the company</text:p>
          </table:table-cell>
          <table:table-cell table:style-name="ce476" table:number-columns-repeated="2"/>
          <table:table-cell table:style-name="ce490" table:formula="oooc:=HLOOKUP([.T$1];[.U$1:.AC$1244];ROW();FALSE())" office:value-type="string" office:string-value="name of the company">
            <text:p>name of the company</text:p>
          </table:table-cell>
          <table:table-cell table:style-name="ce502" office:value-type="string">
            <text:p>name of the company</text:p>
          </table:table-cell>
          <table:table-cell table:style-name="ce533"/>
          <table:table-cell table:style-name="ce548" table:number-columns-repeated="7"/>
          <table:table-cell table:style-name="ce476" table:number-columns-repeated="2"/>
          <table:table-cell table:style-name="ce559" table:formula="oooc:=HLOOKUP([.AF$1];[.AG$1:.AO$1242];ROW();FALSE())" office:value-type="string" office:string-value="legal name of the company">
            <text:p>legal name of the company</text:p>
          </table:table-cell>
          <table:table-cell table:style-name="ce533" office:value-type="string">
            <text:p>legal name of the company</text:p>
          </table:table-cell>
          <table:table-cell table:style-name="ce533" office:value-type="string">
            <text:p>nom legal de la companyia</text:p>
          </table:table-cell>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office:value-type="string">
            <text:p>nom legal de la companyia</text:p>
          </table:table-cell>
          <table:table-cell table:style-name="ce576" table:number-columns-repeated="7"/>
          <table:table-cell table:style-name="ce476" table:number-columns-repeated="199"/>
          <table:table-cell table:style-name="ce11" table:number-columns-repeated="4"/>
        </table:table-row>
        <table:table-row table:style-name="ro2">
          <table:table-cell table:style-name="ce11" office:value-type="float" office:value="16">
            <text:p>16</text:p>
          </table:table-cell>
          <table:table-cell table:style-name="ce46"/>
          <table:table-cell table:style-name="ce88" table:formula="oooc:=[.C24]+1" office:value-type="float" office:value="102">
            <text:p>102</text:p>
          </table:table-cell>
          <table:table-cell table:style-name="ce139" office:value-type="string">
            <text:p>City</text:p>
          </table:table-cell>
          <table:table-cell table:style-name="ce139"/>
          <table:table-cell table:style-name="ce143"/>
          <table:table-cell table:style-name="ce286" office:value-type="float" office:value="1">
            <text:p>1</text:p>
          </table:table-cell>
          <table:table-cell table:style-name="ce99" office:value-type="string">
            <text:p>city / country</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place where production is located </text:p>
          </table:table-cell>
          <table:table-cell table:style-name="ce476" table:number-columns-repeated="2"/>
          <table:table-cell table:style-name="ce490" table:formula="oooc:=HLOOKUP([.T$1];[.U$1:.AC$1244];ROW();FALSE())" office:value-type="string" office:string-value="city / country">
            <text:p>city / country</text:p>
          </table:table-cell>
          <table:table-cell table:style-name="ce502" office:value-type="string">
            <text:p>city / country</text:p>
          </table:table-cell>
          <table:table-cell table:style-name="ce533"/>
          <table:table-cell table:style-name="ce548" table:number-columns-repeated="7"/>
          <table:table-cell table:style-name="ce476" table:number-columns-repeated="2"/>
          <table:table-cell table:style-name="ce559" table:formula="oooc:=HLOOKUP([.AF$1];[.AG$1:.AO$1242];ROW();FALSE())" office:value-type="string" office:string-value="city where production is located">
            <text:p>city where production is located</text:p>
          </table:table-cell>
          <table:table-cell table:style-name="ce533" office:value-type="string">
            <text:p>city where production is located</text:p>
          </table:table-cell>
          <table:table-cell table:style-name="ce572" office:value-type="string">
            <text:p>lloc on es localitza la producció</text:p>
          </table:table-cell>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72" office:value-type="string">
            <text:p>lloc on es localitza la producció</text:p>
          </table:table-cell>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17">
            <text:p>17</text:p>
          </table:table-cell>
          <table:table-cell table:style-name="ce46"/>
          <table:table-cell table:style-name="ce88"/>
          <table:table-cell table:style-name="ce139" office:value-type="string">
            <text:p>DescripIndustry</text:p>
          </table:table-cell>
          <table:table-cell table:style-name="ce139"/>
          <table:table-cell table:style-name="ce143"/>
          <table:table-cell table:style-name="ce286"/>
          <table:table-cell table:style-name="ce99" office:value-type="string">
            <text:p>description of the industry</text:p>
          </table:table-cell>
          <table:table-cell table:style-name="ce286" office:value-type="string">
            <text:p>-</text:p>
          </table:table-cell>
          <table:table-cell table:style-name="ce49" office:value-type="string">
            <text:p>X</text:p>
          </table:table-cell>
          <table:table-cell table:style-name="ce398"/>
          <table:table-cell table:style-name="ce49"/>
          <table:table-cell table:style-name="ce56"/>
          <table:table-cell table:style-name="ce49" table:number-columns-repeated="3"/>
          <table:table-cell table:style-name="ce458"/>
          <table:table-cell table:style-name="ce476" table:number-columns-repeated="2"/>
          <table:table-cell table:style-name="ce490" table:formula="oooc:=HLOOKUP([.T$1];[.U$1:.AC$1244];ROW();FALSE())" office:value-type="string" office:string-value="description of the industry">
            <text:p>description of the industry</text:p>
          </table:table-cell>
          <table:table-cell table:style-name="ce502" office:value-type="string">
            <text:p>description of the industry</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2">
          <table:table-cell table:style-name="ce11" office:value-type="float" office:value="18">
            <text:p>18</text:p>
          </table:table-cell>
          <table:table-cell table:style-name="ce46"/>
          <table:table-cell table:style-name="ce88" table:formula="oooc:=[.C25]+1" office:value-type="float" office:value="103">
            <text:p>103</text:p>
          </table:table-cell>
          <table:table-cell table:style-name="ce139" office:value-type="string">
            <text:p>Branch</text:p>
          </table:table-cell>
          <table:table-cell table:style-name="ce139"/>
          <table:table-cell table:style-name="ce143"/>
          <table:table-cell table:style-name="ce286" office:value-type="float" office:value="1">
            <text:p>1</text:p>
          </table:table-cell>
          <table:table-cell table:style-name="ce99" office:value-type="string">
            <text:p>branch</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industrial branch where the company is lined in</text:p>
          </table:table-cell>
          <table:table-cell table:style-name="ce476" table:number-columns-repeated="2"/>
          <table:table-cell table:style-name="ce490" table:formula="oooc:=HLOOKUP([.T$1];[.U$1:.AC$1244];ROW();FALSE())" office:value-type="string" office:string-value="branch">
            <text:p>branch</text:p>
          </table:table-cell>
          <table:table-cell table:style-name="ce502" office:value-type="string">
            <text:p>branch</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19">
            <text:p>19</text:p>
          </table:table-cell>
          <table:table-cell table:style-name="ce46"/>
          <table:table-cell table:style-name="ce88"/>
          <table:table-cell table:style-name="ce139" office:value-type="string">
            <text:p>SubBranch</text:p>
          </table:table-cell>
          <table:table-cell table:style-name="ce139"/>
          <table:table-cell table:style-name="ce143"/>
          <table:table-cell table:style-name="ce286"/>
          <table:table-cell table:style-name="ce99" office:value-type="string">
            <text:p>sub-branch</text:p>
          </table:table-cell>
          <table:table-cell table:style-name="ce286" office:value-type="string">
            <text:p>-</text:p>
          </table:table-cell>
          <table:table-cell table:style-name="ce49" office:value-type="string">
            <text:p>X</text:p>
          </table:table-cell>
          <table:table-cell table:style-name="ce398"/>
          <table:table-cell table:style-name="ce49"/>
          <table:table-cell table:style-name="ce56"/>
          <table:table-cell table:style-name="ce49" table:number-columns-repeated="3"/>
          <table:table-cell table:style-name="ce458"/>
          <table:table-cell table:style-name="ce476" table:number-columns-repeated="2"/>
          <table:table-cell table:style-name="ce490" table:formula="oooc:=HLOOKUP([.T$1];[.U$1:.AC$1244];ROW();FALSE())" office:value-type="string" office:string-value="sub-branch">
            <text:p>sub-branch</text:p>
          </table:table-cell>
          <table:table-cell table:style-name="ce502" office:value-type="string">
            <text:p>sub-branch</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0">
            <text:p>20</text:p>
          </table:table-cell>
          <table:table-cell table:style-name="ce46"/>
          <table:table-cell table:style-name="ce88" table:formula="oooc:=[.C27]+1" office:value-type="float" office:value="104">
            <text:p>104</text:p>
          </table:table-cell>
          <table:table-cell table:style-name="ce139" office:value-type="string">
            <text:p>NACE</text:p>
          </table:table-cell>
          <table:table-cell table:style-name="ce139"/>
          <table:table-cell table:style-name="ce143"/>
          <table:table-cell table:style-name="ce286" office:value-type="float" office:value="1">
            <text:p>1</text:p>
          </table:table-cell>
          <table:table-cell table:style-name="ce99" office:value-type="string">
            <text:p>NACE code</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number-columns-repeated="4"/>
          <table:table-cell table:style-name="ce458"/>
          <table:table-cell table:style-name="ce476" table:number-columns-repeated="2"/>
          <table:table-cell table:style-name="ce490" table:formula="oooc:=HLOOKUP([.T$1];[.U$1:.AC$1244];ROW();FALSE())" office:value-type="string" office:string-value="NACE code branch">
            <text:p>NACE code branch</text:p>
          </table:table-cell>
          <table:table-cell table:style-name="ce502" office:value-type="string">
            <text:p>NACE code branch</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1">
            <text:p>21</text:p>
          </table:table-cell>
          <table:table-cell table:style-name="ce46"/>
          <table:table-cell table:style-name="ce88" table:formula="oooc:=[.C29]+1" office:value-type="float" office:value="105">
            <text:p>105</text:p>
          </table:table-cell>
          <table:table-cell table:style-name="ce139" office:value-type="string">
            <text:p>SubNACE</text:p>
          </table:table-cell>
          <table:table-cell table:style-name="ce139"/>
          <table:table-cell table:style-name="ce143"/>
          <table:table-cell table:style-name="ce286" office:value-type="float" office:value="1">
            <text:p>1</text:p>
          </table:table-cell>
          <table:table-cell table:style-name="ce99" office:value-type="string">
            <text:p>NACE code subsector</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table-cell table:style-name="ce433" table:number-columns-repeated="3"/>
          <table:table-cell table:style-name="ce395" office:value-type="string">
            <text:p>may be provided from tool's menu</text:p>
          </table:table-cell>
          <table:table-cell table:style-name="ce459"/>
          <table:table-cell table:style-name="ce476" table:number-columns-repeated="2"/>
          <table:table-cell table:style-name="ce490" table:formula="oooc:=HLOOKUP([.T$1];[.U$1:.AC$1244];ROW();FALSE())" office:value-type="string" office:string-value="NACE code sub-branch">
            <text:p>NACE code sub-branch</text:p>
          </table:table-cell>
          <table:table-cell table:style-name="ce502" office:value-type="string">
            <text:p>NACE code sub-branch</text:p>
          </table:table-cell>
          <table:table-cell table:style-name="ce534"/>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
            <text:p>22</text:p>
          </table:table-cell>
          <table:table-cell table:style-name="ce46"/>
          <table:table-cell table:style-name="ce88" table:formula="oooc:=[.C30]+1" office:value-type="float" office:value="106">
            <text:p>106</text:p>
          </table:table-cell>
          <table:table-cell table:style-name="ce139" office:value-type="string">
            <text:p>Contact</text:p>
          </table:table-cell>
          <table:table-cell table:style-name="ce139"/>
          <table:table-cell table:style-name="ce143"/>
          <table:table-cell table:style-name="ce286" office:value-type="float" office:value="1">
            <text:p>1</text:p>
          </table:table-cell>
          <table:table-cell table:style-name="ce99" office:value-type="string">
            <text:p>name of contact person</text:p>
          </table:table-cell>
          <table:table-cell table:style-name="ce286" office:value-type="string">
            <text:p>-</text:p>
          </table:table-cell>
          <table:table-cell table:number-columns-repeated="2" table:style-name="ce49" office:value-type="string">
            <text:p>X</text:p>
          </table:table-cell>
          <table:table-cell table:number-columns-repeated="2" table:style-name="ce49"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name of contact person">
            <text:p>name of contact person</text:p>
          </table:table-cell>
          <table:table-cell table:style-name="ce502" office:value-type="string">
            <text:p>name of contact person</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3">
            <text:p>23</text:p>
          </table:table-cell>
          <table:table-cell table:style-name="ce46"/>
          <table:table-cell table:style-name="ce88" table:formula="oooc:=[.C31]+1" office:value-type="float" office:value="107">
            <text:p>107</text:p>
          </table:table-cell>
          <table:table-cell table:style-name="ce139" office:value-type="string">
            <text:p>Role</text:p>
          </table:table-cell>
          <table:table-cell table:style-name="ce139"/>
          <table:table-cell table:style-name="ce143"/>
          <table:table-cell table:style-name="ce286" office:value-type="float" office:value="1">
            <text:p>1</text:p>
          </table:table-cell>
          <table:table-cell table:style-name="ce99" office:value-type="string">
            <text:p>Role of contact person in the company</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number-columns-repeated="4"/>
          <table:table-cell table:style-name="ce458"/>
          <table:table-cell table:style-name="ce476" table:number-columns-repeated="2"/>
          <table:table-cell table:style-name="ce490" table:formula="oooc:=HLOOKUP([.T$1];[.U$1:.AC$1244];ROW();FALSE())" office:value-type="string" office:string-value="position of contact person in the company">
            <text:p>position of contact person in the company</text:p>
          </table:table-cell>
          <table:table-cell table:style-name="ce502" office:value-type="string">
            <text:p>position of contact person in the company</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4">
            <text:p>24</text:p>
          </table:table-cell>
          <table:table-cell table:style-name="ce46"/>
          <table:table-cell table:style-name="ce88" table:formula="oooc:=[.C32]+1" office:value-type="float" office:value="108">
            <text:p>108</text:p>
          </table:table-cell>
          <table:table-cell table:style-name="ce139" office:value-type="string">
            <text:p>Address</text:p>
          </table:table-cell>
          <table:table-cell table:style-name="ce139"/>
          <table:table-cell table:style-name="ce143"/>
          <table:table-cell table:style-name="ce286" office:value-type="float" office:value="1">
            <text:p>1</text:p>
          </table:table-cell>
          <table:table-cell table:style-name="ce99" office:value-type="string">
            <text:p>address</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address">
            <text:p>address</text:p>
          </table:table-cell>
          <table:table-cell table:style-name="ce502" office:value-type="string">
            <text:p>address</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5">
            <text:p>25</text:p>
          </table:table-cell>
          <table:table-cell table:style-name="ce46"/>
          <table:table-cell table:style-name="ce88" table:formula="oooc:=[.C33]+1" office:value-type="float" office:value="109">
            <text:p>109</text:p>
          </table:table-cell>
          <table:table-cell table:style-name="ce139" office:value-type="string">
            <text:p>Phone</text:p>
          </table:table-cell>
          <table:table-cell table:style-name="ce139"/>
          <table:table-cell table:style-name="ce143"/>
          <table:table-cell table:style-name="ce286" office:value-type="float" office:value="1">
            <text:p>1</text:p>
          </table:table-cell>
          <table:table-cell table:style-name="ce99" office:value-type="string">
            <text:p>Telephone <text:s/>No</text:p>
          </table:table-cell>
          <table:table-cell table:style-name="ce36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Telephone  No">
            <text:p>Telephone <text:s/>No</text:p>
          </table:table-cell>
          <table:table-cell table:style-name="ce502" office:value-type="string">
            <text:p>Telephone <text:s/>No</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90"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6">
            <text:p>26</text:p>
          </table:table-cell>
          <table:table-cell table:style-name="ce46"/>
          <table:table-cell table:style-name="ce88" table:formula="oooc:=[.C34]+1" office:value-type="float" office:value="110">
            <text:p>110</text:p>
          </table:table-cell>
          <table:table-cell table:style-name="ce139" office:value-type="string">
            <text:p>Fax</text:p>
          </table:table-cell>
          <table:table-cell table:style-name="ce139"/>
          <table:table-cell table:style-name="ce143"/>
          <table:table-cell table:style-name="ce286" office:value-type="float" office:value="1">
            <text:p>1</text:p>
          </table:table-cell>
          <table:table-cell table:style-name="ce99" office:value-type="string">
            <text:p>Fax No</text:p>
          </table:table-cell>
          <table:table-cell table:style-name="ce36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Fax No">
            <text:p>Fax No</text:p>
          </table:table-cell>
          <table:table-cell table:style-name="ce502" office:value-type="string">
            <text:p>Fax No</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7">
            <text:p>27</text:p>
          </table:table-cell>
          <table:table-cell table:style-name="ce46"/>
          <table:table-cell table:style-name="ce88" table:formula="oooc:=[.C35]+1" office:value-type="float" office:value="111">
            <text:p>111</text:p>
          </table:table-cell>
          <table:table-cell table:style-name="ce139" office:value-type="string">
            <text:p>Email</text:p>
          </table:table-cell>
          <table:table-cell table:style-name="ce139"/>
          <table:table-cell table:style-name="ce143"/>
          <table:table-cell table:style-name="ce286" office:value-type="float" office:value="1">
            <text:p>1</text:p>
          </table:table-cell>
          <table:table-cell table:style-name="ce99" office:value-type="string">
            <text:p>E-mail</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E-mail">
            <text:p>E-mail</text:p>
          </table:table-cell>
          <table:table-cell table:style-name="ce502" office:value-type="string">
            <text:p>E-mail</text:p>
          </table:table-cell>
          <table:table-cell table:style-name="ce533"/>
          <table:table-cell table:style-name="ce548" table:number-columns-repeated="7"/>
          <table:table-cell table:style-name="ce476" table:number-columns-repeated="2"/>
          <table:table-cell table:style-name="ce559"/>
          <table:table-cell table:style-name="ce533" table:number-columns-repeated="2"/>
          <table:table-cell table:style-name="ce576" table:number-columns-repeated="7"/>
          <table:table-cell table:style-name="ce476" table:number-columns-repeated="2"/>
          <table:table-cell table:style-name="ce586"/>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4">
          <table:table-cell office:value-type="float" office:value="28">
            <text:p>28</text:p>
          </table:table-cell>
          <table:table-cell table:style-name="ce45"/>
          <table:table-cell table:style-name="ce87"/>
          <table:table-cell table:style-name="ce137" table:number-columns-repeated="3"/>
          <table:table-cell table:style-name="ce285"/>
          <table:table-cell table:style-name="ce314"/>
          <table:table-cell table:style-name="ce54"/>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5"/>
          <table:table-cell table:style-name="ce538" table:number-columns-repeated="7"/>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2"/>
          <table:table-cell table:style-name="ce564" table:number-columns-repeated="8"/>
          <table:table-cell table:number-columns-repeated="203"/>
        </table:table-row>
        <table:table-row table:style-name="ro13">
          <table:table-cell office:value-type="float" office:value="29">
            <text:p>29</text:p>
          </table:table-cell>
          <table:table-cell table:style-name="ce43" office:value-type="float" office:value="2">
            <text:p>2</text:p>
          </table:table-cell>
          <table:table-cell table:style-name="ce84" table:formula="oooc:=100*[.B38]" office:value-type="float" office:value="200">
            <text:p>200</text:p>
          </table:table-cell>
          <table:table-cell table:style-name="ce138" table:number-columns-repeated="3"/>
          <table:table-cell table:style-name="ce282"/>
          <table:table-cell table:style-name="ce316" office:value-type="string">
            <text:p>Statistical and economical data</text:p>
          </table:table-cell>
          <table:table-cell table:style-name="ce293"/>
          <table:table-cell table:style-name="ce396"/>
          <table:table-cell table:style-name="ce401"/>
          <table:table-cell table:style-name="ce399" table:number-columns-repeated="4"/>
          <table:table-cell table:style-name="ce449"/>
          <table:table-cell table:style-name="ce457"/>
          <table:table-cell table:style-name="ce473" table:number-columns-repeated="2"/>
          <table:table-cell table:style-name="ce489" table:formula="oooc:=HLOOKUP([.T$1];[.U$1:.AC$1244];ROW();FALSE())" office:value-type="string" office:string-value="Statistical and economical data">
            <text:p>Statistical and economical data</text:p>
          </table:table-cell>
          <table:table-cell table:style-name="ce503" office:value-type="string">
            <text:p>Statistical and economical data</text:p>
          </table:table-cell>
          <table:table-cell table:style-name="ce532"/>
          <table:table-cell table:style-name="ce547" table:number-columns-repeated="7"/>
          <table:table-cell table:style-name="ce473" table:number-columns-repeated="2"/>
          <table:table-cell table:style-name="ce558" table:formula="oooc:=HLOOKUP([.AF$1];[.AG$1:.AO$1242];ROW();FALSE())" office:value-type="string" office:string-value="notes">
            <text:p>notes</text:p>
          </table:table-cell>
          <table:table-cell table:number-columns-repeated="2" table:style-name="ce532" office:value-type="string">
            <text:p>notes</text:p>
          </table:table-cell>
          <table:table-cell table:style-name="ce575" table:number-columns-repeated="7"/>
          <table:table-cell table:style-name="ce473" table:number-columns-repeated="2"/>
          <table:table-cell table:style-name="ce585" table:formula="oooc:=HLOOKUP([.AR$1];[.AS$1:.BA$1242];ROW();FALSE())">
            <text:p/>
          </table:table-cell>
          <table:table-cell table:style-name="ce588"/>
          <table:table-cell table:style-name="ce532"/>
          <table:table-cell table:style-name="ce575" table:number-columns-repeated="7"/>
          <table:table-cell table:style-name="ce473" table:number-columns-repeated="199"/>
          <table:table-cell table:number-columns-repeated="4"/>
        </table:table-row>
        <table:table-row table:style-name="ro14">
          <table:table-cell table:style-name="ce11" office:value-type="float" office:value="30">
            <text:p>30</text:p>
          </table:table-cell>
          <table:table-cell table:style-name="ce47"/>
          <table:table-cell table:style-name="ce88" table:formula="oooc:=[.C38]+1" office:value-type="float" office:value="201">
            <text:p>201</text:p>
          </table:table-cell>
          <table:table-cell table:style-name="ce140" office:value-type="string">
            <text:p>NEmployees</text:p>
          </table:table-cell>
          <table:table-cell table:style-name="ce140"/>
          <table:table-cell table:style-name="ce155"/>
          <table:table-cell table:style-name="ce286" office:value-type="float" office:value="1">
            <text:p>1</text:p>
          </table:table-cell>
          <table:table-cell table:style-name="ce99" office:value-type="string">
            <text:p>number of employees</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30"/>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number of employees">
            <text:p>number of employees</text:p>
          </table:table-cell>
          <table:table-cell table:style-name="ce502" office:value-type="string">
            <text:p>number of employees</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31">
            <text:p>31</text:p>
          </table:table-cell>
          <table:table-cell table:style-name="ce46"/>
          <table:table-cell table:style-name="ce88" table:formula="oooc:=[.C39]+1" office:value-type="float" office:value="202">
            <text:p>202</text:p>
          </table:table-cell>
          <table:table-cell table:style-name="ce140" office:value-type="string">
            <text:p>Turnover</text:p>
          </table:table-cell>
          <table:table-cell table:style-name="ce140"/>
          <table:table-cell table:style-name="ce143"/>
          <table:table-cell table:style-name="ce286" office:value-type="float" office:value="1">
            <text:p>1</text:p>
          </table:table-cell>
          <table:table-cell table:style-name="ce99" office:value-type="string">
            <text:p>annual turnover</text:p>
          </table:table-cell>
          <table:table-cell table:style-name="ce286" office:value-type="string">
            <text:p>M€/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30"/>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annual turnover">
            <text:p>annual turnover</text:p>
          </table:table-cell>
          <table:table-cell table:style-name="ce502" office:value-type="string">
            <text:p>annual turnover</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M€/year">
            <text:p>M€/year</text:p>
          </table:table-cell>
          <table:table-cell table:style-name="ce589" office:value-type="string">
            <text:p>M€/year</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7">
          <table:table-cell table:style-name="ce11" office:value-type="float" office:value="32">
            <text:p>32</text:p>
          </table:table-cell>
          <table:table-cell table:style-name="ce46"/>
          <table:table-cell table:style-name="ce88" office:value-type="string">
            <text:p>202b</text:p>
          </table:table-cell>
          <table:table-cell table:style-name="ce140" office:value-type="string">
            <text:p>ProdCost</text:p>
          </table:table-cell>
          <table:table-cell table:style-name="ce140"/>
          <table:table-cell table:style-name="ce143"/>
          <table:table-cell table:style-name="ce286" office:value-type="float" office:value="1">
            <text:p>1</text:p>
          </table:table-cell>
          <table:table-cell table:style-name="ce99" office:value-type="string">
            <text:p>annual production cost</text:p>
          </table:table-cell>
          <table:table-cell table:style-name="ce286" office:value-type="string">
            <text:p>M€/year</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nnual production cost">
            <text:p>annual production cost</text:p>
          </table:table-cell>
          <table:table-cell table:style-name="ce502" office:value-type="string">
            <text:p>annual production cost</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total factor inputs for production">
            <text:p>Specify total factor inputs for production</text:p>
          </table:table-cell>
          <table:table-cell table:style-name="ce534" office:value-type="string">
            <text:p>Specify total factor inputs for production</text:p>
          </table:table-cell>
          <table:table-cell table:style-name="ce534"/>
          <table:table-cell table:style-name="ce577" table:number-columns-repeated="7"/>
          <table:table-cell table:style-name="ce476" table:number-columns-repeated="2"/>
          <table:table-cell table:style-name="ce586" table:formula="oooc:=HLOOKUP([.AR$1];[.AS$1:.BA$1242];ROW();FALSE())" office:value-type="string" office:string-value="M€/year">
            <text:p>M€/year</text:p>
          </table:table-cell>
          <table:table-cell table:style-name="ce589" office:value-type="string">
            <text:p>M€/year</text:p>
          </table:table-cell>
          <table:table-cell table:style-name="ce534" office:value-type="string">
            <text:p>Especificar l'any de referència dels paràmetres econòmics</text:p>
          </table:table-cell>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
            <text:p>33</text:p>
          </table:table-cell>
          <table:table-cell table:style-name="ce46"/>
          <table:table-cell table:style-name="ce88" office:value-type="string">
            <text:p>202c</text:p>
          </table:table-cell>
          <table:table-cell table:style-name="ce140" office:value-type="string">
            <text:p>BaseYear</text:p>
          </table:table-cell>
          <table:table-cell table:style-name="ce140"/>
          <table:table-cell table:style-name="ce143"/>
          <table:table-cell table:style-name="ce286" office:value-type="float" office:value="1">
            <text:p>1</text:p>
          </table:table-cell>
          <table:table-cell table:style-name="ce99" office:value-type="string">
            <text:p>base year for ec. Data</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base year for economic data">
            <text:p>base year for economic data</text:p>
          </table:table-cell>
          <table:table-cell table:style-name="ce502" office:value-type="string">
            <text:p>base year for economic data</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the reference year for economic parameters">
            <text:p>Specify the reference year for economic parameters</text:p>
          </table:table-cell>
          <table:table-cell table:style-name="ce534" office:value-type="string">
            <text:p>Specify the reference year for economic parameters</text:p>
          </table:table-cell>
          <table:table-cell table:style-name="ce534" office:value-type="string">
            <text:p>Especificar l'any de referència dels paràmetres econòmics</text:p>
          </table:table-cell>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4">
            <text:p>34</text:p>
          </table:table-cell>
          <table:table-cell table:style-name="ce47"/>
          <table:table-cell table:style-name="ce89" office:value-type="float" office:value="205">
            <text:p>205</text:p>
          </table:table-cell>
          <table:table-cell table:style-name="ce140" office:value-type="string">
            <text:p>Growth</text:p>
          </table:table-cell>
          <table:table-cell table:style-name="ce140"/>
          <table:table-cell table:style-name="ce155"/>
          <table:table-cell table:style-name="ce287" office:value-type="float" office:value="1">
            <text:p>1</text:p>
          </table:table-cell>
          <table:table-cell table:style-name="ce99" office:value-type="string">
            <text:p>growth rate of the production volume foreseen for the next 5 years</text:p>
          </table:table-cell>
          <table:table-cell table:style-name="ce286" office:value-type="string">
            <text:p>%/year</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30"/>
          <table:table-cell table:style-name="ce49" table:number-columns-repeated="2"/>
          <table:table-cell table:style-name="ce458"/>
          <table:table-cell table:style-name="ce476" table:number-columns-repeated="2"/>
          <table:table-cell table:style-name="ce490" table:formula="oooc:=HLOOKUP([.T$1];[.U$1:.AC$1244];ROW();FALSE())" office:value-type="string" office:string-value="growth rate of the production volume foreseen for the next 5 years">
            <text:p>growth rate of the production volume foreseen for the next 5 years</text:p>
          </table:table-cell>
          <table:table-cell table:style-name="ce502" office:value-type="string">
            <text:p>growth rate of the production volume foreseen for the next 5 year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5">
            <text:p>35</text:p>
          </table:table-cell>
          <table:table-cell table:style-name="ce47"/>
          <table:table-cell table:style-name="ce89" office:value-type="float" office:value="208">
            <text:p>208</text:p>
          </table:table-cell>
          <table:table-cell table:style-name="ce140" office:value-type="string">
            <text:p>Independent</text:p>
          </table:table-cell>
          <table:table-cell table:style-name="ce140"/>
          <table:table-cell table:style-name="ce155"/>
          <table:table-cell table:style-name="ce287" office:value-type="float" office:value="1">
            <text:p>1</text:p>
          </table:table-cell>
          <table:table-cell table:style-name="ce99" office:value-type="string">
            <text:p>Is the company independent ?</text:p>
          </table:table-cell>
          <table:table-cell table:style-name="ce286" office:value-type="string">
            <text:p>yes/no</text:p>
          </table:table-cell>
          <table:table-cell table:style-name="ce395" office:value-type="string">
            <text:p>X</text:p>
          </table:table-cell>
          <table:table-cell table:style-name="ce49" office:value-type="string">
            <text:p>X</text:p>
          </table:table-cell>
          <table:table-cell table:style-name="ce47" office:value-type="string">
            <text:p>x</text:p>
          </table:table-cell>
          <table:table-cell table:style-name="ce56" office:value-type="string">
            <text:p>x</text:p>
          </table:table-cell>
          <table:table-cell table:style-name="ce430"/>
          <table:table-cell table:style-name="ce433" office:value-type="string">
            <text:p>x</text:p>
          </table:table-cell>
          <table:table-cell table:style-name="ce395"/>
          <table:table-cell table:style-name="ce458" office:value-type="string">
            <text:p>no, if more than 25% of the company are affiliated to another company</text:p>
          </table:table-cell>
          <table:table-cell table:style-name="ce476" table:number-columns-repeated="2"/>
          <table:table-cell table:style-name="ce490" table:formula="oooc:=HLOOKUP([.T$1];[.U$1:.AC$1244];ROW();FALSE())" office:value-type="string" office:string-value="Is the company independent ?">
            <text:p>Is the company independent ?</text:p>
          </table:table-cell>
          <table:table-cell table:style-name="ce502" office:value-type="string">
            <text:p>Is the company independent ?</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
            <text:p>36</text:p>
          </table:table-cell>
          <table:table-cell table:style-name="ce48"/>
          <table:table-cell table:style-name="ce85" office:value-type="float" office:value="210">
            <text:p>210</text:p>
          </table:table-cell>
          <table:table-cell table:style-name="ce135" table:number-columns-repeated="3"/>
          <table:table-cell table:style-name="ce283" office:value-type="float" office:value="1">
            <text:p>1</text:p>
          </table:table-cell>
          <table:table-cell table:style-name="ce312" office:value-type="string">
            <text:p>investment in equipment</text:p>
          </table:table-cell>
          <table:table-cell table:style-name="ce294" office:value-type="string">
            <text:p>M€</text:p>
          </table:table-cell>
          <table:table-cell table:style-name="ce394"/>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investment in equipment">
            <text:p>investment in equipment</text:p>
          </table:table-cell>
          <table:table-cell table:style-name="ce499" office:value-type="string">
            <text:p>investment in equipmen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M€">
            <text:p>M€</text:p>
          </table:table-cell>
          <table:table-cell table:style-name="ce589" office:value-type="string">
            <text:p>M€</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7">
            <text:p>37</text:p>
          </table:table-cell>
          <table:table-cell table:style-name="ce48"/>
          <table:table-cell table:style-name="ce90" office:value-type="float" office:value="220">
            <text:p>220</text:p>
          </table:table-cell>
          <table:table-cell table:style-name="ce140" office:value-type="string">
            <text:p>OMThermal </text:p>
          </table:table-cell>
          <table:table-cell table:style-name="ce140"/>
          <table:table-cell table:style-name="ce141"/>
          <table:table-cell table:style-name="ce286" office:value-type="float" office:value="1">
            <text:p>1</text:p>
          </table:table-cell>
          <table:table-cell table:style-name="ce99" office:value-type="string">
            <text:p>Yearly O&amp;M heat &amp; cold</text:p>
          </table:table-cell>
          <table:table-cell table:style-name="ce286" office:value-type="string">
            <text:p>€/year</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yearly O&amp;M heat &amp; cold">
            <text:p>yearly O&amp;M heat &amp; cold</text:p>
          </table:table-cell>
          <table:table-cell table:style-name="ce502" office:value-type="string">
            <text:p>yearly O&amp;M heat &amp; cold</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8">
            <text:p>38</text:p>
          </table:table-cell>
          <table:table-cell table:style-name="ce48"/>
          <table:table-cell table:style-name="ce90" office:value-type="float" office:value="221">
            <text:p>221</text:p>
          </table:table-cell>
          <table:table-cell table:style-name="ce140" office:value-type="string">
            <text:p>OMElectrical</text:p>
          </table:table-cell>
          <table:table-cell table:style-name="ce140"/>
          <table:table-cell table:style-name="ce141"/>
          <table:table-cell table:style-name="ce286" office:value-type="float" office:value="1">
            <text:p>1</text:p>
          </table:table-cell>
          <table:table-cell table:style-name="ce99" office:value-type="string">
            <text:p>Yearly O&amp;M electrical </text:p>
          </table:table-cell>
          <table:table-cell table:style-name="ce286" office:value-type="string">
            <text:p>€/year</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yearly O&amp;M electrical ">
            <text:p>yearly O&amp;M electrical </text:p>
          </table:table-cell>
          <table:table-cell table:style-name="ce502" office:value-type="string">
            <text:p>yearly O&amp;M electrical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9">
            <text:p>39</text:p>
          </table:table-cell>
          <table:table-cell table:style-name="ce46"/>
          <table:table-cell table:style-name="ce88"/>
          <table:table-cell table:style-name="ce140" table:number-columns-repeated="2"/>
          <table:table-cell table:style-name="ce143"/>
          <table:table-cell table:style-name="ce286"/>
          <table:table-cell table:style-name="ce317" office:value-type="string">
            <text:p>Period of operation</text:p>
          </table:table-cell>
          <table:table-cell table:style-name="ce286"/>
          <table:table-cell table:style-name="ce395"/>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eriod of operation">
            <text:p>Period of operation</text:p>
          </table:table-cell>
          <table:table-cell table:style-name="ce502" office:value-type="string">
            <text:p>Period of operation</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notes">
            <text:p>notes</text:p>
          </table:table-cell>
          <table:table-cell table:number-columns-repeated="2" table:style-name="ce534" office:value-type="string">
            <text:p>notes</text:p>
          </table:table-cell>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40">
            <text:p>40</text:p>
          </table:table-cell>
          <table:table-cell table:style-name="ce48"/>
          <table:table-cell table:style-name="ce90" office:value-type="float" office:value="206">
            <text:p>206</text:p>
          </table:table-cell>
          <table:table-cell table:style-name="ce140" office:value-type="string">
            <text:p>HPerDayInd</text:p>
          </table:table-cell>
          <table:table-cell table:style-name="ce140"/>
          <table:table-cell table:style-name="ce141"/>
          <table:table-cell table:style-name="ce286" office:value-type="float" office:value="1">
            <text:p>1</text:p>
          </table:table-cell>
          <table:table-cell table:style-name="ce99" office:value-type="string">
            <text:p>total hours of operation per working day</text:p>
          </table:table-cell>
          <table:table-cell table:style-name="ce286" office:value-type="string">
            <text:p>h/day</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30"/>
          <table:table-cell table:style-name="ce49" office:value-type="string">
            <text:p>x (for each process not for the whole production activities)</text:p>
          </table:table-cell>
          <table:table-cell table:style-name="ce49"/>
          <table:table-cell table:style-name="ce458" office:value-type="string">
            <text:p>E.g 3x6 hours = 3 shifts of 6 hours each</text:p>
          </table:table-cell>
          <table:table-cell table:style-name="ce476" table:number-columns-repeated="2"/>
          <table:table-cell table:style-name="ce490" table:formula="oooc:=HLOOKUP([.T$1];[.U$1:.AC$1244];ROW();FALSE())" office:value-type="string" office:string-value="total hours of operation per working day">
            <text:p>total hours of operation per working day</text:p>
          </table:table-cell>
          <table:table-cell table:style-name="ce502" office:value-type="string">
            <text:p>total hours of operation per working day</text:p>
          </table:table-cell>
          <table:table-cell table:style-name="ce537" table:number-columns-repeated="8"/>
          <table:table-cell table:style-name="ce477"/>
          <table:table-cell table:style-name="ce476"/>
          <table:table-cell table:style-name="ce559" table:formula="oooc:=HLOOKUP([.AF$1];[.AG$1:.AO$1242];ROW();FALSE())" office:value-type="string" office:string-value="e.g. 3x6 hours = 3 turns of 6 hours each">
            <text:p>e.g. 3x6 hours = 3 turns of 6 hours each</text:p>
          </table:table-cell>
          <table:table-cell table:style-name="ce565" office:value-type="string">
            <text:p>e.g. 3x6 hours = 3 turns of 6 hours each</text:p>
          </table:table-cell>
          <table:table-cell table:style-name="ce565" office:value-type="string">
            <text:p>P.E. 3x6 hores = 3 torns de 6 hores cadascú</text:p>
          </table:table-cell>
          <table:table-cell table:style-name="ce565" table:number-columns-repeated="7"/>
          <table:table-cell table:style-name="ce477"/>
          <table:table-cell table:style-name="ce476"/>
          <table:table-cell table:style-name="ce586" table:formula="oooc:=HLOOKUP([.AR$1];[.AS$1:.BA$1242];ROW();FALSE())" office:value-type="string" office:string-value="h/day">
            <text:p>h/day</text:p>
          </table:table-cell>
          <table:table-cell table:style-name="ce589" office:value-type="string">
            <text:p>h/day</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41">
            <text:p>41</text:p>
          </table:table-cell>
          <table:table-cell table:style-name="ce48"/>
          <table:table-cell table:style-name="ce90" office:value-type="string">
            <text:p>206b</text:p>
          </table:table-cell>
          <table:table-cell table:style-name="ce140" office:value-type="string">
            <text:p>NShifts</text:p>
          </table:table-cell>
          <table:table-cell table:style-name="ce140"/>
          <table:table-cell table:style-name="ce141"/>
          <table:table-cell table:style-name="ce286"/>
          <table:table-cell table:style-name="ce99" office:value-type="string">
            <text:p>number of shifts</text:p>
          </table:table-cell>
          <table:table-cell table:style-name="ce286" office:value-type="string">
            <text:p>-</text:p>
          </table:table-cell>
          <table:table-cell table:number-columns-repeated="2" table:style-name="ce49" office:value-type="string">
            <text:p>X</text:p>
          </table:table-cell>
          <table:table-cell table:style-name="ce432"/>
          <table:table-cell table:style-name="ce49"/>
          <table:table-cell table:style-name="ce430"/>
          <table:table-cell table:style-name="ce49" table:number-columns-repeated="2"/>
          <table:table-cell table:style-name="ce458"/>
          <table:table-cell table:style-name="ce476" table:number-columns-repeated="2"/>
          <table:table-cell table:style-name="ce490" table:formula="oooc:=HLOOKUP([.T$1];[.U$1:.AC$1244];ROW();FALSE())" office:value-type="string" office:string-value="number of shifts">
            <text:p>number of shifts</text:p>
          </table:table-cell>
          <table:table-cell table:style-name="ce502" office:value-type="string">
            <text:p>number of shifts</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42">
            <text:p>42</text:p>
          </table:table-cell>
          <table:table-cell table:style-name="ce48"/>
          <table:table-cell table:style-name="ce90" office:value-type="float" office:value="207">
            <text:p>207</text:p>
          </table:table-cell>
          <table:table-cell table:style-name="ce140" office:value-type="string">
            <text:p>NDaysInd</text:p>
          </table:table-cell>
          <table:table-cell table:style-name="ce140"/>
          <table:table-cell table:style-name="ce141"/>
          <table:table-cell table:style-name="ce286" office:value-type="float" office:value="1">
            <text:p>1</text:p>
          </table:table-cell>
          <table:table-cell table:style-name="ce99" office:value-type="string">
            <text:p>days of production / operation per year</text:p>
          </table:table-cell>
          <table:table-cell table:style-name="ce286" office:value-type="string">
            <text:p>days</text:p>
          </table:table-cell>
          <table:table-cell table:number-columns-repeated="2" table:style-name="ce49" office:value-type="string">
            <text:p>X</text:p>
          </table:table-cell>
          <table:table-cell table:style-name="ce432" office:value-type="string">
            <text:p>x</text:p>
          </table:table-cell>
          <table:table-cell table:style-name="ce49" office:value-type="string">
            <text:p>not in generic info</text:p>
          </table:table-cell>
          <table:table-cell table:style-name="ce430"/>
          <table:table-cell table:style-name="ce49" office:value-type="string">
            <text:p>not in generic info</text:p>
          </table:table-cell>
          <table:table-cell table:style-name="ce49"/>
          <table:table-cell table:style-name="ce458" office:value-type="string">
            <text:p>If there are specific periods of holidays or shutdown of production for maintenance, etc., please specify …</text:p>
          </table:table-cell>
          <table:table-cell table:style-name="ce476" table:number-columns-repeated="2"/>
          <table:table-cell table:style-name="ce490" table:formula="oooc:=HLOOKUP([.T$1];[.U$1:.AC$1244];ROW();FALSE())" office:value-type="string" office:string-value="days of production / operation per year">
            <text:p>days of production / operation per year</text:p>
          </table:table-cell>
          <table:table-cell table:style-name="ce502" office:value-type="string">
            <text:p>days of production / operation per year</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office:value-type="string" office:string-value="days">
            <text:p>days</text:p>
          </table:table-cell>
          <table:table-cell table:style-name="ce589" office:value-type="string">
            <text:p>days</text:p>
          </table:table-cell>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43">
            <text:p>43</text:p>
          </table:table-cell>
          <table:table-cell table:style-name="ce48"/>
          <table:table-cell table:style-name="ce90"/>
          <table:table-cell table:style-name="ce141" table:number-columns-repeated="3"/>
          <table:table-cell table:style-name="ce286"/>
          <table:table-cell table:style-name="ce99" office:value-type="string">
            <text:p>principal period of holidays or stops for maintenance</text:p>
          </table:table-cell>
          <table:table-cell table:style-name="ce286" office:value-type="string">
            <text:p>dd/mm-dd/mm</text:p>
          </table:table-cell>
          <table:table-cell table:number-columns-repeated="2" table:style-name="ce49" office:value-type="string">
            <text:p>X</text:p>
          </table:table-cell>
          <table:table-cell table:style-name="ce432"/>
          <table:table-cell table:style-name="ce49"/>
          <table:table-cell table:style-name="ce430"/>
          <table:table-cell table:style-name="ce49" table:number-columns-repeated="2"/>
          <table:table-cell table:style-name="ce458"/>
          <table:table-cell table:style-name="ce476" table:number-columns-repeated="2"/>
          <table:table-cell table:style-name="ce490" table:formula="oooc:=HLOOKUP([.T$1];[.U$1:.AC$1244];ROW();FALSE())" office:value-type="string" office:string-value="principal period of holidays or stops for maintenance">
            <text:p>principal period of holidays or stops for maintenance</text:p>
          </table:table-cell>
          <table:table-cell table:style-name="ce502" office:value-type="string">
            <text:p>principal period of holidays or stops for maintenance</text:p>
          </table:table-cell>
          <table:table-cell table:style-name="ce537" table:number-columns-repeated="8"/>
          <table:table-cell table:style-name="ce477"/>
          <table:table-cell table:style-name="ce476"/>
          <table:table-cell table:style-name="ce559" table:formula="oooc:=HLOOKUP([.AF$1];[.AG$1:.AO$1242];ROW();FALSE())" office:value-type="string" office:string-value="Specify holiday periods and periods of stops for maintenance">
            <text:p>Specify holiday periods and periods of stops for maintenance</text:p>
          </table:table-cell>
          <table:table-cell table:style-name="ce565" office:value-type="string">
            <text:p>Specify holiday periods and periods of stops for maintenance</text:p>
          </table:table-cell>
          <table:table-cell table:style-name="ce565" office:value-type="string">
            <text:p>Especificar períodes de vacances o aturades per manteniment</text:p>
          </table:table-cell>
          <table:table-cell table:style-name="ce565" table:number-columns-repeated="7"/>
          <table:table-cell table:style-name="ce477"/>
          <table:table-cell table:style-name="ce476"/>
          <table:table-cell table:style-name="ce586" table:formula="oooc:=HLOOKUP([.AR$1];[.AS$1:.BA$1242];ROW();FALSE())" office:value-type="string" office:string-value="dd/mm-dd/mm">
            <text:p>dd/mm-dd/mm</text:p>
          </table:table-cell>
          <table:table-cell table:style-name="ce589" office:value-type="string">
            <text:p>dd/mm-dd/mm</text:p>
          </table:table-cell>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44">
            <text:p>44</text:p>
          </table:table-cell>
          <table:table-cell table:style-name="ce48"/>
          <table:table-cell table:style-name="ce90"/>
          <table:table-cell table:style-name="ce142" office:value-type="string">
            <text:p>NoProdStart</text:p>
          </table:table-cell>
          <table:table-cell table:style-name="ce142"/>
          <table:table-cell table:style-name="ce141"/>
          <table:table-cell table:style-name="ce286"/>
          <table:table-cell table:style-name="ce318" office:value-type="string">
            <text:p>principal period of holidays or stops for maintenance - start date</text:p>
          </table:table-cell>
          <table:table-cell table:style-name="ce286"/>
          <table:table-cell table:style-name="ce49" table:number-columns-repeated="2"/>
          <table:table-cell table:style-name="ce432"/>
          <table:table-cell table:style-name="ce49"/>
          <table:table-cell table:style-name="ce430"/>
          <table:table-cell table:style-name="ce49" table:number-columns-repeated="2"/>
          <table:table-cell table:style-name="ce458"/>
          <table:table-cell table:style-name="ce476" table:number-columns-repeated="2"/>
          <table:table-cell table:style-name="ce490"/>
          <table:table-cell table:style-name="ce502"/>
          <table:table-cell table:style-name="ce537" table:number-columns-repeated="8"/>
          <table:table-cell table:style-name="ce477"/>
          <table:table-cell table:style-name="ce476"/>
          <table:table-cell table:style-name="ce559"/>
          <table:table-cell table:style-name="ce565" table:number-columns-repeated="9"/>
          <table:table-cell table:style-name="ce477"/>
          <table:table-cell table:style-name="ce476"/>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45">
            <text:p>45</text:p>
          </table:table-cell>
          <table:table-cell table:style-name="ce48"/>
          <table:table-cell table:style-name="ce90"/>
          <table:table-cell table:style-name="ce142" office:value-type="string">
            <text:p>NoProdStop</text:p>
          </table:table-cell>
          <table:table-cell table:style-name="ce142"/>
          <table:table-cell table:style-name="ce141"/>
          <table:table-cell table:style-name="ce286"/>
          <table:table-cell table:style-name="ce318" office:value-type="string">
            <text:p>principal period of holidays or stops for maintenance - end date</text:p>
          </table:table-cell>
          <table:table-cell table:style-name="ce286"/>
          <table:table-cell table:style-name="ce49" table:number-columns-repeated="2"/>
          <table:table-cell table:style-name="ce432"/>
          <table:table-cell table:style-name="ce49"/>
          <table:table-cell table:style-name="ce430"/>
          <table:table-cell table:style-name="ce49" table:number-columns-repeated="2"/>
          <table:table-cell table:style-name="ce458"/>
          <table:table-cell table:style-name="ce476" table:number-columns-repeated="2"/>
          <table:table-cell table:style-name="ce490"/>
          <table:table-cell table:style-name="ce502"/>
          <table:table-cell table:style-name="ce537" table:number-columns-repeated="8"/>
          <table:table-cell table:style-name="ce477"/>
          <table:table-cell table:style-name="ce476"/>
          <table:table-cell table:style-name="ce559"/>
          <table:table-cell table:style-name="ce565" table:number-columns-repeated="9"/>
          <table:table-cell table:style-name="ce477"/>
          <table:table-cell table:style-name="ce476"/>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46">
            <text:p>46</text:p>
          </table:table-cell>
          <table:table-cell table:style-name="ce46"/>
          <table:table-cell table:style-name="ce88"/>
          <table:table-cell table:style-name="ce143" table:number-columns-repeated="3"/>
          <table:table-cell table:style-name="ce286"/>
          <table:table-cell table:style-name="ce99" office:value-type="string">
            <text:p><text:span text:style-name="T2">Information on products</text:span> </text:p>
          </table:table-cell>
          <table:table-cell table:style-name="ce286"/>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formation on products ">
            <text:p>Information on products </text:p>
          </table:table-cell>
          <table:table-cell table:style-name="ce502" office:value-type="string">
            <text:p>Information on products </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notes">
            <text:p>notes</text:p>
          </table:table-cell>
          <table:table-cell table:number-columns-repeated="2" table:style-name="ce534" office:value-type="string">
            <text:p>notes</text:p>
          </table:table-cell>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47">
            <text:p>47</text:p>
          </table:table-cell>
          <table:table-cell table:style-name="ce46"/>
          <table:table-cell table:style-name="ce88"/>
          <table:table-cell table:style-name="ce143" table:number-columns-repeated="3"/>
          <table:table-cell table:style-name="ce286"/>
          <table:table-cell table:style-name="ce317" office:value-type="string">
            <text:p>Product 1</text:p>
          </table:table-cell>
          <table:table-cell table:style-name="ce286"/>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oduct 1">
            <text:p>Product 1</text:p>
          </table:table-cell>
          <table:table-cell table:style-name="ce502" office:value-type="string">
            <text:p>Product 1</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48">
            <text:p>48</text:p>
          </table:table-cell>
          <table:table-cell table:style-name="ce46"/>
          <table:table-cell table:style-name="ce88"/>
          <table:table-cell table:style-name="ce143" table:number-columns-repeated="3"/>
          <table:table-cell table:style-name="ce286"/>
          <table:table-cell table:style-name="ce317" office:value-type="string">
            <text:p>Product 2</text:p>
          </table:table-cell>
          <table:table-cell table:style-name="ce286"/>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oduct 2">
            <text:p>Product 2</text:p>
          </table:table-cell>
          <table:table-cell table:style-name="ce502" office:value-type="string">
            <text:p>Product 2</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49">
            <text:p>49</text:p>
          </table:table-cell>
          <table:table-cell table:style-name="ce46"/>
          <table:table-cell table:style-name="ce88"/>
          <table:table-cell table:style-name="ce143" table:number-columns-repeated="3"/>
          <table:table-cell table:style-name="ce286"/>
          <table:table-cell table:style-name="ce317" office:value-type="string">
            <text:p>Product 3</text:p>
          </table:table-cell>
          <table:table-cell table:style-name="ce286"/>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oduct 3">
            <text:p>Product 3</text:p>
          </table:table-cell>
          <table:table-cell table:style-name="ce502" office:value-type="string">
            <text:p>Product 3</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50">
            <text:p>50</text:p>
          </table:table-cell>
          <table:table-cell table:style-name="ce46"/>
          <table:table-cell table:style-name="ce88"/>
          <table:table-cell table:style-name="ce143" table:number-columns-repeated="3"/>
          <table:table-cell table:style-name="ce286"/>
          <table:table-cell table:style-name="ce317" office:value-type="string">
            <text:p>Other products</text:p>
          </table:table-cell>
          <table:table-cell table:style-name="ce286"/>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Other products">
            <text:p>Other products</text:p>
          </table:table-cell>
          <table:table-cell table:style-name="ce502" office:value-type="string">
            <text:p>Other produc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51">
            <text:p>51</text:p>
          </table:table-cell>
          <table:table-cell table:style-name="ce46"/>
          <table:table-cell table:style-name="ce88" table:formula="oooc:=[.C46]+1" office:value-type="float" office:value="221">
            <text:p>221</text:p>
          </table:table-cell>
          <table:table-cell table:style-name="ce144" office:value-type="string">
            <text:p>Product</text:p>
          </table:table-cell>
          <table:table-cell table:style-name="ce144"/>
          <table:table-cell table:style-name="ce143"/>
          <table:table-cell table:style-name="ce286" office:value-type="float" office:value="1">
            <text:p>1</text:p>
          </table:table-cell>
          <table:table-cell table:style-name="ce99" office:value-type="string">
            <text:p>type of product</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30"/>
          <table:table-cell table:style-name="ce49" table:number-columns-repeated="2"/>
          <table:table-cell table:style-name="ce458"/>
          <table:table-cell table:style-name="ce476" table:number-columns-repeated="2"/>
          <table:table-cell table:style-name="ce490" table:formula="oooc:=HLOOKUP([.T$1];[.U$1:.AC$1244];ROW();FALSE())" office:value-type="string" office:string-value="type of product">
            <text:p>type of product</text:p>
          </table:table-cell>
          <table:table-cell table:style-name="ce502" office:value-type="string">
            <text:p>type of produc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name">
            <text:p>name</text:p>
          </table:table-cell>
          <table:table-cell table:style-name="ce589" office:value-type="string">
            <text:p>name</text:p>
          </table:table-cell>
          <table:table-cell table:style-name="ce534" office:value-type="string">
            <text:p>nom <text:s/></text:p>
          </table:table-cell>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52">
            <text:p>52</text:p>
          </table:table-cell>
          <table:table-cell table:style-name="ce46"/>
          <table:table-cell table:style-name="ce88"/>
          <table:table-cell table:style-name="ce144" office:value-type="string">
            <text:p>ProductCode</text:p>
          </table:table-cell>
          <table:table-cell table:style-name="ce144"/>
          <table:table-cell table:style-name="ce143"/>
          <table:table-cell table:style-name="ce286"/>
          <table:table-cell table:style-name="ce99" office:value-type="string">
            <text:p>product's code</text:p>
          </table:table-cell>
          <table:table-cell table:style-name="ce286" office:value-type="string">
            <text:p>-</text:p>
          </table:table-cell>
          <table:table-cell table:number-columns-repeated="2" table:style-name="ce49" office:value-type="string">
            <text:p>X</text:p>
          </table:table-cell>
          <table:table-cell table:style-name="ce432"/>
          <table:table-cell table:style-name="ce49"/>
          <table:table-cell table:style-name="ce430"/>
          <table:table-cell table:style-name="ce49" table:number-columns-repeated="2"/>
          <table:table-cell table:style-name="ce458"/>
          <table:table-cell table:style-name="ce476" table:number-columns-repeated="2"/>
          <table:table-cell table:style-name="ce490" table:formula="oooc:=HLOOKUP([.T$1];[.U$1:.AC$1244];ROW();FALSE())" office:value-type="string" office:string-value="product's code">
            <text:p>product's code</text:p>
          </table:table-cell>
          <table:table-cell table:style-name="ce502" office:value-type="string">
            <text:p>product's cod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53">
            <text:p>53</text:p>
          </table:table-cell>
          <table:table-cell table:style-name="ce46"/>
          <table:table-cell table:style-name="ce88" table:formula="oooc:=[.C60]+1" office:value-type="float" office:value="222">
            <text:p>222</text:p>
          </table:table-cell>
          <table:table-cell table:style-name="ce144" office:value-type="string">
            <text:p>QProdYear</text:p>
          </table:table-cell>
          <table:table-cell table:style-name="ce144"/>
          <table:table-cell table:style-name="ce143"/>
          <table:table-cell table:style-name="ce286" office:value-type="string">
            <text:p>Nproducts</text:p>
          </table:table-cell>
          <table:table-cell table:style-name="ce99" office:value-type="string">
            <text:p>quantity of product(s) per year</text:p>
          </table:table-cell>
          <table:table-cell table:style-name="ce286" office:value-type="string">
            <text:p>product-units/year</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30"/>
          <table:table-cell table:style-name="ce49" table:number-columns-repeated="2"/>
          <table:table-cell table:style-name="ce458" office:value-type="string">
            <text:p>Specify quantity of production in product units (e.g. 10 tons of cheese / year, …)</text:p>
          </table:table-cell>
          <table:table-cell table:style-name="ce476" table:number-columns-repeated="2"/>
          <table:table-cell table:style-name="ce490" table:formula="oooc:=HLOOKUP([.T$1];[.U$1:.AC$1244];ROW();FALSE())" office:value-type="string" office:string-value="quantity of product(s) per year">
            <text:p>quantity of product(s) per year</text:p>
          </table:table-cell>
          <table:table-cell table:style-name="ce502" office:value-type="string">
            <text:p>quantity of product(s) per yea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product-units/year">
            <text:p>product-units/year</text:p>
          </table:table-cell>
          <table:table-cell table:style-name="ce589" office:value-type="string">
            <text:p>product-units/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
          <table:table-cell table:style-name="ce11" office:value-type="float" office:value="54">
            <text:p>54</text:p>
          </table:table-cell>
          <table:table-cell table:style-name="ce46"/>
          <table:table-cell table:style-name="ce88" office:value-type="string">
            <text:p>204a</text:p>
          </table:table-cell>
          <table:table-cell table:style-name="ce144" office:value-type="string">
            <text:p>ProdUnit</text:p>
          </table:table-cell>
          <table:table-cell table:style-name="ce144"/>
          <table:table-cell table:style-name="ce143"/>
          <table:table-cell table:style-name="ce286" office:value-type="string">
            <text:p>Nproducts</text:p>
          </table:table-cell>
          <table:table-cell table:style-name="ce99" office:value-type="string">
            <text:p>measurement unit for product quantity</text:p>
          </table:table-cell>
          <table:table-cell table:style-name="ce368" office:value-type="string">
            <text:p>-</text:p>
          </table:table-cell>
          <table:table-cell table:style-name="ce395" office:value-type="string">
            <text:p>X</text:p>
          </table:table-cell>
          <table:table-cell table:style-name="ce49" office:value-type="string">
            <text:p>X</text:p>
          </table:table-cell>
          <table:table-cell table:style-name="ce430"/>
          <table:table-cell table:style-name="ce433"/>
          <table:table-cell table:style-name="ce430"/>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easurement unit for product quantity">
            <text:p>measurement unit for product quantity</text:p>
          </table:table-cell>
          <table:table-cell table:style-name="ce502" office:value-type="string">
            <text:p>measurement unit for product quantity</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34" office:value-type="string">
            <text:p>Specify the measuring unit and the quantyty (e.g. liters of milk (crude or <text:s/>processed) / year, hl of beer/year...</text:p>
          </table:table-cell>
          <table:table-cell table:style-name="ce534" office:value-type="string">
            <text:p>Especificar la unitat de mesura i la quantitat (p.e. litres de llet(crua o processada)/any, hl de cerveça/any …)</text:p>
          </table:table-cell>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93"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55">
            <text:p>55</text:p>
          </table:table-cell>
          <table:table-cell table:style-name="ce46"/>
          <table:table-cell table:style-name="ce88"/>
          <table:table-cell table:style-name="ce144" office:value-type="string">
            <text:p>TurnoverProd</text:p>
          </table:table-cell>
          <table:table-cell table:style-name="ce144"/>
          <table:table-cell table:style-name="ce143"/>
          <table:table-cell table:style-name="ce286"/>
          <table:table-cell table:style-name="ce99" office:value-type="string">
            <text:p>anual turnover per product</text:p>
          </table:table-cell>
          <table:table-cell table:style-name="ce286" office:value-type="string">
            <text:p>M€/year</text:p>
          </table:table-cell>
          <table:table-cell table:style-name="ce395" office:value-type="string">
            <text:p>X</text:p>
          </table:table-cell>
          <table:table-cell table:style-name="ce398"/>
          <table:table-cell table:style-name="ce430"/>
          <table:table-cell table:style-name="ce433"/>
          <table:table-cell table:style-name="ce430"/>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nnual turnover per product">
            <text:p>annual turnover per product</text:p>
          </table:table-cell>
          <table:table-cell table:style-name="ce502" office:value-type="string">
            <text:p>annual turnover per produc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year">
            <text:p>M€/year</text:p>
          </table:table-cell>
          <table:table-cell table:style-name="ce589" office:value-type="string">
            <text:p>M€/year</text:p>
          </table:table-cell>
          <table:table-cell table:style-name="ce534" office:value-type="string">
            <text:p>unitats produïdes/any</text:p>
          </table:table-cell>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56">
            <text:p>56</text:p>
          </table:table-cell>
          <table:table-cell table:style-name="ce49"/>
          <table:table-cell table:style-name="ce91" office:value-type="float" office:value="209">
            <text:p>209</text:p>
          </table:table-cell>
          <table:table-cell table:style-name="ce145" table:number-columns-repeated="3"/>
          <table:table-cell table:style-name="ce286" office:value-type="string">
            <text:p>-</text:p>
          </table:table-cell>
          <table:table-cell table:style-name="ce319" office:value-type="string">
            <text:p>FLOW CHART OF THE PRODUCTION PROCESS</text:p>
          </table:table-cell>
          <table:table-cell table:style-name="ce369"/>
          <table:table-cell table:style-name="ce395" office:value-type="string">
            <text:p>X</text:p>
          </table:table-cell>
          <table:table-cell table:style-name="ce418"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FLOW CHART OF THE PRODUCTION PROCESS">
            <text:p>FLOW CHART OF THE PRODUCTION PROCESS</text:p>
          </table:table-cell>
          <table:table-cell table:style-name="ce504" office:value-type="string">
            <text:p>FLOW CHART OF THE PRODUCTION PROCESS</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4"/>
          <table:table-cell table:style-name="ce565" table:number-columns-repeated="8"/>
          <table:table-cell table:style-name="ce477" table:number-columns-repeated="199"/>
          <table:table-cell table:style-name="ce11" table:number-columns-repeated="4"/>
        </table:table-row>
        <table:table-row table:style-name="ro1">
          <table:table-cell table:style-name="ce11" office:value-type="float" office:value="57">
            <text:p>57</text:p>
          </table:table-cell>
          <table:table-cell table:style-name="ce50"/>
          <table:table-cell table:style-name="ce92"/>
          <table:table-cell table:style-name="ce146" table:number-columns-repeated="3"/>
          <table:table-cell table:style-name="ce288"/>
          <table:table-cell table:style-name="ce320"/>
          <table:table-cell table:style-name="ce370"/>
          <table:table-cell table:style-name="ce290"/>
          <table:table-cell table:style-name="ce419"/>
          <table:table-cell table:style-name="ce379" table:number-columns-repeated="3"/>
          <table:table-cell table:style-name="ce442"/>
          <table:table-cell table:style-name="ce290"/>
          <table:table-cell table:style-name="ce95"/>
          <table:table-cell table:style-name="ce477" table:number-columns-repeated="2"/>
          <table:table-cell table:style-name="ce491" table:formula="oooc:=HLOOKUP([.T$1];[.U$1:.AC$1244];ROW();FALSE())">
            <text:p/>
          </table:table-cell>
          <table:table-cell table:style-name="ce505"/>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5"/>
          <table:table-cell table:style-name="ce565" table:number-columns-repeated="8"/>
          <table:table-cell table:style-name="ce477"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1" office:value-type="string">
              <text:p>C2</text:p>
            </table:table-cell>
            <table:table-cell table:style-name="ce93" office:value-type="string">
              <text:p>C201</text:p>
            </table:table-cell>
            <table:table-cell table:style-name="ce147" office:value-type="string">
              <text:p>NProducts</text:p>
            </table:table-cell>
            <table:table-cell table:style-name="ce147"/>
            <table:table-cell table:style-name="ce251"/>
            <table:table-cell table:style-name="ce56"/>
            <table:table-cell table:style-name="ce93" office:value-type="string">
              <text:p>Number of products</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Number of products">
              <text:p>Number of products</text:p>
            </table:table-cell>
            <table:table-cell table:style-name="ce499" office:value-type="string">
              <text:p>Number of produc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59">
              <text:p>59</text:p>
            </table:table-cell>
            <table:table-cell table:style-name="ce51" office:value-type="string">
              <text:p>C2</text:p>
            </table:table-cell>
            <table:table-cell table:style-name="ce93" office:value-type="string">
              <text:p>C202</text:p>
            </table:table-cell>
            <table:table-cell table:style-name="ce147" office:value-type="string">
              <text:p>HoursInd</text:p>
            </table:table-cell>
            <table:table-cell table:style-name="ce147"/>
            <table:table-cell table:style-name="ce251"/>
            <table:table-cell table:style-name="ce56"/>
            <table:table-cell table:style-name="ce93" office:value-type="string">
              <text:p>Total yearly working hours in industry</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yearly working hours in industry">
              <text:p>Total yearly working hours in industry</text:p>
            </table:table-cell>
            <table:table-cell table:style-name="ce499" office:value-type="string">
              <text:p>Total yearly working hours in industr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group>
        <table:table-row table:style-name="ro4">
          <table:table-cell office:value-type="float" office:value="60">
            <text:p>60</text:p>
          </table:table-cell>
          <table:table-cell table:style-name="ce45"/>
          <table:table-cell table:style-name="ce87"/>
          <table:table-cell table:style-name="ce137" table:number-columns-repeated="3"/>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15">
          <table:table-cell office:value-type="float" office:value="61">
            <text:p>61</text:p>
          </table:table-cell>
          <table:table-cell table:style-name="ce43" office:value-type="float" office:value="3">
            <text:p>3</text:p>
          </table:table-cell>
          <table:table-cell table:style-name="ce84" table:formula="oooc:=100*[.B70]" office:value-type="float" office:value="300">
            <text:p>300</text:p>
          </table:table-cell>
          <table:table-cell table:style-name="ce148" table:number-columns-repeated="2"/>
          <table:table-cell table:style-name="ce138"/>
          <table:table-cell table:style-name="ce282"/>
          <table:table-cell table:style-name="ce315" office:value-type="string">
            <text:p>Processes description</text:p>
          </table:table-cell>
          <table:table-cell table:style-name="ce365"/>
          <table:table-cell table:style-name="ce397"/>
          <table:table-cell table:style-name="ce401"/>
          <table:table-cell table:style-name="ce397" table:number-columns-repeated="5"/>
          <table:table-cell table:style-name="ce460"/>
          <table:table-cell table:number-columns-repeated="2"/>
          <table:table-cell table:style-name="ce489" table:formula="oooc:=HLOOKUP([.T$1];[.U$1:.AC$1244];ROW();FALSE())" office:value-type="string" office:string-value="Processes description">
            <text:p>Processes description</text:p>
          </table:table-cell>
          <table:table-cell table:style-name="ce501" office:value-type="string">
            <text:p>Processes description</text:p>
          </table:table-cell>
          <table:table-cell table:style-name="ce539"/>
          <table:table-cell table:style-name="ce550" table:number-columns-repeated="7"/>
          <table:table-cell table:style-name="ce473"/>
          <table:table-cell/>
          <table:table-cell table:style-name="ce558" table:formula="oooc:=HLOOKUP([.AF$1];[.AG$1:.AO$1242];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66" office:value-type="string">
            <text:p>Give an organizational diagram of the production process (e.g. the flux of crude milk in chease production or the the flux of car chasis in the automobile industry)</text:p>
          </table:table-cell>
          <table:table-cell table:style-name="ce566" office:value-type="string">
            <text:p>Donar un organigrama del procés productiu (p.e. el flux de llet crua a la producció de formatge o el flux de chasis de cotxe a la indústria automobilística)</text:p>
          </table:table-cell>
          <table:table-cell table:style-name="ce578" table:number-columns-repeated="7"/>
          <table:table-cell table:style-name="ce473"/>
          <table:table-cell/>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14">
          <table:table-cell table:style-name="ce11" office:value-type="float" office:value="62">
            <text:p>62</text:p>
          </table:table-cell>
          <table:table-cell table:style-name="ce46"/>
          <table:table-cell table:style-name="ce89" office:value-type="float" office:value="301">
            <text:p>301</text:p>
          </table:table-cell>
          <table:table-cell table:style-name="ce149" office:value-type="string">
            <text:p>Process</text:p>
          </table:table-cell>
          <table:table-cell table:style-name="ce149"/>
          <table:table-cell table:style-name="ce252"/>
          <table:table-cell table:style-name="ce287" office:value-type="string">
            <text:p>Nprocesses</text:p>
          </table:table-cell>
          <table:table-cell table:style-name="ce99" office:value-type="string">
            <text:p>process short name</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ocess short name">
            <text:p>process short name</text:p>
          </table:table-cell>
          <table:table-cell table:style-name="ce502" office:value-type="string">
            <text:p>process short nam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63">
            <text:p>63</text:p>
          </table:table-cell>
          <table:table-cell table:style-name="ce46"/>
          <table:table-cell table:style-name="ce89" office:value-type="float" office:value="302">
            <text:p>302</text:p>
          </table:table-cell>
          <table:table-cell table:style-name="ce149" office:value-type="string">
            <text:p>UnitOp</text:p>
          </table:table-cell>
          <table:table-cell table:style-name="ce149"/>
          <table:table-cell table:style-name="ce143"/>
          <table:table-cell table:style-name="ce287" office:value-type="string">
            <text:p>Nunitoper</text:p>
          </table:table-cell>
          <table:table-cell table:style-name="ce99" office:value-type="string">
            <text:p>unit operation type</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unit operation type">
            <text:p>unit operation type</text:p>
          </table:table-cell>
          <table:table-cell table:style-name="ce502" office:value-type="string">
            <text:p>unit operation typ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office:value-type="float" office:value="64">
            <text:p>64</text:p>
          </table:table-cell>
          <table:table-cell table:style-name="ce48"/>
          <table:table-cell table:style-name="ce89" office:value-type="float" office:value="303">
            <text:p>303</text:p>
          </table:table-cell>
          <table:table-cell table:style-name="ce149" office:value-type="string">
            <text:p>ProcType</text:p>
          </table:table-cell>
          <table:table-cell table:style-name="ce149"/>
          <table:table-cell table:style-name="ce143"/>
          <table:table-cell table:style-name="ce287" office:value-type="string">
            <text:p>Nprocesses</text:p>
          </table:table-cell>
          <table:table-cell table:style-name="ce99" office:value-type="string">
            <text:p>process type</text:p>
          </table:table-cell>
          <table:table-cell table:style-name="ce286" office:value-type="string">
            <text:p>continuous / batch</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35"/>
          <table:table-cell table:style-name="ce49" office:value-type="string">
            <text:p>x</text:p>
          </table:table-cell>
          <table:table-cell table:style-name="ce11"/>
          <table:table-cell table:style-name="ce461"/>
          <table:table-cell table:style-name="ce477" table:number-columns-repeated="2"/>
          <table:table-cell table:style-name="ce490" table:formula="oooc:=HLOOKUP([.T$1];[.U$1:.AC$1244];ROW();FALSE())" office:value-type="string" office:string-value="process type">
            <text:p>process type</text:p>
          </table:table-cell>
          <table:table-cell table:style-name="ce502" office:value-type="string">
            <text:p>process type</text:p>
          </table:table-cell>
          <table:table-cell table:style-name="ce537" table:number-columns-repeated="8"/>
          <table:table-cell table:style-name="ce477" table:number-columns-repeated="2"/>
          <table:table-cell table:style-name="ce559" table:formula="oooc:=HLOOKUP([.AF$1];[.AG$1:.AO$1242];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65" office:value-type="string">
            <text:p>Give a brief description of the process or the unitary operation, and specify if it is continuous or batch</text:p>
          </table:table-cell>
          <table:table-cell table:style-name="ce565" office:value-type="string">
            <text:p>Donar una breu descripció del procés o la operació unitaria, i especificar si és continu o discontinu</text:p>
          </table:table-cell>
          <table:table-cell table:style-name="ce565" table:number-columns-repeated="7"/>
          <table:table-cell table:style-name="ce477" table:number-columns-repeated="2"/>
          <table:table-cell table:style-name="ce586" table:formula="oooc:=HLOOKUP([.AR$1];[.AS$1:.BA$1242];ROW();FALSE())" office:value-type="string" office:string-value="continuous / batch">
            <text:p>continuous / batch</text:p>
          </table:table-cell>
          <table:table-cell table:style-name="ce589" office:value-type="string">
            <text:p>continuous / batch</text:p>
          </table:table-cell>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65">
            <text:p>65</text:p>
          </table:table-cell>
          <table:table-cell table:style-name="ce48"/>
          <table:table-cell table:style-name="ce89"/>
          <table:table-cell table:style-name="ce149" table:number-columns-repeated="2"/>
          <table:table-cell table:style-name="ce143"/>
          <table:table-cell table:style-name="ce287" office:value-type="string">
            <text:p>-</text:p>
          </table:table-cell>
          <table:table-cell table:style-name="ce99" office:value-type="string">
            <text:p>continuous / batch</text:p>
          </table:table-cell>
          <table:table-cell table:style-name="ce286"/>
          <table:table-cell table:style-name="ce398"/>
          <table:table-cell table:style-name="ce49" office:value-type="string">
            <text:p>X</text:p>
          </table:table-cell>
          <table:table-cell table:style-name="ce432"/>
          <table:table-cell table:style-name="ce49"/>
          <table:table-cell table:style-name="ce435"/>
          <table:table-cell table:style-name="ce49"/>
          <table:table-cell table:style-name="ce49" office:value-type="string">
            <text:p>repeating ProcType(cont./batch), deleted from Q 10.12.2007</text:p>
          </table:table-cell>
          <table:table-cell table:style-name="ce461"/>
          <table:table-cell table:style-name="ce477" table:number-columns-repeated="2"/>
          <table:table-cell table:style-name="ce490" table:formula="oooc:=HLOOKUP([.T$1];[.U$1:.AC$1244];ROW();FALSE())" office:value-type="string" office:string-value="Continuous/Batch">
            <text:p>Continuous/Batch</text:p>
          </table:table-cell>
          <table:table-cell table:style-name="ce502" office:value-type="string">
            <text:p>Continuous/Batch</text:p>
          </table:table-cell>
          <table:table-cell table:style-name="ce537" office:value-type="string">
            <text:p>Continu/Discontinu</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3">
          <table:table-cell table:style-name="ce11" office:value-type="float" office:value="66">
            <text:p>66</text:p>
          </table:table-cell>
          <table:table-cell table:style-name="ce48"/>
          <table:table-cell table:style-name="ce89" office:value-type="float" office:value="304">
            <text:p>304</text:p>
          </table:table-cell>
          <table:table-cell table:style-name="ce149" office:value-type="string">
            <text:p>ProcMed</text:p>
          </table:table-cell>
          <table:table-cell table:style-name="ce149"/>
          <table:table-cell table:style-name="ce143"/>
          <table:table-cell table:style-name="ce287" office:value-type="string">
            <text:p>Nprocesses</text:p>
          </table:table-cell>
          <table:table-cell table:style-name="ce99" office:value-type="string">
            <text:p>Product or process medium (water, oil, air, lye ...)</text:p>
          </table:table-cell>
          <table:table-cell table:style-name="ce286"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1" office:value-type="string">
            <text:p>the medium which is in direct contact with the treated product, e.g. air for drying, lye or water for washing, etc.</text:p>
          </table:table-cell>
          <table:table-cell table:style-name="ce477" table:number-columns-repeated="2"/>
          <table:table-cell table:style-name="ce490" table:formula="oooc:=HLOOKUP([.T$1];[.U$1:.AC$1244];ROW();FALSE())" office:value-type="string" office:string-value="product or process medium (water, oil, air, ...)">
            <text:p>product or process medium (water, oil, air, ...)</text:p>
          </table:table-cell>
          <table:table-cell table:style-name="ce502" office:value-type="string">
            <text:p>product or process medium (water, oil, air, ...)</text:p>
          </table:table-cell>
          <table:table-cell table:style-name="ce537" table:number-columns-repeated="8"/>
          <table:table-cell table:style-name="ce477" table:number-columns-repeated="2"/>
          <table:table-cell table:style-name="ce559" table:formula="oooc:=HLOOKUP([.AF$1];[.AG$1:.AO$1242];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65" office:value-type="string">
            <text:p>The medium that is in direct contact with the treated product, e.g. air for drying, lye or water for washing, etc...</text:p>
          </table:table-cell>
          <table:table-cell table:style-name="ce565" office:value-type="string">
            <text:p>Medi que està en contacte directe amb el producte tractat, p.e. aire per assecar, lleixiu o aigua per rentar, etc…</text:p>
          </table:table-cell>
          <table:table-cell table:style-name="ce565" table:number-columns-repeated="7"/>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13">
          <table:table-cell table:style-name="ce11" office:value-type="float" office:value="67">
            <text:p>67</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text:span text:style-name="T3">typical</text:span><text:span text:style-name="T4"> </text:span><text:span text:style-name="T5">heat (or cold) demand</text:span></text:p>
          </table:table-cell>
          <table:table-cell table:style-name="ce294" office:value-type="string">
            <text:p>kW</text:p>
          </table:table-cell>
          <table:table-cell table:style-name="ce398"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1" office:value-type="string">
            <text:p>during operation</text:p>
          </table:table-cell>
          <table:table-cell table:style-name="ce477" table:number-columns-repeated="2"/>
          <table:table-cell table:style-name="ce490" table:formula="oooc:=HLOOKUP([.T$1];[.U$1:.AC$1244];ROW();FALSE())" office:value-type="string" office:string-value="typical heat (or cold) demand">
            <text:p>typical heat (or cold) demand</text:p>
          </table:table-cell>
          <table:table-cell table:style-name="ce506" office:value-type="string">
            <text:p><text:span text:style-name="T18">typical</text:span><text:span text:style-name="T7"> heat (or cold) </text:span><text:span text:style-name="T7">demand</text:spa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
            <text:p>kW</text:p>
          </table:table-cell>
          <table:table-cell table:style-name="ce398" office:value-type="string">
            <text:p>kW</text:p>
          </table:table-cell>
          <table:table-cell table:style-name="ce565" table:number-columns-repeated="8"/>
          <table:table-cell table:style-name="ce477" table:number-columns-repeated="199"/>
          <table:table-cell table:style-name="ce11" table:number-columns-repeated="4"/>
        </table:table-row>
        <table:table-row table:style-name="ro16">
          <table:table-cell table:style-name="ce11" office:value-type="float" office:value="68">
            <text:p>68</text:p>
          </table:table-cell>
          <table:table-cell table:style-name="ce48"/>
          <table:table-cell table:style-name="ce90" office:value-type="float" office:value="305">
            <text:p>305</text:p>
          </table:table-cell>
          <table:table-cell table:style-name="ce150" office:value-type="string">
            <text:p>PT</text:p>
          </table:table-cell>
          <table:table-cell table:style-name="ce150"/>
          <table:table-cell table:style-name="ce253"/>
          <table:table-cell table:style-name="ce287" office:value-type="string">
            <text:p>Nprocesses</text:p>
          </table:table-cell>
          <table:table-cell table:style-name="ce99" office:value-type="string">
            <text:p>typical(final) temperature of the </text:p>
            <text:p><text:span text:style-name="T6">process</text:span><text:span text:style-name="T7"> </text:span><text:span text:style-name="T6">medium</text:span><text:span text:style-name="T7"> </text:span><text:span text:style-name="T7">during operation</text:span></text:p>
          </table:table-cell>
          <table:table-cell table:style-name="ce286" office:value-type="string">
            <text:p>°C</text:p>
          </table:table-cell>
          <table:table-cell table:number-columns-repeated="2" table:style-name="ce49" office:value-type="string">
            <text:p>X</text:p>
          </table:table-cell>
          <table:table-cell table:style-name="ce49" office:value-type="string">
            <text:p>x </text:p>
          </table:table-cell>
          <table:table-cell table:style-name="ce56" office:value-type="string">
            <text:p>x </text:p>
          </table:table-cell>
          <table:table-cell table:style-name="ce48"/>
          <table:table-cell table:style-name="ce49" office:value-type="string">
            <text:p>x </text:p>
          </table:table-cell>
          <table:table-cell table:style-name="ce49"/>
          <table:table-cell table:style-name="ce451" office:value-type="string">
            <text:p>Please distinguish between the temperature of the process and that of the heat supply (see below).</text:p>
          </table:table-cell>
          <table:table-cell table:style-name="ce477" table:number-columns-repeated="2"/>
          <table:table-cell table:style-name="ce490" table:formula="oooc:=HLOOKUP([.T$1];[.U$1:.AC$1244];ROW();FALSE())" office:value-type="string" office:string-value="typical (final) temperature of the  process medium during operation">
            <text:p>typical (final) temperature of the <text:s/>process medium during operation</text:p>
          </table:table-cell>
          <table:table-cell table:style-name="ce502" office:value-type="string">
            <text:p><text:span text:style-name="T18">typical (final) temperature of </text:span><text:span text:style-name="T18">the </text:span></text:p>
            <text:p><text:span text:style-name="T19">process</text:span><text:span text:style-name="T7"> </text:span><text:span text:style-name="T19">medium</text:span><text:span text:style-name="T7"> during </text:span><text:span text:style-name="T7">operation</text:span></text:p>
          </table:table-cell>
          <table:table-cell table:style-name="ce537" table:number-columns-repeated="8"/>
          <table:table-cell table:style-name="ce477" table:number-columns-repeated="2"/>
          <table:table-cell table:style-name="ce559" table:formula="oooc:=HLOOKUP([.AF$1];[.AG$1:.AO$1242];ROW();FALSE())" office:value-type="string" office:string-value="Give the temperature of the process medium and not that of the heat supplying medium.">
            <text:p>Give the temperature of the process medium and not that of the heat supplying medium.</text:p>
          </table:table-cell>
          <table:table-cell table:style-name="ce565" office:value-type="string">
            <text:p>Give the temperature of the process medium and not that of the heat supplying medium.</text:p>
          </table:table-cell>
          <table:table-cell table:style-name="ce565" office:value-type="string">
            <text:p>Donar la temperatura del medi del procés i no la del portador de calor que subministra al procés.</text:p>
          </table:table-cell>
          <table:table-cell table:style-name="ce565" table:number-columns-repeated="7"/>
          <table:table-cell table:style-name="ce477"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0" table:formula="oooc:=[.C77]+1" office:value-type="float" office:value="306">
            <text:p>306</text:p>
          </table:table-cell>
          <table:table-cell table:style-name="ce150" office:value-type="string">
            <text:p>PTInFlow</text:p>
          </table:table-cell>
          <table:table-cell table:style-name="ce150"/>
          <table:table-cell table:style-name="ce141" office:value-type="string">
            <text:p>PT_i</text:p>
          </table:table-cell>
          <table:table-cell table:style-name="ce287" office:value-type="string">
            <text:p>Nprocesses</text:p>
          </table:table-cell>
          <table:table-cell table:style-name="ce99" office:value-type="string">
            <text:p>inlet temperature of the process medium</text:p>
            <text:p>(before heat recovery)</text:p>
          </table:table-cell>
          <table:table-cell table:style-name="ce286" office:value-type="string">
            <text:p>°C</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56"/>
          <table:table-cell table:style-name="ce49"/>
          <table:table-cell table:style-name="ce450" office:value-type="string">
            <text:p>important for open processes</text:p>
          </table:table-cell>
          <table:table-cell table:style-name="ce462" office:value-type="string">
            <text:p>Inlet temperature of the process medium to the process after heat recovery</text:p>
          </table:table-cell>
          <table:table-cell table:style-name="ce477" table:number-columns-repeated="2"/>
          <table:table-cell table:style-name="ce490" table:formula="oooc:=HLOOKUP([.T$1];[.U$1:.AC$1244];ROW();FALSE())" office:value-type="string" office:string-value="inlet temperature of the process medium (before heat recovery)">
            <text:p>inlet temperature of the process medium (before heat recovery)</text:p>
          </table:table-cell>
          <table:table-cell table:style-name="ce502" office:value-type="string">
            <text:p><text:span text:style-name="T18">inlet temperature </text:span>of the process medium</text:p>
            <text:p>(before heat recovery)</text:p>
          </table:table-cell>
          <table:table-cell table:style-name="ce537" table:number-columns-repeated="8"/>
          <table:table-cell table:style-name="ce477" table:number-columns-repeated="2"/>
          <table:table-cell table:style-name="ce559" table:formula="oooc:=HLOOKUP([.AF$1];[.AG$1:.AO$1242];ROW();FALSE())" office:value-type="string" office:string-value="Inlet temperature of the process medium before heat recovery">
            <text:p>Inlet temperature of the process medium before heat recovery</text:p>
          </table:table-cell>
          <table:table-cell table:style-name="ce565" office:value-type="string">
            <text:p>Inlet temperature of the process medium before heat recovery</text:p>
          </table:table-cell>
          <table:table-cell table:style-name="ce565" office:value-type="string">
            <text:p>Temperatura d'entrada del medi del procés abans del recuperador de calor</text:p>
          </table:table-cell>
          <table:table-cell table:style-name="ce565" table:number-columns-repeated="7"/>
          <table:table-cell table:style-name="ce477"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4" office:value-type="float" office:value="307">
            <text:p>307</text:p>
          </table:table-cell>
          <table:table-cell table:style-name="ce151" office:value-type="string">
            <text:p>PTInMax</text:p>
          </table:table-cell>
          <table:table-cell table:style-name="ce151"/>
          <table:table-cell table:style-name="ce254" office:value-type="string">
            <text:p>PT_iMax</text:p>
          </table:table-cell>
          <table:table-cell table:style-name="ce289" office:value-type="string">
            <text:p>Nprocesses</text:p>
          </table:table-cell>
          <table:table-cell table:style-name="ce100" office:value-type="string">
            <text:p>maximum allowed temperature for external preheating</text:p>
          </table:table-cell>
          <table:table-cell table:style-name="ce53" office:value-type="string">
            <text:p>°C</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56"/>
          <table:table-cell table:style-name="ce49"/>
          <table:table-cell table:style-name="ce450" office:value-type="string">
            <text:p>important for open processes</text:p>
          </table:table-cell>
          <table:table-cell table:style-name="ce463" office:value-type="string">
            <text:p>Maximum temperature allowed for external preheating of circulating fluid</text:p>
          </table:table-cell>
          <table:table-cell table:style-name="Default"/>
          <table:table-cell table:style-name="ce477"/>
          <table:table-cell table:style-name="ce490" table:formula="oooc:=HLOOKUP([.T$1];[.U$1:.AC$1222];ROW();FALSE())" office:value-type="string" office:string-value="inlet temperature of the process medium (before heat recovery)">
            <text:p>inlet temperature of the process medium (before heat recovery)</text:p>
          </table:table-cell>
          <table:table-cell table:style-name="ce502" office:value-type="string">
            <text:p><text:span text:style-name="T18">inlet temperature </text:span>of the process medium</text:p>
            <text:p>(before heat recovery)</text:p>
          </table:table-cell>
          <table:table-cell table:style-name="ce537" table:number-columns-repeated="8"/>
          <table:table-cell table:style-name="ce477" table:number-columns-repeated="2"/>
          <table:table-cell table:style-name="ce559" table:formula="oooc:=HLOOKUP([.AF$1];[.AG$1:.AO$1220];ROW();FALSE())" office:value-type="string" office:string-value="Inlet temperature of the process medium before heat recovery">
            <text:p>Inlet temperature of the process medium before heat recovery</text:p>
          </table:table-cell>
          <table:table-cell table:style-name="ce565" office:value-type="string">
            <text:p>Inlet temperature of the process medium before heat recovery</text:p>
          </table:table-cell>
          <table:table-cell table:style-name="ce565" office:value-type="string">
            <text:p>Temperatura d'entrada del medi del procés abans del recuperador de calor</text:p>
          </table:table-cell>
          <table:table-cell table:style-name="ce565" table:number-columns-repeated="7"/>
          <table:table-cell table:style-name="ce477" table:number-columns-repeated="2"/>
          <table:table-cell table:style-name="ce586" table:formula="oooc:=HLOOKUP([.AR$1];[.AS$1:.BA$1220];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70">
            <text:p>70</text:p>
          </table:table-cell>
          <table:table-cell table:style-name="ce48"/>
          <table:table-cell table:style-name="ce89" office:value-type="float" office:value="308">
            <text:p>308</text:p>
          </table:table-cell>
          <table:table-cell table:style-name="ce150" office:value-type="string">
            <text:p>PTStartUp</text:p>
          </table:table-cell>
          <table:table-cell table:style-name="ce150"/>
          <table:table-cell table:style-name="ce143"/>
          <table:table-cell table:style-name="ce287" office:value-type="string">
            <text:p>Nprocesses</text:p>
          </table:table-cell>
          <table:table-cell table:style-name="ce99" office:value-type="string">
            <text:p>start-up temperature of process medium after breaks</text:p>
          </table:table-cell>
          <table:table-cell table:style-name="ce286" office:value-type="string">
            <text:p>ºC</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office:value-type="string">
            <text:p>duration of break needed to estimate losses. In schedule??</text:p>
          </table:table-cell>
          <table:table-cell table:style-name="ce459"/>
          <table:table-cell table:style-name="ce477" table:number-columns-repeated="2"/>
          <table:table-cell table:style-name="ce490" table:formula="oooc:=HLOOKUP([.T$1];[.U$1:.AC$1244];ROW();FALSE())" office:value-type="string" office:string-value="start-up temperature of process medium (after breaks)">
            <text:p>start-up temperature of process medium (after breaks)</text:p>
          </table:table-cell>
          <table:table-cell table:style-name="ce502" office:value-type="string">
            <text:p>start-up temperature of process medium (after breaks)</text:p>
          </table:table-cell>
          <table:table-cell table:style-name="ce537" table:number-columns-repeated="8"/>
          <table:table-cell table:style-name="ce477" table:number-columns-repeated="2"/>
          <table:table-cell table:style-name="ce559" table:formula="oooc:=HLOOKUP([.AF$1];[.AG$1:.AO$1242];ROW();FALSE())" office:value-type="string" office:string-value="Temperature of the process equipment before heating up when process start-up begins">
            <text:p>Temperature of the process equipment before heating up when process start-up begins</text:p>
          </table:table-cell>
          <table:table-cell table:style-name="ce565" office:value-type="string">
            <text:p>Temperature of the process equipment before heating up when process start-up begins</text:p>
          </table:table-cell>
          <table:table-cell table:style-name="ce565" table:number-columns-repeated="8"/>
          <table:table-cell table:style-name="ce477" table:number-columns-repeated="2"/>
          <table:table-cell table:style-name="ce586" table:formula="oooc:=HLOOKUP([.AR$1];[.AS$1:.BA$1242];ROW();FALSE())" office:value-type="string" office:string-value="ºC">
            <text:p>ºC</text:p>
          </table:table-cell>
          <table:table-cell table:style-name="ce589" office:value-type="string">
            <text:p>ºC</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71">
            <text:p>71</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flow rate of the process medium</text:p>
          </table:table-cell>
          <table:table-cell table:style-name="ce294" office:value-type="string">
            <text:p>m³/h</text:p>
          </table:table-cell>
          <table:table-cell table:style-name="ce398"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office:value-type="string">
            <text:p>see next</text:p>
          </table:table-cell>
          <table:table-cell table:style-name="ce451" office:value-type="string">
            <text:p>only if the process medium is flowing</text:p>
          </table:table-cell>
          <table:table-cell table:style-name="ce477" table:number-columns-repeated="2"/>
          <table:table-cell table:style-name="ce490" table:formula="oooc:=HLOOKUP([.T$1];[.U$1:.AC$1244];ROW();FALSE())" office:value-type="string" office:string-value="flow rate of the process medium">
            <text:p>flow rate of the process medium</text:p>
          </table:table-cell>
          <table:table-cell table:style-name="ce507" office:value-type="string">
            <text:p>flow rate of the process medium</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398" office:value-type="string">
            <text:p>m³/h</text:p>
          </table:table-cell>
          <table:table-cell table:style-name="ce565" table:number-columns-repeated="8"/>
          <table:table-cell table:style-name="ce477" table:number-columns-repeated="199"/>
          <table:table-cell table:style-name="ce11" table:number-columns-repeated="4"/>
        </table:table-row>
        <table:table-row table:style-name="ro3">
          <table:table-cell table:style-name="ce11" office:value-type="float" office:value="72">
            <text:p>72</text:p>
          </table:table-cell>
          <table:table-cell table:style-name="ce48"/>
          <table:table-cell table:style-name="ce90" table:formula="oooc:=[.C107]+1" office:value-type="float" office:value="332">
            <text:p>332</text:p>
          </table:table-cell>
          <table:table-cell table:style-name="ce152" office:value-type="string">
            <text:p>VInFlowDay</text:p>
          </table:table-cell>
          <table:table-cell table:style-name="ce152"/>
          <table:table-cell table:style-name="ce141"/>
          <table:table-cell table:style-name="ce287" office:value-type="string">
            <text:p>Nprocesses</text:p>
          </table:table-cell>
          <table:table-cell table:style-name="ce99" office:value-type="string">
            <text:p>Daily inflow of process medium</text:p>
          </table:table-cell>
          <table:table-cell table:style-name="ce286" office:value-type="string">
            <text:p>m³</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daily inflow of process medium">
            <text:p>daily inflow of process medium</text:p>
          </table:table-cell>
          <table:table-cell table:style-name="ce502" office:value-type="string">
            <text:p>daily inflow of process medium</text:p>
          </table:table-cell>
          <table:table-cell table:style-name="ce537" table:number-columns-repeated="8"/>
          <table:table-cell table:style-name="ce477" table:number-columns-repeated="2"/>
          <table:table-cell table:style-name="ce559" table:formula="oooc:=HLOOKUP([.AF$1];[.AG$1:.AO$1242];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65" office:value-type="string">
            <text:p>Continuous process: Fluid flow rate times hours of circulation. Batch process with fluid renewal: volume times No. of lots.</text:p>
          </table:table-cell>
          <table:table-cell table:style-name="ce565" office:value-type="string">
            <text:p>Procés continu: Fluid flow rate times hours of circulation. Procés discontinu amb renovació de fluid: volum x no.de lots</text:p>
          </table:table-cell>
          <table:table-cell table:style-name="ce565" table:number-columns-repeated="7"/>
          <table:table-cell table:style-name="ce477" table:number-columns-repeated="2"/>
          <table:table-cell table:style-name="ce586" table:formula="oooc:=HLOOKUP([.AR$1];[.AS$1:.BA$1242];ROW();FALSE())" office:value-type="string" office:string-value="m³">
            <text:p>m³</text:p>
          </table:table-cell>
          <table:table-cell table:style-name="ce589" office:value-type="string">
            <text:p>m³</text:p>
          </table:table-cell>
          <table:table-cell table:style-name="ce565" table:number-columns-repeated="8"/>
          <table:table-cell table:style-name="ce477" table:number-columns-repeated="199"/>
          <table:table-cell table:style-name="ce11" table:number-columns-repeated="4"/>
        </table:table-row>
        <table:table-row table:style-name="ro16">
          <table:table-cell table:style-name="ce11" office:value-type="float" office:value="73">
            <text:p>73</text:p>
          </table:table-cell>
          <table:table-cell table:style-name="ce48"/>
          <table:table-cell table:style-name="ce90" table:formula="oooc:=[.C82]+1" office:value-type="float" office:value="333">
            <text:p>333</text:p>
          </table:table-cell>
          <table:table-cell table:style-name="ce152" office:value-type="string">
            <text:p>VolProcMed</text:p>
          </table:table-cell>
          <table:table-cell table:style-name="ce152"/>
          <table:table-cell table:style-name="ce141"/>
          <table:table-cell table:style-name="ce287" office:value-type="string">
            <text:p>Nprocesses</text:p>
          </table:table-cell>
          <table:table-cell table:style-name="ce99" office:value-type="string">
            <text:p>Volume of the process medium within the equipment or storage</text:p>
          </table:table-cell>
          <table:table-cell table:style-name="ce286" office:value-type="string">
            <text:p>m³</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62" office:value-type="string">
            <text:p>E.g. volume of liquid contained in a bottle washer;</text:p>
            <text:p>For batch processes: volume of one batch</text:p>
          </table:table-cell>
          <table:table-cell table:style-name="ce477" table:number-columns-repeated="2"/>
          <table:table-cell table:style-name="ce490" table:formula="oooc:=HLOOKUP([.T$1];[.U$1:.AC$1244];ROW();FALSE())" office:value-type="string" office:string-value="volume of the process medium within the equipment or storage">
            <text:p>volume of the process medium within the equipment or storage</text:p>
          </table:table-cell>
          <table:table-cell table:style-name="ce502" office:value-type="string">
            <text:p>volume of the process medium within the equipment or storage</text:p>
          </table:table-cell>
          <table:table-cell table:style-name="ce537" table:number-columns-repeated="8"/>
          <table:table-cell table:style-name="ce477" table:number-columns-repeated="2"/>
          <table:table-cell table:style-name="ce559" table:formula="oooc:=HLOOKUP([.AF$1];[.AG$1:.AO$1242];ROW();FALSE())" office:value-type="string" office:string-value="e.g. volume of liquid in a bottle for cleaning ">
            <text:p>e.g. volume of liquid in a bottle for cleaning </text:p>
          </table:table-cell>
          <table:table-cell table:style-name="ce565" office:value-type="string">
            <text:p>e.g. volume of liquid in a bottle for cleaning </text:p>
          </table:table-cell>
          <table:table-cell table:style-name="ce565" office:value-type="string">
            <text:p>P.e. volum de líquid contingut en una ampolla de neteja</text:p>
          </table:table-cell>
          <table:table-cell table:style-name="ce565" table:number-columns-repeated="7"/>
          <table:table-cell table:style-name="ce477" table:number-columns-repeated="2"/>
          <table:table-cell table:style-name="ce586" table:formula="oooc:=HLOOKUP([.AR$1];[.AS$1:.BA$1242];ROW();FALSE())" office:value-type="string" office:string-value="m³">
            <text:p>m³</text:p>
          </table:table-cell>
          <table:table-cell table:style-name="ce589" office:value-type="string">
            <text:p>m³</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74">
            <text:p>74</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pressure in the process</text:p>
          </table:table-cell>
          <table:table-cell table:style-name="ce294" office:value-type="string">
            <text:p>bar</text:p>
          </table:table-cell>
          <table:table-cell table:style-name="ce394"/>
          <table:table-cell table:style-name="ce398"/>
          <table:table-cell table:number-columns-repeated="2" table:style-name="ce430" office:value-type="string">
            <text:p>x</text:p>
          </table:table-cell>
          <table:table-cell table:style-name="ce430"/>
          <table:table-cell table:style-name="ce433" office:value-type="string">
            <text:p>x</text:p>
          </table:table-cell>
          <table:table-cell table:style-name="ce395"/>
          <table:table-cell table:style-name="ce459"/>
          <table:table-cell table:style-name="ce476" table:number-columns-repeated="2"/>
          <table:table-cell table:style-name="ce490" table:formula="oooc:=HLOOKUP([.T$1];[.U$1:.AC$1244];ROW();FALSE())" office:value-type="string" office:string-value="pressure in the process">
            <text:p>pressure in the process</text:p>
          </table:table-cell>
          <table:table-cell table:style-name="ce508" office:value-type="string">
            <text:p>pressure in the process</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office:value-type="string" office:string-value="bar">
            <text:p>bar</text:p>
          </table:table-cell>
          <table:table-cell table:style-name="ce598" office:value-type="string">
            <text:p>bar</text:p>
          </table:table-cell>
          <table:table-cell table:style-name="ce565" table:number-columns-repeated="8"/>
          <table:table-cell table:style-name="ce477" table:number-columns-repeated="199"/>
          <table:table-cell table:style-name="ce11" table:number-columns-repeated="4"/>
        </table:table-row>
        <table:table-row table:style-name="ro18">
          <table:table-cell table:style-name="ce11" office:value-type="float" office:value="75">
            <text:p>75</text:p>
          </table:table-cell>
          <table:table-cell table:style-name="ce48"/>
          <table:table-cell table:style-name="ce94" table:formula="oooc:=[.C83]+1" office:value-type="float" office:value="334">
            <text:p>334</text:p>
          </table:table-cell>
          <table:table-cell table:style-name="ce153" office:value-type="string">
            <text:p>QOpProc </text:p>
          </table:table-cell>
          <table:table-cell table:style-name="ce153"/>
          <table:table-cell table:style-name="ce254"/>
          <table:table-cell table:style-name="ce289" office:value-type="string">
            <text:p>Nprocesses</text:p>
          </table:table-cell>
          <table:table-cell table:style-name="ce100" office:value-type="string">
            <text:p>Power requirement of the process in operation</text:p>
          </table:table-cell>
          <table:table-cell table:style-name="ce53" office:value-type="string">
            <text:p>kW</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Power requirement of the process in operation">
            <text:p>Power requirement of the process in operation</text:p>
          </table:table-cell>
          <table:table-cell table:style-name="ce100" office:value-type="string">
            <text:p>Power requirement of the process in operation</text:p>
          </table:table-cell>
          <table:table-cell table:style-name="ce537" table:number-columns-repeated="8"/>
          <table:table-cell table:style-name="ce477" table:number-columns-repeated="2"/>
          <table:table-cell table:style-name="ce559" table:formula="oooc:=HLOOKUP([.AF$1];[.AG$1:.AO$1242];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100" office:value-type="string">
            <text:p>Power requierment during operation at steady state (thermal losses, evapoartion, endogenous chemical recations; without heating of circulating fluid)</text:p>
          </table:table-cell>
          <table:table-cell table:style-name="ce565" table:number-columns-repeated="8"/>
          <table:table-cell table:style-name="ce477" table:number-columns-repeated="2"/>
          <table:table-cell table:style-name="ce586" table:formula="oooc:=HLOOKUP([.AR$1];[.AS$1:.BA$1242];ROW();FALSE())" office:value-type="string" office:string-value="kW">
            <text:p>kW</text:p>
          </table:table-cell>
          <table:table-cell table:style-name="ce53" office:value-type="string">
            <text:p>kW</text:p>
          </table:table-cell>
          <table:table-cell table:style-name="ce565" table:number-columns-repeated="8"/>
          <table:table-cell table:style-name="ce477" table:number-columns-repeated="199"/>
          <table:table-cell table:style-name="ce11" table:number-columns-repeated="4"/>
        </table:table-row>
        <table:table-row table:style-name="ro1">
          <table:table-cell table:style-name="ce11" office:value-type="float" office:value="76">
            <text:p>76</text:p>
          </table:table-cell>
          <table:table-cell table:style-name="ce52"/>
          <table:table-cell table:style-name="ce95"/>
          <table:table-cell table:style-name="ce154" table:number-columns-repeated="3"/>
          <table:table-cell table:style-name="ce290"/>
          <table:table-cell table:style-name="ce321"/>
          <table:table-cell table:style-name="ce372"/>
          <table:table-cell table:style-name="ce290"/>
          <table:table-cell table:style-name="ce419"/>
          <table:table-cell table:style-name="ce379" table:number-columns-repeated="3"/>
          <table:table-cell table:style-name="ce442"/>
          <table:table-cell table:style-name="ce290"/>
          <table:table-cell table:style-name="ce95"/>
          <table:table-cell table:style-name="ce477" table:number-columns-repeated="2"/>
          <table:table-cell table:style-name="ce491" table:formula="oooc:=HLOOKUP([.T$1];[.U$1:.AC$1244];ROW();FALSE())">
            <text:p/>
          </table:table-cell>
          <table:table-cell table:style-name="ce505"/>
          <table:table-cell table:style-name="ce537" table:number-columns-repeated="8"/>
          <table:table-cell table:style-name="ce477" table:number-columns-repeated="2"/>
          <table:table-cell table:style-name="ce560" table:formula="oooc:=HLOOKUP([.AF$1];[.AG$1:.AO$1242];ROW();FALSE())">
            <text:p/>
          </table:table-cell>
          <table:table-cell table:style-name="ce567" table:number-columns-repeated="9"/>
          <table:table-cell table:style-name="ce477" table:number-columns-repeated="2"/>
          <table:table-cell table:style-name="ce491" table:formula="oooc:=HLOOKUP([.AR$1];[.AS$1:.BA$1242];ROW();FALSE())">
            <text:p/>
          </table:table-cell>
          <table:table-cell table:style-name="ce599"/>
          <table:table-cell table:style-name="ce567" table:number-columns-repeated="8"/>
          <table:table-cell table:style-name="ce477" table:number-columns-repeated="199"/>
          <table:table-cell table:style-name="ce11" table:number-columns-repeated="4"/>
        </table:table-row>
        <table:table-row table:style-name="ro3">
          <table:table-cell table:style-name="ce11" office:value-type="float" office:value="77">
            <text:p>77</text:p>
          </table:table-cell>
          <table:table-cell table:style-name="ce46"/>
          <table:table-cell table:style-name="ce89"/>
          <table:table-cell table:style-name="ce155" table:number-columns-repeated="3"/>
          <table:table-cell table:style-name="ce287"/>
          <table:table-cell table:style-name="ce322" office:value-type="string">
            <text:p>Schedule</text:p>
          </table:table-cell>
          <table:table-cell table:style-name="ce367"/>
          <table:table-cell table:style-name="ce287" office:value-type="string">
            <text:p>X</text:p>
          </table:table-cell>
          <table:table-cell table:style-name="ce420" office:value-type="string">
            <text:p>X</text:p>
          </table:table-cell>
          <table:table-cell table:style-name="ce367" table:number-columns-repeated="4"/>
          <table:table-cell table:style-name="ce287"/>
          <table:table-cell table:style-name="ce89"/>
          <table:table-cell table:style-name="ce477" table:number-columns-repeated="2"/>
          <table:table-cell table:style-name="ce490" table:formula="oooc:=HLOOKUP([.T$1];[.U$1:.AC$1244];ROW();FALSE())" office:value-type="string" office:string-value="Schedule">
            <text:p>Schedule</text:p>
          </table:table-cell>
          <table:table-cell table:style-name="ce509" office:value-type="string">
            <text:p>Schedule</text:p>
          </table:table-cell>
          <table:table-cell table:style-name="ce537" table:number-columns-repeated="8"/>
          <table:table-cell table:style-name="ce477" table:number-columns-repeated="2"/>
          <table:table-cell table:style-name="ce559" table:formula="oooc:=HLOOKUP([.AF$1];[.AG$1:.AO$1242];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65" office:value-type="string">
            <text:p>For batch processes: specify the total duration of process, e.g. 3 lots/day x 2 hrs/lot = 6 hrs. If possible, specify daily program.</text:p>
          </table:table-cell>
          <table:table-cell table:style-name="ce565" office:value-type="string">
            <text:p>Per processos discontinus: especificar la durada total del procés, p.e. 3 lots/dia x 2 hores/lot = 6 hores. Si es possible, especificar la programació diaria.</text:p>
          </table:table-cell>
          <table:table-cell table:style-name="ce565" table:number-columns-repeated="7"/>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19">
          <table:table-cell table:style-name="ce11" office:value-type="float" office:value="78">
            <text:p>78</text:p>
          </table:table-cell>
          <table:table-cell table:style-name="ce48"/>
          <table:table-cell table:style-name="ce90" table:formula="oooc:=[.C85]+1" office:value-type="float" office:value="335">
            <text:p>335</text:p>
          </table:table-cell>
          <table:table-cell table:style-name="ce156" office:value-type="string">
            <text:p>HPerDayProc</text:p>
          </table:table-cell>
          <table:table-cell table:style-name="ce156"/>
          <table:table-cell table:style-name="ce255"/>
          <table:table-cell table:style-name="ce287" office:value-type="string">
            <text:p>Nprocesses</text:p>
          </table:table-cell>
          <table:table-cell table:style-name="ce99" office:value-type="string">
            <text:p>hours of process operation per day</text:p>
          </table:table-cell>
          <table:table-cell table:style-name="ce286" office:value-type="string">
            <text:p>hrs/day</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62" office:value-type="string">
            <text:p>For batch processes: specify the total duration of the process, e.g. 3 batches x 2 hours/batch;</text:p>
            <text:p>If available specify the daily schedule of operation</text:p>
          </table:table-cell>
          <table:table-cell table:style-name="ce477" table:number-columns-repeated="2"/>
          <table:table-cell table:style-name="ce490" table:formula="oooc:=HLOOKUP([.T$1];[.U$1:.AC$1244];ROW();FALSE())" office:value-type="string" office:string-value="hours of process operation per day">
            <text:p>hours of process operation per day</text:p>
          </table:table-cell>
          <table:table-cell table:style-name="ce502" office:value-type="string">
            <text:p>hours of process operation per da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h/day">
            <text:p>h/day</text:p>
          </table:table-cell>
          <table:table-cell table:style-name="ce589" office:value-type="string">
            <text:p>h/day</text:p>
          </table:table-cell>
          <table:table-cell table:style-name="ce565" office:value-type="string">
            <text:p>h/dia</text:p>
          </table:table-cell>
          <table:table-cell table:style-name="ce565" table:number-columns-repeated="7"/>
          <table:table-cell table:style-name="ce477" table:number-columns-repeated="199"/>
          <table:table-cell table:style-name="ce11" table:number-columns-repeated="4"/>
        </table:table-row>
        <table:table-row table:style-name="ro14">
          <table:table-cell table:style-name="ce11" office:value-type="float" office:value="79">
            <text:p>79</text:p>
          </table:table-cell>
          <table:table-cell table:style-name="ce48"/>
          <table:table-cell table:style-name="ce90" table:formula="oooc:=[.C88]+1" office:value-type="float" office:value="336">
            <text:p>336</text:p>
          </table:table-cell>
          <table:table-cell table:style-name="ce156" office:value-type="string">
            <text:p>NBatch</text:p>
          </table:table-cell>
          <table:table-cell table:style-name="ce156"/>
          <table:table-cell table:style-name="ce255"/>
          <table:table-cell table:style-name="ce287" office:value-type="string">
            <text:p>Nprocesses</text:p>
          </table:table-cell>
          <table:table-cell table:style-name="ce99" office:value-type="string">
            <text:p>Number of batches per day</text:p>
          </table:table-cell>
          <table:table-cell table:style-name="ce286"/>
          <table:table-cell table:number-columns-repeated="2" table:style-name="ce49" office:value-type="string">
            <text:p>X</text:p>
          </table:table-cell>
          <table:table-cell table:style-name="ce432" office:value-type="string">
            <text:p>x</text:p>
          </table:table-cell>
          <table:table-cell table:style-name="ce49"/>
          <table:table-cell table:style-name="ce48"/>
          <table:table-cell table:style-name="ce49" office:value-type="string">
            <text:p>x</text:p>
          </table:table-cell>
          <table:table-cell table:style-name="ce49"/>
          <table:table-cell table:style-name="ce462" office:value-type="string">
            <text:p>Number of batches per day</text:p>
          </table:table-cell>
          <table:table-cell table:style-name="ce476" table:number-columns-repeated="2"/>
          <table:table-cell table:style-name="ce490" table:formula="oooc:=HLOOKUP([.T$1];[.U$1:.AC$1244];ROW();FALSE())" office:value-type="string" office:string-value="number of batches per day">
            <text:p>number of batches per day</text:p>
          </table:table-cell>
          <table:table-cell table:style-name="ce502" office:value-type="string">
            <text:p>number of batches per day</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80">
            <text:p>80</text:p>
          </table:table-cell>
          <table:table-cell table:style-name="ce48"/>
          <table:table-cell table:style-name="ce90" office:value-type="float" office:value="316">
            <text:p>316</text:p>
          </table:table-cell>
          <table:table-cell table:style-name="ce156" office:value-type="string">
            <text:p>HBatch</text:p>
          </table:table-cell>
          <table:table-cell table:style-name="ce156"/>
          <table:table-cell table:style-name="ce255"/>
          <table:table-cell table:style-name="ce287" office:value-type="string">
            <text:p>Nprocesses</text:p>
          </table:table-cell>
          <table:table-cell table:style-name="ce99" office:value-type="string">
            <text:p>Duration of 1 batch</text:p>
          </table:table-cell>
          <table:table-cell table:style-name="ce286" office:value-type="string">
            <text:p>h </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duration of 1 batch">
            <text:p>duration of 1 batch</text:p>
          </table:table-cell>
          <table:table-cell table:style-name="ce502" office:value-type="string">
            <text:p>duration of 1 batch</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h ">
            <text:p>h </text:p>
          </table:table-cell>
          <table:table-cell table:style-name="ce589" office:value-type="string">
            <text:p>h </text:p>
          </table:table-cell>
          <table:table-cell table:style-name="ce534" office:value-type="string">
            <text:p>h </text:p>
          </table:table-cell>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81">
            <text:p>81</text:p>
          </table:table-cell>
          <table:table-cell table:style-name="ce48"/>
          <table:table-cell table:style-name="ce90" table:formula="oooc:=[.C90]+1" office:value-type="float" office:value="317">
            <text:p>317</text:p>
          </table:table-cell>
          <table:table-cell table:style-name="ce156" office:value-type="string">
            <text:p>NDaysProc</text:p>
          </table:table-cell>
          <table:table-cell table:style-name="ce156"/>
          <table:table-cell table:style-name="ce255"/>
          <table:table-cell table:style-name="ce287" office:value-type="string">
            <text:p>Nprocesses</text:p>
          </table:table-cell>
          <table:table-cell table:style-name="ce99" office:value-type="string">
            <text:p>days of operation per year</text:p>
          </table:table-cell>
          <table:table-cell table:style-name="ce286" office:value-type="string">
            <text:p>days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1"/>
          <table:table-cell table:style-name="ce477" table:number-columns-repeated="2"/>
          <table:table-cell table:style-name="ce490" table:formula="oooc:=HLOOKUP([.T$1];[.U$1:.AC$1244];ROW();FALSE())" office:value-type="string" office:string-value="days of process operation per year">
            <text:p>days of process operation per year</text:p>
          </table:table-cell>
          <table:table-cell table:style-name="ce502" office:value-type="string">
            <text:p>days of process operation per year</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days / year">
            <text:p>days / year</text:p>
          </table:table-cell>
          <table:table-cell table:style-name="ce589" office:value-type="string">
            <text:p>days / year</text:p>
          </table:table-cell>
          <table:table-cell table:style-name="ce565" office:value-type="string">
            <text:p>dies/any</text:p>
          </table:table-cell>
          <table:table-cell table:style-name="ce565" table:number-columns-repeated="7"/>
          <table:table-cell table:style-name="ce477" table:number-columns-repeated="199"/>
          <table:table-cell table:style-name="ce11" table:number-columns-repeated="4"/>
        </table:table-row>
        <table:table-row table:style-name="ro14">
          <table:table-cell table:style-name="ce11" office:value-type="float" office:value="82">
            <text:p>82</text:p>
          </table:table-cell>
          <table:table-cell table:style-name="ce48"/>
          <table:table-cell table:style-name="ce96"/>
          <table:table-cell table:style-name="ce157" table:number-columns-repeated="3"/>
          <table:table-cell table:style-name="ce283"/>
          <table:table-cell table:style-name="ce323" office:value-type="string">
            <text:p>Fluctuations</text:p>
          </table:table-cell>
          <table:table-cell table:style-name="ce373"/>
          <table:table-cell table:style-name="ce398" table:number-columns-repeated="2"/>
          <table:table-cell table:style-name="ce49" table:number-columns-repeated="2"/>
          <table:table-cell table:style-name="ce435"/>
          <table:table-cell table:style-name="ce49" office:value-type="string">
            <text:p>x</text:p>
          </table:table-cell>
          <table:table-cell table:style-name="ce450" office:value-type="string">
            <text:p>details to be added in detail questionnaire</text:p>
          </table:table-cell>
          <table:table-cell table:style-name="ce462" office:value-type="string">
            <text:p>Seasonally, weekly, daily</text:p>
          </table:table-cell>
          <table:table-cell table:style-name="ce477" table:number-columns-repeated="2"/>
          <table:table-cell table:style-name="ce490" table:formula="oooc:=HLOOKUP([.T$1];[.U$1:.AC$1244];ROW();FALSE())" office:value-type="string" office:string-value="Fluctuations">
            <text:p>Fluctuations</text:p>
          </table:table-cell>
          <table:table-cell table:style-name="ce510" office:value-type="string">
            <text:p>Fluctuations</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412"/>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83">
            <text:p>83</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typical operation day time (daily profile)</text:p>
          </table:table-cell>
          <table:table-cell table:style-name="ce294"/>
          <table:table-cell table:style-name="ce398" table:number-columns-repeated="2"/>
          <table:table-cell table:style-name="ce49" table:number-columns-repeated="2"/>
          <table:table-cell table:style-name="ce48"/>
          <table:table-cell table:style-name="ce49" office:value-type="string">
            <text:p>x (Diurnal profil)</text:p>
          </table:table-cell>
          <table:table-cell table:style-name="ce450" office:value-type="string">
            <text:p>details into the Detail Questionnaire</text:p>
          </table:table-cell>
          <table:table-cell table:style-name="ce462" office:value-type="string">
            <text:p>Specify in which period of the working time the process is running. E.g. Only in the morning from 8 a.m until 12 a.m </text:p>
          </table:table-cell>
          <table:table-cell table:style-name="ce477" table:number-columns-repeated="2"/>
          <table:table-cell table:style-name="ce490" table:formula="oooc:=HLOOKUP([.T$1];[.U$1:.AC$1244];ROW();FALSE())" office:value-type="string" office:string-value="typical operation day time (daily profile)">
            <text:p>typical operation day time (daily profile)</text:p>
          </table:table-cell>
          <table:table-cell table:style-name="ce511" office:value-type="string">
            <text:p>typical operation day time (daily profile)</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398"/>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84">
            <text:p>84</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days of operation per week (weekly profile)</text:p>
          </table:table-cell>
          <table:table-cell table:style-name="ce294" office:value-type="string">
            <text:p>days / week</text:p>
          </table:table-cell>
          <table:table-cell table:style-name="ce398" table:number-columns-repeated="2"/>
          <table:table-cell table:style-name="ce49" table:number-columns-repeated="2"/>
          <table:table-cell table:style-name="ce48"/>
          <table:table-cell table:style-name="ce49" office:value-type="string">
            <text:p>x (weekly profil)</text:p>
          </table:table-cell>
          <table:table-cell table:style-name="ce450" office:value-type="string">
            <text:p>details into the Detail Questionnaire</text:p>
          </table:table-cell>
          <table:table-cell table:style-name="ce462"/>
          <table:table-cell table:style-name="ce477" table:number-columns-repeated="2"/>
          <table:table-cell table:style-name="ce490" table:formula="oooc:=HLOOKUP([.T$1];[.U$1:.AC$1244];ROW();FALSE())" office:value-type="string" office:string-value="days of operation per week (weekly profile)">
            <text:p>days of operation per week (weekly profile)</text:p>
          </table:table-cell>
          <table:table-cell table:style-name="ce511" office:value-type="string">
            <text:p>days of operation per week (weekly profile)</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days / week">
            <text:p>days / week</text:p>
          </table:table-cell>
          <table:table-cell table:style-name="ce398" office:value-type="string">
            <text:p>days / week</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85">
            <text:p>85</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months of operation per year (annual profile)</text:p>
          </table:table-cell>
          <table:table-cell table:style-name="ce294" office:value-type="string">
            <text:p>months/year</text:p>
          </table:table-cell>
          <table:table-cell table:style-name="ce398" table:number-columns-repeated="2"/>
          <table:table-cell table:style-name="ce49" table:number-columns-repeated="2"/>
          <table:table-cell table:style-name="ce48"/>
          <table:table-cell table:style-name="ce49" office:value-type="string">
            <text:p>x (annual profil)</text:p>
          </table:table-cell>
          <table:table-cell table:style-name="ce450" office:value-type="string">
            <text:p>details into the Detail Questionnaire</text:p>
          </table:table-cell>
          <table:table-cell table:style-name="ce462" office:value-type="string">
            <text:p>Specify the workinh months </text:p>
          </table:table-cell>
          <table:table-cell table:style-name="ce477" table:number-columns-repeated="2"/>
          <table:table-cell table:style-name="ce490" table:formula="oooc:=HLOOKUP([.T$1];[.U$1:.AC$1244];ROW();FALSE())" office:value-type="string" office:string-value="months of operation per year (annual profile)">
            <text:p>months of operation per year (annual profile)</text:p>
          </table:table-cell>
          <table:table-cell table:style-name="ce511" office:value-type="string">
            <text:p>months of operation per year (annual profile)</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months/year">
            <text:p>months/year</text:p>
          </table:table-cell>
          <table:table-cell table:style-name="ce398" office:value-type="string">
            <text:p>months/year</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86">
            <text:p>86</text:p>
          </table:table-cell>
          <table:table-cell table:style-name="ce48"/>
          <table:table-cell table:style-name="ce85"/>
          <table:table-cell table:style-name="ce135" table:number-columns-repeated="3"/>
          <table:table-cell table:style-name="ce283" office:value-type="string">
            <text:p>Nprocesses</text:p>
          </table:table-cell>
          <table:table-cell table:style-name="ce312" office:value-type="string">
            <text:p>Duration time for each operation</text:p>
          </table:table-cell>
          <table:table-cell table:style-name="ce294" office:value-type="string">
            <text:p>min or hrs</text:p>
          </table:table-cell>
          <table:table-cell table:style-name="ce398" table:number-columns-repeated="2"/>
          <table:table-cell table:style-name="ce49" table:number-columns-repeated="2"/>
          <table:table-cell table:style-name="ce48"/>
          <table:table-cell table:style-name="ce49" office:value-type="string">
            <text:p>??? In the old file, it was in. In the new one the macro do not work well and so some fields are hidden</text:p>
          </table:table-cell>
          <table:table-cell table:style-name="ce49" office:value-type="string">
            <text:p>????</text:p>
          </table:table-cell>
          <table:table-cell table:style-name="ce462" office:value-type="string">
            <text:p>Specify how long it lasts a single operation </text:p>
          </table:table-cell>
          <table:table-cell table:style-name="ce476" table:number-columns-repeated="2"/>
          <table:table-cell table:style-name="ce490" table:formula="oooc:=HLOOKUP([.T$1];[.U$1:.AC$1244];ROW();FALSE())" office:value-type="string" office:string-value="Duration time for each operation">
            <text:p>Duration time for each operation</text:p>
          </table:table-cell>
          <table:table-cell table:style-name="ce511" office:value-type="string">
            <text:p>Duration time for each operation</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office:value-type="string" office:string-value="min or hrs">
            <text:p>min or hrs</text:p>
          </table:table-cell>
          <table:table-cell table:style-name="ce398" office:value-type="string">
            <text:p>min or hrs</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87">
            <text:p>87</text:p>
          </table:table-cell>
          <table:table-cell table:style-name="ce46"/>
          <table:table-cell table:style-name="ce89"/>
          <table:table-cell table:style-name="ce155" table:number-columns-repeated="3"/>
          <table:table-cell table:style-name="ce287"/>
          <table:table-cell table:style-name="ce322" office:value-type="string">
            <text:p>Waste heat (heat available for recovery) </text:p>
          </table:table-cell>
          <table:table-cell table:style-name="ce367"/>
          <table:table-cell table:style-name="ce286" office:value-type="string">
            <text:p>X</text:p>
          </table:table-cell>
          <table:table-cell table:style-name="ce421" office:value-type="string">
            <text:p>X</text:p>
          </table:table-cell>
          <table:table-cell table:style-name="ce286" table:number-columns-repeated="5"/>
          <table:table-cell table:style-name="ce344"/>
          <table:table-cell table:style-name="ce477" table:number-columns-repeated="2"/>
          <table:table-cell table:style-name="ce490" table:formula="oooc:=HLOOKUP([.T$1];[.U$1:.AC$1244];ROW();FALSE())" office:value-type="string" office:string-value="Waste heat (available for heat recovery) ">
            <text:p>Waste heat (available for heat recovery) </text:p>
          </table:table-cell>
          <table:table-cell table:style-name="ce509" office:value-type="string">
            <text:p>Waste heat (available for heat recovery) </text:p>
          </table:table-cell>
          <table:table-cell table:style-name="ce537" table:number-columns-repeated="8"/>
          <table:table-cell table:style-name="ce477" table:number-columns-repeated="2"/>
          <table:table-cell table:style-name="ce559" table:formula="oooc:=HLOOKUP([.AF$1];[.AG$1:.AO$1242];ROW();FALSE())" office:value-type="string" office:string-value="notes">
            <text:p>notes</text:p>
          </table:table-cell>
          <table:table-cell table:number-columns-repeated="2" table:style-name="ce565" office:value-type="string">
            <text:p>notes</text:p>
          </table:table-cell>
          <table:table-cell table:style-name="ce565" table:number-columns-repeated="7"/>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ProcMedOut</text:p>
          </table:table-cell>
          <table:table-cell table:style-name="ce159"/>
          <table:table-cell table:style-name="ce256"/>
          <table:table-cell table:style-name="ce289" office:value-type="string">
            <text:p>Nprocesses</text:p>
          </table:table-cell>
          <table:table-cell table:style-name="ce100" office:value-type="string">
            <text:p>medium of waste heat flow</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50" office:value-type="string">
            <text:p>added. Required for estimation of heat recovery potential</text:p>
          </table:table-cell>
          <table:table-cell table:style-name="ce462" office:value-type="string">
            <text:p>Outlet temperature of waste fluid streams (e.g. waste water in washing processes or warm humid air at the outlet of drying processes)</text:p>
          </table:table-cell>
          <table:table-cell table:style-name="ce476" table:number-columns-repeated="2"/>
          <table:table-cell table:style-name="ce490" table:formula="oooc:=HLOOKUP([.T$1];[.U$1:.AC$1244];ROW();FALSE())" office:value-type="string" office:string-value="medium of outgoing waste heat flows">
            <text:p>medium of outgoing waste heat flows</text:p>
          </table:table-cell>
          <table:table-cell table:style-name="ce100" office:value-type="string">
            <text:p>medium of outgoing waste heat flows</text:p>
          </table:table-cell>
          <table:table-cell table:style-name="ce537" table:number-columns-repeated="8"/>
          <table:table-cell table:style-name="ce477"/>
          <table:table-cell table:style-name="ce476"/>
          <table:table-cell table:style-name="ce559" table:formula="oooc:=HLOOKUP([.AF$1];[.AG$1:.AO$1242];ROW();FALSE())" office:value-type="string" office:string-value="Specify media of waste heat flows (up to 3)">
            <text:p>Specify media of waste heat flows (up to 3)</text:p>
          </table:table-cell>
          <table:table-cell table:style-name="ce568" office:value-type="string">
            <text:p>Specify media of waste heat flows (up to 3)</text:p>
          </table:table-cell>
          <table:table-cell table:style-name="ce568"/>
          <table:table-cell table:style-name="ce565" table:number-columns-repeated="7"/>
          <table:table-cell table:style-name="ce477"/>
          <table:table-cell table:style-name="ce476"/>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30" office:value-type="float" office:value="88">
            <text:p>88</text:p>
          </table:table-cell>
          <table:table-cell table:style-name="ce53"/>
          <table:table-cell table:style-name="ce97" office:value-type="float" office:value="322">
            <text:p>322</text:p>
          </table:table-cell>
          <table:table-cell table:style-name="ce159" office:value-type="string">
            <text:p>PTOutFlow</text:p>
          </table:table-cell>
          <table:table-cell table:style-name="ce159"/>
          <table:table-cell table:style-name="ce256"/>
          <table:table-cell table:style-name="ce289" office:value-type="string">
            <text:p>Nprocesses</text:p>
          </table:table-cell>
          <table:table-cell table:style-name="ce324" office:value-type="string">
            <text:p><text:span text:style-name="T8">outlet </text:span><text:span text:style-name="T9">temperature of </text:span><text:span text:style-name="T9">waste heat flows.In </text:span><text:span text:style-name="T9">CCHECK it was </text:span><text:span text:style-name="T9">assumed that this temp </text:span><text:span text:style-name="T9">is Tpor (see theoretical </text:span><text:span text:style-name="T9">concept)</text:span></text:p>
          </table:table-cell>
          <table:table-cell table:style-name="ce28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50" office:value-type="string">
            <text:p>added. Required for estimation of heat recovery potential</text:p>
          </table:table-cell>
          <table:table-cell table:style-name="ce462" office:value-type="string">
            <text:p>Outlet temperature of waste fluid streams (e.g. waste water in washing processes or warm humid air at the outlet of drying processes)</text:p>
          </table:table-cell>
          <table:table-cell table:style-name="ce476" table:number-columns-repeated="2"/>
          <table:table-cell table:style-name="ce490" table:formula="oooc:=HLOOKUP([.T$1];[.U$1:.AC$1244];ROW();FALSE())" office:value-type="string" office:string-value="temperature of outgoing (waste) heat flows">
            <text:p>temperature of outgoing (waste) heat flows</text:p>
          </table:table-cell>
          <table:table-cell table:style-name="ce502" office:value-type="string">
            <text:p>temperature of outgoing (waste) heat flows</text:p>
          </table:table-cell>
          <table:table-cell table:style-name="ce537" table:number-columns-repeated="8"/>
          <table:table-cell table:style-name="ce477"/>
          <table:table-cell table:style-name="ce476"/>
          <table:table-cell table:style-name="ce559" table:formula="oooc:=HLOOKUP([.AF$1];[.AG$1:.AO$1242];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65" office:value-type="string">
            <text:p>Temperature of the outgoing waste heat flow (e.g. water or hot humid air at the outlet of a drying process)</text:p>
          </table:table-cell>
          <table:table-cell table:style-name="ce565" office:value-type="string">
            <text:p>Temperatura sortida del flux de calor residual (p.e. aigua o aire calent humit a la sortida d'un procés d'assecatge)</text:p>
          </table:table-cell>
          <table:table-cell table:style-name="ce565" table:number-columns-repeated="7"/>
          <table:table-cell table:style-name="ce477"/>
          <table:table-cell table:style-name="ce476"/>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HOutFlow </text:p>
          </table:table-cell>
          <table:table-cell table:style-name="ce159"/>
          <table:table-cell table:style-name="ce256"/>
          <table:table-cell table:style-name="ce289" office:value-type="string">
            <text:p>Nprocesses</text:p>
          </table:table-cell>
          <table:table-cell table:style-name="ce100" office:value-type="string">
            <text:p>specific enthalpy of waste heat flows</text:p>
          </table:table-cell>
          <table:table-cell table:style-name="ce53" office:value-type="string">
            <text:p>kJ/kg</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50" office:value-type="string">
            <text:p>added. Required for estimation of heat recovery potential</text:p>
          </table:table-cell>
          <table:table-cell table:style-name="ce462" office:value-type="string">
            <text:p>Outlet temperature of waste fluid streams (e.g. waste water in washing processes or warm humid air at the outlet of drying processes)</text:p>
          </table:table-cell>
          <table:table-cell table:style-name="ce476" table:number-columns-repeated="2"/>
          <table:table-cell table:style-name="ce490" table:formula="oooc:=HLOOKUP([.T$1];[.U$1:.AC$1244];ROW();FALSE())" office:value-type="string" office:string-value="specific enthalpy of outgoing (waste) heat flows">
            <text:p>specific enthalpy of outgoing (waste) heat flows</text:p>
          </table:table-cell>
          <table:table-cell table:style-name="ce100" office:value-type="string">
            <text:p>specific enthalpy of outgoing (waste) heat flows</text:p>
          </table:table-cell>
          <table:table-cell table:style-name="ce537" table:number-columns-repeated="8"/>
          <table:table-cell table:style-name="ce477"/>
          <table:table-cell table:style-name="ce476"/>
          <table:table-cell table:style-name="ce559" table:formula="oooc:=HLOOKUP([.AF$1];[.AG$1:.AO$1242];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68" office:value-type="string">
            <text:p>Enthalpy of the outgoing waste heat flow (e.g. water or hot humid air at the outlet of a drying process)</text:p>
          </table:table-cell>
          <table:table-cell table:style-name="ce568" office:value-type="string">
            <text:p>Temperatura sortida del flux de calor residual (p.e. aigua o aire calent humit a la sortida d'un procés d'assecatge)</text:p>
          </table:table-cell>
          <table:table-cell table:style-name="ce565" table:number-columns-repeated="7"/>
          <table:table-cell table:style-name="ce477"/>
          <table:table-cell table:style-name="ce476"/>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89">
            <text:p>89</text:p>
          </table:table-cell>
          <table:table-cell table:style-name="ce48"/>
          <table:table-cell table:style-name="ce88" office:value-type="float" office:value="323">
            <text:p>323</text:p>
          </table:table-cell>
          <table:table-cell table:style-name="ce160" office:value-type="string">
            <text:p>PTFinal</text:p>
          </table:table-cell>
          <table:table-cell table:style-name="ce160"/>
          <table:table-cell table:style-name="ce255"/>
          <table:table-cell table:style-name="ce287" office:value-type="string">
            <text:p>Nprocesses</text:p>
          </table:table-cell>
          <table:table-cell table:style-name="ce99" office:value-type="string">
            <text:p>final <text:s/>temperature of waste heat flows</text:p>
          </table:table-cell>
          <table:table-cell table:style-name="ce286" office:value-type="string">
            <text:p>ºC</text:p>
          </table:table-cell>
          <table:table-cell table:style-name="ce395" office:value-type="string">
            <text:p>X</text:p>
          </table:table-cell>
          <table:table-cell table:style-name="ce49" office:value-type="string">
            <text:p>X</text:p>
          </table:table-cell>
          <table:table-cell table:style-name="ce433"/>
          <table:table-cell table:style-name="ce430" table:number-columns-repeated="2"/>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final  temperature of outgoing (waste) heat flows">
            <text:p>final <text:s/>temperature of outgoing (waste) heat flows</text:p>
          </table:table-cell>
          <table:table-cell table:style-name="ce502" office:value-type="string">
            <text:p>final <text:s/>temperature of outgoing (waste) heat flows</text:p>
          </table:table-cell>
          <table:table-cell table:style-name="ce537" table:number-columns-repeated="8"/>
          <table:table-cell table:style-name="ce477" table:number-columns-repeated="2"/>
          <table:table-cell table:style-name="ce559" table:formula="oooc:=HLOOKUP([.AF$1];[.AG$1:.AO$1242];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65" office:value-type="string">
            <text:p>Minimum temperature to which the waste heat flow can be cooled. If there is no limit specify 0</text:p>
          </table:table-cell>
          <table:table-cell table:style-name="ce565" office:value-type="string">
            <text:p>Temperatura mínima a la que el flux de calor residual pot ser refredat. Si no hi ha límit especificar 0.</text:p>
          </table:table-cell>
          <table:table-cell table:style-name="ce565" table:number-columns-repeated="7"/>
          <table:table-cell table:style-name="ce477" table:number-columns-repeated="2"/>
          <table:table-cell table:style-name="ce586" table:formula="oooc:=HLOOKUP([.AR$1];[.AS$1:.BA$1242];ROW();FALSE())" office:value-type="string" office:string-value="ºC">
            <text:p>ºC</text:p>
          </table:table-cell>
          <table:table-cell table:style-name="ce589" office:value-type="string">
            <text:p>ºC</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90">
            <text:p>90</text:p>
          </table:table-cell>
          <table:table-cell table:style-name="ce48"/>
          <table:table-cell table:style-name="ce88" office:value-type="float" office:value="321">
            <text:p>321</text:p>
          </table:table-cell>
          <table:table-cell table:style-name="ce160" office:value-type="string">
            <text:p>VOutFlow</text:p>
          </table:table-cell>
          <table:table-cell table:style-name="ce160"/>
          <table:table-cell table:style-name="ce255"/>
          <table:table-cell table:style-name="ce287" office:value-type="string">
            <text:p>Nprocesses</text:p>
          </table:table-cell>
          <table:table-cell table:style-name="ce99" office:value-type="string">
            <text:p>Daily outflow of process medium</text:p>
          </table:table-cell>
          <table:table-cell table:style-name="ce286" office:value-type="string">
            <text:p>m³</text:p>
          </table:table-cell>
          <table:table-cell table:style-name="ce395" office:value-type="string">
            <text:p>X</text:p>
          </table:table-cell>
          <table:table-cell table:style-name="ce49" office:value-type="string">
            <text:p>X</text:p>
          </table:table-cell>
          <table:table-cell table:style-name="ce433"/>
          <table:table-cell table:style-name="ce430" table:number-columns-repeated="2"/>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daily outflow of process medium">
            <text:p>daily outflow of process medium</text:p>
          </table:table-cell>
          <table:table-cell table:style-name="ce502" office:value-type="string">
            <text:p>daily outflow of process medium</text:p>
          </table:table-cell>
          <table:table-cell table:style-name="ce537" table:number-columns-repeated="8"/>
          <table:table-cell table:style-name="ce477" table:number-columns-repeated="2"/>
          <table:table-cell table:style-name="ce559" table:formula="oooc:=HLOOKUP([.AF$1];[.AG$1:.AO$1242];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65" office:value-type="string">
            <text:p>Can be different from the incoming flow if e.g. there is evaporation or some chemical reaction.</text:p>
          </table:table-cell>
          <table:table-cell table:style-name="ce565" office:value-type="string">
            <text:p>Pot ser diferent al flux d'entrada, si p.e. hi ha evaporació o alguna reacció química.</text:p>
          </table:table-cell>
          <table:table-cell table:style-name="ce565" table:number-columns-repeated="7"/>
          <table:table-cell table:style-name="ce477" table:number-columns-repeated="2"/>
          <table:table-cell table:style-name="ce586" table:formula="oooc:=HLOOKUP([.AR$1];[.AS$1:.BA$1242];ROW();FALSE())" office:value-type="string" office:string-value="m³">
            <text:p>m³</text:p>
          </table:table-cell>
          <table:table-cell table:style-name="ce589" office:value-type="string">
            <text:p>m³</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91">
            <text:p>91</text:p>
          </table:table-cell>
          <table:table-cell table:style-name="ce48"/>
          <table:table-cell table:style-name="ce88" office:value-type="float" office:value="324">
            <text:p>324</text:p>
          </table:table-cell>
          <table:table-cell table:style-name="ce160" office:value-type="string">
            <text:p>HeatRecOK</text:p>
          </table:table-cell>
          <table:table-cell table:style-name="ce160"/>
          <table:table-cell table:style-name="ce255"/>
          <table:table-cell table:style-name="ce287" office:value-type="string">
            <text:p>Nprocesses</text:p>
          </table:table-cell>
          <table:table-cell table:style-name="ce99" office:value-type="string">
            <text:p>can heat be recovered from the outflowing medium ?</text:p>
          </table:table-cell>
          <table:table-cell table:style-name="ce286"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50" office:value-type="string">
            <text:p>added. Required for estimation of heat recovery potential</text:p>
          </table:table-cell>
          <table:table-cell table:style-name="ce462" office:value-type="string">
            <text:p>If NO, please specify why: e.g. contamination with substances that would destroy the heat exchanger …</text:p>
          </table:table-cell>
          <table:table-cell table:style-name="ce476" table:number-columns-repeated="2"/>
          <table:table-cell table:style-name="ce490" table:formula="oooc:=HLOOKUP([.T$1];[.U$1:.AC$1244];ROW();FALSE())" office:value-type="string" office:string-value="can heat be recovered from the outflowing medium ?">
            <text:p>can heat be recovered from the outflowing medium ?</text:p>
          </table:table-cell>
          <table:table-cell table:style-name="ce502" office:value-type="string">
            <text:p>can heat be recovered from the outflowing medium ?</text:p>
          </table:table-cell>
          <table:table-cell table:style-name="ce537" table:number-columns-repeated="8"/>
          <table:table-cell table:style-name="ce477"/>
          <table:table-cell table:style-name="ce476"/>
          <table:table-cell table:style-name="ce559" table:formula="oooc:=HLOOKUP([.AF$1];[.AG$1:.AO$1242];ROW();FALSE())" office:value-type="string" office:string-value="If NO, specify why: e.g. contamination with substances which can affect the heat exchanger...">
            <text:p>If NO, specify why: e.g. contamination with substances which can affect the heat exchanger...</text:p>
          </table:table-cell>
          <table:table-cell table:style-name="ce565" office:value-type="string">
            <text:p>If NO, specify why: e.g. contamination with substances which can affect the heat exchanger...</text:p>
          </table:table-cell>
          <table:table-cell table:style-name="ce565" office:value-type="string">
            <text:p>Si NO, especificar per qué: p.e. contaminació amb substàncies que podrien trencar el bescanviador de calor …</text:p>
          </table:table-cell>
          <table:table-cell table:style-name="ce565" table:number-columns-repeated="7"/>
          <table:table-cell table:style-name="ce477"/>
          <table:table-cell table:style-name="ce476"/>
          <table:table-cell table:style-name="ce586" table:formula="oooc:=HLOOKUP([.AR$1];[.AS$1:.BA$1242];ROW();FALSE())" office:value-type="string" office:string-value="(yes/no)">
            <text:p>(yes/no)</text:p>
          </table:table-cell>
          <table:table-cell table:style-name="ce589" office:value-type="string">
            <text:p>(yes/no)</text:p>
          </table:table-cell>
          <table:table-cell table:style-name="ce565" table:number-columns-repeated="8"/>
          <table:table-cell table:style-name="ce477" table:number-columns-repeated="199"/>
          <table:table-cell table:style-name="ce11" table:number-columns-repeated="4"/>
        </table:table-row>
        <table:table-row table:style-name="ro20">
          <table:table-cell table:style-name="ce11" office:value-type="float" office:value="92">
            <text:p>92</text:p>
          </table:table-cell>
          <table:table-cell table:style-name="ce46"/>
          <table:table-cell table:style-name="ce89"/>
          <table:table-cell table:style-name="ce155" table:number-columns-repeated="3"/>
          <table:table-cell table:style-name="ce287"/>
          <table:table-cell table:style-name="ce322" office:value-type="string">
            <text:p>Waste heat recovery for this process</text:p>
          </table:table-cell>
          <table:table-cell table:style-name="ce367"/>
          <table:table-cell table:style-name="ce287" office:value-type="string">
            <text:p>X</text:p>
          </table:table-cell>
          <table:table-cell table:style-name="ce422" office:value-type="string">
            <text:p>X</text:p>
          </table:table-cell>
          <table:table-cell table:style-name="ce367" table:number-columns-repeated="4"/>
          <table:table-cell table:style-name="ce287"/>
          <table:table-cell table:style-name="ce89"/>
          <table:table-cell table:style-name="ce477" table:number-columns-repeated="2"/>
          <table:table-cell table:style-name="ce490" table:formula="oooc:=HLOOKUP([.T$1];[.U$1:.AC$1244];ROW();FALSE())" office:value-type="string" office:string-value="Waste heat recovery for this process">
            <text:p>Waste heat recovery for this process</text:p>
          </table:table-cell>
          <table:table-cell table:style-name="ce509" office:value-type="string">
            <text:p>Waste heat recovery for this process</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93">
            <text:p>93</text:p>
          </table:table-cell>
          <table:table-cell table:style-name="ce48"/>
          <table:table-cell table:style-name="ce88" office:value-type="float" office:value="330">
            <text:p>330</text:p>
          </table:table-cell>
          <table:table-cell table:style-name="ce161" office:value-type="string">
            <text:p>HeatRecExist</text:p>
          </table:table-cell>
          <table:table-cell table:style-name="ce161"/>
          <table:table-cell table:style-name="ce145"/>
          <table:table-cell table:style-name="ce287" office:value-type="string">
            <text:p>Nprocesses</text:p>
          </table:table-cell>
          <table:table-cell table:style-name="ce99" office:value-type="string">
            <text:p>Exists heat from heat <text:s/>recovery for the process ?</text:p>
          </table:table-cell>
          <table:table-cell table:style-name="ce286"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number-columns-repeated="2"/>
          <table:table-cell table:style-name="ce462" office:value-type="string">
            <text:p>If yes: please give a short description of the heat supply from the recovery system to the process</text:p>
          </table:table-cell>
          <table:table-cell table:style-name="ce477" table:number-columns-repeated="2"/>
          <table:table-cell table:style-name="ce490" table:formula="oooc:=HLOOKUP([.T$1];[.U$1:.AC$1244];ROW();FALSE())" office:value-type="string" office:string-value="Exists heat from heat  recovery for the process ?">
            <text:p>Exists heat from heat <text:s/>recovery for the process ?</text:p>
          </table:table-cell>
          <table:table-cell table:style-name="ce502" office:value-type="string">
            <text:p>Exists heat from heat <text:s/>recovery for the process ?</text:p>
          </table:table-cell>
          <table:table-cell table:style-name="ce537" table:number-columns-repeated="8"/>
          <table:table-cell table:style-name="ce477" table:number-columns-repeated="2"/>
          <table:table-cell table:style-name="ce559" table:formula="oooc:=HLOOKUP([.AF$1];[.AG$1:.AO$1242];ROW();FALSE())" office:value-type="string" office:string-value="If affirmative, give some brief description of the heat recovery system">
            <text:p>If affirmative, give some brief description of the heat recovery system</text:p>
          </table:table-cell>
          <table:table-cell table:style-name="ce565" office:value-type="string">
            <text:p>If affirmative, give some brief description of the heat recovery system</text:p>
          </table:table-cell>
          <table:table-cell table:style-name="ce565" office:value-type="string">
            <text:p>En cas afirmatiu, donar una breu descripció del sistema de recuperació de calor</text:p>
          </table:table-cell>
          <table:table-cell table:style-name="ce565" table:number-columns-repeated="7"/>
          <table:table-cell table:style-name="ce477"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94">
            <text:p>94</text:p>
          </table:table-cell>
          <table:table-cell table:style-name="ce48"/>
          <table:table-cell table:style-name="ce88"/>
          <table:table-cell table:style-name="ce162" office:value-type="string">
            <text:p>SourceWasteHeat</text:p>
          </table:table-cell>
          <table:table-cell table:style-name="ce162"/>
          <table:table-cell table:style-name="ce145"/>
          <table:table-cell table:style-name="ce287"/>
          <table:table-cell table:style-name="ce99" office:value-type="string">
            <text:p>Source of waste heat</text:p>
          </table:table-cell>
          <table:table-cell table:style-name="ce286" office:value-type="string">
            <text:p>-</text:p>
          </table:table-cell>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62"/>
          <table:table-cell table:style-name="ce477" table:number-columns-repeated="2"/>
          <table:table-cell table:style-name="ce490" table:formula="oooc:=HLOOKUP([.T$1];[.U$1:.AC$1244];ROW();FALSE())" office:value-type="string" office:string-value="source of waste heat">
            <text:p>source of waste heat</text:p>
          </table:table-cell>
          <table:table-cell table:style-name="ce502" office:value-type="string">
            <text:p>source of waste heat</text:p>
          </table:table-cell>
          <table:table-cell table:style-name="ce537" office:value-type="string">
            <text:p>font de calor residual</text:p>
          </table:table-cell>
          <table:table-cell table:style-name="ce537" table:number-columns-repeated="7"/>
          <table:table-cell table:style-name="ce477" table:number-columns-repeated="2"/>
          <table:table-cell table:style-name="ce559" table:formula="oooc:=HLOOKUP([.AF$1];[.AG$1:.AO$1242];ROW();FALSE())" office:value-type="string" office:string-value="Specify the heat source (e.g. heat lossed from process X, flue gases from  boiler Y, etc)">
            <text:p>Specify the heat source (e.g. heat lossed from process X, flue gases from <text:s/>boiler Y, etc)</text:p>
          </table:table-cell>
          <table:table-cell table:style-name="ce565" office:value-type="string">
            <text:p>Specify the heat source (e.g. heat lossed from process X, flue gases from <text:s/>boiler Y, etc)</text:p>
          </table:table-cell>
          <table:table-cell table:style-name="ce565" office:value-type="string">
            <text:p>Especificar la font de calor (p.e. calor perduda del procés X, gasos de combustió de la caldera Y, etc.)</text:p>
          </table:table-cell>
          <table:table-cell table:style-name="ce565" table:number-columns-repeated="7"/>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21">
          <table:table-cell table:style-name="ce11" office:value-type="float" office:value="95">
            <text:p>95</text:p>
          </table:table-cell>
          <table:table-cell table:style-name="ce48"/>
          <table:table-cell table:style-name="ce88" office:value-type="float" office:value="331">
            <text:p>331</text:p>
          </table:table-cell>
          <table:table-cell table:style-name="ce163" office:value-type="string">
            <text:p>PTInFlowRec</text:p>
          </table:table-cell>
          <table:table-cell table:style-name="ce163"/>
          <table:table-cell table:style-name="ce255"/>
          <table:table-cell table:style-name="ce287" office:value-type="string">
            <text:p>Nprocesses</text:p>
          </table:table-cell>
          <table:table-cell table:style-name="ce99" office:value-type="string">
            <text:p>inlet temperature of the process medium </text:p>
            <text:p>(after heat recovery)</text:p>
          </table:table-cell>
          <table:table-cell table:style-name="ce28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50" office:value-type="string">
            <text:p>characterisation of existing heat recovery</text:p>
          </table:table-cell>
          <table:table-cell table:style-name="ce462" office:value-type="string">
            <text:p>Inlet temperature of the process medium to the process after heat recovery</text:p>
          </table:table-cell>
          <table:table-cell table:style-name="ce477" table:number-columns-repeated="2"/>
          <table:table-cell table:style-name="ce490" table:formula="oooc:=HLOOKUP([.T$1];[.U$1:.AC$1244];ROW();FALSE())" office:value-type="string" office:string-value="inlet temperature of the process medium  (after heat recovery)">
            <text:p>inlet temperature of the process medium <text:s/>(after heat recovery)</text:p>
          </table:table-cell>
          <table:table-cell table:style-name="ce502" office:value-type="string">
            <text:p>inlet temperature of the process medium </text:p>
            <text:p>(after heat recovery)</text:p>
          </table:table-cell>
          <table:table-cell table:style-name="ce537" table:number-columns-repeated="8"/>
          <table:table-cell table:style-name="ce477" table:number-columns-repeated="2"/>
          <table:table-cell table:style-name="ce559" table:formula="oooc:=HLOOKUP([.AF$1];[.AG$1:.AO$1242];ROW();FALSE())" office:value-type="string" office:string-value="Inlet temperature (towards the system) of the process medium after the heat recovery">
            <text:p>Inlet temperature (towards the system) of the process medium after the heat recovery</text:p>
          </table:table-cell>
          <table:table-cell table:style-name="ce565" office:value-type="string">
            <text:p>Inlet temperature (towards the system) of the process medium after the heat recovery</text:p>
          </table:table-cell>
          <table:table-cell table:style-name="ce565" table:number-columns-repeated="8"/>
          <table:table-cell table:style-name="ce477" table:number-columns-repeated="2"/>
          <table:table-cell table:style-name="ce586" table:formula="oooc:=HLOOKUP([.AR$1];[.AS$1:.BA$1242];ROW();FALSE())" office:value-type="string" office:string-value="°C">
            <text:p>°C</text:p>
          </table:table-cell>
          <table:table-cell table:number-columns-repeated="2" table:style-name="ce589" office:value-type="string">
            <text:p>°C</text:p>
          </table:table-cell>
          <table:table-cell table:style-name="ce565" table:number-columns-repeated="7"/>
          <table:table-cell table:style-name="ce477" table:number-columns-repeated="199"/>
          <table:table-cell table:style-name="ce11" table:number-columns-repeated="4"/>
        </table:table-row>
        <table:table-row table:style-name="ro21">
          <table:table-cell table:style-name="ce11" office:value-type="float" office:value="96">
            <text:p>96</text:p>
          </table:table-cell>
          <table:table-cell table:style-name="ce48"/>
          <table:table-cell table:style-name="ce88"/>
          <table:table-cell table:style-name="ce164" office:value-type="string">
            <text:p>EnclChartHCSupply</text:p>
          </table:table-cell>
          <table:table-cell table:style-name="ce164"/>
          <table:table-cell table:style-name="ce255"/>
          <table:table-cell table:style-name="ce287"/>
          <table:table-cell table:style-name="ce325" office:value-type="string">
            <text:p>Enclosing Flowchart of HC supply system</text:p>
          </table:table-cell>
          <table:table-cell table:style-name="ce286"/>
          <table:table-cell table:style-name="ce398"/>
          <table:table-cell table:style-name="ce49" table:number-columns-repeated="2"/>
          <table:table-cell table:style-name="ce56" table:number-columns-repeated="2"/>
          <table:table-cell table:style-name="ce49"/>
          <table:table-cell table:style-name="ce450" office:value-type="string">
            <text:p>to add it into the Questionnaire, Stoyan in next update-ver 0.3</text:p>
          </table:table-cell>
          <table:table-cell table:style-name="ce462"/>
          <table:table-cell table:style-name="ce477" table:number-columns-repeated="2"/>
          <table:table-cell table:style-name="ce490"/>
          <table:table-cell table:style-name="ce502"/>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number-columns-repeated="2"/>
          <table:table-cell table:style-name="ce565" table:number-columns-repeated="7"/>
          <table:table-cell table:style-name="ce477" table:number-columns-repeated="199"/>
          <table:table-cell table:style-name="ce11" table:number-columns-repeated="4"/>
        </table:table-row>
        <table:table-row table:style-name="ro22">
          <table:table-cell office:value-type="float" office:value="97">
            <text:p>97</text:p>
          </table:table-cell>
          <table:table-cell table:style-name="ce54"/>
          <table:table-cell table:style-name="ce98"/>
          <table:table-cell table:style-name="ce165" table:number-columns-repeated="3"/>
          <table:table-cell table:style-name="ce291"/>
          <table:table-cell table:style-name="ce326"/>
          <table:table-cell table:style-name="ce54" table:number-columns-repeated="8"/>
          <table:table-cell table:style-name="ce464"/>
          <table:table-cell table:style-name="ce478" table:number-columns-repeated="2"/>
          <table:table-cell table:style-name="ce492"/>
          <table:table-cell table:style-name="ce512"/>
          <table:table-cell table:style-name="ce538" table:number-columns-repeated="8"/>
          <table:table-cell table:style-name="ce478" table:number-columns-repeated="2"/>
          <table:table-cell table:style-name="ce558" table:formula="oooc:=HLOOKUP([.AF$1];[.AG$1:.AO$1242];ROW();FALSE())">
            <text:p/>
          </table:table-cell>
          <table:table-cell table:style-name="ce535" table:number-columns-repeated="9"/>
          <table:table-cell table:style-name="ce478" table:number-columns-repeated="2"/>
          <table:table-cell table:style-name="ce585" table:formula="oooc:=HLOOKUP([.AR$1];[.AS$1:.BA$1242];ROW();FALSE())">
            <text:p/>
          </table:table-cell>
          <table:table-cell table:style-name="ce592"/>
          <table:table-cell table:style-name="ce535" table:number-columns-repeated="8"/>
          <table:table-cell table:style-name="ce478" table:number-columns-repeated="199"/>
          <table:table-cell table:style-name="ce250" table:number-columns-repeated="3"/>
          <table:table-cell/>
        </table:table-row>
        <table:table-row table:style-name="ro23">
          <table:table-cell table:style-name="ce11" office:value-type="float" office:value="98">
            <text:p>98</text:p>
          </table:table-cell>
          <table:table-cell table:style-name="ce46"/>
          <table:table-cell table:style-name="ce89"/>
          <table:table-cell table:style-name="ce155" table:number-columns-repeated="3"/>
          <table:table-cell table:style-name="ce287"/>
          <table:table-cell table:style-name="ce327" office:value-type="string">
            <text:p><text:span text:style-name="T10">Data of existing Heat </text:span><text:span text:style-name="T10">(or Cold-) </text:span><text:span text:style-name="T11">Supply to </text:span><text:span text:style-name="T11">the process</text:span></text:p>
          </table:table-cell>
          <table:table-cell table:style-name="ce367"/>
          <table:table-cell table:style-name="ce286" office:value-type="string">
            <text:p>X</text:p>
          </table:table-cell>
          <table:table-cell table:style-name="ce422" office:value-type="string">
            <text:p>X</text:p>
          </table:table-cell>
          <table:table-cell table:style-name="ce286" table:number-columns-repeated="5"/>
          <table:table-cell table:style-name="ce465" office:value-type="string">
            <text:p>give a flow chart of the heat supply if possible</text:p>
          </table:table-cell>
          <table:table-cell table:style-name="ce477" table:number-columns-repeated="2"/>
          <table:table-cell table:style-name="ce490" table:formula="oooc:=HLOOKUP([.T$1];[.U$1:.AC$1244];ROW();FALSE())" office:value-type="string" office:string-value="Data of existing Heat/Cold supply to the process">
            <text:p>Data of existing Heat/Cold supply to the process</text:p>
          </table:table-cell>
          <table:table-cell table:style-name="ce513" office:value-type="string">
            <text:p><text:span text:style-name="T10">Data of existing </text:span><text:span text:style-name="T10">Heat/Cold </text:span><text:span text:style-name="T20">s</text:span><text:span text:style-name="T21">upply to the </text:span><text:span text:style-name="T21">process</text:span></text:p>
          </table:table-cell>
          <table:table-cell table:style-name="ce537" office:value-type="string">
            <text:p>Subministrament de calor o fred al procés</text:p>
          </table:table-cell>
          <table:table-cell table:style-name="ce537" table:number-columns-repeated="7"/>
          <table:table-cell table:style-name="ce477" table:number-columns-repeated="2"/>
          <table:table-cell table:style-name="ce559" table:formula="oooc:=HLOOKUP([.AF$1];[.AG$1:.AO$1242];ROW();FALSE())" office:value-type="string" office:string-value="notes">
            <text:p>notes</text:p>
          </table:table-cell>
          <table:table-cell table:number-columns-repeated="2" table:style-name="ce565" office:value-type="string">
            <text:p>notes</text:p>
          </table:table-cell>
          <table:table-cell table:style-name="ce565" table:number-columns-repeated="7"/>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99">
            <text:p>99</text:p>
          </table:table-cell>
          <table:table-cell table:style-name="ce47"/>
          <table:table-cell table:style-name="ce99" office:value-type="float" office:value="330">
            <text:p>330</text:p>
          </table:table-cell>
          <table:table-cell table:style-name="ce166" office:value-type="string">
            <text:p>SupplyMed</text:p>
          </table:table-cell>
          <table:table-cell table:style-name="ce166"/>
          <table:table-cell table:style-name="ce143"/>
          <table:table-cell table:style-name="ce287" office:value-type="string">
            <text:p>Nprocesses</text:p>
          </table:table-cell>
          <table:table-cell table:style-name="ce99" office:value-type="string">
            <text:p>heat or cold supply medium (water, steam, air)</text:p>
          </table:table-cell>
          <table:table-cell table:style-name="ce286"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51" office:value-type="string">
            <text:p>medium in the heat distribution net</text:p>
          </table:table-cell>
          <table:table-cell table:style-name="ce477" table:number-columns-repeated="2"/>
          <table:table-cell table:style-name="ce490" table:formula="oooc:=HLOOKUP([.T$1];[.U$1:.AC$1244];ROW();FALSE())" office:value-type="string" office:string-value="Medium supplying heat or cold to the process (water, steam, air)">
            <text:p>Medium supplying heat or cold to the process (water, steam, air)</text:p>
          </table:table-cell>
          <table:table-cell table:style-name="ce502" office:value-type="string">
            <text:p>Medium supplying heat or cold to the process (water, steam, air)</text:p>
          </table:table-cell>
          <table:table-cell table:style-name="ce540" office:value-type="string">
            <text:p>Medi que subministra calor o fred </text:p>
            <text:p>(aigua, vapor, aire)</text:p>
          </table:table-cell>
          <table:table-cell table:style-name="ce549" table:number-columns-repeated="7"/>
          <table:table-cell table:style-name="ce476"/>
          <table:table-cell table:style-name="ce477"/>
          <table:table-cell table:style-name="ce559" table:formula="oooc:=HLOOKUP([.AF$1];[.AG$1:.AO$1242];ROW();FALSE())" office:value-type="string" office:string-value="Medium supplying heat or cold to the process (up to 3)">
            <text:p>Medium supplying heat or cold to the process (up to 3)</text:p>
          </table:table-cell>
          <table:table-cell table:style-name="ce534" office:value-type="string">
            <text:p>Medium supplying heat or cold to the process (up to 3)</text:p>
          </table:table-cell>
          <table:table-cell table:style-name="ce534" office:value-type="string">
            <text:p>Medi de distribució de calor que subministra calor al procés (fins a 3)</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8">
          <table:table-cell table:style-name="ce11" office:value-type="float" office:value="100">
            <text:p>100</text:p>
          </table:table-cell>
          <table:table-cell table:style-name="ce48"/>
          <table:table-cell table:style-name="ce88" table:formula="oooc:=[.C111]+1" office:value-type="float" office:value="331">
            <text:p>331</text:p>
          </table:table-cell>
          <table:table-cell table:style-name="ce167" office:value-type="string">
            <text:p>PipeDuctProc</text:p>
          </table:table-cell>
          <table:table-cell table:style-name="ce167"/>
          <table:table-cell table:style-name="ce143"/>
          <table:table-cell table:style-name="ce287" office:value-type="string">
            <text:p>Nprocesses</text:p>
          </table:table-cell>
          <table:table-cell table:style-name="ce99" office:value-type="string">
            <text:p>heat or cold supply to the process from distribution line / branch No.</text:p>
          </table:table-cell>
          <table:table-cell table:style-name="ce286"/>
          <table:table-cell table:number-columns-repeated="2" table:style-name="ce49" office:value-type="string">
            <text:p>X</text:p>
          </table:table-cell>
          <table:table-cell table:style-name="ce432" office:value-type="string">
            <text:p>x</text:p>
          </table:table-cell>
          <table:table-cell table:style-name="ce49" table:number-columns-repeated="4"/>
          <table:table-cell table:style-name="ce451" office:value-type="string">
            <text:p>specify the heat or cold distribution line that feeds the process</text:p>
          </table:table-cell>
          <table:table-cell table:style-name="ce477" table:number-columns-repeated="2"/>
          <table:table-cell table:style-name="ce490" table:formula="oooc:=HLOOKUP([.T$1];[.U$1:.AC$1244];ROW();FALSE())" office:value-type="string" office:string-value="heat or cold supply to the process from distribution line / branch No.">
            <text:p>heat or cold supply to the process from distribution line / branch No.</text:p>
          </table:table-cell>
          <table:table-cell table:style-name="ce502" office:value-type="string">
            <text:p>heat or cold supply to the process from distribution line / branch No.</text:p>
          </table:table-cell>
          <table:table-cell table:style-name="ce540" office:value-type="string">
            <text:p>Calor o fred subministrat al procés des de la línia de distribució (canonada/conducte) no.</text:p>
          </table:table-cell>
          <table:table-cell table:style-name="ce537" table:number-columns-repeated="7"/>
          <table:table-cell table:style-name="ce477" table:number-columns-repeated="2"/>
          <table:table-cell table:style-name="ce559" table:formula="oooc:=HLOOKUP([.AF$1];[.AG$1:.AO$1242];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65" office:value-type="string">
            <text:p>Specify the distribution(supply) line of heat/cold feeding the process, using the nomenclature of the hydraulic scheme</text:p>
          </table:table-cell>
          <table:table-cell table:style-name="ce565" office:value-type="string">
            <text:p>Especificar la línia de distribució freda/calenta que alimenta el procés, fent servir la nomenclatura de l'esquema hidràulic</text:p>
          </table:table-cell>
          <table:table-cell table:style-name="ce565" table:number-columns-repeated="7"/>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101">
            <text:p>101</text:p>
          </table:table-cell>
          <table:table-cell table:style-name="ce47"/>
          <table:table-cell table:style-name="ce99" table:formula="oooc:=[.C112]+1" office:value-type="float" office:value="332">
            <text:p>332</text:p>
          </table:table-cell>
          <table:table-cell table:style-name="ce167" office:value-type="string">
            <text:p>TSupply</text:p>
          </table:table-cell>
          <table:table-cell table:style-name="ce167"/>
          <table:table-cell table:style-name="ce143"/>
          <table:table-cell table:style-name="ce287" office:value-type="string">
            <text:p>Nprocesses</text:p>
          </table:table-cell>
          <table:table-cell table:style-name="ce99" office:value-type="string">
            <text:p><text:span text:style-name="T8">Temperature </text:span><text:span text:style-name="T9">of the heat </text:span><text:span text:style-name="T9">or cold supply</text:span></text:p>
          </table:table-cell>
          <table:table-cell table:style-name="ce28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62" office:value-type="string">
            <text:p>temperature of the heat or cold supply medium at the inlet to the process</text:p>
          </table:table-cell>
          <table:table-cell table:style-name="ce477" table:number-columns-repeated="2"/>
          <table:table-cell table:style-name="ce490" table:formula="oooc:=HLOOKUP([.T$1];[.U$1:.AC$1244];ROW();FALSE())" office:value-type="string" office:string-value="temperature of the incoming medium supplying heat or cold to the process/heat exchanger">
            <text:p>temperature of the incoming medium supplying heat or cold to the process/heat exchanger</text:p>
          </table:table-cell>
          <table:table-cell table:style-name="ce502" office:value-type="string">
            <text:p><text:span text:style-name="T8">temperature </text:span><text:span text:style-name="T9">of the </text:span><text:span text:style-name="T9">incoming medium </text:span><text:span text:style-name="T9">supplying heat or cold </text:span><text:span text:style-name="T9">to the process/heat </text:span><text:span text:style-name="T9">exchanger</text:span></text:p>
          </table:table-cell>
          <table:table-cell table:style-name="ce540" office:value-type="string">
            <text:p>Temperatura d'entrada del medi portador de calor/fred cap al procés / bescanviador de calor.</text:p>
          </table:table-cell>
          <table:table-cell table:style-name="ce549" table:number-columns-repeated="7"/>
          <table:table-cell table:style-name="ce476"/>
          <table:table-cell table:style-name="ce477"/>
          <table:table-cell table:style-name="ce559" table:formula="oooc:=HLOOKUP([.AF$1];[.AG$1:.AO$1242];ROW();FALSE())" office:value-type="string" office:string-value="Temperature of the supplying medium at heat exchanger's inlet">
            <text:p>Temperature of the supplying medium at heat exchanger's inlet</text:p>
          </table:table-cell>
          <table:table-cell table:style-name="ce534" office:value-type="string">
            <text:p>Temperature of the supplying medium at heat exchanger's inlet</text:p>
          </table:table-cell>
          <table:table-cell table:style-name="ce534" office:value-type="string">
            <text:p>Temperatura a l'entrada del procés o del bescanviador de calor</text:p>
          </table:table-cell>
          <table:table-cell table:style-name="ce577" table:number-columns-repeated="7"/>
          <table:table-cell table:style-name="ce476"/>
          <table:table-cell table:style-name="ce477"/>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02">
            <text:p>102</text:p>
          </table:table-cell>
          <table:table-cell table:style-name="ce47"/>
          <table:table-cell table:style-name="ce96" table:formula="oooc:=[.C113]+1" office:value-type="float" office:value="333">
            <text:p>333</text:p>
          </table:table-cell>
          <table:table-cell table:style-name="ce168" table:number-columns-repeated="3"/>
          <table:table-cell table:style-name="ce283" office:value-type="string">
            <text:p>Nprocesses</text:p>
          </table:table-cell>
          <table:table-cell table:style-name="ce103" office:value-type="string">
            <text:p>pressure </text:p>
          </table:table-cell>
          <table:table-cell table:style-name="ce294" office:value-type="string">
            <text:p>bar</text:p>
          </table:table-cell>
          <table:table-cell table:style-name="ce398" table:number-columns-repeated="2"/>
          <table:table-cell table:style-name="ce432" office:value-type="string">
            <text:p>---DELETE---</text:p>
          </table:table-cell>
          <table:table-cell table:style-name="ce56" office:value-type="string">
            <text:p>x</text:p>
          </table:table-cell>
          <table:table-cell table:style-name="ce48"/>
          <table:table-cell table:style-name="ce49" table:number-columns-repeated="2"/>
          <table:table-cell table:style-name="ce451" office:value-type="string">
            <text:p>system pressure in the heat distribution net</text:p>
          </table:table-cell>
          <table:table-cell table:style-name="ce477" table:number-columns-repeated="2"/>
          <table:table-cell table:style-name="ce490" table:formula="oooc:=HLOOKUP([.T$1];[.U$1:.AC$1244];ROW();FALSE())" office:value-type="string" office:string-value="pressure of the heat supply medium">
            <text:p>pressure of the heat supply medium</text:p>
          </table:table-cell>
          <table:table-cell table:style-name="ce499" office:value-type="string">
            <text:p>pressure of the heat supply medium</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bar">
            <text:p>bar</text:p>
          </table:table-cell>
          <table:table-cell table:style-name="ce589" office:value-type="string">
            <text:p>b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03">
            <text:p>103</text:p>
          </table:table-cell>
          <table:table-cell table:style-name="ce47"/>
          <table:table-cell table:style-name="ce99" table:formula="oooc:=[.C114]+1" office:value-type="float" office:value="334">
            <text:p>334</text:p>
          </table:table-cell>
          <table:table-cell table:style-name="ce169" office:value-type="string">
            <text:p>SupplyMedFlow</text:p>
          </table:table-cell>
          <table:table-cell table:style-name="ce169"/>
          <table:table-cell table:style-name="ce143"/>
          <table:table-cell table:style-name="ce287" office:value-type="string">
            <text:p>Nprocesses</text:p>
          </table:table-cell>
          <table:table-cell table:style-name="ce99" office:value-type="string">
            <text:p>flow rate</text:p>
          </table:table-cell>
          <table:table-cell table:style-name="ce286" office:value-type="string">
            <text:p>m³/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62" office:value-type="string">
            <text:p>flow rate of the heat or cold supply medium to the process</text:p>
          </table:table-cell>
          <table:table-cell table:style-name="ce477" table:number-columns-repeated="2"/>
          <table:table-cell table:style-name="ce490" table:formula="oooc:=HLOOKUP([.T$1];[.U$1:.AC$1244];ROW();FALSE())" office:value-type="string" office:string-value="flow rate of the heat supply medium (close to process)">
            <text:p>flow rate of the heat supply medium (close to process)</text:p>
          </table:table-cell>
          <table:table-cell table:style-name="ce502" office:value-type="string">
            <text:p>flow rate of the heat supply medium (close to process)</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Mass flow of the heat/cold supplyind medium">
            <text:p>Mass flow of the heat/cold supplyind medium</text:p>
          </table:table-cell>
          <table:table-cell table:style-name="ce534" office:value-type="string">
            <text:p>Mass flow of the heat/cold supplyind medium</text:p>
          </table:table-cell>
          <table:table-cell table:style-name="ce534" office:value-type="string">
            <text:p>Cabal màssic de calor o fred subministrat</text:p>
          </table:table-cell>
          <table:table-cell table:style-name="ce577" table:number-columns-repeated="7"/>
          <table:table-cell table:style-name="ce476"/>
          <table:table-cell table:style-name="ce477"/>
          <table:table-cell table:style-name="ce586" table:formula="oooc:=HLOOKUP([.AR$1];[.AS$1:.BA$1242];ROW();FALSE())" office:value-type="string" office:string-value="m³/h">
            <text:p>m³/h</text:p>
          </table:table-cell>
          <table:table-cell table:style-name="ce589" office:value-type="string">
            <text:p>m³/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04">
            <text:p>104</text:p>
          </table:table-cell>
          <table:table-cell table:style-name="ce46"/>
          <table:table-cell table:style-name="ce99" office:value-type="float" office:value="335">
            <text:p>335</text:p>
          </table:table-cell>
          <table:table-cell table:style-name="ce169" office:value-type="string">
            <text:p>UPHtotQ</text:p>
          </table:table-cell>
          <table:table-cell table:style-name="ce169"/>
          <table:table-cell table:style-name="ce143"/>
          <table:table-cell table:style-name="ce287" office:value-type="string">
            <text:p>Nprocesses</text:p>
          </table:table-cell>
          <table:table-cell table:style-name="ce99" office:value-type="string">
            <text:p>UPH from questionnaire (annual)</text:p>
          </table:table-cell>
          <table:table-cell table:style-name="ce374" office:value-type="string">
            <text:p>MWh / year</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nnual consumption of UPH">
            <text:p>Annual consumption of UPH</text:p>
          </table:table-cell>
          <table:table-cell table:style-name="ce502" office:value-type="string">
            <text:p>Annual consumption of UPH</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Only for the process">
            <text:p>Only for the process</text:p>
          </table:table-cell>
          <table:table-cell table:style-name="ce534" office:value-type="string">
            <text:p>Only for the process</text:p>
          </table:table-cell>
          <table:table-cell table:style-name="ce534" office:value-type="string">
            <text:p>Només per el procés</text:p>
          </table:table-cell>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05">
            <text:p>105</text:p>
          </table:table-cell>
          <table:table-cell table:style-name="ce48"/>
          <table:table-cell table:style-name="ce96"/>
          <table:table-cell table:style-name="ce168" table:number-columns-repeated="3"/>
          <table:table-cell table:style-name="ce283" office:value-type="string">
            <text:p>Nprocesses</text:p>
          </table:table-cell>
          <table:table-cell table:style-name="ce103" office:value-type="string">
            <text:p>annual demand of primary energy </text:p>
          </table:table-cell>
          <table:table-cell table:style-name="ce294" office:value-type="string">
            <text:p>Mwh/year</text:p>
          </table:table-cell>
          <table:table-cell table:style-name="ce398" table:number-columns-repeated="2"/>
          <table:table-cell table:style-name="ce49" table:number-columns-repeated="2"/>
          <table:table-cell table:style-name="ce48"/>
          <table:table-cell table:style-name="ce49" office:value-type="string">
            <text:p>x</text:p>
          </table:table-cell>
          <table:table-cell table:style-name="ce49" office:value-type="string">
            <text:p>could be calculated from others</text:p>
          </table:table-cell>
          <table:table-cell table:style-name="ce451"/>
          <table:table-cell table:style-name="ce477" table:number-columns-repeated="2"/>
          <table:table-cell table:style-name="ce490" table:formula="oooc:=HLOOKUP([.T$1];[.U$1:.AC$1244];ROW();FALSE())" office:value-type="string" office:string-value="annual demand of primary energy ">
            <text:p>annual demand of primary energy </text:p>
          </table:table-cell>
          <table:table-cell table:style-name="ce499" office:value-type="string">
            <text:p>annual demand of primary energy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Mwh/year">
            <text:p>Mwh/year</text:p>
          </table:table-cell>
          <table:table-cell table:style-name="ce398" office:value-type="string">
            <text:p>Mwh/year</text:p>
          </table:table-cell>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106">
            <text:p>106</text:p>
          </table:table-cell>
          <table:table-cell table:style-name="ce49"/>
          <table:table-cell table:style-name="ce96"/>
          <table:table-cell table:style-name="ce168" table:number-columns-repeated="3"/>
          <table:table-cell table:style-name="ce283" office:value-type="string">
            <text:p>Nprocesses</text:p>
          </table:table-cell>
          <table:table-cell table:style-name="ce103" office:value-type="string">
            <text:p>cost of produced useful heat </text:p>
          </table:table-cell>
          <table:table-cell table:style-name="ce294" office:value-type="string">
            <text:p>€/MWh</text:p>
          </table:table-cell>
          <table:table-cell table:style-name="ce398" table:number-columns-repeated="2"/>
          <table:table-cell table:style-name="ce49" table:number-columns-repeated="2"/>
          <table:table-cell table:style-name="ce48"/>
          <table:table-cell table:style-name="ce49" office:value-type="string">
            <text:p>x</text:p>
          </table:table-cell>
          <table:table-cell table:style-name="ce450" office:value-type="string">
            <text:p>it's difficult to give a cost for heat in ONE process a priori to the analysis …</text:p>
          </table:table-cell>
          <table:table-cell table:style-name="ce451"/>
          <table:table-cell table:style-name="ce477" table:number-columns-repeated="2"/>
          <table:table-cell table:style-name="ce490" table:formula="oooc:=HLOOKUP([.T$1];[.U$1:.AC$1244];ROW();FALSE())" office:value-type="string" office:string-value="cost of produced useful heat ">
            <text:p>cost of produced useful heat </text:p>
          </table:table-cell>
          <table:table-cell table:style-name="ce499" office:value-type="string">
            <text:p>cost of produced useful heat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MWh">
            <text:p>€/MWh</text:p>
          </table:table-cell>
          <table:table-cell table:style-name="ce398" office:value-type="string">
            <text:p>€/MWh</text:p>
          </table:table-cell>
          <table:table-cell table:style-name="ce565" table:number-columns-repeated="8"/>
          <table:table-cell table:style-name="ce477"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1" office:value-type="string">
              <text:p>C3</text:p>
            </table:table-cell>
            <table:table-cell table:style-name="ce93" office:value-type="string">
              <text:p>C301</text:p>
            </table:table-cell>
            <table:table-cell table:style-name="ce170" office:value-type="string">
              <text:p>UPH</text:p>
            </table:table-cell>
            <table:table-cell table:style-name="ce170"/>
            <table:table-cell table:style-name="ce257"/>
            <table:table-cell table:style-name="ce56"/>
            <table:table-cell table:style-name="ce93" office:value-type="string">
              <text:p>TOTAL- Useful process heat (per process - UPHk)</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6" table:number-columns-repeated="2"/>
            <table:table-cell table:style-name="ce490" table:formula="oooc:=HLOOKUP([.T$1];[.U$1:.AC$1244];ROW();FALSE())" office:value-type="string" office:string-value="TOTAL">
              <text:p>TOTAL</text:p>
            </table:table-cell>
            <table:table-cell table:style-name="ce499" office:value-type="string">
              <text:p>TOTA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08">
              <text:p>108</text:p>
            </table:table-cell>
            <table:table-cell table:style-name="ce51" office:value-type="string">
              <text:p>C3</text:p>
            </table:table-cell>
            <table:table-cell table:style-name="ce93" office:value-type="string">
              <text:p>C301a</text:p>
            </table:table-cell>
            <table:table-cell table:style-name="ce170" office:value-type="string">
              <text:p>UPHc</text:p>
            </table:table-cell>
            <table:table-cell table:style-name="ce170"/>
            <table:table-cell table:style-name="ce257"/>
            <table:table-cell table:style-name="ce56"/>
            <table:table-cell table:style-name="ce93" office:value-type="string">
              <text:p>circulation / renovation</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irculation / renovation">
              <text:p>circulation / renovation</text:p>
            </table:table-cell>
            <table:table-cell table:style-name="ce499" office:value-type="string">
              <text:p>circulation / renovatio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09">
              <text:p>109</text:p>
            </table:table-cell>
            <table:table-cell table:style-name="ce51" office:value-type="string">
              <text:p>C3</text:p>
            </table:table-cell>
            <table:table-cell table:style-name="ce93" office:value-type="string">
              <text:p>C301b</text:p>
            </table:table-cell>
            <table:table-cell table:style-name="ce170" office:value-type="string">
              <text:p>UPHm</text:p>
            </table:table-cell>
            <table:table-cell table:style-name="ce170"/>
            <table:table-cell table:style-name="ce257"/>
            <table:table-cell table:style-name="ce56"/>
            <table:table-cell table:style-name="ce93" office:value-type="string">
              <text:p>maintenance</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aintenance">
              <text:p>maintenance</text:p>
            </table:table-cell>
            <table:table-cell table:style-name="ce499" office:value-type="string">
              <text:p>maintenan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0">
              <text:p>110</text:p>
            </table:table-cell>
            <table:table-cell table:style-name="ce51" office:value-type="string">
              <text:p>C3</text:p>
            </table:table-cell>
            <table:table-cell table:style-name="ce93" office:value-type="string">
              <text:p>C301c</text:p>
            </table:table-cell>
            <table:table-cell table:style-name="ce170" office:value-type="string">
              <text:p>UPHs</text:p>
            </table:table-cell>
            <table:table-cell table:style-name="ce170"/>
            <table:table-cell table:style-name="ce257"/>
            <table:table-cell table:style-name="ce56"/>
            <table:table-cell table:style-name="ce93" office:value-type="string">
              <text:p>preheating at start-up</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eheating at start-up">
              <text:p>preheating at start-up</text:p>
            </table:table-cell>
            <table:table-cell table:style-name="ce499" office:value-type="string">
              <text:p>preheating at start-up</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1">
              <text:p>111</text:p>
            </table:table-cell>
            <table:table-cell table:style-name="ce51" office:value-type="string">
              <text:p>C3</text:p>
            </table:table-cell>
            <table:table-cell table:style-name="ce93" office:value-type="string">
              <text:p>C301d</text:p>
            </table:table-cell>
            <table:table-cell table:style-name="ce170" office:value-type="string">
              <text:p>UPHw</text:p>
            </table:table-cell>
            <table:table-cell table:style-name="ce170"/>
            <table:table-cell table:style-name="ce258"/>
            <table:table-cell table:style-name="ce56"/>
            <table:table-cell table:style-name="ce93" office:value-type="string">
              <text:p>available waste heat from processes</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vailable waste heat from processes">
              <text:p>available waste heat from processes</text:p>
            </table:table-cell>
            <table:table-cell table:style-name="ce499" office:value-type="string">
              <text:p>available waste heat from process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2">
              <text:p>112</text:p>
            </table:table-cell>
            <table:table-cell table:style-name="ce51" office:value-type="string">
              <text:p>C3</text:p>
            </table:table-cell>
            <table:table-cell table:style-name="ce93" office:value-type="string">
              <text:p>C301e</text:p>
            </table:table-cell>
            <table:table-cell table:style-name="ce170" office:value-type="string">
              <text:p>UPHp</text:p>
            </table:table-cell>
            <table:table-cell table:style-name="ce170"/>
            <table:table-cell table:style-name="ce257"/>
            <table:table-cell table:style-name="ce56"/>
            <table:table-cell table:style-name="ce93" office:value-type="string">
              <text:p>preheating from waste heat</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eheating from waste heat">
              <text:p>preheating from waste heat</text:p>
            </table:table-cell>
            <table:table-cell table:style-name="ce499" office:value-type="string">
              <text:p>preheating from waste hea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30" office:value-type="float" office:value="113">
              <text:p>113</text:p>
            </table:table-cell>
            <table:table-cell table:style-name="ce55" office:value-type="string">
              <text:p>C3</text:p>
            </table:table-cell>
            <table:table-cell table:style-name="ce100" office:value-type="string">
              <text:p>C301f</text:p>
            </table:table-cell>
            <table:table-cell table:style-name="ce171" office:value-type="string">
              <text:p>UPHmin</text:p>
            </table:table-cell>
            <table:table-cell table:style-name="ce171"/>
            <table:table-cell table:style-name="ce259"/>
            <table:table-cell table:style-name="ce53"/>
            <table:table-cell table:style-name="ce100" office:value-type="string">
              <text:p>minimum required heat demand with heat recovery</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inimum required heat demand with heat recovery">
              <text:p>minimum required heat demand with heat recovery</text:p>
            </table:table-cell>
            <table:table-cell table:style-name="ce499" office:value-type="string">
              <text:p>minimum required heat demand with heat recover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14">
              <text:p>114</text:p>
            </table:table-cell>
            <table:table-cell table:style-name="ce51"/>
            <table:table-cell table:style-name="ce101"/>
            <table:table-cell table:style-name="ce170" table:number-columns-repeated="2"/>
            <table:table-cell table:style-name="ce257"/>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text:p/>
            </table:table-cell>
            <table:table-cell table:style-name="ce499"/>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601"/>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5">
              <text:p>115</text:p>
            </table:table-cell>
            <table:table-cell table:style-name="ce51" office:value-type="string">
              <text:p>C3</text:p>
            </table:table-cell>
            <table:table-cell table:style-name="ce93" office:value-type="string">
              <text:p>C350</text:p>
            </table:table-cell>
            <table:table-cell table:style-name="ce170" office:value-type="string">
              <text:p>ProcHC</text:p>
            </table:table-cell>
            <table:table-cell table:style-name="ce170"/>
            <table:table-cell table:style-name="ce258"/>
            <table:table-cell table:style-name="ce56"/>
            <table:table-cell table:style-name="ce93" office:value-type="string">
              <text:p>Heating (1) or Cooling (-1)</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Heating (1) or Cooling (-1)">
              <text:p>Heating (1) or Cooling (-1)</text:p>
            </table:table-cell>
            <table:table-cell table:style-name="ce499" office:value-type="string">
              <text:p>Heating (1) or Cooling (-1)</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1"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6">
              <text:p>116</text:p>
            </table:table-cell>
            <table:table-cell table:style-name="ce51" office:value-type="string">
              <text:p>C3</text:p>
            </table:table-cell>
            <table:table-cell table:style-name="ce93" office:value-type="string">
              <text:p>C351</text:p>
            </table:table-cell>
            <table:table-cell table:style-name="ce170" office:value-type="string">
              <text:p>UPCtot</text:p>
            </table:table-cell>
            <table:table-cell table:style-name="ce170"/>
            <table:table-cell table:style-name="ce257"/>
            <table:table-cell table:style-name="ce56"/>
            <table:table-cell table:style-name="ce93" office:value-type="string">
              <text:p>total process cooling demand</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process cooling demand">
              <text:p>total process cooling demand</text:p>
            </table:table-cell>
            <table:table-cell table:style-name="ce499" office:value-type="string">
              <text:p>total process cooling demand</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7">
              <text:p>117</text:p>
            </table:table-cell>
            <table:table-cell table:style-name="ce51" office:value-type="string">
              <text:p>C3</text:p>
            </table:table-cell>
            <table:table-cell table:style-name="ce93" office:value-type="string">
              <text:p>C352</text:p>
            </table:table-cell>
            <table:table-cell table:style-name="ce170" office:value-type="string">
              <text:p>UPCnet</text:p>
            </table:table-cell>
            <table:table-cell table:style-name="ce170"/>
            <table:table-cell table:style-name="ce257"/>
            <table:table-cell table:style-name="ce56"/>
            <table:table-cell table:style-name="ce93" office:value-type="string">
              <text:p>total process cooling demand after heat recovery</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process cooling demand after heat recovery">
              <text:p>total process cooling demand after heat recovery</text:p>
            </table:table-cell>
            <table:table-cell table:style-name="ce499" office:value-type="string">
              <text:p>total process cooling demand after heat recover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601"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18">
              <text:p>118</text:p>
            </table:table-cell>
            <table:table-cell table:style-name="ce51"/>
            <table:table-cell table:style-name="ce101"/>
            <table:table-cell table:style-name="ce170" table:number-columns-repeated="2"/>
            <table:table-cell table:style-name="ce257"/>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text:p/>
            </table:table-cell>
            <table:table-cell table:style-name="ce499"/>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601"/>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19">
              <text:p>119</text:p>
            </table:table-cell>
            <table:table-cell table:style-name="ce51" office:value-type="string">
              <text:p>C3</text:p>
            </table:table-cell>
            <table:table-cell table:style-name="ce93" office:value-type="string">
              <text:p>C302a</text:p>
            </table:table-cell>
            <table:table-cell table:style-name="ce170" office:value-type="string">
              <text:p>PMU</text:p>
            </table:table-cell>
            <table:table-cell table:style-name="ce170"/>
            <table:table-cell table:style-name="ce257"/>
            <table:table-cell table:style-name="ce56"/>
            <table:table-cell table:style-name="ce93" office:value-type="string">
              <text:p>measurement unit for process medium (pmu)</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easurement unit for process medium (pmu)">
              <text:p>measurement unit for process medium (pmu)</text:p>
            </table:table-cell>
            <table:table-cell table:style-name="ce499" office:value-type="string">
              <text:p>measurement unit for process medium (pmu)</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1"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20">
              <text:p>120</text:p>
            </table:table-cell>
            <table:table-cell table:style-name="ce51" office:value-type="string">
              <text:p>C3</text:p>
            </table:table-cell>
            <table:table-cell table:style-name="ce93" office:value-type="string">
              <text:p>C302</text:p>
            </table:table-cell>
            <table:table-cell table:style-name="ce170" office:value-type="string">
              <text:p>MProcMed</text:p>
            </table:table-cell>
            <table:table-cell table:style-name="ce170"/>
            <table:table-cell table:style-name="ce257"/>
            <table:table-cell table:style-name="ce56"/>
            <table:table-cell table:style-name="ce93" office:value-type="string">
              <text:p>yearly quantity of medimum processed</text:p>
            </table:table-cell>
            <table:table-cell table:style-name="ce56" office:value-type="string">
              <text:p>pmu/a</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yearly quantity of medimum processed">
              <text:p>yearly quantity of medimum processed</text:p>
            </table:table-cell>
            <table:table-cell table:style-name="ce499" office:value-type="string">
              <text:p>yearly quantity of medimum processed</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pmu/a">
              <text:p>pmu/a</text:p>
            </table:table-cell>
            <table:table-cell table:style-name="ce601" office:value-type="string">
              <text:p>pmu/a</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21">
              <text:p>121</text:p>
            </table:table-cell>
            <table:table-cell table:style-name="ce51"/>
            <table:table-cell table:style-name="ce62"/>
            <table:table-cell table:style-name="ce170" table:number-columns-repeated="2"/>
            <table:table-cell table:style-name="ce257"/>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2"/>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22">
              <text:p>122</text:p>
            </table:table-cell>
            <table:table-cell table:style-name="ce51" office:value-type="string">
              <text:p>C3</text:p>
            </table:table-cell>
            <table:table-cell table:style-name="ce101" office:value-type="string">
              <text:p>C303</text:p>
            </table:table-cell>
            <table:table-cell table:style-name="ce170" office:value-type="string">
              <text:p>PE_SEC</text:p>
            </table:table-cell>
            <table:table-cell table:style-name="ce170"/>
            <table:table-cell table:style-name="ce257"/>
            <table:table-cell table:style-name="ce56"/>
            <table:table-cell table:style-name="ce93" office:value-type="string">
              <text:p>Specific energy consumption (primary energy)</text:p>
            </table:table-cell>
            <table:table-cell table:style-name="ce56"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primary energy)">
              <text:p>Specific energy consumption (primary energy)</text:p>
            </table:table-cell>
            <table:table-cell table:style-name="ce499" office:value-type="string">
              <text:p>Specific energy consumption (primary energ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pmu">
              <text:p>kWh/pmu</text:p>
            </table:table-cell>
            <table:table-cell table:style-name="ce601" office:value-type="string">
              <text:p>kWh/pmu</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23">
              <text:p>123</text:p>
            </table:table-cell>
            <table:table-cell table:style-name="ce51" office:value-type="string">
              <text:p>C3</text:p>
            </table:table-cell>
            <table:table-cell table:style-name="ce101" office:value-type="string">
              <text:p>C304</text:p>
            </table:table-cell>
            <table:table-cell table:style-name="ce170" office:value-type="string">
              <text:p>EL_SEC</text:p>
            </table:table-cell>
            <table:table-cell table:style-name="ce170"/>
            <table:table-cell table:style-name="ce257"/>
            <table:table-cell table:style-name="ce56"/>
            <table:table-cell table:style-name="ce93" office:value-type="string">
              <text:p>Specific energy consumption (electricity)</text:p>
            </table:table-cell>
            <table:table-cell table:style-name="ce56"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electricity)">
              <text:p>Specific energy consumption (electricity)</text:p>
            </table:table-cell>
            <table:table-cell table:style-name="ce499" office:value-type="string">
              <text:p>Specific energy consumption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pmu">
              <text:p>kWh/pmu</text:p>
            </table:table-cell>
            <table:table-cell table:style-name="ce601" office:value-type="string">
              <text:p>kWh/pmu</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24">
              <text:p>124</text:p>
            </table:table-cell>
            <table:table-cell table:style-name="ce51"/>
            <table:table-cell table:style-name="ce62"/>
            <table:table-cell table:style-name="ce170" table:number-columns-repeated="2"/>
            <table:table-cell table:style-name="ce260"/>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2"/>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25">
              <text:p>125</text:p>
            </table:table-cell>
            <table:table-cell table:style-name="ce51" office:value-type="string">
              <text:p>C3</text:p>
            </table:table-cell>
            <table:table-cell table:style-name="ce101" office:value-type="string">
              <text:p>C305</text:p>
            </table:table-cell>
            <table:table-cell table:style-name="ce170" office:value-type="string">
              <text:p>UPH_SEC</text:p>
            </table:table-cell>
            <table:table-cell table:style-name="ce170"/>
            <table:table-cell table:style-name="ce261"/>
            <table:table-cell table:style-name="ce56"/>
            <table:table-cell table:style-name="ce93" office:value-type="string">
              <text:p>Specific energy consumption (UPH)</text:p>
            </table:table-cell>
            <table:table-cell table:style-name="ce56"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UPH)">
              <text:p>Specific energy consumption (UPH)</text:p>
            </table:table-cell>
            <table:table-cell table:style-name="ce499" office:value-type="string">
              <text:p>Specific energy consumption (UPH)</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pmu">
              <text:p>kWh/pmu</text:p>
            </table:table-cell>
            <table:table-cell table:style-name="ce601" office:value-type="string">
              <text:p>kWh/pmu</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26">
              <text:p>126</text:p>
            </table:table-cell>
            <table:table-cell table:style-name="ce51"/>
            <table:table-cell table:style-name="ce62"/>
            <table:table-cell table:style-name="ce170" table:number-columns-repeated="2"/>
            <table:table-cell table:style-name="ce257"/>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2"/>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127">
              <text:p>127</text:p>
            </table:table-cell>
            <table:table-cell table:style-name="ce51" office:value-type="string">
              <text:p>C3</text:p>
            </table:table-cell>
            <table:table-cell table:style-name="ce101" office:value-type="string">
              <text:p>C311</text:p>
            </table:table-cell>
            <table:table-cell table:style-name="ce170" office:value-type="string">
              <text:p>TEnvProc</text:p>
            </table:table-cell>
            <table:table-cell table:style-name="ce170"/>
            <table:table-cell table:style-name="ce257"/>
            <table:table-cell table:style-name="ce56"/>
            <table:table-cell table:style-name="ce93" office:value-type="string">
              <text:p>Temperature of the process environment for calculation of heat losses under operation</text:p>
            </table:table-cell>
            <table:table-cell table:style-name="ce56" office:value-type="string">
              <text:p>ºC</text:p>
            </table:table-cell>
            <table:table-cell table:style-name="ce398" table:number-columns-repeated="2"/>
            <table:table-cell table:style-name="ce46" table:number-columns-repeated="3"/>
            <table:table-cell table:style-name="ce47"/>
            <table:table-cell table:style-name="ce49"/>
            <table:table-cell table:style-name="ce466"/>
            <table:table-cell table:style-name="ce479" table:number-columns-repeated="2"/>
            <table:table-cell table:style-name="ce490" table:formula="oooc:=HLOOKUP([.T$1];[.U$1:.AC$1244];ROW();FALSE())" office:value-type="string" office:string-value="Temperature of the process environment for calculation of heat losses under operation">
              <text:p>Temperature of the process environment for calculation of heat losses under operation</text:p>
            </table:table-cell>
            <table:table-cell table:style-name="ce499" office:value-type="string">
              <text:p>Temperature of the process environment for calculation of heat losses under operation</text:p>
            </table:table-cell>
            <table:table-cell table:style-name="ce537"/>
            <table:table-cell table:style-name="ce551" table:number-columns-repeated="7"/>
            <table:table-cell table:style-name="ce479" table:number-columns-repeated="2"/>
            <table:table-cell table:style-name="ce559" table:formula="oooc:=HLOOKUP([.AF$1];[.AG$1:.AO$1242];ROW();FALSE())">
              <text:p/>
            </table:table-cell>
            <table:table-cell table:style-name="ce565" table:number-columns-repeated="2"/>
            <table:table-cell table:style-name="ce579" table:number-columns-repeated="7"/>
            <table:table-cell table:style-name="ce479" table:number-columns-repeated="2"/>
            <table:table-cell table:style-name="ce586" table:formula="oooc:=HLOOKUP([.AR$1];[.AS$1:.BA$1242];ROW();FALSE())" office:value-type="string" office:string-value="ºC">
              <text:p>ºC</text:p>
            </table:table-cell>
            <table:table-cell table:style-name="ce601" office:value-type="string">
              <text:p>ºC</text:p>
            </table:table-cell>
            <table:table-cell table:style-name="ce565"/>
            <table:table-cell table:style-name="ce579" table:number-columns-repeated="7"/>
            <table:table-cell table:style-name="ce479" table:number-columns-repeated="199"/>
            <table:table-cell table:style-name="ce11" table:number-columns-repeated="4"/>
          </table:table-row>
          <table:table-row table:style-name="ro7">
            <table:table-cell table:style-name="ce30" office:value-type="string">
              <text:p>127b</text:p>
            </table:table-cell>
            <table:table-cell table:style-name="ce55" office:value-type="string">
              <text:p>C3</text:p>
            </table:table-cell>
            <table:table-cell table:style-name="ce97" office:value-type="string">
              <text:p>C311b</text:p>
            </table:table-cell>
            <table:table-cell table:style-name="ce171" office:value-type="string">
              <text:p>UAProc</text:p>
            </table:table-cell>
            <table:table-cell table:style-name="ce171"/>
            <table:table-cell table:style-name="ce259"/>
            <table:table-cell table:style-name="ce53" office:value-type="string">
              <text:p>Nprocesses</text:p>
            </table:table-cell>
            <table:table-cell table:style-name="ce100" office:value-type="string">
              <text:p>Thermal heat loss coefficient of the process</text:p>
            </table:table-cell>
            <table:table-cell table:style-name="ce53" office:value-type="string">
              <text:p>kW/K</text:p>
            </table:table-cell>
            <table:table-cell table:number-columns-repeated="2" table:style-name="ce398" office:value-type="string">
              <text:p>X</text:p>
            </table:table-cell>
            <table:table-cell table:style-name="ce46" table:number-columns-repeated="3"/>
            <table:table-cell table:style-name="ce47"/>
            <table:table-cell table:style-name="ce49" office:value-type="string">
              <text:p>Optional if known. This parameter usually is not known. maybe we should ask for something simpler, e.g. ask for power instead of the heat loss coeficcient ??? </text:p>
            </table:table-cell>
            <table:table-cell table:style-name="ce466"/>
            <table:table-cell table:style-name="ce479" table:number-columns-repeated="2"/>
            <table:table-cell table:style-name="ce490" table:formula="oooc:=HLOOKUP([.T$1];[.U$1:.AC$1244];ROW();FALSE())" office:value-type="string" office:string-value="thermal heat loss coefficient of the process">
              <text:p>thermal heat loss coefficient of the process</text:p>
            </table:table-cell>
            <table:table-cell table:style-name="ce499" office:value-type="string">
              <text:p>thermal heat loss coefficient of the process</text:p>
            </table:table-cell>
            <table:table-cell table:style-name="ce537"/>
            <table:table-cell table:style-name="ce551" table:number-columns-repeated="7"/>
            <table:table-cell table:style-name="ce479" table:number-columns-repeated="2"/>
            <table:table-cell table:style-name="ce559" table:formula="oooc:=HLOOKUP([.AF$1];[.AG$1:.AO$1242];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65" office:value-type="string">
              <text:p>Thermal losses of the equipment (without the losses due to inlet and outlet of the fluid)</text:p>
            </table:table-cell>
            <table:table-cell table:style-name="ce565" office:value-type="string">
              <text:p>Pèrdues tèrmiques de l'equipament (sense incloure les pèrdues degudes a entrades-sortides del fluid)</text:p>
            </table:table-cell>
            <table:table-cell table:style-name="ce579" table:number-columns-repeated="7"/>
            <table:table-cell table:style-name="ce479" table:number-columns-repeated="2"/>
            <table:table-cell table:style-name="ce586" table:formula="oooc:=HLOOKUP([.AR$1];[.AS$1:.BA$1242];ROW();FALSE())" office:value-type="string" office:string-value="kW/K">
              <text:p>kW/K</text:p>
            </table:table-cell>
            <table:table-cell table:style-name="ce601" office:value-type="string">
              <text:p>kW/K</text:p>
            </table:table-cell>
            <table:table-cell table:style-name="ce565"/>
            <table:table-cell table:style-name="ce579" table:number-columns-repeated="7"/>
            <table:table-cell table:style-name="ce479" table:number-columns-repeated="199"/>
            <table:table-cell table:style-name="ce11" table:number-columns-repeated="4"/>
          </table:table-row>
          <table:table-row table:style-name="ro3">
            <table:table-cell table:style-name="ce30" office:value-type="string">
              <text:p>127b</text:p>
            </table:table-cell>
            <table:table-cell table:style-name="ce55" office:value-type="string">
              <text:p>C3</text:p>
            </table:table-cell>
            <table:table-cell table:style-name="ce97" office:value-type="string">
              <text:p>C311c</text:p>
            </table:table-cell>
            <table:table-cell table:style-name="ce171" office:value-type="string">
              <text:p>QEvapProc </text:p>
            </table:table-cell>
            <table:table-cell table:style-name="ce171"/>
            <table:table-cell table:style-name="ce259"/>
            <table:table-cell table:style-name="ce53" office:value-type="string">
              <text:p>Nprocesses</text:p>
            </table:table-cell>
            <table:table-cell table:style-name="ce100" office:value-type="string">
              <text:p>Power requirement for evaporation or endothermal chemical reactions (negative for condensation or exothermal reactions)</text:p>
            </table:table-cell>
            <table:table-cell table:style-name="ce53" office:value-type="string">
              <text:p>kW</text:p>
            </table:table-cell>
            <table:table-cell table:number-columns-repeated="2" table:style-name="ce398" office:value-type="string">
              <text:p>X</text:p>
            </table:table-cell>
            <table:table-cell table:style-name="ce46" table:number-columns-repeated="3"/>
            <table:table-cell table:style-name="ce47"/>
            <table:table-cell table:style-name="ce49"/>
            <table:table-cell table:style-name="ce466"/>
            <table:table-cell table:style-name="ce479" table:number-columns-repeated="2"/>
            <table:table-cell table:style-name="ce490" table:formula="oooc:=HLOOKUP([.T$1];[.U$1:.AC$1244];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37"/>
            <table:table-cell table:style-name="ce551" table:number-columns-repeated="7"/>
            <table:table-cell table:style-name="ce479" table:number-columns-repeated="2"/>
            <table:table-cell table:style-name="ce559" table:formula="oooc:=HLOOKUP([.AF$1];[.AG$1:.AO$1242];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65"/>
            <table:table-cell table:style-name="ce579" table:number-columns-repeated="7"/>
            <table:table-cell table:style-name="ce479" table:number-columns-repeated="2"/>
            <table:table-cell table:style-name="ce586" table:formula="oooc:=HLOOKUP([.AR$1];[.AS$1:.BA$1242];ROW();FALSE())" office:value-type="string" office:string-value="kW">
              <text:p>kW</text:p>
            </table:table-cell>
            <table:table-cell table:style-name="ce601" office:value-type="string">
              <text:p>kW</text:p>
            </table:table-cell>
            <table:table-cell table:style-name="ce565"/>
            <table:table-cell table:style-name="ce579" table:number-columns-repeated="7"/>
            <table:table-cell table:style-name="ce479" table:number-columns-repeated="199"/>
            <table:table-cell table:style-name="ce11" table:number-columns-repeated="4"/>
          </table:table-row>
          <table:table-row table:style-name="ro14">
            <table:table-cell table:style-name="ce11" office:value-type="float" office:value="128">
              <text:p>128</text:p>
            </table:table-cell>
            <table:table-cell table:style-name="ce56" office:value-type="string">
              <text:p>C3</text:p>
            </table:table-cell>
            <table:table-cell table:style-name="ce62"/>
            <table:table-cell table:style-name="ce170" table:number-columns-repeated="2"/>
            <table:table-cell table:style-name="ce257"/>
            <table:table-cell table:style-name="ce292"/>
            <table:table-cell table:style-name="ce101"/>
            <table:table-cell table:style-name="ce376"/>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499"/>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3"/>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29">
              <text:p>129</text:p>
            </table:table-cell>
            <table:table-cell table:style-name="ce51" office:value-type="string">
              <text:p>C3</text:p>
            </table:table-cell>
            <table:table-cell table:style-name="ce93" office:value-type="string">
              <text:p>C320</text:p>
            </table:table-cell>
            <table:table-cell table:style-name="ce170" office:value-type="string">
              <text:p>NThProc</text:p>
            </table:table-cell>
            <table:table-cell table:style-name="ce170"/>
            <table:table-cell table:style-name="ce251"/>
            <table:table-cell table:style-name="ce56"/>
            <table:table-cell table:style-name="ce93" office:value-type="string">
              <text:p>Number of thermal processes</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Number of thermal processes">
              <text:p>Number of thermal processes</text:p>
            </table:table-cell>
            <table:table-cell table:style-name="ce499" office:value-type="string">
              <text:p>Number of thermal process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1"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130">
              <text:p>130</text:p>
            </table:table-cell>
            <table:table-cell table:style-name="ce51"/>
            <table:table-cell table:style-name="ce62"/>
            <table:table-cell table:style-name="ce170" table:number-columns-repeated="2"/>
            <table:table-cell table:style-name="ce251"/>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2"/>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31">
              <text:p>131</text:p>
            </table:table-cell>
            <table:table-cell table:style-name="ce56" office:value-type="string">
              <text:p>C3</text:p>
            </table:table-cell>
            <table:table-cell table:style-name="ce62"/>
            <table:table-cell table:style-name="ce170" table:number-columns-repeated="2"/>
            <table:table-cell table:style-name="ce251"/>
            <table:table-cell table:style-name="ce292"/>
            <table:table-cell table:style-name="ce329" office:value-type="string">
              <text:p>power demand of process while operating</text:p>
            </table:table-cell>
            <table:table-cell table:style-name="ce376"/>
            <table:table-cell table:style-name="ce394"/>
            <table:table-cell table:style-name="ce412"/>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power demand of process while operating">
              <text:p>power demand of process while operating</text:p>
            </table:table-cell>
            <table:table-cell table:style-name="ce514" office:value-type="string">
              <text:p>power demand of process while operating</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603"/>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32">
              <text:p>132</text:p>
            </table:table-cell>
            <table:table-cell table:style-name="ce51" office:value-type="string">
              <text:p>C3</text:p>
            </table:table-cell>
            <table:table-cell table:style-name="ce93" office:value-type="string">
              <text:p>C307a</text:p>
            </table:table-cell>
            <table:table-cell table:style-name="ce170" office:value-type="string">
              <text:p>QdotProc_c</text:p>
            </table:table-cell>
            <table:table-cell table:style-name="ce170"/>
            <table:table-cell table:style-name="ce251"/>
            <table:table-cell table:style-name="ce56"/>
            <table:table-cell table:style-name="ce93" office:value-type="string">
              <text:p>circulation / renovation</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irculation / renovation">
              <text:p>circulation / renovation</text:p>
            </table:table-cell>
            <table:table-cell table:style-name="ce499" office:value-type="string">
              <text:p>circulation / renovatio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601"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30" office:value-type="float" office:value="133">
              <text:p>133</text:p>
            </table:table-cell>
            <table:table-cell table:style-name="ce55" office:value-type="string">
              <text:p>C3</text:p>
            </table:table-cell>
            <table:table-cell table:style-name="ce100" office:value-type="string">
              <text:p>C307b</text:p>
            </table:table-cell>
            <table:table-cell table:style-name="ce171" office:value-type="string">
              <text:p>QdotProc_m</text:p>
            </table:table-cell>
            <table:table-cell table:style-name="ce171"/>
            <table:table-cell table:style-name="ce259"/>
            <table:table-cell table:style-name="ce53"/>
            <table:table-cell table:style-name="ce100" office:value-type="string">
              <text:p>maintenance</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aintenance">
              <text:p>maintenance</text:p>
            </table:table-cell>
            <table:table-cell table:style-name="ce499" office:value-type="string">
              <text:p>maintenan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601"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34">
              <text:p>134</text:p>
            </table:table-cell>
            <table:table-cell table:style-name="ce51" office:value-type="string">
              <text:p>C3</text:p>
            </table:table-cell>
            <table:table-cell table:style-name="ce93" office:value-type="string">
              <text:p>C307c</text:p>
            </table:table-cell>
            <table:table-cell table:style-name="ce170" office:value-type="string">
              <text:p>QdotProc_s</text:p>
            </table:table-cell>
            <table:table-cell table:style-name="ce170"/>
            <table:table-cell table:style-name="ce251"/>
            <table:table-cell table:style-name="ce56"/>
            <table:table-cell table:style-name="ce93" office:value-type="string">
              <text:p>preheating at start-up</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eheating at start-up">
              <text:p>preheating at start-up</text:p>
            </table:table-cell>
            <table:table-cell table:style-name="ce499" office:value-type="string">
              <text:p>preheating at start-up</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601"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35">
              <text:p>135</text:p>
            </table:table-cell>
            <table:table-cell table:style-name="ce51" office:value-type="string">
              <text:p>C3</text:p>
            </table:table-cell>
            <table:table-cell table:style-name="ce93" office:value-type="string">
              <text:p>C307d</text:p>
            </table:table-cell>
            <table:table-cell table:style-name="ce170" office:value-type="string">
              <text:p>QdotProc_w</text:p>
            </table:table-cell>
            <table:table-cell table:style-name="ce170"/>
            <table:table-cell table:style-name="ce257"/>
            <table:table-cell table:style-name="ce56"/>
            <table:table-cell table:style-name="ce93" office:value-type="string">
              <text:p>waste heat recovery</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waste heat recovery">
              <text:p>waste heat recovery</text:p>
            </table:table-cell>
            <table:table-cell table:style-name="ce499" office:value-type="string">
              <text:p>waste heat recover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601"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8</text:p>
            </table:table-cell>
            <table:table-cell table:style-name="ce172" office:value-type="string">
              <text:p>HperYearProc</text:p>
            </table:table-cell>
            <table:table-cell table:style-name="ce172"/>
            <table:table-cell table:style-name="ce259"/>
            <table:table-cell table:style-name="ce53" office:value-type="string">
              <text:p>Nprocesses</text:p>
            </table:table-cell>
            <table:table-cell table:style-name="ce100" office:value-type="string">
              <text:p>Yearly operating hours of process=HPerDayProc*NDaysProc</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43];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41];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1];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9</text:p>
            </table:table-cell>
            <table:table-cell table:style-name="ce172" office:value-type="string">
              <text:p>QHXProcInt</text:p>
            </table:table-cell>
            <table:table-cell table:style-name="ce172"/>
            <table:table-cell table:style-name="ce259"/>
            <table:table-cell table:style-name="ce53" office:value-type="string">
              <text:p>Nprocesses</text:p>
            </table:table-cell>
            <table:table-cell table:style-name="ce100" office:value-type="string">
              <text:p>Heat recovered internally in each process via internal heat excanges (e.g. Pasteurisation)</text:p>
            </table:table-cell>
            <table:table-cell table:style-name="ce53"/>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table-cell table:style-name="ce499"/>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10</text:p>
            </table:table-cell>
            <table:table-cell table:style-name="ce172" office:value-type="string">
              <text:p>UPHcGross</text:p>
            </table:table-cell>
            <table:table-cell table:style-name="ce172"/>
            <table:table-cell table:style-name="ce259"/>
            <table:table-cell table:style-name="ce53" office:value-type="string">
              <text:p>Nprocesses</text:p>
            </table:table-cell>
            <table:table-cell table:style-name="ce100" office:value-type="string">
              <text:p>UPHc Gross (before internal heat recovery: only circulation!)</text:p>
            </table:table-cell>
            <table:table-cell table:style-name="ce53"/>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table-cell table:style-name="ce499"/>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group>
        <table:table-row table:style-name="ro4">
          <table:table-cell office:value-type="float" office:value="136">
            <text:p>136</text:p>
          </table:table-cell>
          <table:table-cell table:style-name="ce45"/>
          <table:table-cell table:style-name="ce87"/>
          <table:table-cell table:style-name="ce137" table:number-columns-repeated="2"/>
          <table:table-cell table:style-name="ce262"/>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4">
          <table:table-cell office:value-type="float" office:value="137">
            <text:p>137</text:p>
          </table:table-cell>
          <table:table-cell table:style-name="ce58"/>
          <table:table-cell table:style-name="ce102"/>
          <table:table-cell table:style-name="ce173" table:number-columns-repeated="2"/>
          <table:table-cell table:style-name="ce195"/>
          <table:table-cell table:style-name="ce293"/>
          <table:table-cell table:style-name="ce330" office:value-type="string">
            <text:p>FLOW CHART OF THE HEAT/COLD SUPPLY <text:span text:style-name="T12">SYSTEM</text:span></text:p>
          </table:table-cell>
          <table:table-cell table:style-name="ce293"/>
          <table:table-cell table:style-name="ce302" office:value-type="string">
            <text:p>X</text:p>
          </table:table-cell>
          <table:table-cell office:value-type="string">
            <text:p>X</text:p>
          </table:table-cell>
          <table:table-cell table:style-name="ce302" table:number-columns-repeated="2"/>
          <table:table-cell table:style-name="ce61" office:value-type="string">
            <text:p>?</text:p>
          </table:table-cell>
          <table:table-cell table:style-name="ce302" office:value-type="string">
            <text:p>x (generic scheme where distribution, supply and process are put together)</text:p>
          </table:table-cell>
          <table:table-cell table:style-name="ce68"/>
          <table:table-cell table:style-name="ce467"/>
          <table:table-cell table:number-columns-repeated="2"/>
          <table:table-cell table:style-name="ce489" table:formula="oooc:=HLOOKUP([.T$1];[.U$1:.AC$1244];ROW();FALSE())" office:value-type="string" office:string-value="FLOW CHART OF THE HEAT/COLD SUPPLY SYSTEM">
            <text:p>FLOW CHART OF THE HEAT/COLD SUPPLY SYSTEM</text:p>
          </table:table-cell>
          <table:table-cell table:style-name="ce515" office:value-type="string">
            <text:p>FLOW CHART OF THE HEAT/COLD SUPPLY SYSTEM</text:p>
          </table:table-cell>
          <table:table-cell table:style-name="ce539"/>
          <table:table-cell table:style-name="ce550" table:number-columns-repeated="7"/>
          <table:table-cell table:style-name="ce473"/>
          <table:table-cell/>
          <table:table-cell table:style-name="ce558" table:formula="oooc:=HLOOKUP([.AF$1];[.AG$1:.AO$1242];ROW();FALSE())">
            <text:p/>
          </table:table-cell>
          <table:table-cell table:style-name="ce566" table:number-columns-repeated="2"/>
          <table:table-cell table:style-name="ce578" table:number-columns-repeated="7"/>
          <table:table-cell table:style-name="ce473"/>
          <table:table-cell/>
          <table:table-cell table:style-name="ce585" table:formula="oooc:=HLOOKUP([.AR$1];[.AS$1:.BA$1242];ROW();FALSE())">
            <text:p/>
          </table:table-cell>
          <table:table-cell table:style-name="ce588"/>
          <table:table-cell table:style-name="ce566"/>
          <table:table-cell table:style-name="ce578" table:number-columns-repeated="7"/>
          <table:table-cell table:style-name="ce473" table:number-columns-repeated="199"/>
          <table:table-cell table:number-columns-repeated="4"/>
        </table:table-row>
        <table:table-row table:style-name="ro4">
          <table:table-cell office:value-type="float" office:value="138">
            <text:p>138</text:p>
          </table:table-cell>
          <table:table-cell table:style-name="ce45"/>
          <table:table-cell table:style-name="ce87"/>
          <table:table-cell table:style-name="ce137" table:number-columns-repeated="3"/>
          <table:table-cell table:style-name="ce285"/>
          <table:table-cell table:style-name="ce314"/>
          <table:table-cell table:style-name="ce371"/>
          <table:table-cell table:style-name="ce291"/>
          <table:table-cell table:style-name="ce416"/>
          <table:table-cell table:style-name="ce364"/>
          <table:table-cell table:style-name="ce371" table:number-columns-repeated="2"/>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13">
          <table:table-cell office:value-type="float" office:value="139">
            <text:p>139</text:p>
          </table:table-cell>
          <table:table-cell table:style-name="ce43" office:value-type="float" office:value="4">
            <text:p>4</text:p>
          </table:table-cell>
          <table:table-cell table:style-name="ce84" table:formula="oooc:=100*[.B156]" office:value-type="float" office:value="400">
            <text:p>400</text:p>
          </table:table-cell>
          <table:table-cell table:style-name="ce174" table:number-columns-repeated="2"/>
          <table:table-cell table:style-name="ce195"/>
          <table:table-cell table:style-name="ce282"/>
          <table:table-cell table:style-name="ce315" office:value-type="string">
            <text:p>Fuel consumption and cost</text:p>
          </table:table-cell>
          <table:table-cell table:style-name="ce365"/>
          <table:table-cell table:style-name="ce399"/>
          <table:table-cell table:style-name="ce401"/>
          <table:table-cell table:style-name="ce399" table:number-columns-repeated="5"/>
          <table:table-cell table:style-name="ce330"/>
          <table:table-cell table:style-name="ce473" table:number-columns-repeated="2"/>
          <table:table-cell table:style-name="ce489" table:formula="oooc:=HLOOKUP([.T$1];[.U$1:.AC$1244];ROW();FALSE())" office:value-type="string" office:string-value="Fuel consumption and cost">
            <text:p>Fuel consumption and cost</text:p>
          </table:table-cell>
          <table:table-cell table:style-name="ce501" office:value-type="string">
            <text:p>Fuel consumption and cost</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14">
          <table:table-cell table:style-name="ce11" office:value-type="float" office:value="140">
            <text:p>140</text:p>
          </table:table-cell>
          <table:table-cell table:style-name="ce46"/>
          <table:table-cell table:style-name="ce88" table:formula="oooc:=[.C156]+1" office:value-type="float" office:value="401">
            <text:p>401</text:p>
          </table:table-cell>
          <table:table-cell table:style-name="ce175" office:value-type="string">
            <text:p>Fuel</text:p>
          </table:table-cell>
          <table:table-cell table:style-name="ce175"/>
          <table:table-cell table:style-name="ce155"/>
          <table:table-cell table:style-name="ce286" office:value-type="string">
            <text:p>Nfuels</text:p>
          </table:table-cell>
          <table:table-cell table:style-name="ce99" office:value-type="string">
            <text:p>Fuels used</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Fuels used">
            <text:p>Fuels used</text:p>
          </table:table-cell>
          <table:table-cell table:style-name="ce502" office:value-type="string">
            <text:p>Fuels used</text:p>
          </table:table-cell>
          <table:table-cell table:style-name="ce536" office:value-type="string">
            <text:p>Combustibles utilitzats</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41">
            <text:p>141</text:p>
          </table:table-cell>
          <table:table-cell table:style-name="ce46"/>
          <table:table-cell table:style-name="ce88" office:value-type="string">
            <text:p>401b</text:p>
          </table:table-cell>
          <table:table-cell table:style-name="ce175" office:value-type="string">
            <text:p>FuelUnit</text:p>
          </table:table-cell>
          <table:table-cell table:style-name="ce175"/>
          <table:table-cell table:style-name="ce145"/>
          <table:table-cell table:style-name="ce286" office:value-type="string">
            <text:p>Nfuels</text:p>
          </table:table-cell>
          <table:table-cell table:style-name="ce99" office:value-type="string">
            <text:p>Unit</text:p>
          </table:table-cell>
          <table:table-cell table:style-name="ce286" office:value-type="string">
            <text:p>-</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unit">
            <text:p>unit</text:p>
          </table:table-cell>
          <table:table-cell table:style-name="ce502" office:value-type="string">
            <text:p>unit</text:p>
          </table:table-cell>
          <table:table-cell table:style-name="ce536" office:value-type="string">
            <text:p>unitat</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42">
            <text:p>142</text:p>
          </table:table-cell>
          <table:table-cell table:style-name="ce46"/>
          <table:table-cell table:style-name="ce88"/>
          <table:table-cell table:style-name="ce175" table:number-columns-repeated="2"/>
          <table:table-cell table:style-name="ce145"/>
          <table:table-cell table:style-name="ce286"/>
          <table:table-cell table:style-name="ce99" office:value-type="string">
            <text:p>Used in equipment no.:</text:p>
          </table:table-cell>
          <table:table-cell table:style-name="ce28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used in equipment No.:">
            <text:p>used in equipment No.:</text:p>
          </table:table-cell>
          <table:table-cell table:style-name="ce502" office:value-type="string">
            <text:p>used in equipment No.:</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8">
          <table:table-cell table:style-name="ce11" office:value-type="float" office:value="143">
            <text:p>143</text:p>
          </table:table-cell>
          <table:table-cell table:style-name="ce46"/>
          <table:table-cell table:style-name="ce88" table:formula="oooc:=[.C157]+1" office:value-type="float" office:value="402">
            <text:p>402</text:p>
          </table:table-cell>
          <table:table-cell table:style-name="ce175" office:value-type="string">
            <text:p>MFuelYear</text:p>
          </table:table-cell>
          <table:table-cell table:style-name="ce175"/>
          <table:table-cell table:style-name="ce155"/>
          <table:table-cell table:style-name="ce286" office:value-type="string">
            <text:p>Nfuels</text:p>
          </table:table-cell>
          <table:table-cell table:style-name="ce99" office:value-type="string">
            <text:p>Annual consumption</text:p>
          </table:table-cell>
          <table:table-cell table:style-name="ce286" office:value-type="string">
            <text:p>units/year</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49" office:value-type="string">
            <text:p>monthly??</text:p>
          </table:table-cell>
          <table:table-cell table:style-name="ce459"/>
          <table:table-cell table:style-name="ce476" table:number-columns-repeated="2"/>
          <table:table-cell table:style-name="ce490" table:formula="oooc:=HLOOKUP([.T$1];[.U$1:.AC$1244];ROW();FALSE())" office:value-type="string" office:string-value="annual consumption">
            <text:p>annual consumption</text:p>
          </table:table-cell>
          <table:table-cell table:style-name="ce502" office:value-type="string">
            <text:p>annual consumption</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34" office:value-type="string">
            <text:p>If possible, provide the monthly data in separate sheet and/or the fuel bills. Specify the energy equivalent in base of LCV (lower calorific value)</text:p>
          </table:table-cell>
          <table:table-cell table:style-name="ce534" office:value-type="string">
            <text:p>Si es possible, donar dades mensuals en una altre fulla i/o factures dels combustibles. Especificar l'energia equivalent en base PCI (potència calorífica inferior)</text:p>
          </table:table-cell>
          <table:table-cell table:style-name="ce577" table:number-columns-repeated="7"/>
          <table:table-cell table:style-name="ce476" table:number-columns-repeated="2"/>
          <table:table-cell table:style-name="ce586" table:formula="oooc:=HLOOKUP([.AR$1];[.AS$1:.BA$1242];ROW();FALSE())" office:value-type="string" office:string-value="units/year">
            <text:p>units/year</text:p>
          </table:table-cell>
          <table:table-cell table:style-name="ce589" office:value-type="string">
            <text:p>units/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44">
            <text:p>144</text:p>
          </table:table-cell>
          <table:table-cell table:style-name="ce55"/>
          <table:table-cell table:style-name="ce94" office:value-type="float" office:value="403">
            <text:p>403</text:p>
          </table:table-cell>
          <table:table-cell table:style-name="ce176" office:value-type="string">
            <text:p>FECFuel</text:p>
          </table:table-cell>
          <table:table-cell table:style-name="ce176"/>
          <table:table-cell table:style-name="ce259"/>
          <table:table-cell table:style-name="ce53" office:value-type="string">
            <text:p>Nfuels</text:p>
          </table:table-cell>
          <table:table-cell table:style-name="ce100" office:value-type="string">
            <text:p>Total own fuel consumption (LCV)</text:p>
          </table:table-cell>
          <table:table-cell table:style-name="ce377"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66"/>
          <table:table-cell table:style-name="ce479" table:number-columns-repeated="2"/>
          <table:table-cell table:style-name="ce490" table:formula="oooc:=HLOOKUP([.T$1];[.U$1:.AC$1244];ROW();FALSE())" office:value-type="string" office:string-value="total own fuel consumption (LCV)">
            <text:p>total own fuel consumption (LCV)</text:p>
          </table:table-cell>
          <table:table-cell table:style-name="ce502" office:value-type="string">
            <text:p>total own fuel consumption (LCV)</text:p>
          </table:table-cell>
          <table:table-cell table:style-name="ce537"/>
          <table:table-cell table:style-name="ce551" table:number-columns-repeated="7"/>
          <table:table-cell table:style-name="ce479" table:number-columns-repeated="2"/>
          <table:table-cell table:style-name="ce559" table:formula="oooc:=HLOOKUP([.AF$1];[.AG$1:.AO$1242];ROW();FALSE())">
            <text:p/>
          </table:table-cell>
          <table:table-cell table:style-name="ce565" table:number-columns-repeated="2"/>
          <table:table-cell table:style-name="ce579" table:number-columns-repeated="7"/>
          <table:table-cell table:style-name="ce479" table:number-columns-repeated="2"/>
          <table:table-cell table:style-name="ce586" table:formula="oooc:=HLOOKUP([.AR$1];[.AS$1:.BA$1242];ROW();FALSE())" office:value-type="string" office:string-value="MWh / year (LCV)">
            <text:p>MWh / year (LCV)</text:p>
          </table:table-cell>
          <table:table-cell table:style-name="ce600" office:value-type="string">
            <text:p>MWh / year (LCV)</text:p>
          </table:table-cell>
          <table:table-cell table:style-name="ce565" office:value-type="string">
            <text:p>MWh / any (PCI)</text:p>
          </table:table-cell>
          <table:table-cell table:style-name="ce579" table:number-columns-repeated="7"/>
          <table:table-cell table:style-name="ce479" table:number-columns-repeated="199"/>
          <table:table-cell table:style-name="ce11" table:number-columns-repeated="4"/>
        </table:table-row>
        <table:table-row table:style-name="ro2">
          <table:table-cell table:style-name="ce11" office:value-type="float" office:value="145">
            <text:p>145</text:p>
          </table:table-cell>
          <table:table-cell table:style-name="ce46"/>
          <table:table-cell table:style-name="ce88" office:value-type="float" office:value="404">
            <text:p>404</text:p>
          </table:table-cell>
          <table:table-cell table:style-name="ce175" office:value-type="string">
            <text:p>FuelTariff</text:p>
          </table:table-cell>
          <table:table-cell table:style-name="ce175"/>
          <table:table-cell table:style-name="ce155"/>
          <table:table-cell table:style-name="ce286" office:value-type="string">
            <text:p>Nfuels</text:p>
          </table:table-cell>
          <table:table-cell table:style-name="ce99" office:value-type="string">
            <text:p>Fuel price</text:p>
          </table:table-cell>
          <table:table-cell table:style-name="ce286" office:value-type="string">
            <text:p>€/kWh LCV</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8" office:value-type="string">
            <text:p>?</text:p>
          </table:table-cell>
          <table:table-cell table:style-name="ce49" table:number-columns-repeated="2"/>
          <table:table-cell table:style-name="ce462" office:value-type="string">
            <text:p>Specify if with or without VAT</text:p>
          </table:table-cell>
          <table:table-cell table:style-name="ce476" table:number-columns-repeated="2"/>
          <table:table-cell table:style-name="ce490" table:formula="oooc:=HLOOKUP([.T$1];[.U$1:.AC$1244];ROW();FALSE())" office:value-type="string" office:string-value="fuel price">
            <text:p>fuel price</text:p>
          </table:table-cell>
          <table:table-cell table:style-name="ce502" office:value-type="string">
            <text:p>fuel price</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expenditures without VAT">
            <text:p>Specify expenditures without VAT</text:p>
          </table:table-cell>
          <table:table-cell table:style-name="ce534" office:value-type="string">
            <text:p>Specify expenditures without VAT</text:p>
          </table:table-cell>
          <table:table-cell table:style-name="ce534" office:value-type="string">
            <text:p>Especificar despeses sense IVA</text:p>
          </table:table-cell>
          <table:table-cell table:style-name="ce577" table:number-columns-repeated="7"/>
          <table:table-cell table:style-name="ce476" table:number-columns-repeated="2"/>
          <table:table-cell table:style-name="ce586" table:formula="oooc:=HLOOKUP([.AR$1];[.AS$1:.BA$1242];ROW();FALSE())" office:value-type="string" office:string-value="€/kWh LCV">
            <text:p>€/kWh LCV</text:p>
          </table:table-cell>
          <table:table-cell table:style-name="ce589" office:value-type="string">
            <text:p>€/kWh LCV</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46">
            <text:p>146</text:p>
          </table:table-cell>
          <table:table-cell table:style-name="ce46"/>
          <table:table-cell table:style-name="ce103"/>
          <table:table-cell table:style-name="ce177" table:number-columns-repeated="3"/>
          <table:table-cell table:style-name="ce294" office:value-type="string">
            <text:p>Nfuels</text:p>
          </table:table-cell>
          <table:table-cell table:style-name="ce312" office:value-type="string">
            <text:p>Fixed cost</text:p>
          </table:table-cell>
          <table:table-cell table:style-name="ce294" office:value-type="string">
            <text:p>€/month</text:p>
          </table:table-cell>
          <table:table-cell table:style-name="ce398" table:number-columns-repeated="2"/>
          <table:table-cell table:style-name="ce432"/>
          <table:table-cell table:style-name="ce49"/>
          <table:table-cell table:style-name="ce48"/>
          <table:table-cell table:style-name="ce49" table:number-columns-repeated="2"/>
          <table:table-cell table:style-name="ce462"/>
          <table:table-cell table:style-name="ce476" table:number-columns-repeated="2"/>
          <table:table-cell table:style-name="ce490" table:formula="oooc:=HLOOKUP([.T$1];[.U$1:.AC$1244];ROW();FALSE())" office:value-type="string" office:string-value="fixed cost associated with fuel consumption">
            <text:p>fixed cost associated with fuel consumption</text:p>
          </table:table-cell>
          <table:table-cell table:style-name="ce499" office:value-type="string">
            <text:p>fixed cost associated with fuel consumptio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onth">
            <text:p>€/month</text:p>
          </table:table-cell>
          <table:table-cell table:style-name="ce398" office:value-type="string">
            <text:p>€/mont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47">
            <text:p>147</text:p>
          </table:table-cell>
          <table:table-cell table:style-name="ce46"/>
          <table:table-cell table:style-name="ce88" table:formula="oooc:=[.C162]+1" office:value-type="float" office:value="405">
            <text:p>405</text:p>
          </table:table-cell>
          <table:table-cell table:style-name="ce178" office:value-type="string">
            <text:p>FuelCostYear</text:p>
          </table:table-cell>
          <table:table-cell table:style-name="ce178"/>
          <table:table-cell table:style-name="ce155"/>
          <table:table-cell table:style-name="ce286" office:value-type="string">
            <text:p>Nfuels</text:p>
          </table:table-cell>
          <table:table-cell table:style-name="ce99" office:value-type="string">
            <text:p>Annual energy cost</text:p>
          </table:table-cell>
          <table:table-cell table:style-name="ce286" office:value-type="string">
            <text:p>€/year</text:p>
          </table:table-cell>
          <table:table-cell table:number-columns-repeated="2" table:style-name="ce49" office:value-type="string">
            <text:p>X</text:p>
          </table:table-cell>
          <table:table-cell table:style-name="ce432" office:value-type="string">
            <text:p>x </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9"/>
          <table:table-cell table:style-name="ce462" office:value-type="string">
            <text:p>If available, give monthly values and a/or dd fuel bills</text:p>
          </table:table-cell>
          <table:table-cell table:style-name="ce476" table:number-columns-repeated="2"/>
          <table:table-cell table:style-name="ce490" table:formula="oooc:=HLOOKUP([.T$1];[.U$1:.AC$1244];ROW();FALSE())" office:value-type="string" office:string-value="annual energy cost">
            <text:p>annual energy cost</text:p>
          </table:table-cell>
          <table:table-cell table:style-name="ce502" office:value-type="string">
            <text:p>annual energy cost</text:p>
          </table:table-cell>
          <table:table-cell table:style-name="ce536" office:value-type="string">
            <text:p>cost anual del combustible</text:p>
          </table:table-cell>
          <table:table-cell table:style-name="ce549" table:number-columns-repeated="7"/>
          <table:table-cell table:style-name="ce476" table:number-columns-repeated="2"/>
          <table:table-cell table:style-name="ce559" table:formula="oooc:=HLOOKUP([.AF$1];[.AG$1:.AO$1242];ROW();FALSE())" office:value-type="string" office:string-value="Total cost">
            <text:p>Total cost</text:p>
          </table:table-cell>
          <table:table-cell table:style-name="ce534" office:value-type="string">
            <text:p>Total cost</text:p>
          </table:table-cell>
          <table:table-cell table:style-name="ce534" office:value-type="string">
            <text:p>Cost total</text:p>
          </table:table-cell>
          <table:table-cell table:style-name="ce577" table:number-columns-repeated="7"/>
          <table:table-cell table:style-name="ce476"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48">
            <text:p>148</text:p>
          </table:table-cell>
          <table:table-cell table:style-name="ce48"/>
          <table:table-cell table:style-name="ce89"/>
          <table:table-cell table:style-name="ce178" table:number-columns-repeated="2"/>
          <table:table-cell table:style-name="ce155"/>
          <table:table-cell table:style-name="ce287"/>
          <table:table-cell table:style-name="ce331" office:value-type="string">
            <text:p>Electricity cosumption and cost</text:p>
          </table:table-cell>
          <table:table-cell table:style-name="ce378"/>
          <table:table-cell table:style-name="ce400" table:number-columns-repeated="7"/>
          <table:table-cell table:style-name="ce99"/>
          <table:table-cell table:style-name="ce476" table:number-columns-repeated="2"/>
          <table:table-cell table:style-name="ce490" table:formula="oooc:=HLOOKUP([.T$1];[.U$1:.AC$1244];ROW();FALSE())" office:value-type="string" office:string-value="Electricity cosumption and cost">
            <text:p>Electricity cosumption and cost</text:p>
          </table:table-cell>
          <table:table-cell table:style-name="ce516" office:value-type="string">
            <text:p>Electricity cosumption and cost</text:p>
          </table:table-cell>
          <table:table-cell table:style-name="ce537" table:number-columns-repeated="8"/>
          <table:table-cell table:style-name="ce477"/>
          <table:table-cell table:style-name="ce476"/>
          <table:table-cell table:style-name="ce559" table:formula="oooc:=HLOOKUP([.AF$1];[.AG$1:.AO$1242];ROW();FALSE())">
            <text:p/>
          </table:table-cell>
          <table:table-cell table:style-name="ce565" table:number-columns-repeated="9"/>
          <table:table-cell table:style-name="ce477"/>
          <table:table-cell table:style-name="ce476"/>
          <table:table-cell table:style-name="ce586" table:formula="oooc:=HLOOKUP([.AR$1];[.AS$1:.BA$1242];ROW();FALSE())">
            <text:p/>
          </table:table-cell>
          <table:table-cell table:style-name="ce604"/>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149">
            <text:p>149</text:p>
          </table:table-cell>
          <table:table-cell table:style-name="ce46"/>
          <table:table-cell table:style-name="ce88" office:value-type="float" office:value="410">
            <text:p>410</text:p>
          </table:table-cell>
          <table:table-cell table:style-name="ce178" office:value-type="string">
            <text:p>PowerContrTot</text:p>
          </table:table-cell>
          <table:table-cell table:style-name="ce178"/>
          <table:table-cell table:style-name="ce155"/>
          <table:table-cell table:style-name="ce286" office:value-type="float" office:value="1">
            <text:p>1</text:p>
          </table:table-cell>
          <table:table-cell table:style-name="ce99" office:value-type="string">
            <text:p>Contracted power total</text:p>
          </table:table-cell>
          <table:table-cell table:style-name="ce286" office:value-type="string">
            <text:p>kW</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50" office:value-type="string">
            <text:p>monthly data are very useful and often available, but too much for a short questionnaire</text:p>
          </table:table-cell>
          <table:table-cell table:style-name="ce461"/>
          <table:table-cell table:style-name="ce476" table:number-columns-repeated="2"/>
          <table:table-cell table:style-name="ce490" table:formula="oooc:=HLOOKUP([.T$1];[.U$1:.AC$1244];ROW();FALSE())" office:value-type="string" office:string-value="contracted power">
            <text:p>contracted power</text:p>
          </table:table-cell>
          <table:table-cell table:style-name="ce502" office:value-type="string">
            <text:p>contracted pow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0">
            <text:p>150</text:p>
          </table:table-cell>
          <table:table-cell table:style-name="ce46"/>
          <table:table-cell table:style-name="ce88"/>
          <table:table-cell table:style-name="ce178" office:value-type="string">
            <text:p>PowerContrStd</text:p>
          </table:table-cell>
          <table:table-cell table:style-name="ce178"/>
          <table:table-cell table:style-name="ce155"/>
          <table:table-cell table:style-name="ce286" office:value-type="float" office:value="1">
            <text:p>1</text:p>
          </table:table-cell>
          <table:table-cell table:style-name="ce99" office:value-type="string">
            <text:p>Contracted power standard</text:p>
          </table:table-cell>
          <table:table-cell table:style-name="ce286"/>
          <table:table-cell table:style-name="ce49" table:number-columns-repeated="3"/>
          <table:table-cell table:style-name="ce56" table:number-columns-repeated="2"/>
          <table:table-cell table:style-name="ce49"/>
          <table:table-cell table:style-name="ce450" office:value-type="string">
            <text:p>according to ICAEN Quest. - added after conv. with Hans (28/11/2007)</text:p>
          </table:table-cell>
          <table:table-cell table:style-name="ce461"/>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1">
            <text:p>151</text:p>
          </table:table-cell>
          <table:table-cell table:style-name="ce46"/>
          <table:table-cell table:style-name="ce88"/>
          <table:table-cell table:style-name="ce178" office:value-type="string">
            <text:p>PowerContrPeak</text:p>
          </table:table-cell>
          <table:table-cell table:style-name="ce178"/>
          <table:table-cell table:style-name="ce155"/>
          <table:table-cell table:style-name="ce286" office:value-type="float" office:value="1">
            <text:p>1</text:p>
          </table:table-cell>
          <table:table-cell table:style-name="ce99" office:value-type="string">
            <text:p>Contracted power peak</text:p>
          </table:table-cell>
          <table:table-cell table:style-name="ce286"/>
          <table:table-cell table:style-name="ce49" table:number-columns-repeated="3"/>
          <table:table-cell table:style-name="ce56" table:number-columns-repeated="2"/>
          <table:table-cell table:style-name="ce49"/>
          <table:table-cell table:style-name="ce450" office:value-type="string">
            <text:p>according to ICAEN Quest. - added after conv. with Hans (28/11/2007)</text:p>
          </table:table-cell>
          <table:table-cell table:style-name="ce461"/>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2">
            <text:p>152</text:p>
          </table:table-cell>
          <table:table-cell table:style-name="ce46"/>
          <table:table-cell table:style-name="ce88"/>
          <table:table-cell table:style-name="ce178" office:value-type="string">
            <text:p>PowerContrVall</text:p>
          </table:table-cell>
          <table:table-cell table:style-name="ce178"/>
          <table:table-cell table:style-name="ce155"/>
          <table:table-cell table:style-name="ce286" office:value-type="float" office:value="1">
            <text:p>1</text:p>
          </table:table-cell>
          <table:table-cell table:style-name="ce99" office:value-type="string">
            <text:p>Contracted power valley</text:p>
          </table:table-cell>
          <table:table-cell table:style-name="ce286"/>
          <table:table-cell table:style-name="ce49" table:number-columns-repeated="3"/>
          <table:table-cell table:style-name="ce56" table:number-columns-repeated="2"/>
          <table:table-cell table:style-name="ce49"/>
          <table:table-cell table:style-name="ce450" office:value-type="string">
            <text:p>according to ICAEN Quest. - added after conv. with Hans (28/11/2007)</text:p>
          </table:table-cell>
          <table:table-cell table:style-name="ce461"/>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53">
            <text:p>153</text:p>
          </table:table-cell>
          <table:table-cell table:style-name="ce46"/>
          <table:table-cell table:style-name="ce103"/>
          <table:table-cell table:style-name="ce177" table:number-columns-repeated="3"/>
          <table:table-cell table:style-name="ce294" office:value-type="float" office:value="1">
            <text:p>1</text:p>
          </table:table-cell>
          <table:table-cell table:style-name="ce103" office:value-type="string">
            <text:p>Installed power</text:p>
          </table:table-cell>
          <table:table-cell table:style-name="ce294" office:value-type="string">
            <text:p>kW</text:p>
          </table:table-cell>
          <table:table-cell table:style-name="ce398" table:number-columns-repeated="2"/>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9"/>
          <table:table-cell table:style-name="ce451"/>
          <table:table-cell table:style-name="ce476" table:number-columns-repeated="2"/>
          <table:table-cell table:style-name="ce490" table:formula="oooc:=HLOOKUP([.T$1];[.U$1:.AC$1244];ROW();FALSE())" office:value-type="string" office:string-value="installed power">
            <text:p>installed power</text:p>
          </table:table-cell>
          <table:table-cell table:style-name="ce499" office:value-type="string">
            <text:p>installed pow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398"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8">
          <table:table-cell table:style-name="ce11" office:value-type="float" office:value="154">
            <text:p>154</text:p>
          </table:table-cell>
          <table:table-cell table:style-name="ce46"/>
          <table:table-cell table:style-name="ce88" office:value-type="float" office:value="411">
            <text:p>411</text:p>
          </table:table-cell>
          <table:table-cell table:style-name="ce179" office:value-type="string">
            <text:p>ElectricityTotYear</text:p>
          </table:table-cell>
          <table:table-cell table:style-name="ce179"/>
          <table:table-cell table:style-name="ce155" office:value-type="string">
            <text:p>text</text:p>
          </table:table-cell>
          <table:table-cell table:style-name="ce286" office:value-type="float" office:value="1">
            <text:p>1</text:p>
          </table:table-cell>
          <table:table-cell table:style-name="ce99" office:value-type="string">
            <text:p>Annual consumption total</text:p>
          </table:table-cell>
          <table:table-cell table:style-name="ce374"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50" office:value-type="string">
            <text:p>monthly data are very useful and often available, but too much for a short questionnaire</text:p>
          </table:table-cell>
          <table:table-cell table:style-name="ce462" office:value-type="string">
            <text:p>If available, give monthly values and a/or dd fuel bills</text:p>
          </table:table-cell>
          <table:table-cell table:style-name="ce476" table:number-columns-repeated="2"/>
          <table:table-cell table:style-name="ce490" table:formula="oooc:=HLOOKUP([.T$1];[.U$1:.AC$1244];ROW();FALSE())" office:value-type="string" office:string-value="annual consumption">
            <text:p>annual consumption</text:p>
          </table:table-cell>
          <table:table-cell table:style-name="ce502" office:value-type="string">
            <text:p>annual consumption</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34" office:value-type="string">
            <text:p>Specify the consumption in the different periods of generation (co-generation), <text:s/>provide the total electrical production and the sales to grid</text:p>
          </table:table-cell>
          <table:table-cell table:style-name="ce534" office:value-type="string">
            <text:p>Especificar consum en els diferents periodes de generació (cogeneració), donar la producció elèctrica total i les vendes a la xarxa</text:p>
          </table:table-cell>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5">
            <text:p>155</text:p>
          </table:table-cell>
          <table:table-cell table:style-name="ce46"/>
          <table:table-cell table:style-name="ce88"/>
          <table:table-cell table:style-name="ce179" office:value-type="string">
            <text:p>ElectricityPeakYear</text:p>
          </table:table-cell>
          <table:table-cell table:style-name="ce179"/>
          <table:table-cell table:style-name="ce155"/>
          <table:table-cell table:style-name="ce286"/>
          <table:table-cell table:style-name="ce99" office:value-type="string">
            <text:p>Annual consumption peak</text:p>
          </table:table-cell>
          <table:table-cell table:style-name="ce374"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6">
            <text:p>156</text:p>
          </table:table-cell>
          <table:table-cell table:style-name="ce46"/>
          <table:table-cell table:style-name="ce88"/>
          <table:table-cell table:style-name="ce179" office:value-type="string">
            <text:p>ElectricityStandYear</text:p>
          </table:table-cell>
          <table:table-cell table:style-name="ce179"/>
          <table:table-cell table:style-name="ce155"/>
          <table:table-cell table:style-name="ce286"/>
          <table:table-cell table:style-name="ce99" office:value-type="string">
            <text:p>Annual consumption standard</text:p>
          </table:table-cell>
          <table:table-cell table:style-name="ce374"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7">
            <text:p>157</text:p>
          </table:table-cell>
          <table:table-cell table:style-name="ce46"/>
          <table:table-cell table:style-name="ce88"/>
          <table:table-cell table:style-name="ce179" office:value-type="string">
            <text:p>ElectricityValleyYear</text:p>
          </table:table-cell>
          <table:table-cell table:style-name="ce179"/>
          <table:table-cell table:style-name="ce155"/>
          <table:table-cell table:style-name="ce286"/>
          <table:table-cell table:style-name="ce99" office:value-type="string">
            <text:p>Annual consumption valley</text:p>
          </table:table-cell>
          <table:table-cell table:style-name="ce374"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8">
            <text:p>158</text:p>
          </table:table-cell>
          <table:table-cell table:style-name="ce46"/>
          <table:table-cell table:style-name="ce88" table:formula="oooc:=[.C171]+1" office:value-type="float" office:value="412">
            <text:p>412</text:p>
          </table:table-cell>
          <table:table-cell table:style-name="ce180" office:value-type="string">
            <text:p>ElectricityGen</text:p>
          </table:table-cell>
          <table:table-cell table:style-name="ce179"/>
          <table:table-cell table:style-name="ce155" office:value-type="string">
            <text:p>text</text:p>
          </table:table-cell>
          <table:table-cell table:style-name="ce286" office:value-type="float" office:value="1">
            <text:p>1</text:p>
          </table:table-cell>
          <table:table-cell table:style-name="ce99" office:value-type="string">
            <text:p>Self-generation (co-generation)</text:p>
          </table:table-cell>
          <table:table-cell table:style-name="ce374" office:value-type="string">
            <text:p>MWh / year</text:p>
          </table:table-cell>
          <table:table-cell table:number-columns-repeated="2" table:style-name="ce49" office:value-type="string">
            <text:p>X</text:p>
          </table:table-cell>
          <table:table-cell table:style-name="ce432" office:value-type="string">
            <text:p>x</text:p>
          </table:table-cell>
          <table:table-cell table:style-name="ce49" table:number-columns-repeated="4"/>
          <table:table-cell table:style-name="ce462"/>
          <table:table-cell table:style-name="ce476" table:number-columns-repeated="2"/>
          <table:table-cell table:style-name="ce490" table:formula="oooc:=HLOOKUP([.T$1];[.U$1:.AC$1244];ROW();FALSE())" office:value-type="string" office:string-value="self-generation (co-generation)">
            <text:p>self-generation (co-generation)</text:p>
          </table:table-cell>
          <table:table-cell table:style-name="ce502" office:value-type="string">
            <text:p>self-generation (co-generation)</text:p>
          </table:table-cell>
          <table:table-cell table:style-name="ce536" office:value-type="string">
            <text:p>generació pròpia (cogeneració)</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59">
            <text:p>159</text:p>
          </table:table-cell>
          <table:table-cell table:style-name="ce46"/>
          <table:table-cell table:style-name="ce88" table:formula="oooc:=[.C175]+1" office:value-type="float" office:value="413">
            <text:p>413</text:p>
          </table:table-cell>
          <table:table-cell table:style-name="ce180" office:value-type="string">
            <text:p>ElectricitySales</text:p>
          </table:table-cell>
          <table:table-cell table:style-name="ce179"/>
          <table:table-cell table:style-name="ce155"/>
          <table:table-cell table:style-name="ce286" office:value-type="float" office:value="1">
            <text:p>1</text:p>
          </table:table-cell>
          <table:table-cell table:style-name="ce99" office:value-type="string">
            <text:p>Sales to grid (co-generation)</text:p>
          </table:table-cell>
          <table:table-cell table:style-name="ce374"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9"/>
          <table:table-cell table:style-name="ce462" office:value-type="string">
            <text:p>If available, give monthly values and a/or dd fuel bills</text:p>
          </table:table-cell>
          <table:table-cell table:style-name="ce476" table:number-columns-repeated="2"/>
          <table:table-cell table:style-name="ce490" table:formula="oooc:=HLOOKUP([.T$1];[.U$1:.AC$1244];ROW();FALSE())" office:value-type="string" office:string-value="sales to grid (co-generation)">
            <text:p>sales to grid (co-generation)</text:p>
          </table:table-cell>
          <table:table-cell table:style-name="ce502" office:value-type="string">
            <text:p>sales to grid (co-generation)</text:p>
          </table:table-cell>
          <table:table-cell table:style-name="ce536" office:value-type="string">
            <text:p>venda a la xarxa (cogeneració)</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office:value-type="float" office:value="160">
            <text:p>160</text:p>
          </table:table-cell>
          <table:table-cell table:style-name="ce46"/>
          <table:table-cell table:style-name="ce88"/>
          <table:table-cell table:style-name="ce179" table:number-columns-repeated="2"/>
          <table:table-cell table:style-name="ce155"/>
          <table:table-cell table:style-name="ce286"/>
          <table:table-cell table:style-name="ce99" office:value-type="string">
            <text:p>Tariff <text:s/></text:p>
          </table:table-cell>
          <table:table-cell table:style-name="ce374"/>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62"/>
          <table:table-cell table:style-name="ce476" table:number-columns-repeated="2"/>
          <table:table-cell table:style-name="ce490" table:formula="oooc:=HLOOKUP([.T$1];[.U$1:.AC$1244];ROW();FALSE())" office:value-type="string" office:string-value="Tariff  ">
            <text:p>Tariff <text:s/></text:p>
          </table:table-cell>
          <table:table-cell table:style-name="ce502" office:value-type="string">
            <text:p>Tariff <text:s/></text:p>
          </table:table-cell>
          <table:table-cell table:style-name="ce536" office:value-type="string">
            <text:p>Tarifa</text:p>
          </table:table-cell>
          <table:table-cell table:style-name="ce549" table:number-columns-repeated="7"/>
          <table:table-cell table:style-name="ce476" table:number-columns-repeated="2"/>
          <table:table-cell table:style-name="ce559" table:formula="oooc:=HLOOKUP([.AF$1];[.AG$1:.AO$1242];ROW();FALSE())" office:value-type="string" office:string-value="If possible, provide the monthly data in separate sheet and/or the electricity bills">
            <text:p>If possible, provide the monthly data in separate sheet and/or the electricity bills</text:p>
          </table:table-cell>
          <table:table-cell table:style-name="ce534" office:value-type="string">
            <text:p>If possible, provide the monthly data in separate sheet and/or the electricity bills</text:p>
          </table:table-cell>
          <table:table-cell table:style-name="ce534" office:value-type="string">
            <text:p>Si es possible, donar dades mensuals en una altre fulla i/o factures elèctriques</text:p>
          </table:table-cell>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61">
            <text:p>161</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Peak</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formula="oooc:=HLOOKUP([.T$1];[.U$1:.AC$1244];ROW();FALSE())" office:value-type="string" office:string-value="Peak">
            <text:p>Peak</text:p>
          </table:table-cell>
          <table:table-cell table:style-name="ce461" office:value-type="string">
            <text:p>Peak</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62">
            <text:p>16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Standard</text:p>
          </table:table-cell>
          <table:table-cell table:style-name="ce374"/>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62"/>
          <table:table-cell table:style-name="ce476" table:number-columns-repeated="2"/>
          <table:table-cell table:style-name="ce490" table:formula="oooc:=HLOOKUP([.T$1];[.U$1:.AC$1244];ROW();FALSE())" office:value-type="string" office:string-value="Standard">
            <text:p>Standard</text:p>
          </table:table-cell>
          <table:table-cell table:style-name="ce99" office:value-type="string">
            <text:p>Standard</text:p>
          </table:table-cell>
          <table:table-cell table:style-name="ce536" office:value-type="string">
            <text:p>estàndard</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63">
            <text:p>163</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Valley</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formula="oooc:=HLOOKUP([.T$1];[.U$1:.AC$1244];ROW();FALSE())" office:value-type="string" office:string-value="Valley">
            <text:p>Valley</text:p>
          </table:table-cell>
          <table:table-cell table:style-name="ce461" office:value-type="string">
            <text:p>Valley</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64">
            <text:p>16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TOTAL</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formula="oooc:=HLOOKUP([.T$1];[.U$1:.AC$1244];ROW();FALSE())" office:value-type="string" office:string-value="TOTAL">
            <text:p>TOTAL</text:p>
          </table:table-cell>
          <table:table-cell table:style-name="ce461" office:value-type="string">
            <text:p>TOTA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5">
          <table:table-cell table:style-name="ce11" office:value-type="float" office:value="165">
            <text:p>165</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Electric consumption according type of use</text:p>
          </table:table-cell>
          <table:table-cell table:style-name="ce374"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 added after conv. with Hans (28/11/2007)</text:p>
          </table:table-cell>
          <table:table-cell table:style-name="ce462"/>
          <table:table-cell table:style-name="ce476" table:number-columns-repeated="2"/>
          <table:table-cell table:style-name="ce490" table:formula="oooc:=HLOOKUP([.T$1];[.U$1:.AC$1244];ROW();FALSE())" office:value-type="string" office:string-value="Electric consumption according type of use">
            <text:p>Electric consumption according type of use</text:p>
          </table:table-cell>
          <table:table-cell table:style-name="ce461" office:value-type="string">
            <text:p>Electric consumption according type of use</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f there are other uses, specify them in a separate sheet">
            <text:p>If there are other uses, specify them in a separate sheet</text:p>
          </table:table-cell>
          <table:table-cell table:style-name="ce534" office:value-type="string">
            <text:p>If there are other uses, specify them in a separate sheet</text:p>
          </table:table-cell>
          <table:table-cell table:style-name="ce534"/>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66">
            <text:p>16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Electricity for thermal us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Electricity for thermal uses">
            <text:p>Electricity for thermal uses</text:p>
          </table:table-cell>
          <table:table-cell table:style-name="ce461" office:value-type="string">
            <text:p>Electricity for thermal use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67">
            <text:p>167</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Electricity for non-thermal us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Electricity for non-thermal uses">
            <text:p>Electricity for non-thermal uses</text:p>
          </table:table-cell>
          <table:table-cell table:style-name="ce461" office:value-type="string">
            <text:p>Electricity for non-thermal use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68">
            <text:p>16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Refrigeration</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Refrigeration">
            <text:p>Refrigeration</text:p>
          </table:table-cell>
          <table:table-cell table:style-name="ce461" office:value-type="string">
            <text:p>Refrigeration</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69">
            <text:p>169</text:p>
          </table:table-cell>
          <table:table-cell table:style-name="ce46"/>
          <table:table-cell table:style-name="ce88"/>
          <table:table-cell table:style-name="ce155" office:value-type="string">
            <text:p>ElectricityRef</text:p>
          </table:table-cell>
          <table:table-cell table:style-name="ce155" table:number-columns-repeated="2"/>
          <table:table-cell table:style-name="ce286"/>
          <table:table-cell table:style-name="ce99" office:value-type="string">
            <text:p>Electricity for refrigeration</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0">
            <text:p>170</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Air Conditioning</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Air Conditioning">
            <text:p>Air Conditioning</text:p>
          </table:table-cell>
          <table:table-cell table:style-name="ce461" office:value-type="string">
            <text:p>Air Conditioning</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1">
            <text:p>171</text:p>
          </table:table-cell>
          <table:table-cell table:style-name="ce46"/>
          <table:table-cell table:style-name="ce88"/>
          <table:table-cell table:style-name="ce155" office:value-type="string">
            <text:p>ElectricityAC</text:p>
          </table:table-cell>
          <table:table-cell table:style-name="ce155" table:number-columns-repeated="2"/>
          <table:table-cell table:style-name="ce286"/>
          <table:table-cell table:style-name="ce99" office:value-type="string">
            <text:p>Electricity for air conditioning</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2">
            <text:p>17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Other us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Other uses">
            <text:p>Other uses</text:p>
          </table:table-cell>
          <table:table-cell table:style-name="ce461" office:value-type="string">
            <text:p>Other use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3">
            <text:p>173</text:p>
          </table:table-cell>
          <table:table-cell table:style-name="ce46"/>
          <table:table-cell table:style-name="ce88"/>
          <table:table-cell table:style-name="ce155" office:value-type="string">
            <text:p>ElectricityThOther</text:p>
          </table:table-cell>
          <table:table-cell table:style-name="ce155" table:number-columns-repeated="2"/>
          <table:table-cell table:style-name="ce286"/>
          <table:table-cell table:style-name="ce99" office:value-type="string">
            <text:p>Electricity for other thermal us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4">
            <text:p>17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Motors and machin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Motors and machines">
            <text:p>Motors and machines</text:p>
          </table:table-cell>
          <table:table-cell table:style-name="ce461" office:value-type="string">
            <text:p>Motors and machine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5">
            <text:p>175</text:p>
          </table:table-cell>
          <table:table-cell table:style-name="ce46"/>
          <table:table-cell table:style-name="ce88"/>
          <table:table-cell table:style-name="ce155" office:value-type="string">
            <text:p>ElectricityMotors</text:p>
          </table:table-cell>
          <table:table-cell table:style-name="ce155" table:number-columns-repeated="2"/>
          <table:table-cell table:style-name="ce286"/>
          <table:table-cell table:style-name="ce99" office:value-type="string">
            <text:p>Electricity for motor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6">
            <text:p>17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Electro-chemic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Electro-chemics">
            <text:p>Electro-chemics</text:p>
          </table:table-cell>
          <table:table-cell table:style-name="ce461" office:value-type="string">
            <text:p>Electro-chemic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7">
            <text:p>177</text:p>
          </table:table-cell>
          <table:table-cell table:style-name="ce46"/>
          <table:table-cell table:style-name="ce88"/>
          <table:table-cell table:style-name="ce155" office:value-type="string">
            <text:p>ElectricityChem</text:p>
          </table:table-cell>
          <table:table-cell table:style-name="ce155" table:number-columns-repeated="2"/>
          <table:table-cell table:style-name="ce286"/>
          <table:table-cell table:style-name="ce99" office:value-type="string">
            <text:p>Electricity for electro-chemical processes</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8">
            <text:p>17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86"/>
          <table:table-cell table:style-name="ce99" office:value-type="string">
            <text:p>Lightning</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office:value-type="string" office:string-value="Lightning">
            <text:p>Lightning</text:p>
          </table:table-cell>
          <table:table-cell table:style-name="ce461" office:value-type="string">
            <text:p>Lightning</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79">
            <text:p>179</text:p>
          </table:table-cell>
          <table:table-cell table:style-name="ce46"/>
          <table:table-cell table:style-name="ce88"/>
          <table:table-cell table:style-name="ce155" office:value-type="string">
            <text:p>ElectricityLight</text:p>
          </table:table-cell>
          <table:table-cell table:style-name="ce155" table:number-columns-repeated="2"/>
          <table:table-cell table:style-name="ce286"/>
          <table:table-cell table:style-name="ce99" office:value-type="string">
            <text:p>Electricity for lightning</text:p>
          </table:table-cell>
          <table:table-cell table:style-name="ce374"/>
          <table:table-cell table:style-name="ce49" office:value-type="string">
            <text:p>X</text:p>
          </table:table-cell>
          <table:table-cell table:style-name="ce49" table:number-columns-repeated="2"/>
          <table:table-cell table:style-name="ce56" table:number-columns-repeated="2"/>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formula="oooc:=HLOOKUP([.T$1];[.U$1:.AC$1244];ROW();FALSE())">
            <text:p/>
          </table:table-cell>
          <table:table-cell table:style-name="ce461"/>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80">
            <text:p>180</text:p>
          </table:table-cell>
          <table:table-cell table:style-name="ce46"/>
          <table:table-cell table:style-name="ce88" table:formula="oooc:=[.C176]+1" office:value-type="float" office:value="414">
            <text:p>414</text:p>
          </table:table-cell>
          <table:table-cell table:style-name="ce179" office:value-type="string">
            <text:p>ElTariffClassTot</text:p>
          </table:table-cell>
          <table:table-cell table:style-name="ce179"/>
          <table:table-cell table:style-name="ce155"/>
          <table:table-cell table:style-name="ce286" office:value-type="float" office:value="1">
            <text:p>1</text:p>
          </table:table-cell>
          <table:table-cell table:style-name="ce99" office:value-type="string">
            <text:p>Tariff type / class (total)</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50" office:value-type="string">
            <text:p>according to ICAEN Quest.- added ....</text:p>
          </table:table-cell>
          <table:table-cell table:style-name="ce462" office:value-type="string">
            <text:p>Specify if with or without VAT</text:p>
          </table:table-cell>
          <table:table-cell table:style-name="ce476" table:number-columns-repeated="2"/>
          <table:table-cell table:style-name="ce490" table:formula="oooc:=HLOOKUP([.T$1];[.U$1:.AC$1244];ROW();FALSE())" office:value-type="string" office:string-value="tariff type / class">
            <text:p>tariff type / class</text:p>
          </table:table-cell>
          <table:table-cell table:style-name="ce502" office:value-type="string">
            <text:p>tariff type / class</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expenditures without VAT">
            <text:p>Specify expenditures without VAT</text:p>
          </table:table-cell>
          <table:table-cell table:style-name="ce534" office:value-type="string">
            <text:p>Specify expenditures without VAT</text:p>
          </table:table-cell>
          <table:table-cell table:style-name="ce534" office:value-type="string">
            <text:p>Especificar despeses sense IVA</text:p>
          </table:table-cell>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1">
            <text:p>181</text:p>
          </table:table-cell>
          <table:table-cell table:style-name="ce46"/>
          <table:table-cell table:style-name="ce88"/>
          <table:table-cell table:style-name="ce179" office:value-type="string">
            <text:p>ElTariffClassStd</text:p>
          </table:table-cell>
          <table:table-cell table:style-name="ce179"/>
          <table:table-cell table:style-name="ce155"/>
          <table:table-cell table:style-name="ce286"/>
          <table:table-cell table:style-name="ce99" office:value-type="string">
            <text:p>Tariff type / class (standard)</text:p>
          </table:table-cell>
          <table:table-cell table:style-name="ce28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2">
            <text:p>182</text:p>
          </table:table-cell>
          <table:table-cell table:style-name="ce46"/>
          <table:table-cell table:style-name="ce88"/>
          <table:table-cell table:style-name="ce179" office:value-type="string">
            <text:p>ElTariffClassPeak</text:p>
          </table:table-cell>
          <table:table-cell table:style-name="ce179"/>
          <table:table-cell table:style-name="ce155"/>
          <table:table-cell table:style-name="ce286"/>
          <table:table-cell table:style-name="ce99" office:value-type="string">
            <text:p>Tariff type / class (peak)</text:p>
          </table:table-cell>
          <table:table-cell table:style-name="ce28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3">
            <text:p>183</text:p>
          </table:table-cell>
          <table:table-cell table:style-name="ce46"/>
          <table:table-cell table:style-name="ce88"/>
          <table:table-cell table:style-name="ce179" office:value-type="string">
            <text:p>ElTariffClassTotVall</text:p>
          </table:table-cell>
          <table:table-cell table:style-name="ce179"/>
          <table:table-cell table:style-name="ce155"/>
          <table:table-cell table:style-name="ce286"/>
          <table:table-cell table:style-name="ce99" office:value-type="string">
            <text:p>Tariff type / class (valley)</text:p>
          </table:table-cell>
          <table:table-cell table:style-name="ce28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4">
            <text:p>184</text:p>
          </table:table-cell>
          <table:table-cell table:style-name="ce46"/>
          <table:table-cell table:style-name="ce88"/>
          <table:table-cell table:style-name="ce179" office:value-type="string">
            <text:p>ElTariffClassCHP</text:p>
          </table:table-cell>
          <table:table-cell table:style-name="ce179"/>
          <table:table-cell table:style-name="ce155"/>
          <table:table-cell table:style-name="ce286"/>
          <table:table-cell table:style-name="ce99" office:value-type="string">
            <text:p>Tariff type / class (CHP)</text:p>
          </table:table-cell>
          <table:table-cell table:style-name="ce28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85">
            <text:p>185</text:p>
          </table:table-cell>
          <table:table-cell table:style-name="ce46"/>
          <table:table-cell table:style-name="ce88" office:value-type="string">
            <text:p>414a</text:p>
          </table:table-cell>
          <table:table-cell table:style-name="ce179" office:value-type="string">
            <text:p>ElTariffPowTot</text:p>
          </table:table-cell>
          <table:table-cell table:style-name="ce179"/>
          <table:table-cell table:style-name="ce155"/>
          <table:table-cell table:style-name="ce286" office:value-type="float" office:value="1">
            <text:p>1</text:p>
          </table:table-cell>
          <table:table-cell table:style-name="ce99" office:value-type="string">
            <text:p>Tariff on installed power (total)</text:p>
          </table:table-cell>
          <table:table-cell table:style-name="ce286" office:value-type="string">
            <text:p>€/kWmonth</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formula="oooc:=HLOOKUP([.T$1];[.U$1:.AC$1244];ROW();FALSE())" office:value-type="string" office:string-value="tariff on installed power">
            <text:p>tariff on installed power</text:p>
          </table:table-cell>
          <table:table-cell table:style-name="ce502" office:value-type="string">
            <text:p>tariff on installed power</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Fixed cost of supply">
            <text:p>Fixed cost of supply</text:p>
          </table:table-cell>
          <table:table-cell table:style-name="ce534" office:value-type="string">
            <text:p>Fixed cost of supply</text:p>
          </table:table-cell>
          <table:table-cell table:style-name="ce534" office:value-type="string">
            <text:p>Cost mensual fixe del subministrament</text:p>
          </table:table-cell>
          <table:table-cell table:style-name="ce577" table:number-columns-repeated="7"/>
          <table:table-cell table:style-name="ce476" table:number-columns-repeated="2"/>
          <table:table-cell table:style-name="ce586" table:formula="oooc:=HLOOKUP([.AR$1];[.AS$1:.BA$1242];ROW();FALSE())" office:value-type="string" office:string-value="€/kWmonth">
            <text:p>€/kWmonth</text:p>
          </table:table-cell>
          <table:table-cell table:style-name="ce589" office:value-type="string">
            <text:p>€/kWmont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6">
            <text:p>186</text:p>
          </table:table-cell>
          <table:table-cell table:style-name="ce46"/>
          <table:table-cell table:style-name="ce88"/>
          <table:table-cell table:style-name="ce179" office:value-type="string">
            <text:p>ElTariffPowStd</text:p>
          </table:table-cell>
          <table:table-cell table:style-name="ce179"/>
          <table:table-cell table:style-name="ce155"/>
          <table:table-cell table:style-name="ce286"/>
          <table:table-cell table:style-name="ce99" office:value-type="string">
            <text:p>Tariff on installed power (standard)</text:p>
          </table:table-cell>
          <table:table-cell table:style-name="ce286" office:value-type="string">
            <text:p>€/kWmont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7">
            <text:p>187</text:p>
          </table:table-cell>
          <table:table-cell table:style-name="ce46"/>
          <table:table-cell table:style-name="ce88"/>
          <table:table-cell table:style-name="ce179" office:value-type="string">
            <text:p>ElTariffPowPeak</text:p>
          </table:table-cell>
          <table:table-cell table:style-name="ce179"/>
          <table:table-cell table:style-name="ce155"/>
          <table:table-cell table:style-name="ce286"/>
          <table:table-cell table:style-name="ce99" office:value-type="string">
            <text:p>Tariff on installed power (peak)</text:p>
          </table:table-cell>
          <table:table-cell table:style-name="ce286" office:value-type="string">
            <text:p>€/kWmont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8">
            <text:p>188</text:p>
          </table:table-cell>
          <table:table-cell table:style-name="ce46"/>
          <table:table-cell table:style-name="ce88"/>
          <table:table-cell table:style-name="ce179" office:value-type="string">
            <text:p>ElTariffPowVall</text:p>
          </table:table-cell>
          <table:table-cell table:style-name="ce179"/>
          <table:table-cell table:style-name="ce155"/>
          <table:table-cell table:style-name="ce286"/>
          <table:table-cell table:style-name="ce99" office:value-type="string">
            <text:p>Tariff on installed power (valley)</text:p>
          </table:table-cell>
          <table:table-cell table:style-name="ce286" office:value-type="string">
            <text:p>€/kWmont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89">
            <text:p>189</text:p>
          </table:table-cell>
          <table:table-cell table:style-name="ce46"/>
          <table:table-cell table:style-name="ce88"/>
          <table:table-cell table:style-name="ce179" office:value-type="string">
            <text:p>ElTariffPowCHP</text:p>
          </table:table-cell>
          <table:table-cell table:style-name="ce179"/>
          <table:table-cell table:style-name="ce155"/>
          <table:table-cell table:style-name="ce286"/>
          <table:table-cell table:style-name="ce99" office:value-type="string">
            <text:p>Tariff on installed power (CHP)</text:p>
          </table:table-cell>
          <table:table-cell table:style-name="ce286" office:value-type="string">
            <text:p>€/kWmont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90">
            <text:p>190</text:p>
          </table:table-cell>
          <table:table-cell table:style-name="ce46"/>
          <table:table-cell table:style-name="ce88" office:value-type="string">
            <text:p>414b</text:p>
          </table:table-cell>
          <table:table-cell table:style-name="ce179" office:value-type="string">
            <text:p>ElTariffCTot</text:p>
          </table:table-cell>
          <table:table-cell table:style-name="ce179"/>
          <table:table-cell table:style-name="ce155"/>
          <table:table-cell table:style-name="ce286" office:value-type="float" office:value="1">
            <text:p>1</text:p>
          </table:table-cell>
          <table:table-cell table:style-name="ce99" office:value-type="string">
            <text:p>Tariff on consumption (total)</text:p>
          </table:table-cell>
          <table:table-cell table:style-name="ce286" office:value-type="string">
            <text:p>€/MWh</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formula="oooc:=HLOOKUP([.T$1];[.U$1:.AC$1244];ROW();FALSE())" office:value-type="string" office:string-value="tariff on consumption">
            <text:p>tariff on consumption</text:p>
          </table:table-cell>
          <table:table-cell table:style-name="ce502" office:value-type="string">
            <text:p>tariff on consumption</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Cost of consumption excluding fixed costs">
            <text:p>Cost of consumption excluding fixed costs</text:p>
          </table:table-cell>
          <table:table-cell table:style-name="ce534" office:value-type="string">
            <text:p>Cost of consumption excluding fixed costs</text:p>
          </table:table-cell>
          <table:table-cell table:style-name="ce534" office:value-type="string">
            <text:p>Cost de consum excloent els costos fixes</text:p>
          </table:table-cell>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589"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1">
            <text:p>191</text:p>
          </table:table-cell>
          <table:table-cell table:style-name="ce46"/>
          <table:table-cell table:style-name="ce88"/>
          <table:table-cell table:style-name="ce179" office:value-type="string">
            <text:p>ElTariffCStd</text:p>
          </table:table-cell>
          <table:table-cell table:style-name="ce179"/>
          <table:table-cell table:style-name="ce155"/>
          <table:table-cell table:style-name="ce286"/>
          <table:table-cell table:style-name="ce99" office:value-type="string">
            <text:p>Tariff on consumption (standard)</text:p>
          </table:table-cell>
          <table:table-cell table:style-name="ce286" office:value-type="string">
            <text:p>€/MW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2">
            <text:p>192</text:p>
          </table:table-cell>
          <table:table-cell table:style-name="ce46"/>
          <table:table-cell table:style-name="ce88"/>
          <table:table-cell table:style-name="ce179" office:value-type="string">
            <text:p>ElTariffCPeak</text:p>
          </table:table-cell>
          <table:table-cell table:style-name="ce179"/>
          <table:table-cell table:style-name="ce155"/>
          <table:table-cell table:style-name="ce286"/>
          <table:table-cell table:style-name="ce99" office:value-type="string">
            <text:p>Tariff on consumption (peak)</text:p>
          </table:table-cell>
          <table:table-cell table:style-name="ce286" office:value-type="string">
            <text:p>€/MW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3">
            <text:p>193</text:p>
          </table:table-cell>
          <table:table-cell table:style-name="ce46"/>
          <table:table-cell table:style-name="ce88"/>
          <table:table-cell table:style-name="ce179" office:value-type="string">
            <text:p>ElTariffCVall</text:p>
          </table:table-cell>
          <table:table-cell table:style-name="ce179"/>
          <table:table-cell table:style-name="ce155"/>
          <table:table-cell table:style-name="ce286"/>
          <table:table-cell table:style-name="ce99" office:value-type="string">
            <text:p>Tariff on consumption (valley)</text:p>
          </table:table-cell>
          <table:table-cell table:style-name="ce286" office:value-type="string">
            <text:p>€/MWh</text:p>
          </table:table-cell>
          <table:table-cell table:style-name="ce395" office:value-type="string">
            <text:p>X</text:p>
          </table:table-cell>
          <table:table-cell table:style-name="ce49"/>
          <table:table-cell table:style-name="ce430" table:number-columns-repeated="3"/>
          <table:table-cell table:style-name="ce433"/>
          <table:table-cell table:style-name="ce450" office:value-type="string">
            <text:p>according to ICAEN Quest.- added ....</text:p>
          </table:table-cell>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7">
          <table:table-cell table:style-name="ce11" office:value-type="float" office:value="194">
            <text:p>194</text:p>
          </table:table-cell>
          <table:table-cell table:style-name="ce46"/>
          <table:table-cell table:style-name="ce88" office:value-type="string">
            <text:p>414c</text:p>
          </table:table-cell>
          <table:table-cell table:style-name="ce179" office:value-type="string">
            <text:p>ETariffCHP</text:p>
          </table:table-cell>
          <table:table-cell table:style-name="ce179"/>
          <table:table-cell table:style-name="ce155"/>
          <table:table-cell table:style-name="ce286" office:value-type="string">
            <text:p>Ntariffs</text:p>
          </table:table-cell>
          <table:table-cell table:style-name="ce99" office:value-type="string">
            <text:p>Tariff sales of CHP</text:p>
            <text:p>(without feedin-tariff)</text:p>
          </table:table-cell>
          <table:table-cell table:style-name="ce286" office:value-type="string">
            <text:p>€/MWh</text:p>
          </table:table-cell>
          <table:table-cell table:style-name="ce395" office:value-type="string">
            <text:p>X</text:p>
          </table:table-cell>
          <table:table-cell table:style-name="ce49" office:value-type="string">
            <text:p>X</text:p>
          </table:table-cell>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ariff sales of CHP (without feedin-tariff)">
            <text:p>tariff sales of CHP (without feedin-tariff)</text:p>
          </table:table-cell>
          <table:table-cell table:style-name="ce502" office:value-type="string">
            <text:p>tariff sales of CHP</text:p>
            <text:p>(without feedin-tariff)</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589"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195">
            <text:p>195</text:p>
          </table:table-cell>
          <table:table-cell table:style-name="ce46"/>
          <table:table-cell table:style-name="ce88" table:formula="oooc:=[.C197]+1" office:value-type="float" office:value="415">
            <text:p>415</text:p>
          </table:table-cell>
          <table:table-cell table:style-name="ce179" office:value-type="string">
            <text:p>ElCostYearTot</text:p>
          </table:table-cell>
          <table:table-cell table:style-name="ce179"/>
          <table:table-cell table:style-name="ce155"/>
          <table:table-cell table:style-name="ce286" office:value-type="float" office:value="1">
            <text:p>1</text:p>
          </table:table-cell>
          <table:table-cell table:style-name="ce99" office:value-type="string">
            <text:p>Annual electricity cost total</text:p>
          </table:table-cell>
          <table:table-cell table:style-name="ce286" office:value-type="string">
            <text:p>€/year</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50" office:value-type="string">
            <text:p>according to ICAEN Quest.- added ....</text:p>
          </table:table-cell>
          <table:table-cell table:style-name="ce462" office:value-type="string">
            <text:p>If available, give monthly values and a/or dd fuel bills</text:p>
          </table:table-cell>
          <table:table-cell table:style-name="ce476" table:number-columns-repeated="2"/>
          <table:table-cell table:style-name="ce490" table:formula="oooc:=HLOOKUP([.T$1];[.U$1:.AC$1244];ROW();FALSE())" office:value-type="string" office:string-value="annual electricity cost">
            <text:p>annual electricity cost</text:p>
          </table:table-cell>
          <table:table-cell table:style-name="ce502" office:value-type="string">
            <text:p>annual electricity cost</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Total cost / total sales (incl. bonus)">
            <text:p>Total cost / total sales (incl. bonus)</text:p>
          </table:table-cell>
          <table:table-cell table:style-name="ce534" office:value-type="string">
            <text:p>Total cost / total sales (incl. bonus)</text:p>
          </table:table-cell>
          <table:table-cell table:style-name="ce534" office:value-type="string">
            <text:p>Cost total / vendes totals (incl. primes)</text:p>
          </table:table-cell>
          <table:table-cell table:style-name="ce577" table:number-columns-repeated="7"/>
          <table:table-cell table:style-name="ce476"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6">
            <text:p>196</text:p>
          </table:table-cell>
          <table:table-cell table:style-name="ce46"/>
          <table:table-cell table:style-name="ce88"/>
          <table:table-cell table:style-name="ce179" office:value-type="string">
            <text:p>ElCostYearStd</text:p>
          </table:table-cell>
          <table:table-cell table:style-name="ce179"/>
          <table:table-cell table:style-name="ce155"/>
          <table:table-cell table:style-name="ce286"/>
          <table:table-cell table:style-name="ce99" office:value-type="string">
            <text:p>Annual electricity cost standard</text:p>
          </table:table-cell>
          <table:table-cell table:style-name="ce286" office:value-type="string">
            <text:p>€/year</text:p>
          </table:table-cell>
          <table:table-cell table:style-name="ce49" office:value-type="string">
            <text:p>X</text:p>
          </table:table-cell>
          <table:table-cell table:style-name="ce49"/>
          <table:table-cell table:style-name="ce432"/>
          <table:table-cell table:style-name="ce49"/>
          <table:table-cell table:style-name="ce56"/>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7">
            <text:p>197</text:p>
          </table:table-cell>
          <table:table-cell table:style-name="ce46"/>
          <table:table-cell table:style-name="ce88"/>
          <table:table-cell table:style-name="ce179" office:value-type="string">
            <text:p>ElCostYearPeak</text:p>
          </table:table-cell>
          <table:table-cell table:style-name="ce179"/>
          <table:table-cell table:style-name="ce155"/>
          <table:table-cell table:style-name="ce286"/>
          <table:table-cell table:style-name="ce99" office:value-type="string">
            <text:p>Annual electricity cost peak</text:p>
          </table:table-cell>
          <table:table-cell table:style-name="ce286" office:value-type="string">
            <text:p>€/year</text:p>
          </table:table-cell>
          <table:table-cell table:style-name="ce49" office:value-type="string">
            <text:p>X</text:p>
          </table:table-cell>
          <table:table-cell table:style-name="ce49"/>
          <table:table-cell table:style-name="ce432"/>
          <table:table-cell table:style-name="ce49"/>
          <table:table-cell table:style-name="ce56"/>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8">
            <text:p>198</text:p>
          </table:table-cell>
          <table:table-cell table:style-name="ce46"/>
          <table:table-cell table:style-name="ce88"/>
          <table:table-cell table:style-name="ce179" office:value-type="string">
            <text:p>ElCostYearVall</text:p>
          </table:table-cell>
          <table:table-cell table:style-name="ce179"/>
          <table:table-cell table:style-name="ce155"/>
          <table:table-cell table:style-name="ce286"/>
          <table:table-cell table:style-name="ce99" office:value-type="string">
            <text:p>Annual electricity cost valley</text:p>
          </table:table-cell>
          <table:table-cell table:style-name="ce286" office:value-type="string">
            <text:p>€/year</text:p>
          </table:table-cell>
          <table:table-cell table:style-name="ce49" office:value-type="string">
            <text:p>X</text:p>
          </table:table-cell>
          <table:table-cell table:style-name="ce49"/>
          <table:table-cell table:style-name="ce432"/>
          <table:table-cell table:style-name="ce49"/>
          <table:table-cell table:style-name="ce56"/>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199">
            <text:p>199</text:p>
          </table:table-cell>
          <table:table-cell table:style-name="ce46"/>
          <table:table-cell table:style-name="ce88"/>
          <table:table-cell table:style-name="ce179" office:value-type="string">
            <text:p>ElSalesYearCHP</text:p>
          </table:table-cell>
          <table:table-cell table:style-name="ce179"/>
          <table:table-cell table:style-name="ce155"/>
          <table:table-cell table:style-name="ce286"/>
          <table:table-cell table:style-name="ce99" office:value-type="string">
            <text:p>Annual electricity sales CHP</text:p>
          </table:table-cell>
          <table:table-cell table:style-name="ce286" office:value-type="string">
            <text:p>€/year</text:p>
          </table:table-cell>
          <table:table-cell table:style-name="ce49" office:value-type="string">
            <text:p>X</text:p>
          </table:table-cell>
          <table:table-cell table:style-name="ce49"/>
          <table:table-cell table:style-name="ce432"/>
          <table:table-cell table:style-name="ce49"/>
          <table:table-cell table:style-name="ce56"/>
          <table:table-cell table:style-name="ce49"/>
          <table:table-cell table:style-name="ce450" office:value-type="string">
            <text:p>according to ICAEN Quest.- added ....</text:p>
          </table:table-cell>
          <table:table-cell table:style-name="ce462"/>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00">
            <text:p>200</text:p>
          </table:table-cell>
          <table:table-cell table:style-name="ce46"/>
          <table:table-cell table:style-name="ce88"/>
          <table:table-cell table:style-name="ce155" table:number-columns-repeated="3"/>
          <table:table-cell table:style-name="ce286"/>
          <table:table-cell table:style-name="ce332" office:value-type="string">
            <text:p>Percentage of energy cost on overall production cost:</text:p>
          </table:table-cell>
          <table:table-cell table:style-name="ce286" office:value-type="string">
            <text:p>%</text:p>
          </table:table-cell>
          <table:table-cell table:number-columns-repeated="2" table:style-name="ce49" office:value-type="string">
            <text:p>X</text:p>
          </table:table-cell>
          <table:table-cell table:style-name="ce432"/>
          <table:table-cell table:style-name="ce49"/>
          <table:table-cell table:style-name="ce56"/>
          <table:table-cell table:style-name="ce49" table:number-columns-repeated="2"/>
          <table:table-cell table:style-name="ce462"/>
          <table:table-cell table:style-name="ce476" table:number-columns-repeated="2"/>
          <table:table-cell table:style-name="ce490" table:formula="oooc:=HLOOKUP([.T$1];[.U$1:.AC$1244];ROW();FALSE())" office:value-type="string" office:string-value="Percentage of energy cost on overall production cost:">
            <text:p>Percentage of energy cost on overall production cost:</text:p>
          </table:table-cell>
          <table:table-cell table:style-name="ce517" office:value-type="string">
            <text:p>Percentage of energy cost on overall production cost:</text:p>
          </table:table-cell>
          <table:table-cell table:style-name="ce536" office:value-type="string">
            <text:p>Percentatge del cost energètic sobre el cost total de producció:</text:p>
          </table:table-cell>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01">
            <text:p>201</text:p>
          </table:table-cell>
          <table:table-cell table:style-name="ce46"/>
          <table:table-cell table:style-name="ce89"/>
          <table:table-cell table:style-name="ce181" office:value-type="string">
            <text:p>PercentElTotcost</text:p>
          </table:table-cell>
          <table:table-cell table:style-name="ce181"/>
          <table:table-cell table:style-name="ce155"/>
          <table:table-cell table:style-name="ce287" office:value-type="float" office:value="1">
            <text:p>1</text:p>
          </table:table-cell>
          <table:table-cell table:style-name="ce332" office:value-type="string">
            <text:p>Percentage of electricity cost on overall production cost</text:p>
          </table:table-cell>
          <table:table-cell table:style-name="ce28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8"/>
          <table:table-cell table:style-name="ce477" table:number-columns-repeated="2"/>
          <table:table-cell table:style-name="ce490" table:formula="oooc:=HLOOKUP([.T$1];[.U$1:.AC$1244];ROW();FALSE())" office:value-type="string" office:string-value="percentage of electricity cost on overall production cost">
            <text:p>percentage of electricity cost on overall production cost</text:p>
          </table:table-cell>
          <table:table-cell table:style-name="ce517" office:value-type="string">
            <text:p>percentage of electricity cost on overall production cos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2">
            <text:p>202</text:p>
          </table:table-cell>
          <table:table-cell table:style-name="ce46"/>
          <table:table-cell table:style-name="ce89"/>
          <table:table-cell table:style-name="ce181" office:value-type="string">
            <text:p>PercentFuelTotcost</text:p>
          </table:table-cell>
          <table:table-cell table:style-name="ce181"/>
          <table:table-cell table:style-name="ce155"/>
          <table:table-cell table:style-name="ce287" office:value-type="float" office:value="1">
            <text:p>1</text:p>
          </table:table-cell>
          <table:table-cell table:style-name="ce332" office:value-type="string">
            <text:p>Percentage of fuel cost on overall production cost</text:p>
          </table:table-cell>
          <table:table-cell table:style-name="ce28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8"/>
          <table:table-cell table:style-name="ce477" table:number-columns-repeated="2"/>
          <table:table-cell table:style-name="ce490" table:formula="oooc:=HLOOKUP([.T$1];[.U$1:.AC$1244];ROW();FALSE())" office:value-type="string" office:string-value="percentage of fuel cost on overall production cost">
            <text:p>percentage of fuel cost on overall production cost</text:p>
          </table:table-cell>
          <table:table-cell table:style-name="ce517" office:value-type="string">
            <text:p>percentage of fuel cost on overall production cos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6">
          <table:table-cell table:style-name="ce11" office:value-type="float" office:value="203">
            <text:p>203</text:p>
          </table:table-cell>
          <table:table-cell table:style-name="ce46"/>
          <table:table-cell table:style-name="ce89"/>
          <table:table-cell table:style-name="ce155" table:number-columns-repeated="3"/>
          <table:table-cell table:style-name="ce287"/>
          <table:table-cell table:style-name="ce332" office:value-type="string">
            <text:p>Energy consumption by product/ service</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Energy consumption by product/service">
            <text:p>Energy consumption by product/service</text:p>
          </table:table-cell>
          <table:table-cell table:style-name="ce517" office:value-type="string">
            <text:p>Energy consumption by product/service</text:p>
          </table:table-cell>
          <table:table-cell table:style-name="ce537" office:value-type="string">
            <text:p>Consum energètic per producte/servei</text:p>
          </table:table-cell>
          <table:table-cell table:style-name="ce537" table:number-columns-repeated="7"/>
          <table:table-cell table:style-name="ce477" table:number-columns-repeated="2"/>
          <table:table-cell table:style-name="ce559" table:formula="oooc:=HLOOKUP([.AF$1];[.AG$1:.AO$1242];ROW();FALSE())" office:value-type="string" office:string-value="If possible, specify the energy consumption of the different production lines">
            <text:p>If possible, specify the energy consumption of the different production lines</text:p>
          </table:table-cell>
          <table:table-cell table:style-name="ce565" office:value-type="string">
            <text:p>If possible, specify the energy consumption of the different production lines</text:p>
          </table:table-cell>
          <table:table-cell table:style-name="ce565" office:value-type="string">
            <text:p>Si es possible, especificar el consum energètic de les diferents línies de producció</text:p>
          </table:table-cell>
          <table:table-cell table:style-name="ce565" table:number-columns-repeated="7"/>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4">
            <text:p>204</text:p>
          </table:table-cell>
          <table:table-cell table:style-name="ce46"/>
          <table:table-cell table:style-name="ce89"/>
          <table:table-cell table:style-name="ce155" table:number-columns-repeated="3"/>
          <table:table-cell table:style-name="ce287"/>
          <table:table-cell table:style-name="ce332" office:value-type="string">
            <text:p>Product 1</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Product 1">
            <text:p>Product 1</text:p>
          </table:table-cell>
          <table:table-cell table:style-name="ce517" office:value-type="string">
            <text:p>Product 1</text:p>
          </table:table-cell>
          <table:table-cell table:style-name="ce537" office:value-type="string">
            <text:p>Producte 1</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5">
            <text:p>205</text:p>
          </table:table-cell>
          <table:table-cell table:style-name="ce46"/>
          <table:table-cell table:style-name="ce89"/>
          <table:table-cell table:style-name="ce155" table:number-columns-repeated="3"/>
          <table:table-cell table:style-name="ce287"/>
          <table:table-cell table:style-name="ce332" office:value-type="string">
            <text:p>Product 2</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Product 2">
            <text:p>Product 2</text:p>
          </table:table-cell>
          <table:table-cell table:style-name="ce517" office:value-type="string">
            <text:p>Product 2</text:p>
          </table:table-cell>
          <table:table-cell table:style-name="ce537" office:value-type="string">
            <text:p>Producte 2</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6">
            <text:p>206</text:p>
          </table:table-cell>
          <table:table-cell table:style-name="ce46"/>
          <table:table-cell table:style-name="ce89"/>
          <table:table-cell table:style-name="ce155" table:number-columns-repeated="3"/>
          <table:table-cell table:style-name="ce287"/>
          <table:table-cell table:style-name="ce332" office:value-type="string">
            <text:p>Product 3</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Product 3">
            <text:p>Product 3</text:p>
          </table:table-cell>
          <table:table-cell table:style-name="ce517" office:value-type="string">
            <text:p>Product 3</text:p>
          </table:table-cell>
          <table:table-cell table:style-name="ce537" office:value-type="string">
            <text:p>Producte 3</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7">
            <text:p>207</text:p>
          </table:table-cell>
          <table:table-cell table:style-name="ce46"/>
          <table:table-cell table:style-name="ce89"/>
          <table:table-cell table:style-name="ce155" table:number-columns-repeated="3"/>
          <table:table-cell table:style-name="ce287"/>
          <table:table-cell table:style-name="ce332" office:value-type="string">
            <text:p>Other products</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Other products">
            <text:p>Other products</text:p>
          </table:table-cell>
          <table:table-cell table:style-name="ce517" office:value-type="string">
            <text:p>Other products</text:p>
          </table:table-cell>
          <table:table-cell table:style-name="ce537" office:value-type="string">
            <text:p>Altres productes</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08">
            <text:p>208</text:p>
          </table:table-cell>
          <table:table-cell table:style-name="ce46"/>
          <table:table-cell table:style-name="ce89"/>
          <table:table-cell table:style-name="ce155" table:number-columns-repeated="3"/>
          <table:table-cell table:style-name="ce287"/>
          <table:table-cell table:style-name="ce332" office:value-type="string">
            <text:p>Auxiliary services</text:p>
          </table:table-cell>
          <table:table-cell table:style-name="ce28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58"/>
          <table:table-cell table:style-name="ce477" table:number-columns-repeated="2"/>
          <table:table-cell table:style-name="ce490" table:formula="oooc:=HLOOKUP([.T$1];[.U$1:.AC$1244];ROW();FALSE())" office:value-type="string" office:string-value="Auxiliary services">
            <text:p>Auxiliary services</text:p>
          </table:table-cell>
          <table:table-cell table:style-name="ce517" office:value-type="string">
            <text:p>Auxiliary services</text:p>
          </table:table-cell>
          <table:table-cell table:style-name="ce537" office:value-type="string">
            <text:p>Serveis auxiliars</text:p>
          </table:table-cell>
          <table:table-cell table:style-name="ce537" table:number-columns-repeated="7"/>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209">
            <text:p>209</text:p>
          </table:table-cell>
          <table:table-cell table:style-name="ce46"/>
          <table:table-cell table:style-name="ce89"/>
          <table:table-cell table:style-name="ce182" office:value-type="string">
            <text:p>EnclMonthlyFuelBills</text:p>
          </table:table-cell>
          <table:table-cell table:style-name="ce182"/>
          <table:table-cell table:style-name="ce155"/>
          <table:table-cell table:style-name="ce287"/>
          <table:table-cell table:style-name="ce333" office:value-type="string">
            <text:p>Enclosing monthly fuel bills?</text:p>
          </table:table-cell>
          <table:table-cell table:style-name="ce286"/>
          <table:table-cell table:style-name="ce398"/>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58"/>
          <table:table-cell table:style-name="ce477" table:number-columns-repeated="2"/>
          <table:table-cell table:style-name="ce490"/>
          <table:table-cell table:style-name="ce517"/>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210">
            <text:p>210</text:p>
          </table:table-cell>
          <table:table-cell table:style-name="ce46"/>
          <table:table-cell table:style-name="ce89"/>
          <table:table-cell table:style-name="ce182" office:value-type="string">
            <text:p>EnclMonthlyElBills</text:p>
          </table:table-cell>
          <table:table-cell table:style-name="ce182"/>
          <table:table-cell table:style-name="ce155"/>
          <table:table-cell table:style-name="ce287"/>
          <table:table-cell table:style-name="ce333" office:value-type="string">
            <text:p>Enclosing monthly electricity bills?</text:p>
          </table:table-cell>
          <table:table-cell table:style-name="ce286"/>
          <table:table-cell table:style-name="ce398"/>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58"/>
          <table:table-cell table:style-name="ce477" table:number-columns-repeated="2"/>
          <table:table-cell table:style-name="ce490"/>
          <table:table-cell table:style-name="ce517"/>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11">
            <text:p>211</text:p>
          </table:table-cell>
          <table:table-cell table:style-name="ce46"/>
          <table:table-cell table:style-name="ce88" office:value-type="float" office:value="420">
            <text:p>420</text:p>
          </table:table-cell>
          <table:table-cell table:style-name="ce89" office:value-type="string">
            <text:p>ElProd</text:p>
          </table:table-cell>
          <table:table-cell table:style-name="ce89"/>
          <table:table-cell table:style-name="ce155"/>
          <table:table-cell table:style-name="ce286" office:value-type="string">
            <text:p>Nproducts</text:p>
          </table:table-cell>
          <table:table-cell table:style-name="ce99" office:value-type="string">
            <text:p>Electricity consumption per product</text:p>
          </table:table-cell>
          <table:table-cell table:style-name="ce374" office:value-type="string">
            <text:p>MWh / year </text:p>
          </table:table-cell>
          <table:table-cell table:style-name="ce395" office:value-type="string">
            <text:p>X</text:p>
          </table:table-cell>
          <table:table-cell table:style-name="ce49" office:value-type="string">
            <text:p>X</text:p>
          </table:table-cell>
          <table:table-cell table:style-name="ce433"/>
          <table:table-cell table:style-name="ce430" table:number-columns-repeated="2"/>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Electricity consumption">
            <text:p>Electricity consumption</text:p>
          </table:table-cell>
          <table:table-cell table:style-name="ce502" office:value-type="string">
            <text:p>Electricity consumption</text:p>
          </table:table-cell>
          <table:table-cell table:style-name="ce536" office:value-type="string">
            <text:p>Comsum elèctric</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
            <text:p>MWh / year </text:p>
          </table:table-cell>
          <table:table-cell table:style-name="ce600" office:value-type="string">
            <text:p>MWh / year </text:p>
          </table:table-cell>
          <table:table-cell table:style-name="ce541"/>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12">
            <text:p>212</text:p>
          </table:table-cell>
          <table:table-cell table:style-name="ce46"/>
          <table:table-cell table:style-name="ce88" table:formula="oooc:=[.C228]+1" office:value-type="float" office:value="421">
            <text:p>421</text:p>
          </table:table-cell>
          <table:table-cell table:style-name="ce89" office:value-type="string">
            <text:p>FuelProd</text:p>
          </table:table-cell>
          <table:table-cell table:style-name="ce89"/>
          <table:table-cell table:style-name="ce155"/>
          <table:table-cell table:style-name="ce286" office:value-type="string">
            <text:p>Nproducts</text:p>
          </table:table-cell>
          <table:table-cell table:style-name="ce99" office:value-type="string">
            <text:p>Fuel consumption per product</text:p>
          </table:table-cell>
          <table:table-cell table:style-name="ce374" office:value-type="string">
            <text:p>MWh / year (LCV)</text:p>
          </table:table-cell>
          <table:table-cell table:style-name="ce395" office:value-type="string">
            <text:p>X</text:p>
          </table:table-cell>
          <table:table-cell table:style-name="ce49" office:value-type="string">
            <text:p>X</text:p>
          </table:table-cell>
          <table:table-cell table:style-name="ce433"/>
          <table:table-cell table:style-name="ce430" table:number-columns-repeated="2"/>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Fuel consumption ">
            <text:p>Fuel consumption </text:p>
          </table:table-cell>
          <table:table-cell table:style-name="ce502" office:value-type="string">
            <text:p>Fuel consumption </text:p>
          </table:table-cell>
          <table:table-cell table:style-name="ce536" office:value-type="string">
            <text:p>Consum de combustibles</text:p>
          </table:table-cell>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LCV)">
            <text:p>MWh / year (LCV)</text:p>
          </table:table-cell>
          <table:table-cell table:style-name="ce600" office:value-type="string">
            <text:p>MWh / year (LCV)</text:p>
          </table:table-cell>
          <table:table-cell table:style-name="ce534" office:value-type="string">
            <text:p>MWh / any (PCI)</text:p>
          </table:table-cell>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213">
            <text:p>213</text:p>
          </table:table-cell>
          <table:table-cell table:style-name="ce52"/>
          <table:table-cell table:style-name="ce104"/>
          <table:table-cell table:style-name="ce154" table:number-columns-repeated="3"/>
          <table:table-cell table:style-name="ce295"/>
          <table:table-cell table:style-name="ce334"/>
          <table:table-cell table:style-name="ce379"/>
          <table:table-cell table:style-name="ce290"/>
          <table:table-cell table:style-name="ce419"/>
          <table:table-cell table:style-name="ce379" table:number-columns-repeated="3"/>
          <table:table-cell table:style-name="ce442"/>
          <table:table-cell table:style-name="ce290"/>
          <table:table-cell table:style-name="ce95"/>
          <table:table-cell table:style-name="ce477" table:number-columns-repeated="2"/>
          <table:table-cell table:style-name="ce491" table:formula="oooc:=HLOOKUP([.T$1];[.U$1:.AC$1244];ROW();FALSE())">
            <text:p/>
          </table:table-cell>
          <table:table-cell table:style-name="ce51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0"/>
          <table:table-cell table:style-name="ce565" table:number-columns-repeated="8"/>
          <table:table-cell table:style-name="ce477" table:number-columns-repeated="199"/>
          <table:table-cell table:style-name="ce11" table:number-columns-repeated="4"/>
        </table:table-row>
        <table:table-row-group>
          <table:table-row table:style-name="ro14">
            <table:table-cell table:style-name="ce11" office:value-type="float" office:value="226">
              <text:p>226</text:p>
            </table:table-cell>
            <table:table-cell table:style-name="ce55"/>
            <table:table-cell table:style-name="ce57"/>
            <table:table-cell table:style-name="ce183" office:value-type="string">
              <text:p>FEC</text:p>
            </table:table-cell>
            <table:table-cell table:style-name="ce57"/>
            <table:table-cell table:style-name="ce259"/>
            <table:table-cell table:style-name="ce289" office:value-type="float" office:value="1">
              <text:p>1</text:p>
            </table:table-cell>
            <table:table-cell table:style-name="ce185" office:value-type="string">
              <text:p>Final energy consumptioin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26">
              <text:p>226</text:p>
            </table:table-cell>
            <table:table-cell table:style-name="ce55"/>
            <table:table-cell table:style-name="ce57"/>
            <table:table-cell table:style-name="ce183" office:value-type="string">
              <text:p>FET</text:p>
            </table:table-cell>
            <table:table-cell table:style-name="ce57"/>
            <table:table-cell table:style-name="ce259"/>
            <table:table-cell table:style-name="ce289" office:value-type="float" office:value="1">
              <text:p>1</text:p>
            </table:table-cell>
            <table:table-cell table:style-name="ce185" office:value-type="string">
              <text:p>FET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26">
              <text:p>226</text:p>
            </table:table-cell>
            <table:table-cell table:style-name="ce55"/>
            <table:table-cell table:style-name="ce57"/>
            <table:table-cell table:style-name="ce183" office:value-type="string">
              <text:p>FEO</text:p>
            </table:table-cell>
            <table:table-cell table:style-name="ce57"/>
            <table:table-cell table:style-name="ce259"/>
            <table:table-cell table:style-name="ce289" office:value-type="float" office:value="1">
              <text:p>1</text:p>
            </table:table-cell>
            <table:table-cell table:style-name="ce185" office:value-type="string">
              <text:p>FEO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
            <table:table-cell table:style-name="ce11"/>
            <table:table-cell table:style-name="ce55"/>
            <table:table-cell table:style-name="ce57"/>
            <table:table-cell table:style-name="ce184" office:value-type="string">
              <text:p>----FECFuel in questionnnaire---</text:p>
            </table:table-cell>
            <table:table-cell table:style-name="ce57"/>
            <table:table-cell table:style-name="ce259"/>
            <table:table-cell table:style-name="ce289"/>
            <table:table-cell table:style-name="ce185"/>
            <table:table-cell table:style-name="ce375"/>
            <table:table-cell table:style-name="ce394"/>
            <table:table-cell table:style-name="ce423"/>
            <table:table-cell table:style-name="ce430" table:number-columns-repeated="3"/>
            <table:table-cell table:style-name="ce433"/>
            <table:table-cell table:style-name="ce49"/>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144">
              <text:p>144</text:p>
            </table:table-cell>
            <table:table-cell table:style-name="ce55" office:value-type="string">
              <text:p>C4</text:p>
            </table:table-cell>
            <table:table-cell table:style-name="ce94" office:value-type="float" office:value="403">
              <text:p>403</text:p>
            </table:table-cell>
            <table:table-cell table:style-name="ce176" office:value-type="string">
              <text:p>FETFuel</text:p>
            </table:table-cell>
            <table:table-cell table:style-name="ce176"/>
            <table:table-cell table:style-name="ce259"/>
            <table:table-cell table:style-name="ce53" office:value-type="string">
              <text:p>Nfuels</text:p>
            </table:table-cell>
            <table:table-cell table:style-name="ce100" office:value-type="string">
              <text:p>Total own fuel consumption (LCV)</text:p>
            </table:table-cell>
            <table:table-cell table:style-name="ce377"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66"/>
            <table:table-cell table:style-name="ce479" table:number-columns-repeated="2"/>
            <table:table-cell table:style-name="ce490" table:formula="oooc:=HLOOKUP([.T$1];[.U$1:.AC$1241];ROW();FALSE())" office:value-type="string" office:string-value="total own fuel consumption (LCV)">
              <text:p>total own fuel consumption (LCV)</text:p>
            </table:table-cell>
            <table:table-cell table:style-name="ce502" office:value-type="string">
              <text:p>total own fuel consumption (LCV)</text:p>
            </table:table-cell>
            <table:table-cell table:style-name="ce537"/>
            <table:table-cell table:style-name="ce551" table:number-columns-repeated="7"/>
            <table:table-cell table:style-name="ce479" table:number-columns-repeated="2"/>
            <table:table-cell table:style-name="ce559" table:formula="oooc:=HLOOKUP([.AF$1];[.AG$1:.AO$1239];ROW();FALSE())">
              <text:p/>
            </table:table-cell>
            <table:table-cell table:style-name="ce565" table:number-columns-repeated="2"/>
            <table:table-cell table:style-name="ce579" table:number-columns-repeated="7"/>
            <table:table-cell table:style-name="ce479" table:number-columns-repeated="2"/>
            <table:table-cell table:style-name="ce586" table:formula="oooc:=HLOOKUP([.AR$1];[.AS$1:.BA$1239];ROW();FALSE())" office:value-type="string" office:string-value="MWh / year (LCV)">
              <text:p>MWh / year (LCV)</text:p>
            </table:table-cell>
            <table:table-cell table:style-name="ce600" office:value-type="string">
              <text:p>MWh / year (LCV)</text:p>
            </table:table-cell>
            <table:table-cell table:style-name="ce565" office:value-type="string">
              <text:p>MWh / any (PCI)</text:p>
            </table:table-cell>
            <table:table-cell table:style-name="ce579" table:number-columns-repeated="7"/>
            <table:table-cell table:style-name="ce479" table:number-columns-repeated="199"/>
            <table:table-cell table:style-name="ce11" table:number-columns-repeated="4"/>
          </table:table-row>
          <table:table-row table:style-name="ro14">
            <table:table-cell table:style-name="ce11" office:value-type="float" office:value="144">
              <text:p>144</text:p>
            </table:table-cell>
            <table:table-cell table:style-name="ce55" office:value-type="string">
              <text:p>C4</text:p>
            </table:table-cell>
            <table:table-cell table:style-name="ce94" office:value-type="float" office:value="403">
              <text:p>403</text:p>
            </table:table-cell>
            <table:table-cell table:style-name="ce176" office:value-type="string">
              <text:p>FEOFuel</text:p>
            </table:table-cell>
            <table:table-cell table:style-name="ce176"/>
            <table:table-cell table:style-name="ce259"/>
            <table:table-cell table:style-name="ce53" office:value-type="string">
              <text:p>Nfuels</text:p>
            </table:table-cell>
            <table:table-cell table:style-name="ce100" office:value-type="string">
              <text:p>Total own fuel consumption (LCV)</text:p>
            </table:table-cell>
            <table:table-cell table:style-name="ce377"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66"/>
            <table:table-cell table:style-name="ce479" table:number-columns-repeated="2"/>
            <table:table-cell table:style-name="ce490" table:formula="oooc:=HLOOKUP([.T$1];[.U$1:.AC$1241];ROW();FALSE())" office:value-type="string" office:string-value="total own fuel consumption (LCV)">
              <text:p>total own fuel consumption (LCV)</text:p>
            </table:table-cell>
            <table:table-cell table:style-name="ce502" office:value-type="string">
              <text:p>total own fuel consumption (LCV)</text:p>
            </table:table-cell>
            <table:table-cell table:style-name="ce537"/>
            <table:table-cell table:style-name="ce551" table:number-columns-repeated="7"/>
            <table:table-cell table:style-name="ce479" table:number-columns-repeated="2"/>
            <table:table-cell table:style-name="ce559" table:formula="oooc:=HLOOKUP([.AF$1];[.AG$1:.AO$1239];ROW();FALSE())">
              <text:p/>
            </table:table-cell>
            <table:table-cell table:style-name="ce565" table:number-columns-repeated="2"/>
            <table:table-cell table:style-name="ce579" table:number-columns-repeated="7"/>
            <table:table-cell table:style-name="ce479" table:number-columns-repeated="2"/>
            <table:table-cell table:style-name="ce586" table:formula="oooc:=HLOOKUP([.AR$1];[.AS$1:.BA$1239];ROW();FALSE())" office:value-type="string" office:string-value="MWh / year (LCV)">
              <text:p>MWh / year (LCV)</text:p>
            </table:table-cell>
            <table:table-cell table:style-name="ce600" office:value-type="string">
              <text:p>MWh / year (LCV)</text:p>
            </table:table-cell>
            <table:table-cell table:style-name="ce565" office:value-type="string">
              <text:p>MWh / any (PCI)</text:p>
            </table:table-cell>
            <table:table-cell table:style-name="ce579" table:number-columns-repeated="7"/>
            <table:table-cell table:style-name="ce479" table:number-columns-repeated="199"/>
            <table:table-cell table:style-name="ce11" table:number-columns-repeated="4"/>
          </table:table-row>
          <table:table-row table:style-name="ro14">
            <table:table-cell table:style-name="ce11" office:value-type="float" office:value="244">
              <text:p>244</text:p>
            </table:table-cell>
            <table:table-cell table:style-name="ce51"/>
            <table:table-cell table:style-name="ce101"/>
            <table:table-cell table:style-name="ce185" office:value-type="string">
              <text:p>FECel</text:p>
            </table:table-cell>
            <table:table-cell table:style-name="ce62"/>
            <table:table-cell table:style-name="ce239"/>
            <table:table-cell table:style-name="ce56" office:value-type="float" office:value="1">
              <text:p>1</text:p>
            </table:table-cell>
            <table:table-cell table:style-name="ce185" office:value-type="string">
              <text:p>Total electricity consumed by the factory</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31">
              <text:p>231</text:p>
            </table:table-cell>
            <table:table-cell table:style-name="ce55" office:value-type="string">
              <text:p>C4</text:p>
            </table:table-cell>
            <table:table-cell table:style-name="ce97"/>
            <table:table-cell table:style-name="ce57" office:value-type="string">
              <text:p>FETel</text:p>
            </table:table-cell>
            <table:table-cell table:style-name="ce57"/>
            <table:table-cell table:style-name="ce259"/>
            <table:table-cell table:style-name="ce53" office:value-type="float" office:value="1">
              <text:p>1</text:p>
            </table:table-cell>
            <table:table-cell table:style-name="ce335" office:value-type="string">
              <text:p>Electricity for thermal use (total industry)</text:p>
            </table:table-cell>
            <table:table-cell table:style-name="ce53"/>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6" table:number-columns-repeated="2"/>
            <table:table-cell table:style-name="ce490"/>
            <table:table-cell table:style-name="ce508"/>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32">
              <text:p>232</text:p>
            </table:table-cell>
            <table:table-cell table:style-name="ce55" office:value-type="string">
              <text:p>C4</text:p>
            </table:table-cell>
            <table:table-cell table:style-name="ce57"/>
            <table:table-cell table:style-name="ce57" office:value-type="string">
              <text:p>FEOel</text:p>
            </table:table-cell>
            <table:table-cell table:style-name="ce57"/>
            <table:table-cell table:style-name="ce263"/>
            <table:table-cell table:style-name="ce289" office:value-type="float" office:value="1">
              <text:p>1</text:p>
            </table:table-cell>
            <table:table-cell table:style-name="ce335" office:value-type="string">
              <text:p>Electricity for non thermal use (total industry)</text:p>
            </table:table-cell>
            <table:table-cell table:style-name="ce380"/>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4">
            <table:table-cell table:style-name="Default" table:number-columns-repeated="252"/>
            <table:table-cell table:number-columns-repeated="4"/>
          </table:table-row>
          <table:table-row table:style-name="ro14">
            <table:table-cell table:style-name="ce11" office:value-type="float" office:value="226">
              <text:p>226</text:p>
            </table:table-cell>
            <table:table-cell table:style-name="ce55"/>
            <table:table-cell table:style-name="ce57"/>
            <table:table-cell table:style-name="ce183" office:value-type="string">
              <text:p>PEC</text:p>
            </table:table-cell>
            <table:table-cell table:style-name="ce57"/>
            <table:table-cell table:style-name="ce259"/>
            <table:table-cell table:style-name="ce289" office:value-type="float" office:value="1">
              <text:p>1</text:p>
            </table:table-cell>
            <table:table-cell table:style-name="ce185" office:value-type="string">
              <text:p>Primary energy consumptioin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26">
              <text:p>226</text:p>
            </table:table-cell>
            <table:table-cell table:style-name="ce55"/>
            <table:table-cell table:style-name="ce57"/>
            <table:table-cell table:style-name="ce183" office:value-type="string">
              <text:p>PET</text:p>
            </table:table-cell>
            <table:table-cell table:style-name="ce57"/>
            <table:table-cell table:style-name="ce259"/>
            <table:table-cell table:style-name="ce289" office:value-type="float" office:value="1">
              <text:p>1</text:p>
            </table:table-cell>
            <table:table-cell table:style-name="ce185" office:value-type="string">
              <text:p>PET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26">
              <text:p>226</text:p>
            </table:table-cell>
            <table:table-cell table:style-name="ce55"/>
            <table:table-cell table:style-name="ce57"/>
            <table:table-cell table:style-name="ce183" office:value-type="string">
              <text:p>PEO</text:p>
            </table:table-cell>
            <table:table-cell table:style-name="ce57"/>
            <table:table-cell table:style-name="ce259"/>
            <table:table-cell table:style-name="ce289" office:value-type="float" office:value="1">
              <text:p>1</text:p>
            </table:table-cell>
            <table:table-cell table:style-name="ce185" office:value-type="string">
              <text:p>PEO total (for the analysed industry)</text:p>
            </table:table-cell>
            <table:table-cell table:style-name="ce375"/>
            <table:table-cell table:style-name="ce394"/>
            <table:table-cell table:style-name="ce423"/>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7" table:number-columns-repeated="2"/>
            <table:table-cell table:style-name="ce490"/>
            <table:table-cell table:style-name="ce508"/>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40">
              <text:p>240</text:p>
            </table:table-cell>
            <table:table-cell table:style-name="ce55"/>
            <table:table-cell table:style-name="ce97"/>
            <table:table-cell table:style-name="ce183" office:value-type="string">
              <text:p>PECFuel </text:p>
            </table:table-cell>
            <table:table-cell table:style-name="ce57"/>
            <table:table-cell table:style-name="ce264"/>
            <table:table-cell table:style-name="ce53" office:value-type="string">
              <text:p>Nfuels</text:p>
            </table:table-cell>
            <table:table-cell table:style-name="ce93" office:value-type="string">
              <text:p>Total Primary Energy per all fuels used in industry</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42">
              <text:p>242</text:p>
            </table:table-cell>
            <table:table-cell table:style-name="ce55"/>
            <table:table-cell table:style-name="ce97"/>
            <table:table-cell table:style-name="ce183" office:value-type="string">
              <text:p>PETFuel</text:p>
            </table:table-cell>
            <table:table-cell table:style-name="ce57"/>
            <table:table-cell table:style-name="ce264"/>
            <table:table-cell table:style-name="ce53" office:value-type="string">
              <text:p>Nfuels</text:p>
            </table:table-cell>
            <table:table-cell table:style-name="ce185" office:value-type="string">
              <text:p>Total Primary Energy per all fuels thermal use</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41">
              <text:p>241</text:p>
            </table:table-cell>
            <table:table-cell table:style-name="ce55"/>
            <table:table-cell table:style-name="ce97"/>
            <table:table-cell table:style-name="ce183" office:value-type="string">
              <text:p>PECel</text:p>
            </table:table-cell>
            <table:table-cell table:style-name="ce57"/>
            <table:table-cell table:style-name="ce264"/>
            <table:table-cell table:style-name="ce289" office:value-type="float" office:value="1">
              <text:p>1</text:p>
            </table:table-cell>
            <table:table-cell table:style-name="ce336" office:value-type="string">
              <text:p>Total Primary Energy per all electricity used in industry</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43">
              <text:p>243</text:p>
            </table:table-cell>
            <table:table-cell table:style-name="ce55"/>
            <table:table-cell table:style-name="ce97"/>
            <table:table-cell table:style-name="ce183" office:value-type="string">
              <text:p>PETel</text:p>
            </table:table-cell>
            <table:table-cell table:style-name="ce57"/>
            <table:table-cell table:style-name="ce264"/>
            <table:table-cell table:style-name="ce289" office:value-type="float" office:value="1">
              <text:p>1</text:p>
            </table:table-cell>
            <table:table-cell table:style-name="ce185" office:value-type="string">
              <text:p>Total Primary Energy per all electricity thermal use</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table:table-cell table:style-name="ce55"/>
            <table:table-cell table:style-name="ce97"/>
            <table:table-cell table:style-name="ce183"/>
            <table:table-cell table:style-name="ce57"/>
            <table:table-cell table:style-name="ce264"/>
            <table:table-cell table:style-name="ce289"/>
            <table:table-cell table:style-name="ce185"/>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19">
              <text:p>219</text:p>
            </table:table-cell>
            <table:table-cell table:style-name="ce51" office:value-type="string">
              <text:p>C4</text:p>
            </table:table-cell>
            <table:table-cell table:style-name="ce62" office:value-type="string">
              <text:p>C402a</text:p>
            </table:table-cell>
            <table:table-cell table:style-name="ce62" office:value-type="string">
              <text:p>FECel_EXT</text:p>
            </table:table-cell>
            <table:table-cell table:style-name="ce62"/>
            <table:table-cell table:style-name="ce257"/>
            <table:table-cell table:style-name="ce292" office:value-type="float" office:value="1">
              <text:p>1</text:p>
            </table:table-cell>
            <table:table-cell table:style-name="ce93" office:value-type="string">
              <text:p>Total own electricity consumption extrapolated to growth of production volume</text:p>
            </table:table-cell>
            <table:table-cell table:style-name="ce381" office:value-type="string">
              <text:p>MWh / year</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own electricity consumption extrapolated to growth of production volume">
              <text:p>Total own electricity consumption extrapolated to growth of production volume</text:p>
            </table:table-cell>
            <table:table-cell table:style-name="ce499" office:value-type="string">
              <text:p>Total own electricity consumption extrapolated to growth of production volum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22">
              <text:p>222</text:p>
            </table:table-cell>
            <table:table-cell table:style-name="ce51" office:value-type="string">
              <text:p>C4</text:p>
            </table:table-cell>
            <table:table-cell table:style-name="ce62" office:value-type="string">
              <text:p>C404a</text:p>
            </table:table-cell>
            <table:table-cell table:style-name="ce62" office:value-type="string">
              <text:p>FECFuel_EXT</text:p>
            </table:table-cell>
            <table:table-cell table:style-name="ce62"/>
            <table:table-cell table:style-name="ce257"/>
            <table:table-cell table:style-name="ce292" office:value-type="float" office:value="1">
              <text:p>1</text:p>
            </table:table-cell>
            <table:table-cell table:style-name="ce93" office:value-type="string">
              <text:p>Total own fuel consumption extrapolated to growth of production volume</text:p>
            </table:table-cell>
            <table:table-cell table:style-name="ce381" office:value-type="string">
              <text:p>MWh / year</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own fuel consumption extrapolated to growth of production volume">
              <text:p>Total own fuel consumption extrapolated to growth of production volume</text:p>
            </table:table-cell>
            <table:table-cell table:style-name="ce499" office:value-type="string">
              <text:p>Total own fuel consumption extrapolated to growth of production volum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15">
              <text:p>215</text:p>
            </table:table-cell>
            <table:table-cell table:style-name="ce51" office:value-type="string">
              <text:p>C4</text:p>
            </table:table-cell>
            <table:table-cell table:style-name="ce62" office:value-type="string">
              <text:p>C400a</text:p>
            </table:table-cell>
            <table:table-cell table:style-name="ce62" office:value-type="string">
              <text:p>PEC_EXT</text:p>
            </table:table-cell>
            <table:table-cell table:style-name="ce62"/>
            <table:table-cell table:style-name="ce257"/>
            <table:table-cell table:style-name="ce292" office:value-type="float" office:value="1">
              <text:p>1</text:p>
            </table:table-cell>
            <table:table-cell table:style-name="ce93" office:value-type="string">
              <text:p>Total primary energy consumption extrapolated to growth of production volume</text:p>
            </table:table-cell>
            <table:table-cell table:style-name="ce381" office:value-type="string">
              <text:p>MWh / year</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otal primary energy consumption extrapolated to growth of production volume">
              <text:p>Total primary energy consumption extrapolated to growth of production volume</text:p>
            </table:table-cell>
            <table:table-cell table:style-name="ce499" office:value-type="string">
              <text:p>Total primary energy consumption extrapolated to growth of production volum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table:table-cell table:style-name="ce55"/>
            <table:table-cell table:style-name="ce97"/>
            <table:table-cell table:style-name="ce183"/>
            <table:table-cell table:style-name="ce57"/>
            <table:table-cell table:style-name="ce264"/>
            <table:table-cell table:style-name="ce289"/>
            <table:table-cell table:style-name="ce185"/>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3">
              <text:p>223</text:p>
            </table:table-cell>
            <table:table-cell table:style-name="ce51" office:value-type="string">
              <text:p>C4</text:p>
            </table:table-cell>
            <table:table-cell table:style-name="ce62" office:value-type="string">
              <text:p>C405</text:p>
            </table:table-cell>
            <table:table-cell table:style-name="ce62" office:value-type="string">
              <text:p>FUEL_INT</text:p>
            </table:table-cell>
            <table:table-cell table:style-name="ce62"/>
            <table:table-cell table:style-name="ce257"/>
            <table:table-cell table:style-name="ce292" office:value-type="float" office:value="1">
              <text:p>1</text:p>
            </table:table-cell>
            <table:table-cell table:style-name="ce93" office:value-type="string">
              <text:p>Intensity of fuel consumption (LCV) on turnover</text:p>
            </table:table-cell>
            <table:table-cell table:style-name="ce56"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tensity of fuel consumption (LCV) on turnover">
              <text:p>Intensity of fuel consumption (LCV) on turnover</text:p>
            </table:table-cell>
            <table:table-cell table:style-name="ce499" office:value-type="string">
              <text:p>Intensity of fuel consumption (LCV) on turnov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
              <text:p>kWh/€</text:p>
            </table:table-cell>
            <table:table-cell table:style-name="ce589" office:value-type="string">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4">
              <text:p>224</text:p>
            </table:table-cell>
            <table:table-cell table:style-name="ce51" office:value-type="string">
              <text:p>C4</text:p>
            </table:table-cell>
            <table:table-cell table:style-name="ce62" office:value-type="string">
              <text:p>C405b</text:p>
            </table:table-cell>
            <table:table-cell table:style-name="ce62" office:value-type="string">
              <text:p>FUEL_SEC</text:p>
            </table:table-cell>
            <table:table-cell table:style-name="ce62"/>
            <table:table-cell table:style-name="ce257"/>
            <table:table-cell table:style-name="ce292" office:value-type="string">
              <text:p>Nfuels</text:p>
            </table:table-cell>
            <table:table-cell table:style-name="ce93" office:value-type="string">
              <text:p>Specific energy consumption (fuel)</text:p>
            </table:table-cell>
            <table:table-cell table:style-name="ce56" office:value-type="string">
              <text:p>kWh/u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fuel)">
              <text:p>Specific energy consumption (fuel)</text:p>
            </table:table-cell>
            <table:table-cell table:style-name="ce499" office:value-type="string">
              <text:p>Specific energy consumption (fue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up">
              <text:p>kWh/up</text:p>
            </table:table-cell>
            <table:table-cell table:style-name="ce589" office:value-type="string">
              <text:p>kWh/u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0">
              <text:p>220</text:p>
            </table:table-cell>
            <table:table-cell table:style-name="ce51" office:value-type="string">
              <text:p>C4</text:p>
            </table:table-cell>
            <table:table-cell table:style-name="ce62" office:value-type="string">
              <text:p>C403</text:p>
            </table:table-cell>
            <table:table-cell table:style-name="ce62" office:value-type="string">
              <text:p>EL_INT</text:p>
            </table:table-cell>
            <table:table-cell table:style-name="ce62"/>
            <table:table-cell table:style-name="ce257"/>
            <table:table-cell table:style-name="ce292" office:value-type="float" office:value="1">
              <text:p>1</text:p>
            </table:table-cell>
            <table:table-cell table:style-name="ce93" office:value-type="string">
              <text:p>Intensity of electricity consumption on turnover</text:p>
            </table:table-cell>
            <table:table-cell table:style-name="ce56"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tensity of electricity consumption on turnover">
              <text:p>Intensity of electricity consumption on turnover</text:p>
            </table:table-cell>
            <table:table-cell table:style-name="ce499" office:value-type="string">
              <text:p>Intensity of electricity consumption on turnov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
              <text:p>kWh/€</text:p>
            </table:table-cell>
            <table:table-cell table:style-name="ce589" office:value-type="string">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1">
              <text:p>221</text:p>
            </table:table-cell>
            <table:table-cell table:style-name="ce51" office:value-type="string">
              <text:p>C4</text:p>
            </table:table-cell>
            <table:table-cell table:style-name="ce62" office:value-type="string">
              <text:p>C403b</text:p>
            </table:table-cell>
            <table:table-cell table:style-name="ce62" office:value-type="string">
              <text:p>EL_SEC</text:p>
            </table:table-cell>
            <table:table-cell table:style-name="ce62"/>
            <table:table-cell table:style-name="ce257"/>
            <table:table-cell table:style-name="ce292" office:value-type="float" office:value="1">
              <text:p>1</text:p>
            </table:table-cell>
            <table:table-cell table:style-name="ce93" office:value-type="string">
              <text:p>Specific energy consumption (electricity)</text:p>
            </table:table-cell>
            <table:table-cell table:style-name="ce56" office:value-type="string">
              <text:p>kWh/u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electricity)">
              <text:p>Specific energy consumption (electricity)</text:p>
            </table:table-cell>
            <table:table-cell table:style-name="ce499" office:value-type="string">
              <text:p>Specific energy consumption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up">
              <text:p>kWh/up</text:p>
            </table:table-cell>
            <table:table-cell table:style-name="ce589" office:value-type="string">
              <text:p>kWh/u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16">
              <text:p>216</text:p>
            </table:table-cell>
            <table:table-cell table:style-name="ce51" office:value-type="string">
              <text:p>C4</text:p>
            </table:table-cell>
            <table:table-cell table:style-name="ce62" office:value-type="string">
              <text:p>C401</text:p>
            </table:table-cell>
            <table:table-cell table:style-name="ce62" office:value-type="string">
              <text:p>PE_INT</text:p>
            </table:table-cell>
            <table:table-cell table:style-name="ce62"/>
            <table:table-cell table:style-name="ce257"/>
            <table:table-cell table:style-name="ce292" office:value-type="float" office:value="1">
              <text:p>1</text:p>
            </table:table-cell>
            <table:table-cell table:style-name="ce93" office:value-type="string">
              <text:p>Primary energy intensity (turnover)</text:p>
            </table:table-cell>
            <table:table-cell table:style-name="ce56"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rimary energy intensity (turnover)">
              <text:p>Primary energy intensity (turnover)</text:p>
            </table:table-cell>
            <table:table-cell table:style-name="ce499" office:value-type="string">
              <text:p>Primary energy intensity (turnov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
              <text:p>kWh/€</text:p>
            </table:table-cell>
            <table:table-cell table:style-name="ce589" office:value-type="string">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17">
              <text:p>217</text:p>
            </table:table-cell>
            <table:table-cell table:style-name="ce51" office:value-type="string">
              <text:p>C4</text:p>
            </table:table-cell>
            <table:table-cell table:style-name="ce62" office:value-type="string">
              <text:p>C401b</text:p>
            </table:table-cell>
            <table:table-cell table:style-name="ce62" office:value-type="string">
              <text:p>PE_SEC</text:p>
            </table:table-cell>
            <table:table-cell table:style-name="ce62"/>
            <table:table-cell table:style-name="ce257"/>
            <table:table-cell table:style-name="ce292" office:value-type="float" office:value="1">
              <text:p>1</text:p>
            </table:table-cell>
            <table:table-cell table:style-name="ce93" office:value-type="string">
              <text:p>Specific energy consumption (primary energy)</text:p>
            </table:table-cell>
            <table:table-cell table:style-name="ce56" office:value-type="string">
              <text:p>kWh/u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energy consumption (primary energy)">
              <text:p>Specific energy consumption (primary energy)</text:p>
            </table:table-cell>
            <table:table-cell table:style-name="ce499" office:value-type="string">
              <text:p>Specific energy consumption (primary energ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up">
              <text:p>kWh/up</text:p>
            </table:table-cell>
            <table:table-cell table:style-name="ce589" office:value-type="string">
              <text:p>kWh/u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table:table-cell table:style-name="ce55"/>
            <table:table-cell table:style-name="ce97"/>
            <table:table-cell table:style-name="ce183"/>
            <table:table-cell table:style-name="ce57"/>
            <table:table-cell table:style-name="ce264"/>
            <table:table-cell table:style-name="ce289"/>
            <table:table-cell table:style-name="ce185"/>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8">
              <text:p>228</text:p>
            </table:table-cell>
            <table:table-cell table:style-name="ce51" office:value-type="string">
              <text:p>C4</text:p>
            </table:table-cell>
            <table:table-cell table:style-name="ce101" office:value-type="string">
              <text:p>C411</text:p>
            </table:table-cell>
            <table:table-cell table:style-name="ce62" office:value-type="string">
              <text:p>FuelCode</text:p>
            </table:table-cell>
            <table:table-cell table:style-name="ce62"/>
            <table:table-cell table:style-name="ce251"/>
            <table:table-cell table:style-name="ce56"/>
            <table:table-cell table:style-name="ce93" office:value-type="string">
              <text:p>Fuel code</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6" table:number-columns-repeated="2"/>
            <table:table-cell table:style-name="ce490" table:formula="oooc:=HLOOKUP([.T$1];[.U$1:.AC$1244];ROW();FALSE())" office:value-type="string" office:string-value="Code">
              <text:p>Code</text:p>
            </table:table-cell>
            <table:table-cell table:style-name="ce499" office:value-type="string">
              <text:p>Cod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29">
              <text:p>229</text:p>
            </table:table-cell>
            <table:table-cell table:style-name="ce51" office:value-type="string">
              <text:p>C4</text:p>
            </table:table-cell>
            <table:table-cell table:style-name="ce93" office:value-type="string">
              <text:p>C412</text:p>
            </table:table-cell>
            <table:table-cell table:style-name="ce62" office:value-type="string">
              <text:p>NFuels</text:p>
            </table:table-cell>
            <table:table-cell table:style-name="ce62"/>
            <table:table-cell table:style-name="ce251"/>
            <table:table-cell table:style-name="ce56" office:value-type="float" office:value="1">
              <text:p>1</text:p>
            </table:table-cell>
            <table:table-cell table:style-name="ce93" office:value-type="string">
              <text:p>Number of fuels</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49" office:value-type="string">
              <text:p>variable name introduced in Draft 0.2</text:p>
            </table:table-cell>
            <table:table-cell table:style-name="ce459"/>
            <table:table-cell table:style-name="ce476" table:number-columns-repeated="2"/>
            <table:table-cell table:style-name="ce490" table:formula="oooc:=HLOOKUP([.T$1];[.U$1:.AC$1244];ROW();FALSE())" office:value-type="string" office:string-value="Number of thermal processes">
              <text:p>Number of thermal processes</text:p>
            </table:table-cell>
            <table:table-cell table:style-name="ce499" office:value-type="string">
              <text:p>Number of thermal process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30">
              <text:p>230</text:p>
            </table:table-cell>
            <table:table-cell table:style-name="ce51" office:value-type="string">
              <text:p>C4</text:p>
            </table:table-cell>
            <table:table-cell table:style-name="ce101" office:value-type="string">
              <text:p>C412</text:p>
            </table:table-cell>
            <table:table-cell table:style-name="ce62" office:value-type="string">
              <text:p>ELECTRICITY_Type</text:p>
            </table:table-cell>
            <table:table-cell table:style-name="ce62"/>
            <table:table-cell table:style-name="ce257"/>
            <table:table-cell table:style-name="ce56" office:value-type="string">
              <text:p>Neluses</text:p>
            </table:table-cell>
            <table:table-cell table:style-name="ce328" office:value-type="string">
              <text:p>Electricity by type of use</text:p>
            </table:table-cell>
            <table:table-cell table:style-name="ce56" office:value-type="string">
              <text:p>-</text:p>
            </table:table-cell>
            <table:table-cell table:style-name="ce394"/>
            <table:table-cell table:style-name="ce423"/>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Electricity by type of use">
              <text:p>Electricity by type of use</text:p>
            </table:table-cell>
            <table:table-cell table:style-name="ce508" office:value-type="string">
              <text:p>Electricity by type of us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number-rows-repeated="2">
            <table:table-cell table:style-name="Default" table:number-columns-repeated="252"/>
            <table:table-cell table:number-columns-repeated="4"/>
          </table:table-row>
          <table:table-row table:style-name="ro17">
            <table:table-cell table:style-name="ce11" office:value-type="float" office:value="233">
              <text:p>233</text:p>
            </table:table-cell>
            <table:table-cell table:style-name="ce51" office:value-type="string">
              <text:p>C4</text:p>
            </table:table-cell>
            <table:table-cell table:style-name="ce101" office:value-type="string">
              <text:p>C420</text:p>
            </table:table-cell>
            <table:table-cell table:style-name="ce62" office:value-type="string">
              <text:p>PEConvFuelMix</text:p>
            </table:table-cell>
            <table:table-cell table:style-name="ce62"/>
            <table:table-cell table:style-name="ce239"/>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onversion to primary energy of fuel mix">
              <text:p>Conversion to primary energy of fuel mix</text:p>
            </table:table-cell>
            <table:table-cell table:style-name="ce499" office:value-type="string">
              <text:p>Conversion to primary energy of fuel mix</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EP/ kWhLCV">
              <text:p>kWhEP/ kWhLCV</text:p>
            </table:table-cell>
            <table:table-cell table:style-name="ce589" office:value-type="string">
              <text:p>kWhEP/</text:p>
              <text:p>kWhLCV</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7">
            <table:table-cell table:style-name="ce11" office:value-type="float" office:value="234">
              <text:p>234</text:p>
            </table:table-cell>
            <table:table-cell table:style-name="ce51" office:value-type="string">
              <text:p>C4</text:p>
            </table:table-cell>
            <table:table-cell table:style-name="ce101" office:value-type="string">
              <text:p>C421</text:p>
            </table:table-cell>
            <table:table-cell table:style-name="ce62" office:value-type="string">
              <text:p>CO2ConvFuelMix</text:p>
            </table:table-cell>
            <table:table-cell table:style-name="ce62"/>
            <table:table-cell table:style-name="ce239"/>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CO2 emission of fuel mix">
              <text:p>Specific CO2 emission of fuel mix</text:p>
            </table:table-cell>
            <table:table-cell table:style-name="ce499" office:value-type="string">
              <text:p>Specific CO2 emission of fuel mix</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t-CO2/ kWhLCV">
              <text:p>t-CO2/ kWhLCV</text:p>
            </table:table-cell>
            <table:table-cell table:style-name="ce589" office:value-type="string">
              <text:p>t-CO2/</text:p>
              <text:p>kWhLCV</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7">
            <table:table-cell table:style-name="ce11" office:value-type="float" office:value="235">
              <text:p>235</text:p>
            </table:table-cell>
            <table:table-cell table:style-name="ce51" office:value-type="string">
              <text:p>C4</text:p>
            </table:table-cell>
            <table:table-cell table:style-name="ce101" office:value-type="string">
              <text:p>C424</text:p>
            </table:table-cell>
            <table:table-cell table:style-name="ce62" office:value-type="string">
              <text:p>PEConvFuelCHP</text:p>
            </table:table-cell>
            <table:table-cell table:style-name="ce62"/>
            <table:table-cell table:style-name="ce239"/>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onversion to primary energy of fuel mix">
              <text:p>Conversion to primary energy of fuel mix</text:p>
            </table:table-cell>
            <table:table-cell table:style-name="ce499" office:value-type="string">
              <text:p>Conversion to primary energy of fuel mix</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EP/ kWhLCV">
              <text:p>kWhEP/ kWhLCV</text:p>
            </table:table-cell>
            <table:table-cell table:style-name="ce589" office:value-type="string">
              <text:p>kWhEP/</text:p>
              <text:p>kWhLCV</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7">
            <table:table-cell table:style-name="ce11" office:value-type="float" office:value="236">
              <text:p>236</text:p>
            </table:table-cell>
            <table:table-cell table:style-name="ce51" office:value-type="string">
              <text:p>C4</text:p>
            </table:table-cell>
            <table:table-cell table:style-name="ce101" office:value-type="string">
              <text:p>C425</text:p>
            </table:table-cell>
            <table:table-cell table:style-name="ce62" office:value-type="string">
              <text:p>CO2ConvFuelCHP</text:p>
            </table:table-cell>
            <table:table-cell table:style-name="ce62"/>
            <table:table-cell table:style-name="ce239"/>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CO2 emission of fuel mix">
              <text:p>Specific CO2 emission of fuel mix</text:p>
            </table:table-cell>
            <table:table-cell table:style-name="ce499" office:value-type="string">
              <text:p>Specific CO2 emission of fuel mix</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t-CO2/ kWhLCV">
              <text:p>t-CO2/ kWhLCV</text:p>
            </table:table-cell>
            <table:table-cell table:style-name="ce589" office:value-type="string">
              <text:p>t-CO2/</text:p>
              <text:p>kWhLCV</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237">
              <text:p>237</text:p>
            </table:table-cell>
            <table:table-cell table:style-name="ce51"/>
            <table:table-cell table:style-name="ce62" table:number-columns-repeated="3"/>
            <table:table-cell table:style-name="ce239"/>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38">
              <text:p>238</text:p>
            </table:table-cell>
            <table:table-cell table:style-name="ce51" office:value-type="string">
              <text:p>C4</text:p>
            </table:table-cell>
            <table:table-cell table:style-name="ce101" office:value-type="string">
              <text:p>C431</text:p>
            </table:table-cell>
            <table:table-cell table:style-name="ce62" office:value-type="string">
              <text:p>FuelTariffMix</text:p>
            </table:table-cell>
            <table:table-cell table:style-name="ce62"/>
            <table:table-cell table:style-name="ce239"/>
            <table:table-cell table:style-name="ce56"/>
            <table:table-cell table:style-name="ce93" office:value-type="string">
              <text:p>Mean tariff of the fuel mix</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Mean tariff of the fuel mix">
              <text:p>Mean tariff of the fuel mix</text:p>
            </table:table-cell>
            <table:table-cell table:style-name="ce499" office:value-type="string">
              <text:p>Mean tariff of the fuel mix</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589"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39">
              <text:p>239</text:p>
            </table:table-cell>
            <table:table-cell table:style-name="ce51" office:value-type="string">
              <text:p>C4</text:p>
            </table:table-cell>
            <table:table-cell table:style-name="ce101" office:value-type="string">
              <text:p>C432</text:p>
            </table:table-cell>
            <table:table-cell table:style-name="ce62" office:value-type="string">
              <text:p>FuelTariffCHP</text:p>
            </table:table-cell>
            <table:table-cell table:style-name="ce62"/>
            <table:table-cell table:style-name="ce239"/>
            <table:table-cell table:style-name="ce56"/>
            <table:table-cell table:style-name="ce93" office:value-type="string">
              <text:p>Fuel tariff for CHP</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Fuel tariff for CHP">
              <text:p>Fuel tariff for CHP</text:p>
            </table:table-cell>
            <table:table-cell table:style-name="ce499" office:value-type="string">
              <text:p>Fuel tariff for CHP</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3">
          <table:table-cell table:style-name="ce11" office:value-type="float" office:value="247">
            <text:p>247</text:p>
          </table:table-cell>
          <table:table-cell table:style-name="ce59" office:value-type="float" office:value="5">
            <text:p>5</text:p>
          </table:table-cell>
          <table:table-cell table:style-name="ce105" office:value-type="float" office:value="500">
            <text:p>500</text:p>
          </table:table-cell>
          <table:table-cell table:style-name="ce186" table:number-columns-repeated="2"/>
          <table:table-cell table:style-name="ce266"/>
          <table:table-cell table:style-name="ce296"/>
          <table:table-cell table:style-name="ce337" office:value-type="string">
            <text:p>Equipment for heat and cold generation</text:p>
          </table:table-cell>
          <table:table-cell table:style-name="ce367"/>
          <table:table-cell table:style-name="ce401" table:number-columns-repeated="2"/>
          <table:table-cell table:style-name="ce434" office:value-type="string">
            <text:p>Eq. 3</text:p>
          </table:table-cell>
          <table:table-cell table:style-name="ce434" office:value-type="string">
            <text:p>Eq. 1</text:p>
          </table:table-cell>
          <table:table-cell table:style-name="ce434" office:value-type="string">
            <text:p>Eq. 3</text:p>
          </table:table-cell>
          <table:table-cell table:style-name="ce434" office:value-type="string">
            <text:p>Eq. 2</text:p>
          </table:table-cell>
          <table:table-cell table:style-name="ce434"/>
          <table:table-cell table:style-name="ce460" office:value-type="string">
            <text:p>please give a short description of the equipment (boilers, heaters, ...)</text:p>
          </table:table-cell>
          <table:table-cell table:number-columns-repeated="2"/>
          <table:table-cell table:style-name="ce489" table:formula="oooc:=HLOOKUP([.T$1];[.U$1:.AC$1244];ROW();FALSE())" office:value-type="string" office:string-value="Equipment for heat and cold generation">
            <text:p>Equipment for heat and cold generation</text:p>
          </table:table-cell>
          <table:table-cell table:style-name="ce501" office:value-type="string">
            <text:p>Equipment for heat and cold generation</text:p>
          </table:table-cell>
          <table:table-cell table:style-name="ce539"/>
          <table:table-cell table:style-name="ce550" table:number-columns-repeated="7"/>
          <table:table-cell table:style-name="ce473"/>
          <table:table-cell/>
          <table:table-cell table:style-name="ce558" table:formula="oooc:=HLOOKUP([.AF$1];[.AG$1:.AO$1242];ROW();FALSE())" office:value-type="string" office:string-value="Notes:">
            <text:p>Notes:</text:p>
          </table:table-cell>
          <table:table-cell table:style-name="ce566" office:value-type="string">
            <text:p>Notes:</text:p>
          </table:table-cell>
          <table:table-cell table:style-name="ce566"/>
          <table:table-cell table:style-name="ce578" table:number-columns-repeated="7"/>
          <table:table-cell table:style-name="ce473"/>
          <table:table-cell/>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6">
          <table:table-cell table:style-name="ce11" office:value-type="float" office:value="248">
            <text:p>248</text:p>
          </table:table-cell>
          <table:table-cell table:style-name="ce60"/>
          <table:table-cell table:style-name="ce89" office:value-type="float" office:value="501">
            <text:p>501</text:p>
          </table:table-cell>
          <table:table-cell table:style-name="ce108" office:value-type="string">
            <text:p>Equipment</text:p>
          </table:table-cell>
          <table:table-cell table:style-name="ce108"/>
          <table:table-cell table:style-name="ce267"/>
          <table:table-cell table:style-name="ce287" office:value-type="string">
            <text:p>Nequip</text:p>
          </table:table-cell>
          <table:table-cell table:style-name="ce99" office:value-type="string">
            <text:p>Short name of equipment</text:p>
          </table:table-cell>
          <table:table-cell table:style-name="ce286" office:value-type="string">
            <text:p>-</text:p>
          </table:table-cell>
          <table:table-cell table:style-name="ce402" office:value-type="string">
            <text:p>X</text:p>
          </table:table-cell>
          <table:table-cell table:style-name="ce408" office:value-type="string">
            <text:p>X</text:p>
          </table:table-cell>
          <table:table-cell table:style-name="ce435" table:number-columns-repeated="3"/>
          <table:table-cell table:style-name="ce443"/>
          <table:table-cell table:style-name="ce451" office:value-type="string">
            <text:p>Rearrange the order of parameters in the whole block</text:p>
          </table:table-cell>
          <table:table-cell table:style-name="ce11"/>
          <table:table-cell table:style-name="ce477" table:number-columns-repeated="2"/>
          <table:table-cell table:style-name="ce490" table:formula="oooc:=HLOOKUP([.T$1];[.U$1:.AC$1244];ROW();FALSE())" office:value-type="string" office:string-value="Short name of equipment">
            <text:p>Short name of equipment</text:p>
          </table:table-cell>
          <table:table-cell table:style-name="ce502" office:value-type="string">
            <text:p>Short name of equipment</text:p>
          </table:table-cell>
          <table:table-cell table:style-name="ce540" office:value-type="string">
            <text:p>Nom abreviat de l'equipament</text:p>
          </table:table-cell>
          <table:table-cell table:style-name="ce549" table:number-columns-repeated="7"/>
          <table:table-cell table:style-name="ce476"/>
          <table:table-cell table:style-name="ce477"/>
          <table:table-cell table:style-name="ce559" table:formula="oooc:=HLOOKUP([.AF$1];[.AG$1:.AO$1242];ROW();FALSE())" office:value-type="string" office:string-value="Give some brief name of the equipments to identify them in the reports">
            <text:p>Give some brief name of the equipments to identify them in the reports</text:p>
          </table:table-cell>
          <table:table-cell table:style-name="ce534" office:value-type="string">
            <text:p>Give some brief name of the equipments to identify them in the reports</text:p>
          </table:table-cell>
          <table:table-cell table:style-name="ce573" office:value-type="string">
            <text:p>Doni un nom abreviat als equipaments per identificar-los als informes</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49">
            <text:p>249</text:p>
          </table:table-cell>
          <table:table-cell table:style-name="ce46"/>
          <table:table-cell table:style-name="ce89"/>
          <table:table-cell table:style-name="ce108" office:value-type="string">
            <text:p>Manufact</text:p>
          </table:table-cell>
          <table:table-cell table:style-name="ce108"/>
          <table:table-cell table:style-name="ce155"/>
          <table:table-cell table:style-name="ce287" office:value-type="string">
            <text:p>Nequip</text:p>
          </table:table-cell>
          <table:table-cell table:style-name="ce88" office:value-type="string">
            <text:p>Manufacturer</text:p>
          </table:table-cell>
          <table:table-cell table:style-name="ce28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61"/>
          <table:table-cell table:style-name="ce477" table:number-columns-repeated="2"/>
          <table:table-cell table:style-name="ce490" table:formula="oooc:=HLOOKUP([.T$1];[.U$1:.AC$1244];ROW();FALSE())" office:value-type="string" office:string-value="Manufacturer">
            <text:p>Manufacturer</text:p>
          </table:table-cell>
          <table:table-cell table:style-name="ce502" office:value-type="string">
            <text:p>Manufacturer</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Attach the technical data if available">
            <text:p>Attach the technical data if available</text:p>
          </table:table-cell>
          <table:table-cell table:style-name="ce534" office:value-type="string">
            <text:p>Attach the technical data if available</text:p>
          </table:table-cell>
          <table:table-cell table:style-name="ce573" office:value-type="string">
            <text:p>Si es troba disponible, adjuntar les dades tècniques</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250">
            <text:p>250</text:p>
          </table:table-cell>
          <table:table-cell table:style-name="ce46"/>
          <table:table-cell table:style-name="ce89"/>
          <table:table-cell table:style-name="ce108" office:value-type="string">
            <text:p>YearManufact</text:p>
          </table:table-cell>
          <table:table-cell table:style-name="ce108"/>
          <table:table-cell table:style-name="ce155"/>
          <table:table-cell table:style-name="ce287" office:value-type="string">
            <text:p>Nequip</text:p>
          </table:table-cell>
          <table:table-cell table:style-name="ce99" office:value-type="string">
            <text:p>Year of <text:s/><text:span text:style-name="T13">manufacturing </text:span><text:span text:style-name="T13">or/and installation?</text:span></text:p>
          </table:table-cell>
          <table:table-cell table:style-name="ce28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61"/>
          <table:table-cell table:style-name="ce477" table:number-columns-repeated="2"/>
          <table:table-cell table:style-name="ce490" table:formula="oooc:=HLOOKUP([.T$1];[.U$1:.AC$1244];ROW();FALSE())" office:value-type="string" office:string-value="Year of  manufacturing or/and installation?">
            <text:p>Year of <text:s/>manufacturing or/and installation?</text:p>
          </table:table-cell>
          <table:table-cell table:style-name="ce502" office:value-type="string">
            <text:p>Year of <text:s/><text:span text:style-name="T13">manufacturing </text:span><text:span text:style-name="T13">or/and installation?</text:span></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51">
            <text:p>251</text:p>
          </table:table-cell>
          <table:table-cell table:style-name="ce46"/>
          <table:table-cell table:style-name="ce89"/>
          <table:table-cell table:style-name="ce108" office:value-type="string">
            <text:p>Model</text:p>
          </table:table-cell>
          <table:table-cell table:style-name="ce108"/>
          <table:table-cell table:style-name="ce143"/>
          <table:table-cell table:style-name="ce287" office:value-type="string">
            <text:p>Nequip</text:p>
          </table:table-cell>
          <table:table-cell table:style-name="ce88" office:value-type="string">
            <text:p>Model</text:p>
          </table:table-cell>
          <table:table-cell table:style-name="ce28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61"/>
          <table:table-cell table:style-name="ce477" table:number-columns-repeated="2"/>
          <table:table-cell table:style-name="ce490" table:formula="oooc:=HLOOKUP([.T$1];[.U$1:.AC$1244];ROW();FALSE())" office:value-type="string" office:string-value="Model">
            <text:p>Model</text:p>
          </table:table-cell>
          <table:table-cell table:style-name="ce502" office:value-type="string">
            <text:p>Model</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52">
            <text:p>252</text:p>
          </table:table-cell>
          <table:table-cell table:style-name="ce46"/>
          <table:table-cell table:style-name="ce89" office:value-type="float" office:value="505">
            <text:p>505</text:p>
          </table:table-cell>
          <table:table-cell table:style-name="ce108" office:value-type="string">
            <text:p>EquipType</text:p>
          </table:table-cell>
          <table:table-cell table:style-name="ce108"/>
          <table:table-cell table:style-name="ce155"/>
          <table:table-cell table:style-name="ce287" office:value-type="string">
            <text:p>Nequip</text:p>
          </table:table-cell>
          <table:table-cell table:style-name="ce99" office:value-type="string">
            <text:p>Type of equipment</text:p>
          </table:table-cell>
          <table:table-cell table:style-name="ce286"/>
          <table:table-cell table:style-name="ce49" office:value-type="string">
            <text:p>X</text:p>
          </table:table-cell>
          <table:table-cell table:style-name="ce47" office:value-type="string">
            <text:p>X</text:p>
          </table:table-cell>
          <table:table-cell table:style-name="ce432" office:value-type="string">
            <text:p>x</text:p>
          </table:table-cell>
          <table:table-cell table:style-name="ce49"/>
          <table:table-cell table:style-name="ce49" office:value-type="string">
            <text:p>?</text:p>
          </table:table-cell>
          <table:table-cell table:style-name="ce49" table:number-columns-repeated="2"/>
          <table:table-cell table:style-name="ce468"/>
          <table:table-cell table:style-name="ce477" table:number-columns-repeated="2"/>
          <table:table-cell table:style-name="ce490" table:formula="oooc:=HLOOKUP([.T$1];[.U$1:.AC$1244];ROW();FALSE())" office:value-type="string" office:string-value="Type of equipment">
            <text:p>Type of equipment</text:p>
          </table:table-cell>
          <table:table-cell table:style-name="ce502" office:value-type="string">
            <text:p>Type of equipment</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e.g. boiler / burner / chiller / compressor / CHP motor">
            <text:p>e.g. boiler / burner / chiller / compressor / CHP motor</text:p>
          </table:table-cell>
          <table:table-cell table:style-name="ce534" office:value-type="string">
            <text:p>e.g. boiler / burner / chiller / compressor / CHP motor</text:p>
          </table:table-cell>
          <table:table-cell table:style-name="ce534"/>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53">
            <text:p>253</text:p>
          </table:table-cell>
          <table:table-cell table:style-name="ce46"/>
          <table:table-cell table:style-name="ce89"/>
          <table:table-cell table:style-name="ce108" office:value-type="string">
            <text:p>NumEquipUnits</text:p>
          </table:table-cell>
          <table:table-cell table:style-name="ce108"/>
          <table:table-cell table:style-name="ce155"/>
          <table:table-cell table:style-name="ce287"/>
          <table:table-cell table:style-name="ce99" office:value-type="string">
            <text:p>Number of units of the same type</text:p>
          </table:table-cell>
          <table:table-cell table:style-name="ce286"/>
          <table:table-cell table:style-name="ce49" office:value-type="string">
            <text:p>X</text:p>
          </table:table-cell>
          <table:table-cell table:style-name="ce47" office:value-type="string">
            <text:p>X</text:p>
          </table:table-cell>
          <table:table-cell table:style-name="ce432"/>
          <table:table-cell table:style-name="ce49" table:number-columns-repeated="4"/>
          <table:table-cell table:style-name="ce468"/>
          <table:table-cell table:style-name="ce477" table:number-columns-repeated="2"/>
          <table:table-cell table:style-name="ce490" table:formula="oooc:=HLOOKUP([.T$1];[.U$1:.AC$1244];ROW();FALSE())" office:value-type="string" office:string-value="Number of units of the same type">
            <text:p>Number of units of the same type</text:p>
          </table:table-cell>
          <table:table-cell table:style-name="ce502" office:value-type="string">
            <text:p>Number of units of the same type</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54">
            <text:p>254</text:p>
          </table:table-cell>
          <table:table-cell table:style-name="ce46"/>
          <table:table-cell table:style-name="ce89" office:value-type="float" office:value="507">
            <text:p>507</text:p>
          </table:table-cell>
          <table:table-cell table:style-name="ce108" office:value-type="string">
            <text:p>FuelType</text:p>
          </table:table-cell>
          <table:table-cell table:style-name="ce108"/>
          <table:table-cell table:style-name="ce268"/>
          <table:table-cell table:style-name="ce287" office:value-type="string">
            <text:p>Nequip</text:p>
          </table:table-cell>
          <table:table-cell table:style-name="ce338" office:value-type="string">
            <text:p><text:s/>Fuel type</text:p>
          </table:table-cell>
          <table:table-cell table:style-name="ce28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1"/>
          <table:table-cell table:style-name="ce477" table:number-columns-repeated="2"/>
          <table:table-cell table:style-name="ce490" table:formula="oooc:=HLOOKUP([.T$1];[.U$1:.AC$1244];ROW();FALSE())" office:value-type="string" office:string-value="Fuel type">
            <text:p>Fuel type</text:p>
          </table:table-cell>
          <table:table-cell table:style-name="ce519" office:value-type="string">
            <text:p>Fuel type</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6">
          <table:table-cell table:style-name="ce11" office:value-type="float" office:value="255">
            <text:p>255</text:p>
          </table:table-cell>
          <table:table-cell table:style-name="ce46"/>
          <table:table-cell table:style-name="ce89" office:value-type="float" office:value="508">
            <text:p>508</text:p>
          </table:table-cell>
          <table:table-cell table:style-name="ce108" office:value-type="string">
            <text:p>HCGPnom</text:p>
          </table:table-cell>
          <table:table-cell table:style-name="ce108"/>
          <table:table-cell table:style-name="ce143"/>
          <table:table-cell table:style-name="ce287" office:value-type="string">
            <text:p>Nequip</text:p>
          </table:table-cell>
          <table:table-cell table:style-name="ce99" office:value-type="string">
            <text:p>Nominal Power (heat or cold, output)</text:p>
          </table:table-cell>
          <table:table-cell table:style-name="ce286" office:value-type="string">
            <text:p>kW</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1" office:value-type="string">
            <text:p>during operation or stand by<text:span text:style-name="T16">ELIMINATE </text:span><text:span text:style-name="T16">COMMENT; substitute </text:span><text:span text:style-name="T16">by: nominal power of </text:span><text:span text:style-name="T16">1 unit</text:span></text:p>
          </table:table-cell>
          <table:table-cell table:style-name="ce477" table:number-columns-repeated="2"/>
          <table:table-cell table:style-name="ce490" table:formula="oooc:=HLOOKUP([.T$1];[.U$1:.AC$1244];ROW();FALSE())" office:value-type="string" office:string-value="Nominal power (heat or cold, output)">
            <text:p>Nominal power (heat or cold, output)</text:p>
          </table:table-cell>
          <table:table-cell table:style-name="ce502" office:value-type="string">
            <text:p>Nominal power (heat or cold, output)</text:p>
          </table:table-cell>
          <table:table-cell table:style-name="ce540" office:value-type="string">
            <text:p>Potència nominal (calor o fred, sortida)</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56">
            <text:p>256</text:p>
          </table:table-cell>
          <table:table-cell table:style-name="ce46"/>
          <table:table-cell table:style-name="ce89" office:value-type="float" office:value="509">
            <text:p>509</text:p>
          </table:table-cell>
          <table:table-cell table:style-name="ce108" office:value-type="string">
            <text:p>FuelConsum</text:p>
          </table:table-cell>
          <table:table-cell table:style-name="ce108"/>
          <table:table-cell table:style-name="ce143"/>
          <table:table-cell table:style-name="ce287" office:value-type="string">
            <text:p>Nequip</text:p>
          </table:table-cell>
          <table:table-cell table:style-name="ce99" office:value-type="string">
            <text:p>Fuel consumption (nominal)</text:p>
          </table:table-cell>
          <table:table-cell table:style-name="ce28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will be difficult to process automatically!!, change. Insert quantity/unit box instead only of quantity box</text:p>
          </table:table-cell>
          <table:table-cell table:style-name="ce451"/>
          <table:table-cell table:style-name="ce477" table:number-columns-repeated="2"/>
          <table:table-cell table:style-name="ce490" table:formula="oooc:=HLOOKUP([.T$1];[.U$1:.AC$1244];ROW();FALSE())" office:value-type="string" office:string-value="Fuel consumption (nominal)">
            <text:p>Fuel consumption (nominal)</text:p>
          </table:table-cell>
          <table:table-cell table:style-name="ce502" office:value-type="string">
            <text:p>Fuel consumption (nominal)</text:p>
          </table:table-cell>
          <table:table-cell table:style-name="ce540" office:value-type="string">
            <text:p>Consum nominal de combustible</text:p>
            <text:p>(especificar unitats)</text:p>
          </table:table-cell>
          <table:table-cell table:style-name="ce549" table:number-columns-repeated="7"/>
          <table:table-cell table:style-name="ce476"/>
          <table:table-cell table:style-name="ce477"/>
          <table:table-cell table:style-name="ce559" table:formula="oooc:=HLOOKUP([.AF$1];[.AG$1:.AO$1242];ROW();FALSE())" office:value-type="string" office:string-value="Specify the units below">
            <text:p>Specify the units below</text:p>
          </table:table-cell>
          <table:table-cell table:style-name="ce534" office:value-type="string">
            <text:p>Specify the units below</text:p>
          </table:table-cell>
          <table:table-cell table:style-name="ce534"/>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57">
            <text:p>257</text:p>
          </table:table-cell>
          <table:table-cell table:style-name="ce46"/>
          <table:table-cell table:style-name="ce89"/>
          <table:table-cell table:style-name="ce108" office:value-type="string">
            <text:p>UnitsFuelConsum</text:p>
          </table:table-cell>
          <table:table-cell table:style-name="ce108"/>
          <table:table-cell table:style-name="ce143"/>
          <table:table-cell table:style-name="ce287" office:value-type="string">
            <text:p>Nequip</text:p>
          </table:table-cell>
          <table:table-cell table:style-name="ce99" office:value-type="string">
            <text:p>Units (fuel consumption)</text:p>
          </table:table-cell>
          <table:table-cell table:style-name="ce286"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Introduced 18/12/2007, see above</text:p>
          </table:table-cell>
          <table:table-cell table:style-name="ce451"/>
          <table:table-cell table:style-name="ce477" table:number-columns-repeated="2"/>
          <table:table-cell table:style-name="ce490" table:formula="oooc:=HLOOKUP([.T$1];[.U$1:.AC$1244];ROW();FALSE())" office:value-type="string" office:string-value="Units (fuel consumption)">
            <text:p>Units (fuel consumption)</text:p>
          </table:table-cell>
          <table:table-cell table:style-name="ce502" office:value-type="string">
            <text:p>Units (fuel consumption)</text:p>
          </table:table-cell>
          <table:table-cell table:style-name="ce541"/>
          <table:table-cell table:style-name="ce549" table:number-columns-repeated="7"/>
          <table:table-cell table:style-name="ce476"/>
          <table:table-cell table:style-name="ce477"/>
          <table:table-cell table:style-name="ce559" table:formula="oooc:=HLOOKUP([.AF$1];[.AG$1:.AO$1242];ROW();FALSE())" office:value-type="string" office:string-value="Specify units for the nominal fuel consumption, e.g. m3/h, l/h, kg/h">
            <text:p>Specify units for the nominal fuel consumption, e.g. m3/h, l/h, kg/h</text:p>
          </table:table-cell>
          <table:table-cell table:style-name="ce534" office:value-type="string">
            <text:p>Specify units for the nominal fuel consumption, e.g. m3/h, l/h, kg/h</text:p>
          </table:table-cell>
          <table:table-cell table:style-name="ce534"/>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58">
            <text:p>258</text:p>
          </table:table-cell>
          <table:table-cell table:style-name="ce46"/>
          <table:table-cell table:style-name="ce89"/>
          <table:table-cell table:style-name="ce108" office:value-type="string">
            <text:p>ElectriConsum</text:p>
          </table:table-cell>
          <table:table-cell table:style-name="ce108"/>
          <table:table-cell table:style-name="ce143"/>
          <table:table-cell table:style-name="ce287" office:value-type="string">
            <text:p>Nequip</text:p>
          </table:table-cell>
          <table:table-cell table:style-name="ce99" office:value-type="string">
            <text:p>Electrical power input</text:p>
          </table:table-cell>
          <table:table-cell table:style-name="ce286" office:value-type="string">
            <text:p>kW</text:p>
          </table:table-cell>
          <table:table-cell table:style-name="ce49" office:value-type="string">
            <text:p>X</text:p>
          </table:table-cell>
          <table:table-cell table:style-name="ce47" office:value-type="string">
            <text:p>X</text:p>
          </table:table-cell>
          <table:table-cell table:style-name="ce286" office:value-type="string">
            <text:p>x</text:p>
          </table:table-cell>
          <table:table-cell table:style-name="ce286"/>
          <table:table-cell table:style-name="ce286" office:value-type="string">
            <text:p>?</text:p>
          </table:table-cell>
          <table:table-cell table:style-name="ce286" table:number-columns-repeated="2"/>
          <table:table-cell table:style-name="ce344"/>
          <table:table-cell table:style-name="ce477" table:number-columns-repeated="2"/>
          <table:table-cell table:style-name="ce490" table:formula="oooc:=HLOOKUP([.T$1];[.U$1:.AC$1244];ROW();FALSE())" office:value-type="string" office:string-value="Electrical power input">
            <text:p>Electrical power input</text:p>
          </table:table-cell>
          <table:table-cell table:style-name="ce502" office:value-type="string">
            <text:p>Electrical power input</text:p>
          </table:table-cell>
          <table:table-cell table:style-name="ce540" office:value-type="string">
            <text:p>Consum elèctric</text:p>
          </table:table-cell>
          <table:table-cell table:style-name="ce549" table:number-columns-repeated="7"/>
          <table:table-cell table:style-name="ce476"/>
          <table:table-cell table:style-name="ce477"/>
          <table:table-cell table:style-name="ce559" table:formula="oooc:=HLOOKUP([.AF$1];[.AG$1:.AO$1242];ROW();FALSE())" office:value-type="string" office:string-value="Electrical power, incl. auxiliary components, such as water pumps, control,...">
            <text:p>Electrical power, incl. auxiliary components, such as water pumps, control,...</text:p>
          </table:table-cell>
          <table:table-cell table:style-name="ce534" office:value-type="string">
            <text:p>Electrical power, incl. auxiliary components, such as water pumps, control,...</text:p>
          </table:table-cell>
          <table:table-cell table:style-name="ce573" office:value-type="string">
            <text:p>Especificar el consum dels components auxiliars, com bombes d'aigua, control, …</text:p>
          </table:table-cell>
          <table:table-cell table:style-name="ce577" table:number-columns-repeated="7"/>
          <table:table-cell table:style-name="ce476"/>
          <table:table-cell table:style-name="ce477"/>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59">
            <text:p>259</text:p>
          </table:table-cell>
          <table:table-cell table:style-name="ce46"/>
          <table:table-cell table:style-name="ce89" office:value-type="float" office:value="511">
            <text:p>511</text:p>
          </table:table-cell>
          <table:table-cell table:style-name="ce187" office:value-type="string">
            <text:p>HCGTEfficiency</text:p>
          </table:table-cell>
          <table:table-cell table:style-name="ce108"/>
          <table:table-cell table:style-name="ce143"/>
          <table:table-cell table:style-name="ce287" office:value-type="string">
            <text:p>Nequip</text:p>
          </table:table-cell>
          <table:table-cell table:style-name="ce99" office:value-type="string">
            <text:p>Mean overall thermal conversion efficiency</text:p>
          </table:table-cell>
          <table:table-cell table:style-name="ce28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variable name introduced in Draft 0.2</text:p>
          </table:table-cell>
          <table:table-cell table:style-name="ce468" office:value-type="string">
            <text:p>specify boiler efficiency (from LCV to useful supply heat) or COP for cold generation</text:p>
          </table:table-cell>
          <table:table-cell table:style-name="ce477" table:number-columns-repeated="2"/>
          <table:table-cell table:style-name="ce490" table:formula="oooc:=HLOOKUP([.T$1];[.U$1:.AC$1244];ROW();FALSE())" office:value-type="string" office:string-value="Mean overall thermal conversion efficiency">
            <text:p>Mean overall thermal conversion efficiency</text:p>
          </table:table-cell>
          <table:table-cell table:style-name="ce502" office:value-type="string">
            <text:p>Mean overall thermal conversion efficiency</text:p>
          </table:table-cell>
          <table:table-cell table:style-name="ce540" office:value-type="string">
            <text:p>Eficiència</text:p>
          </table:table-cell>
          <table:table-cell table:style-name="ce549" table:number-columns-repeated="7"/>
          <table:table-cell table:style-name="ce476"/>
          <table:table-cell table:style-name="ce477"/>
          <table:table-cell table:style-name="ce559" table:formula="oooc:=HLOOKUP([.AF$1];[.AG$1:.AO$1242];ROW();FALSE())" office:value-type="string" office:string-value="Specify the efficiencyof boiler or EER(COP) for cold generation">
            <text:p>Specify the efficiencyof boiler or EER(COP) for cold generation</text:p>
          </table:table-cell>
          <table:table-cell table:style-name="ce534" office:value-type="string">
            <text:p>Specify the efficiencyof boiler or EER(COP) for cold generation</text:p>
          </table:table-cell>
          <table:table-cell table:style-name="ce573" office:value-type="string">
            <text:p>Especificar l'eficiència de la caldera o el COP per a la generació de fred. </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62">
            <text:p>262</text:p>
          </table:table-cell>
          <table:table-cell table:style-name="ce46"/>
          <table:table-cell table:style-name="ce89" office:value-type="float" office:value="512">
            <text:p>512</text:p>
          </table:table-cell>
          <table:table-cell table:style-name="ce108" office:value-type="string">
            <text:p>TExhaustGas</text:p>
          </table:table-cell>
          <table:table-cell table:style-name="ce108"/>
          <table:table-cell table:style-name="ce143"/>
          <table:table-cell table:style-name="ce287" office:value-type="string">
            <text:p>Nequip</text:p>
          </table:table-cell>
          <table:table-cell table:style-name="ce99" office:value-type="string">
            <text:p>Temperature of exhaust gas at standard operation conditions</text:p>
          </table:table-cell>
          <table:table-cell table:style-name="ce286" office:value-type="string">
            <text:p>ºC</text:p>
          </table:table-cell>
          <table:table-cell table:style-name="ce49" office:value-type="string">
            <text:p>X</text:p>
          </table:table-cell>
          <table:table-cell table:style-name="ce47" office:value-type="string">
            <text:p>X</text:p>
          </table:table-cell>
          <table:table-cell table:style-name="ce432" office:value-type="string">
            <text:p>x</text:p>
          </table:table-cell>
          <table:table-cell table:style-name="ce49"/>
          <table:table-cell table:style-name="ce56" office:value-type="string">
            <text:p>?</text:p>
          </table:table-cell>
          <table:table-cell table:style-name="ce49" table:number-columns-repeated="2"/>
          <table:table-cell table:style-name="ce468" office:value-type="string">
            <text:p>if known, please specify</text:p>
          </table:table-cell>
          <table:table-cell table:style-name="ce477" table:number-columns-repeated="2"/>
          <table:table-cell table:style-name="ce490" table:formula="oooc:=HLOOKUP([.T$1];[.U$1:.AC$1244];ROW();FALSE())" office:value-type="string" office:string-value="Temperature of exhaust gas at standard operation conditions">
            <text:p>Temperature of exhaust gas at standard operation conditions</text:p>
          </table:table-cell>
          <table:table-cell table:style-name="ce502" office:value-type="string">
            <text:p>Temperature of exhaust gas at standard operation conditions</text:p>
          </table:table-cell>
          <table:table-cell table:style-name="ce540" office:value-type="string">
            <text:p>Temperatura de sortida dels gasos sota condicions estàndards d'operació</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table-cell table:style-name="ce573"/>
          <table:table-cell table:style-name="ce577" table:number-columns-repeated="7"/>
          <table:table-cell table:style-name="ce476"/>
          <table:table-cell table:style-name="ce477"/>
          <table:table-cell table:style-name="ce586" table:formula="oooc:=HLOOKUP([.AR$1];[.AS$1:.BA$1242];ROW();FALSE())" office:value-type="string" office:string-value="ºC">
            <text:p>ºC</text:p>
          </table:table-cell>
          <table:table-cell table:style-name="ce589" office:value-type="string">
            <text:p>º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table-cell table:style-name="ce187" office:value-type="string">
            <text:p>ExcessAirRatio</text:p>
          </table:table-cell>
          <table:table-cell table:style-name="ce187"/>
          <table:table-cell table:style-name="ce269"/>
          <table:table-cell table:style-name="ce289"/>
          <table:table-cell table:style-name="ce100" office:value-type="string">
            <text:p>Excess air ratio</text:p>
          </table:table-cell>
          <table:table-cell table:style-name="ce286"/>
          <table:table-cell table:style-name="ce49"/>
          <table:table-cell table:style-name="ce47"/>
          <table:table-cell table:style-name="ce432"/>
          <table:table-cell table:style-name="ce49"/>
          <table:table-cell table:style-name="ce56"/>
          <table:table-cell table:style-name="ce49" table:number-columns-repeated="2"/>
          <table:table-cell table:style-name="ce468"/>
          <table:table-cell table:style-name="ce477" table:number-columns-repeated="2"/>
          <table:table-cell table:style-name="ce490" table:formula="oooc:=HLOOKUP([.T$1];[.U$1:.AC$1244];ROW();FALSE())" office:value-type="string" office:string-value="Excess air ratio">
            <text:p>Excess air ratio</text:p>
          </table:table-cell>
          <table:table-cell table:style-name="ce502" office:value-type="string">
            <text:p>Excess air ratio</text:p>
          </table:table-cell>
          <table:table-cell table:style-name="ce540"/>
          <table:table-cell table:style-name="ce549" table:number-columns-repeated="7"/>
          <table:table-cell table:style-name="ce476"/>
          <table:table-cell table:style-name="ce477"/>
          <table:table-cell table:style-name="ce559" table:formula="oooc:=HLOOKUP([.AF$1];[.AG$1:.AO$1242];ROW();FALSE())" office:value-type="string" office:string-value="Only for boilers">
            <text:p>Only for boilers</text:p>
          </table:table-cell>
          <table:table-cell table:style-name="ce534" office:value-type="string">
            <text:p>Only for boilers</text:p>
          </table:table-cell>
          <table:table-cell table:style-name="ce573"/>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office:value-type="float" office:value="263">
            <text:p>263</text:p>
          </table:table-cell>
          <table:table-cell table:style-name="ce46"/>
          <table:table-cell table:style-name="ce89" office:value-type="float" office:value="520">
            <text:p>520</text:p>
          </table:table-cell>
          <table:table-cell table:style-name="ce108" office:value-type="string">
            <text:p>PartLoad</text:p>
          </table:table-cell>
          <table:table-cell table:style-name="ce108"/>
          <table:table-cell table:style-name="ce143"/>
          <table:table-cell table:style-name="ce287" office:value-type="string">
            <text:p>Nequip</text:p>
          </table:table-cell>
          <table:table-cell table:style-name="ce99" office:value-type="string">
            <text:p>Mean utilisation factor (full capacity = 100%)</text:p>
          </table:table-cell>
          <table:table-cell table:style-name="ce286" office:value-type="string">
            <text:p>%</text:p>
          </table:table-cell>
          <table:table-cell table:style-name="ce49" office:value-type="string">
            <text:p>X</text:p>
          </table:table-cell>
          <table:table-cell table:style-name="ce47" office:value-type="string">
            <text:p>X</text:p>
          </table:table-cell>
          <table:table-cell table:style-name="ce432" office:value-type="string">
            <text:p>x</text:p>
          </table:table-cell>
          <table:table-cell table:style-name="ce49"/>
          <table:table-cell table:style-name="ce56" office:value-type="string">
            <text:p>?</text:p>
          </table:table-cell>
          <table:table-cell table:style-name="ce49" table:number-columns-repeated="2"/>
          <table:table-cell table:style-name="ce468" office:value-type="string">
            <text:p>specify relation of mean capacity the boiler / chiller / etc. is working with respect to the nominal capacity </text:p>
          </table:table-cell>
          <table:table-cell table:style-name="ce477" table:number-columns-repeated="2"/>
          <table:table-cell table:style-name="ce490" table:formula="oooc:=HLOOKUP([.T$1];[.U$1:.AC$1244];ROW();FALSE())" office:value-type="string" office:string-value="Mean utilisation factor (full capacity = 100%)">
            <text:p>Mean utilisation factor (full capacity = 100%)</text:p>
          </table:table-cell>
          <table:table-cell table:style-name="ce502" office:value-type="string">
            <text:p>Mean utilisation factor (full capacity = 100%)</text:p>
          </table:table-cell>
          <table:table-cell table:style-name="ce540" office:value-type="string">
            <text:p>Factor d'utilització (plena càrrega = 100%)</text:p>
          </table:table-cell>
          <table:table-cell table:style-name="ce549" table:number-columns-repeated="7"/>
          <table:table-cell table:style-name="ce476"/>
          <table:table-cell table:style-name="ce477"/>
          <table:table-cell table:style-name="ce559" table:formula="oooc:=HLOOKUP([.AF$1];[.AG$1:.AO$1242];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34" office:value-type="string">
            <text:p>Specify the mean supplied power of the boiler/cooler/etc... with respect to its nominal power</text:p>
          </table:table-cell>
          <table:table-cell table:style-name="ce573" office:value-type="string">
            <text:p>Especificar la càrrega promig de la caldera / refredadora / etc... respecte a la seva capacitat nominal. </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64">
            <text:p>264</text:p>
          </table:table-cell>
          <table:table-cell table:style-name="ce46"/>
          <table:table-cell table:style-name="ce89" office:value-type="float" office:value="521">
            <text:p>521</text:p>
          </table:table-cell>
          <table:table-cell table:style-name="ce108" office:value-type="string">
            <text:p>HPerDayEq</text:p>
          </table:table-cell>
          <table:table-cell table:style-name="ce108"/>
          <table:table-cell table:style-name="ce143"/>
          <table:table-cell table:style-name="ce287" office:value-type="string">
            <text:p>Nequip</text:p>
          </table:table-cell>
          <table:table-cell table:style-name="ce99" office:value-type="string">
            <text:p>hours of operation per day</text:p>
          </table:table-cell>
          <table:table-cell table:style-name="ce286" office:value-type="string">
            <text:p>hrs/day</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1"/>
          <table:table-cell table:style-name="ce477" table:number-columns-repeated="2"/>
          <table:table-cell table:style-name="ce490" table:formula="oooc:=HLOOKUP([.T$1];[.U$1:.AC$1244];ROW();FALSE())" office:value-type="string" office:string-value="Hours of operation per day">
            <text:p>Hours of operation per day</text:p>
          </table:table-cell>
          <table:table-cell table:style-name="ce502" office:value-type="string">
            <text:p>Hours of operation per day</text:p>
          </table:table-cell>
          <table:table-cell table:style-name="ce540" office:value-type="string">
            <text:p>Hores d'operació diàries</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h/day">
            <text:p>h/day</text:p>
          </table:table-cell>
          <table:table-cell table:style-name="ce589" office:value-type="string">
            <text:p>h/day</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65">
            <text:p>265</text:p>
          </table:table-cell>
          <table:table-cell table:style-name="ce46"/>
          <table:table-cell table:style-name="ce89" office:value-type="float" office:value="522">
            <text:p>522</text:p>
          </table:table-cell>
          <table:table-cell table:style-name="ce108" office:value-type="string">
            <text:p>NDaysEq</text:p>
          </table:table-cell>
          <table:table-cell table:style-name="ce108"/>
          <table:table-cell table:style-name="ce143"/>
          <table:table-cell table:style-name="ce287" office:value-type="string">
            <text:p>Nequip</text:p>
          </table:table-cell>
          <table:table-cell table:style-name="ce99" office:value-type="string">
            <text:p>days of operation per year</text:p>
          </table:table-cell>
          <table:table-cell table:style-name="ce286" office:value-type="string">
            <text:p>days / year</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51"/>
          <table:table-cell table:style-name="ce477" table:number-columns-repeated="2"/>
          <table:table-cell table:style-name="ce490" table:formula="oooc:=HLOOKUP([.T$1];[.U$1:.AC$1244];ROW();FALSE())" office:value-type="string" office:string-value="Days of operation per year">
            <text:p>Days of operation per year</text:p>
          </table:table-cell>
          <table:table-cell table:style-name="ce502" office:value-type="string">
            <text:p>Days of operation per year</text:p>
          </table:table-cell>
          <table:table-cell table:style-name="ce540" office:value-type="string">
            <text:p>Dies d'operació anuals</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days / year">
            <text:p>days / year</text:p>
          </table:table-cell>
          <table:table-cell table:style-name="ce589" office:value-type="string">
            <text:p>days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66">
            <text:p>266</text:p>
          </table:table-cell>
          <table:table-cell table:style-name="ce48"/>
          <table:table-cell table:style-name="ce85" office:value-type="float" office:value="530">
            <text:p>530</text:p>
          </table:table-cell>
          <table:table-cell table:style-name="ce135" office:value-type="string">
            <text:p>USHtotQ</text:p>
          </table:table-cell>
          <table:table-cell table:style-name="ce135" table:number-columns-repeated="2"/>
          <table:table-cell table:style-name="ce283" office:value-type="float" office:value="1">
            <text:p>1</text:p>
          </table:table-cell>
          <table:table-cell table:style-name="ce312" office:value-type="string">
            <text:p>Useful Supply Heat from questionnaire</text:p>
          </table:table-cell>
          <table:table-cell table:style-name="ce294" office:value-type="string">
            <text:p>MWh / year</text:p>
          </table:table-cell>
          <table:table-cell table:style-name="ce398"/>
          <table:table-cell table:style-name="ce398" office:value-type="string">
            <text:p>X</text:p>
          </table:table-cell>
          <table:table-cell table:style-name="ce49"/>
          <table:table-cell table:style-name="ce56"/>
          <table:table-cell table:style-name="ce48"/>
          <table:table-cell table:style-name="ce49"/>
          <table:table-cell table:style-name="ce49" office:value-type="string">
            <text:p>to think about it later, intoduce or discard 18/12/2007, Stoyan</text:p>
          </table:table-cell>
          <table:table-cell table:style-name="ce451"/>
          <table:table-cell table:style-name="ce477" table:number-columns-repeated="2"/>
          <table:table-cell table:style-name="ce490" table:formula="oooc:=HLOOKUP([.T$1];[.U$1:.AC$1244];ROW();FALSE())" office:value-type="string" office:string-value="Useful Supply Heat from questionnaire">
            <text:p>Useful Supply Heat from questionnaire</text:p>
          </table:table-cell>
          <table:table-cell table:style-name="ce507" office:value-type="string">
            <text:p>Useful Supply Heat from questionnaire</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398" office:value-type="string">
            <text:p>MWh / year</text:p>
          </table:table-cell>
          <table:table-cell table:style-name="ce565" table:number-columns-repeated="8"/>
          <table:table-cell table:style-name="ce477" table:number-columns-repeated="199"/>
          <table:table-cell table:style-name="ce11" table:number-columns-repeated="4"/>
        </table:table-row>
        <table:table-row table:style-name="ro7">
          <table:table-cell table:style-name="ce11" office:value-type="float" office:value="267">
            <text:p>267</text:p>
          </table:table-cell>
          <table:table-cell table:style-name="ce56"/>
          <table:table-cell table:style-name="ce89" office:value-type="float" office:value="531">
            <text:p>531</text:p>
          </table:table-cell>
          <table:table-cell table:style-name="ce108" office:value-type="string">
            <text:p>PipeDuctEquip</text:p>
          </table:table-cell>
          <table:table-cell table:style-name="ce108"/>
          <table:table-cell table:style-name="ce145"/>
          <table:table-cell table:style-name="ce287" office:value-type="float" office:value="1">
            <text:p>1</text:p>
          </table:table-cell>
          <table:table-cell table:style-name="ce99" office:value-type="string">
            <text:p>heat or cold supplyed to the distribution line / branch (piping or duct) no.</text:p>
          </table:table-cell>
          <table:table-cell table:style-name="ce374" office:value-type="string">
            <text:p>-</text:p>
          </table:table-cell>
          <table:table-cell table:style-name="ce395" office:value-type="string">
            <text:p>X</text:p>
          </table:table-cell>
          <table:table-cell table:style-name="ce49" office:value-type="string">
            <text:p>X</text:p>
          </table:table-cell>
          <table:table-cell table:style-name="ce375" table:number-columns-repeated="3"/>
          <table:table-cell table:style-name="ce433"/>
          <table:table-cell table:style-name="ce395"/>
          <table:table-cell table:style-name="ce459"/>
          <table:table-cell table:style-name="ce480" table:number-columns-repeated="2"/>
          <table:table-cell table:style-name="ce490" table:formula="oooc:=HLOOKUP([.T$1];[.U$1:.AC$1244];ROW();FALSE())" office:value-type="string" office:string-value="Heat or cold supplyed to the distribution line / branch (piping or duct) no.">
            <text:p>Heat or cold supplyed to the distribution line / branch (piping or duct) no.</text:p>
          </table:table-cell>
          <table:table-cell table:style-name="ce502" office:value-type="string">
            <text:p>Heat or cold supplyed to the distribution line / branch (piping or duct) no.</text:p>
          </table:table-cell>
          <table:table-cell table:style-name="ce537" office:value-type="string">
            <text:p>Calor o fred entregat a la línia de distribució / branca (conducte o canonada) no.</text:p>
          </table:table-cell>
          <table:table-cell table:style-name="ce537" table:number-columns-repeated="7"/>
          <table:table-cell table:style-name="ce480" table:number-columns-repeated="2"/>
          <table:table-cell table:style-name="ce559" table:formula="oooc:=HLOOKUP([.AF$1];[.AG$1:.AO$1242];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65" office:value-type="string">
            <text:p>Specify the tube for supply to the equipment, using the nomenclature of the block “distribution system”</text:p>
          </table:table-cell>
          <table:table-cell table:style-name="ce565" office:value-type="string">
            <text:p>Especificar la canonada de distribució de l'equip, fent servir la nomenclatura del block "sistema distribució".</text:p>
          </table:table-cell>
          <table:table-cell table:style-name="ce565" table:number-columns-repeated="7"/>
          <table:table-cell table:style-name="ce480" table:number-columns-repeated="2"/>
          <table:table-cell table:style-name="ce586" table:formula="oooc:=HLOOKUP([.AR$1];[.AS$1:.BA$1242];ROW();FALSE())" office:value-type="string" office:string-value="-">
            <text:p>-</text:p>
          </table:table-cell>
          <table:table-cell table:style-name="ce600" office:value-type="string">
            <text:p>-</text:p>
          </table:table-cell>
          <table:table-cell table:style-name="ce565" table:number-columns-repeated="8"/>
          <table:table-cell table:style-name="ce480"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3];ROW();FALSE())">
            <text:p/>
          </table:table-cell>
          <table:table-cell table:style-name="ce500"/>
          <table:table-cell table:style-name="ce538" table:number-columns-repeated="8"/>
          <table:table-cell table:number-columns-repeated="2"/>
          <table:table-cell table:style-name="ce558" table:formula="oooc:=HLOOKUP([.AF$1];[.AG$1:.AO$1241];ROW();FALSE())">
            <text:p/>
          </table:table-cell>
          <table:table-cell table:style-name="ce564" table:number-columns-repeated="9"/>
          <table:table-cell table:number-columns-repeated="2"/>
          <table:table-cell table:style-name="ce585" table:formula="oooc:=HLOOKUP([.AR$1];[.AS$1:.BA$1241];ROW();FALSE())">
            <text:p/>
          </table:table-cell>
          <table:table-cell table:style-name="ce596"/>
          <table:table-cell table:style-name="ce564" table:number-columns-repeated="8"/>
          <table:table-cell table:number-columns-repeated="203"/>
        </table:table-row>
        <table:table-row table:style-name="ro4">
          <table:table-cell/>
          <table:table-cell table:style-name="ce61"/>
          <table:table-cell table:style-name="ce106"/>
          <table:table-cell table:style-name="ce188" office:value-type="string">
            <text:p>CHP only</text:p>
          </table:table-cell>
          <table:table-cell table:style-name="ce244" table:number-columns-repeated="2"/>
          <table:table-cell table:number-columns-repeated="38"/>
          <table:table-cell table:style-name="ce478"/>
          <table:table-cell table:number-columns-repeated="211"/>
        </table:table-row>
        <table:table-row table:style-name="ro2">
          <table:table-cell table:style-name="ce11" office:value-type="float" office:value="261">
            <text:p>261</text:p>
          </table:table-cell>
          <table:table-cell table:style-name="ce46"/>
          <table:table-cell table:style-name="ce89"/>
          <table:table-cell table:style-name="ce108" office:value-type="string">
            <text:p>ElectriProduction</text:p>
          </table:table-cell>
          <table:table-cell table:style-name="ce108"/>
          <table:table-cell table:style-name="ce143"/>
          <table:table-cell table:style-name="ce289" office:value-type="string">
            <text:p>Nequip</text:p>
          </table:table-cell>
          <table:table-cell table:style-name="ce99" office:value-type="string">
            <text:p>CHP only: Electricity production</text:p>
          </table:table-cell>
          <table:table-cell table:style-name="ce286" office:value-type="string">
            <text:p>kW</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see previous, variable name introduced in Draft 0.2</text:p>
          </table:table-cell>
          <table:table-cell table:style-name="ce468"/>
          <table:table-cell table:style-name="ce477" table:number-columns-repeated="2"/>
          <table:table-cell table:style-name="ce490" table:formula="oooc:=HLOOKUP([.T$1];[.U$1:.AC$1244];ROW();FALSE())" office:value-type="string" office:string-value="CHP only: Electricity production">
            <text:p>CHP only: Electricity production</text:p>
          </table:table-cell>
          <table:table-cell table:style-name="ce461" office:value-type="string">
            <text:p>CHP only: Electricity production</text:p>
          </table:table-cell>
          <table:table-cell table:style-name="ce540"/>
          <table:table-cell table:style-name="ce549" table:number-columns-repeated="7"/>
          <table:table-cell table:style-name="ce476"/>
          <table:table-cell table:style-name="ce477"/>
          <table:table-cell table:style-name="ce559" table:formula="oooc:=HLOOKUP([.AF$1];[.AG$1:.AO$1242];ROW();FALSE())" office:value-type="string" office:string-value="Only for CHP motors">
            <text:p>Only for CHP motors</text:p>
          </table:table-cell>
          <table:table-cell table:style-name="ce534" office:value-type="string">
            <text:p>Only for CHP motors</text:p>
          </table:table-cell>
          <table:table-cell table:style-name="ce573"/>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office:value-type="float" office:value="260">
            <text:p>260</text:p>
          </table:table-cell>
          <table:table-cell table:style-name="ce46"/>
          <table:table-cell table:style-name="ce89"/>
          <table:table-cell table:style-name="ce108" office:value-type="string">
            <text:p>HCGEEfficiency</text:p>
          </table:table-cell>
          <table:table-cell table:style-name="ce108"/>
          <table:table-cell table:style-name="ce143"/>
          <table:table-cell table:style-name="ce289" office:value-type="string">
            <text:p>Nequip</text:p>
          </table:table-cell>
          <table:table-cell table:style-name="ce99" office:value-type="string">
            <text:p>CHP only: Electrical conversion efficiency</text:p>
          </table:table-cell>
          <table:table-cell table:style-name="ce286"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Added after conv. with Hans (28/11/2007) - to be able to describe all types of equipment, incl. CHP motors, variable name introduced in Draft 0.2</text:p>
          </table:table-cell>
          <table:table-cell table:style-name="ce468"/>
          <table:table-cell table:style-name="ce477" table:number-columns-repeated="2"/>
          <table:table-cell table:style-name="ce490" table:formula="oooc:=HLOOKUP([.T$1];[.U$1:.AC$1244];ROW();FALSE())" office:value-type="string" office:string-value="CHP only: Electrical conversion efficiency">
            <text:p>CHP only: Electrical conversion efficiency</text:p>
          </table:table-cell>
          <table:table-cell table:style-name="ce461" office:value-type="string">
            <text:p>CHP only: Electrical conversion efficiency</text:p>
          </table:table-cell>
          <table:table-cell table:style-name="ce540"/>
          <table:table-cell table:style-name="ce549" table:number-columns-repeated="7"/>
          <table:table-cell table:style-name="ce476"/>
          <table:table-cell table:style-name="ce477"/>
          <table:table-cell table:style-name="ce559" table:formula="oooc:=HLOOKUP([.AF$1];[.AG$1:.AO$1242];ROW();FALSE())" office:value-type="string" office:string-value="Only for CHP motors">
            <text:p>Only for CHP motors</text:p>
          </table:table-cell>
          <table:table-cell table:style-name="ce534" office:value-type="string">
            <text:p>Only for CHP motors</text:p>
          </table:table-cell>
          <table:table-cell table:style-name="ce573"/>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7">
          <table:table-cell table:style-name="ce11"/>
          <table:table-cell table:style-name="ce46"/>
          <table:table-cell table:style-name="ce57"/>
          <table:table-cell table:style-name="ce188" office:value-type="string">
            <text:p>Heat pumps only</text:p>
          </table:table-cell>
          <table:table-cell table:style-name="ce187"/>
          <table:table-cell table:style-name="ce259"/>
          <table:table-cell table:style-name="ce289"/>
          <table:table-cell table:style-name="ce339" office:value-type="string">
            <text:p>Heat pumps only:</text:p>
          </table:table-cell>
          <table:table-cell table:style-name="ce53"/>
          <table:table-cell table:style-name="ce49"/>
          <table:table-cell table:style-name="ce47"/>
          <table:table-cell table:style-name="ce432"/>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text:p/>
          </table:table-cell>
          <table:table-cell table:style-name="ce520"/>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02"/>
          <table:table-cell table:style-name="ce534"/>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table:table-cell table:style-name="ce46"/>
          <table:table-cell table:style-name="ce57"/>
          <table:table-cell table:style-name="ce187" office:value-type="string">
            <text:p>HeatSourceLT</text:p>
          </table:table-cell>
          <table:table-cell table:style-name="ce187"/>
          <table:table-cell table:style-name="ce259"/>
          <table:table-cell table:style-name="ce289"/>
          <table:table-cell table:style-name="ce100" office:value-type="string">
            <text:p>Low temperature heat source</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Low temperature heat source">
            <text:p>Low temperature heat source</text:p>
          </table:table-cell>
          <table:table-cell table:style-name="ce502" office:value-type="string">
            <text:p>Low temperature heat source</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f waste heat is used, indicate the process or equipment from which waste heat originates">
            <text:p>If waste heat is used, indicate the process or equipment from which waste heat originates</text:p>
          </table:table-cell>
          <table:table-cell table:style-name="ce534" office:value-type="string">
            <text:p>If waste heat is used, indicate the process or equipment from which waste heat originates</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table:table-cell table:style-name="ce46"/>
          <table:table-cell table:style-name="ce57"/>
          <table:table-cell table:style-name="ce187" office:value-type="string">
            <text:p>THeatSourceLT </text:p>
          </table:table-cell>
          <table:table-cell table:style-name="ce187"/>
          <table:table-cell table:style-name="ce259"/>
          <table:table-cell table:style-name="ce289"/>
          <table:table-cell table:style-name="ce100" office:value-type="string">
            <text:p>Temperature of heat source</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emperature of heat source">
            <text:p>Temperature of heat source</text:p>
          </table:table-cell>
          <table:table-cell table:style-name="ce502" office:value-type="string">
            <text:p>Temperature of heat source</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Temperature of the medium entering the evaporator">
            <text:p>Temperature of the medium entering the evaporator</text:p>
          </table:table-cell>
          <table:table-cell table:style-name="ce534" office:value-type="string">
            <text:p>Temperature of the medium entering the evaporator</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7">
          <table:table-cell table:style-name="ce11"/>
          <table:table-cell table:style-name="ce46"/>
          <table:table-cell table:style-name="ce57"/>
          <table:table-cell table:style-name="ce188" office:value-type="string">
            <text:p>Thermal heat pumps</text:p>
          </table:table-cell>
          <table:table-cell table:style-name="ce187"/>
          <table:table-cell table:style-name="ce259"/>
          <table:table-cell table:style-name="ce289"/>
          <table:table-cell table:style-name="ce339" office:value-type="string">
            <text:p>Heat pumps only:</text:p>
          </table:table-cell>
          <table:table-cell table:style-name="ce53"/>
          <table:table-cell table:style-name="ce49"/>
          <table:table-cell table:style-name="ce47"/>
          <table:table-cell table:style-name="ce432"/>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text:p/>
          </table:table-cell>
          <table:table-cell table:style-name="ce520"/>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02"/>
          <table:table-cell table:style-name="ce534"/>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table:table-cell table:style-name="ce46"/>
          <table:table-cell table:style-name="ce57"/>
          <table:table-cell table:style-name="ce187" office:value-type="string">
            <text:p>ThermalConsum</text:p>
          </table:table-cell>
          <table:table-cell table:style-name="ce187"/>
          <table:table-cell table:style-name="ce259"/>
          <table:table-cell table:style-name="ce289"/>
          <table:table-cell table:style-name="ce100" office:value-type="string">
            <text:p>Thermal power input </text:p>
            <text:p>(thermal heat pumps only)</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hermal power input  (thermal heat pumps only)">
            <text:p>Thermal power input <text:s/>(thermal heat pumps only)</text:p>
          </table:table-cell>
          <table:table-cell table:style-name="ce502" office:value-type="string">
            <text:p>Thermal power input </text:p>
            <text:p>(thermal heat pumps onl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table:table-cell table:style-name="ce46"/>
          <table:table-cell table:style-name="ce57"/>
          <table:table-cell table:style-name="ce187" office:value-type="string">
            <text:p>THeatSourceHT <text:s/></text:p>
          </table:table-cell>
          <table:table-cell table:style-name="ce187"/>
          <table:table-cell table:style-name="ce259"/>
          <table:table-cell table:style-name="ce289"/>
          <table:table-cell table:style-name="ce100" office:value-type="string">
            <text:p>Driving temperature</text:p>
            <text:p>(thermal heat pumps only)</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Driving temperature (thermal heat pumps only)">
            <text:p>Driving temperature (thermal heat pumps only)</text:p>
          </table:table-cell>
          <table:table-cell table:style-name="ce502" office:value-type="string">
            <text:p>Driving temperature</text:p>
            <text:p>(thermal heat pumps onl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table:table-cell table:style-name="ce46"/>
          <table:table-cell table:style-name="ce57"/>
          <table:table-cell table:style-name="ce187" office:value-type="string">
            <text:p>HeatSourceHT</text:p>
          </table:table-cell>
          <table:table-cell table:style-name="ce187"/>
          <table:table-cell table:style-name="ce259"/>
          <table:table-cell table:style-name="ce289"/>
          <table:table-cell table:style-name="ce100" office:value-type="string">
            <text:p>Origin of high temperature heat source</text:p>
            <text:p>(thermal heat pumps only)</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Origin of high temperature heat source (thermal heat pumps only)">
            <text:p>Origin of high temperature heat source (thermal heat pumps only)</text:p>
          </table:table-cell>
          <table:table-cell table:style-name="ce502" office:value-type="string">
            <text:p>Origin of high temperature heat source</text:p>
            <text:p>(thermal heat pumps only)</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ndicate if the circuit of the heat supply to generator is closed or opened (waste heat released to ambient)">
            <text:p>Indicate if the circuit of the heat supply to generator is closed or opened (waste heat released to ambient)</text:p>
          </table:table-cell>
          <table:table-cell table:style-name="ce534" office:value-type="string">
            <text:p>Indicate if the circuit of the heat supply to generator is closed or opened (waste heat released to ambient)</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4">
          <table:table-cell/>
          <table:table-cell table:style-name="ce61"/>
          <table:table-cell table:style-name="ce106"/>
          <table:table-cell table:style-name="ce188" office:value-type="string">
            <text:p>Cold generation only</text:p>
          </table:table-cell>
          <table:table-cell table:style-name="ce244" table:number-columns-repeated="2"/>
          <table:table-cell table:number-columns-repeated="38"/>
          <table:table-cell table:style-name="ce478"/>
          <table:table-cell table:number-columns-repeated="211"/>
        </table:table-row>
        <table:table-row table:style-name="ro4">
          <table:table-cell/>
          <table:table-cell table:style-name="ce61"/>
          <table:table-cell table:style-name="ce106"/>
          <table:table-cell table:style-name="ce187" office:value-type="string">
            <text:p>Refrigerant</text:p>
          </table:table-cell>
          <table:table-cell table:style-name="ce187"/>
          <table:table-cell table:style-name="ce259"/>
          <table:table-cell table:style-name="ce289"/>
          <table:table-cell table:style-name="ce100" office:value-type="string">
            <text:p>Refrigerant</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text:p/>
          </table:table-cell>
          <table:table-cell table:style-name="ce502"/>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61"/>
          <table:table-cell table:style-name="ce106"/>
          <table:table-cell table:style-name="ce189" office:value-type="string">
            <office:annotation office:display="true" draw:style-name="gr1" draw:text-style-name="P2" svg:width="2.899cm" svg:height="2.176cm" svg:x="12.041cm" svg:y="210.491cm" draw:caption-point-x="-0.61cm" draw:caption-point-y="3.229cm">
              <dc:creator>hs</dc:creator>
              <dc:date>2008-04-12T00:00:00</dc:date>
              <text:p text:style-name="P1"><text:span text:style-name="T1">Same parameters as thermal heat pump, but other descriptive text</text:span></text:p>
            </office:annotation>
            <text:p>ThermalConsum</text:p>
          </table:table-cell>
          <table:table-cell table:style-name="ce187"/>
          <table:table-cell table:style-name="ce259"/>
          <table:table-cell table:style-name="ce289"/>
          <table:table-cell table:style-name="ce100" office:value-type="string">
            <text:p>Thermal power input <text:s/>(thermal chillers only)</text:p>
          </table:table-cell>
          <table:table-cell table:style-name="ce382"/>
          <table:table-cell table:style-name="ce49"/>
          <table:table-cell table:style-name="ce47"/>
          <table:table-cell table:style-name="ce432"/>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Thermal power input  (thermal chillers only)">
            <text:p>Thermal power input <text:s/>(thermal chillers only)</text:p>
          </table:table-cell>
          <table:table-cell table:style-name="ce521" office:value-type="string">
            <text:p>Thermal power input <text:s/>(thermal chillers only)</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02"/>
          <table:table-cell table:style-name="ce534"/>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61"/>
          <table:table-cell table:style-name="ce106"/>
          <table:table-cell table:style-name="ce189" office:value-type="string">
            <text:p>THeatSourceHT <text:s/></text:p>
          </table:table-cell>
          <table:table-cell table:style-name="ce187"/>
          <table:table-cell table:style-name="ce259"/>
          <table:table-cell table:style-name="ce289"/>
          <table:table-cell table:style-name="ce100" office:value-type="string">
            <text:p>Driving temperature (thermal chillers only)</text:p>
          </table:table-cell>
          <table:table-cell table:style-name="ce382"/>
          <table:table-cell table:style-name="ce49"/>
          <table:table-cell table:style-name="ce47"/>
          <table:table-cell table:style-name="ce432"/>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Driving temperature (thermal chillers only)">
            <text:p>Driving temperature (thermal chillers only)</text:p>
          </table:table-cell>
          <table:table-cell table:style-name="ce521" office:value-type="string">
            <text:p>Driving temperature (thermal chillers only)</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02"/>
          <table:table-cell table:style-name="ce534"/>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table:table-cell table:style-name="ce46"/>
          <table:table-cell table:style-name="ce57"/>
          <table:table-cell table:style-name="ce189" office:value-type="string">
            <text:p>HeatSourceHT</text:p>
          </table:table-cell>
          <table:table-cell table:style-name="ce187"/>
          <table:table-cell table:style-name="ce259"/>
          <table:table-cell table:style-name="ce289"/>
          <table:table-cell table:style-name="ce100" office:value-type="string">
            <text:p><text:s/>Origin of high temperature heat source </text:p>
            <text:p>(thermal chillers only)</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 Origin of high temperature heat source  (thermal chillers only)">
            <text:p><text:s/>Origin of high temperature heat source <text:s/>(thermal chillers only)</text:p>
          </table:table-cell>
          <table:table-cell table:style-name="ce502" office:value-type="string">
            <text:p><text:s/>Origin of high temperature heat source </text:p>
            <text:p>(thermal chillers only)</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ndicate if the circuit of the heat supply to generator is closed or opened (waste heat released to ambient)">
            <text:p>Indicate if the circuit of the heat supply to generator is closed or opened (waste heat released to ambient)</text:p>
          </table:table-cell>
          <table:table-cell table:style-name="ce534" office:value-type="string">
            <text:p>Indicate if the circuit of the heat supply to generator is closed or opened (waste heat released to ambient)</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table-cell table:style-name="ce61"/>
          <table:table-cell table:style-name="ce106"/>
          <table:table-cell table:style-name="ce187" office:value-type="string">
            <text:p>DestinationWasteHeat</text:p>
          </table:table-cell>
          <table:table-cell table:style-name="ce187"/>
          <table:table-cell table:style-name="ce259"/>
          <table:table-cell table:style-name="ce289"/>
          <table:table-cell table:style-name="ce100" office:value-type="string">
            <text:p>Destination of waste heat</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Destination of waste heat">
            <text:p>Destination of waste heat</text:p>
          </table:table-cell>
          <table:table-cell table:style-name="ce502" office:value-type="string">
            <text:p>Destination of waste heat</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f applies, specify heat exchanger where waste heat is used">
            <text:p>If applies, specify heat exchanger where waste heat is used</text:p>
          </table:table-cell>
          <table:table-cell table:style-name="ce534" office:value-type="string">
            <text:p>If applies, specify heat exchanger where waste heat is used</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table-cell table:style-name="ce61"/>
          <table:table-cell table:style-name="ce106"/>
          <table:table-cell table:style-name="ce187" office:value-type="string">
            <text:p>TemperatureReCooling</text:p>
          </table:table-cell>
          <table:table-cell table:style-name="ce187"/>
          <table:table-cell table:style-name="ce259"/>
          <table:table-cell table:style-name="ce289"/>
          <table:table-cell table:style-name="ce100" office:value-type="string">
            <text:p>Temperature of re-cooling</text:p>
          </table:table-cell>
          <table:table-cell table:style-name="ce377"/>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emperature of re-cooling">
            <text:p>Temperature of re-cooling</text:p>
          </table:table-cell>
          <table:table-cell table:style-name="ce502" office:value-type="string">
            <text:p>Temperature of re-cooling</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Outlet temperature of cooling water or hot air stream">
            <text:p>Outlet temperature of cooling water or hot air stream</text:p>
          </table:table-cell>
          <table:table-cell table:style-name="ce534" office:value-type="string">
            <text:p>Outlet temperature of cooling water or hot air stream</text:p>
          </table:table-cell>
          <table:table-cell table:style-name="ce534"/>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table-cell table:style-name="ce500"/>
          <table:table-cell table:style-name="ce538" table:number-columns-repeated="8"/>
          <table:table-cell table:number-columns-repeated="2"/>
          <table:table-cell table:style-name="ce558"/>
          <table:table-cell table:style-name="ce564" table:number-columns-repeated="9"/>
          <table:table-cell table:number-columns-repeated="2"/>
          <table:table-cell table:style-name="ce585"/>
          <table:table-cell table:style-name="ce596"/>
          <table:table-cell table:style-name="ce564" table:number-columns-repeated="8"/>
          <table:table-cell table:number-columns-repeated="203"/>
        </table:table-row>
        <table:table-row table:style-name="ro2">
          <table:table-cell table:style-name="ce11" office:value-type="float" office:value="268">
            <text:p>268</text:p>
          </table:table-cell>
          <table:table-cell table:style-name="ce46"/>
          <table:table-cell table:style-name="ce96"/>
          <table:table-cell table:style-name="ce190" office:value-type="string">
            <office:annotation office:display="true" draw:style-name="gr1" draw:text-style-name="P2" svg:width="2.899cm" svg:height="1.799cm" svg:x="12.041cm" svg:y="214.93cm" draw:caption-point-x="-0.61cm" draw:caption-point-y="3.971cm">
              <dc:creator>hs</dc:creator>
              <dc:date>2008-04-12T00:00:00</dc:date>
              <text:p text:style-name="P1"><text:span text:style-name="T1">No longer used</text:span></text:p>
            </office:annotation>
            <text:p>CoolTowerType</text:p>
          </table:table-cell>
          <table:table-cell table:style-name="ce191"/>
          <table:table-cell table:style-name="ce157"/>
          <table:table-cell table:style-name="ce283"/>
          <table:table-cell table:style-name="ce312" office:value-type="string">
            <text:p>Only for cooling: Type of cooling tower: dry/wet ?</text:p>
          </table:table-cell>
          <table:table-cell table:style-name="ce294"/>
          <table:table-cell table:style-name="ce398" office:value-type="string">
            <text:p>X</text:p>
          </table:table-cell>
          <table:table-cell table:style-name="ce423" office:value-type="string">
            <text:p>X</text:p>
          </table:table-cell>
          <table:table-cell table:style-name="ce49" office:value-type="string">
            <text:p>x</text:p>
          </table:table-cell>
          <table:table-cell table:style-name="ce49"/>
          <table:table-cell table:style-name="ce56"/>
          <table:table-cell table:style-name="ce49" table:number-columns-repeated="2"/>
          <table:table-cell table:style-name="ce451"/>
          <table:table-cell table:style-name="ce477" table:number-columns-repeated="2"/>
          <table:table-cell table:style-name="ce490" table:formula="oooc:=HLOOKUP([.T$1];[.U$1:.AC$1244];ROW();FALSE())" office:value-type="string" office:string-value="Only for cooling: type of cooling tower: dry/wet ?">
            <text:p>Only for cooling: type of cooling tower: dry/wet ?</text:p>
          </table:table-cell>
          <table:table-cell table:style-name="ce499" office:value-type="string">
            <text:p>Only for cooling: type of cooling tower: dry/wet ?</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Only for cooling towers. Specify if it is dry or wet.">
            <text:p>Only for cooling towers. Specify if it is dry or wet.</text:p>
          </table:table-cell>
          <table:table-cell table:style-name="ce534" office:value-type="string">
            <text:p>Only for cooling towers. Specify if it is dry or wet.</text:p>
          </table:table-cell>
          <table:table-cell table:style-name="ce534"/>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398"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style-name="Default" table:number-columns-repeated="252"/>
          <table:table-cell table:number-columns-repeated="4"/>
        </table:table-row>
        <table:table-row table:style-name="ro2">
          <table:table-cell table:style-name="ce11" office:value-type="float" office:value="269">
            <text:p>269</text:p>
          </table:table-cell>
          <table:table-cell table:style-name="ce46"/>
          <table:table-cell table:style-name="ce96"/>
          <table:table-cell table:style-name="ce191" table:number-columns-repeated="2"/>
          <table:table-cell table:style-name="ce157"/>
          <table:table-cell table:style-name="ce283"/>
          <table:table-cell table:style-name="ce312" office:value-type="string">
            <text:p>typical load profile of a day with full operation (in % of the maximum power )</text:p>
          </table:table-cell>
          <table:table-cell table:style-name="ce294" office:value-type="string">
            <text:p>%</text:p>
          </table:table-cell>
          <table:table-cell table:style-name="ce398"/>
          <table:table-cell table:style-name="ce423"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51"/>
          <table:table-cell table:style-name="ce477" table:number-columns-repeated="2"/>
          <table:table-cell table:style-name="ce490" table:formula="oooc:=HLOOKUP([.T$1];[.U$1:.AC$1244];ROW();FALSE())" office:value-type="string" office:string-value="typical load profile of a day with full operation (in % of the maximum power )">
            <text:p>typical load profile of a day with full operation (in % of the maximum power )</text:p>
          </table:table-cell>
          <table:table-cell table:style-name="ce499" office:value-type="string">
            <text:p>typical load profile of a day with full operation (in % of the maximum power )</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398"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0">
            <text:p>270</text:p>
          </table:table-cell>
          <table:table-cell table:style-name="ce46"/>
          <table:table-cell table:style-name="ce96"/>
          <table:table-cell table:style-name="ce191" table:number-columns-repeated="2"/>
          <table:table-cell table:style-name="ce157"/>
          <table:table-cell table:style-name="ce283"/>
          <table:table-cell table:style-name="ce312" office:value-type="string">
            <text:p>typical load profile of a week (in % of the maximum power)</text:p>
          </table:table-cell>
          <table:table-cell table:style-name="ce294" office:value-type="string">
            <text:p>%</text:p>
          </table:table-cell>
          <table:table-cell table:style-name="ce398"/>
          <table:table-cell table:style-name="ce423"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51"/>
          <table:table-cell table:style-name="ce477" table:number-columns-repeated="2"/>
          <table:table-cell table:style-name="ce490" table:formula="oooc:=HLOOKUP([.T$1];[.U$1:.AC$1244];ROW();FALSE())" office:value-type="string" office:string-value="typical load profile of a week (in % of the maximum power)">
            <text:p>typical load profile of a week (in % of the maximum power)</text:p>
          </table:table-cell>
          <table:table-cell table:style-name="ce499" office:value-type="string">
            <text:p>typical load profile of a week (in % of the maximum power)</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398"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1">
            <text:p>271</text:p>
          </table:table-cell>
          <table:table-cell table:style-name="ce46"/>
          <table:table-cell table:style-name="ce96"/>
          <table:table-cell table:style-name="ce191" table:number-columns-repeated="2"/>
          <table:table-cell table:style-name="ce157"/>
          <table:table-cell table:style-name="ce283"/>
          <table:table-cell table:style-name="ce312" office:value-type="string">
            <text:p>typical load profile of a year (in % of the maximum power)</text:p>
          </table:table-cell>
          <table:table-cell table:style-name="ce294" office:value-type="string">
            <text:p>%</text:p>
          </table:table-cell>
          <table:table-cell table:style-name="ce398"/>
          <table:table-cell table:style-name="ce423" office:value-type="string">
            <text:p>----</text:p>
          </table:table-cell>
          <table:table-cell table:style-name="ce49" table:number-columns-repeated="3"/>
          <table:table-cell table:style-name="ce49" office:value-type="string">
            <text:p>x</text:p>
          </table:table-cell>
          <table:table-cell table:style-name="ce49" office:value-type="string">
            <text:p>too much detail for short questionnaire</text:p>
          </table:table-cell>
          <table:table-cell table:style-name="ce451"/>
          <table:table-cell table:style-name="ce477" table:number-columns-repeated="2"/>
          <table:table-cell table:style-name="ce490" table:formula="oooc:=HLOOKUP([.T$1];[.U$1:.AC$1244];ROW();FALSE())" office:value-type="string" office:string-value="typical load profile of a year (in % of the maximum power)">
            <text:p>typical load profile of a year (in % of the maximum power)</text:p>
          </table:table-cell>
          <table:table-cell table:style-name="ce499" office:value-type="string">
            <text:p>typical load profile of a year (in % of the maximum power)</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398"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2">
            <text:p>272</text:p>
          </table:table-cell>
          <table:table-cell table:style-name="ce46"/>
          <table:table-cell table:style-name="ce96"/>
          <table:table-cell table:style-name="ce191" table:number-columns-repeated="2"/>
          <table:table-cell table:style-name="ce157"/>
          <table:table-cell table:style-name="ce283"/>
          <table:table-cell table:style-name="ce312" office:value-type="string">
            <text:p>Specific parameters for cold generation</text:p>
          </table:table-cell>
          <table:table-cell table:style-name="ce294"/>
          <table:table-cell table:style-name="ce398"/>
          <table:table-cell table:style-name="ce423" office:value-type="string">
            <text:p>----</text:p>
          </table:table-cell>
          <table:table-cell table:style-name="ce432" office:value-type="string">
            <text:p>x</text:p>
          </table:table-cell>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Specific parameters for cold generation">
            <text:p>Specific parameters for cold generation</text:p>
          </table:table-cell>
          <table:table-cell table:style-name="ce499" office:value-type="string">
            <text:p>Specific parameters for cold generation</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text:p/>
          </table:table-cell>
          <table:table-cell table:style-name="ce398"/>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73">
            <text:p>273</text:p>
          </table:table-cell>
          <table:table-cell table:style-name="ce46"/>
          <table:table-cell table:style-name="ce96"/>
          <table:table-cell table:style-name="ce177" table:number-columns-repeated="3"/>
          <table:table-cell table:style-name="ce283"/>
          <table:table-cell table:style-name="ce340" office:value-type="string">
            <text:p>Mean ambient temperature and humidity</text:p>
          </table:table-cell>
          <table:table-cell table:style-name="ce294" office:value-type="string">
            <text:p>ºC / %</text:p>
          </table:table-cell>
          <table:table-cell table:style-name="ce398"/>
          <table:table-cell table:style-name="ce423" office:value-type="string">
            <text:p>----</text:p>
          </table:table-cell>
          <table:table-cell table:style-name="ce432" office:value-type="string">
            <text:p>x</text:p>
          </table:table-cell>
          <table:table-cell table:style-name="ce49"/>
          <table:table-cell table:style-name="ce48"/>
          <table:table-cell table:style-name="ce49" table:number-columns-repeated="2"/>
          <table:table-cell table:style-name="ce468" office:value-type="string">
            <text:p>If available, please add monthly values</text:p>
          </table:table-cell>
          <table:table-cell table:style-name="ce477" table:number-columns-repeated="2"/>
          <table:table-cell table:style-name="ce490" table:formula="oooc:=HLOOKUP([.T$1];[.U$1:.AC$1244];ROW();FALSE())" office:value-type="string" office:string-value="Mean ambient temperature and humidity">
            <text:p>Mean ambient temperature and humidity</text:p>
          </table:table-cell>
          <table:table-cell table:style-name="ce507" office:value-type="string">
            <text:p>Mean ambient temperature and humidity</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ºC / %">
            <text:p>ºC / %</text:p>
          </table:table-cell>
          <table:table-cell table:style-name="ce398" office:value-type="string">
            <text:p>ºC /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
          <table:table-cell table:style-name="ce11" office:value-type="float" office:value="274">
            <text:p>274</text:p>
          </table:table-cell>
          <table:table-cell table:style-name="ce56"/>
          <table:table-cell table:style-name="ce62"/>
          <table:table-cell table:style-name="ce192" table:number-columns-repeated="3"/>
          <table:table-cell table:style-name="ce288"/>
          <table:table-cell table:style-name="ce341"/>
          <table:table-cell table:style-name="ce383"/>
          <table:table-cell table:style-name="ce395"/>
          <table:table-cell table:style-name="ce49"/>
          <table:table-cell table:style-name="ce375" table:number-columns-repeated="3"/>
          <table:table-cell table:style-name="ce433"/>
          <table:table-cell table:style-name="ce395"/>
          <table:table-cell table:style-name="ce459"/>
          <table:table-cell table:style-name="ce480" table:number-columns-repeated="2"/>
          <table:table-cell table:style-name="ce490" table:formula="oooc:=HLOOKUP([.T$1];[.U$1:.AC$1244];ROW();FALSE())">
            <text:p/>
          </table:table-cell>
          <table:table-cell table:style-name="ce505"/>
          <table:table-cell table:style-name="ce537" table:number-columns-repeated="8"/>
          <table:table-cell table:style-name="ce480" table:number-columns-repeated="2"/>
          <table:table-cell table:style-name="ce559" table:formula="oooc:=HLOOKUP([.AF$1];[.AG$1:.AO$1242];ROW();FALSE())">
            <text:p/>
          </table:table-cell>
          <table:table-cell table:style-name="ce565" table:number-columns-repeated="9"/>
          <table:table-cell table:style-name="ce480" table:number-columns-repeated="2"/>
          <table:table-cell table:style-name="ce586" table:formula="oooc:=HLOOKUP([.AR$1];[.AS$1:.BA$1242];ROW();FALSE())">
            <text:p/>
          </table:table-cell>
          <table:table-cell table:style-name="ce599"/>
          <table:table-cell table:style-name="ce565" table:number-columns-repeated="8"/>
          <table:table-cell table:style-name="ce480"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1" office:value-type="string">
              <text:p>C5</text:p>
            </table:table-cell>
            <table:table-cell table:style-name="ce93" office:value-type="string">
              <text:p>C501</text:p>
            </table:table-cell>
            <table:table-cell table:style-name="ce193" office:value-type="string">
              <text:p>NEquip</text:p>
            </table:table-cell>
            <table:table-cell table:style-name="ce193"/>
            <table:table-cell table:style-name="ce257"/>
            <table:table-cell table:style-name="ce53" office:value-type="float" office:value="1">
              <text:p>1</text:p>
            </table:table-cell>
            <table:table-cell table:style-name="ce93" office:value-type="string">
              <text:p>Number of supply equipments of each type (boilers, …) / No. of units <text:s/></text:p>
            </table:table-cell>
            <table:table-cell table:style-name="ce56" office:value-type="string">
              <text:p>-</text:p>
            </table:table-cell>
            <table:table-cell table:style-name="ce398"/>
            <table:table-cell table:style-name="ce423"/>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resultado de cálculo C501: número de tipos de equipos diferentes, o sea cuantas columnas esten rellenas, variable name introduced in Draft 0.2</text:p>
            </table:table-cell>
            <table:table-cell table:style-name="ce451"/>
            <table:table-cell table:style-name="ce477" table:number-columns-repeated="2"/>
            <table:table-cell table:style-name="ce490" table:formula="oooc:=HLOOKUP([.T$1];[.U$1:.AC$1244];ROW();FALSE())" office:value-type="string" office:string-value="Number of supply equipments (boilers, …) / No. of units  ">
              <text:p>Number of supply equipments (boilers, …) / No. of units <text:s/></text:p>
            </table:table-cell>
            <table:table-cell table:style-name="ce499" office:value-type="string">
              <text:p>Number of supply equipments (boilers, …) / No. of units <text:s/></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93" office:value-type="string">
              <text:p>USH</text:p>
            </table:table-cell>
            <table:table-cell table:style-name="ce193"/>
            <table:table-cell table:style-name="ce257"/>
            <table:table-cell table:style-name="ce53" office:value-type="float" office:value="1">
              <text:p>1</text:p>
            </table:table-cell>
            <table:table-cell table:style-name="ce93" office:value-type="string">
              <text:p>Useful Supply Heat for industry (total)</text:p>
            </table:table-cell>
            <table:table-cell table:style-name="ce56"/>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table-cell table:style-name="ce499"/>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93" office:value-type="string">
              <text:p>USHj</text:p>
            </table:table-cell>
            <table:table-cell table:style-name="ce193"/>
            <table:table-cell table:style-name="ce257"/>
            <table:table-cell table:style-name="ce53" office:value-type="string">
              <text:p>NEquip </text:p>
            </table:table-cell>
            <table:table-cell table:style-name="ce93" office:value-type="string">
              <text:p>Useful Supply Heat by equipment</text:p>
            </table:table-cell>
            <table:table-cell table:style-name="ce381" office:value-type="string">
              <text:p>MWh / year</text:p>
            </table:table-cell>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formula="oooc:=HLOOKUP([.T$1];[.U$1:.AC$1244];ROW();FALSE())" office:value-type="string" office:string-value="Useful Supply Heat">
              <text:p>Useful Supply Heat</text:p>
            </table:table-cell>
            <table:table-cell table:style-name="ce499" office:value-type="string">
              <text:p>Useful Supply Hea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78">
              <text:p>278</text:p>
            </table:table-cell>
            <table:table-cell table:style-name="ce51"/>
            <table:table-cell table:style-name="ce93"/>
            <table:table-cell table:style-name="ce193" office:value-type="string">
              <text:p>FET</text:p>
            </table:table-cell>
            <table:table-cell table:style-name="ce193"/>
            <table:table-cell table:style-name="ce257"/>
            <table:table-cell table:style-name="ce53" office:value-type="float" office:value="1">
              <text:p>1</text:p>
            </table:table-cell>
            <table:table-cell table:style-name="ce93" office:value-type="string">
              <text:p>Final Energy consumption for Thermal use for industry (total)</text:p>
            </table:table-cell>
            <table:table-cell table:style-name="ce381"/>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table-cell table:style-name="ce499"/>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9">
              <text:p>279</text:p>
            </table:table-cell>
            <table:table-cell table:style-name="ce51"/>
            <table:table-cell table:style-name="ce93" office:value-type="string">
              <text:p>C503</text:p>
            </table:table-cell>
            <table:table-cell table:style-name="ce193" office:value-type="string">
              <text:p>FETj</text:p>
            </table:table-cell>
            <table:table-cell table:style-name="ce193"/>
            <table:table-cell table:style-name="ce257"/>
            <table:table-cell table:style-name="ce53" office:value-type="string">
              <text:p>NEquip </text:p>
            </table:table-cell>
            <table:table-cell table:style-name="ce93" office:value-type="string">
              <text:p>Final energy for thermal use (consumed by each equipment)</text:p>
            </table:table-cell>
            <table:table-cell table:style-name="ce381" office:value-type="string">
              <text:p>MWh / year</text:p>
            </table:table-cell>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formula="oooc:=HLOOKUP([.T$1];[.U$1:.AC$1244];ROW();FALSE())" office:value-type="string" office:string-value="Final energy consumed by the equipment">
              <text:p>Final energy consumed by the equipment</text:p>
            </table:table-cell>
            <table:table-cell table:style-name="ce499" office:value-type="string">
              <text:p>Final energy consumed by the equipmen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93" office:value-type="string">
              <text:p>QHXEqTotal</text:p>
            </table:table-cell>
            <table:table-cell table:style-name="ce193"/>
            <table:table-cell table:style-name="ce257"/>
            <table:table-cell table:style-name="ce53" office:value-type="float" office:value="1">
              <text:p>1</text:p>
            </table:table-cell>
            <table:table-cell table:style-name="ce93" office:value-type="string">
              <text:p>Useful Supply Heat for industry (total)</text:p>
            </table:table-cell>
            <table:table-cell table:style-name="ce56"/>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table-cell table:style-name="ce499"/>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93" office:value-type="string">
              <text:p>QHXEq</text:p>
            </table:table-cell>
            <table:table-cell table:style-name="ce193"/>
            <table:table-cell table:style-name="ce257"/>
            <table:table-cell table:style-name="ce53" office:value-type="string">
              <text:p>NEquip </text:p>
            </table:table-cell>
            <table:table-cell table:style-name="ce93" office:value-type="string">
              <text:p>Waste heat input (equipment)</text:p>
            </table:table-cell>
            <table:table-cell table:style-name="ce381" office:value-type="string">
              <text:p>MWh / year</text:p>
            </table:table-cell>
            <table:table-cell table:style-name="ce398"/>
            <table:table-cell table:style-name="ce423"/>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51"/>
            <table:table-cell table:style-name="ce477" table:number-columns-repeated="2"/>
            <table:table-cell table:style-name="ce490" table:formula="oooc:=HLOOKUP([.T$1];[.U$1:.AC$1244];ROW();FALSE())" office:value-type="string" office:string-value="Useful Supply Heat">
              <text:p>Useful Supply Heat</text:p>
            </table:table-cell>
            <table:table-cell table:style-name="ce499" office:value-type="string">
              <text:p>Useful Supply Hea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80">
              <text:p>280</text:p>
            </table:table-cell>
            <table:table-cell table:style-name="ce62" office:value-type="string">
              <text:p>C5</text:p>
            </table:table-cell>
            <table:table-cell table:style-name="ce93" office:value-type="string">
              <text:p>C504</text:p>
            </table:table-cell>
            <table:table-cell table:style-name="ce193" office:value-type="string">
              <text:p>HGEffAvg</text:p>
            </table:table-cell>
            <table:table-cell table:style-name="ce193"/>
            <table:table-cell table:style-name="ce257"/>
            <table:table-cell table:style-name="ce53" office:value-type="float" office:value="1">
              <text:p>1</text:p>
            </table:table-cell>
            <table:table-cell table:style-name="ce93" office:value-type="string">
              <text:p>Average conversion efficiency from final energy to useful supply heat</text:p>
            </table:table-cell>
            <table:table-cell table:style-name="ce56"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44];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FlowExhaustGas</text:p>
            </table:table-cell>
            <table:table-cell table:style-name="ce172"/>
            <table:table-cell table:style-name="ce259"/>
            <table:table-cell table:style-name="ce53" office:value-type="string">
              <text:p>NEquip </text:p>
            </table:table-cell>
            <table:table-cell table:style-name="ce100" office:value-type="string">
              <text:p>Exhaust gas flow rate</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22];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20];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20];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QExhaustGas </text:p>
            </table:table-cell>
            <table:table-cell table:style-name="ce172"/>
            <table:table-cell table:style-name="ce259"/>
            <table:table-cell table:style-name="ce53" office:value-type="string">
              <text:p>NEquip </text:p>
            </table:table-cell>
            <table:table-cell table:style-name="ce100" office:value-type="string">
              <text:p>Energy content in exhaust gas</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22];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20];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20];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HPerYearEq </text:p>
            </table:table-cell>
            <table:table-cell table:style-name="ce172"/>
            <table:table-cell table:style-name="ce259"/>
            <table:table-cell table:style-name="ce53" office:value-type="string">
              <text:p>NEquip </text:p>
            </table:table-cell>
            <table:table-cell table:style-name="ce100" office:value-type="string">
              <text:p>Yearly operating hours of equipment</text:p>
              <text:p>= HperDayEq*NDaysEq</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22];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20];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20];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6</text:p>
            </table:table-cell>
            <table:table-cell table:style-name="ce172" office:value-type="string">
              <text:p>EqNo</text:p>
            </table:table-cell>
            <table:table-cell table:style-name="ce172"/>
            <table:table-cell table:style-name="ce259"/>
            <table:table-cell table:style-name="ce53" office:value-type="string">
              <text:p>NEquip </text:p>
            </table:table-cell>
            <table:table-cell table:style-name="ce100" office:value-type="string">
              <text:p>Consecutive numbering of equipments in the system</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22];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20];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20];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7</text:p>
            </table:table-cell>
            <table:table-cell table:style-name="ce172" office:value-type="string">
              <text:p>CascadeIndex</text:p>
            </table:table-cell>
            <table:table-cell table:style-name="ce172"/>
            <table:table-cell table:style-name="ce259"/>
            <table:table-cell table:style-name="ce53" office:value-type="string">
              <text:p>NEquip </text:p>
            </table:table-cell>
            <table:table-cell table:style-name="ce100" office:value-type="string">
              <text:p>Index of equipment in heat supply cascade</text:p>
            </table:table-cell>
            <table:table-cell table:style-name="ce53" office:value-type="string">
              <text:p>-</text:p>
            </table:table-cell>
            <table:table-cell table:style-name="ce398"/>
            <table:table-cell table:style-name="ce423"/>
            <table:table-cell table:style-name="ce49"/>
            <table:table-cell table:style-name="ce56" table:number-columns-repeated="2"/>
            <table:table-cell table:style-name="ce49" table:number-columns-repeated="2"/>
            <table:table-cell table:style-name="ce451"/>
            <table:table-cell table:style-name="ce477" table:number-columns-repeated="2"/>
            <table:table-cell table:style-name="ce490" table:formula="oooc:=HLOOKUP([.T$1];[.U$1:.AC$1222];ROW();FALSE())" office:value-type="string" office:string-value="Average conversion efficiency from final energy to useful supply heat">
              <text:p>Average conversion efficiency from final energy to useful supply heat</text:p>
            </table:table-cell>
            <table:table-cell table:style-name="ce499" office:value-type="string">
              <text:p>Average conversion efficiency from final energy to useful supply heat</text:p>
            </table:table-cell>
            <table:table-cell table:style-name="ce536"/>
            <table:table-cell table:style-name="ce549" table:number-columns-repeated="7"/>
            <table:table-cell table:style-name="ce476"/>
            <table:table-cell table:style-name="ce477"/>
            <table:table-cell table:style-name="ce559" table:formula="oooc:=HLOOKUP([.AF$1];[.AG$1:.AO$1220];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20];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13">
          <table:table-cell table:style-name="ce31"/>
          <table:table-cell table:style-name="ce63" office:value-type="string">
            <text:p>5b</text:p>
          </table:table-cell>
          <table:table-cell table:style-name="ce107" office:value-type="float" office:value="550">
            <text:p>550</text:p>
          </table:table-cell>
          <table:table-cell table:style-name="ce194" table:number-columns-repeated="2"/>
          <table:table-cell table:style-name="ce270"/>
          <table:table-cell table:style-name="ce297"/>
          <table:table-cell table:style-name="ce342" office:value-type="string">
            <text:p>Heat recovery </text:p>
          </table:table-cell>
          <table:table-cell table:style-name="ce384"/>
          <table:table-cell table:style-name="ce403" table:number-columns-repeated="2"/>
          <table:table-cell table:style-name="ce365" office:value-type="string">
            <text:p>Eq. 3</text:p>
          </table:table-cell>
          <table:table-cell table:style-name="ce365" office:value-type="string">
            <text:p>Eq. 1</text:p>
          </table:table-cell>
          <table:table-cell table:style-name="ce365" office:value-type="string">
            <text:p>Eq. 3</text:p>
          </table:table-cell>
          <table:table-cell table:style-name="ce365" office:value-type="string">
            <text:p>Eq. 2</text:p>
          </table:table-cell>
          <table:table-cell table:style-name="ce445"/>
          <table:table-cell table:style-name="ce455" office:value-type="string">
            <text:p>please give a short description of the equipment (boilers, heaters, ...)</text:p>
          </table:table-cell>
          <table:table-cell table:style-name="ce474" table:number-columns-repeated="2"/>
          <table:table-cell table:style-name="ce489" table:formula="oooc:=HLOOKUP([.T$1];[.U$1:.AC$1244];ROW();FALSE())" office:value-type="string" office:string-value="Equipment for heat and cold generation">
            <text:p>Equipment for heat and cold generation</text:p>
          </table:table-cell>
          <table:table-cell table:style-name="ce501" office:value-type="string">
            <text:p>Equipment for heat and cold generation</text:p>
          </table:table-cell>
          <table:table-cell table:style-name="ce539"/>
          <table:table-cell table:style-name="ce550" table:number-columns-repeated="7"/>
          <table:table-cell table:style-name="ce474" table:number-columns-repeated="2"/>
          <table:table-cell table:style-name="ce558" table:formula="oooc:=HLOOKUP([.AF$1];[.AG$1:.AO$1242];ROW();FALSE())" office:value-type="string" office:string-value="Notes:">
            <text:p>Notes:</text:p>
          </table:table-cell>
          <table:table-cell table:style-name="ce566" office:value-type="string">
            <text:p>Notes:</text:p>
          </table:table-cell>
          <table:table-cell table:style-name="ce566"/>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table-cell table:number-columns-repeated="3"/>
        </table:table-row>
        <table:table-row table:style-name="ro13">
          <table:table-cell/>
          <table:table-cell table:style-name="ce64" office:value-type="string">
            <text:p>5b.1</text:p>
          </table:table-cell>
          <table:table-cell table:style-name="ce84" office:value-type="float" office:value="550">
            <text:p>550</text:p>
          </table:table-cell>
          <table:table-cell table:style-name="ce195" table:number-columns-repeated="2"/>
          <table:table-cell table:style-name="ce173"/>
          <table:table-cell table:style-name="ce282"/>
          <table:table-cell table:style-name="ce343" office:value-type="string">
            <text:p>heat exchangers</text:p>
          </table:table-cell>
          <table:table-cell table:style-name="ce365"/>
          <table:table-cell table:style-name="ce403" table:number-columns-repeated="2"/>
          <table:table-cell table:style-name="ce365" office:value-type="string">
            <text:p>Eq. 3</text:p>
          </table:table-cell>
          <table:table-cell table:style-name="ce365" office:value-type="string">
            <text:p>Eq. 1</text:p>
          </table:table-cell>
          <table:table-cell table:style-name="ce365" office:value-type="string">
            <text:p>Eq. 3</text:p>
          </table:table-cell>
          <table:table-cell table:style-name="ce365" office:value-type="string">
            <text:p>Eq. 2</text:p>
          </table:table-cell>
          <table:table-cell table:style-name="ce445"/>
          <table:table-cell table:style-name="ce455" office:value-type="string">
            <text:p>please give a short description of the equipment (boilers, heaters, ...)</text:p>
          </table:table-cell>
          <table:table-cell table:style-name="ce474" table:number-columns-repeated="2"/>
          <table:table-cell table:style-name="ce489" table:formula="oooc:=HLOOKUP([.T$1];[.U$1:.AC$1244];ROW();FALSE())" office:value-type="string" office:string-value="Equipment for heat and cold generation">
            <text:p>Equipment for heat and cold generation</text:p>
          </table:table-cell>
          <table:table-cell table:style-name="ce501" office:value-type="string">
            <text:p>Equipment for heat and cold generation</text:p>
          </table:table-cell>
          <table:table-cell table:style-name="ce539"/>
          <table:table-cell table:style-name="ce550" table:number-columns-repeated="7"/>
          <table:table-cell table:style-name="ce474" table:number-columns-repeated="2"/>
          <table:table-cell table:style-name="ce558" table:formula="oooc:=HLOOKUP([.AF$1];[.AG$1:.AO$1242];ROW();FALSE())" office:value-type="string" office:string-value="Notes:">
            <text:p>Notes:</text:p>
          </table:table-cell>
          <table:table-cell table:style-name="ce566" office:value-type="string">
            <text:p>Notes:</text:p>
          </table:table-cell>
          <table:table-cell table:style-name="ce566"/>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table-cell table:number-columns-repeated="3"/>
        </table:table-row>
        <table:table-row table:style-name="ro6">
          <table:table-cell table:style-name="ce11"/>
          <table:table-cell table:style-name="ce46"/>
          <table:table-cell table:style-name="ce89" office:value-type="float" office:value="551">
            <text:p>551</text:p>
          </table:table-cell>
          <table:table-cell table:style-name="ce108" office:value-type="string">
            <text:p>HXName</text:p>
          </table:table-cell>
          <table:table-cell table:style-name="ce108"/>
          <table:table-cell table:style-name="ce155"/>
          <table:table-cell table:style-name="ce287" office:value-type="string">
            <text:p>NHX</text:p>
          </table:table-cell>
          <table:table-cell table:style-name="ce99" office:value-type="string">
            <text:p>Short name of heat exchanger</text:p>
          </table:table-cell>
          <table:table-cell table:style-name="ce374" office:value-type="string">
            <text:p>-</text:p>
          </table:table-cell>
          <table:table-cell table:style-name="ce394" office:value-type="string">
            <text:p>X</text:p>
          </table:table-cell>
          <table:table-cell table:style-name="ce49" office:value-type="string">
            <text:p>X</text:p>
          </table:table-cell>
          <table:table-cell table:style-name="ce430" table:number-columns-repeated="3"/>
          <table:table-cell table:style-name="ce433"/>
          <table:table-cell table:style-name="ce395" office:value-type="string">
            <text:p>Rearrange the order of parameters in the whole block</text:p>
          </table:table-cell>
          <table:table-cell table:style-name="ce459"/>
          <table:table-cell table:style-name="ce476" table:number-columns-repeated="2"/>
          <table:table-cell table:style-name="ce490" table:formula="oooc:=HLOOKUP([.T$1];[.U$1:.AC$1244];ROW();FALSE())" office:value-type="string" office:string-value="Short name of equipment">
            <text:p>Short name of equipment</text:p>
          </table:table-cell>
          <table:table-cell table:style-name="ce502" office:value-type="string">
            <text:p>Short name of equipment</text:p>
          </table:table-cell>
          <table:table-cell table:style-name="ce536" office:value-type="string">
            <text:p>Nom abreviat de l'equipament</text:p>
          </table:table-cell>
          <table:table-cell table:style-name="ce549" table:number-columns-repeated="7"/>
          <table:table-cell table:style-name="ce476" table:number-columns-repeated="2"/>
          <table:table-cell table:style-name="ce559" table:formula="oooc:=HLOOKUP([.AF$1];[.AG$1:.AO$1242];ROW();FALSE())" office:value-type="string" office:string-value="Give some brief name of the equipments to identify them in the reports">
            <text:p>Give some brief name of the equipments to identify them in the reports</text:p>
          </table:table-cell>
          <table:table-cell table:style-name="ce534" office:value-type="string">
            <text:p>Give some brief name of the equipments to identify them in the reports</text:p>
          </table:table-cell>
          <table:table-cell table:style-name="ce534" office:value-type="string">
            <text:p>Doni un nom abreviat als equipaments per identificar-los als informes</text:p>
          </table:table-cell>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0"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table:table-cell table:style-name="ce46"/>
          <table:table-cell table:style-name="ce89" table:formula="oooc:=[.C339]+1" office:value-type="float" office:value="552">
            <text:p>552</text:p>
          </table:table-cell>
          <table:table-cell table:style-name="ce108" office:value-type="string">
            <text:p>HXType</text:p>
          </table:table-cell>
          <table:table-cell table:style-name="ce108"/>
          <table:table-cell table:style-name="ce155"/>
          <table:table-cell table:style-name="ce287" office:value-type="string">
            <text:p>NHX</text:p>
          </table:table-cell>
          <table:table-cell table:style-name="ce99" office:value-type="string">
            <text:p>Heat exchanger type</text:p>
          </table:table-cell>
          <table:table-cell table:style-name="ce374" office:value-type="string">
            <text:p>-</text:p>
          </table:table-cell>
          <table:table-cell table:style-name="ce394" office:value-type="string">
            <text:p>X</text:p>
          </table:table-cell>
          <table:table-cell table:style-name="ce49" office:value-type="string">
            <text:p>X</text:p>
          </table:table-cell>
          <table:table-cell table:number-columns-repeated="2" table:style-name="ce430" office:value-type="string">
            <text:p>x</text:p>
          </table:table-cell>
          <table:table-cell table:style-name="ce430" office:value-type="string">
            <text:p>?</text:p>
          </table:table-cell>
          <table:table-cell table:style-name="ce433" office:value-type="string">
            <text:p>x</text:p>
          </table:table-cell>
          <table:table-cell table:style-name="ce395"/>
          <table:table-cell table:style-name="ce459"/>
          <table:table-cell table:style-name="ce476" table:number-columns-repeated="2"/>
          <table:table-cell table:style-name="ce490" table:formula="oooc:=HLOOKUP([.T$1];[.U$1:.AC$1244];ROW();FALSE())" office:value-type="string" office:string-value="Manufacturer">
            <text:p>Manufacturer</text:p>
          </table:table-cell>
          <table:table-cell table:style-name="ce502" office:value-type="string">
            <text:p>Manufacturer</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Attach the technical data if available">
            <text:p>Attach the technical data if available</text:p>
          </table:table-cell>
          <table:table-cell table:style-name="ce534" office:value-type="string">
            <text:p>Attach the technical data if available</text:p>
          </table:table-cell>
          <table:table-cell table:style-name="ce534" office:value-type="string">
            <text:p>Si es troba disponible, adjuntar les dades tècniques</text:p>
          </table:table-cell>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0"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table:table-cell table:style-name="ce46"/>
          <table:table-cell table:style-name="ce89" table:formula="oooc:=[.C340]+1" office:value-type="float" office:value="553">
            <text:p>553</text:p>
          </table:table-cell>
          <table:table-cell table:style-name="ce108" office:value-type="string">
            <text:p>QdotHX</text:p>
          </table:table-cell>
          <table:table-cell table:style-name="ce108"/>
          <table:table-cell table:style-name="ce155"/>
          <table:table-cell table:style-name="ce287" office:value-type="string">
            <text:p>NHX</text:p>
          </table:table-cell>
          <table:table-cell table:style-name="ce99" office:value-type="string">
            <text:p>Heat transfer rate</text:p>
          </table:table-cell>
          <table:table-cell table:style-name="ce374" office:value-type="string">
            <text:p>kW</text:p>
          </table:table-cell>
          <table:table-cell table:style-name="ce394" office:value-type="string">
            <text:p>X</text:p>
          </table:table-cell>
          <table:table-cell table:style-name="ce49" office:value-type="string">
            <text:p>X</text:p>
          </table:table-cell>
          <table:table-cell table:number-columns-repeated="2" table:style-name="ce430" office:value-type="string">
            <text:p>x</text:p>
          </table:table-cell>
          <table:table-cell table:style-name="ce430" office:value-type="string">
            <text:p>?</text:p>
          </table:table-cell>
          <table:table-cell table:style-name="ce433" office:value-type="string">
            <text:p>x</text:p>
          </table:table-cell>
          <table:table-cell table:style-name="ce395"/>
          <table:table-cell table:style-name="ce459"/>
          <table:table-cell table:style-name="ce476" table:number-columns-repeated="2"/>
          <table:table-cell table:style-name="ce490" table:formula="oooc:=HLOOKUP([.T$1];[.U$1:.AC$1244];ROW();FALSE())" office:value-type="string" office:string-value="Year of  manufacturing or/and installation?">
            <text:p>Year of <text:s/>manufacturing or/and installation?</text:p>
          </table:table-cell>
          <table:table-cell table:style-name="ce502" office:value-type="string">
            <text:p>Year of <text:s/><text:span text:style-name="T13">manufacturing </text:span><text:span text:style-name="T13">or/and installation?</text:spa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0"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1]+1" office:value-type="float" office:value="554">
            <text:p>554</text:p>
          </table:table-cell>
          <table:table-cell table:style-name="ce108" office:value-type="string">
            <text:p>HXLMTD</text:p>
          </table:table-cell>
          <table:table-cell table:style-name="ce108"/>
          <table:table-cell table:style-name="ce155"/>
          <table:table-cell table:style-name="ce287" office:value-type="string">
            <text:p>NHX</text:p>
          </table:table-cell>
          <table:table-cell table:style-name="ce99" office:value-type="string">
            <text:p>Log. Mean Temperature Diff. (LMTD)</text:p>
          </table:table-cell>
          <table:table-cell table:style-name="ce374" office:value-type="string">
            <text:p>K</text:p>
          </table:table-cell>
          <table:table-cell table:style-name="ce394" office:value-type="string">
            <text:p>X</text:p>
          </table:table-cell>
          <table:table-cell table:style-name="ce49" office:value-type="string">
            <text:p>X</text:p>
          </table:table-cell>
          <table:table-cell table:number-columns-repeated="2" table:style-name="ce430" office:value-type="string">
            <text:p>x</text:p>
          </table:table-cell>
          <table:table-cell table:style-name="ce430" office:value-type="string">
            <text:p>?</text:p>
          </table:table-cell>
          <table:table-cell table:style-name="ce433" office:value-type="string">
            <text:p>x</text:p>
          </table:table-cell>
          <table:table-cell table:style-name="ce395"/>
          <table:table-cell table:style-name="ce459"/>
          <table:table-cell table:style-name="ce476" table:number-columns-repeated="2"/>
          <table:table-cell table:style-name="ce490" table:formula="oooc:=HLOOKUP([.T$1];[.U$1:.AC$1244];ROW();FALSE())" office:value-type="string" office:string-value="Model">
            <text:p>Model</text:p>
          </table:table-cell>
          <table:table-cell table:style-name="ce502" office:value-type="string">
            <text:p>Mode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600"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2]+1" office:value-type="float" office:value="555">
            <text:p>555</text:p>
          </table:table-cell>
          <table:table-cell table:style-name="ce108" office:value-type="string">
            <text:p>QHX</text:p>
          </table:table-cell>
          <table:table-cell table:style-name="ce108"/>
          <table:table-cell table:style-name="ce155"/>
          <table:table-cell table:style-name="ce287" office:value-type="string">
            <text:p>NHX</text:p>
          </table:table-cell>
          <table:table-cell table:style-name="ce99" office:value-type="string">
            <text:p>Total heat transfered</text:p>
          </table:table-cell>
          <table:table-cell table:style-name="ce374" office:value-type="string">
            <text:p>MWh</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3]+1" office:value-type="float" office:value="556">
            <text:p>556</text:p>
          </table:table-cell>
          <table:table-cell table:style-name="ce108" office:value-type="string">
            <text:p>HXSourceInlet</text:p>
          </table:table-cell>
          <table:table-cell table:style-name="ce108"/>
          <table:table-cell table:style-name="ce155"/>
          <table:table-cell table:style-name="ce287" office:value-type="string">
            <text:p>NHX</text:p>
          </table:table-cell>
          <table:table-cell table:style-name="ce99" office:value-type="string">
            <text:p>Heat source (process [+outflow no.], equipment, ...)</text:p>
          </table:table-cell>
          <table:table-cell table:style-name="ce374" office:value-type="string">
            <text:p>-</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4]+1" office:value-type="float" office:value="557">
            <text:p>557</text:p>
          </table:table-cell>
          <table:table-cell table:style-name="ce108" office:value-type="string">
            <text:p>HXTSourceInlet</text:p>
          </table:table-cell>
          <table:table-cell table:style-name="ce108"/>
          <table:table-cell table:style-name="ce155"/>
          <table:table-cell table:style-name="ce287" office:value-type="string">
            <text:p>NHX</text:p>
          </table:table-cell>
          <table:table-cell table:style-name="ce99" office:value-type="string">
            <text:p>Inlet temperature (source)</text:p>
          </table:table-cell>
          <table:table-cell table:style-name="ce374" office:value-type="string">
            <text:p>ºC</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5]+1" office:value-type="float" office:value="558">
            <text:p>558</text:p>
          </table:table-cell>
          <table:table-cell table:style-name="ce108" office:value-type="string">
            <text:p>HXhSourceInlet <text:s/></text:p>
          </table:table-cell>
          <table:table-cell table:style-name="ce108"/>
          <table:table-cell table:style-name="ce155"/>
          <table:table-cell table:style-name="ce287" office:value-type="string">
            <text:p>NHX</text:p>
          </table:table-cell>
          <table:table-cell table:style-name="ce99" office:value-type="string">
            <text:p>Inlet specific enthalpy (source)</text:p>
          </table:table-cell>
          <table:table-cell table:style-name="ce374" office:value-type="string">
            <text:p>kJ/kg</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6]+1" office:value-type="float" office:value="559">
            <text:p>559</text:p>
          </table:table-cell>
          <table:table-cell table:style-name="ce108" office:value-type="string">
            <text:p>HXTSourceOutlet</text:p>
          </table:table-cell>
          <table:table-cell table:style-name="ce108"/>
          <table:table-cell table:style-name="ce155"/>
          <table:table-cell table:style-name="ce287" office:value-type="string">
            <text:p>NHX</text:p>
          </table:table-cell>
          <table:table-cell table:style-name="ce99" office:value-type="string">
            <text:p>Outlet temperature (source)</text:p>
          </table:table-cell>
          <table:table-cell table:style-name="ce374" office:value-type="string">
            <text:p>ºC</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7]+1" office:value-type="float" office:value="560">
            <text:p>560</text:p>
          </table:table-cell>
          <table:table-cell table:style-name="ce108" office:value-type="string">
            <text:p>HXhSourceOutlet <text:s text:c="3"/></text:p>
          </table:table-cell>
          <table:table-cell table:style-name="ce108"/>
          <table:table-cell table:style-name="ce155"/>
          <table:table-cell table:style-name="ce287" office:value-type="string">
            <text:p>NHX</text:p>
          </table:table-cell>
          <table:table-cell table:style-name="ce99" office:value-type="string">
            <text:p>Outlet specific enthalpy (source)</text:p>
          </table:table-cell>
          <table:table-cell table:style-name="ce374" office:value-type="string">
            <text:p>kJ/kg</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8]+1" office:value-type="float" office:value="561">
            <text:p>561</text:p>
          </table:table-cell>
          <table:table-cell table:style-name="ce108" office:value-type="string">
            <text:p>HXSink</text:p>
          </table:table-cell>
          <table:table-cell table:style-name="ce108"/>
          <table:table-cell table:style-name="ce155"/>
          <table:table-cell table:style-name="ce287" office:value-type="string">
            <text:p>NHX</text:p>
          </table:table-cell>
          <table:table-cell table:style-name="ce99" office:value-type="string">
            <text:p>Heat sink (process, pipe/duct)</text:p>
          </table:table-cell>
          <table:table-cell table:style-name="ce374" office:value-type="string">
            <text:p>-</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table:table-cell table:style-name="ce46"/>
          <table:table-cell table:style-name="ce89" table:formula="oooc:=[.C349]+1" office:value-type="float" office:value="562">
            <text:p>562</text:p>
          </table:table-cell>
          <table:table-cell table:style-name="ce108" office:value-type="string">
            <text:p>HXTSinkInlet</text:p>
          </table:table-cell>
          <table:table-cell table:style-name="ce108"/>
          <table:table-cell table:style-name="ce155"/>
          <table:table-cell table:style-name="ce287" office:value-type="string">
            <text:p>NHX</text:p>
          </table:table-cell>
          <table:table-cell table:style-name="ce99" office:value-type="string">
            <text:p>Inlet temperature (sink)</text:p>
          </table:table-cell>
          <table:table-cell table:style-name="ce374" office:value-type="string">
            <text:p>ºC</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0]+1" office:value-type="float" office:value="563">
            <text:p>563</text:p>
          </table:table-cell>
          <table:table-cell table:style-name="ce108" office:value-type="string">
            <text:p>HXTSinkOutlet</text:p>
          </table:table-cell>
          <table:table-cell table:style-name="ce108"/>
          <table:table-cell table:style-name="ce155"/>
          <table:table-cell table:style-name="ce287" office:value-type="string">
            <text:p>NHX</text:p>
          </table:table-cell>
          <table:table-cell table:style-name="ce99" office:value-type="string">
            <text:p>Outlet temperature (sink)</text:p>
          </table:table-cell>
          <table:table-cell table:style-name="ce374" office:value-type="string">
            <text:p>ºC</text:p>
          </table:table-cell>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13">
          <table:table-cell/>
          <table:table-cell table:style-name="ce64" office:value-type="string">
            <text:p>5b.2</text:p>
          </table:table-cell>
          <table:table-cell table:style-name="ce84" office:value-type="float" office:value="570">
            <text:p>570</text:p>
          </table:table-cell>
          <table:table-cell table:style-name="ce195" table:number-columns-repeated="2"/>
          <table:table-cell table:style-name="ce173"/>
          <table:table-cell table:style-name="ce282" office:value-type="float" office:value="9.2">
            <text:p>9,2</text:p>
          </table:table-cell>
          <table:table-cell table:style-name="ce343" office:value-type="string">
            <text:p>waste heat from electrical equipment</text:p>
          </table:table-cell>
          <table:table-cell table:style-name="ce365"/>
          <table:table-cell table:number-columns-repeated="2" table:style-name="ce403" office:value-type="string">
            <text:p>X</text:p>
          </table:table-cell>
          <table:table-cell table:style-name="ce365" table:number-columns-repeated="4"/>
          <table:table-cell table:style-name="ce445"/>
          <table:table-cell table:style-name="ce455"/>
          <table:table-cell table:style-name="ce474" table:number-columns-repeated="2"/>
          <table:table-cell table:style-name="ce489" table:formula="oooc:=HLOOKUP([.T$1];[.U$1:.AC$1244];ROW();FALSE())" office:value-type="string" office:string-value="Biomass">
            <text:p>Biomass</text:p>
          </table:table-cell>
          <table:table-cell table:style-name="ce501" office:value-type="string">
            <text:p>Biomass</text:p>
          </table:table-cell>
          <table:table-cell table:style-name="ce539"/>
          <table:table-cell table:style-name="ce550" table:number-columns-repeated="7"/>
          <table:table-cell table:style-name="ce474"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table-cell table:number-columns-repeated="3"/>
        </table:table-row>
        <table:table-row table:style-name="ro28">
          <table:table-cell table:style-name="ce11"/>
          <table:table-cell table:style-name="ce46"/>
          <table:table-cell table:style-name="ce89" table:formula="oooc:=[.C353]+1" office:value-type="float" office:value="571">
            <text:p>571</text:p>
          </table:table-cell>
          <table:table-cell table:style-name="ce108" office:value-type="string">
            <text:p>WHEEName</text:p>
          </table:table-cell>
          <table:table-cell table:style-name="ce108"/>
          <table:table-cell table:style-name="ce155"/>
          <table:table-cell table:style-name="ce287"/>
          <table:table-cell table:style-name="ce99" office:value-type="string">
            <text:p>Short name of electrical equipment</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4]+1" office:value-type="float" office:value="572">
            <text:p>572</text:p>
          </table:table-cell>
          <table:table-cell table:style-name="ce108" office:value-type="string">
            <text:p>WHEEEqType</text:p>
          </table:table-cell>
          <table:table-cell table:style-name="ce108"/>
          <table:table-cell table:style-name="ce155"/>
          <table:table-cell table:style-name="ce287"/>
          <table:table-cell table:style-name="ce99" office:value-type="string">
            <text:p>Equipment type</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5]+1" office:value-type="float" office:value="573">
            <text:p>573</text:p>
          </table:table-cell>
          <table:table-cell table:style-name="ce108" office:value-type="string">
            <text:p>WHEEWasteHeatType</text:p>
          </table:table-cell>
          <table:table-cell table:style-name="ce108"/>
          <table:table-cell table:style-name="ce155"/>
          <table:table-cell table:style-name="ce287"/>
          <table:table-cell table:style-name="ce99" office:value-type="string">
            <text:p>Waste heat type</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6]+1" office:value-type="float" office:value="574">
            <text:p>574</text:p>
          </table:table-cell>
          <table:table-cell table:style-name="ce108" office:value-type="string">
            <text:p>QWHEE</text:p>
          </table:table-cell>
          <table:table-cell table:style-name="ce108"/>
          <table:table-cell table:style-name="ce155"/>
          <table:table-cell table:style-name="ce287"/>
          <table:table-cell table:style-name="ce99" office:value-type="string">
            <text:p>Available waste heat</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7]+1" office:value-type="float" office:value="575">
            <text:p>575</text:p>
          </table:table-cell>
          <table:table-cell table:style-name="ce108" office:value-type="string">
            <text:p>WHEEMedium</text:p>
          </table:table-cell>
          <table:table-cell table:style-name="ce108"/>
          <table:table-cell table:style-name="ce155"/>
          <table:table-cell table:style-name="ce287"/>
          <table:table-cell table:style-name="ce99" office:value-type="string">
            <text:p>Medium</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8]+1" office:value-type="float" office:value="576">
            <text:p>576</text:p>
          </table:table-cell>
          <table:table-cell table:style-name="ce108" office:value-type="string">
            <text:p>WHEEFlow</text:p>
          </table:table-cell>
          <table:table-cell table:style-name="ce108"/>
          <table:table-cell table:style-name="ce155"/>
          <table:table-cell table:style-name="ce287"/>
          <table:table-cell table:style-name="ce99" office:value-type="string">
            <text:p>Flow rate</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59]+1" office:value-type="float" office:value="577">
            <text:p>577</text:p>
          </table:table-cell>
          <table:table-cell table:style-name="ce108" office:value-type="string">
            <text:p>WHEETOutlet</text:p>
          </table:table-cell>
          <table:table-cell table:style-name="ce108"/>
          <table:table-cell table:style-name="ce155"/>
          <table:table-cell table:style-name="ce287"/>
          <table:table-cell table:style-name="ce99" office:value-type="string">
            <text:p>waste heat temperature</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60]+1" office:value-type="float" office:value="578">
            <text:p>578</text:p>
          </table:table-cell>
          <table:table-cell table:style-name="ce108" office:value-type="string">
            <text:p>WHEEPresentUse</text:p>
          </table:table-cell>
          <table:table-cell table:style-name="ce108"/>
          <table:table-cell table:style-name="ce155"/>
          <table:table-cell table:style-name="ce287"/>
          <table:table-cell table:style-name="ce99" office:value-type="string">
            <text:p>present use of waste heat</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108" office:value-type="string">
            <text:p>text</text:p>
          </table:table-cell>
          <table:table-cell table:style-name="ce108" office:value-type="string">
            <text:p>'----</text:p>
          </table:table-cell>
          <table:table-cell table:style-name="ce108"/>
          <table:table-cell table:style-name="ce155"/>
          <table:table-cell table:style-name="ce287"/>
          <table:table-cell table:style-name="ce344" office:value-type="string">
            <text:p>Schedule</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61]+1" office:value-type="float" office:value="579">
            <text:p>579</text:p>
          </table:table-cell>
          <table:table-cell table:style-name="ce108" office:value-type="string">
            <text:p>HPerDayWHEE </text:p>
          </table:table-cell>
          <table:table-cell table:style-name="ce108"/>
          <table:table-cell table:style-name="ce155"/>
          <table:table-cell table:style-name="ce287"/>
          <table:table-cell table:style-name="ce99" office:value-type="string">
            <text:p>hours of <text:s/>operation per day</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63]+1" office:value-type="float" office:value="580">
            <text:p>580</text:p>
          </table:table-cell>
          <table:table-cell table:style-name="ce108" office:value-type="string">
            <text:p>NBatchWHEE </text:p>
          </table:table-cell>
          <table:table-cell table:style-name="ce108"/>
          <table:table-cell table:style-name="ce155"/>
          <table:table-cell table:style-name="ce287"/>
          <table:table-cell table:style-name="ce99" office:value-type="string">
            <text:p>number of batches per day</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64]+1" office:value-type="float" office:value="581">
            <text:p>581</text:p>
          </table:table-cell>
          <table:table-cell table:style-name="ce108" office:value-type="string">
            <text:p>HBatchWHEE </text:p>
          </table:table-cell>
          <table:table-cell table:style-name="ce108"/>
          <table:table-cell table:style-name="ce155"/>
          <table:table-cell table:style-name="ce287"/>
          <table:table-cell table:style-name="ce99" office:value-type="string">
            <text:p>duration of 1 batch</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28">
          <table:table-cell table:style-name="ce11"/>
          <table:table-cell table:style-name="ce46"/>
          <table:table-cell table:style-name="ce89" table:formula="oooc:=[.C365]+1" office:value-type="float" office:value="582">
            <text:p>582</text:p>
          </table:table-cell>
          <table:table-cell table:style-name="ce108" office:value-type="string">
            <text:p>NDaysWHEE </text:p>
          </table:table-cell>
          <table:table-cell table:style-name="ce108"/>
          <table:table-cell table:style-name="ce155"/>
          <table:table-cell table:style-name="ce287"/>
          <table:table-cell table:style-name="ce99" office:value-type="string">
            <text:p>days of process operation per year</text:p>
          </table:table-cell>
          <table:table-cell table:style-name="ce374"/>
          <table:table-cell table:style-name="ce394"/>
          <table:table-cell table:style-name="ce49"/>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600"/>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6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9">
          <table:table-cell office:value-type="float" office:value="282">
            <text:p>282</text:p>
          </table:table-cell>
          <table:table-cell table:style-name="ce43" office:value-type="float" office:value="6">
            <text:p>6</text:p>
          </table:table-cell>
          <table:table-cell table:style-name="ce84" office:value-type="float" office:value="600">
            <text:p>600</text:p>
          </table:table-cell>
          <table:table-cell table:style-name="ce196" table:number-columns-repeated="2"/>
          <table:table-cell table:style-name="ce138"/>
          <table:table-cell table:style-name="ce282"/>
          <table:table-cell table:style-name="ce315" office:value-type="string">
            <text:p>Distribution of heat/cold</text:p>
          </table:table-cell>
          <table:table-cell table:style-name="ce365"/>
          <table:table-cell table:style-name="ce399"/>
          <table:table-cell table:style-name="ce401"/>
          <table:table-cell table:style-name="ce399"/>
          <table:table-cell table:style-name="ce293" office:value-type="string">
            <text:p>added this new title</text:p>
          </table:table-cell>
          <table:table-cell table:style-name="ce399" table:number-columns-repeated="3"/>
          <table:table-cell table:style-name="ce460"/>
          <table:table-cell table:number-columns-repeated="2"/>
          <table:table-cell table:style-name="ce489" table:formula="oooc:=HLOOKUP([.T$1];[.U$1:.AC$1244];ROW();FALSE())" office:value-type="string" office:string-value="Distribution of heat/cold">
            <text:p>Distribution of heat/cold</text:p>
          </table:table-cell>
          <table:table-cell table:style-name="ce501" office:value-type="string">
            <text:p>Distribution of heat/cold</text:p>
          </table:table-cell>
          <table:table-cell table:style-name="ce539" office:value-type="string">
            <text:p>Distribució de calor/fred</text:p>
          </table:table-cell>
          <table:table-cell table:style-name="ce550" table:number-columns-repeated="7"/>
          <table:table-cell table:style-name="ce473"/>
          <table:table-cell/>
          <table:table-cell table:style-name="ce558" table:formula="oooc:=HLOOKUP([.AF$1];[.AG$1:.AO$1242];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66" office:value-type="string">
            <text:p>Attach a simplified scheme of the hydraulic system of processing and distribution of heat/cold</text:p>
          </table:table-cell>
          <table:table-cell table:style-name="ce574" office:value-type="string">
            <text:p>Adjuntar un esquema hidraúlic simplificat del sistema de producció i distribució de calor/fred</text:p>
          </table:table-cell>
          <table:table-cell table:style-name="ce580"/>
          <table:table-cell table:style-name="ce578" table:number-columns-repeated="6"/>
          <table:table-cell table:style-name="ce473"/>
          <table:table-cell/>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7">
          <table:table-cell table:style-name="ce30" office:value-type="float" office:value="283">
            <text:p>283</text:p>
          </table:table-cell>
          <table:table-cell table:style-name="ce55"/>
          <table:table-cell table:style-name="ce100" table:formula="oooc:=[.C368]+1" office:value-type="float" office:value="601">
            <text:p>601</text:p>
          </table:table-cell>
          <table:table-cell table:style-name="ce197" office:value-type="string">
            <text:p>PipeDuct</text:p>
          </table:table-cell>
          <table:table-cell table:style-name="ce248"/>
          <table:table-cell table:style-name="ce269"/>
          <table:table-cell table:style-name="ce53" office:value-type="string">
            <text:p>Nbranch</text:p>
          </table:table-cell>
          <table:table-cell table:style-name="ce99" office:value-type="string">
            <text:p>Name of the branch / distribution system</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40"/>
          <table:table-cell table:style-name="ce49"/>
          <table:table-cell table:style-name="ce49" office:value-type="string">
            <text:p>adding a description of the distribution system is needed where piping losses are important</text:p>
          </table:table-cell>
          <table:table-cell table:style-name="ce451"/>
          <table:table-cell table:style-name="ce477" table:number-columns-repeated="2"/>
          <table:table-cell table:style-name="ce490" table:formula="oooc:=HLOOKUP([.T$1];[.U$1:.AC$1244];ROW();FALSE())" office:value-type="string" office:string-value="name of the branch / distribution system">
            <text:p>name of the branch / distribution system</text:p>
          </table:table-cell>
          <table:table-cell table:style-name="ce502" office:value-type="string">
            <text:p>name of the branch / distribution system</text:p>
          </table:table-cell>
          <table:table-cell table:style-name="ce540" office:value-type="string">
            <text:p>Nom de la conducció / sistema de distribució</text:p>
          </table:table-cell>
          <table:table-cell table:style-name="ce549" table:number-columns-repeated="7"/>
          <table:table-cell table:style-name="ce476"/>
          <table:table-cell table:style-name="ce477"/>
          <table:table-cell table:style-name="ce559" table:formula="oooc:=HLOOKUP([.AF$1];[.AG$1:.AO$1242];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34" office:value-type="string">
            <text:p>Give some brief name or number of the distribution tube consistent with the hydraulic scheme </text:p>
          </table:table-cell>
          <table:table-cell table:style-name="ce574" office:value-type="string">
            <text:p>Donar un nom abreviat o un número a la canodada de distribució consistent amb l'esquema hidràulic</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84">
            <text:p>284</text:p>
          </table:table-cell>
          <table:table-cell table:style-name="ce47"/>
          <table:table-cell table:style-name="ce99" table:formula="oooc:=[.C369]+1" office:value-type="float" office:value="602">
            <text:p>602</text:p>
          </table:table-cell>
          <table:table-cell table:style-name="ce198" office:value-type="string">
            <text:p>HeatFromEquipNo</text:p>
          </table:table-cell>
          <table:table-cell table:style-name="ce198"/>
          <table:table-cell table:style-name="ce143"/>
          <table:table-cell table:style-name="ce286" office:value-type="string">
            <text:p>Nbranch</text:p>
          </table:table-cell>
          <table:table-cell table:style-name="ce99" office:value-type="string">
            <text:p>Heat or cold supply comes from equipment(s) no.:</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40"/>
          <table:table-cell table:style-name="ce49"/>
          <table:table-cell table:style-name="ce49" office:value-type="string">
            <text:p>This is redundant for the last line in Generation H/C. To think if we will permit redundancy or eliminate it. 18/12/2007, Stoyan</text:p>
          </table:table-cell>
          <table:table-cell table:style-name="ce451" office:value-type="string">
            <text:p>specify which equipment delivers heat or cold to this distribution system</text:p>
          </table:table-cell>
          <table:table-cell table:style-name="ce477" table:number-columns-repeated="2"/>
          <table:table-cell table:style-name="ce490" table:formula="oooc:=HLOOKUP([.T$1];[.U$1:.AC$1244];ROW();FALSE())" office:value-type="string" office:string-value="heat or cold supply comes from equipment(s) No.:">
            <text:p>heat or cold supply comes from equipment(s) No.:</text:p>
          </table:table-cell>
          <table:table-cell table:style-name="ce502" office:value-type="string">
            <text:p>heat or cold supply comes from equipment(s) No.:</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table-cell table:style-name="ce574"/>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85">
            <text:p>285</text:p>
          </table:table-cell>
          <table:table-cell table:style-name="ce47"/>
          <table:table-cell table:style-name="ce99" table:formula="oooc:=[.C370]+1" office:value-type="float" office:value="603">
            <text:p>603</text:p>
          </table:table-cell>
          <table:table-cell table:style-name="ce198" office:value-type="string">
            <text:p>HeatDistMedium</text:p>
          </table:table-cell>
          <table:table-cell table:style-name="ce198"/>
          <table:table-cell table:style-name="ce143"/>
          <table:table-cell table:style-name="ce286" office:value-type="string">
            <text:p>Nbranch</text:p>
          </table:table-cell>
          <table:table-cell table:style-name="ce99" office:value-type="string">
            <text:p>heat or cold distribution medium</text:p>
          </table:table-cell>
          <table:table-cell table:style-name="ce286" office:value-type="string">
            <text:p>-</text:p>
          </table:table-cell>
          <table:table-cell table:number-columns-repeated="2" table:style-name="ce49" office:value-type="string">
            <text:p>X</text:p>
          </table:table-cell>
          <table:table-cell table:style-name="ce49" office:value-type="string">
            <text:p>x</text:p>
          </table:table-cell>
          <table:table-cell table:style-name="ce48" office:value-type="string">
            <text:p>x</text:p>
          </table:table-cell>
          <table:table-cell table:style-name="ce48"/>
          <table:table-cell table:style-name="ce49" office:value-type="string">
            <text:p>x (even if called WRONGLY process medium)</text:p>
          </table:table-cell>
          <table:table-cell table:style-name="ce49"/>
          <table:table-cell table:style-name="ce458" office:value-type="string">
            <text:p>e.g. air for drying processes</text:p>
          </table:table-cell>
          <table:table-cell table:style-name="ce477" table:number-columns-repeated="2"/>
          <table:table-cell table:style-name="ce490" table:formula="oooc:=HLOOKUP([.T$1];[.U$1:.AC$1244];ROW();FALSE())" office:value-type="string" office:string-value="heat or cold distribution medium">
            <text:p>heat or cold distribution medium</text:p>
          </table:table-cell>
          <table:table-cell table:style-name="ce502" office:value-type="string">
            <text:p>heat or cold distribution medium</text:p>
          </table:table-cell>
          <table:table-cell table:style-name="ce540" office:value-type="string">
            <text:p>Medi de distribució de calor/fred</text:p>
          </table:table-cell>
          <table:table-cell table:style-name="ce549" table:number-columns-repeated="7"/>
          <table:table-cell table:style-name="ce476"/>
          <table:table-cell table:style-name="ce477"/>
          <table:table-cell table:style-name="ce559" table:formula="oooc:=HLOOKUP([.AF$1];[.AG$1:.AO$1242];ROW();FALSE())" office:value-type="string" office:string-value="e.g air for drying process, vapour, hot water, refrigerant,....">
            <text:p>e.g air for drying process, vapour, hot water, refrigerant,....</text:p>
          </table:table-cell>
          <table:table-cell table:style-name="ce534" office:value-type="string">
            <text:p>e.g air for drying process, vapour, hot water, refrigerant,....</text:p>
          </table:table-cell>
          <table:table-cell table:style-name="ce574" office:value-type="string">
            <text:p>P.e. aire per procés d'assecatge, vapor, aigua calenta, refrigerant, …</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7">
          <table:table-cell table:style-name="ce11" office:value-type="float" office:value="286">
            <text:p>286</text:p>
          </table:table-cell>
          <table:table-cell table:style-name="ce47"/>
          <table:table-cell table:style-name="ce99" table:formula="oooc:=[.C371]+1" office:value-type="float" office:value="604">
            <text:p>604</text:p>
          </table:table-cell>
          <table:table-cell table:style-name="ce198" office:value-type="string">
            <text:p>DistribCircFlow</text:p>
          </table:table-cell>
          <table:table-cell table:style-name="ce198"/>
          <table:table-cell table:style-name="ce143"/>
          <table:table-cell table:style-name="ce286" office:value-type="string">
            <text:p>?</text:p>
          </table:table-cell>
          <table:table-cell table:style-name="ce99" office:value-type="string">
            <text:p>nominal production or circulation rate</text:p>
            <text:p>(specify units)</text:p>
          </table:table-cell>
          <table:table-cell table:style-name="ce286" office:value-type="string">
            <text:p>m³/h</text:p>
            <text:p>kg/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1"/>
          <table:table-cell table:style-name="ce477" table:number-columns-repeated="2"/>
          <table:table-cell table:style-name="ce490" table:formula="oooc:=HLOOKUP([.T$1];[.U$1:.AC$1244];ROW();FALSE())" office:value-type="string" office:string-value="nominal production or circulation rate (specify units)">
            <text:p>nominal production or circulation rate (specify units)</text:p>
          </table:table-cell>
          <table:table-cell table:style-name="ce502" office:value-type="string">
            <text:p>nominal production or circulation rate</text:p>
            <text:p>(specify units)</text:p>
          </table:table-cell>
          <table:table-cell table:style-name="ce540" office:value-type="string">
            <text:p>Cabal nominal de circulació</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table-cell table:style-name="ce574"/>
          <table:table-cell table:style-name="ce577" table:number-columns-repeated="7"/>
          <table:table-cell table:style-name="ce476"/>
          <table:table-cell table:style-name="ce477"/>
          <table:table-cell table:style-name="ce586" table:formula="oooc:=HLOOKUP([.AR$1];[.AS$1:.BA$1242];ROW();FALSE())" office:value-type="string" office:string-value="m³/h kg/h">
            <text:p>m³/h kg/h</text:p>
          </table:table-cell>
          <table:table-cell table:style-name="ce589" office:value-type="string">
            <text:p>m³/h</text:p>
            <text:p>kg/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87">
            <text:p>287</text:p>
          </table:table-cell>
          <table:table-cell table:style-name="ce47"/>
          <table:table-cell table:style-name="ce99" table:formula="oooc:=[.C372]+1" office:value-type="float" office:value="605">
            <text:p>605</text:p>
          </table:table-cell>
          <table:table-cell table:style-name="ce198" office:value-type="string">
            <text:p>ToutDistrib</text:p>
          </table:table-cell>
          <table:table-cell table:style-name="ce198"/>
          <table:table-cell table:style-name="ce143"/>
          <table:table-cell table:style-name="ce286" office:value-type="string">
            <text:p>Nbranch</text:p>
          </table:table-cell>
          <table:table-cell table:style-name="ce99" office:value-type="string">
            <text:p>outlet temperature (to distribution)</text:p>
          </table:table-cell>
          <table:table-cell table:style-name="ce28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51" office:value-type="string">
            <text:p>during operation; return temperature of condensates in case of steam boilers</text:p>
          </table:table-cell>
          <table:table-cell table:style-name="ce477" table:number-columns-repeated="2"/>
          <table:table-cell table:style-name="ce490" table:formula="oooc:=HLOOKUP([.T$1];[.U$1:.AC$1244];ROW();FALSE())" office:value-type="string" office:string-value="outlet temperature (to distribution)">
            <text:p>outlet temperature (to distribution)</text:p>
          </table:table-cell>
          <table:table-cell table:style-name="ce502" office:value-type="string">
            <text:p>outlet temperature (to distribution)</text:p>
          </table:table-cell>
          <table:table-cell table:style-name="ce540" office:value-type="string">
            <text:p>Temperatura de sortida (cap a distribució)</text:p>
          </table:table-cell>
          <table:table-cell table:style-name="ce549" table:number-columns-repeated="7"/>
          <table:table-cell table:style-name="ce476"/>
          <table:table-cell table:style-name="ce477"/>
          <table:table-cell table:style-name="ce559" table:formula="oooc:=HLOOKUP([.AF$1];[.AG$1:.AO$1242];ROW();FALSE())" office:value-type="string" office:string-value="Temperature of supply medium from equipment">
            <text:p>Temperature of supply medium from equipment</text:p>
          </table:table-cell>
          <table:table-cell table:style-name="ce534" office:value-type="string">
            <text:p>Temperature of supply medium from equipment</text:p>
          </table:table-cell>
          <table:table-cell table:style-name="ce574" office:value-type="string">
            <text:p>Temperatura de sortida del medi portador des de l'equipament</text:p>
          </table:table-cell>
          <table:table-cell table:style-name="ce577" table:number-columns-repeated="7"/>
          <table:table-cell table:style-name="ce476"/>
          <table:table-cell table:style-name="ce477"/>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
          <table:table-cell table:style-name="ce11" office:value-type="float" office:value="288">
            <text:p>288</text:p>
          </table:table-cell>
          <table:table-cell table:style-name="ce47"/>
          <table:table-cell table:style-name="ce99" table:formula="oooc:=[.C373]+1" office:value-type="float" office:value="606">
            <text:p>606</text:p>
          </table:table-cell>
          <table:table-cell table:style-name="ce198" office:value-type="string">
            <text:p>TreturnDistrib</text:p>
          </table:table-cell>
          <table:table-cell table:style-name="ce198"/>
          <table:table-cell table:style-name="ce143"/>
          <table:table-cell table:style-name="ce286" office:value-type="string">
            <text:p>Nbranch</text:p>
          </table:table-cell>
          <table:table-cell table:style-name="ce99" office:value-type="string">
            <text:p>return temperature (from distribution)</text:p>
          </table:table-cell>
          <table:table-cell table:style-name="ce28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 (Attention: distribution and supply are not divided like that! )</text:p>
          </table:table-cell>
          <table:table-cell table:style-name="ce49"/>
          <table:table-cell table:style-name="ce451" office:value-type="string">
            <text:p>return temperature of the heat distribution medium during operation (condensate return temperature for steam systems)</text:p>
          </table:table-cell>
          <table:table-cell table:style-name="ce477" table:number-columns-repeated="2"/>
          <table:table-cell table:style-name="ce490" table:formula="oooc:=HLOOKUP([.T$1];[.U$1:.AC$1244];ROW();FALSE())" office:value-type="string" office:string-value="return temperature (from distribution)">
            <text:p>return temperature (from distribution)</text:p>
          </table:table-cell>
          <table:table-cell table:style-name="ce502" office:value-type="string">
            <text:p>return temperature (from distribution)</text:p>
          </table:table-cell>
          <table:table-cell table:style-name="ce540" office:value-type="string">
            <text:p>Temperatura de retorn (recirculació des de la <text:s/>distribució)</text:p>
          </table:table-cell>
          <table:table-cell table:style-name="ce549" table:number-columns-repeated="7"/>
          <table:table-cell table:style-name="ce476"/>
          <table:table-cell table:style-name="ce477"/>
          <table:table-cell table:style-name="ce559" table:formula="oooc:=HLOOKUP([.AF$1];[.AG$1:.AO$1242];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34" office:value-type="string">
            <text:p>Temperature of return of the supply medium from distribution (return temperature of condensate in a vepour system)</text:p>
          </table:table-cell>
          <table:table-cell table:style-name="ce574" office:value-type="string">
            <text:p>Temperatura de retorn del medi de distribució en operació ( temperatura de retorn del condensat en un sistema de vapor)</text:p>
          </table:table-cell>
          <table:table-cell table:style-name="ce577" table:number-columns-repeated="7"/>
          <table:table-cell table:style-name="ce476"/>
          <table:table-cell table:style-name="ce477"/>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
          <table:table-cell table:style-name="ce11" office:value-type="float" office:value="289">
            <text:p>289</text:p>
          </table:table-cell>
          <table:table-cell table:style-name="ce47"/>
          <table:table-cell table:style-name="ce99"/>
          <table:table-cell table:style-name="ce198" office:value-type="string">
            <text:p>PercentRecirc</text:p>
          </table:table-cell>
          <table:table-cell table:style-name="ce198"/>
          <table:table-cell table:style-name="ce143"/>
          <table:table-cell table:style-name="ce286"/>
          <table:table-cell table:style-name="ce99" office:value-type="string">
            <text:p>Percentage of recirculation</text:p>
          </table:table-cell>
          <table:table-cell table:style-name="ce286" office:value-type="string">
            <text:p>%</text:p>
          </table:table-cell>
          <table:table-cell table:number-columns-repeated="2" table:style-name="ce49" office:value-type="string">
            <text:p>X</text:p>
          </table:table-cell>
          <table:table-cell table:style-name="ce49"/>
          <table:table-cell table:style-name="ce56"/>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Percentage of recirculation">
            <text:p>Percentage of recirculation</text:p>
          </table:table-cell>
          <table:table-cell table:style-name="ce502" office:value-type="string">
            <text:p>Percentage of recirculation</text:p>
          </table:table-cell>
          <table:table-cell table:style-name="ce540" office:value-type="string">
            <text:p>Percentatge de recirculació</text:p>
          </table:table-cell>
          <table:table-cell table:style-name="ce549" table:number-columns-repeated="7"/>
          <table:table-cell table:style-name="ce476"/>
          <table:table-cell table:style-name="ce477"/>
          <table:table-cell table:style-name="ce559" table:formula="oooc:=HLOOKUP([.AF$1];[.AG$1:.AO$1242];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34" office:value-type="string">
            <text:p>Specify the percentage of recirculation of the heat/cold supply medium (100% = totally closed circuit)</text:p>
          </table:table-cell>
          <table:table-cell table:style-name="ce574" office:value-type="string">
            <text:p>Especificar el percentatge de recirculació del medi transportador del calor/fred (100% = circuit totalment tancat)</text:p>
          </table:table-cell>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
          <table:table-cell table:style-name="ce11" office:value-type="float" office:value="290">
            <text:p>290</text:p>
          </table:table-cell>
          <table:table-cell table:style-name="ce47"/>
          <table:table-cell table:style-name="ce99" table:formula="oooc:=[.C374]+1" office:value-type="float" office:value="607">
            <text:p>607</text:p>
          </table:table-cell>
          <table:table-cell table:style-name="ce198" office:value-type="string">
            <text:p>Tfeedup</text:p>
          </table:table-cell>
          <table:table-cell table:style-name="ce198"/>
          <table:table-cell table:style-name="ce143"/>
          <table:table-cell table:style-name="ce286" office:value-type="string">
            <text:p>Nbranch</text:p>
          </table:table-cell>
          <table:table-cell table:style-name="ce99" office:value-type="string">
            <text:p>feed-up in open circuit</text:p>
          </table:table-cell>
          <table:table-cell table:style-name="ce286" office:value-type="string">
            <text:p>°C</text:p>
          </table:table-cell>
          <table:table-cell table:number-columns-repeated="2" table:style-name="ce49" office:value-type="string">
            <text:p>X</text:p>
          </table:table-cell>
          <table:table-cell table:style-name="ce49" table:number-columns-repeated="2"/>
          <table:table-cell table:style-name="ce48"/>
          <table:table-cell table:style-name="ce49" office:value-type="string">
            <text:p>x (I think that it refers to the inlet T of the feed water into the boiler)</text:p>
          </table:table-cell>
          <table:table-cell table:style-name="ce49" office:value-type="string">
            <text:p>??? = Temperature of feed-up water for boilers ???</text:p>
          </table:table-cell>
          <table:table-cell table:style-name="ce451" office:value-type="string">
            <text:p>inlet temperature of the heat distribution medium in open circuits (feed water inlet temperature in steam systems)</text:p>
          </table:table-cell>
          <table:table-cell table:style-name="ce477" table:number-columns-repeated="2"/>
          <table:table-cell table:style-name="ce490" table:formula="oooc:=HLOOKUP([.T$1];[.U$1:.AC$1244];ROW();FALSE())" office:value-type="string" office:string-value="feed-up in open circuit">
            <text:p>feed-up in open circuit</text:p>
          </table:table-cell>
          <table:table-cell table:style-name="ce502" office:value-type="string">
            <text:p>feed-up in open circuit</text:p>
          </table:table-cell>
          <table:table-cell table:style-name="ce540" office:value-type="string">
            <text:p>Temperatura d'entrada (circuit obert)</text:p>
          </table:table-cell>
          <table:table-cell table:style-name="ce549" table:number-columns-repeated="7"/>
          <table:table-cell table:style-name="ce476"/>
          <table:table-cell table:style-name="ce477"/>
          <table:table-cell table:style-name="ce559" table:formula="oooc:=HLOOKUP([.AF$1];[.AG$1:.AO$1242];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34" office:value-type="string">
            <text:p>Temperature of medium of distribution of heat/cold entering in open circuit (e.g. temperature of water entering from network....)</text:p>
          </table:table-cell>
          <table:table-cell table:style-name="ce574" office:value-type="string">
            <text:p>Temp. d'entrada del medi de distribució de calor/fred en circuits oberts (p.e. temp. de l'aigua d'entrada de xarxa, ...)</text:p>
          </table:table-cell>
          <table:table-cell table:style-name="ce577" table:number-columns-repeated="7"/>
          <table:table-cell table:style-name="ce476"/>
          <table:table-cell table:style-name="ce477"/>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91">
            <text:p>291</text:p>
          </table:table-cell>
          <table:table-cell table:style-name="ce47"/>
          <table:table-cell table:style-name="ce99" table:formula="oooc:=[.C376]+1" office:value-type="float" office:value="608">
            <text:p>608</text:p>
          </table:table-cell>
          <table:table-cell table:style-name="ce198" office:value-type="string">
            <text:p>PressDistMedium</text:p>
          </table:table-cell>
          <table:table-cell table:style-name="ce198"/>
          <table:table-cell table:style-name="ce271"/>
          <table:table-cell table:style-name="ce286" office:value-type="string">
            <text:p>Nbranch</text:p>
          </table:table-cell>
          <table:table-cell table:style-name="ce99" office:value-type="string">
            <text:p>pressure</text:p>
          </table:table-cell>
          <table:table-cell table:style-name="ce286" office:value-type="string">
            <text:p>bar</text:p>
          </table:table-cell>
          <table:table-cell table:number-columns-repeated="2" table:style-name="ce49" office:value-type="string">
            <text:p>X</text:p>
          </table:table-cell>
          <table:table-cell table:style-name="ce49" office:value-type="string">
            <text:p>x</text:p>
          </table:table-cell>
          <table:table-cell table:style-name="ce49" office:value-type="string">
            <text:p>x (moved up)</text:p>
          </table:table-cell>
          <table:table-cell table:style-name="ce48"/>
          <table:table-cell table:style-name="ce49" office:value-type="string">
            <text:p>x</text:p>
          </table:table-cell>
          <table:table-cell table:style-name="ce49"/>
          <table:table-cell table:style-name="ce451" office:value-type="string">
            <text:p>working pressure of the heat distribution medium</text:p>
          </table:table-cell>
          <table:table-cell table:style-name="ce477" table:number-columns-repeated="2"/>
          <table:table-cell table:style-name="ce490" table:formula="oooc:=HLOOKUP([.T$1];[.U$1:.AC$1244];ROW();FALSE())" office:value-type="string" office:string-value="pressure of heat or cold distribution medium">
            <text:p>pressure of heat or cold distribution medium</text:p>
          </table:table-cell>
          <table:table-cell table:style-name="ce502" office:value-type="string">
            <text:p>pressure of heat or cold distribution medium</text:p>
          </table:table-cell>
          <table:table-cell table:style-name="ce540" office:value-type="string">
            <text:p>Pressió</text:p>
          </table:table-cell>
          <table:table-cell table:style-name="ce549" table:number-columns-repeated="7"/>
          <table:table-cell table:style-name="ce476"/>
          <table:table-cell table:style-name="ce477"/>
          <table:table-cell table:style-name="ce559" table:formula="oooc:=HLOOKUP([.AF$1];[.AG$1:.AO$1242];ROW();FALSE())" office:value-type="string" office:string-value="Working pressure for the heat/cold supply medium">
            <text:p>Working pressure for the heat/cold supply medium</text:p>
          </table:table-cell>
          <table:table-cell table:style-name="ce534" office:value-type="string">
            <text:p>Working pressure for the heat/cold supply medium</text:p>
          </table:table-cell>
          <table:table-cell table:style-name="ce574" office:value-type="string">
            <text:p>Pressió de treball del medi de distribució de calor/fred</text:p>
          </table:table-cell>
          <table:table-cell table:style-name="ce577" table:number-columns-repeated="7"/>
          <table:table-cell table:style-name="ce476"/>
          <table:table-cell table:style-name="ce477"/>
          <table:table-cell table:style-name="ce586" table:formula="oooc:=HLOOKUP([.AR$1];[.AS$1:.BA$1242];ROW();FALSE())" office:value-type="string" office:string-value="bar">
            <text:p>bar</text:p>
          </table:table-cell>
          <table:table-cell table:style-name="ce589" office:value-type="string">
            <text:p>b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92">
            <text:p>292</text:p>
          </table:table-cell>
          <table:table-cell table:style-name="ce47"/>
          <table:table-cell table:style-name="ce99" table:formula="oooc:=[.C377]+1" office:value-type="float" office:value="609">
            <text:p>609</text:p>
          </table:table-cell>
          <table:table-cell table:style-name="ce198" office:value-type="string">
            <text:p>PercentCondRecovery</text:p>
          </table:table-cell>
          <table:table-cell table:style-name="ce198"/>
          <table:table-cell table:style-name="ce143"/>
          <table:table-cell table:style-name="ce286"/>
          <table:table-cell table:style-name="ce99" office:value-type="string">
            <text:p>percentage of condensate recovery (steam boilers only)</text:p>
          </table:table-cell>
          <table:table-cell table:style-name="ce286" office:value-type="string">
            <text:p>%</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8"/>
          <table:table-cell table:style-name="ce49" table:number-columns-repeated="2"/>
          <table:table-cell table:style-name="ce451" office:value-type="string">
            <text:p>specify the percentage of the steam that is recovered as condensate</text:p>
          </table:table-cell>
          <table:table-cell table:style-name="ce477" table:number-columns-repeated="2"/>
          <table:table-cell table:style-name="ce490" table:formula="oooc:=HLOOKUP([.T$1];[.U$1:.AC$1244];ROW();FALSE())" office:value-type="string" office:string-value="percentage of condensate recovery (steam boilers only)">
            <text:p>percentage of condensate recovery (steam boilers only)</text:p>
          </table:table-cell>
          <table:table-cell table:style-name="ce502" office:value-type="string">
            <text:p>percentage of condensate recovery (steam boilers only)</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293">
            <text:p>293</text:p>
          </table:table-cell>
          <table:table-cell table:style-name="ce47"/>
          <table:table-cell table:style-name="ce99" table:formula="oooc:=[.C378]+1" office:value-type="float" office:value="610">
            <text:p>610</text:p>
          </table:table-cell>
          <table:table-cell table:style-name="ce198" office:value-type="string">
            <text:p>TotLengthDistPipe</text:p>
          </table:table-cell>
          <table:table-cell table:style-name="ce198"/>
          <table:table-cell table:style-name="ce155"/>
          <table:table-cell table:style-name="ce286" office:value-type="string">
            <text:p>Nbranch</text:p>
          </table:table-cell>
          <table:table-cell table:style-name="ce99" office:value-type="string">
            <text:p>total length of distribution piping or ducts (one way)</text:p>
          </table:table-cell>
          <table:table-cell table:style-name="ce286" office:value-type="string">
            <text:p>m </text:p>
          </table:table-cell>
          <table:table-cell table:number-columns-repeated="2" table:style-name="ce49" office:value-type="string">
            <text:p>X</text:p>
          </table:table-cell>
          <table:table-cell table:style-name="ce432" office:value-type="string">
            <text:p>x</text:p>
          </table:table-cell>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total length of distribution piping or ducts (one way)">
            <text:p>total length of distribution piping or ducts (one way)</text:p>
          </table:table-cell>
          <table:table-cell table:style-name="ce502" office:value-type="string">
            <text:p>total length of distribution piping or ducts (one way)</text:p>
          </table:table-cell>
          <table:table-cell table:style-name="ce540" office:value-type="string">
            <text:p>Longitut total de les canonades o conduccions de distribució (una direcció)</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 ">
            <text:p>m </text:p>
          </table:table-cell>
          <table:table-cell table:style-name="ce589" office:value-type="string">
            <text:p>m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294">
            <text:p>294</text:p>
          </table:table-cell>
          <table:table-cell table:style-name="ce47"/>
          <table:table-cell table:style-name="ce99"/>
          <table:table-cell table:style-name="ce198" office:value-type="string">
            <text:p>UDistPipe</text:p>
          </table:table-cell>
          <table:table-cell table:style-name="ce198"/>
          <table:table-cell table:style-name="ce155"/>
          <table:table-cell table:style-name="ce286"/>
          <table:table-cell table:style-name="ce99" office:value-type="string">
            <text:p>total coefficient of heat losses for piping or ducts</text:p>
          </table:table-cell>
          <table:table-cell table:style-name="ce286" office:value-type="string">
            <text:p>kW/K</text:p>
          </table:table-cell>
          <table:table-cell table:number-columns-repeated="2" table:style-name="ce49" office:value-type="string">
            <text:p>X</text:p>
          </table:table-cell>
          <table:table-cell table:style-name="ce432"/>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total coefficient of heat losses for piping or ducts">
            <text:p>total coefficient of heat losses for piping or ducts</text:p>
          </table:table-cell>
          <table:table-cell table:style-name="ce502" office:value-type="string">
            <text:p>total coefficient of heat losses for piping or ducts</text:p>
          </table:table-cell>
          <table:table-cell table:style-name="ce540" office:value-type="string">
            <text:p>Coeficient de pèrdues de calor totals de la canonada</text:p>
          </table:table-cell>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kW/K">
            <text:p>kW/K</text:p>
          </table:table-cell>
          <table:table-cell table:style-name="ce589" office:value-type="string">
            <text:p>kW/K</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95">
            <text:p>295</text:p>
          </table:table-cell>
          <table:table-cell table:style-name="ce47"/>
          <table:table-cell table:style-name="ce99" table:formula="oooc:=[.C379]+1" office:value-type="float" office:value="611">
            <text:p>611</text:p>
          </table:table-cell>
          <table:table-cell table:style-name="ce198" office:value-type="string">
            <text:p>DDistPipe</text:p>
          </table:table-cell>
          <table:table-cell table:style-name="ce198"/>
          <table:table-cell table:style-name="ce268"/>
          <table:table-cell table:style-name="ce286" office:value-type="string">
            <text:p>Nbranch</text:p>
          </table:table-cell>
          <table:table-cell table:style-name="ce99" office:value-type="string">
            <text:p>mean pipe diameter</text:p>
          </table:table-cell>
          <table:table-cell table:style-name="ce286" office:value-type="string">
            <text:p>mm</text:p>
          </table:table-cell>
          <table:table-cell table:style-name="ce49" office:value-type="string">
            <text:p>X</text:p>
          </table:table-cell>
          <table:table-cell table:style-name="ce398"/>
          <table:table-cell table:style-name="ce432" office:value-type="string">
            <text:p>x</text:p>
          </table:table-cell>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mean pipe diameter">
            <text:p>mean pipe diameter</text:p>
          </table:table-cell>
          <table:table-cell table:style-name="ce502" office:value-type="string">
            <text:p>mean pipe diameter</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m">
            <text:p>mm</text:p>
          </table:table-cell>
          <table:table-cell table:style-name="ce589" office:value-type="string">
            <text:p>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96">
            <text:p>296</text:p>
          </table:table-cell>
          <table:table-cell table:style-name="ce47"/>
          <table:table-cell table:style-name="ce99" table:formula="oooc:=[.C381]+1" office:value-type="float" office:value="612">
            <text:p>612</text:p>
          </table:table-cell>
          <table:table-cell table:style-name="ce198" office:value-type="string">
            <text:p>DeltaDistPipe</text:p>
          </table:table-cell>
          <table:table-cell table:style-name="ce198"/>
          <table:table-cell table:style-name="ce143"/>
          <table:table-cell table:style-name="ce286" office:value-type="string">
            <text:p>Nbranch</text:p>
          </table:table-cell>
          <table:table-cell table:style-name="ce99" office:value-type="string">
            <text:p>insulation thickness</text:p>
          </table:table-cell>
          <table:table-cell table:style-name="ce286" office:value-type="string">
            <text:p>mm</text:p>
          </table:table-cell>
          <table:table-cell table:style-name="ce49" office:value-type="string">
            <text:p>X</text:p>
          </table:table-cell>
          <table:table-cell table:style-name="ce398"/>
          <table:table-cell table:style-name="ce432" office:value-type="string">
            <text:p>x</text:p>
          </table:table-cell>
          <table:table-cell table:style-name="ce49"/>
          <table:table-cell table:style-name="ce48"/>
          <table:table-cell table:style-name="ce49" table:number-columns-repeated="2"/>
          <table:table-cell table:style-name="ce451"/>
          <table:table-cell table:style-name="ce477" table:number-columns-repeated="2"/>
          <table:table-cell table:style-name="ce490" table:formula="oooc:=HLOOKUP([.T$1];[.U$1:.AC$1244];ROW();FALSE())" office:value-type="string" office:string-value="insulation thickness">
            <text:p>insulation thickness</text:p>
          </table:table-cell>
          <table:table-cell table:style-name="ce502" office:value-type="string">
            <text:p>insulation thickness</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m">
            <text:p>mm</text:p>
          </table:table-cell>
          <table:table-cell table:style-name="ce589" office:value-type="string">
            <text:p>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297">
            <text:p>297</text:p>
          </table:table-cell>
          <table:table-cell table:style-name="ce49"/>
          <table:table-cell table:style-name="ce89"/>
          <table:table-cell table:style-name="ce145" table:number-columns-repeated="3"/>
          <table:table-cell table:style-name="ce287"/>
          <table:table-cell table:style-name="ce345" office:value-type="string">
            <text:p>Storage</text:p>
          </table:table-cell>
          <table:table-cell table:style-name="ce286"/>
          <table:table-cell table:style-name="ce49" office:value-type="string">
            <text:p>X</text:p>
          </table:table-cell>
          <table:table-cell table:style-name="ce398"/>
          <table:table-cell table:style-name="ce49" table:number-columns-repeated="5"/>
          <table:table-cell table:style-name="ce451"/>
          <table:table-cell table:style-name="ce477" table:number-columns-repeated="2"/>
          <table:table-cell table:style-name="ce490" table:formula="oooc:=HLOOKUP([.T$1];[.U$1:.AC$1244];ROW();FALSE())" office:value-type="string" office:string-value="Storage">
            <text:p>Storage</text:p>
          </table:table-cell>
          <table:table-cell table:style-name="ce522" office:value-type="string">
            <text:p>Storage</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30">
          <table:table-cell table:style-name="ce11" office:value-type="float" office:value="298">
            <text:p>298</text:p>
          </table:table-cell>
          <table:table-cell table:style-name="ce49"/>
          <table:table-cell table:style-name="ce96"/>
          <table:table-cell table:style-name="ce168" table:number-columns-repeated="3"/>
          <table:table-cell table:style-name="ce294" office:value-type="string">
            <text:p>Nbranch</text:p>
          </table:table-cell>
          <table:table-cell table:style-name="ce312" office:value-type="string">
            <text:p>heat or cold storage system available ?</text:p>
          </table:table-cell>
          <table:table-cell table:style-name="ce294" office:value-type="string">
            <text:p>(yes/no)</text:p>
          </table:table-cell>
          <table:table-cell table:style-name="ce398" office:value-type="string">
            <text:p>X</text:p>
          </table:table-cell>
          <table:table-cell table:style-name="ce398"/>
          <table:table-cell table:style-name="ce432" office:value-type="string">
            <text:p>---DELETE---</text:p>
          </table:table-cell>
          <table:table-cell table:style-name="ce56" office:value-type="string">
            <text:p>x</text:p>
          </table:table-cell>
          <table:table-cell table:style-name="ce48"/>
          <table:table-cell table:style-name="ce49"/>
          <table:table-cell table:style-name="ce49"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51" office:value-type="string">
            <text:p>If yes: please give a short description of the heat storage. Is there a possibility to use the medium in the process as storage ?</text:p>
          </table:table-cell>
          <table:table-cell table:style-name="ce477" table:number-columns-repeated="2"/>
          <table:table-cell table:style-name="ce490" table:formula="oooc:=HLOOKUP([.T$1];[.U$1:.AC$1244];ROW();FALSE())" office:value-type="string" office:string-value="heat or cold storage system available ?">
            <text:p>heat or cold storage system available ?</text:p>
          </table:table-cell>
          <table:table-cell table:style-name="ce499" office:value-type="string">
            <text:p>heat or cold storage system available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yes/no)">
            <text:p>(yes/no)</text:p>
          </table:table-cell>
          <table:table-cell table:style-name="ce605" office:value-type="string">
            <text:p>(yes/no)</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299">
            <text:p>299</text:p>
          </table:table-cell>
          <table:table-cell table:style-name="ce49"/>
          <table:table-cell table:style-name="ce89"/>
          <table:table-cell table:style-name="ce199" office:value-type="string">
            <text:p>NumStorageUnits</text:p>
          </table:table-cell>
          <table:table-cell table:style-name="ce199"/>
          <table:table-cell table:style-name="ce155"/>
          <table:table-cell table:style-name="ce286" office:value-type="string">
            <text:p>Nbranch</text:p>
          </table:table-cell>
          <table:table-cell table:style-name="ce99" office:value-type="string">
            <text:p>Number of the heat or cold storage units </text:p>
          </table:table-cell>
          <table:table-cell table:style-name="ce286" office:value-type="string">
            <text:p>-</text:p>
          </table:table-cell>
          <table:table-cell table:style-name="ce49" office:value-type="string">
            <text:p>X</text:p>
          </table:table-cell>
          <table:table-cell table:style-name="ce398"/>
          <table:table-cell table:style-name="ce49" table:number-columns-repeated="2"/>
          <table:table-cell table:style-name="ce48"/>
          <table:table-cell table:style-name="ce49" office:value-type="string">
            <text:p>x (storage 1,2,3..)</text:p>
          </table:table-cell>
          <table:table-cell table:style-name="ce49"/>
          <table:table-cell table:style-name="ce461"/>
          <table:table-cell table:style-name="ce477" table:number-columns-repeated="2"/>
          <table:table-cell table:style-name="ce490" table:formula="oooc:=HLOOKUP([.T$1];[.U$1:.AC$1244];ROW();FALSE())" office:value-type="string" office:string-value="number and type of the storage units ">
            <text:p>number and type of the storage units </text:p>
          </table:table-cell>
          <table:table-cell table:style-name="ce502" office:value-type="string">
            <text:p>number and type of the storage units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00">
            <text:p>300</text:p>
          </table:table-cell>
          <table:table-cell table:style-name="ce49"/>
          <table:table-cell table:style-name="ce89"/>
          <table:table-cell table:style-name="ce199" office:value-type="string">
            <text:p>VtotStorage</text:p>
          </table:table-cell>
          <table:table-cell table:style-name="ce199"/>
          <table:table-cell table:style-name="ce145"/>
          <table:table-cell table:style-name="ce286" office:value-type="string">
            <text:p>Nbranch</text:p>
          </table:table-cell>
          <table:table-cell table:style-name="ce88" office:value-type="string">
            <text:p>Total volume of the storage</text:p>
          </table:table-cell>
          <table:table-cell table:style-name="ce286" office:value-type="string">
            <text:p>m³ </text:p>
          </table:table-cell>
          <table:table-cell table:style-name="ce49" office:value-type="string">
            <text:p>X</text:p>
          </table:table-cell>
          <table:table-cell table:style-name="ce398"/>
          <table:table-cell table:style-name="ce432" office:value-type="string">
            <text:p>---DELETE---</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61"/>
          <table:table-cell table:style-name="ce477" table:number-columns-repeated="2"/>
          <table:table-cell table:style-name="ce490" table:formula="oooc:=HLOOKUP([.T$1];[.U$1:.AC$1244];ROW();FALSE())" office:value-type="string" office:string-value="volume of the storage">
            <text:p>volume of the storage</text:p>
          </table:table-cell>
          <table:table-cell table:style-name="ce502" office:value-type="string">
            <text:p>volume of the storage</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m³ ">
            <text:p>m³ </text:p>
          </table:table-cell>
          <table:table-cell table:style-name="ce589" office:value-type="string">
            <text:p>m³ </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01">
            <text:p>301</text:p>
          </table:table-cell>
          <table:table-cell table:style-name="ce49"/>
          <table:table-cell table:style-name="ce89"/>
          <table:table-cell table:style-name="ce199" office:value-type="string">
            <text:p>TypeStorage</text:p>
          </table:table-cell>
          <table:table-cell table:style-name="ce199"/>
          <table:table-cell table:style-name="ce145"/>
          <table:table-cell table:style-name="ce287"/>
          <table:table-cell table:style-name="ce88" office:value-type="string">
            <text:p>Type of storage / storage medium</text:p>
          </table:table-cell>
          <table:table-cell table:style-name="ce286" office:value-type="string">
            <text:p>-</text:p>
          </table:table-cell>
          <table:table-cell table:style-name="ce49" office:value-type="string">
            <text:p>X</text:p>
          </table:table-cell>
          <table:table-cell table:style-name="ce398"/>
          <table:table-cell table:style-name="ce432"/>
          <table:table-cell table:style-name="ce56"/>
          <table:table-cell table:style-name="ce48"/>
          <table:table-cell table:style-name="ce49" table:number-columns-repeated="2"/>
          <table:table-cell table:style-name="ce461"/>
          <table:table-cell table:style-name="ce477" table:number-columns-repeated="2"/>
          <table:table-cell table:style-name="ce490" table:formula="oooc:=HLOOKUP([.T$1];[.U$1:.AC$1244];ROW();FALSE())" office:value-type="string" office:string-value="medium of heat storage">
            <text:p>medium of heat storage</text:p>
          </table:table-cell>
          <table:table-cell table:style-name="ce502" office:value-type="string">
            <text:p>medium of heat storage</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02">
            <text:p>302</text:p>
          </table:table-cell>
          <table:table-cell table:style-name="ce49"/>
          <table:table-cell table:style-name="ce89"/>
          <table:table-cell table:style-name="ce199" office:value-type="string">
            <text:p>PmaxStorage</text:p>
          </table:table-cell>
          <table:table-cell table:style-name="ce199"/>
          <table:table-cell table:style-name="ce155"/>
          <table:table-cell table:style-name="ce286" office:value-type="string">
            <text:p>Nbranch</text:p>
          </table:table-cell>
          <table:table-cell table:style-name="ce99" office:value-type="string">
            <text:p>maximum pressure</text:p>
          </table:table-cell>
          <table:table-cell table:style-name="ce286" office:value-type="string">
            <text:p>bar</text:p>
          </table:table-cell>
          <table:table-cell table:style-name="ce49" office:value-type="string">
            <text:p>X</text:p>
          </table:table-cell>
          <table:table-cell table:style-name="ce398"/>
          <table:table-cell table:style-name="ce49" table:number-columns-repeated="2"/>
          <table:table-cell table:style-name="ce48"/>
          <table:table-cell table:style-name="ce49" office:value-type="string">
            <text:p>x</text:p>
          </table:table-cell>
          <table:table-cell table:style-name="ce49"/>
          <table:table-cell table:style-name="ce461"/>
          <table:table-cell table:style-name="ce477" table:number-columns-repeated="2"/>
          <table:table-cell table:style-name="ce490" table:formula="oooc:=HLOOKUP([.T$1];[.U$1:.AC$1244];ROW();FALSE())" office:value-type="string" office:string-value="pressure of heat storage medium">
            <text:p>pressure of heat storage medium</text:p>
          </table:table-cell>
          <table:table-cell table:style-name="ce502" office:value-type="string">
            <text:p>pressure of heat storage medium</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bar">
            <text:p>bar</text:p>
          </table:table-cell>
          <table:table-cell table:style-name="ce589" office:value-type="string">
            <text:p>bar</text:p>
          </table:table-cell>
          <table:table-cell table:style-name="ce565" table:number-columns-repeated="8"/>
          <table:table-cell table:style-name="ce477" table:number-columns-repeated="199"/>
          <table:table-cell table:style-name="ce11" table:number-columns-repeated="4"/>
        </table:table-row>
        <table:table-row table:style-name="ro14">
          <table:table-cell table:style-name="ce11" office:value-type="float" office:value="303">
            <text:p>303</text:p>
          </table:table-cell>
          <table:table-cell table:style-name="ce49"/>
          <table:table-cell table:style-name="ce89"/>
          <table:table-cell table:style-name="ce199" office:value-type="string">
            <text:p>TmaxStorage</text:p>
          </table:table-cell>
          <table:table-cell table:style-name="ce199"/>
          <table:table-cell table:style-name="ce155"/>
          <table:table-cell table:style-name="ce286" office:value-type="string">
            <text:p>Nbranch</text:p>
          </table:table-cell>
          <table:table-cell table:style-name="ce88" office:value-type="string">
            <text:p>maximum temperature of the storage </text:p>
          </table:table-cell>
          <table:table-cell table:style-name="ce286" office:value-type="string">
            <text:p>°C</text:p>
          </table:table-cell>
          <table:table-cell table:style-name="ce49" office:value-type="string">
            <text:p>X</text:p>
          </table:table-cell>
          <table:table-cell table:style-name="ce398"/>
          <table:table-cell table:style-name="ce432" office:value-type="string">
            <text:p>---DELETE---</text:p>
          </table:table-cell>
          <table:table-cell table:style-name="ce56" office:value-type="string">
            <text:p>x</text:p>
          </table:table-cell>
          <table:table-cell table:style-name="ce48" office:value-type="string">
            <text:p>x</text:p>
          </table:table-cell>
          <table:table-cell table:style-name="ce49" office:value-type="string">
            <text:p>x (temperature NOT max T)</text:p>
          </table:table-cell>
          <table:table-cell table:style-name="ce49"/>
          <table:table-cell table:style-name="ce461"/>
          <table:table-cell table:style-name="ce477" table:number-columns-repeated="2"/>
          <table:table-cell table:style-name="ce490" table:formula="oooc:=HLOOKUP([.T$1];[.U$1:.AC$1244];ROW();FALSE())" office:value-type="string" office:string-value="maximum temperature of the storage ">
            <text:p>maximum temperature of the storage </text:p>
          </table:table-cell>
          <table:table-cell table:style-name="ce502" office:value-type="string">
            <text:p>maximum temperature of the storage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65" table:number-columns-repeated="8"/>
          <table:table-cell table:style-name="ce477" table:number-columns-repeated="199"/>
          <table:table-cell table:style-name="ce11" table:number-columns-repeated="4"/>
        </table:table-row>
        <table:table-row table:style-name="ro2">
          <table:table-cell table:style-name="ce11" office:value-type="float" office:value="304">
            <text:p>304</text:p>
          </table:table-cell>
          <table:table-cell table:style-name="ce49"/>
          <table:table-cell table:style-name="ce89"/>
          <table:table-cell table:style-name="ce200" office:value-type="string">
            <text:p>EnclChartHCDistribSys</text:p>
          </table:table-cell>
          <table:table-cell table:style-name="ce200"/>
          <table:table-cell table:style-name="ce155"/>
          <table:table-cell table:style-name="ce286"/>
          <table:table-cell table:style-name="ce346" office:value-type="string">
            <text:p>Enclosing flowchart of the heat supply and distribution system?</text:p>
          </table:table-cell>
          <table:table-cell table:style-name="ce286" office:value-type="string">
            <text:p>yes/no</text:p>
          </table:table-cell>
          <table:table-cell table:style-name="ce398" table:number-columns-repeated="2"/>
          <table:table-cell table:style-name="ce432"/>
          <table:table-cell table:style-name="ce56"/>
          <table:table-cell table:style-name="ce48"/>
          <table:table-cell table:style-name="ce49"/>
          <table:table-cell table:style-name="ce49" office:value-type="string">
            <text:p>to add it into the Questionnaire in the next update, Stoyan</text:p>
          </table:table-cell>
          <table:table-cell table:style-name="ce461"/>
          <table:table-cell table:style-name="ce477" table:number-columns-repeated="2"/>
          <table:table-cell table:style-name="ce490"/>
          <table:table-cell table:style-name="ce502"/>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89"/>
          <table:table-cell table:style-name="ce565" table:number-columns-repeated="8"/>
          <table:table-cell table:style-name="ce477"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90" table:formula="oooc:=HLOOKUP([.T$1];[.U$1:.AC$1244];ROW();FALSE())">
            <text:p/>
          </table:table-cell>
          <table:table-cell table:style-name="ce523" table:number-columns-repeated="2"/>
          <table:table-cell table:style-name="ce541" table:number-columns-repeated="7"/>
          <table:table-cell table:style-name="ce11" table:number-columns-repeated="2"/>
          <table:table-cell table:style-name="ce559" table:formula="oooc:=HLOOKUP([.AF$1];[.AG$1:.AO$1242];ROW();FALSE())">
            <text:p/>
          </table:table-cell>
          <table:table-cell table:style-name="ce569" table:number-columns-repeated="2"/>
          <table:table-cell table:style-name="ce581" table:number-columns-repeated="7"/>
          <table:table-cell table:style-name="ce11" table:number-columns-repeated="2"/>
          <table:table-cell table:style-name="ce586" table:formula="oooc:=HLOOKUP([.AR$1];[.AS$1:.BA$1242];ROW();FALSE())">
            <text:p/>
          </table:table-cell>
          <table:table-cell table:style-name="ce541"/>
          <table:table-cell table:style-name="ce569"/>
          <table:table-cell table:style-name="ce581"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5" office:value-type="string">
              <text:p>C6</text:p>
            </table:table-cell>
            <table:table-cell table:style-name="ce99" office:value-type="string">
              <text:p>C601</text:p>
            </table:table-cell>
            <table:table-cell table:style-name="ce89" office:value-type="string">
              <text:p>NPIPEDUCT</text:p>
            </table:table-cell>
            <table:table-cell table:style-name="ce89"/>
            <table:table-cell table:style-name="ce143"/>
            <table:table-cell table:style-name="ce286"/>
            <table:table-cell table:style-name="ce99" office:value-type="string">
              <text:p>Number of pipes or ducts</text:p>
            </table:table-cell>
            <table:table-cell table:style-name="ce286" office:value-type="string">
              <text:p>-</text:p>
            </table:table-cell>
            <table:table-cell table:style-name="ce394"/>
            <table:table-cell table:style-name="ce398"/>
            <table:table-cell table:style-name="ce430"/>
            <table:table-cell table:style-name="ce433"/>
            <table:table-cell table:style-name="ce430"/>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Number of pipes or ducts">
              <text:p>Number of pipes or ducts</text:p>
            </table:table-cell>
            <table:table-cell table:style-name="ce499" office:value-type="string">
              <text:p>Number of pipes or duc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07">
              <text:p>307</text:p>
            </table:table-cell>
            <table:table-cell table:style-name="ce66" office:value-type="string">
              <text:p>C6</text:p>
            </table:table-cell>
            <table:table-cell table:style-name="ce99" office:value-type="string">
              <text:p>C602</text:p>
            </table:table-cell>
            <table:table-cell table:style-name="ce89" office:value-type="string">
              <text:p>HDEffAvg</text:p>
            </table:table-cell>
            <table:table-cell table:style-name="ce89"/>
            <table:table-cell table:style-name="ce143"/>
            <table:table-cell table:style-name="ce286"/>
            <table:table-cell table:style-name="ce99" office:value-type="string">
              <text:p>Average distribution efficiency</text:p>
            </table:table-cell>
            <table:table-cell table:style-name="ce286" office:value-type="string">
              <text:p>-</text:p>
            </table:table-cell>
            <table:table-cell table:style-name="ce394"/>
            <table:table-cell table:style-name="ce398"/>
            <table:table-cell table:style-name="ce430"/>
            <table:table-cell table:style-name="ce433"/>
            <table:table-cell table:style-name="ce430"/>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verage distribution efficiency">
              <text:p>Average distribution efficiency</text:p>
            </table:table-cell>
            <table:table-cell table:style-name="ce499" office:value-type="string">
              <text:p>Average distribution efficienc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group>
        <table:table-row table:style-name="ro4">
          <table:table-cell office:value-type="float" office:value="308">
            <text:p>308</text:p>
          </table:table-cell>
          <table:table-cell table:style-name="ce67"/>
          <table:table-cell table:style-name="ce109"/>
          <table:table-cell table:style-name="ce201" table:number-columns-repeated="2"/>
          <table:table-cell table:style-name="ce272"/>
          <table:table-cell table:style-name="ce54"/>
          <table:table-cell table:style-name="ce326"/>
          <table:table-cell table:style-name="ce54"/>
          <table:table-cell table:style-name="ce291"/>
          <table:table-cell table:style-name="ce54"/>
          <table:table-cell table:style-name="ce371"/>
          <table:table-cell table:style-name="ce364"/>
          <table:table-cell table:style-name="ce371"/>
          <table:table-cell table:style-name="ce364"/>
          <table:table-cell table:style-name="ce444"/>
          <table:table-cell table:style-name="ce67"/>
          <table:table-cell table:style-name="ce473" table:number-columns-repeated="2"/>
          <table:table-cell table:style-name="ce488" table:formula="oooc:=HLOOKUP([.T$1];[.U$1:.AC$1244];ROW();FALSE())">
            <text:p/>
          </table:table-cell>
          <table:table-cell table:style-name="ce512"/>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text:p/>
          </table:table-cell>
          <table:table-cell table:style-name="ce592"/>
          <table:table-cell table:style-name="ce566"/>
          <table:table-cell table:style-name="ce578" table:number-columns-repeated="7"/>
          <table:table-cell table:style-name="ce473" table:number-columns-repeated="199"/>
          <table:table-cell table:number-columns-repeated="4"/>
        </table:table-row>
        <table:table-row table:style-name="ro4">
          <table:table-cell/>
          <table:table-cell table:style-name="ce67"/>
          <table:table-cell table:style-name="ce109"/>
          <table:table-cell table:style-name="ce201" table:number-columns-repeated="2"/>
          <table:table-cell table:style-name="ce272"/>
          <table:table-cell table:style-name="ce54"/>
          <table:table-cell table:style-name="ce326"/>
          <table:table-cell table:style-name="ce54"/>
          <table:table-cell table:style-name="ce291"/>
          <table:table-cell table:style-name="ce54"/>
          <table:table-cell table:style-name="ce371"/>
          <table:table-cell table:style-name="ce364"/>
          <table:table-cell table:style-name="ce371"/>
          <table:table-cell table:style-name="ce364"/>
          <table:table-cell table:style-name="ce444"/>
          <table:table-cell table:style-name="ce67"/>
          <table:table-cell table:style-name="ce473" table:number-columns-repeated="2"/>
          <table:table-cell table:style-name="ce488"/>
          <table:table-cell table:style-name="ce512"/>
          <table:table-cell table:style-name="ce539"/>
          <table:table-cell table:style-name="ce550" table:number-columns-repeated="7"/>
          <table:table-cell table:style-name="ce473" table:number-columns-repeated="2"/>
          <table:table-cell table:style-name="ce558"/>
          <table:table-cell table:style-name="ce566" table:number-columns-repeated="2"/>
          <table:table-cell table:style-name="ce578" table:number-columns-repeated="7"/>
          <table:table-cell table:style-name="ce473" table:number-columns-repeated="2"/>
          <table:table-cell table:style-name="ce585"/>
          <table:table-cell table:style-name="ce592"/>
          <table:table-cell table:style-name="ce566"/>
          <table:table-cell table:style-name="ce578" table:number-columns-repeated="7"/>
          <table:table-cell table:style-name="ce473" table:number-columns-repeated="199"/>
          <table:table-cell table:number-columns-repeated="4"/>
        </table:table-row>
        <table:table-row table:style-name="ro31">
          <table:table-cell office:value-type="float" office:value="309">
            <text:p>309</text:p>
          </table:table-cell>
          <table:table-cell table:style-name="ce68"/>
          <table:table-cell table:style-name="ce110"/>
          <table:table-cell table:style-name="ce195" table:number-columns-repeated="2"/>
          <table:table-cell table:style-name="ce173"/>
          <table:table-cell table:style-name="ce298"/>
          <table:table-cell table:style-name="ce347" office:value-type="string">
            <text:p>FLOW CHART OF THE HEAT AND COLD <text:span text:style-name="T14">SUPPLY AND </text:span><text:span text:style-name="T14">DISTRIBUTION SYSTEM</text:span></text:p>
          </table:table-cell>
          <table:table-cell table:style-name="ce298"/>
          <table:table-cell table:style-name="ce302" office:value-type="string">
            <text:p>X</text:p>
          </table:table-cell>
          <table:table-cell office:value-type="string">
            <text:p>X</text:p>
          </table:table-cell>
          <table:table-cell table:style-name="ce436" office:value-type="string">
            <text:p>x</text:p>
          </table:table-cell>
          <table:table-cell table:style-name="ce302"/>
          <table:table-cell table:style-name="ce61"/>
          <table:table-cell table:style-name="ce302" office:value-type="string">
            <text:p>x (generic scheme where distribution, supply and process are put together)</text:p>
          </table:table-cell>
          <table:table-cell table:style-name="ce68"/>
          <table:table-cell table:style-name="ce467"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89" table:formula="oooc:=HLOOKUP([.T$1];[.U$1:.AC$1244];ROW();FALSE())" office:value-type="string" office:string-value="FLOW CHART OF THE HEAT AND COLD SUPPLY AND DISTRIBUTION SYSTEM">
            <text:p>FLOW CHART OF THE HEAT AND COLD SUPPLY AND DISTRIBUTION SYSTEM</text:p>
          </table:table-cell>
          <table:table-cell table:style-name="ce497" office:value-type="string">
            <text:p><text:span text:style-name="T8">FLOW CHART OF THE </text:span><text:span text:style-name="T8">HEAT AND COLD </text:span><text:span text:style-name="T22">SUPPLY AND </text:span><text:span text:style-name="T22">DISTRIBUTION </text:span><text:span text:style-name="T22">SYSTEM</text:span></text:p>
          </table:table-cell>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606"/>
          <table:table-cell table:style-name="ce564" table:number-columns-repeated="8"/>
          <table:table-cell table:number-columns-repeated="203"/>
        </table:table-row>
        <table:table-row table:style-name="ro4">
          <table:table-cell office:value-type="float" office:value="310">
            <text:p>310</text:p>
          </table:table-cell>
          <table:table-cell table:style-name="ce69"/>
          <table:table-cell table:style-name="ce111"/>
          <table:table-cell table:style-name="ce202" table:number-columns-repeated="2"/>
          <table:table-cell table:style-name="ce273"/>
          <table:table-cell table:style-name="ce285"/>
          <table:table-cell table:style-name="ce314"/>
          <table:table-cell table:style-name="ce371"/>
          <table:table-cell/>
          <table:table-cell table:style-name="ce58"/>
          <table:table-cell table:style-name="ce386" table:number-columns-repeated="2"/>
          <table:table-cell table:number-columns-repeated="6"/>
          <table:table-cell table:style-name="ce489"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23">
          <table:table-cell office:value-type="float" office:value="311">
            <text:p>311</text:p>
          </table:table-cell>
          <table:table-cell table:style-name="ce43" office:value-type="float" office:value="7">
            <text:p>7</text:p>
          </table:table-cell>
          <table:table-cell table:style-name="ce84" table:formula="oooc:=100*[.B398]" office:value-type="float" office:value="700">
            <text:p>700</text:p>
          </table:table-cell>
          <table:table-cell table:style-name="ce138" table:number-columns-repeated="2"/>
          <table:table-cell table:style-name="ce173"/>
          <table:table-cell table:style-name="ce282" office:value-type="float" office:value="7">
            <text:p>7</text:p>
          </table:table-cell>
          <table:table-cell table:style-name="ce315" office:value-type="string">
            <text:p>Specifical parameters for cooling / refrigeration</text:p>
          </table:table-cell>
          <table:table-cell table:style-name="ce365"/>
          <table:table-cell table:style-name="ce397"/>
          <table:table-cell table:style-name="ce401"/>
          <table:table-cell table:style-name="ce397" table:number-columns-repeated="4"/>
          <table:table-cell table:style-name="ce392"/>
          <table:table-cell table:style-name="ce460"/>
          <table:table-cell table:style-name="ce473" table:number-columns-repeated="2"/>
          <table:table-cell table:style-name="ce489" table:formula="oooc:=HLOOKUP([.T$1];[.U$1:.AC$1244];ROW();FALSE())" office:value-type="string" office:string-value="Specifical parameters for cooling / refrigeration">
            <text:p>Specifical parameters for cooling / refrigeration</text:p>
          </table:table-cell>
          <table:table-cell table:style-name="ce501" office:value-type="string">
            <text:p>Specifical parameters for cooling / refrigeration</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14">
          <table:table-cell table:style-name="ce11" office:value-type="float" office:value="312">
            <text:p>312</text:p>
          </table:table-cell>
          <table:table-cell table:style-name="ce47"/>
          <table:table-cell table:style-name="ce99" table:formula="oooc:=[.C398]+1" office:value-type="float" office:value="701">
            <text:p>701</text:p>
          </table:table-cell>
          <table:table-cell table:style-name="ce143" table:number-columns-repeated="3"/>
          <table:table-cell table:style-name="ce286" office:value-type="float" office:value="1">
            <text:p>1</text:p>
          </table:table-cell>
          <table:table-cell table:style-name="ce99" office:value-type="string">
            <text:p>cooling or freezing chambers</text:p>
          </table:table-cell>
          <table:table-cell table:style-name="ce286" office:value-type="string">
            <text:p>yes/no?</text:p>
          </table:table-cell>
          <table:table-cell table:style-name="ce404"/>
          <table:table-cell table:style-name="ce398"/>
          <table:table-cell table:style-name="ce437" table:number-columns-repeated="4"/>
          <table:table-cell table:style-name="ce407" office:value-type="string">
            <text:p>to be checked</text:p>
          </table:table-cell>
          <table:table-cell table:style-name="ce451"/>
          <table:table-cell table:style-name="ce476" table:number-columns-repeated="2"/>
          <table:table-cell table:style-name="ce490" table:formula="oooc:=HLOOKUP([.T$1];[.U$1:.AC$1244];ROW();FALSE())" office:value-type="string" office:string-value="cooling or freezing chambers">
            <text:p>cooling or freezing chambers</text:p>
          </table:table-cell>
          <table:table-cell table:style-name="ce502" office:value-type="string">
            <text:p>cooling or freezing chamber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13">
            <text:p>313</text:p>
          </table:table-cell>
          <table:table-cell table:style-name="ce47"/>
          <table:table-cell table:style-name="ce99" table:formula="oooc:=[.C399]+1" office:value-type="float" office:value="702">
            <text:p>702</text:p>
          </table:table-cell>
          <table:table-cell table:style-name="ce143" table:number-columns-repeated="3"/>
          <table:table-cell table:style-name="ce286" office:value-type="string">
            <text:p>Nchamb</text:p>
          </table:table-cell>
          <table:table-cell table:style-name="ce99" office:value-type="string">
            <text:p>Volume of cooling chamber</text:p>
          </table:table-cell>
          <table:table-cell table:style-name="ce286" office:value-type="string">
            <text:p>m²</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office:value-type="string">
            <text:p><text:s/></text:p>
          </table:table-cell>
          <table:table-cell table:style-name="ce476" table:number-columns-repeated="2"/>
          <table:table-cell table:style-name="ce490" table:formula="oooc:=HLOOKUP([.T$1];[.U$1:.AC$1244];ROW();FALSE())" office:value-type="string" office:string-value="volume of cooling chamber">
            <text:p>volume of cooling chamber</text:p>
          </table:table-cell>
          <table:table-cell table:style-name="ce502" office:value-type="string">
            <text:p>volume of cooling chamb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²">
            <text:p>m²</text:p>
          </table:table-cell>
          <table:table-cell table:style-name="ce589" office:value-type="string">
            <text:p>m²</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14">
            <text:p>314</text:p>
          </table:table-cell>
          <table:table-cell table:style-name="ce47"/>
          <table:table-cell table:style-name="ce99" table:formula="oooc:=[.C400]+1" office:value-type="float" office:value="703">
            <text:p>703</text:p>
          </table:table-cell>
          <table:table-cell table:style-name="ce143" table:number-columns-repeated="3"/>
          <table:table-cell table:style-name="ce286" office:value-type="string">
            <text:p>Nchamb</text:p>
          </table:table-cell>
          <table:table-cell table:style-name="ce99" office:value-type="string">
            <text:p>Thickness of insulation</text:p>
          </table:table-cell>
          <table:table-cell table:style-name="ce286" office:value-type="string">
            <text:p>mm</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office:value-type="string">
            <text:p><text:s/></text:p>
          </table:table-cell>
          <table:table-cell table:style-name="ce476" table:number-columns-repeated="2"/>
          <table:table-cell table:style-name="ce490" table:formula="oooc:=HLOOKUP([.T$1];[.U$1:.AC$1244];ROW();FALSE())" office:value-type="string" office:string-value="thickness of insulation">
            <text:p>thickness of insulation</text:p>
          </table:table-cell>
          <table:table-cell table:style-name="ce502" office:value-type="string">
            <text:p>thickness of insulatio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m">
            <text:p>mm</text:p>
          </table:table-cell>
          <table:table-cell table:style-name="ce589" office:value-type="string">
            <text:p>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15">
            <text:p>315</text:p>
          </table:table-cell>
          <table:table-cell table:style-name="ce47"/>
          <table:table-cell table:style-name="ce99" table:formula="oooc:=[.C401]+1" office:value-type="float" office:value="704">
            <text:p>704</text:p>
          </table:table-cell>
          <table:table-cell table:style-name="ce143" table:number-columns-repeated="3"/>
          <table:table-cell table:style-name="ce286" office:value-type="string">
            <text:p>Nchamb</text:p>
          </table:table-cell>
          <table:table-cell table:style-name="ce99" office:value-type="string">
            <text:p>Air Temperature</text:p>
          </table:table-cell>
          <table:table-cell table:style-name="ce286" office:value-type="string">
            <text:p>ºC</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office:value-type="string">
            <text:p><text:s/></text:p>
          </table:table-cell>
          <table:table-cell table:style-name="ce476" table:number-columns-repeated="2"/>
          <table:table-cell table:style-name="ce490" table:formula="oooc:=HLOOKUP([.T$1];[.U$1:.AC$1244];ROW();FALSE())" office:value-type="string" office:string-value="air Temperature">
            <text:p>air Temperature</text:p>
          </table:table-cell>
          <table:table-cell table:style-name="ce502" office:value-type="string">
            <text:p>air Temperatur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ºC">
            <text:p>ºC</text:p>
          </table:table-cell>
          <table:table-cell table:style-name="ce589" office:value-type="string">
            <text:p>º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16">
            <text:p>316</text:p>
          </table:table-cell>
          <table:table-cell table:style-name="ce47"/>
          <table:table-cell table:style-name="ce99" table:formula="oooc:=[.C402]+1" office:value-type="float" office:value="705">
            <text:p>705</text:p>
          </table:table-cell>
          <table:table-cell table:style-name="ce143" table:number-columns-repeated="3"/>
          <table:table-cell table:style-name="ce286" office:value-type="string">
            <text:p>Nchamb</text:p>
          </table:table-cell>
          <table:table-cell table:style-name="ce99" office:value-type="string">
            <text:p>Mean quantity of stored product</text:p>
          </table:table-cell>
          <table:table-cell table:style-name="ce286" office:value-type="string">
            <text:p>kg </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office:value-type="string">
            <text:p><text:s/></text:p>
          </table:table-cell>
          <table:table-cell table:style-name="ce476" table:number-columns-repeated="2"/>
          <table:table-cell table:style-name="ce490" table:formula="oooc:=HLOOKUP([.T$1];[.U$1:.AC$1244];ROW();FALSE())" office:value-type="string" office:string-value="mean quantity of stored product">
            <text:p>mean quantity of stored product</text:p>
          </table:table-cell>
          <table:table-cell table:style-name="ce502" office:value-type="string">
            <text:p>mean quantity of stored produc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g ">
            <text:p>kg </text:p>
          </table:table-cell>
          <table:table-cell table:style-name="ce589" office:value-type="string">
            <text:p>kg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17">
            <text:p>317</text:p>
          </table:table-cell>
          <table:table-cell table:style-name="ce47"/>
          <table:table-cell table:style-name="ce99" table:formula="oooc:=[.C403]+1" office:value-type="float" office:value="706">
            <text:p>706</text:p>
          </table:table-cell>
          <table:table-cell table:style-name="ce143" table:number-columns-repeated="3"/>
          <table:table-cell table:style-name="ce286" office:value-type="string">
            <text:p>Nchamb</text:p>
          </table:table-cell>
          <table:table-cell table:style-name="ce99" office:value-type="string">
            <text:p>Quantity of product renewed per working day</text:p>
          </table:table-cell>
          <table:table-cell table:style-name="ce286" office:value-type="string">
            <text:p>kg / day</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office:value-type="string">
            <text:p>Specify the quantity of new product charged / discharged in a typical working day</text:p>
          </table:table-cell>
          <table:table-cell table:style-name="ce476" table:number-columns-repeated="2"/>
          <table:table-cell table:style-name="ce490" table:formula="oooc:=HLOOKUP([.T$1];[.U$1:.AC$1244];ROW();FALSE())" office:value-type="string" office:string-value="quantity of product renewed per working day">
            <text:p>quantity of product renewed per working day</text:p>
          </table:table-cell>
          <table:table-cell table:style-name="ce502" office:value-type="string">
            <text:p>quantity of product renewed per working da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g / day">
            <text:p>kg / day</text:p>
          </table:table-cell>
          <table:table-cell table:style-name="ce589" office:value-type="string">
            <text:p>kg / day</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18">
            <text:p>318</text:p>
          </table:table-cell>
          <table:table-cell table:style-name="ce47"/>
          <table:table-cell table:style-name="ce99" table:formula="oooc:=[.C404]+1" office:value-type="float" office:value="707">
            <text:p>707</text:p>
          </table:table-cell>
          <table:table-cell table:style-name="ce143" table:number-columns-repeated="3"/>
          <table:table-cell table:style-name="ce286" office:value-type="string">
            <text:p>Nchamb</text:p>
          </table:table-cell>
          <table:table-cell table:style-name="ce99" office:value-type="string">
            <text:p>Temperature of product before entering the cooling chamber</text:p>
          </table:table-cell>
          <table:table-cell table:style-name="ce286" office:value-type="string">
            <text:p>ºC</text:p>
          </table:table-cell>
          <table:table-cell table:style-name="ce398" table:number-columns-repeated="2"/>
          <table:table-cell table:style-name="ce432" office:value-type="string">
            <text:p>x</text:p>
          </table:table-cell>
          <table:table-cell table:style-name="ce49" table:number-columns-repeated="3"/>
          <table:table-cell table:style-name="ce407" office:value-type="string">
            <text:p>to be checked</text:p>
          </table:table-cell>
          <table:table-cell table:style-name="ce468"/>
          <table:table-cell table:style-name="ce476" table:number-columns-repeated="2"/>
          <table:table-cell table:style-name="ce490" table:formula="oooc:=HLOOKUP([.T$1];[.U$1:.AC$1244];ROW();FALSE())" office:value-type="string" office:string-value="temperature of product before entering the cooling chamber">
            <text:p>temperature of product before entering the cooling chamber</text:p>
          </table:table-cell>
          <table:table-cell table:style-name="ce502" office:value-type="string">
            <text:p>temperature of product before entering the cooling chambe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ºC">
            <text:p>ºC</text:p>
          </table:table-cell>
          <table:table-cell table:style-name="ce589" office:value-type="string">
            <text:p>º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office:value-type="float" office:value="319">
            <text:p>319</text:p>
          </table:table-cell>
          <table:table-cell table:style-name="ce69"/>
          <table:table-cell table:style-name="ce111"/>
          <table:table-cell table:style-name="ce203" table:number-columns-repeated="2"/>
          <table:table-cell table:style-name="ce273"/>
          <table:table-cell table:style-name="ce285"/>
          <table:table-cell table:style-name="ce314"/>
          <table:table-cell table:style-name="ce371"/>
          <table:table-cell/>
          <table:table-cell table:style-name="ce58"/>
          <table:table-cell table:number-columns-repeated="8"/>
          <table:table-cell table:style-name="ce489" table:formula="oooc:=HLOOKUP([.T$1];[.U$1:.AC$1244];ROW();FALSE())">
            <text:p/>
          </table:table-cell>
          <table:table-cell table:style-name="ce500"/>
          <table:table-cell table:style-name="ce538" table:number-columns-repeated="8"/>
          <table:table-cell table:number-columns-repeated="2"/>
          <table:table-cell table:style-name="ce558"/>
          <table:table-cell table:style-name="ce564" table:number-columns-repeated="9"/>
          <table:table-cell table:number-columns-repeated="2"/>
          <table:table-cell table:style-name="ce585"/>
          <table:table-cell table:style-name="ce596"/>
          <table:table-cell table:style-name="ce564" table:number-columns-repeated="8"/>
          <table:table-cell table:number-columns-repeated="203"/>
        </table:table-row>
        <table:table-row table:style-name="ro29">
          <table:table-cell office:value-type="float" office:value="320">
            <text:p>320</text:p>
          </table:table-cell>
          <table:table-cell table:style-name="ce43" office:value-type="float" office:value="8">
            <text:p>8</text:p>
          </table:table-cell>
          <table:table-cell table:style-name="ce84" table:formula="oooc:=100*[.B407]" office:value-type="float" office:value="800">
            <text:p>800</text:p>
          </table:table-cell>
          <table:table-cell table:style-name="ce138" table:number-columns-repeated="2"/>
          <table:table-cell table:style-name="ce173"/>
          <table:table-cell table:style-name="ce282"/>
          <table:table-cell table:style-name="ce315" office:value-type="string">
            <text:p>Buildings</text:p>
          </table:table-cell>
          <table:table-cell table:style-name="ce365"/>
          <table:table-cell table:style-name="ce293"/>
          <table:table-cell table:style-name="ce401"/>
          <table:table-cell table:style-name="ce293" office:value-type="string">
            <text:p>Building 3</text:p>
          </table:table-cell>
          <table:table-cell table:style-name="ce293" office:value-type="string">
            <text:p>Building 1</text:p>
          </table:table-cell>
          <table:table-cell table:style-name="ce293" office:value-type="string">
            <text:p>Building 4</text:p>
          </table:table-cell>
          <table:table-cell table:style-name="ce293" office:value-type="string">
            <text:p>Building 2</text:p>
          </table:table-cell>
          <table:table-cell table:style-name="ce293" office:value-type="string">
            <text:p>Should we include building demand data as a separate block ? or treat space heating / cooling and DHW as one more process ???</text:p>
          </table:table-cell>
          <table:table-cell table:style-name="ce460"/>
          <table:table-cell table:number-columns-repeated="2"/>
          <table:table-cell table:style-name="ce489" table:formula="oooc:=HLOOKUP([.T$1];[.U$1:.AC$1244];ROW();FALSE())" office:value-type="string" office:string-value="Building (or part of building)">
            <text:p>Building (or part of building)</text:p>
          </table:table-cell>
          <table:table-cell table:style-name="ce501" office:value-type="string">
            <text:p>Building (or part of building)</text:p>
          </table:table-cell>
          <table:table-cell table:style-name="ce539"/>
          <table:table-cell table:style-name="ce550" table:number-columns-repeated="7"/>
          <table:table-cell table:style-name="ce473"/>
          <table:table-cell/>
          <table:table-cell table:style-name="ce558" table:formula="oooc:=HLOOKUP([.AF$1];[.AG$1:.AO$1242];ROW();FALSE())" office:value-type="string" office:string-value="Attach a brief description/plan of the building">
            <text:p>Attach a brief description/plan of the building</text:p>
          </table:table-cell>
          <table:table-cell table:style-name="ce566" office:value-type="string">
            <text:p>Attach a brief description/plan of the building</text:p>
          </table:table-cell>
          <table:table-cell table:style-name="ce566" office:value-type="string">
            <text:p>Adjuntar una breu descripció / planell de l'edifici</text:p>
          </table:table-cell>
          <table:table-cell table:style-name="ce578" table:number-columns-repeated="7"/>
          <table:table-cell table:style-name="ce473"/>
          <table:table-cell/>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14">
          <table:table-cell table:style-name="ce11" office:value-type="float" office:value="321">
            <text:p>321</text:p>
          </table:table-cell>
          <table:table-cell table:style-name="ce60"/>
          <table:table-cell table:style-name="ce112"/>
          <table:table-cell table:style-name="ce204" office:value-type="string">
            <text:p>NBuild</text:p>
          </table:table-cell>
          <table:table-cell table:style-name="ce204"/>
          <table:table-cell table:style-name="ce143"/>
          <table:table-cell table:style-name="ce296"/>
          <table:table-cell table:style-name="ce337"/>
          <table:table-cell table:style-name="ce367"/>
          <table:table-cell table:style-name="ce286"/>
          <table:table-cell table:style-name="ce424"/>
          <table:table-cell table:style-name="ce286" table:number-columns-repeated="5"/>
          <table:table-cell table:style-name="ce344"/>
          <table:table-cell table:style-name="ce477" table:number-columns-repeated="2"/>
          <table:table-cell table:style-name="ce490"/>
          <table:table-cell table:style-name="ce524"/>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91"/>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22">
            <text:p>322</text:p>
          </table:table-cell>
          <table:table-cell table:style-name="ce70"/>
          <table:table-cell table:style-name="ce112"/>
          <table:table-cell table:style-name="ce205" office:value-type="string">
            <text:p>BuildName</text:p>
          </table:table-cell>
          <table:table-cell table:style-name="ce205"/>
          <table:table-cell table:style-name="ce143"/>
          <table:table-cell table:style-name="ce299" office:value-type="string">
            <text:p>Nbuild</text:p>
          </table:table-cell>
          <table:table-cell table:style-name="ce348" office:value-type="string">
            <text:p>Building short name</text:p>
          </table:table-cell>
          <table:table-cell table:style-name="ce367" office:value-type="string">
            <text:p>-</text:p>
          </table:table-cell>
          <table:table-cell table:style-name="ce49" office:value-type="string">
            <text:p>X</text:p>
          </table:table-cell>
          <table:table-cell table:style-name="ce408" office:value-type="string">
            <text:p>X</text:p>
          </table:table-cell>
          <table:table-cell table:style-name="ce49" table:number-columns-repeated="4"/>
          <table:table-cell table:style-name="ce49" office:value-type="string">
            <text:p>to traduce in Englosh in Questionnaire</text:p>
          </table:table-cell>
          <table:table-cell table:style-name="ce451"/>
          <table:table-cell table:style-name="ce481" table:number-columns-repeated="2"/>
          <table:table-cell table:style-name="ce490" table:formula="oooc:=HLOOKUP([.T$1];[.U$1:.AC$1244];ROW();FALSE())" office:value-type="string" office:string-value="Building short name">
            <text:p>Building short name</text:p>
          </table:table-cell>
          <table:table-cell table:style-name="ce525" office:value-type="string">
            <text:p>Building short name</text:p>
          </table:table-cell>
          <table:table-cell table:style-name="ce536"/>
          <table:table-cell table:style-name="ce549" table:number-columns-repeated="7"/>
          <table:table-cell table:style-name="ce483"/>
          <table:table-cell table:style-name="ce481"/>
          <table:table-cell table:style-name="ce559" table:formula="oooc:=HLOOKUP([.AF$1];[.AG$1:.AO$1242];ROW();FALSE())" office:value-type="string" office:string-value="Give some brief name of the buildings to identify them in the reports">
            <text:p>Give some brief name of the buildings to identify them in the reports</text:p>
          </table:table-cell>
          <table:table-cell table:style-name="ce534" office:value-type="string">
            <text:p>Give some brief name of the buildings to identify them in the reports</text:p>
          </table:table-cell>
          <table:table-cell table:style-name="ce534" office:value-type="string">
            <text:p>Doni un nom abreviat als edificis per identificar-los als informes</text:p>
          </table:table-cell>
          <table:table-cell table:style-name="ce577" table:number-columns-repeated="7"/>
          <table:table-cell table:style-name="ce483"/>
          <table:table-cell table:style-name="ce481"/>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number-columns-repeated="3"/>
          <table:table-cell table:style-name="ce11"/>
        </table:table-row>
        <table:table-row table:style-name="ro13">
          <table:table-cell table:style-name="ce11" office:value-type="float" office:value="323">
            <text:p>323</text:p>
          </table:table-cell>
          <table:table-cell table:style-name="ce47"/>
          <table:table-cell table:style-name="ce99" table:formula="oooc:=[.C407]+1" office:value-type="float" office:value="801">
            <text:p>801</text:p>
          </table:table-cell>
          <table:table-cell table:style-name="ce205" office:value-type="string">
            <text:p>BuildConstructSurface</text:p>
          </table:table-cell>
          <table:table-cell table:style-name="ce205"/>
          <table:table-cell table:style-name="ce143"/>
          <table:table-cell table:style-name="ce286" office:value-type="string">
            <text:p>Nbuild</text:p>
          </table:table-cell>
          <table:table-cell table:style-name="ce99" office:value-type="string">
            <text:p>Constructed surface </text:p>
          </table:table-cell>
          <table:table-cell table:style-name="ce286"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451"/>
          <table:table-cell table:style-name="ce477" table:number-columns-repeated="2"/>
          <table:table-cell table:style-name="ce490" table:formula="oooc:=HLOOKUP([.T$1];[.U$1:.AC$1244];ROW();FALSE())" office:value-type="string" office:string-value="Constructed surface ">
            <text:p>Constructed surface </text:p>
          </table:table-cell>
          <table:table-cell table:style-name="ce502" office:value-type="string">
            <text:p>Constructed surface </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2">
            <text:p>m2</text:p>
          </table:table-cell>
          <table:table-cell table:style-name="ce589" office:value-type="string">
            <text:p>m<text:span text:style-name="T15">2</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324">
            <text:p>324</text:p>
          </table:table-cell>
          <table:table-cell table:style-name="ce47"/>
          <table:table-cell table:style-name="ce99" table:formula="oooc:=[.C410]+1" office:value-type="float" office:value="802">
            <text:p>802</text:p>
          </table:table-cell>
          <table:table-cell table:style-name="ce205" office:value-type="string">
            <text:p>BuildUsefulSurface</text:p>
          </table:table-cell>
          <table:table-cell table:style-name="ce205"/>
          <table:table-cell table:style-name="ce143"/>
          <table:table-cell table:style-name="ce286" office:value-type="string">
            <text:p>Nbuild</text:p>
          </table:table-cell>
          <table:table-cell table:style-name="ce99" office:value-type="string">
            <text:p>Useful surface </text:p>
          </table:table-cell>
          <table:table-cell table:style-name="ce286"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451"/>
          <table:table-cell table:style-name="ce477" table:number-columns-repeated="2"/>
          <table:table-cell table:style-name="ce490" table:formula="oooc:=HLOOKUP([.T$1];[.U$1:.AC$1244];ROW();FALSE())" office:value-type="string" office:string-value="Useful surface ">
            <text:p>Useful surface </text:p>
          </table:table-cell>
          <table:table-cell table:style-name="ce502" office:value-type="string">
            <text:p>Useful surface </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2">
            <text:p>m2</text:p>
          </table:table-cell>
          <table:table-cell table:style-name="ce589" office:value-type="string">
            <text:p>m<text:span text:style-name="T15">2</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25">
            <text:p>325</text:p>
          </table:table-cell>
          <table:table-cell table:style-name="ce47"/>
          <table:table-cell table:style-name="ce99" table:formula="oooc:=[.C411]+1" office:value-type="float" office:value="803">
            <text:p>803</text:p>
          </table:table-cell>
          <table:table-cell table:style-name="ce205" office:value-type="string">
            <text:p>BuildUsage</text:p>
          </table:table-cell>
          <table:table-cell table:style-name="ce205"/>
          <table:table-cell table:style-name="ce143"/>
          <table:table-cell table:style-name="ce286" office:value-type="string">
            <text:p>Nbuild</text:p>
          </table:table-cell>
          <table:table-cell table:style-name="ce99" office:value-type="string">
            <text:p>Use of the building</text:p>
          </table:table-cell>
          <table:table-cell table:style-name="ce286"/>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451"/>
          <table:table-cell table:style-name="ce477" table:number-columns-repeated="2"/>
          <table:table-cell table:style-name="ce490" table:formula="oooc:=HLOOKUP([.T$1];[.U$1:.AC$1244];ROW();FALSE())" office:value-type="string" office:string-value="Use of the building">
            <text:p>Use of the building</text:p>
          </table:table-cell>
          <table:table-cell table:style-name="ce502" office:value-type="string">
            <text:p>Use of the building</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26">
            <text:p>326</text:p>
          </table:table-cell>
          <table:table-cell table:style-name="ce47"/>
          <table:table-cell table:style-name="ce99" table:formula="oooc:=[.C412]+1" office:value-type="float" office:value="804">
            <text:p>804</text:p>
          </table:table-cell>
          <table:table-cell table:style-name="ce205" office:value-type="string">
            <text:p>BuildEnergyDemand</text:p>
          </table:table-cell>
          <table:table-cell table:style-name="ce205"/>
          <table:table-cell table:style-name="ce143"/>
          <table:table-cell table:style-name="ce286" office:value-type="string">
            <text:p>Nbuild</text:p>
          </table:table-cell>
          <table:table-cell table:style-name="ce99" office:value-type="string">
            <text:p>Global data on energy demand</text:p>
          </table:table-cell>
          <table:table-cell table:style-name="ce286"/>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Global data on energy demand">
            <text:p>Global data on energy demand</text:p>
          </table:table-cell>
          <table:table-cell table:style-name="ce502" office:value-type="string">
            <text:p>Global data on energy demand</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2">
          <table:table-cell table:style-name="ce11" office:value-type="float" office:value="327">
            <text:p>327</text:p>
          </table:table-cell>
          <table:table-cell table:style-name="ce49"/>
          <table:table-cell table:style-name="ce99" table:formula="oooc:=[.C413]+1" office:value-type="float" office:value="805">
            <text:p>805</text:p>
          </table:table-cell>
          <table:table-cell table:style-name="ce205" office:value-type="string">
            <text:p>BuildMaxHP</text:p>
          </table:table-cell>
          <table:table-cell table:style-name="ce205"/>
          <table:table-cell table:style-name="ce274"/>
          <table:table-cell table:style-name="ce286" office:value-type="string">
            <text:p>Nbuild</text:p>
          </table:table-cell>
          <table:table-cell table:style-name="ce99" office:value-type="string">
            <text:p>Maximum heating power</text:p>
          </table:table-cell>
          <table:table-cell table:style-name="ce286" office:value-type="string">
            <text:p>kW</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3" table:formula="oooc:=HLOOKUP([.T$1];[.U$1:.AC$1244];ROW();FALSE())" office:value-type="string" office:string-value="Maximum heating power">
            <text:p>Maximum heating power</text:p>
          </table:table-cell>
          <table:table-cell table:style-name="ce502" office:value-type="string">
            <text:p>Maximum heating power</text:p>
          </table:table-cell>
          <table:table-cell table:style-name="ce536" table:number-columns-repeated="8"/>
          <table:table-cell table:style-name="ce554"/>
          <table:table-cell table:style-name="ce477"/>
          <table:table-cell table:style-name="ce559" table:formula="oooc:=HLOOKUP([.AF$1];[.AG$1:.AO$1242];ROW();FALSE())" office:value-type="string" office:string-value="Maximum heating power (without including the security coefficient of the equipment)">
            <text:p>Maximum heating power (without including the security coefficient of the equipment)</text:p>
          </table:table-cell>
          <table:table-cell table:style-name="ce534" office:value-type="string">
            <text:p>Maximum heating power (without including the security coefficient of the equipment)</text:p>
          </table:table-cell>
          <table:table-cell table:style-name="ce534" office:value-type="string">
            <text:p>Potència màxima de la demanda (sense incloure el factor de seguritat de l' equipament)</text:p>
          </table:table-cell>
          <table:table-cell table:style-name="ce534" table:number-columns-repeated="7"/>
          <table:table-cell table:style-name="ce554"/>
          <table:table-cell table:style-name="ce477"/>
          <table:table-cell table:style-name="ce559" table:formula="oooc:=HLOOKUP([.AR$1];[.AS$1:.BA$1242];ROW();FALSE())" office:value-type="string" office:string-value="kW">
            <text:p>kW</text:p>
          </table:table-cell>
          <table:table-cell table:style-name="ce589" office:value-type="string">
            <text:p>kW</text:p>
          </table:table-cell>
          <table:table-cell table:style-name="ce534" table:number-columns-repeated="8"/>
          <table:table-cell table:style-name="ce554"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7"/>
          <table:table-cell table:style-name="ce99" table:formula="oooc:=[.C414]+1" office:value-type="float" office:value="806">
            <text:p>806</text:p>
          </table:table-cell>
          <table:table-cell table:style-name="ce205" office:value-type="string">
            <text:p>BuildMaxCP</text:p>
          </table:table-cell>
          <table:table-cell table:style-name="ce205"/>
          <table:table-cell table:style-name="ce143"/>
          <table:table-cell table:style-name="ce286" office:value-type="string">
            <text:p>Nbuild</text:p>
          </table:table-cell>
          <table:table-cell table:style-name="ce99" office:value-type="string">
            <text:p>Maximum cooling power</text:p>
          </table:table-cell>
          <table:table-cell table:style-name="ce286" office:value-type="string">
            <text:p>kW</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Maximum cooling power">
            <text:p>Maximum cooling power</text:p>
          </table:table-cell>
          <table:table-cell table:style-name="ce502" office:value-type="string">
            <text:p>Maximum cooling power</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3">
          <table:table-cell table:style-name="ce11" office:value-type="float" office:value="329">
            <text:p>329</text:p>
          </table:table-cell>
          <table:table-cell table:style-name="ce47"/>
          <table:table-cell table:style-name="ce99" table:formula="oooc:=[.C415]+1" office:value-type="float" office:value="807">
            <text:p>807</text:p>
          </table:table-cell>
          <table:table-cell table:style-name="ce205" office:value-type="string">
            <text:p>BuildAnnualHeating</text:p>
          </table:table-cell>
          <table:table-cell table:style-name="ce205"/>
          <table:table-cell table:style-name="ce143"/>
          <table:table-cell table:style-name="ce286" office:value-type="string">
            <text:p>Nbuild</text:p>
          </table:table-cell>
          <table:table-cell table:style-name="ce99" office:value-type="string">
            <text:p>Annual heating demand</text:p>
          </table:table-cell>
          <table:table-cell table:style-name="ce374" office:value-type="string">
            <text:p>MWh / year</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Annual heating demand">
            <text:p>Annual heating demand</text:p>
          </table:table-cell>
          <table:table-cell table:style-name="ce502" office:value-type="string">
            <text:p>Annual heating demand</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34" office:value-type="string">
            <text:p>Thermal demand (useful heat and cold). Indicate MONTHLY data in a separate table (if available)</text:p>
          </table:table-cell>
          <table:table-cell table:style-name="ce534" office:value-type="string">
            <text:p>Demanda tèrmica (calor i fred útil) Indicar dades MESUALS en una taula a part (si aquestes estan disponibles)</text:p>
          </table:table-cell>
          <table:table-cell table:style-name="ce577" table:number-columns-repeated="7"/>
          <table:table-cell table:style-name="ce476"/>
          <table:table-cell table:style-name="ce477"/>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30">
            <text:p>330</text:p>
          </table:table-cell>
          <table:table-cell table:style-name="ce47"/>
          <table:table-cell table:style-name="ce99" table:formula="oooc:=[.C416]+1" office:value-type="float" office:value="808">
            <text:p>808</text:p>
          </table:table-cell>
          <table:table-cell table:style-name="ce205" office:value-type="string">
            <text:p>BuildAnnualAirCond</text:p>
          </table:table-cell>
          <table:table-cell table:style-name="ce205"/>
          <table:table-cell table:style-name="ce143"/>
          <table:table-cell table:style-name="ce286" office:value-type="string">
            <text:p>Nbuild</text:p>
          </table:table-cell>
          <table:table-cell table:style-name="ce99" office:value-type="string">
            <text:p>Annual demand of air conditioning</text:p>
          </table:table-cell>
          <table:table-cell table:style-name="ce374" office:value-type="string">
            <text:p>MWh / year</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Annual demand of air conditioning">
            <text:p>Annual demand of air conditioning</text:p>
          </table:table-cell>
          <table:table-cell table:style-name="ce502" office:value-type="string">
            <text:p>Annual demand of air conditioning</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Wh / year">
            <text:p>MWh / year</text:p>
          </table:table-cell>
          <table:table-cell table:style-name="ce600" office:value-type="string">
            <text:p>MWh / 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31">
            <text:p>331</text:p>
          </table:table-cell>
          <table:table-cell table:style-name="ce47"/>
          <table:table-cell table:style-name="ce99" table:formula="oooc:=[.C417]+1" office:value-type="float" office:value="809">
            <text:p>809</text:p>
          </table:table-cell>
          <table:table-cell table:style-name="ce205" office:value-type="string">
            <text:p>BuildDailyDHW</text:p>
          </table:table-cell>
          <table:table-cell table:style-name="ce205"/>
          <table:table-cell table:style-name="ce143"/>
          <table:table-cell table:style-name="ce286" office:value-type="string">
            <text:p>Nbuild</text:p>
          </table:table-cell>
          <table:table-cell table:style-name="ce99" office:value-type="string">
            <text:p>Daily consumption of <text:s/>DHW</text:p>
          </table:table-cell>
          <table:table-cell table:style-name="ce286" office:value-type="string">
            <text:p>l/day</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Daily consumption of  DHW">
            <text:p>Daily consumption of <text:s/>DHW</text:p>
          </table:table-cell>
          <table:table-cell table:style-name="ce502" office:value-type="string">
            <text:p>Daily consumption of <text:s/>DHW</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Only consumption of hot water that is not included yet in “Processes”">
            <text:p>Only consumption of hot water that is not included yet in “Processes”</text:p>
          </table:table-cell>
          <table:table-cell table:style-name="ce534" office:value-type="string">
            <text:p>Only consumption of hot water that is not included yet in “Processes”</text:p>
          </table:table-cell>
          <table:table-cell table:style-name="ce534" office:value-type="string">
            <text:p>Només consums d'aigua calenta no especificats ja a "Processos"</text:p>
          </table:table-cell>
          <table:table-cell table:style-name="ce577" table:number-columns-repeated="7"/>
          <table:table-cell table:style-name="ce476"/>
          <table:table-cell table:style-name="ce477"/>
          <table:table-cell table:style-name="ce586" table:formula="oooc:=HLOOKUP([.AR$1];[.AS$1:.BA$1242];ROW();FALSE())" office:value-type="string" office:string-value="l/day">
            <text:p>l/day</text:p>
          </table:table-cell>
          <table:table-cell table:style-name="ce589" office:value-type="string">
            <text:p>l/day</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2">
            <text:p>332</text:p>
          </table:table-cell>
          <table:table-cell table:style-name="ce47"/>
          <table:table-cell table:style-name="ce99" table:formula="oooc:=[.C418]+1" office:value-type="float" office:value="810">
            <text:p>810</text:p>
          </table:table-cell>
          <table:table-cell table:style-name="ce205" office:value-type="string">
            <text:p>BuildHoursOccup</text:p>
          </table:table-cell>
          <table:table-cell table:style-name="ce205"/>
          <table:table-cell table:style-name="ce143"/>
          <table:table-cell table:style-name="ce286" office:value-type="string">
            <text:p>Nbuild</text:p>
          </table:table-cell>
          <table:table-cell table:style-name="ce99" office:value-type="string">
            <text:p>Hours of occupation </text:p>
          </table:table-cell>
          <table:table-cell table:style-name="ce286" office:value-type="string">
            <text:p>h/day</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Hours of occupation ">
            <text:p>Hours of occupation </text:p>
          </table:table-cell>
          <table:table-cell table:style-name="ce502" office:value-type="string">
            <text:p>Hours of occupation </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Occupational period of the building">
            <text:p>Occupational period of the building</text:p>
          </table:table-cell>
          <table:table-cell table:style-name="ce534" office:value-type="string">
            <text:p>Occupational period of the building</text:p>
          </table:table-cell>
          <table:table-cell table:style-name="ce534" office:value-type="string">
            <text:p>Període d'ocupació de l'edifici </text:p>
          </table:table-cell>
          <table:table-cell table:style-name="ce577" table:number-columns-repeated="7"/>
          <table:table-cell table:style-name="ce476"/>
          <table:table-cell table:style-name="ce477"/>
          <table:table-cell table:style-name="ce586" table:formula="oooc:=HLOOKUP([.AR$1];[.AS$1:.BA$1242];ROW();FALSE())" office:value-type="string" office:string-value="h/day">
            <text:p>h/day</text:p>
          </table:table-cell>
          <table:table-cell table:style-name="ce589" office:value-type="string">
            <text:p>h/day</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33">
            <text:p>333</text:p>
          </table:table-cell>
          <table:table-cell table:style-name="ce47"/>
          <table:table-cell table:style-name="ce99" table:formula="oooc:=[.C419]+1" office:value-type="float" office:value="811">
            <text:p>811</text:p>
          </table:table-cell>
          <table:table-cell table:style-name="ce205" office:value-type="string">
            <text:p>BuildDaysInUse</text:p>
          </table:table-cell>
          <table:table-cell table:style-name="ce205"/>
          <table:table-cell table:style-name="ce143"/>
          <table:table-cell table:style-name="ce286" office:value-type="string">
            <text:p>Nbuild</text:p>
          </table:table-cell>
          <table:table-cell table:style-name="ce99" office:value-type="string">
            <text:p>Days of use per year</text:p>
          </table:table-cell>
          <table:table-cell table:style-name="ce286" office:value-type="string">
            <text:p>days/year</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Days of use per year">
            <text:p>Days of use per year</text:p>
          </table:table-cell>
          <table:table-cell table:style-name="ce502" office:value-type="string">
            <text:p>Days of use per year</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days/year">
            <text:p>days/year</text:p>
          </table:table-cell>
          <table:table-cell table:style-name="ce589" office:value-type="string">
            <text:p>days/year</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4">
            <text:p>334</text:p>
          </table:table-cell>
          <table:table-cell table:style-name="ce47"/>
          <table:table-cell table:style-name="ce99" table:formula="oooc:=[.C420]+1" office:value-type="float" office:value="812">
            <text:p>812</text:p>
          </table:table-cell>
          <table:table-cell table:style-name="ce205" office:value-type="string">
            <text:p>BuildHolidaysPeriod</text:p>
          </table:table-cell>
          <table:table-cell table:style-name="ce205"/>
          <table:table-cell table:style-name="ce143"/>
          <table:table-cell table:style-name="ce286" office:value-type="string">
            <text:p>Nbuild</text:p>
          </table:table-cell>
          <table:table-cell table:style-name="ce99" office:value-type="string">
            <text:p>Holidays period</text:p>
          </table:table-cell>
          <table:table-cell table:style-name="ce286" office:value-type="string">
            <text:p>-</text:p>
          </table:table-cell>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Holidays period">
            <text:p>Holidays period</text:p>
          </table:table-cell>
          <table:table-cell table:style-name="ce502" office:value-type="string">
            <text:p>Holidays period</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Period of year that the building is not used">
            <text:p>Period of year that the building is not used</text:p>
          </table:table-cell>
          <table:table-cell table:style-name="ce534" office:value-type="string">
            <text:p>Period of year that the building is not used</text:p>
          </table:table-cell>
          <table:table-cell table:style-name="ce534" office:value-type="string">
            <text:p>Període de l'any en el que l'edifici no està en us</text:p>
          </table:table-cell>
          <table:table-cell table:style-name="ce577" table:number-columns-repeated="7"/>
          <table:table-cell table:style-name="ce476"/>
          <table:table-cell table:style-name="ce477"/>
          <table:table-cell table:style-name="ce586" table:formula="oooc:=HLOOKUP([.AR$1];[.AS$1:.BA$1242];ROW();FALSE())" office:value-type="string" office:string-value="dd/mm-dd/mm">
            <text:p>dd/mm-dd/mm</text:p>
          </table:table-cell>
          <table:table-cell table:style-name="ce589" office:value-type="string">
            <text:p>dd/mm-dd/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5">
            <text:p>335</text:p>
          </table:table-cell>
          <table:table-cell table:style-name="ce47"/>
          <table:table-cell table:style-name="ce99" table:formula="oooc:=[.C421]+1" office:value-type="float" office:value="813">
            <text:p>813</text:p>
          </table:table-cell>
          <table:table-cell table:style-name="ce205" office:value-type="string">
            <text:p>BuildHeatingPeriod</text:p>
          </table:table-cell>
          <table:table-cell table:style-name="ce205"/>
          <table:table-cell table:style-name="ce143"/>
          <table:table-cell table:style-name="ce286" office:value-type="string">
            <text:p>Nbuild</text:p>
          </table:table-cell>
          <table:table-cell table:style-name="ce99" office:value-type="string">
            <text:p>Heating period</text:p>
          </table:table-cell>
          <table:table-cell table:style-name="ce286"/>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9"/>
          <table:table-cell table:style-name="ce477" table:number-columns-repeated="2"/>
          <table:table-cell table:style-name="ce490" table:formula="oooc:=HLOOKUP([.T$1];[.U$1:.AC$1244];ROW();FALSE())" office:value-type="string" office:string-value="Heating period">
            <text:p>Heating period</text:p>
          </table:table-cell>
          <table:table-cell table:style-name="ce502" office:value-type="string">
            <text:p>Heating period</text:p>
          </table:table-cell>
          <table:table-cell table:style-name="ce536"/>
          <table:table-cell table:style-name="ce549" table:number-columns-repeated="7"/>
          <table:table-cell table:style-name="ce476"/>
          <table:table-cell table:style-name="ce477"/>
          <table:table-cell table:style-name="ce559" table:formula="oooc:=HLOOKUP([.AF$1];[.AG$1:.AO$1242];ROW();FALSE())" office:value-type="string" office:string-value="Indicate period, e.g. October - February">
            <text:p>Indicate period, e.g. October - February</text:p>
          </table:table-cell>
          <table:table-cell table:style-name="ce534" office:value-type="string">
            <text:p>Indicate period, e.g. October - February</text:p>
          </table:table-cell>
          <table:table-cell table:style-name="ce534" office:value-type="string">
            <text:p>Indicar període, p.e. Octubre - Febrer. </text:p>
          </table:table-cell>
          <table:table-cell table:style-name="ce577" table:number-columns-repeated="7"/>
          <table:table-cell table:style-name="ce476"/>
          <table:table-cell table:style-name="ce477"/>
          <table:table-cell table:style-name="ce586" table:formula="oooc:=HLOOKUP([.AR$1];[.AS$1:.BA$1242];ROW();FALSE())" office:value-type="string" office:string-value="dd/mm-dd/mm">
            <text:p>dd/mm-dd/mm</text:p>
          </table:table-cell>
          <table:table-cell table:style-name="ce589" office:value-type="string">
            <text:p>dd/mm-dd/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36">
            <text:p>336</text:p>
          </table:table-cell>
          <table:table-cell table:style-name="ce47"/>
          <table:table-cell table:style-name="ce99" table:formula="oooc:=[.C422]+1" office:value-type="float" office:value="814">
            <text:p>814</text:p>
          </table:table-cell>
          <table:table-cell table:style-name="ce205" office:value-type="string">
            <text:p>BuildAirCondPeriod</text:p>
          </table:table-cell>
          <table:table-cell table:style-name="ce205"/>
          <table:table-cell table:style-name="ce143"/>
          <table:table-cell table:style-name="ce286"/>
          <table:table-cell table:style-name="ce99" office:value-type="string">
            <text:p>Air conditioning period</text:p>
          </table:table-cell>
          <table:table-cell table:style-name="ce286"/>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to traduce in Englosh in Questionnaire</text:p>
          </table:table-cell>
          <table:table-cell table:style-name="ce451"/>
          <table:table-cell table:style-name="ce477" table:number-columns-repeated="2"/>
          <table:table-cell table:style-name="ce490" table:formula="oooc:=HLOOKUP([.T$1];[.U$1:.AC$1244];ROW();FALSE())" office:value-type="string" office:string-value="Air conditioning period">
            <text:p>Air conditioning period</text:p>
          </table:table-cell>
          <table:table-cell table:style-name="ce502" office:value-type="string">
            <text:p>Air conditioning period</text:p>
          </table:table-cell>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dd/mm-dd/mm">
            <text:p>dd/mm-dd/mm</text:p>
          </table:table-cell>
          <table:table-cell table:style-name="ce589" office:value-type="string">
            <text:p>dd/mm-dd/m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7">
            <text:p>337</text:p>
          </table:table-cell>
          <table:table-cell table:style-name="ce47"/>
          <table:table-cell table:style-name="ce99"/>
          <table:table-cell table:style-name="ce206" office:value-type="string">
            <text:p>EnclBuildDraw</text:p>
          </table:table-cell>
          <table:table-cell table:style-name="ce206"/>
          <table:table-cell table:style-name="ce143"/>
          <table:table-cell table:style-name="ce286"/>
          <table:table-cell table:style-name="ce349" office:value-type="string">
            <text:p>Enclosing building drawing or sketch?</text:p>
          </table:table-cell>
          <table:table-cell table:style-name="ce286" office:value-type="string">
            <text:p>yes/no</text:p>
          </table:table-cell>
          <table:table-cell table:style-name="ce398"/>
          <table:table-cell table:style-name="ce49"/>
          <table:table-cell table:style-name="ce48"/>
          <table:table-cell table:style-name="ce49"/>
          <table:table-cell table:style-name="ce432"/>
          <table:table-cell table:style-name="ce49"/>
          <table:table-cell table:style-name="ce49" office:value-type="string">
            <text:p>to add it into the Questionnaire in the next update, Stoyan</text:p>
          </table:table-cell>
          <table:table-cell table:style-name="ce451"/>
          <table:table-cell table:style-name="ce477" table:number-columns-repeated="2"/>
          <table:table-cell table:style-name="ce490"/>
          <table:table-cell table:style-name="ce502"/>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38">
            <text:p>338</text:p>
          </table:table-cell>
          <table:table-cell table:style-name="ce47"/>
          <table:table-cell table:style-name="ce85" table:formula="oooc:=[.C423]+1" office:value-type="float" office:value="815">
            <text:p>815</text:p>
          </table:table-cell>
          <table:table-cell table:style-name="ce135" table:number-columns-repeated="3"/>
          <table:table-cell table:style-name="ce283" office:value-type="string">
            <text:p>Nbuild</text:p>
          </table:table-cell>
          <table:table-cell table:style-name="ce312" office:value-type="string">
            <text:p>Data to facilitate the calculation of the air conditioning demand</text:p>
          </table:table-cell>
          <table:table-cell table:style-name="ce294"/>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69"/>
          <table:table-cell table:style-name="ce477" table:number-columns-repeated="2"/>
          <table:table-cell table:style-name="ce490" table:formula="oooc:=HLOOKUP([.T$1];[.U$1:.AC$1244];ROW();FALSE())" office:value-type="string" office:string-value="Data to facilitate the calculation of the air conditioning demand">
            <text:p>Data to facilitate the calculation of the air conditioning demand</text:p>
          </table:table-cell>
          <table:table-cell table:style-name="ce499" office:value-type="string">
            <text:p>Data to facilitate the calculation of the air conditioning demand</text:p>
          </table:table-cell>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339">
            <text:p>339</text:p>
          </table:table-cell>
          <table:table-cell table:style-name="ce47"/>
          <table:table-cell table:style-name="ce85" table:formula="oooc:=[.C425]+1" office:value-type="float" office:value="816">
            <text:p>816</text:p>
          </table:table-cell>
          <table:table-cell table:style-name="ce135" table:number-columns-repeated="3"/>
          <table:table-cell table:style-name="ce283" office:value-type="string">
            <text:p>Nbuild</text:p>
          </table:table-cell>
          <table:table-cell table:style-name="ce312" office:value-type="string">
            <text:p>Windows surface </text:p>
          </table:table-cell>
          <table:table-cell table:style-name="ce294" office:value-type="string">
            <text:p>m<text:span text:style-name="T15">2</text:span></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69"/>
          <table:table-cell table:style-name="ce477" table:number-columns-repeated="2"/>
          <table:table-cell table:style-name="ce490" table:formula="oooc:=HLOOKUP([.T$1];[.U$1:.AC$1244];ROW();FALSE())" office:value-type="string" office:string-value="Windows surface ">
            <text:p>Windows surface </text:p>
          </table:table-cell>
          <table:table-cell table:style-name="ce499" office:value-type="string">
            <text:p>Windows surface </text:p>
          </table:table-cell>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office:value-type="string">
            <text:p>m<text:span text:style-name="T15">2</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0">
            <text:p>340</text:p>
          </table:table-cell>
          <table:table-cell table:style-name="ce47"/>
          <table:table-cell table:style-name="ce85" table:formula="oooc:=[.C426]+1" office:value-type="float" office:value="817">
            <text:p>817</text:p>
          </table:table-cell>
          <table:table-cell table:style-name="ce135" table:number-columns-repeated="3"/>
          <table:table-cell table:style-name="ce283" office:value-type="string">
            <text:p>Nbuild</text:p>
          </table:table-cell>
          <table:table-cell table:style-name="ce312" office:value-type="string">
            <text:p>Type of windows</text:p>
          </table:table-cell>
          <table:table-cell table:style-name="ce294"/>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69"/>
          <table:table-cell table:style-name="ce477" table:number-columns-repeated="2"/>
          <table:table-cell table:style-name="ce490" table:formula="oooc:=HLOOKUP([.T$1];[.U$1:.AC$1244];ROW();FALSE())" office:value-type="string" office:string-value="Type of windows">
            <text:p>Type of windows</text:p>
          </table:table-cell>
          <table:table-cell table:style-name="ce499" office:value-type="string">
            <text:p>Type of windows</text:p>
          </table:table-cell>
          <table:table-cell table:style-name="ce536"/>
          <table:table-cell table:style-name="ce549" table:number-columns-repeated="7"/>
          <table:table-cell table:style-name="ce476"/>
          <table:table-cell table:style-name="ce477"/>
          <table:table-cell table:style-name="ce559"/>
          <table:table-cell table:style-name="ce534" table:number-columns-repeated="2"/>
          <table:table-cell table:style-name="ce577" table:number-columns-repeated="7"/>
          <table:table-cell table:style-name="ce476"/>
          <table:table-cell table:style-name="ce477"/>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1">
            <text:p>341</text:p>
          </table:table-cell>
          <table:table-cell table:style-name="ce47"/>
          <table:table-cell table:style-name="ce85" table:formula="oooc:=[.C427]+1" office:value-type="float" office:value="818">
            <text:p>818</text:p>
          </table:table-cell>
          <table:table-cell table:style-name="ce135" table:number-columns-repeated="3"/>
          <table:table-cell table:style-name="ce283" office:value-type="string">
            <text:p>-</text:p>
          </table:table-cell>
          <table:table-cell table:style-name="ce312" office:value-type="string">
            <text:p>Shadowing from adjucent buildings, etc.</text:p>
          </table:table-cell>
          <table:table-cell table:style-name="ce294"/>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Shadowing from adjucent buildings, etc.">
            <text:p>Shadowing from adjucent buildings, etc.</text:p>
          </table:table-cell>
          <table:table-cell table:style-name="ce499" office:value-type="string">
            <text:p>Shadowing from adjucent buildings, etc.</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2">
            <text:p>342</text:p>
          </table:table-cell>
          <table:table-cell table:style-name="ce47"/>
          <table:table-cell table:style-name="ce85" table:formula="oooc:=[.C428]+1" office:value-type="float" office:value="819">
            <text:p>819</text:p>
          </table:table-cell>
          <table:table-cell table:style-name="ce135" table:number-columns-repeated="3"/>
          <table:table-cell table:style-name="ce283" office:value-type="string">
            <text:p>Nbuild</text:p>
          </table:table-cell>
          <table:table-cell table:style-name="ce312" office:value-type="string">
            <text:p>Solar protection</text:p>
          </table:table-cell>
          <table:table-cell table:style-name="ce294"/>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Solar protection">
            <text:p>Solar protection</text:p>
          </table:table-cell>
          <table:table-cell table:style-name="ce499" office:value-type="string">
            <text:p>Solar protection</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3">
            <text:p>343</text:p>
          </table:table-cell>
          <table:table-cell table:style-name="ce47"/>
          <table:table-cell table:style-name="ce85" table:formula="oooc:=[.C429]+1" office:value-type="float" office:value="820">
            <text:p>820</text:p>
          </table:table-cell>
          <table:table-cell table:style-name="ce135" table:number-columns-repeated="3"/>
          <table:table-cell table:style-name="ce283" office:value-type="string">
            <text:p>Nbuild</text:p>
          </table:table-cell>
          <table:table-cell table:style-name="ce312" office:value-type="string">
            <text:p>Building height</text:p>
          </table:table-cell>
          <table:table-cell table:style-name="ce294" office:value-type="string">
            <text:p>m</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Building height">
            <text:p>Building height</text:p>
          </table:table-cell>
          <table:table-cell table:style-name="ce499" office:value-type="string">
            <text:p>Building heigh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m">
            <text:p>m</text:p>
          </table:table-cell>
          <table:table-cell table:style-name="ce589" office:value-type="string">
            <text:p>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344">
            <text:p>344</text:p>
          </table:table-cell>
          <table:table-cell table:style-name="ce47"/>
          <table:table-cell table:style-name="ce85" table:formula="oooc:=[.C430]+1" office:value-type="float" office:value="821">
            <text:p>821</text:p>
          </table:table-cell>
          <table:table-cell table:style-name="ce135" table:number-columns-repeated="3"/>
          <table:table-cell table:style-name="ce283" office:value-type="string">
            <text:p>Nwalltyp</text:p>
          </table:table-cell>
          <table:table-cell table:style-name="ce312" office:value-type="string">
            <text:p>Facade heat transfer coefficient</text:p>
          </table:table-cell>
          <table:table-cell table:style-name="ce294" office:value-type="string">
            <text:p>W/m<text:span text:style-name="T15">2</text:span><text:span text:style-name="T7">K</text:span></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Facade heat transfer coefficient">
            <text:p>Facade heat transfer coefficient</text:p>
          </table:table-cell>
          <table:table-cell table:style-name="ce499" office:value-type="string">
            <text:p>Facade heat transfer coefficien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W/m2K">
            <text:p>W/m2K</text:p>
          </table:table-cell>
          <table:table-cell table:style-name="ce589" office:value-type="string">
            <text:p>W/m<text:span text:style-name="T15">2</text:span><text:span text:style-name="T7">K</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345">
            <text:p>345</text:p>
          </table:table-cell>
          <table:table-cell table:style-name="ce47"/>
          <table:table-cell table:style-name="ce85" table:formula="oooc:=[.C431]+1" office:value-type="float" office:value="822">
            <text:p>822</text:p>
          </table:table-cell>
          <table:table-cell table:style-name="ce135" table:number-columns-repeated="3"/>
          <table:table-cell table:style-name="ce283" office:value-type="string">
            <text:p>Nrooftyp</text:p>
          </table:table-cell>
          <table:table-cell table:style-name="ce312" office:value-type="string">
            <text:p>Roof heat transfer coefficient</text:p>
          </table:table-cell>
          <table:table-cell table:style-name="ce294" office:value-type="string">
            <text:p>W/m<text:span text:style-name="T15">2</text:span><text:span text:style-name="T7">K</text:span></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Roof heat transfer coefficient">
            <text:p>Roof heat transfer coefficient</text:p>
          </table:table-cell>
          <table:table-cell table:style-name="ce499" office:value-type="string">
            <text:p>Roof heat transfer coefficient</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W/m2K">
            <text:p>W/m2K</text:p>
          </table:table-cell>
          <table:table-cell table:style-name="ce589" office:value-type="string">
            <text:p>W/m<text:span text:style-name="T15">2</text:span><text:span text:style-name="T7">K</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6">
            <text:p>346</text:p>
          </table:table-cell>
          <table:table-cell table:style-name="ce47"/>
          <table:table-cell table:style-name="ce85" table:formula="oooc:=[.C432]+1" office:value-type="float" office:value="823">
            <text:p>823</text:p>
          </table:table-cell>
          <table:table-cell table:style-name="ce135" table:number-columns-repeated="3"/>
          <table:table-cell table:style-name="ce283" office:value-type="string">
            <text:p>-</text:p>
          </table:table-cell>
          <table:table-cell table:style-name="ce312" office:value-type="string">
            <text:p>Ventilation of building</text:p>
          </table:table-cell>
          <table:table-cell table:style-name="ce294" office:value-type="string">
            <text:p>renov./h</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Ventilation of building">
            <text:p>Ventilation of building</text:p>
          </table:table-cell>
          <table:table-cell table:style-name="ce499" office:value-type="string">
            <text:p>Ventilation of building</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renov./h">
            <text:p>renov./h</text:p>
          </table:table-cell>
          <table:table-cell table:style-name="ce589" office:value-type="string">
            <text:p>renov./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3">
          <table:table-cell table:style-name="ce11" office:value-type="float" office:value="347">
            <text:p>347</text:p>
          </table:table-cell>
          <table:table-cell table:style-name="ce47"/>
          <table:table-cell table:style-name="ce85" table:formula="oooc:=[.C433]+1" office:value-type="float" office:value="824">
            <text:p>824</text:p>
          </table:table-cell>
          <table:table-cell table:style-name="ce135" table:number-columns-repeated="3"/>
          <table:table-cell table:style-name="ce283" office:value-type="string">
            <text:p>-</text:p>
          </table:table-cell>
          <table:table-cell table:style-name="ce312" office:value-type="string">
            <text:p>Internal load (electric equipment, etc.)</text:p>
          </table:table-cell>
          <table:table-cell table:style-name="ce294" office:value-type="string">
            <text:p>W/m<text:span text:style-name="T15">2</text:span></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Internal load (electric equipment, etc.)">
            <text:p>Internal load (electric equipment, etc.)</text:p>
          </table:table-cell>
          <table:table-cell table:style-name="ce499" office:value-type="string">
            <text:p>Internal load (electric equipment, etc.)</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W/m2">
            <text:p>W/m2</text:p>
          </table:table-cell>
          <table:table-cell table:style-name="ce589" office:value-type="string">
            <text:p>W/m<text:span text:style-name="T15">2</text:span></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8">
            <text:p>348</text:p>
          </table:table-cell>
          <table:table-cell table:style-name="ce47"/>
          <table:table-cell table:style-name="ce85" table:formula="oooc:=[.C434]+1" office:value-type="float" office:value="825">
            <text:p>825</text:p>
          </table:table-cell>
          <table:table-cell table:style-name="ce135" table:number-columns-repeated="3"/>
          <table:table-cell table:style-name="ce283" office:value-type="string">
            <text:p>-</text:p>
          </table:table-cell>
          <table:table-cell table:style-name="ce312" office:value-type="string">
            <text:p>Occupation</text:p>
          </table:table-cell>
          <table:table-cell table:style-name="ce294" office:value-type="string">
            <text:p>Persons</text:p>
          </table:table-cell>
          <table:table-cell table:style-name="ce398"/>
          <table:table-cell table:style-name="ce49" office:value-type="string">
            <text:p>X</text:p>
          </table:table-cell>
          <table:table-cell table:style-name="ce48"/>
          <table:table-cell table:style-name="ce49"/>
          <table:table-cell table:style-name="ce432" office:value-type="string">
            <text:p>x</text:p>
          </table:table-cell>
          <table:table-cell table:style-name="ce49"/>
          <table:table-cell table:style-name="ce49" office:value-type="string">
            <text:p>probably such a detail not needed</text:p>
          </table:table-cell>
          <table:table-cell table:style-name="ce451"/>
          <table:table-cell table:style-name="ce477" table:number-columns-repeated="2"/>
          <table:table-cell table:style-name="ce490" table:formula="oooc:=HLOOKUP([.T$1];[.U$1:.AC$1244];ROW();FALSE())" office:value-type="string" office:string-value="Occupation">
            <text:p>Occupation</text:p>
          </table:table-cell>
          <table:table-cell table:style-name="ce499" office:value-type="string">
            <text:p>Occupation</text:p>
          </table:table-cell>
          <table:table-cell table:style-name="ce536"/>
          <table:table-cell table:style-name="ce549" table:number-columns-repeated="7"/>
          <table:table-cell table:style-name="ce476"/>
          <table:table-cell table:style-name="ce477"/>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7"/>
          <table:table-cell table:style-name="ce586" table:formula="oooc:=HLOOKUP([.AR$1];[.AS$1:.BA$1242];ROW();FALSE())" office:value-type="string" office:string-value="Persons">
            <text:p>Persons</text:p>
          </table:table-cell>
          <table:table-cell table:style-name="ce589" office:value-type="string">
            <text:p>Persons</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49">
            <text:p>349</text:p>
          </table:table-cell>
          <table:table-cell table:style-name="ce47"/>
          <table:table-cell table:style-name="ce85" table:formula="oooc:=[.C435]+1" office:value-type="float" office:value="826">
            <text:p>826</text:p>
          </table:table-cell>
          <table:table-cell table:style-name="ce135" table:number-columns-repeated="3"/>
          <table:table-cell table:style-name="ce283" office:value-type="string">
            <text:p>-</text:p>
          </table:table-cell>
          <table:table-cell table:style-name="ce312" office:value-type="string">
            <text:p>Comfort connditions</text:p>
          </table:table-cell>
          <table:table-cell table:style-name="ce294"/>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Comfort connditions">
            <text:p>Comfort connditions</text:p>
          </table:table-cell>
          <table:table-cell table:style-name="ce499" office:value-type="string">
            <text:p>Comfort conndition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0">
            <text:p>350</text:p>
          </table:table-cell>
          <table:table-cell table:style-name="ce47"/>
          <table:table-cell table:style-name="ce85" table:formula="oooc:=[.C436]+1" office:value-type="float" office:value="827">
            <text:p>827</text:p>
          </table:table-cell>
          <table:table-cell table:style-name="ce135" table:number-columns-repeated="3"/>
          <table:table-cell table:style-name="ce283" office:value-type="string">
            <text:p>-</text:p>
          </table:table-cell>
          <table:table-cell table:style-name="ce312" office:value-type="string">
            <text:p>Heating season: internal temperature</text:p>
          </table:table-cell>
          <table:table-cell table:style-name="ce294" office:value-type="string">
            <text:p>°C</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Heating season: internal temperature">
            <text:p>Heating season: internal temperature</text:p>
          </table:table-cell>
          <table:table-cell table:style-name="ce499" office:value-type="string">
            <text:p>Heating season: internal temperatur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1">
            <text:p>351</text:p>
          </table:table-cell>
          <table:table-cell table:style-name="ce47"/>
          <table:table-cell table:style-name="ce85" table:formula="oooc:=[.C437]+1" office:value-type="float" office:value="828">
            <text:p>828</text:p>
          </table:table-cell>
          <table:table-cell table:style-name="ce135" table:number-columns-repeated="3"/>
          <table:table-cell table:style-name="ce283" office:value-type="string">
            <text:p>-</text:p>
          </table:table-cell>
          <table:table-cell table:style-name="ce312" office:value-type="string">
            <text:p>Heating season: internal relative humidity</text:p>
          </table:table-cell>
          <table:table-cell table:style-name="ce294" office:value-type="string">
            <text:p>% hum.rel.</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Heating season: internal relative humidity">
            <text:p>Heating season: internal relative humidity</text:p>
          </table:table-cell>
          <table:table-cell table:style-name="ce499" office:value-type="string">
            <text:p>Heating season: internal relative humid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hum.rel.">
            <text:p>% hum.rel.</text:p>
          </table:table-cell>
          <table:table-cell table:style-name="ce589" office:value-type="string">
            <text:p>% hum.rel.</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2">
            <text:p>352</text:p>
          </table:table-cell>
          <table:table-cell table:style-name="ce47"/>
          <table:table-cell table:style-name="ce85" table:formula="oooc:=[.C438]+1" office:value-type="float" office:value="829">
            <text:p>829</text:p>
          </table:table-cell>
          <table:table-cell table:style-name="ce135" table:number-columns-repeated="3"/>
          <table:table-cell table:style-name="ce283" office:value-type="string">
            <text:p>-</text:p>
          </table:table-cell>
          <table:table-cell table:style-name="ce312" office:value-type="string">
            <text:p>Air conditioning season: internal temperatuire</text:p>
          </table:table-cell>
          <table:table-cell table:style-name="ce294" office:value-type="string">
            <text:p>°C</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Air conditioning season: internal temperatuire">
            <text:p>Air conditioning season: internal temperatuire</text:p>
          </table:table-cell>
          <table:table-cell table:style-name="ce499" office:value-type="string">
            <text:p>Air conditioning season: internal temperatuire</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3">
            <text:p>353</text:p>
          </table:table-cell>
          <table:table-cell table:style-name="ce47"/>
          <table:table-cell table:style-name="ce85" table:formula="oooc:=[.C439]+1" office:value-type="float" office:value="830">
            <text:p>830</text:p>
          </table:table-cell>
          <table:table-cell table:style-name="ce135" table:number-columns-repeated="3"/>
          <table:table-cell table:style-name="ce283" office:value-type="string">
            <text:p>-</text:p>
          </table:table-cell>
          <table:table-cell table:style-name="ce312" office:value-type="string">
            <text:p>Air conditioning season: internal relative humidity</text:p>
          </table:table-cell>
          <table:table-cell table:style-name="ce294" office:value-type="string">
            <text:p>% hum.rel.</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Air conditioning season: internal relative humidity">
            <text:p>Air conditioning season: internal relative humidity</text:p>
          </table:table-cell>
          <table:table-cell table:style-name="ce499" office:value-type="string">
            <text:p>Air conditioning season: internal relative humid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hum.rel.">
            <text:p>% hum.rel.</text:p>
          </table:table-cell>
          <table:table-cell table:style-name="ce589" office:value-type="string">
            <text:p>% hum.rel.</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4">
          <table:table-cell table:style-name="ce11" office:value-type="float" office:value="354">
            <text:p>354</text:p>
          </table:table-cell>
          <table:table-cell table:style-name="ce47"/>
          <table:table-cell table:style-name="ce85" table:formula="oooc:=[.C440]+1" office:value-type="float" office:value="831">
            <text:p>831</text:p>
          </table:table-cell>
          <table:table-cell table:style-name="ce135" table:number-columns-repeated="3"/>
          <table:table-cell table:style-name="ce283" office:value-type="string">
            <text:p>-</text:p>
          </table:table-cell>
          <table:table-cell table:style-name="ce312" office:value-type="string">
            <text:p>Data to facilitate the calculation of the energy demand for DHW /Datos para facilitar el cálculo de la demanda energética para ACS</text:p>
          </table:table-cell>
          <table:table-cell table:style-name="ce294"/>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99" office:value-type="string">
            <text:p>Data to facilitate the calculation of the energy demand for DHW /Datos para facilitar el cálculo de la demanda energética para AC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5">
            <text:p>355</text:p>
          </table:table-cell>
          <table:table-cell table:style-name="ce47"/>
          <table:table-cell table:style-name="ce85" table:formula="oooc:=[.C441]+1" office:value-type="float" office:value="832">
            <text:p>832</text:p>
          </table:table-cell>
          <table:table-cell table:style-name="ce135" table:number-columns-repeated="3"/>
          <table:table-cell table:style-name="ce283"/>
          <table:table-cell table:style-name="ce312" office:value-type="string">
            <text:p>Hot water temperature (reference)</text:p>
          </table:table-cell>
          <table:table-cell table:style-name="ce294" office:value-type="string">
            <text:p>°C</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Hot water temperature (reference)">
            <text:p>Hot water temperature (reference)</text:p>
          </table:table-cell>
          <table:table-cell table:style-name="ce499" office:value-type="string">
            <text:p>Hot water temperature (referen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6">
            <text:p>356</text:p>
          </table:table-cell>
          <table:table-cell table:style-name="ce47"/>
          <table:table-cell table:style-name="ce85" table:formula="oooc:=[.C442]+1" office:value-type="float" office:value="833">
            <text:p>833</text:p>
          </table:table-cell>
          <table:table-cell table:style-name="ce135" table:number-columns-repeated="3"/>
          <table:table-cell table:style-name="ce283"/>
          <table:table-cell table:style-name="ce312" office:value-type="string">
            <text:p>Cold water temperature</text:p>
          </table:table-cell>
          <table:table-cell table:style-name="ce294" office:value-type="string">
            <text:p>°C</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Cold water temperature">
            <text:p>Cold water temperature</text:p>
          </table:table-cell>
          <table:table-cell table:style-name="ce499" office:value-type="string">
            <text:p>Cold water temperatur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C">
            <text:p>°C</text:p>
          </table:table-cell>
          <table:table-cell table:style-name="ce589" office:value-type="string">
            <text:p>°C</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7">
            <text:p>357</text:p>
          </table:table-cell>
          <table:table-cell table:style-name="ce47"/>
          <table:table-cell table:style-name="ce85" table:formula="oooc:=[.C443]+1" office:value-type="float" office:value="834">
            <text:p>834</text:p>
          </table:table-cell>
          <table:table-cell table:style-name="ce135" table:number-columns-repeated="3"/>
          <table:table-cell table:style-name="ce283"/>
          <table:table-cell table:style-name="ce312" office:value-type="string">
            <text:p>Type of use (1)</text:p>
          </table:table-cell>
          <table:table-cell table:style-name="ce294"/>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Type of use (1)">
            <text:p>Type of use (1)</text:p>
          </table:table-cell>
          <table:table-cell table:style-name="ce499" office:value-type="string">
            <text:p>Type of use (1)</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8">
            <text:p>358</text:p>
          </table:table-cell>
          <table:table-cell table:style-name="ce47"/>
          <table:table-cell table:style-name="ce85" table:formula="oooc:=[.C444]+1" office:value-type="float" office:value="835">
            <text:p>835</text:p>
          </table:table-cell>
          <table:table-cell table:style-name="ce135" table:number-columns-repeated="3"/>
          <table:table-cell table:style-name="ce283"/>
          <table:table-cell table:style-name="ce312" office:value-type="string">
            <text:p>no. of persons/services</text:p>
          </table:table-cell>
          <table:table-cell table:style-name="ce294" office:value-type="string">
            <text:p>Unit </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no. of persons/services">
            <text:p>no. of persons/services</text:p>
          </table:table-cell>
          <table:table-cell table:style-name="ce499" office:value-type="string">
            <text:p>no. of persons/servic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Unit ">
            <text:p>Unit </text:p>
          </table:table-cell>
          <table:table-cell table:style-name="ce589" office:value-type="string">
            <text:p>Unit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59">
            <text:p>359</text:p>
          </table:table-cell>
          <table:table-cell table:style-name="ce47"/>
          <table:table-cell table:style-name="ce85" table:formula="oooc:=[.C445]+1" office:value-type="float" office:value="836">
            <text:p>836</text:p>
          </table:table-cell>
          <table:table-cell table:style-name="ce135" table:number-columns-repeated="3"/>
          <table:table-cell table:style-name="ce283"/>
          <table:table-cell table:style-name="ce312" office:value-type="string">
            <text:p>consumption per person/service</text:p>
          </table:table-cell>
          <table:table-cell table:style-name="ce294" office:value-type="string">
            <text:p>l/unit</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consumption per person/service">
            <text:p>consumption per person/service</text:p>
          </table:table-cell>
          <table:table-cell table:style-name="ce499" office:value-type="string">
            <text:p>consumption per person/servi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l/unit">
            <text:p>l/unit</text:p>
          </table:table-cell>
          <table:table-cell table:style-name="ce589" office:value-type="string">
            <text:p>l/unit</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0">
            <text:p>360</text:p>
          </table:table-cell>
          <table:table-cell table:style-name="ce47"/>
          <table:table-cell table:style-name="ce85" table:formula="oooc:=[.C446]+1" office:value-type="float" office:value="837">
            <text:p>837</text:p>
          </table:table-cell>
          <table:table-cell table:style-name="ce135" table:number-columns-repeated="3"/>
          <table:table-cell table:style-name="ce283"/>
          <table:table-cell table:style-name="ce312" office:value-type="string">
            <text:p>Type of use (2)</text:p>
          </table:table-cell>
          <table:table-cell table:style-name="ce294"/>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Type of use (2)">
            <text:p>Type of use (2)</text:p>
          </table:table-cell>
          <table:table-cell table:style-name="ce499" office:value-type="string">
            <text:p>Type of use (2)</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1">
            <text:p>361</text:p>
          </table:table-cell>
          <table:table-cell table:style-name="ce47"/>
          <table:table-cell table:style-name="ce85" table:formula="oooc:=[.C447]+1" office:value-type="float" office:value="838">
            <text:p>838</text:p>
          </table:table-cell>
          <table:table-cell table:style-name="ce135" table:number-columns-repeated="3"/>
          <table:table-cell table:style-name="ce283"/>
          <table:table-cell table:style-name="ce312" office:value-type="string">
            <text:p>no. of persons/services</text:p>
          </table:table-cell>
          <table:table-cell table:style-name="ce294" office:value-type="string">
            <text:p>Unit </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no. of persons/services">
            <text:p>no. of persons/services</text:p>
          </table:table-cell>
          <table:table-cell table:style-name="ce499" office:value-type="string">
            <text:p>no. of persons/servic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Unit ">
            <text:p>Unit </text:p>
          </table:table-cell>
          <table:table-cell table:style-name="ce589" office:value-type="string">
            <text:p>Unit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2">
            <text:p>362</text:p>
          </table:table-cell>
          <table:table-cell table:style-name="ce47"/>
          <table:table-cell table:style-name="ce85" table:formula="oooc:=[.C448]+1" office:value-type="float" office:value="839">
            <text:p>839</text:p>
          </table:table-cell>
          <table:table-cell table:style-name="ce135" table:number-columns-repeated="3"/>
          <table:table-cell table:style-name="ce283"/>
          <table:table-cell table:style-name="ce312" office:value-type="string">
            <text:p>consumption per person/service</text:p>
          </table:table-cell>
          <table:table-cell table:style-name="ce294" office:value-type="string">
            <text:p>l/unit</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consumption per person/service">
            <text:p>consumption per person/service</text:p>
          </table:table-cell>
          <table:table-cell table:style-name="ce499" office:value-type="string">
            <text:p>consumption per person/servi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l/unit">
            <text:p>l/unit</text:p>
          </table:table-cell>
          <table:table-cell table:style-name="ce589" office:value-type="string">
            <text:p>l/unit</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3">
            <text:p>363</text:p>
          </table:table-cell>
          <table:table-cell table:style-name="ce47"/>
          <table:table-cell table:style-name="ce85" table:formula="oooc:=[.C449]+1" office:value-type="float" office:value="840">
            <text:p>840</text:p>
          </table:table-cell>
          <table:table-cell table:style-name="ce135" table:number-columns-repeated="3"/>
          <table:table-cell table:style-name="ce283"/>
          <table:table-cell table:style-name="ce312" office:value-type="string">
            <text:p>Type of use (3)</text:p>
          </table:table-cell>
          <table:table-cell table:style-name="ce294"/>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Type of use (3)">
            <text:p>Type of use (3)</text:p>
          </table:table-cell>
          <table:table-cell table:style-name="ce499" office:value-type="string">
            <text:p>Type of use (3)</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4">
            <text:p>364</text:p>
          </table:table-cell>
          <table:table-cell table:style-name="ce47"/>
          <table:table-cell table:style-name="ce85" table:formula="oooc:=[.C450]+1" office:value-type="float" office:value="841">
            <text:p>841</text:p>
          </table:table-cell>
          <table:table-cell table:style-name="ce135" table:number-columns-repeated="3"/>
          <table:table-cell table:style-name="ce283"/>
          <table:table-cell table:style-name="ce312" office:value-type="string">
            <text:p>no. of persons/services</text:p>
          </table:table-cell>
          <table:table-cell table:style-name="ce294" office:value-type="string">
            <text:p>Unit </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no. of persons/services">
            <text:p>no. of persons/services</text:p>
          </table:table-cell>
          <table:table-cell table:style-name="ce499" office:value-type="string">
            <text:p>no. of persons/servic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Unit ">
            <text:p>Unit </text:p>
          </table:table-cell>
          <table:table-cell table:style-name="ce589" office:value-type="string">
            <text:p>Unit </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65">
            <text:p>365</text:p>
          </table:table-cell>
          <table:table-cell table:style-name="ce47"/>
          <table:table-cell table:style-name="ce85" table:formula="oooc:=[.C451]+1" office:value-type="float" office:value="842">
            <text:p>842</text:p>
          </table:table-cell>
          <table:table-cell table:style-name="ce135" table:number-columns-repeated="3"/>
          <table:table-cell table:style-name="ce283"/>
          <table:table-cell table:style-name="ce312" office:value-type="string">
            <text:p>consumption per person/service</text:p>
          </table:table-cell>
          <table:table-cell table:style-name="ce294" office:value-type="string">
            <text:p>l/unit</text:p>
          </table:table-cell>
          <table:table-cell table:style-name="ce394"/>
          <table:table-cell table:style-name="ce49" office:value-type="string">
            <text:p>X</text:p>
          </table:table-cell>
          <table:table-cell table:style-name="ce430"/>
          <table:table-cell table:style-name="ce49"/>
          <table:table-cell table:style-name="ce430"/>
          <table:table-cell table:style-name="ce433"/>
          <table:table-cell table:style-name="ce49" office:value-type="string">
            <text:p>probably such a detail not needed</text:p>
          </table:table-cell>
          <table:table-cell table:style-name="ce459"/>
          <table:table-cell table:style-name="ce476" table:number-columns-repeated="2"/>
          <table:table-cell table:style-name="ce490" table:formula="oooc:=HLOOKUP([.T$1];[.U$1:.AC$1244];ROW();FALSE())" office:value-type="string" office:string-value="consumption per person/service">
            <text:p>consumption per person/service</text:p>
          </table:table-cell>
          <table:table-cell table:style-name="ce499" office:value-type="string">
            <text:p>consumption per person/servic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l/unit">
            <text:p>l/unit</text:p>
          </table:table-cell>
          <table:table-cell table:style-name="ce589" office:value-type="string">
            <text:p>l/unit</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office:value-type="float" office:value="366">
            <text:p>366</text:p>
          </table:table-cell>
          <table:table-cell table:style-name="ce71"/>
          <table:table-cell table:style-name="ce113"/>
          <table:table-cell table:style-name="ce207" table:number-columns-repeated="3"/>
          <table:table-cell table:style-name="ce300"/>
          <table:table-cell table:style-name="ce350"/>
          <table:table-cell table:style-name="ce385"/>
          <table:table-cell table:style-name="ce291"/>
          <table:table-cell table:style-name="ce54"/>
          <table:table-cell table:style-name="ce371"/>
          <table:table-cell table:style-name="ce364"/>
          <table:table-cell table:style-name="ce371"/>
          <table:table-cell table:style-name="ce364"/>
          <table:table-cell table:style-name="ce444"/>
          <table:table-cell table:style-name="ce67"/>
          <table:table-cell table:style-name="ce482" table:number-columns-repeated="2"/>
          <table:table-cell table:style-name="ce488" table:formula="oooc:=HLOOKUP([.T$1];[.U$1:.AC$1244];ROW();FALSE())">
            <text:p/>
          </table:table-cell>
          <table:table-cell table:style-name="ce512"/>
          <table:table-cell table:style-name="ce538" table:number-columns-repeated="8"/>
          <table:table-cell table:style-name="ce482" table:number-columns-repeated="2"/>
          <table:table-cell table:style-name="ce558" table:formula="oooc:=HLOOKUP([.AF$1];[.AG$1:.AO$1242];ROW();FALSE())">
            <text:p/>
          </table:table-cell>
          <table:table-cell table:style-name="ce564" table:number-columns-repeated="9"/>
          <table:table-cell table:style-name="ce482" table:number-columns-repeated="2"/>
          <table:table-cell table:style-name="ce585" table:formula="oooc:=HLOOKUP([.AR$1];[.AS$1:.BA$1242];ROW();FALSE())">
            <text:p/>
          </table:table-cell>
          <table:table-cell table:style-name="ce592"/>
          <table:table-cell table:style-name="ce564" table:number-columns-repeated="8"/>
          <table:table-cell table:style-name="ce482" table:number-columns-repeated="199"/>
          <table:table-cell table:number-columns-repeated="4"/>
        </table:table-row>
        <table:table-row table:style-name="ro23">
          <table:table-cell office:value-type="float" office:value="367">
            <text:p>367</text:p>
          </table:table-cell>
          <table:table-cell/>
          <table:table-cell table:style-name="ce110"/>
          <table:table-cell table:style-name="ce208" table:number-columns-repeated="2"/>
          <table:table-cell table:style-name="ce173"/>
          <table:table-cell table:style-name="ce298"/>
          <table:table-cell table:style-name="ce347" office:value-type="string">
            <text:p>DRAWINGS OR SKETCHES OF THE BUILDING</text:p>
          </table:table-cell>
          <table:table-cell table:style-name="ce298"/>
          <table:table-cell table:style-name="ce405"/>
          <table:table-cell office:value-type="string">
            <text:p>X</text:p>
          </table:table-cell>
          <table:table-cell table:style-name="ce61"/>
          <table:table-cell table:style-name="ce302"/>
          <table:table-cell table:style-name="ce436" office:value-type="string">
            <text:p>x</text:p>
          </table:table-cell>
          <table:table-cell table:style-name="ce302"/>
          <table:table-cell table:style-name="ce302" office:value-type="string">
            <text:p>probably such a detail not needed</text:p>
          </table:table-cell>
          <table:table-cell table:style-name="ce467" office:value-type="string">
            <text:p>ASK FOR DRAWINGS OR SKETCHES OF THE BUILDING</text:p>
          </table:table-cell>
          <table:table-cell table:number-columns-repeated="2"/>
          <table:table-cell table:style-name="ce489" table:formula="oooc:=HLOOKUP([.T$1];[.U$1:.AC$1244];ROW();FALSE())" office:value-type="string" office:string-value="DRAWINGS OR SKETCHES OF THE BUILDING">
            <text:p>DRAWINGS OR SKETCHES OF THE BUILDING</text:p>
          </table:table-cell>
          <table:table-cell table:style-name="ce497" office:value-type="string">
            <text:p>DRAWINGS OR SKETCHES OF THE BUILDING</text:p>
          </table:table-cell>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606"/>
          <table:table-cell table:style-name="ce564" table:number-columns-repeated="8"/>
          <table:table-cell table:number-columns-repeated="203"/>
        </table:table-row>
        <table:table-row table:style-name="ro4">
          <table:table-cell office:value-type="float" office:value="368">
            <text:p>368</text:p>
          </table:table-cell>
          <table:table-cell table:style-name="ce45"/>
          <table:table-cell table:style-name="ce87"/>
          <table:table-cell table:style-name="ce137" table:number-columns-repeated="2"/>
          <table:table-cell table:style-name="ce275"/>
          <table:table-cell table:style-name="ce285"/>
          <table:table-cell table:style-name="ce314"/>
          <table:table-cell table:style-name="ce371"/>
          <table:table-cell table:style-name="ce291"/>
          <table:table-cell table:style-name="ce416"/>
          <table:table-cell table:style-name="ce371" table:number-columns-repeated="3"/>
          <table:table-cell table:style-name="ce364"/>
          <table:table-cell table:style-name="ce444"/>
          <table:table-cell table:style-name="ce67"/>
          <table:table-cell table:number-columns-repeated="2"/>
          <table:table-cell table:style-name="ce488" table:formula="oooc:=HLOOKUP([.T$1];[.U$1:.AC$1244];ROW();FALSE())">
            <text:p/>
          </table:table-cell>
          <table:table-cell table:style-name="ce500"/>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6"/>
          <table:table-cell table:style-name="ce564" table:number-columns-repeated="8"/>
          <table:table-cell table:number-columns-repeated="203"/>
        </table:table-row>
        <table:table-row table:style-name="ro13">
          <table:table-cell office:value-type="float" office:value="369">
            <text:p>369</text:p>
          </table:table-cell>
          <table:table-cell table:style-name="ce43" office:value-type="float" office:value="9">
            <text:p>9</text:p>
          </table:table-cell>
          <table:table-cell table:style-name="ce84" table:formula="oooc:=100*[.B456]" office:value-type="float" office:value="900">
            <text:p>900</text:p>
          </table:table-cell>
          <table:table-cell table:style-name="ce196" table:number-columns-repeated="2"/>
          <table:table-cell table:style-name="ce195"/>
          <table:table-cell table:style-name="ce282"/>
          <table:table-cell table:style-name="ce315" office:value-type="string">
            <text:p>Renewable energy</text:p>
          </table:table-cell>
          <table:table-cell table:style-name="ce365"/>
          <table:table-cell table:style-name="ce393"/>
          <table:table-cell table:style-name="ce401"/>
          <table:table-cell table:style-name="ce365" table:number-columns-repeated="4"/>
          <table:table-cell table:style-name="ce445"/>
          <table:table-cell table:style-name="ce455"/>
          <table:table-cell table:style-name="ce473" table:number-columns-repeated="2"/>
          <table:table-cell table:style-name="ce489" table:formula="oooc:=HLOOKUP([.T$1];[.U$1:.AC$1244];ROW();FALSE())" office:value-type="string" office:string-value="Renewable energy">
            <text:p>Renewable energy</text:p>
          </table:table-cell>
          <table:table-cell table:style-name="ce501" office:value-type="string">
            <text:p>Renewable energy</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3" table:number-columns-repeated="199"/>
          <table:table-cell table:number-columns-repeated="4"/>
        </table:table-row>
        <table:table-row table:style-name="ro14">
          <table:table-cell table:style-name="ce11" office:value-type="float" office:value="370">
            <text:p>370</text:p>
          </table:table-cell>
          <table:table-cell table:style-name="ce47"/>
          <table:table-cell table:style-name="ce99" table:formula="oooc:=[.C456]+1" office:value-type="float" office:value="901">
            <text:p>901</text:p>
          </table:table-cell>
          <table:table-cell table:style-name="ce209" office:value-type="string">
            <text:p>REMotivation</text:p>
          </table:table-cell>
          <table:table-cell table:style-name="ce209"/>
          <table:table-cell table:style-name="ce155"/>
          <table:table-cell table:style-name="ce286" office:value-type="float" office:value="1">
            <text:p>1</text:p>
          </table:table-cell>
          <table:table-cell table:style-name="ce99" office:value-type="string">
            <text:p>Main motivation for renewable energy use</text:p>
          </table:table-cell>
          <table:table-cell table:style-name="ce286"/>
          <table:table-cell table:number-columns-repeated="2" table:style-name="ce49" office:value-type="string">
            <text:p>X</text:p>
          </table:table-cell>
          <table:table-cell table:style-name="ce48"/>
          <table:table-cell table:number-columns-repeated="2" table:style-name="ce48" office:value-type="string">
            <text:p>x</text:p>
          </table:table-cell>
          <table:table-cell table:style-name="ce49" office:value-type="string">
            <text:p>x</text:p>
          </table:table-cell>
          <table:table-cell table:style-name="ce49"/>
          <table:table-cell table:style-name="ce468" office:value-type="string">
            <text:p>SHIFTED TO "SOLAR" block</text:p>
          </table:table-cell>
          <table:table-cell table:style-name="ce476" table:number-columns-repeated="2"/>
          <table:table-cell table:style-name="ce490" table:formula="oooc:=HLOOKUP([.T$1];[.U$1:.AC$1244];ROW();FALSE())" office:value-type="string" office:string-value="main motivation for renewable energy use">
            <text:p>main motivation for renewable energy use</text:p>
          </table:table-cell>
          <table:table-cell table:style-name="ce502" office:value-type="string">
            <text:p>main motivation for renewable energy use</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71">
            <text:p>371</text:p>
          </table:table-cell>
          <table:table-cell table:style-name="ce47"/>
          <table:table-cell table:style-name="ce99"/>
          <table:table-cell table:style-name="ce210" office:value-type="string">
            <text:p>REInterest</text:p>
          </table:table-cell>
          <table:table-cell table:style-name="ce210"/>
          <table:table-cell table:style-name="ce155"/>
          <table:table-cell table:style-name="ce286"/>
          <table:table-cell table:style-name="ce99" office:value-type="string">
            <text:p>Are you interested in the use of renweable energy? (solar thermal/biomass)</text:p>
          </table:table-cell>
          <table:table-cell table:style-name="ce286" office:value-type="string">
            <text:p>yes/no</text:p>
          </table:table-cell>
          <table:table-cell table:number-columns-repeated="2" table:style-name="ce49" office:value-type="string">
            <text:p>X</text:p>
          </table:table-cell>
          <table:table-cell table:style-name="ce48" table:number-columns-repeated="3"/>
          <table:table-cell table:style-name="ce49" table:number-columns-repeated="2"/>
          <table:table-cell table:style-name="ce468"/>
          <table:table-cell table:style-name="ce476" table:number-columns-repeated="2"/>
          <table:table-cell table:style-name="ce490" table:formula="oooc:=HLOOKUP([.T$1];[.U$1:.AC$1244];ROW();FALSE())" office:value-type="string" office:string-value="Are you interested in the use of renweable energy? (solar thermal/biomass)">
            <text:p>Are you interested in the use of renweable energy? (solar thermal/biomass)</text:p>
          </table:table-cell>
          <table:table-cell table:style-name="ce502" office:value-type="string">
            <text:p>Are you interested in the use of renweable energy? (solar thermal/biomass)</text:p>
          </table:table-cell>
          <table:table-cell table:style-name="ce536" office:value-type="string">
            <text:p>Està interessat en l'us energies renovables (solar tèrmica/biomassa)</text:p>
          </table:table-cell>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2">
            <text:p>372</text:p>
          </table:table-cell>
          <table:table-cell table:style-name="ce47"/>
          <table:table-cell table:style-name="ce100"/>
          <table:table-cell table:style-name="ce211" office:value-type="string">
            <office:annotation office:display="true" draw:style-name="gr2" draw:text-style-name="P2" svg:width="2.899cm" svg:height="1.799cm" svg:x="12.041cm" svg:y="314.223cm" draw:caption-point-x="-0.61cm" draw:caption-point-y="2.56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211"/>
          <table:table-cell table:style-name="ce259"/>
          <table:table-cell table:style-name="ce53"/>
          <table:table-cell table:style-name="ce100" office:value-type="string">
            <text:p>If affirmative, please specify the principal reasons:</text:p>
          </table:table-cell>
          <table:table-cell table:style-name="ce53"/>
          <table:table-cell table:number-columns-repeated="2" table:style-name="ce49" office:value-type="string">
            <text:p>X</text:p>
          </table:table-cell>
          <table:table-cell table:style-name="ce48" table:number-columns-repeated="3"/>
          <table:table-cell table:style-name="ce49" table:number-columns-repeated="2"/>
          <table:table-cell table:style-name="ce468"/>
          <table:table-cell table:style-name="ce476" table:number-columns-repeated="2"/>
          <table:table-cell table:style-name="ce490" table:formula="oooc:=HLOOKUP([.T$1];[.U$1:.AC$1244];ROW();FALSE())" office:value-type="string" office:string-value="If affirmative, please specify the principal reasons:">
            <text:p>If affirmative, please specify the principal reasons:</text:p>
          </table:table-cell>
          <table:table-cell table:style-name="ce502" office:value-type="string">
            <text:p>If affirmative, please specify the principal reasons:</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3">
            <text:p>373</text:p>
          </table:table-cell>
          <table:table-cell table:style-name="ce47"/>
          <table:table-cell table:style-name="ce99" table:formula="oooc:=[.C457]+1" office:value-type="float" office:value="902">
            <text:p>902</text:p>
          </table:table-cell>
          <table:table-cell table:style-name="ce212" office:value-type="string">
            <text:p>text for Quest., value of REReason </text:p>
          </table:table-cell>
          <table:table-cell table:style-name="ce212"/>
          <table:table-cell table:style-name="ce155"/>
          <table:table-cell table:style-name="ce286" office:value-type="float" office:value="1">
            <text:p>1</text:p>
          </table:table-cell>
          <table:table-cell table:style-name="ce99" office:value-type="string">
            <text:p><text:s/>Possibility of saving fuel cost</text:p>
          </table:table-cell>
          <table:table-cell table:style-name="ce28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8"/>
          <table:table-cell table:style-name="ce476" table:number-columns-repeated="2"/>
          <table:table-cell table:style-name="ce490" table:formula="oooc:=HLOOKUP([.T$1];[.U$1:.AC$1244];ROW();FALSE())" office:value-type="string" office:string-value=" possibility of saving fuel cost">
            <text:p><text:s/>possibility of saving fuel cost</text:p>
          </table:table-cell>
          <table:table-cell table:style-name="ce502" office:value-type="string">
            <text:p><text:s/>possibility of saving fuel cos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4">
            <text:p>374</text:p>
          </table:table-cell>
          <table:table-cell table:style-name="ce47"/>
          <table:table-cell table:style-name="ce99" table:formula="oooc:=[.C460]+1" office:value-type="float" office:value="903">
            <text:p>903</text:p>
          </table:table-cell>
          <table:table-cell table:style-name="ce212" office:value-type="string">
            <text:p>text for Quest., value of REReason </text:p>
          </table:table-cell>
          <table:table-cell table:style-name="ce212"/>
          <table:table-cell table:style-name="ce155"/>
          <table:table-cell table:style-name="ce286" office:value-type="float" office:value="1">
            <text:p>1</text:p>
          </table:table-cell>
          <table:table-cell table:style-name="ce99" office:value-type="string">
            <text:p><text:s/>Contribution to a more ecologic energy supply</text:p>
          </table:table-cell>
          <table:table-cell table:style-name="ce28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8"/>
          <table:table-cell table:style-name="ce476" table:number-columns-repeated="2"/>
          <table:table-cell table:style-name="ce490" table:formula="oooc:=HLOOKUP([.T$1];[.U$1:.AC$1244];ROW();FALSE())" office:value-type="string" office:string-value=" contribution to a more ecologic energy supply">
            <text:p><text:s/>contribution to a more ecologic energy supply</text:p>
          </table:table-cell>
          <table:table-cell table:style-name="ce502" office:value-type="string">
            <text:p><text:s/>contribution to a more ecologic energy suppl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75">
            <text:p>375</text:p>
          </table:table-cell>
          <table:table-cell table:style-name="ce47"/>
          <table:table-cell table:style-name="ce99" table:formula="oooc:=[.C461]+1" office:value-type="float" office:value="904">
            <text:p>904</text:p>
          </table:table-cell>
          <table:table-cell table:style-name="ce212" office:value-type="string">
            <text:p>text for Quest., value of REReason </text:p>
          </table:table-cell>
          <table:table-cell table:style-name="ce212"/>
          <table:table-cell table:style-name="ce155"/>
          <table:table-cell table:style-name="ce286" office:value-type="float" office:value="1">
            <text:p>1</text:p>
          </table:table-cell>
          <table:table-cell table:style-name="ce99" office:value-type="string">
            <text:p>Using solar energy helps for a better marketing of your products</text:p>
          </table:table-cell>
          <table:table-cell table:style-name="ce28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8"/>
          <table:table-cell table:style-name="ce476" table:number-columns-repeated="2"/>
          <table:table-cell table:style-name="ce490" table:formula="oooc:=HLOOKUP([.T$1];[.U$1:.AC$1244];ROW();FALSE())" office:value-type="string" office:string-value="using solar energy helps for a better marketing of your products">
            <text:p>using solar energy helps for a better marketing of your products</text:p>
          </table:table-cell>
          <table:table-cell table:style-name="ce502" office:value-type="string">
            <text:p>using solar energy helps for a better marketing of your produc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6">
            <text:p>376</text:p>
          </table:table-cell>
          <table:table-cell table:style-name="ce47"/>
          <table:table-cell table:style-name="ce99" table:formula="oooc:=[.C462]+1" office:value-type="float" office:value="905">
            <text:p>905</text:p>
          </table:table-cell>
          <table:table-cell table:style-name="ce212" office:value-type="string">
            <text:p>text for Quest., value of REReason </text:p>
          </table:table-cell>
          <table:table-cell table:style-name="ce212"/>
          <table:table-cell table:style-name="ce143"/>
          <table:table-cell table:style-name="ce286"/>
          <table:table-cell table:style-name="ce99" office:value-type="string">
            <text:p>Others: </text:p>
          </table:table-cell>
          <table:table-cell table:style-name="ce28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68"/>
          <table:table-cell table:style-name="ce476" table:number-columns-repeated="2"/>
          <table:table-cell table:style-name="ce490" table:formula="oooc:=HLOOKUP([.T$1];[.U$1:.AC$1244];ROW();FALSE())" office:value-type="string" office:string-value="others: ">
            <text:p>others: </text:p>
          </table:table-cell>
          <table:table-cell table:style-name="ce502" office:value-type="string">
            <text:p>others: </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7">
            <text:p>377</text:p>
          </table:table-cell>
          <table:table-cell table:style-name="ce60" office:value-type="float" office:value="9.1">
            <text:p>9,1</text:p>
          </table:table-cell>
          <table:table-cell table:style-name="ce112" table:formula="oooc:=100*[.B464]" office:value-type="float" office:value="910">
            <text:p>910</text:p>
          </table:table-cell>
          <table:table-cell table:style-name="ce213" table:number-columns-repeated="2"/>
          <table:table-cell table:style-name="ce155"/>
          <table:table-cell table:style-name="ce296"/>
          <table:table-cell table:style-name="ce337" office:value-type="string">
            <text:p>Solar thermal energy</text:p>
          </table:table-cell>
          <table:table-cell table:style-name="ce367"/>
          <table:table-cell table:style-name="ce406"/>
          <table:table-cell table:style-name="ce424"/>
          <table:table-cell table:style-name="ce406" table:number-columns-repeated="5"/>
          <table:table-cell table:style-name="ce344" office:value-type="string">
            <text:p>notes</text:p>
          </table:table-cell>
          <table:table-cell table:style-name="ce476" table:number-columns-repeated="2"/>
          <table:table-cell table:style-name="ce490" table:formula="oooc:=HLOOKUP([.T$1];[.U$1:.AC$1244];ROW();FALSE())" office:value-type="string" office:string-value="Solar thermal energy">
            <text:p>Solar thermal energy</text:p>
          </table:table-cell>
          <table:table-cell table:style-name="ce524" office:value-type="string">
            <text:p>Solar thermal energ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78">
            <text:p>378</text:p>
          </table:table-cell>
          <table:table-cell table:style-name="ce70"/>
          <table:table-cell table:style-name="ce112"/>
          <table:table-cell table:style-name="ce213" table:number-columns-repeated="2"/>
          <table:table-cell table:style-name="ce155"/>
          <table:table-cell table:style-name="ce296"/>
          <table:table-cell table:style-name="ce348" office:value-type="string">
            <text:p>Roof <text:s/></text:p>
          </table:table-cell>
          <table:table-cell table:style-name="ce367"/>
          <table:table-cell table:style-name="ce407" office:value-type="string">
            <text:p>X</text:p>
          </table:table-cell>
          <table:table-cell table:style-name="ce408" office:value-type="string">
            <text:p>X</text:p>
          </table:table-cell>
          <table:table-cell table:style-name="ce437" table:number-columns-repeated="5"/>
          <table:table-cell table:style-name="ce451"/>
          <table:table-cell table:style-name="ce483" table:number-columns-repeated="2"/>
          <table:table-cell table:style-name="ce490" table:formula="oooc:=HLOOKUP([.T$1];[.U$1:.AC$1244];ROW();FALSE())" office:value-type="string" office:string-value="Roof  ">
            <text:p>Roof <text:s/></text:p>
          </table:table-cell>
          <table:table-cell table:style-name="ce525" office:value-type="string">
            <text:p>Roof <text:s/></text:p>
          </table:table-cell>
          <table:table-cell table:style-name="ce536"/>
          <table:table-cell table:style-name="ce549" table:number-columns-repeated="7"/>
          <table:table-cell table:style-name="ce483" table:number-columns-repeated="2"/>
          <table:table-cell table:style-name="ce561"/>
          <table:table-cell table:style-name="ce570" table:number-columns-repeated="2"/>
          <table:table-cell table:style-name="ce582" table:number-columns-repeated="7"/>
          <table:table-cell table:style-name="ce483" table:number-columns-repeated="2"/>
          <table:table-cell table:style-name="ce586"/>
          <table:table-cell table:style-name="ce591"/>
          <table:table-cell table:style-name="ce534"/>
          <table:table-cell table:style-name="ce577" table:number-columns-repeated="7"/>
          <table:table-cell table:style-name="ce483" table:number-columns-repeated="199"/>
          <table:table-cell table:style-name="ce609" table:number-columns-repeated="3"/>
          <table:table-cell table:style-name="ce11"/>
        </table:table-row>
        <table:table-row table:style-name="ro14">
          <table:table-cell table:style-name="ce11" office:value-type="float" office:value="379">
            <text:p>379</text:p>
          </table:table-cell>
          <table:table-cell table:style-name="ce70"/>
          <table:table-cell table:style-name="ce112"/>
          <table:table-cell table:style-name="ce213" table:number-columns-repeated="2"/>
          <table:table-cell table:style-name="ce155"/>
          <table:table-cell table:style-name="ce296"/>
          <table:table-cell table:style-name="ce348" office:value-type="string">
            <text:p>Ground</text:p>
          </table:table-cell>
          <table:table-cell table:style-name="ce367"/>
          <table:table-cell table:style-name="ce407" office:value-type="string">
            <text:p>X</text:p>
          </table:table-cell>
          <table:table-cell table:style-name="ce408" office:value-type="string">
            <text:p>X</text:p>
          </table:table-cell>
          <table:table-cell table:style-name="ce437" table:number-columns-repeated="5"/>
          <table:table-cell table:style-name="ce451"/>
          <table:table-cell table:style-name="ce483" table:number-columns-repeated="2"/>
          <table:table-cell table:style-name="ce490" table:formula="oooc:=HLOOKUP([.T$1];[.U$1:.AC$1244];ROW();FALSE())" office:value-type="string" office:string-value="Ground">
            <text:p>Ground</text:p>
          </table:table-cell>
          <table:table-cell table:style-name="ce525" office:value-type="string">
            <text:p>Ground</text:p>
          </table:table-cell>
          <table:table-cell table:style-name="ce536"/>
          <table:table-cell table:style-name="ce549" table:number-columns-repeated="7"/>
          <table:table-cell table:style-name="ce483" table:number-columns-repeated="2"/>
          <table:table-cell table:style-name="ce561"/>
          <table:table-cell table:style-name="ce570" table:number-columns-repeated="2"/>
          <table:table-cell table:style-name="ce582"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number-columns-repeated="3"/>
          <table:table-cell table:style-name="ce11"/>
        </table:table-row>
        <table:table-row table:style-name="ro14">
          <table:table-cell table:style-name="ce11" office:value-type="float" office:value="380">
            <text:p>380</text:p>
          </table:table-cell>
          <table:table-cell table:style-name="ce47"/>
          <table:table-cell table:style-name="ce88" table:formula="oooc:=[.C463]+1" office:value-type="float" office:value="906">
            <text:p>906</text:p>
          </table:table-cell>
          <table:table-cell table:style-name="ce143" table:number-columns-repeated="3"/>
          <table:table-cell table:style-name="ce286" office:value-type="float" office:value="1">
            <text:p>1</text:p>
          </table:table-cell>
          <table:table-cell table:style-name="ce99" office:value-type="string">
            <text:p>specify separately for available roof and ground area:</text:p>
          </table:table-cell>
          <table:table-cell table:style-name="ce286" office:value-type="string">
            <text:p>-</text:p>
          </table:table-cell>
          <table:table-cell table:style-name="ce404"/>
          <table:table-cell table:style-name="ce398"/>
          <table:table-cell table:style-name="ce437" table:number-columns-repeated="5"/>
          <table:table-cell table:style-name="ce451"/>
          <table:table-cell table:style-name="ce476" table:number-columns-repeated="2"/>
          <table:table-cell table:style-name="ce490" table:formula="oooc:=HLOOKUP([.T$1];[.U$1:.AC$1244];ROW();FALSE())" office:value-type="string" office:string-value="specify separately for available roof and ground area:">
            <text:p>specify separately for available roof and ground area:</text:p>
          </table:table-cell>
          <table:table-cell table:style-name="ce502" office:value-type="string">
            <text:p>specify separately for available roof and ground area:</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7">
          <table:table-cell table:style-name="ce11" office:value-type="float" office:value="381">
            <text:p>381</text:p>
          </table:table-cell>
          <table:table-cell table:style-name="ce46"/>
          <table:table-cell table:style-name="ce88" table:formula="oooc:=[.C467]+1" office:value-type="float" office:value="907">
            <text:p>907</text:p>
          </table:table-cell>
          <table:table-cell table:style-name="ce143" table:number-columns-repeated="2"/>
          <table:table-cell table:style-name="ce155"/>
          <table:table-cell table:style-name="ce286" office:value-type="float" office:value="1">
            <text:p>1</text:p>
          </table:table-cell>
          <table:table-cell table:style-name="ce99" office:value-type="string">
            <text:p>Availabe roof and ground area</text:p>
          </table:table-cell>
          <table:table-cell table:style-name="ce286" office:value-type="string">
            <text:p>m²</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51" office:value-type="string">
            <text:p>only areas with more than 200 m². Please give a short description, especially if there are different roofs</text:p>
          </table:table-cell>
          <table:table-cell table:style-name="ce476" table:number-columns-repeated="2"/>
          <table:table-cell table:style-name="ce490" table:formula="oooc:=HLOOKUP([.T$1];[.U$1:.AC$1244];ROW();FALSE())" office:value-type="string" office:string-value="availabe roof and ground area">
            <text:p>availabe roof and ground area</text:p>
          </table:table-cell>
          <table:table-cell table:style-name="ce502" office:value-type="string">
            <text:p>availabe roof and ground area</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If there are different areas available, give the total quantity over roof and ground">
            <text:p>If there are different areas available, give the total quantity over roof and ground</text:p>
          </table:table-cell>
          <table:table-cell table:style-name="ce534" office:value-type="string">
            <text:p>If there are different areas available, give the total quantity over roof and ground</text:p>
          </table:table-cell>
          <table:table-cell table:style-name="ce534" office:value-type="string">
            <text:p>Si hi ha diferents àrees disponibles, informar de la cantitat total al terra i a la taulada</text:p>
          </table:table-cell>
          <table:table-cell table:style-name="ce577" table:number-columns-repeated="7"/>
          <table:table-cell table:style-name="ce476" table:number-columns-repeated="2"/>
          <table:table-cell table:style-name="ce586" table:formula="oooc:=HLOOKUP([.AR$1];[.AS$1:.BA$1242];ROW();FALSE())" office:value-type="string" office:string-value="m²">
            <text:p>m²</text:p>
          </table:table-cell>
          <table:table-cell table:style-name="ce589" office:value-type="string">
            <text:p>m²</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2">
            <text:p>382</text:p>
          </table:table-cell>
          <table:table-cell table:style-name="ce46"/>
          <table:table-cell table:style-name="ce88"/>
          <table:table-cell table:style-name="ce214" office:value-type="string">
            <text:p>SurfAreaRoof</text:p>
          </table:table-cell>
          <table:table-cell table:style-name="ce214"/>
          <table:table-cell table:style-name="ce155"/>
          <table:table-cell table:style-name="ce286"/>
          <table:table-cell table:style-name="ce99" office:value-type="string">
            <text:p>Available roof area</text:p>
          </table:table-cell>
          <table:table-cell table:style-name="ce286"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formula="oooc:=HLOOKUP([.T$1];[.U$1:.AC$1244];ROW();FALSE())" office:value-type="string" office:string-value="Available roof area">
            <text:p>Available roof area</text:p>
          </table:table-cell>
          <table:table-cell table:style-name="ce502" office:value-type="string">
            <text:p>Available roof area</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3">
            <text:p>383</text:p>
          </table:table-cell>
          <table:table-cell table:style-name="ce46"/>
          <table:table-cell table:style-name="ce88"/>
          <table:table-cell table:style-name="ce214" office:value-type="string">
            <text:p>SurfAreaGround</text:p>
          </table:table-cell>
          <table:table-cell table:style-name="ce214"/>
          <table:table-cell table:style-name="ce155"/>
          <table:table-cell table:style-name="ce286"/>
          <table:table-cell table:style-name="ce99" office:value-type="string">
            <text:p>Available ground area</text:p>
          </table:table-cell>
          <table:table-cell table:style-name="ce286"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formula="oooc:=HLOOKUP([.T$1];[.U$1:.AC$1244];ROW();FALSE())" office:value-type="string" office:string-value="Available ground area">
            <text:p>Available ground area</text:p>
          </table:table-cell>
          <table:table-cell table:style-name="ce502" office:value-type="string">
            <text:p>Available ground area</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
          <table:table-cell table:style-name="ce11" office:value-type="float" office:value="384">
            <text:p>384</text:p>
          </table:table-cell>
          <table:table-cell table:style-name="ce47"/>
          <table:table-cell table:style-name="ce88" table:formula="oooc:=[.C468]+1" office:value-type="float" office:value="908">
            <text:p>908</text:p>
          </table:table-cell>
          <table:table-cell table:style-name="ce214" table:number-columns-repeated="2"/>
          <table:table-cell table:style-name="ce143"/>
          <table:table-cell table:style-name="ce286" office:value-type="float" office:value="1">
            <text:p>1</text:p>
          </table:table-cell>
          <table:table-cell table:style-name="ce99" office:value-type="string">
            <text:p><text:span text:style-name="T8">Positioning </text:span><text:span text:style-name="T9">of the roof </text:span><text:span text:style-name="T9">or ground area</text:span></text:p>
          </table:table-cell>
          <table:table-cell table:style-name="ce286" office:value-type="string">
            <text:p>Inclination</text:p>
          </table:table-cell>
          <table:table-cell table:number-columns-repeated="2" table:style-name="ce49" office:value-type="string">
            <text:p>X</text:p>
          </table:table-cell>
          <table:table-cell table:style-name="ce56" office:value-type="string">
            <text:p>x</text:p>
          </table:table-cell>
          <table:table-cell table:style-name="ce49" office:value-type="string">
            <text:p>Inclination</text:p>
          </table:table-cell>
          <table:table-cell table:style-name="ce48"/>
          <table:table-cell table:style-name="ce49" office:value-type="string">
            <text:p>x</text:p>
          </table:table-cell>
          <table:table-cell table:style-name="ce49"/>
          <table:table-cell table:style-name="ce451" office:value-type="string">
            <text:p>Please give a short description, especially if there are different roofs; Give the deviation from south orientation in degrees (SE or SW)</text:p>
          </table:table-cell>
          <table:table-cell table:style-name="ce11" table:number-columns-repeated="2"/>
          <table:table-cell table:style-name="ce490" table:formula="oooc:=HLOOKUP([.T$1];[.U$1:.AC$1244];ROW();FALSE())" office:value-type="string" office:string-value="positioning of the roof or ground area">
            <text:p>positioning of the roof or ground area</text:p>
          </table:table-cell>
          <table:table-cell table:style-name="ce502" office:value-type="string">
            <text:p><text:span text:style-name="T8">positioning </text:span><text:span text:style-name="T9">of the roof or </text:span><text:span text:style-name="T9">ground area</text:span></text:p>
          </table:table-cell>
          <table:table-cell table:style-name="ce536"/>
          <table:table-cell table:style-name="ce549" table:number-columns-repeated="7"/>
          <table:table-cell table:style-name="ce476"/>
          <table:table-cell table:style-name="ce555"/>
          <table:table-cell table:style-name="ce559" table:formula="oooc:=HLOOKUP([.AF$1];[.AG$1:.AO$1242];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34" office:value-type="string">
            <text:p>Give a brief description, especially if there are different roofs. Give the deviation from south in degrees (SE or SW)</text:p>
          </table:table-cell>
          <table:table-cell table:style-name="ce534" office:value-type="string">
            <text:p>Donar una breu descripció, especialment si hi ha diferents taulades. Donar la desviació des del sud en graus ( (+)SE o (-)SO)</text:p>
          </table:table-cell>
          <table:table-cell table:style-name="ce577" table:number-columns-repeated="7"/>
          <table:table-cell table:style-name="ce476"/>
          <table:table-cell table:style-name="ce555"/>
          <table:table-cell table:style-name="ce586" table:formula="oooc:=HLOOKUP([.AR$1];[.AS$1:.BA$1242];ROW();FALSE())" office:value-type="string" office:string-value="Inclination (degrees)">
            <text:p>Inclination (degrees)</text:p>
          </table:table-cell>
          <table:table-cell table:style-name="ce589" office:value-type="string">
            <text:p>Inclination (degrees)</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5">
            <text:p>385</text:p>
          </table:table-cell>
          <table:table-cell table:style-name="ce47"/>
          <table:table-cell table:style-name="ce88"/>
          <table:table-cell table:style-name="ce214" office:value-type="string">
            <text:p>InclinationRoof</text:p>
          </table:table-cell>
          <table:table-cell table:style-name="ce214"/>
          <table:table-cell table:style-name="ce143"/>
          <table:table-cell table:style-name="ce286"/>
          <table:table-cell table:style-name="ce99" office:value-type="string">
            <text:p>Positioning of the roof area</text:p>
          </table:table-cell>
          <table:table-cell table:style-name="ce286"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61"/>
          <table:table-cell table:style-name="ce11" table:number-columns-repeated="2"/>
          <table:table-cell table:style-name="ce490" table:formula="oooc:=HLOOKUP([.T$1];[.U$1:.AC$1244];ROW();FALSE())" office:value-type="string" office:string-value="Positioning of the roof area">
            <text:p>Positioning of the roof area</text:p>
          </table:table-cell>
          <table:table-cell table:style-name="ce502" office:value-type="string">
            <text:p>Positioning of the roof area</text:p>
          </table:table-cell>
          <table:table-cell table:style-name="ce536"/>
          <table:table-cell table:style-name="ce549" table:number-columns-repeated="7"/>
          <table:table-cell table:style-name="ce476"/>
          <table:table-cell table:style-name="ce555"/>
          <table:table-cell table:style-name="ce559"/>
          <table:table-cell table:style-name="ce534" table:number-columns-repeated="2"/>
          <table:table-cell table:style-name="ce577" table:number-columns-repeated="7"/>
          <table:table-cell table:style-name="ce476"/>
          <table:table-cell table:style-name="ce555"/>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6">
            <text:p>386</text:p>
          </table:table-cell>
          <table:table-cell table:style-name="ce47"/>
          <table:table-cell table:style-name="ce88"/>
          <table:table-cell table:style-name="ce214" office:value-type="string">
            <text:p>InclinationGround</text:p>
          </table:table-cell>
          <table:table-cell table:style-name="ce214"/>
          <table:table-cell table:style-name="ce143"/>
          <table:table-cell table:style-name="ce286"/>
          <table:table-cell table:style-name="ce99" office:value-type="string">
            <text:p>Positioning of the ground area</text:p>
          </table:table-cell>
          <table:table-cell table:style-name="ce286"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61"/>
          <table:table-cell table:style-name="ce11" table:number-columns-repeated="2"/>
          <table:table-cell table:style-name="ce490" table:formula="oooc:=HLOOKUP([.T$1];[.U$1:.AC$1244];ROW();FALSE())" office:value-type="string" office:string-value="Positioning of the ground area">
            <text:p>Positioning of the ground area</text:p>
          </table:table-cell>
          <table:table-cell table:style-name="ce502" office:value-type="string">
            <text:p>Positioning of the ground area</text:p>
          </table:table-cell>
          <table:table-cell table:style-name="ce536"/>
          <table:table-cell table:style-name="ce549" table:number-columns-repeated="7"/>
          <table:table-cell table:style-name="ce476"/>
          <table:table-cell table:style-name="ce555"/>
          <table:table-cell table:style-name="ce559"/>
          <table:table-cell table:style-name="ce534" table:number-columns-repeated="2"/>
          <table:table-cell table:style-name="ce577" table:number-columns-repeated="7"/>
          <table:table-cell table:style-name="ce476"/>
          <table:table-cell table:style-name="ce555"/>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87">
            <text:p>387</text:p>
          </table:table-cell>
          <table:table-cell table:style-name="ce47"/>
          <table:table-cell table:style-name="ce88" table:formula="oooc:=[.C471]+1" office:value-type="float" office:value="909">
            <text:p>909</text:p>
          </table:table-cell>
          <table:table-cell table:style-name="ce143" table:number-columns-repeated="2"/>
          <table:table-cell table:style-name="ce155"/>
          <table:table-cell table:style-name="ce286" office:value-type="float" office:value="1">
            <text:p>1</text:p>
          </table:table-cell>
          <table:table-cell table:style-name="ce99" office:value-type="string">
            <text:p><text:span text:style-name="T8">Orientation </text:span><text:span text:style-name="T9">of the roof </text:span><text:span text:style-name="T9">or ground area (to </text:span><text:span text:style-name="T9">south)</text:span></text:p>
          </table:table-cell>
          <table:table-cell table:style-name="ce286" office:value-type="string">
            <text:p>orientation to south</text:p>
          </table:table-cell>
          <table:table-cell table:number-columns-repeated="2" table:style-name="ce49" office:value-type="string">
            <text:p>X</text:p>
          </table:table-cell>
          <table:table-cell table:style-name="ce56" office:value-type="string">
            <text:p>x</text:p>
          </table:table-cell>
          <table:table-cell table:style-name="ce49" office:value-type="string">
            <text:p>Orientation with respect to the south</text:p>
          </table:table-cell>
          <table:table-cell table:style-name="ce48"/>
          <table:table-cell table:style-name="ce49" office:value-type="string">
            <text:p>x</text:p>
          </table:table-cell>
          <table:table-cell table:style-name="ce49"/>
          <table:table-cell table:style-name="ce470" office:value-type="string">
            <text:p>here we could use some graphical representation like in T-Sol …</text:p>
          </table:table-cell>
          <table:table-cell table:style-name="ce11" table:number-columns-repeated="2"/>
          <table:table-cell table:style-name="ce490" table:formula="oooc:=HLOOKUP([.T$1];[.U$1:.AC$1244];ROW();FALSE())" office:value-type="string" office:string-value="Orientation of the roof or ground area (to south)">
            <text:p>Orientation of the roof or ground area (to south)</text:p>
          </table:table-cell>
          <table:table-cell table:style-name="ce502" office:value-type="string">
            <text:p>Orientation of the roof or ground area (to south)</text:p>
          </table:table-cell>
          <table:table-cell table:style-name="ce536"/>
          <table:table-cell table:style-name="ce549" table:number-columns-repeated="7"/>
          <table:table-cell table:style-name="ce476"/>
          <table:table-cell table:style-name="ce470"/>
          <table:table-cell table:style-name="ce559" table:formula="oooc:=HLOOKUP([.AF$1];[.AG$1:.AO$1242];ROW();FALSE())">
            <text:p/>
          </table:table-cell>
          <table:table-cell table:style-name="ce534" table:number-columns-repeated="2"/>
          <table:table-cell table:style-name="ce577" table:number-columns-repeated="7"/>
          <table:table-cell table:style-name="ce476"/>
          <table:table-cell table:style-name="ce470"/>
          <table:table-cell table:style-name="ce586" table:formula="oooc:=HLOOKUP([.AR$1];[.AS$1:.BA$1242];ROW();FALSE())" office:value-type="string" office:string-value="orientation to south">
            <text:p>orientation to south</text:p>
          </table:table-cell>
          <table:table-cell table:style-name="ce589" office:value-type="string">
            <text:p>orientation to sout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8">
            <text:p>388</text:p>
          </table:table-cell>
          <table:table-cell table:style-name="ce47"/>
          <table:table-cell table:style-name="ce88"/>
          <table:table-cell table:style-name="ce215" office:value-type="string">
            <text:p>OrientationRoof</text:p>
          </table:table-cell>
          <table:table-cell table:style-name="ce215"/>
          <table:table-cell table:style-name="ce155"/>
          <table:table-cell table:style-name="ce286"/>
          <table:table-cell table:style-name="ce99" office:value-type="string">
            <text:p>Orientation of the roof area</text:p>
          </table:table-cell>
          <table:table-cell table:style-name="ce286"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61"/>
          <table:table-cell table:style-name="ce11" table:number-columns-repeated="2"/>
          <table:table-cell table:style-name="ce490" table:formula="oooc:=HLOOKUP([.T$1];[.U$1:.AC$1244];ROW();FALSE())" office:value-type="string" office:string-value="Orientation of roof (to south)">
            <text:p>Orientation of roof (to south)</text:p>
          </table:table-cell>
          <table:table-cell table:style-name="ce502" office:value-type="string">
            <text:p>Orientation of roof (to south)</text:p>
          </table:table-cell>
          <table:table-cell table:style-name="ce536"/>
          <table:table-cell table:style-name="ce549" table:number-columns-repeated="7"/>
          <table:table-cell table:style-name="ce476"/>
          <table:table-cell table:style-name="ce470"/>
          <table:table-cell table:style-name="ce559"/>
          <table:table-cell table:style-name="ce534" table:number-columns-repeated="2"/>
          <table:table-cell table:style-name="ce577" table:number-columns-repeated="7"/>
          <table:table-cell table:style-name="ce476"/>
          <table:table-cell table:style-name="ce470"/>
          <table:table-cell table:style-name="ce586" table:formula="oooc:=HLOOKUP([.AR$1];[.AS$1:.BA$1242];ROW();FALSE())" office:value-type="string" office:string-value="orientation to south">
            <text:p>orientation to south</text:p>
          </table:table-cell>
          <table:table-cell table:style-name="ce589" office:value-type="string">
            <text:p>orientation to sout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89">
            <text:p>389</text:p>
          </table:table-cell>
          <table:table-cell table:style-name="ce47"/>
          <table:table-cell table:style-name="ce88"/>
          <table:table-cell table:style-name="ce215" office:value-type="string">
            <text:p>OrientationGround</text:p>
          </table:table-cell>
          <table:table-cell table:style-name="ce215"/>
          <table:table-cell table:style-name="ce155"/>
          <table:table-cell table:style-name="ce286"/>
          <table:table-cell table:style-name="ce99" office:value-type="string">
            <text:p>Orientation of the ground area</text:p>
          </table:table-cell>
          <table:table-cell table:style-name="ce286"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61"/>
          <table:table-cell table:style-name="ce11" table:number-columns-repeated="2"/>
          <table:table-cell table:style-name="ce490" table:formula="oooc:=HLOOKUP([.T$1];[.U$1:.AC$1244];ROW();FALSE())" office:value-type="string" office:string-value="Orientation of ground (to south)">
            <text:p>Orientation of ground (to south)</text:p>
          </table:table-cell>
          <table:table-cell table:style-name="ce502" office:value-type="string">
            <text:p>Orientation of ground (to south)</text:p>
          </table:table-cell>
          <table:table-cell table:style-name="ce536"/>
          <table:table-cell table:style-name="ce549" table:number-columns-repeated="7"/>
          <table:table-cell table:style-name="ce476"/>
          <table:table-cell table:style-name="ce470"/>
          <table:table-cell table:style-name="ce559"/>
          <table:table-cell table:style-name="ce534" table:number-columns-repeated="2"/>
          <table:table-cell table:style-name="ce577" table:number-columns-repeated="7"/>
          <table:table-cell table:style-name="ce476"/>
          <table:table-cell table:style-name="ce470"/>
          <table:table-cell table:style-name="ce586" table:formula="oooc:=HLOOKUP([.AR$1];[.AS$1:.BA$1242];ROW();FALSE())" office:value-type="string" office:string-value="orientation to south">
            <text:p>orientation to south</text:p>
          </table:table-cell>
          <table:table-cell table:style-name="ce589" office:value-type="string">
            <text:p>orientation to sout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90">
            <text:p>390</text:p>
          </table:table-cell>
          <table:table-cell table:style-name="ce47"/>
          <table:table-cell table:style-name="ce88" table:formula="oooc:=[.C474]+1" office:value-type="float" office:value="910">
            <text:p>910</text:p>
          </table:table-cell>
          <table:table-cell table:style-name="ce143" table:number-columns-repeated="3"/>
          <table:table-cell table:style-name="ce286" office:value-type="float" office:value="1">
            <text:p>1</text:p>
          </table:table-cell>
          <table:table-cell table:style-name="ce99" office:value-type="string">
            <text:p>Shading problems?</text:p>
          </table:table-cell>
          <table:table-cell table:style-name="ce286"/>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51" office:value-type="string">
            <text:p>shading by other buildings, trees. Please give a short description or sketch</text:p>
          </table:table-cell>
          <table:table-cell table:style-name="ce476" table:number-columns-repeated="2"/>
          <table:table-cell table:style-name="ce490" table:formula="oooc:=HLOOKUP([.T$1];[.U$1:.AC$1244];ROW();FALSE())" office:value-type="string" office:string-value="Shading problems?">
            <text:p>Shading problems?</text:p>
          </table:table-cell>
          <table:table-cell table:style-name="ce502" office:value-type="string">
            <text:p>Shading problems?</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hadows from other buildings, trees. Give a brief description or drawing">
            <text:p>Shadows from other buildings, trees. Give a brief description or drawing</text:p>
          </table:table-cell>
          <table:table-cell table:style-name="ce534" office:value-type="string">
            <text:p>Shadows from other buildings, trees. Give a brief description or drawing</text:p>
          </table:table-cell>
          <table:table-cell table:style-name="ce534" office:value-type="string">
            <text:p>Ombres d'altres edificis, arbres. Donar una breu descripció o dibuix.</text:p>
          </table:table-cell>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91">
            <text:p>391</text:p>
          </table:table-cell>
          <table:table-cell table:style-name="ce47"/>
          <table:table-cell table:style-name="ce88"/>
          <table:table-cell table:style-name="ce216" office:value-type="string">
            <text:p>ShadingRoof</text:p>
          </table:table-cell>
          <table:table-cell table:style-name="ce216"/>
          <table:table-cell table:style-name="ce143"/>
          <table:table-cell table:style-name="ce286"/>
          <table:table-cell table:style-name="ce99" office:value-type="string">
            <text:p>shading of roof</text:p>
          </table:table-cell>
          <table:table-cell table:style-name="ce28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formula="oooc:=HLOOKUP([.T$1];[.U$1:.AC$1244];ROW();FALSE())" office:value-type="string" office:string-value="shading of roof">
            <text:p>shading of roof</text:p>
          </table:table-cell>
          <table:table-cell table:style-name="ce502" office:value-type="string">
            <text:p>shading of roof</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92">
            <text:p>392</text:p>
          </table:table-cell>
          <table:table-cell table:style-name="ce47"/>
          <table:table-cell table:style-name="ce88"/>
          <table:table-cell table:style-name="ce216" office:value-type="string">
            <text:p>ShadingGround</text:p>
          </table:table-cell>
          <table:table-cell table:style-name="ce216"/>
          <table:table-cell table:style-name="ce143"/>
          <table:table-cell table:style-name="ce286"/>
          <table:table-cell table:style-name="ce99" office:value-type="string">
            <text:p>shading of ground</text:p>
          </table:table-cell>
          <table:table-cell table:style-name="ce28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formula="oooc:=HLOOKUP([.T$1];[.U$1:.AC$1244];ROW();FALSE())" office:value-type="string" office:string-value="shading of ground">
            <text:p>shading of ground</text:p>
          </table:table-cell>
          <table:table-cell table:style-name="ce502" office:value-type="string">
            <text:p>shading of ground</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5">
          <table:table-cell table:style-name="ce11" office:value-type="float" office:value="393">
            <text:p>393</text:p>
          </table:table-cell>
          <table:table-cell table:style-name="ce47"/>
          <table:table-cell table:style-name="ce88" table:formula="oooc:=[.C479]+1" office:value-type="float" office:value="1">
            <text:p>1</text:p>
          </table:table-cell>
          <table:table-cell table:style-name="ce143" table:number-columns-repeated="3"/>
          <table:table-cell table:style-name="ce286" office:value-type="float" office:value="1">
            <text:p>1</text:p>
          </table:table-cell>
          <table:table-cell table:style-name="ce99" office:value-type="string">
            <text:p>Distance between the roof or ground area(s) and the technical room or process</text:p>
          </table:table-cell>
          <table:table-cell table:style-name="ce286" office:value-type="string">
            <text:p>m</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51" office:value-type="string">
            <text:p>estimate the length of the piping from the edge of the roof or ground area to the <text:span text:style-name="T17">technical room or the </text:span><text:span text:style-name="T17">process to be supplied </text:span><text:span text:style-name="T17">by the solar system</text:span></text:p>
          </table:table-cell>
          <table:table-cell table:style-name="ce476" table:number-columns-repeated="2"/>
          <table:table-cell table:style-name="ce490" table:formula="oooc:=HLOOKUP([.T$1];[.U$1:.AC$1244];ROW();FALSE())" office:value-type="string" office:string-value="distance between the roof or ground area(s) and the technical room or process">
            <text:p>distance between the roof or ground area(s) and the technical room or process</text:p>
          </table:table-cell>
          <table:table-cell table:style-name="ce502" office:value-type="string">
            <text:p>distance between the roof or ground area(s) and the technical room or process</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Estimate the longitude of piping from the roof or ground to the process">
            <text:p>Estimate the longitude of piping from the roof or ground to the process</text:p>
          </table:table-cell>
          <table:table-cell table:style-name="ce534" office:value-type="string">
            <text:p>Estimate the longitude of piping from the roof or ground to the process</text:p>
          </table:table-cell>
          <table:table-cell table:style-name="ce534" office:value-type="string">
            <text:p>Estimar la longitut de la conducció des de la taulada o el terra fins al procés</text:p>
          </table:table-cell>
          <table:table-cell table:style-name="ce577" table:number-columns-repeated="7"/>
          <table:table-cell table:style-name="ce476" table:number-columns-repeated="2"/>
          <table:table-cell table:style-name="ce586" table:formula="oooc:=HLOOKUP([.AR$1];[.AS$1:.BA$1242];ROW();FALSE())" office:value-type="string" office:string-value="m">
            <text:p>m</text:p>
          </table:table-cell>
          <table:table-cell table:style-name="ce589" office:value-type="string">
            <text:p>m</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94">
            <text:p>394</text:p>
          </table:table-cell>
          <table:table-cell table:style-name="ce47"/>
          <table:table-cell table:style-name="ce88"/>
          <table:table-cell table:style-name="ce217" office:value-type="string">
            <text:p>DistanceToRoof</text:p>
          </table:table-cell>
          <table:table-cell table:style-name="ce217"/>
          <table:table-cell table:style-name="ce143"/>
          <table:table-cell table:style-name="ce286"/>
          <table:table-cell table:style-name="ce99" office:value-type="string">
            <text:p>Distance between roof and process</text:p>
          </table:table-cell>
          <table:table-cell table:style-name="ce28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395">
            <text:p>395</text:p>
          </table:table-cell>
          <table:table-cell table:style-name="ce47"/>
          <table:table-cell table:style-name="ce88"/>
          <table:table-cell table:style-name="ce217" office:value-type="string">
            <text:p>DistanceToGround</text:p>
          </table:table-cell>
          <table:table-cell table:style-name="ce217"/>
          <table:table-cell table:style-name="ce143"/>
          <table:table-cell table:style-name="ce286"/>
          <table:table-cell table:style-name="ce99" office:value-type="string">
            <text:p>Distance between ground and process</text:p>
          </table:table-cell>
          <table:table-cell table:style-name="ce28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51"/>
          <table:table-cell table:style-name="ce476" table:number-columns-repeated="2"/>
          <table:table-cell table:style-name="ce490"/>
          <table:table-cell table:style-name="ce502"/>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96">
            <text:p>396</text:p>
          </table:table-cell>
          <table:table-cell table:style-name="ce47"/>
          <table:table-cell table:style-name="ce88" table:formula="oooc:=[.C477]+1" office:value-type="float" office:value="911">
            <text:p>911</text:p>
          </table:table-cell>
          <table:table-cell table:style-name="ce217" office:value-type="string">
            <text:p>RoofType</text:p>
          </table:table-cell>
          <table:table-cell table:style-name="ce217"/>
          <table:table-cell table:style-name="ce143"/>
          <table:table-cell table:style-name="ce286" office:value-type="string">
            <text:p>Nrooftyp</text:p>
          </table:table-cell>
          <table:table-cell table:style-name="ce99" office:value-type="string">
            <text:p>Type of roof</text:p>
          </table:table-cell>
          <table:table-cell table:style-name="ce286"/>
          <table:table-cell table:number-columns-repeated="2" table:style-name="ce49" office:value-type="string">
            <text:p>X</text:p>
          </table:table-cell>
          <table:table-cell table:style-name="ce48"/>
          <table:table-cell table:style-name="ce49"/>
          <table:table-cell table:style-name="ce432" office:value-type="string">
            <text:p>x</text:p>
          </table:table-cell>
          <table:table-cell table:style-name="ce49" table:number-columns-repeated="2"/>
          <table:table-cell table:style-name="ce451" office:value-type="string">
            <text:p>Specify the type of croof overing <text:s/>e.g. <text:s/>sandwich panels etc.</text:p>
          </table:table-cell>
          <table:table-cell table:style-name="ce476" table:number-columns-repeated="2"/>
          <table:table-cell table:style-name="ce490" table:formula="oooc:=HLOOKUP([.T$1];[.U$1:.AC$1244];ROW();FALSE())" office:value-type="string" office:string-value="type of roof">
            <text:p>type of roof</text:p>
          </table:table-cell>
          <table:table-cell table:style-name="ce502" office:value-type="string">
            <text:p>type of roof</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Specify the type of roof, e.g. sandwich panels, etc...">
            <text:p>Specify the type of roof, e.g. sandwich panels, etc...</text:p>
          </table:table-cell>
          <table:table-cell table:style-name="ce534" office:value-type="string">
            <text:p>Specify the type of roof, e.g. sandwich panels, etc...</text:p>
          </table:table-cell>
          <table:table-cell table:style-name="ce534" office:value-type="string">
            <text:p>Especificar el tipus de taulada, p.e. panells tipus sandwich, etc...</text:p>
          </table:table-cell>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6">
          <table:table-cell table:style-name="ce11" office:value-type="float" office:value="397">
            <text:p>397</text:p>
          </table:table-cell>
          <table:table-cell table:style-name="ce47"/>
          <table:table-cell table:style-name="ce88" table:formula="oooc:=[.C483]+1" office:value-type="float" office:value="912">
            <text:p>912</text:p>
          </table:table-cell>
          <table:table-cell table:style-name="ce217" office:value-type="string">
            <text:p>RoofStaticLoadCap</text:p>
          </table:table-cell>
          <table:table-cell table:style-name="ce217"/>
          <table:table-cell table:style-name="ce143"/>
          <table:table-cell table:style-name="ce286" office:value-type="float" office:value="1">
            <text:p>1</text:p>
          </table:table-cell>
          <table:table-cell table:style-name="ce99" office:value-type="string">
            <text:p>static load capacity of the roof(s)</text:p>
          </table:table-cell>
          <table:table-cell table:style-name="ce286" office:value-type="string">
            <text:p>kg/m²</text:p>
          </table:table-cell>
          <table:table-cell table:number-columns-repeated="2" table:style-name="ce49" office:value-type="string">
            <text:p>X</text:p>
          </table:table-cell>
          <table:table-cell table:style-name="ce48"/>
          <table:table-cell table:style-name="ce56" office:value-type="string">
            <text:p>x (move up)</text:p>
          </table:table-cell>
          <table:table-cell table:style-name="ce48" office:value-type="string">
            <text:p>x</text:p>
          </table:table-cell>
          <table:table-cell table:style-name="ce49" office:value-type="string">
            <text:p>x (move up)</text:p>
          </table:table-cell>
          <table:table-cell table:style-name="ce49"/>
          <table:table-cell table:style-name="ce451" office:value-type="string">
            <text:p>the additional load of a collector field is 25-30 kg/m²</text:p>
          </table:table-cell>
          <table:table-cell table:style-name="ce476" table:number-columns-repeated="2"/>
          <table:table-cell table:style-name="ce490" table:formula="oooc:=HLOOKUP([.T$1];[.U$1:.AC$1244];ROW();FALSE())" office:value-type="string" office:string-value="static load capacity of the roof(s)">
            <text:p>static load capacity of the roof(s)</text:p>
          </table:table-cell>
          <table:table-cell table:style-name="ce502" office:value-type="string">
            <text:p>static load capacity of the roof(s)</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The additional weight of a solar collector field is about 25-30 kg/m²">
            <text:p>The additional weight of a solar collector field is about 25-30 kg/m²</text:p>
          </table:table-cell>
          <table:table-cell table:style-name="ce534" office:value-type="string">
            <text:p>The additional weight of a solar collector field is about 25-30 kg/m²</text:p>
          </table:table-cell>
          <table:table-cell table:style-name="ce534" office:value-type="string">
            <text:p>El pes adicional d'un camp de col·lectors és de 25-30 kg/m²</text:p>
          </table:table-cell>
          <table:table-cell table:style-name="ce577" table:number-columns-repeated="7"/>
          <table:table-cell table:style-name="ce476" table:number-columns-repeated="2"/>
          <table:table-cell table:style-name="ce586" table:formula="oooc:=HLOOKUP([.AR$1];[.AS$1:.BA$1242];ROW();FALSE())" office:value-type="string" office:string-value="kg/m²">
            <text:p>kg/m²</text:p>
          </table:table-cell>
          <table:table-cell table:style-name="ce589" office:value-type="string">
            <text:p>kg/m²</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398">
            <text:p>398</text:p>
          </table:table-cell>
          <table:table-cell table:style-name="ce47"/>
          <table:table-cell table:style-name="ce88"/>
          <table:table-cell table:style-name="ce218" office:value-type="string">
            <text:p>EnclBuildGroundSketch</text:p>
          </table:table-cell>
          <table:table-cell table:style-name="ce218"/>
          <table:table-cell table:style-name="ce143"/>
          <table:table-cell table:style-name="ce286"/>
          <table:table-cell table:style-name="ce99" office:value-type="string">
            <text:p>Enclosing of drawing or scheme of building?</text:p>
          </table:table-cell>
          <table:table-cell table:style-name="ce286" office:value-type="string">
            <text:p>yes/no</text:p>
          </table:table-cell>
          <table:table-cell table:style-name="ce398"/>
          <table:table-cell table:style-name="ce49" office:value-type="string">
            <text:p>X</text:p>
          </table:table-cell>
          <table:table-cell table:style-name="ce48"/>
          <table:table-cell table:style-name="ce56"/>
          <table:table-cell table:style-name="ce48"/>
          <table:table-cell table:style-name="ce49"/>
          <table:table-cell table:style-name="ce49" office:value-type="string">
            <text:p>to add it into the Questionnaire in the next update, Stoyan</text:p>
          </table:table-cell>
          <table:table-cell table:style-name="ce451"/>
          <table:table-cell table:style-name="ce476" table:number-columns-repeated="2"/>
          <table:table-cell table:style-name="ce490" table:formula="oooc:=HLOOKUP([.T$1];[.U$1:.AC$1244];ROW();FALSE())" office:value-type="string" office:string-value="Enclosing of drawing or scheme of building?">
            <text:p>Enclosing of drawing or scheme of building?</text:p>
          </table:table-cell>
          <table:table-cell table:style-name="ce502" office:value-type="string">
            <text:p>Enclosing of drawing or scheme of building?</text:p>
          </table:table-cell>
          <table:table-cell table:style-name="ce536"/>
          <table:table-cell table:style-name="ce549" table:number-columns-repeated="7"/>
          <table:table-cell table:style-name="ce476" table:number-columns-repeated="2"/>
          <table:table-cell table:style-name="ce559" table:formula="oooc:=HLOOKUP([.AF$1];[.AG$1:.AO$1242];ROW();FALSE())" office:value-type="string" office:string-value="Enclose a scheme of the building and/or the area">
            <text:p>Enclose a scheme of the building and/or the area</text:p>
          </table:table-cell>
          <table:table-cell table:style-name="ce534" office:value-type="string">
            <text:p>Enclose a scheme of the building and/or the area</text:p>
          </table:table-cell>
          <table:table-cell table:style-name="ce534" office:value-type="string">
            <text:p>Adjuntar un esquema de l'edifici i/o de l'àrea</text:p>
          </table:table-cell>
          <table:table-cell table:style-name="ce577" table:number-columns-repeated="7"/>
          <table:table-cell table:style-name="ce476"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office:value-type="float" office:value="399">
            <text:p>399</text:p>
          </table:table-cell>
          <table:table-cell table:style-name="ce58"/>
          <table:table-cell table:style-name="ce114"/>
          <table:table-cell table:style-name="ce219" table:number-columns-repeated="2"/>
          <table:table-cell table:style-name="ce273"/>
          <table:table-cell table:style-name="ce301"/>
          <table:table-cell table:style-name="ce351"/>
          <table:table-cell table:style-name="ce302"/>
          <table:table-cell table:number-columns-repeated="8"/>
          <table:table-cell table:style-name="ce484" table:number-columns-repeated="2"/>
          <table:table-cell table:style-name="ce489" table:formula="oooc:=HLOOKUP([.T$1];[.U$1:.AC$1244];ROW();FALSE())">
            <text:p/>
          </table:table-cell>
          <table:table-cell table:style-name="ce515"/>
          <table:table-cell table:style-name="ce539"/>
          <table:table-cell table:style-name="ce550" table:number-columns-repeated="7"/>
          <table:table-cell table:style-name="ce484"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84" table:number-columns-repeated="2"/>
          <table:table-cell table:style-name="ce585" table:formula="oooc:=HLOOKUP([.AR$1];[.AS$1:.BA$1242];ROW();FALSE())">
            <text:p/>
          </table:table-cell>
          <table:table-cell table:style-name="ce588"/>
          <table:table-cell table:style-name="ce566"/>
          <table:table-cell table:style-name="ce578" table:number-columns-repeated="7"/>
          <table:table-cell table:style-name="ce484" table:number-columns-repeated="199"/>
          <table:table-cell table:number-columns-repeated="4"/>
        </table:table-row>
        <table:table-row table:style-name="ro23">
          <table:table-cell office:value-type="float" office:value="400">
            <text:p>400</text:p>
          </table:table-cell>
          <table:table-cell table:style-name="ce58"/>
          <table:table-cell table:style-name="ce115"/>
          <table:table-cell table:style-name="ce173" table:number-columns-repeated="2"/>
          <table:table-cell table:style-name="ce195"/>
          <table:table-cell table:style-name="ce293"/>
          <table:table-cell table:style-name="ce330" office:value-type="string">
            <text:p>DRAWINGS OR SKETCHES OF THE BUILDING / GROUND AREA</text:p>
          </table:table-cell>
          <table:table-cell table:style-name="ce293"/>
          <table:table-cell table:style-name="ce302" office:value-type="string">
            <text:p>X</text:p>
          </table:table-cell>
          <table:table-cell office:value-type="string">
            <text:p>X</text:p>
          </table:table-cell>
          <table:table-cell table:style-name="ce61"/>
          <table:table-cell table:style-name="ce302"/>
          <table:table-cell table:style-name="ce436" office:value-type="string">
            <text:p>x</text:p>
          </table:table-cell>
          <table:table-cell table:style-name="ce302" table:number-columns-repeated="2"/>
          <table:table-cell table:style-name="ce467" office:value-type="string">
            <text:p>Please give a sketch of the building and / or the area</text:p>
          </table:table-cell>
          <table:table-cell table:number-columns-repeated="2"/>
          <table:table-cell table:style-name="ce489" table:formula="oooc:=HLOOKUP([.T$1];[.U$1:.AC$1244];ROW();FALSE())" office:value-type="string" office:string-value="DRAWINGS OR SKETCHES OF THE BUILDING / GROUND AREA">
            <text:p>DRAWINGS OR SKETCHES OF THE BUILDING / GROUND AREA</text:p>
          </table:table-cell>
          <table:table-cell table:style-name="ce515" office:value-type="string">
            <text:p>DRAWINGS OR SKETCHES OF THE BUILDING / GROUND AREA</text:p>
          </table:table-cell>
          <table:table-cell table:style-name="ce539"/>
          <table:table-cell table:style-name="ce550" table:number-columns-repeated="7"/>
          <table:table-cell table:style-name="ce473"/>
          <table:table-cell/>
          <table:table-cell table:style-name="ce558" table:formula="oooc:=HLOOKUP([.AF$1];[.AG$1:.AO$1242];ROW();FALSE())">
            <text:p/>
          </table:table-cell>
          <table:table-cell table:style-name="ce566" table:number-columns-repeated="2"/>
          <table:table-cell table:style-name="ce578" table:number-columns-repeated="7"/>
          <table:table-cell table:style-name="ce473"/>
          <table:table-cell/>
          <table:table-cell table:style-name="ce585" table:formula="oooc:=HLOOKUP([.AR$1];[.AS$1:.BA$1242];ROW();FALSE())">
            <text:p/>
          </table:table-cell>
          <table:table-cell table:style-name="ce588"/>
          <table:table-cell table:style-name="ce566"/>
          <table:table-cell table:style-name="ce578" table:number-columns-repeated="7"/>
          <table:table-cell table:style-name="ce473" table:number-columns-repeated="199"/>
          <table:table-cell table:number-columns-repeated="4"/>
        </table:table-row>
        <table:table-row table:style-name="ro4">
          <table:table-cell office:value-type="float" office:value="401">
            <text:p>401</text:p>
          </table:table-cell>
          <table:table-cell table:style-name="ce58"/>
          <table:table-cell table:style-name="ce116"/>
          <table:table-cell table:style-name="ce220" table:number-columns-repeated="2"/>
          <table:table-cell table:style-name="ce203"/>
          <table:table-cell table:style-name="ce302"/>
          <table:table-cell table:style-name="ce351"/>
          <table:table-cell table:style-name="ce302"/>
          <table:table-cell table:number-columns-repeated="8"/>
          <table:table-cell table:style-name="ce473" table:number-columns-repeated="2"/>
          <table:table-cell table:style-name="ce489" table:formula="oooc:=HLOOKUP([.T$1];[.U$1:.AC$1244];ROW();FALSE())">
            <text:p/>
          </table:table-cell>
          <table:table-cell table:style-name="ce515"/>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text:p/>
          </table:table-cell>
          <table:table-cell table:style-name="ce588"/>
          <table:table-cell table:style-name="ce566"/>
          <table:table-cell table:style-name="ce578" table:number-columns-repeated="7"/>
          <table:table-cell table:style-name="ce473" table:number-columns-repeated="199"/>
          <table:table-cell table:number-columns-repeated="4"/>
        </table:table-row>
        <table:table-row table:style-name="ro13">
          <table:table-cell office:value-type="float" office:value="402">
            <text:p>402</text:p>
          </table:table-cell>
          <table:table-cell table:style-name="ce64" office:value-type="float" office:value="9.2">
            <text:p>9,2</text:p>
          </table:table-cell>
          <table:table-cell table:style-name="ce84" table:formula="oooc:=100*[.B489]" office:value-type="float" office:value="920">
            <text:p>920</text:p>
          </table:table-cell>
          <table:table-cell table:style-name="ce195" table:number-columns-repeated="2"/>
          <table:table-cell table:style-name="ce173"/>
          <table:table-cell table:style-name="ce282" office:value-type="float" office:value="9.2">
            <text:p>9,2</text:p>
          </table:table-cell>
          <table:table-cell table:style-name="ce343" office:value-type="string">
            <text:p>Biomass</text:p>
          </table:table-cell>
          <table:table-cell table:style-name="ce365"/>
          <table:table-cell table:number-columns-repeated="2" table:style-name="ce403" office:value-type="string">
            <text:p>X</text:p>
          </table:table-cell>
          <table:table-cell table:style-name="ce365" table:number-columns-repeated="4"/>
          <table:table-cell table:style-name="ce445"/>
          <table:table-cell table:style-name="ce455"/>
          <table:table-cell table:style-name="ce474" table:number-columns-repeated="2"/>
          <table:table-cell table:style-name="ce489" table:formula="oooc:=HLOOKUP([.T$1];[.U$1:.AC$1244];ROW();FALSE())" office:value-type="string" office:string-value="Biomass">
            <text:p>Biomass</text:p>
          </table:table-cell>
          <table:table-cell table:style-name="ce501" office:value-type="string">
            <text:p>Biomass</text:p>
          </table:table-cell>
          <table:table-cell table:style-name="ce539"/>
          <table:table-cell table:style-name="ce550" table:number-columns-repeated="7"/>
          <table:table-cell table:style-name="ce474"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table-cell table:number-columns-repeated="3"/>
        </table:table-row>
        <table:table-row table:style-name="ro14">
          <table:table-cell table:style-name="ce11" office:value-type="float" office:value="403">
            <text:p>403</text:p>
          </table:table-cell>
          <table:table-cell table:style-name="ce70"/>
          <table:table-cell table:style-name="ce112"/>
          <table:table-cell table:style-name="ce155" table:number-columns-repeated="2"/>
          <table:table-cell table:style-name="ce143"/>
          <table:table-cell table:style-name="ce296"/>
          <table:table-cell table:style-name="ce352" office:value-type="string">
            <text:p>Availability of biomass from the processe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Availability of biomass from the processes">
            <text:p>Availability of biomass from the processes</text:p>
          </table:table-cell>
          <table:table-cell table:style-name="ce524" office:value-type="string">
            <text:p>Availability of biomass from the processe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04">
            <text:p>404</text:p>
          </table:table-cell>
          <table:table-cell table:style-name="ce70"/>
          <table:table-cell table:style-name="ce117"/>
          <table:table-cell table:style-name="ce221" office:value-type="string">
            <text:p>BiomassFromProc</text:p>
          </table:table-cell>
          <table:table-cell table:style-name="ce221"/>
          <table:table-cell table:style-name="ce276"/>
          <table:table-cell table:style-name="ce299" office:value-type="string">
            <text:p>Nbiomass</text:p>
          </table:table-cell>
          <table:table-cell table:style-name="ce353" office:value-type="string">
            <text:p>Type of biomass available from processes</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ype of biomass available from processes">
            <text:p>Type of biomass available from processes</text:p>
          </table:table-cell>
          <table:table-cell table:style-name="ce526" office:value-type="string">
            <text:p>Type of biomass available from processe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6">
          <table:table-cell table:style-name="ce11" office:value-type="float" office:value="405">
            <text:p>405</text:p>
          </table:table-cell>
          <table:table-cell table:style-name="ce70"/>
          <table:table-cell table:style-name="ce117"/>
          <table:table-cell table:style-name="ce155" table:number-columns-repeated="2"/>
          <table:table-cell table:style-name="ce268"/>
          <table:table-cell table:style-name="ce299" office:value-type="string">
            <text:p>??</text:p>
          </table:table-cell>
          <table:table-cell table:style-name="ce353" office:value-type="string">
            <text:p>Period of year the biomass is available</text:p>
          </table:table-cell>
          <table:table-cell table:style-name="ce367" office:value-type="string">
            <text:p>dd/mm-dd/mm</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Period of year the biomass is available">
            <text:p>Period of year the biomass is available</text:p>
          </table:table-cell>
          <table:table-cell table:style-name="ce526" office:value-type="string">
            <text:p>Period of year the biomass is available</text:p>
          </table:table-cell>
          <table:table-cell table:style-name="ce536"/>
          <table:table-cell table:style-name="ce549" table:number-columns-repeated="7"/>
          <table:table-cell table:style-name="ce483" table:number-columns-repeated="2"/>
          <table:table-cell table:style-name="ce559" table:formula="oooc:=HLOOKUP([.AF$1];[.AG$1:.AO$1242];ROW();FALSE())" office:value-type="string" office:string-value="Specify if the availability is continuous or during some specific season of the year">
            <text:p>Specify if the availability is continuous or during some specific season of the year</text:p>
          </table:table-cell>
          <table:table-cell table:style-name="ce534" office:value-type="string">
            <text:p>Specify if the availability is continuous or during some specific season of the year</text:p>
          </table:table-cell>
          <table:table-cell table:style-name="ce534" office:value-type="string">
            <text:p>Especificar si la disponibilitat és continua o durant una període específic a l'any</text:p>
          </table:table-cell>
          <table:table-cell table:style-name="ce577" table:number-columns-repeated="7"/>
          <table:table-cell table:style-name="ce483" table:number-columns-repeated="2"/>
          <table:table-cell table:style-name="ce586" table:formula="oooc:=HLOOKUP([.AR$1];[.AS$1:.BA$1242];ROW();FALSE())" office:value-type="string" office:string-value="dd/mm-dd/mm">
            <text:p>dd/mm-dd/mm</text:p>
          </table:table-cell>
          <table:table-cell table:style-name="ce591" office:value-type="string">
            <text:p>dd/mm-dd/mm</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06">
            <text:p>406</text:p>
          </table:table-cell>
          <table:table-cell table:style-name="ce70"/>
          <table:table-cell table:style-name="ce117"/>
          <table:table-cell table:style-name="ce222" office:value-type="string">
            <text:p>PeriodBiomassProcStart</text:p>
          </table:table-cell>
          <table:table-cell table:style-name="ce222"/>
          <table:table-cell table:style-name="ce268"/>
          <table:table-cell table:style-name="ce299"/>
          <table:table-cell table:style-name="ce354" office:value-type="string">
            <text:p>Period of year the biomass is available - start</text:p>
          </table:table-cell>
          <table:table-cell table:style-name="ce367"/>
          <table:table-cell table:style-name="ce408" office:value-type="string">
            <text:p>X</text:p>
          </table:table-cell>
          <table:table-cell table:style-name="ce408"/>
          <table:table-cell table:style-name="ce433" table:number-columns-repeated="4"/>
          <table:table-cell table:style-name="ce395"/>
          <table:table-cell table:style-name="ce459"/>
          <table:table-cell table:style-name="ce483" table:number-columns-repeated="2"/>
          <table:table-cell table:style-name="ce490"/>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07">
            <text:p>407</text:p>
          </table:table-cell>
          <table:table-cell table:style-name="ce70"/>
          <table:table-cell table:style-name="ce117"/>
          <table:table-cell table:style-name="ce222" office:value-type="string">
            <text:p>PeriodBiomassProcStop</text:p>
          </table:table-cell>
          <table:table-cell table:style-name="ce222"/>
          <table:table-cell table:style-name="ce268"/>
          <table:table-cell table:style-name="ce299"/>
          <table:table-cell table:style-name="ce354" office:value-type="string">
            <text:p>Period of year the biomass is available - stop</text:p>
          </table:table-cell>
          <table:table-cell table:style-name="ce367"/>
          <table:table-cell table:style-name="ce408" office:value-type="string">
            <text:p>X</text:p>
          </table:table-cell>
          <table:table-cell table:style-name="ce408"/>
          <table:table-cell table:style-name="ce433" table:number-columns-repeated="4"/>
          <table:table-cell table:style-name="ce395"/>
          <table:table-cell table:style-name="ce459"/>
          <table:table-cell table:style-name="ce483" table:number-columns-repeated="2"/>
          <table:table-cell table:style-name="ce490"/>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08">
            <text:p>408</text:p>
          </table:table-cell>
          <table:table-cell table:style-name="ce70"/>
          <table:table-cell table:style-name="ce117"/>
          <table:table-cell table:style-name="ce222" office:value-type="string">
            <text:p>NDaysBiomassProc</text:p>
          </table:table-cell>
          <table:table-cell table:style-name="ce222"/>
          <table:table-cell table:style-name="ce267"/>
          <table:table-cell table:style-name="ce299" office:value-type="float" office:value="1">
            <text:p>1</text:p>
          </table:table-cell>
          <table:table-cell table:style-name="ce353" office:value-type="string">
            <text:p>Number of days biomass is produced</text:p>
          </table:table-cell>
          <table:table-cell table:style-name="ce367" office:value-type="string">
            <text:p>days</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Number of days biomass is produced">
            <text:p>Number of days biomass is produced</text:p>
          </table:table-cell>
          <table:table-cell table:style-name="ce526" office:value-type="string">
            <text:p>Number of days biomass is produced</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days">
            <text:p>days</text:p>
          </table:table-cell>
          <table:table-cell table:style-name="ce591" office:value-type="string">
            <text:p>days</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09">
            <text:p>409</text:p>
          </table:table-cell>
          <table:table-cell table:style-name="ce70"/>
          <table:table-cell table:style-name="ce117"/>
          <table:table-cell table:style-name="ce223" office:value-type="string">
            <text:p>QBiomassProcDay</text:p>
          </table:table-cell>
          <table:table-cell table:style-name="ce223"/>
          <table:table-cell table:style-name="ce267"/>
          <table:table-cell table:style-name="ce299" office:value-type="float" office:value="1">
            <text:p>1</text:p>
          </table:table-cell>
          <table:table-cell table:style-name="ce353" office:value-type="string">
            <text:p>Daily quantity of biomass</text:p>
          </table:table-cell>
          <table:table-cell table:style-name="ce367" office:value-type="string">
            <text:p>t/day</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Daily quantity of biomass">
            <text:p>Daily quantity of biomass</text:p>
          </table:table-cell>
          <table:table-cell table:style-name="ce526" office:value-type="string">
            <text:p>Daily quantity of biomas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t/day">
            <text:p>t/day</text:p>
          </table:table-cell>
          <table:table-cell table:style-name="ce591" office:value-type="string">
            <text:p>t/day</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0">
            <text:p>410</text:p>
          </table:table-cell>
          <table:table-cell table:style-name="ce70"/>
          <table:table-cell table:style-name="ce117"/>
          <table:table-cell table:style-name="ce222" office:value-type="string">
            <text:p>SpaceBiomassProc</text:p>
          </table:table-cell>
          <table:table-cell table:style-name="ce222"/>
          <table:table-cell table:style-name="ce267"/>
          <table:table-cell table:style-name="ce299" office:value-type="float" office:value="1">
            <text:p>1</text:p>
          </table:table-cell>
          <table:table-cell table:style-name="ce353" office:value-type="string">
            <text:p>Space availability to stock biomass</text:p>
          </table:table-cell>
          <table:table-cell table:style-name="ce367" office:value-type="string">
            <text:p>m3</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Space availability to stock biomass?">
            <text:p>Space availability to stock biomass?</text:p>
          </table:table-cell>
          <table:table-cell table:style-name="ce526" office:value-type="string">
            <text:p>Space availability to stock biomass?</text:p>
          </table:table-cell>
          <table:table-cell table:style-name="ce536"/>
          <table:table-cell table:style-name="ce549" table:number-columns-repeated="7"/>
          <table:table-cell table:style-name="ce483" table:number-columns-repeated="2"/>
          <table:table-cell table:style-name="ce559" table:formula="oooc:=HLOOKUP([.AF$1];[.AG$1:.AO$1242];ROW();FALSE())" office:value-type="string" office:string-value="Specifythe volume">
            <text:p>Specifythe volume</text:p>
          </table:table-cell>
          <table:table-cell table:style-name="ce534" office:value-type="string">
            <text:p>Specifythe volume</text:p>
          </table:table-cell>
          <table:table-cell table:style-name="ce534" office:value-type="string">
            <text:p>Especificar el volum</text:p>
          </table:table-cell>
          <table:table-cell table:style-name="ce577" table:number-columns-repeated="7"/>
          <table:table-cell table:style-name="ce483" table:number-columns-repeated="2"/>
          <table:table-cell table:style-name="ce586" table:formula="oooc:=HLOOKUP([.AR$1];[.AS$1:.BA$1242];ROW();FALSE())" office:value-type="string" office:string-value="m3">
            <text:p>m3</text:p>
          </table:table-cell>
          <table:table-cell table:style-name="ce591" office:value-type="string">
            <text:p>m3</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1">
            <text:p>411</text:p>
          </table:table-cell>
          <table:table-cell table:style-name="ce70"/>
          <table:table-cell table:style-name="ce117"/>
          <table:table-cell table:style-name="ce224" office:value-type="string">
            <text:p>LCVBiomassProc</text:p>
          </table:table-cell>
          <table:table-cell table:style-name="ce224"/>
          <table:table-cell table:style-name="ce267"/>
          <table:table-cell table:style-name="ce299" office:value-type="float" office:value="1">
            <text:p>1</text:p>
          </table:table-cell>
          <table:table-cell table:style-name="ce353" office:value-type="string">
            <text:p>LCV biomass</text:p>
          </table:table-cell>
          <table:table-cell table:style-name="ce367" office:value-type="string">
            <text:p>kWh/kg</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LCV biomass">
            <text:p>LCV biomass</text:p>
          </table:table-cell>
          <table:table-cell table:style-name="ce526" office:value-type="string">
            <text:p>LCV biomas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kWh/kg">
            <text:p>kWh/kg</text:p>
          </table:table-cell>
          <table:table-cell table:style-name="ce591" office:value-type="string">
            <text:p>kWh/kg</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2">
            <text:p>412</text:p>
          </table:table-cell>
          <table:table-cell table:style-name="ce70"/>
          <table:table-cell table:style-name="ce117"/>
          <table:table-cell table:style-name="ce222" office:value-type="string">
            <text:p>HumidBiomassProc</text:p>
          </table:table-cell>
          <table:table-cell table:style-name="ce222"/>
          <table:table-cell table:style-name="ce267"/>
          <table:table-cell table:style-name="ce299" office:value-type="float" office:value="1">
            <text:p>1</text:p>
          </table:table-cell>
          <table:table-cell table:style-name="ce353" office:value-type="string">
            <text:p>Humidity</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Humidity">
            <text:p>Humidity</text:p>
          </table:table-cell>
          <table:table-cell table:style-name="ce526" office:value-type="string">
            <text:p>Humidity</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3">
            <text:p>413</text:p>
          </table:table-cell>
          <table:table-cell table:style-name="ce70"/>
          <table:table-cell table:style-name="ce117"/>
          <table:table-cell table:style-name="ce225" table:number-columns-repeated="2"/>
          <table:table-cell table:style-name="ce145"/>
          <table:table-cell table:style-name="ce299"/>
          <table:table-cell table:style-name="ce352" office:value-type="string">
            <text:p>Availability of biomass from the region</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Availability of biomass from the region">
            <text:p>Availability of biomass from the region</text:p>
          </table:table-cell>
          <table:table-cell table:style-name="ce524" office:value-type="string">
            <text:p>Availability of biomass from the region</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4">
            <text:p>414</text:p>
          </table:table-cell>
          <table:table-cell table:style-name="ce70"/>
          <table:table-cell table:style-name="ce117"/>
          <table:table-cell table:style-name="ce222" office:value-type="string">
            <text:p>BiomassFromRegion</text:p>
          </table:table-cell>
          <table:table-cell table:style-name="ce222"/>
          <table:table-cell table:style-name="ce267"/>
          <table:table-cell table:style-name="ce299" office:value-type="string">
            <text:p>Nbiomass</text:p>
          </table:table-cell>
          <table:table-cell table:style-name="ce353" office:value-type="string">
            <text:p>Type of biomass available from the region</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ype of biomass available ">
            <text:p>Type of biomass available </text:p>
          </table:table-cell>
          <table:table-cell table:style-name="ce526" office:value-type="string">
            <text:p>Type of biomass available </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5">
            <text:p>415</text:p>
          </table:table-cell>
          <table:table-cell table:style-name="ce70"/>
          <table:table-cell table:style-name="ce117"/>
          <table:table-cell table:style-name="ce222" office:value-type="string">
            <text:p>PriceBiomassRegion</text:p>
          </table:table-cell>
          <table:table-cell table:style-name="ce222"/>
          <table:table-cell table:style-name="ce267"/>
          <table:table-cell table:style-name="ce299" office:value-type="float" office:value="1">
            <text:p>1</text:p>
          </table:table-cell>
          <table:table-cell table:style-name="ce353" office:value-type="string">
            <text:p>Unit price of biomass</text:p>
          </table:table-cell>
          <table:table-cell table:style-name="ce286" office:value-type="string">
            <text:p>€/t</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Unit price of biomass">
            <text:p>Unit price of biomass</text:p>
          </table:table-cell>
          <table:table-cell table:style-name="ce526" office:value-type="string">
            <text:p>Unit price of biomas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t">
            <text:p>€/t</text:p>
          </table:table-cell>
          <table:table-cell table:style-name="ce589" office:value-type="string">
            <text:p>€/t</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6">
          <table:table-cell table:style-name="ce11" office:value-type="float" office:value="416">
            <text:p>416</text:p>
          </table:table-cell>
          <table:table-cell table:style-name="ce70"/>
          <table:table-cell table:style-name="ce117"/>
          <table:table-cell table:style-name="ce155" table:number-columns-repeated="2"/>
          <table:table-cell table:style-name="ce267"/>
          <table:table-cell table:style-name="ce299" office:value-type="string">
            <text:p>??</text:p>
          </table:table-cell>
          <table:table-cell table:style-name="ce353" office:value-type="string">
            <text:p>Period of year the biomass is available</text:p>
          </table:table-cell>
          <table:table-cell table:style-name="ce367" office:value-type="string">
            <text:p>dd/mm-dd/mm</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Period of year the biomass is available">
            <text:p>Period of year the biomass is available</text:p>
          </table:table-cell>
          <table:table-cell table:style-name="ce526" office:value-type="string">
            <text:p>Period of year the biomass is available</text:p>
          </table:table-cell>
          <table:table-cell table:style-name="ce536"/>
          <table:table-cell table:style-name="ce549" table:number-columns-repeated="7"/>
          <table:table-cell table:style-name="ce483" table:number-columns-repeated="2"/>
          <table:table-cell table:style-name="ce559" table:formula="oooc:=HLOOKUP([.AF$1];[.AG$1:.AO$1242];ROW();FALSE())" office:value-type="string" office:string-value="Specify if the availability is continuous or during some specific season of the year">
            <text:p>Specify if the availability is continuous or during some specific season of the year</text:p>
          </table:table-cell>
          <table:table-cell table:style-name="ce534" office:value-type="string">
            <text:p>Specify if the availability is continuous or during some specific season of the year</text:p>
          </table:table-cell>
          <table:table-cell table:style-name="ce534" office:value-type="string">
            <text:p>Especificar si la disponibilitat és continua o durant una període específic a l'any</text:p>
          </table:table-cell>
          <table:table-cell table:style-name="ce577" table:number-columns-repeated="7"/>
          <table:table-cell table:style-name="ce483" table:number-columns-repeated="2"/>
          <table:table-cell table:style-name="ce586" table:formula="oooc:=HLOOKUP([.AR$1];[.AS$1:.BA$1242];ROW();FALSE())" office:value-type="string" office:string-value="dd/mm-dd/mm">
            <text:p>dd/mm-dd/mm</text:p>
          </table:table-cell>
          <table:table-cell table:style-name="ce591" office:value-type="string">
            <text:p>dd/mm-dd/mm</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7">
            <text:p>417</text:p>
          </table:table-cell>
          <table:table-cell table:style-name="ce70"/>
          <table:table-cell table:style-name="ce117"/>
          <table:table-cell table:style-name="ce226" office:value-type="string">
            <text:p>PeriodBiomassRegionStart</text:p>
          </table:table-cell>
          <table:table-cell table:style-name="ce226"/>
          <table:table-cell table:style-name="ce267"/>
          <table:table-cell table:style-name="ce299"/>
          <table:table-cell table:style-name="ce355" office:value-type="string">
            <text:p>Period of year the biomass is available - start</text:p>
          </table:table-cell>
          <table:table-cell table:style-name="ce367"/>
          <table:table-cell table:style-name="ce408" office:value-type="string">
            <text:p>X</text:p>
          </table:table-cell>
          <table:table-cell table:style-name="ce408"/>
          <table:table-cell table:style-name="ce433" table:number-columns-repeated="4"/>
          <table:table-cell table:style-name="ce395"/>
          <table:table-cell table:style-name="ce459"/>
          <table:table-cell table:style-name="ce483" table:number-columns-repeated="2"/>
          <table:table-cell table:style-name="ce490"/>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8">
            <text:p>418</text:p>
          </table:table-cell>
          <table:table-cell table:style-name="ce70"/>
          <table:table-cell table:style-name="ce117"/>
          <table:table-cell table:style-name="ce226" office:value-type="string">
            <text:p>PeriodBiomassRegionStop</text:p>
          </table:table-cell>
          <table:table-cell table:style-name="ce226"/>
          <table:table-cell table:style-name="ce267"/>
          <table:table-cell table:style-name="ce299"/>
          <table:table-cell table:style-name="ce355" office:value-type="string">
            <text:p>Period of year the biomass is available - stop</text:p>
          </table:table-cell>
          <table:table-cell table:style-name="ce367"/>
          <table:table-cell table:style-name="ce408" office:value-type="string">
            <text:p>X</text:p>
          </table:table-cell>
          <table:table-cell table:style-name="ce408"/>
          <table:table-cell table:style-name="ce433" table:number-columns-repeated="4"/>
          <table:table-cell table:style-name="ce395"/>
          <table:table-cell table:style-name="ce459"/>
          <table:table-cell table:style-name="ce483" table:number-columns-repeated="2"/>
          <table:table-cell table:style-name="ce490"/>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19">
            <text:p>419</text:p>
          </table:table-cell>
          <table:table-cell table:style-name="ce70"/>
          <table:table-cell table:style-name="ce117"/>
          <table:table-cell table:style-name="ce227" office:value-type="string">
            <text:p>NDaysBiomassRegion</text:p>
          </table:table-cell>
          <table:table-cell table:style-name="ce227"/>
          <table:table-cell table:style-name="ce267"/>
          <table:table-cell table:style-name="ce299" office:value-type="float" office:value="1">
            <text:p>1</text:p>
          </table:table-cell>
          <table:table-cell table:style-name="ce353" office:value-type="string">
            <text:p>Number of days the biomass is produced</text:p>
          </table:table-cell>
          <table:table-cell table:style-name="ce367" office:value-type="string">
            <text:p>days</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Number of days the biomass is produced">
            <text:p>Number of days the biomass is produced</text:p>
          </table:table-cell>
          <table:table-cell table:style-name="ce526" office:value-type="string">
            <text:p>Number of days the biomass is produced</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days">
            <text:p>days</text:p>
          </table:table-cell>
          <table:table-cell table:style-name="ce591" office:value-type="string">
            <text:p>days</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4">
          <table:table-cell office:value-type="float" office:value="420">
            <text:p>420</text:p>
          </table:table-cell>
          <table:table-cell table:style-name="ce73"/>
          <table:table-cell table:style-name="ce118"/>
          <table:table-cell table:style-name="ce137" table:number-columns-repeated="2"/>
          <table:table-cell table:style-name="ce265"/>
          <table:table-cell table:style-name="ce303"/>
          <table:table-cell table:style-name="ce356"/>
          <table:table-cell table:style-name="ce364"/>
          <table:table-cell table:style-name="ce409" table:number-columns-repeated="2"/>
          <table:table-cell table:style-name="ce364" table:number-columns-repeated="4"/>
          <table:table-cell table:style-name="ce444"/>
          <table:table-cell table:style-name="ce67"/>
          <table:table-cell table:style-name="ce474" table:number-columns-repeated="2"/>
          <table:table-cell table:style-name="ce272"/>
          <table:table-cell table:style-name="ce356"/>
          <table:table-cell table:style-name="ce542"/>
          <table:table-cell table:style-name="ce474" table:number-columns-repeated="9"/>
          <table:table-cell table:style-name="ce562"/>
          <table:table-cell table:style-name="ce571" table:number-columns-repeated="2"/>
          <table:table-cell table:style-name="ce583" table:number-columns-repeated="7"/>
          <table:table-cell table:style-name="ce474" table:number-columns-repeated="2"/>
          <table:table-cell table:style-name="ce585" table:formula="oooc:=HLOOKUP([.AR$1];[.AS$1:.BA$1242];ROW();FALSE())">
            <text:p/>
          </table:table-cell>
          <table:table-cell table:style-name="ce596"/>
          <table:table-cell table:style-name="ce607"/>
          <table:table-cell table:style-name="ce580" table:number-columns-repeated="7"/>
          <table:table-cell table:style-name="ce474" table:number-columns-repeated="199"/>
          <table:table-cell table:style-name="ce250" table:number-columns-repeated="3"/>
          <table:table-cell/>
        </table:table-row>
        <table:table-row table:style-name="ro36">
          <table:table-cell office:value-type="float" office:value="421">
            <text:p>421</text:p>
          </table:table-cell>
          <table:table-cell table:style-name="ce64" office:value-type="float" office:value="10">
            <text:p>10</text:p>
          </table:table-cell>
          <table:table-cell table:style-name="ce84" table:formula="oooc:=100*[.B508]" office:value-type="float" office:value="1000">
            <text:p>1000</text:p>
          </table:table-cell>
          <table:table-cell table:style-name="ce195" table:number-columns-repeated="2"/>
          <table:table-cell table:style-name="ce266"/>
          <table:table-cell table:style-name="ce304"/>
          <table:table-cell table:style-name="ce343" office:value-type="string">
            <text:p>Economic parameters used in the economic analysis and the comparative analysis of possible alternatives</text:p>
          </table:table-cell>
          <table:table-cell table:style-name="ce365"/>
          <table:table-cell table:style-name="ce410" table:number-columns-repeated="2"/>
          <table:table-cell table:style-name="ce365" table:number-columns-repeated="4"/>
          <table:table-cell table:style-name="ce445"/>
          <table:table-cell table:style-name="ce455"/>
          <table:table-cell table:style-name="ce474" table:number-columns-repeated="2"/>
          <table:table-cell table:style-name="ce489" table:formula="oooc:=HLOOKUP([.T$1];[.U$1:.AC$1244];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501" office:value-type="string">
            <text:p>Economic parameters used in the economic analysis and the comparative analysis of possible alternatives</text:p>
          </table:table-cell>
          <table:table-cell table:style-name="ce539" office:value-type="string">
            <text:p>Paràmetres economics utilitzats per al análisi econòmic i per al análisi comparatiu de possibles alternatives</text:p>
          </table:table-cell>
          <table:table-cell table:style-name="ce550" table:number-columns-repeated="7"/>
          <table:table-cell table:style-name="ce474" table:number-columns-repeated="2"/>
          <table:table-cell table:style-name="ce558"/>
          <table:table-cell table:style-name="ce566" table:number-columns-repeated="2"/>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table-cell table:number-columns-repeated="3"/>
        </table:table-row>
        <table:table-row table:style-name="ro3">
          <table:table-cell table:style-name="ce11" office:value-type="float" office:value="422">
            <text:p>422</text:p>
          </table:table-cell>
          <table:table-cell table:style-name="ce70"/>
          <table:table-cell table:style-name="ce117"/>
          <table:table-cell table:style-name="ce228" office:value-type="string">
            <text:p>InflationRate</text:p>
          </table:table-cell>
          <table:table-cell table:style-name="ce228"/>
          <table:table-cell table:style-name="ce267"/>
          <table:table-cell table:style-name="ce299"/>
          <table:table-cell table:style-name="ce353" office:value-type="string">
            <text:p>General inflation rate</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inflation rate">
            <text:p>General inflation rate</text:p>
          </table:table-cell>
          <table:table-cell table:style-name="ce526" office:value-type="string">
            <text:p>General inflation rate</text:p>
          </table:table-cell>
          <table:table-cell table:style-name="ce536"/>
          <table:table-cell table:style-name="ce549" table:number-columns-repeated="7"/>
          <table:table-cell table:style-name="ce483" table:number-columns-repeated="2"/>
          <table:table-cell table:style-name="ce559" table:formula="oooc:=HLOOKUP([.AF$1];[.AG$1:.AO$1242];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34" office:value-type="string">
            <text:p>Specify the rate of prices variation estimated for the useful life of the installations (e.g. in the next 15-20 years)</text:p>
          </table:table-cell>
          <table:table-cell table:style-name="ce534" office:value-type="string">
            <text:p>Especificar les taxes de variació de preus estimats pel període de vida útil de les instal.lacions (p.e. els propers 15 o 20 anys)</text:p>
          </table:table-cell>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3">
            <text:p>423</text:p>
          </table:table-cell>
          <table:table-cell table:style-name="ce70"/>
          <table:table-cell table:style-name="ce117"/>
          <table:table-cell table:style-name="ce228" office:value-type="string">
            <text:p>FuelPriceRate</text:p>
          </table:table-cell>
          <table:table-cell table:style-name="ce228"/>
          <table:table-cell table:style-name="ce267"/>
          <table:table-cell table:style-name="ce299"/>
          <table:table-cell table:style-name="ce353" office:value-type="string">
            <text:p>Rate of increment of energy prices</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Rate of increment of energy prices">
            <text:p>Rate of increment of energy prices</text:p>
          </table:table-cell>
          <table:table-cell table:style-name="ce526" office:value-type="string">
            <text:p>Rate of increment of energy prices</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4">
            <text:p>424</text:p>
          </table:table-cell>
          <table:table-cell table:style-name="ce70"/>
          <table:table-cell table:style-name="ce117"/>
          <table:table-cell table:style-name="ce228" office:value-type="string">
            <text:p>InterestExtFinancing</text:p>
          </table:table-cell>
          <table:table-cell table:style-name="ce228"/>
          <table:table-cell table:style-name="ce267"/>
          <table:table-cell table:style-name="ce299"/>
          <table:table-cell table:style-name="ce353" office:value-type="string">
            <text:p>Nominal rate of interest for external financing of installations </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Nominal rate of interest for external financing of installations ">
            <text:p>Nominal rate of interest for external financing of installations </text:p>
          </table:table-cell>
          <table:table-cell table:style-name="ce526" office:value-type="string">
            <text:p>Nominal rate of interest for external financing of installations </text:p>
          </table:table-cell>
          <table:table-cell table:style-name="ce536"/>
          <table:table-cell table:style-name="ce549" table:number-columns-repeated="7"/>
          <table:table-cell table:style-name="ce483"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2">
          <table:table-cell table:style-name="ce11" office:value-type="float" office:value="425">
            <text:p>425</text:p>
          </table:table-cell>
          <table:table-cell table:style-name="ce70"/>
          <table:table-cell table:style-name="ce117"/>
          <table:table-cell table:style-name="ce228" office:value-type="string">
            <text:p>PercentExtFinancing</text:p>
          </table:table-cell>
          <table:table-cell table:style-name="ce228"/>
          <table:table-cell table:style-name="ce267"/>
          <table:table-cell table:style-name="ce299"/>
          <table:table-cell table:style-name="ce353" office:value-type="string">
            <text:p>Percentage of external financing for installations</text:p>
          </table:table-cell>
          <table:table-cell table:style-name="ce367" office:value-type="string">
            <text:p>%</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Percentage of external financing for installations">
            <text:p>Percentage of external financing for installations</text:p>
          </table:table-cell>
          <table:table-cell table:style-name="ce526" office:value-type="string">
            <text:p>Percentage of external financing for installations</text:p>
          </table:table-cell>
          <table:table-cell table:style-name="ce536"/>
          <table:table-cell table:style-name="ce549" table:number-columns-repeated="7"/>
          <table:table-cell table:style-name="ce483" table:number-columns-repeated="2"/>
          <table:table-cell table:style-name="ce559" table:formula="oooc:=HLOOKUP([.AF$1];[.AG$1:.AO$1242];ROW();FALSE())" office:value-type="string" office:string-value="Percentage of the external financing for the inversions">
            <text:p>Percentage of the external financing for the inversions</text:p>
          </table:table-cell>
          <table:table-cell table:style-name="ce534" office:value-type="string">
            <text:p>Percentage of the external financing for the inversions</text:p>
          </table:table-cell>
          <table:table-cell table:style-name="ce534" office:value-type="string">
            <text:p>Percentatge finançament extern per inversions</text:p>
          </table:table-cell>
          <table:table-cell table:style-name="ce577" table:number-columns-repeated="7"/>
          <table:table-cell table:style-name="ce483"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6">
            <text:p>426</text:p>
          </table:table-cell>
          <table:table-cell table:style-name="ce70"/>
          <table:table-cell table:style-name="ce117"/>
          <table:table-cell table:style-name="ce228" office:value-type="string">
            <text:p>AmortisationTime</text:p>
          </table:table-cell>
          <table:table-cell table:style-name="ce228"/>
          <table:table-cell table:style-name="ce267"/>
          <table:table-cell table:style-name="ce299"/>
          <table:table-cell table:style-name="ce353" office:value-type="string">
            <text:p>Time for economic amortisation of installations</text:p>
          </table:table-cell>
          <table:table-cell table:style-name="ce367" office:value-type="string">
            <text:p>years</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ime for economic amortisation of installations">
            <text:p>Time for economic amortisation of installations</text:p>
          </table:table-cell>
          <table:table-cell table:style-name="ce526" office:value-type="string">
            <text:p>Time for economic amortisation of installation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s">
            <text:p>years</text:p>
          </table:table-cell>
          <table:table-cell table:style-name="ce591" office:value-type="string">
            <text:p>years</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7">
            <text:p>427</text:p>
          </table:table-cell>
          <table:table-cell table:style-name="ce70"/>
          <table:table-cell table:style-name="ce117"/>
          <table:table-cell table:style-name="ce228" table:number-columns-repeated="2"/>
          <table:table-cell table:style-name="ce267"/>
          <table:table-cell table:style-name="ce299"/>
          <table:table-cell table:style-name="ce353" office:value-type="string">
            <text:p>Public funding for energy saving measure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Public funding for energy saving measures:">
            <text:p>Public funding for energy saving measures:</text:p>
          </table:table-cell>
          <table:table-cell table:style-name="ce526" office:value-type="string">
            <text:p>Public funding for energy saving measure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8">
            <text:p>428</text:p>
          </table:table-cell>
          <table:table-cell table:style-name="ce70"/>
          <table:table-cell table:style-name="ce117"/>
          <table:table-cell table:style-name="ce228" office:value-type="string">
            <text:p>PublicFundType</text:p>
          </table:table-cell>
          <table:table-cell table:style-name="ce228"/>
          <table:table-cell table:style-name="ce267"/>
          <table:table-cell table:style-name="ce299"/>
          <table:table-cell table:style-name="ce353" office:value-type="string">
            <text:p>Type (credit, subvention)</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ype (credit, subvention)">
            <text:p>Type (credit, subvention)</text:p>
          </table:table-cell>
          <table:table-cell table:style-name="ce526" office:value-type="string">
            <text:p>Type (credit, subvention)</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29">
            <text:p>429</text:p>
          </table:table-cell>
          <table:table-cell table:style-name="ce70"/>
          <table:table-cell table:style-name="ce117"/>
          <table:table-cell table:style-name="ce228" table:number-columns-repeated="2"/>
          <table:table-cell table:style-name="ce267"/>
          <table:table-cell table:style-name="ce299"/>
          <table:table-cell table:style-name="ce352" office:value-type="string">
            <text:p>Operation and maintenance cost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Operation and maintenance costs">
            <text:p>Operation and maintenance costs</text:p>
          </table:table-cell>
          <table:table-cell table:style-name="ce524" office:value-type="string">
            <text:p>Operation and maintenance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0">
            <text:p>430</text:p>
          </table:table-cell>
          <table:table-cell table:style-name="ce70"/>
          <table:table-cell table:style-name="ce117"/>
          <table:table-cell table:style-name="ce229" table:number-columns-repeated="2"/>
          <table:table-cell table:style-name="ce267"/>
          <table:table-cell table:style-name="ce299"/>
          <table:table-cell table:style-name="ce352" office:value-type="string">
            <text:p>General maintenance</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maintenance">
            <text:p>General maintenance</text:p>
          </table:table-cell>
          <table:table-cell table:style-name="ce524" office:value-type="string">
            <text:p>General maintenance</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1">
            <text:p>431</text:p>
          </table:table-cell>
          <table:table-cell table:style-name="ce70"/>
          <table:table-cell table:style-name="ce117"/>
          <table:table-cell table:style-name="ce228" office:value-type="string">
            <text:p>OMGenTot</text:p>
          </table:table-cell>
          <table:table-cell table:style-name="ce228"/>
          <table:table-cell table:style-name="ce267"/>
          <table:table-cell table:style-name="ce299"/>
          <table:table-cell table:style-name="ce353" office:value-type="string">
            <text:p>General maintenance - total cos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maintenance - total costs">
            <text:p>General maintenance - total costs</text:p>
          </table:table-cell>
          <table:table-cell table:style-name="ce526" office:value-type="string">
            <text:p>General maintenance - total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2">
            <text:p>432</text:p>
          </table:table-cell>
          <table:table-cell table:style-name="ce70"/>
          <table:table-cell table:style-name="ce117"/>
          <table:table-cell table:style-name="ce228" office:value-type="string">
            <text:p>OMGenOP</text:p>
          </table:table-cell>
          <table:table-cell table:style-name="ce228"/>
          <table:table-cell table:style-name="ce267"/>
          <table:table-cell table:style-name="ce299"/>
          <table:table-cell table:style-name="ce353" office:value-type="string">
            <text:p>General maintenance - 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maintenance - own personnel">
            <text:p>General maintenance - own personnel</text:p>
          </table:table-cell>
          <table:table-cell table:style-name="ce526" office:value-type="string">
            <text:p>General maintenance - 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3">
            <text:p>433</text:p>
          </table:table-cell>
          <table:table-cell table:style-name="ce70"/>
          <table:table-cell table:style-name="ce117"/>
          <table:table-cell table:style-name="ce228" office:value-type="string">
            <text:p>OMGenEP</text:p>
          </table:table-cell>
          <table:table-cell table:style-name="ce228"/>
          <table:table-cell table:style-name="ce267"/>
          <table:table-cell table:style-name="ce299"/>
          <table:table-cell table:style-name="ce353" office:value-type="string">
            <text:p>General maintenance - 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maintenance - external personnel">
            <text:p>General maintenance - external personnel</text:p>
          </table:table-cell>
          <table:table-cell table:style-name="ce526" office:value-type="string">
            <text:p>General maintenance - 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4">
            <text:p>434</text:p>
          </table:table-cell>
          <table:table-cell table:style-name="ce70"/>
          <table:table-cell table:style-name="ce117"/>
          <table:table-cell table:style-name="ce228" office:value-type="string">
            <text:p>OMGenFung</text:p>
          </table:table-cell>
          <table:table-cell table:style-name="ce228"/>
          <table:table-cell table:style-name="ce267"/>
          <table:table-cell table:style-name="ce299"/>
          <table:table-cell table:style-name="ce353" office:value-type="string">
            <text:p>General maintenance -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l maintenance - fungible assets">
            <text:p>General maintenance - fungible assets</text:p>
          </table:table-cell>
          <table:table-cell table:style-name="ce526" office:value-type="string">
            <text:p>General maintenance -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5">
            <text:p>435</text:p>
          </table:table-cell>
          <table:table-cell table:style-name="ce70"/>
          <table:table-cell table:style-name="ce117"/>
          <table:table-cell table:style-name="ce228" table:number-columns-repeated="2"/>
          <table:table-cell table:style-name="ce267"/>
          <table:table-cell table:style-name="ce299"/>
          <table:table-cell table:style-name="ce352" office:value-type="string">
            <text:p>Building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Buildings">
            <text:p>Buildings</text:p>
          </table:table-cell>
          <table:table-cell table:style-name="ce524" office:value-type="string">
            <text:p>Building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6">
            <text:p>436</text:p>
          </table:table-cell>
          <table:table-cell table:style-name="ce70"/>
          <table:table-cell table:style-name="ce117"/>
          <table:table-cell table:style-name="ce228" office:value-type="string">
            <text:p>OMBuildTot</text:p>
          </table:table-cell>
          <table:table-cell table:style-name="ce228"/>
          <table:table-cell table:style-name="ce267"/>
          <table:table-cell table:style-name="ce299"/>
          <table:table-cell table:style-name="ce353" office:value-type="string">
            <text:p>Buildings - total cos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Buildings - total costs">
            <text:p>Buildings - total costs</text:p>
          </table:table-cell>
          <table:table-cell table:style-name="ce526" office:value-type="string">
            <text:p>Buildings - total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7">
            <text:p>437</text:p>
          </table:table-cell>
          <table:table-cell table:style-name="ce70"/>
          <table:table-cell table:style-name="ce117"/>
          <table:table-cell table:style-name="ce228" office:value-type="string">
            <text:p>OMBuildOP</text:p>
          </table:table-cell>
          <table:table-cell table:style-name="ce228"/>
          <table:table-cell table:style-name="ce267"/>
          <table:table-cell table:style-name="ce299"/>
          <table:table-cell table:style-name="ce353" office:value-type="string">
            <text:p>Buildings - 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Buildings - own personnel">
            <text:p>Buildings - own personnel</text:p>
          </table:table-cell>
          <table:table-cell table:style-name="ce526" office:value-type="string">
            <text:p>Buildings - 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8">
            <text:p>438</text:p>
          </table:table-cell>
          <table:table-cell table:style-name="ce70"/>
          <table:table-cell table:style-name="ce117"/>
          <table:table-cell table:style-name="ce228" office:value-type="string">
            <text:p>OMBuildEP</text:p>
          </table:table-cell>
          <table:table-cell table:style-name="ce228"/>
          <table:table-cell table:style-name="ce267"/>
          <table:table-cell table:style-name="ce299"/>
          <table:table-cell table:style-name="ce353" office:value-type="string">
            <text:p>Buildings - 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Buildings - external personnel">
            <text:p>Buildings - external personnel</text:p>
          </table:table-cell>
          <table:table-cell table:style-name="ce526" office:value-type="string">
            <text:p>Buildings - 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39">
            <text:p>439</text:p>
          </table:table-cell>
          <table:table-cell table:style-name="ce70"/>
          <table:table-cell table:style-name="ce117"/>
          <table:table-cell table:style-name="ce228" office:value-type="string">
            <text:p>OMBiuildFung</text:p>
          </table:table-cell>
          <table:table-cell table:style-name="ce228"/>
          <table:table-cell table:style-name="ce267"/>
          <table:table-cell table:style-name="ce299"/>
          <table:table-cell table:style-name="ce353" office:value-type="string">
            <text:p>Buildings -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Buildings - fungible assets">
            <text:p>Buildings - fungible assets</text:p>
          </table:table-cell>
          <table:table-cell table:style-name="ce526" office:value-type="string">
            <text:p>Buildings -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0">
            <text:p>440</text:p>
          </table:table-cell>
          <table:table-cell table:style-name="ce70"/>
          <table:table-cell table:style-name="ce117"/>
          <table:table-cell table:style-name="ce228" table:number-columns-repeated="2"/>
          <table:table-cell table:style-name="ce267"/>
          <table:table-cell table:style-name="ce299"/>
          <table:table-cell table:style-name="ce352" office:value-type="string">
            <text:p>Machines and equipment for processe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Machines and equipment for processes">
            <text:p>Machines and equipment for processes</text:p>
          </table:table-cell>
          <table:table-cell table:style-name="ce524" office:value-type="string">
            <text:p>Machines and equipment for processe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1">
            <text:p>441</text:p>
          </table:table-cell>
          <table:table-cell table:style-name="ce70"/>
          <table:table-cell table:style-name="ce117"/>
          <table:table-cell table:style-name="ce228" office:value-type="string">
            <text:p>OMMachEquipTot</text:p>
          </table:table-cell>
          <table:table-cell table:style-name="ce228"/>
          <table:table-cell table:style-name="ce267"/>
          <table:table-cell table:style-name="ce299"/>
          <table:table-cell table:style-name="ce353" office:value-type="string">
            <text:p>Machines and equipment - total cos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Machines and equipment - total costs">
            <text:p>Machines and equipment - total costs</text:p>
          </table:table-cell>
          <table:table-cell table:style-name="ce526" office:value-type="string">
            <text:p>Machines and equipment - total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2">
            <text:p>442</text:p>
          </table:table-cell>
          <table:table-cell table:style-name="ce70"/>
          <table:table-cell table:style-name="ce117"/>
          <table:table-cell table:style-name="ce228" office:value-type="string">
            <text:p>OMMachEquipOP</text:p>
          </table:table-cell>
          <table:table-cell table:style-name="ce228"/>
          <table:table-cell table:style-name="ce267"/>
          <table:table-cell table:style-name="ce299"/>
          <table:table-cell table:style-name="ce353" office:value-type="string">
            <text:p>Machines and equipment - 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Machines and equipment - own personnel">
            <text:p>Machines and equipment - own personnel</text:p>
          </table:table-cell>
          <table:table-cell table:style-name="ce526" office:value-type="string">
            <text:p>Machines and equipment - 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3">
            <text:p>443</text:p>
          </table:table-cell>
          <table:table-cell table:style-name="ce70"/>
          <table:table-cell table:style-name="ce117"/>
          <table:table-cell table:style-name="ce228" office:value-type="string">
            <text:p>OMMachEquipEP</text:p>
          </table:table-cell>
          <table:table-cell table:style-name="ce228"/>
          <table:table-cell table:style-name="ce267"/>
          <table:table-cell table:style-name="ce299"/>
          <table:table-cell table:style-name="ce353" office:value-type="string">
            <text:p>Machines and equipment <text:s/>- 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Machines and equipment  - external personnel">
            <text:p>Machines and equipment <text:s/>- external personnel</text:p>
          </table:table-cell>
          <table:table-cell table:style-name="ce526" office:value-type="string">
            <text:p>Machines and equipment <text:s/>- 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4">
            <text:p>444</text:p>
          </table:table-cell>
          <table:table-cell table:style-name="ce70"/>
          <table:table-cell table:style-name="ce117"/>
          <table:table-cell table:style-name="ce228" office:value-type="string">
            <text:p>OMMachEquipFung</text:p>
          </table:table-cell>
          <table:table-cell table:style-name="ce228"/>
          <table:table-cell table:style-name="ce267"/>
          <table:table-cell table:style-name="ce299"/>
          <table:table-cell table:style-name="ce353" office:value-type="string">
            <text:p>Machines and equipment <text:s/>-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Machines and equipment  - fungible assets">
            <text:p>Machines and equipment <text:s/>- fungible assets</text:p>
          </table:table-cell>
          <table:table-cell table:style-name="ce526" office:value-type="string">
            <text:p>Machines and equipment <text:s/>-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5">
            <text:p>445</text:p>
          </table:table-cell>
          <table:table-cell table:style-name="ce70"/>
          <table:table-cell table:style-name="ce117"/>
          <table:table-cell table:style-name="ce155" table:number-columns-repeated="2"/>
          <table:table-cell table:style-name="ce267"/>
          <table:table-cell table:style-name="ce299"/>
          <table:table-cell table:style-name="ce352" office:value-type="string">
            <text:p>Generation and distribution of heat and cold</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tion and distribution of heat and cold">
            <text:p>Generation and distribution of heat and cold</text:p>
          </table:table-cell>
          <table:table-cell table:style-name="ce524" office:value-type="string">
            <text:p>Generation and distribution of heat and cold</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46">
            <text:p>446</text:p>
          </table:table-cell>
          <table:table-cell table:style-name="ce70"/>
          <table:table-cell table:style-name="ce117"/>
          <table:table-cell table:style-name="ce230" office:value-type="string">
            <text:p>OMHCGenDistTot</text:p>
          </table:table-cell>
          <table:table-cell table:style-name="ce230"/>
          <table:table-cell table:style-name="ce267"/>
          <table:table-cell table:style-name="ce299"/>
          <table:table-cell table:style-name="ce353" office:value-type="string">
            <text:p>Generation and distribution of heat and cold - total cos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tion and distribution of heat and cold - total costs">
            <text:p>Generation and distribution of heat and cold - total costs</text:p>
          </table:table-cell>
          <table:table-cell table:style-name="ce526" office:value-type="string">
            <text:p>Generation and distribution of heat and cold - total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2">
          <table:table-cell table:style-name="ce11" office:value-type="float" office:value="447">
            <text:p>447</text:p>
          </table:table-cell>
          <table:table-cell table:style-name="ce70"/>
          <table:table-cell table:style-name="ce117"/>
          <table:table-cell table:style-name="ce230" office:value-type="string">
            <text:p>OMHCGenDistOP</text:p>
          </table:table-cell>
          <table:table-cell table:style-name="ce230"/>
          <table:table-cell table:style-name="ce267"/>
          <table:table-cell table:style-name="ce299"/>
          <table:table-cell table:style-name="ce353" office:value-type="string">
            <text:p>Generation and distribution of heat and cold - 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tion and distribution of heat and cold - own personnel">
            <text:p>Generation and distribution of heat and cold - own personnel</text:p>
          </table:table-cell>
          <table:table-cell table:style-name="ce526" office:value-type="string">
            <text:p>Generation and distribution of heat and cold - 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2">
          <table:table-cell table:style-name="ce11" office:value-type="float" office:value="448">
            <text:p>448</text:p>
          </table:table-cell>
          <table:table-cell table:style-name="ce70"/>
          <table:table-cell table:style-name="ce117"/>
          <table:table-cell table:style-name="ce230" office:value-type="string">
            <text:p>OMHCGenDistEP</text:p>
          </table:table-cell>
          <table:table-cell table:style-name="ce230"/>
          <table:table-cell table:style-name="ce267"/>
          <table:table-cell table:style-name="ce299"/>
          <table:table-cell table:style-name="ce353" office:value-type="string">
            <text:p>Generation and distribution of heat and cold <text:s/>- 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tion and distribution of heat and cold  - external personnel">
            <text:p>Generation and distribution of heat and cold <text:s/>- external personnel</text:p>
          </table:table-cell>
          <table:table-cell table:style-name="ce526" office:value-type="string">
            <text:p>Generation and distribution of heat and cold <text:s/>- 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2">
          <table:table-cell table:style-name="ce11" office:value-type="float" office:value="449">
            <text:p>449</text:p>
          </table:table-cell>
          <table:table-cell table:style-name="ce70"/>
          <table:table-cell table:style-name="ce117"/>
          <table:table-cell table:style-name="ce230" office:value-type="string">
            <text:p>OMHCGenDistFung</text:p>
          </table:table-cell>
          <table:table-cell table:style-name="ce230"/>
          <table:table-cell table:style-name="ce267"/>
          <table:table-cell table:style-name="ce299"/>
          <table:table-cell table:style-name="ce353" office:value-type="string">
            <text:p>Generation and Distribution of heat and cold <text:s/>-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Generation and Distribution of heat and cold  - fungible assets">
            <text:p>Generation and Distribution of heat and cold <text:s/>- fungible assets</text:p>
          </table:table-cell>
          <table:table-cell table:style-name="ce526" office:value-type="string">
            <text:p>Generation and Distribution of heat and cold <text:s/>-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0">
            <text:p>450</text:p>
          </table:table-cell>
          <table:table-cell table:style-name="ce70"/>
          <table:table-cell table:style-name="ce117"/>
          <table:table-cell table:style-name="ce230" table:number-columns-repeated="2"/>
          <table:table-cell table:style-name="ce267"/>
          <table:table-cell table:style-name="ce299"/>
          <table:table-cell table:style-name="ce352" office:value-type="string">
            <text:p>Total <text:s/></text:p>
          </table:table-cell>
          <table:table-cell table:style-name="ce367"/>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
            <text:p>Total <text:s/></text:p>
          </table:table-cell>
          <table:table-cell table:style-name="ce524" office:value-type="string">
            <text:p>Total <tex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1">
            <text:p>451</text:p>
          </table:table-cell>
          <table:table-cell table:style-name="ce70"/>
          <table:table-cell table:style-name="ce117"/>
          <table:table-cell table:style-name="ce230" office:value-type="string">
            <text:p>OMTotalTot</text:p>
          </table:table-cell>
          <table:table-cell table:style-name="ce230"/>
          <table:table-cell table:style-name="ce267"/>
          <table:table-cell table:style-name="ce299"/>
          <table:table-cell table:style-name="ce353" office:value-type="string">
            <text:p>Total - total cos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 total costs">
            <text:p>Total - total costs</text:p>
          </table:table-cell>
          <table:table-cell table:style-name="ce526" office:value-type="string">
            <text:p>Total - total cos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2">
            <text:p>452</text:p>
          </table:table-cell>
          <table:table-cell table:style-name="ce70"/>
          <table:table-cell table:style-name="ce117"/>
          <table:table-cell table:style-name="ce230" office:value-type="string">
            <text:p>OMTotalOP</text:p>
          </table:table-cell>
          <table:table-cell table:style-name="ce230"/>
          <table:table-cell table:style-name="ce267"/>
          <table:table-cell table:style-name="ce299"/>
          <table:table-cell table:style-name="ce353" office:value-type="string">
            <text:p>Total - 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 own personnel">
            <text:p>Total - own personnel</text:p>
          </table:table-cell>
          <table:table-cell table:style-name="ce526" office:value-type="string">
            <text:p>Total - 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3">
            <text:p>453</text:p>
          </table:table-cell>
          <table:table-cell table:style-name="ce70"/>
          <table:table-cell table:style-name="ce117"/>
          <table:table-cell table:style-name="ce230" office:value-type="string">
            <text:p>OMTotalEP</text:p>
          </table:table-cell>
          <table:table-cell table:style-name="ce230"/>
          <table:table-cell table:style-name="ce267"/>
          <table:table-cell table:style-name="ce299"/>
          <table:table-cell table:style-name="ce353" office:value-type="string">
            <text:p>Total - 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 external personnel">
            <text:p>Total - external personnel</text:p>
          </table:table-cell>
          <table:table-cell table:style-name="ce526" office:value-type="string">
            <text:p>Total - 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4">
            <text:p>454</text:p>
          </table:table-cell>
          <table:table-cell table:style-name="ce70"/>
          <table:table-cell table:style-name="ce117"/>
          <table:table-cell table:style-name="ce231" office:value-type="string">
            <text:p>OMTotalFung</text:p>
          </table:table-cell>
          <table:table-cell table:style-name="ce231"/>
          <table:table-cell table:style-name="ce267"/>
          <table:table-cell table:style-name="ce299"/>
          <table:table-cell table:style-name="ce353" office:value-type="string">
            <text:p>Total -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 fungible assets">
            <text:p>Total - fungible assets</text:p>
          </table:table-cell>
          <table:table-cell table:style-name="ce526" office:value-type="string">
            <text:p>Total -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5">
            <text:p>455</text:p>
          </table:table-cell>
          <table:table-cell table:style-name="ce70"/>
          <table:table-cell table:style-name="ce117"/>
          <table:table-cell table:style-name="ce155" table:number-columns-repeated="2"/>
          <table:table-cell table:style-name="ce267"/>
          <table:table-cell table:style-name="ce299"/>
          <table:table-cell table:style-name="ce353" office:value-type="string">
            <text:p>Total cost</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Total cost">
            <text:p>Total cost</text:p>
          </table:table-cell>
          <table:table-cell table:style-name="ce526" office:value-type="string">
            <text:p>Total cost</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6">
            <text:p>456</text:p>
          </table:table-cell>
          <table:table-cell table:style-name="ce70"/>
          <table:table-cell table:style-name="ce117"/>
          <table:table-cell table:style-name="ce155" table:number-columns-repeated="2"/>
          <table:table-cell table:style-name="ce267"/>
          <table:table-cell table:style-name="ce299"/>
          <table:table-cell table:style-name="ce353" office:value-type="string">
            <text:p>Own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Own personnel">
            <text:p>Own personnel</text:p>
          </table:table-cell>
          <table:table-cell table:style-name="ce526" office:value-type="string">
            <text:p>Own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7">
            <text:p>457</text:p>
          </table:table-cell>
          <table:table-cell table:style-name="ce70"/>
          <table:table-cell table:style-name="ce117"/>
          <table:table-cell table:style-name="ce155" table:number-columns-repeated="2"/>
          <table:table-cell table:style-name="ce267"/>
          <table:table-cell table:style-name="ce299"/>
          <table:table-cell table:style-name="ce353" office:value-type="string">
            <text:p>External personnel</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External personnel">
            <text:p>External personnel</text:p>
          </table:table-cell>
          <table:table-cell table:style-name="ce526" office:value-type="string">
            <text:p>External personnel</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8">
            <text:p>458</text:p>
          </table:table-cell>
          <table:table-cell table:style-name="ce70"/>
          <table:table-cell table:style-name="ce117"/>
          <table:table-cell table:style-name="ce155" table:number-columns-repeated="2"/>
          <table:table-cell table:style-name="ce267"/>
          <table:table-cell table:style-name="ce299"/>
          <table:table-cell table:style-name="ce353" office:value-type="string">
            <text:p>Spare parts and fungible assets</text:p>
          </table:table-cell>
          <table:table-cell table:style-name="ce286" office:value-type="string">
            <text:p>€/year</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Spare parts and fungible assets">
            <text:p>Spare parts and fungible assets</text:p>
          </table:table-cell>
          <table:table-cell table:style-name="ce526" office:value-type="string">
            <text:p>Spare parts and fungible asset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ar">
            <text:p>€/year</text:p>
          </table:table-cell>
          <table:table-cell table:style-name="ce589" office:value-type="string">
            <text:p>€/year</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59">
            <text:p>459</text:p>
          </table:table-cell>
          <table:table-cell table:style-name="ce70"/>
          <table:table-cell table:style-name="ce117"/>
          <table:table-cell table:style-name="ce155" table:number-columns-repeated="2"/>
          <table:table-cell table:style-name="ce267"/>
          <table:table-cell table:style-name="ce299"/>
          <table:table-cell table:style-name="ce352" office:value-type="string">
            <text:p>Externalisation of energetic services</text:p>
          </table:table-cell>
          <table:table-cell table:style-name="ce286"/>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Externalisation of energetic services">
            <text:p>Externalisation of energetic services</text:p>
          </table:table-cell>
          <table:table-cell table:style-name="ce524" office:value-type="string">
            <text:p>Externalisation of energetic services</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60">
            <text:p>460</text:p>
          </table:table-cell>
          <table:table-cell table:style-name="ce70"/>
          <table:table-cell table:style-name="ce117"/>
          <table:table-cell table:style-name="ce232" office:value-type="string">
            <text:p>EnergyManagExisting</text:p>
          </table:table-cell>
          <table:table-cell table:style-name="ce232"/>
          <table:table-cell table:style-name="ce267"/>
          <table:table-cell table:style-name="ce299"/>
          <table:table-cell table:style-name="ce353" office:value-type="string">
            <text:p>Is there any energy menagement system implemented?</text:p>
          </table:table-cell>
          <table:table-cell table:style-name="ce286" office:value-type="string">
            <text:p>yes/no</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Is there any energy menagement system implemented?">
            <text:p>Is there any energy menagement system implemented?</text:p>
          </table:table-cell>
          <table:table-cell table:style-name="ce526" office:value-type="string">
            <text:p>Is there any energy menagement system implemented?</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4">
          <table:table-cell table:style-name="ce11" office:value-type="float" office:value="461">
            <text:p>461</text:p>
          </table:table-cell>
          <table:table-cell table:style-name="ce70"/>
          <table:table-cell table:style-name="ce117"/>
          <table:table-cell table:style-name="ce233" office:value-type="string">
            <text:p>EnergyManagExternal</text:p>
          </table:table-cell>
          <table:table-cell table:style-name="ce233"/>
          <table:table-cell table:style-name="ce267"/>
          <table:table-cell table:style-name="ce299"/>
          <table:table-cell table:style-name="ce353" office:value-type="string">
            <text:p>Is the energy menagent externalized?</text:p>
          </table:table-cell>
          <table:table-cell table:style-name="ce286" office:value-type="string">
            <text:p>yes/no</text:p>
          </table:table-cell>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office:value-type="string" office:string-value="Is the energy menagent externalized?">
            <text:p>Is the energy menagent externalized?</text:p>
          </table:table-cell>
          <table:table-cell table:style-name="ce526" office:value-type="string">
            <text:p>Is the energy menagent externalized?</text:p>
          </table:table-cell>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office:value-type="string" office:string-value="yes/no">
            <text:p>yes/no</text:p>
          </table:table-cell>
          <table:table-cell table:style-name="ce589" office:value-type="string">
            <text:p>yes/no</text:p>
          </table:table-cell>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
          <table:table-cell table:style-name="ce11" office:value-type="float" office:value="462">
            <text:p>462</text:p>
          </table:table-cell>
          <table:table-cell table:style-name="ce70"/>
          <table:table-cell table:style-name="ce117"/>
          <table:table-cell table:style-name="ce155" table:number-columns-repeated="2"/>
          <table:table-cell table:style-name="ce267"/>
          <table:table-cell table:style-name="ce299"/>
          <table:table-cell table:style-name="ce353"/>
          <table:table-cell table:style-name="ce286"/>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text:p/>
          </table:table-cell>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1">
          <table:table-cell table:style-name="ce11" office:value-type="float" office:value="463">
            <text:p>463</text:p>
          </table:table-cell>
          <table:table-cell table:style-name="ce70"/>
          <table:table-cell table:style-name="ce117"/>
          <table:table-cell table:style-name="ce155" table:number-columns-repeated="2"/>
          <table:table-cell table:style-name="ce267"/>
          <table:table-cell table:style-name="ce299"/>
          <table:table-cell table:style-name="ce353"/>
          <table:table-cell table:style-name="ce286"/>
          <table:table-cell table:number-columns-repeated="2" table:style-name="ce408" office:value-type="string">
            <text:p>X</text:p>
          </table:table-cell>
          <table:table-cell table:style-name="ce433" table:number-columns-repeated="4"/>
          <table:table-cell table:style-name="ce395"/>
          <table:table-cell table:style-name="ce459"/>
          <table:table-cell table:style-name="ce483" table:number-columns-repeated="2"/>
          <table:table-cell table:style-name="ce490" table:formula="oooc:=HLOOKUP([.T$1];[.U$1:.AC$1244];ROW();FALSE())">
            <text:p/>
          </table:table-cell>
          <table:table-cell table:style-name="ce526"/>
          <table:table-cell table:style-name="ce536"/>
          <table:table-cell table:style-name="ce549" table:number-columns-repeated="7"/>
          <table:table-cell table:style-name="ce483" table:number-columns-repeated="2"/>
          <table:table-cell table:style-name="ce559"/>
          <table:table-cell table:style-name="ce534" table:number-columns-repeated="2"/>
          <table:table-cell table:style-name="ce577" table:number-columns-repeated="7"/>
          <table:table-cell table:style-name="ce483"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83" table:number-columns-repeated="199"/>
          <table:table-cell table:style-name="ce609"/>
          <table:table-cell table:style-name="ce11" table:number-columns-repeated="3"/>
        </table:table-row>
        <table:table-row table:style-name="ro4">
          <table:table-cell office:value-type="float" office:value="464">
            <text:p>464</text:p>
          </table:table-cell>
          <table:table-cell table:style-name="ce64"/>
          <table:table-cell table:style-name="ce119"/>
          <table:table-cell table:style-name="ce203" table:number-columns-repeated="2"/>
          <table:table-cell table:style-name="ce277"/>
          <table:table-cell table:style-name="ce305"/>
          <table:table-cell table:style-name="ce357"/>
          <table:table-cell table:style-name="ce386"/>
          <table:table-cell table:style-name="ce411" table:number-columns-repeated="2"/>
          <table:table-cell table:style-name="ce386" table:number-columns-repeated="3"/>
          <table:table-cell table:number-columns-repeated="3"/>
          <table:table-cell table:style-name="ce474" table:number-columns-repeated="2"/>
          <table:table-cell table:style-name="Default"/>
          <table:table-cell table:style-name="ce357"/>
          <table:table-cell table:style-name="ce539"/>
          <table:table-cell table:style-name="ce550" table:number-columns-repeated="7"/>
          <table:table-cell table:style-name="ce474"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4" table:number-columns-repeated="2"/>
          <table:table-cell table:style-name="ce585" table:formula="oooc:=HLOOKUP([.AR$1];[.AS$1:.BA$1242];ROW();FALSE())">
            <text:p/>
          </table:table-cell>
          <table:table-cell table:style-name="ce597"/>
          <table:table-cell table:style-name="ce566"/>
          <table:table-cell table:style-name="ce578" table:number-columns-repeated="7"/>
          <table:table-cell table:style-name="ce474" table:number-columns-repeated="199"/>
          <table:table-cell table:style-name="ce250" table:number-columns-repeated="3"/>
          <table:table-cell/>
        </table:table-row>
        <table:table-row table:style-name="ro14">
          <table:table-cell table:style-name="ce11" office:value-type="float" office:value="465">
            <text:p>465</text:p>
          </table:table-cell>
          <table:table-cell table:style-name="ce47"/>
          <table:table-cell table:style-name="ce103"/>
          <table:table-cell table:style-name="ce177" table:number-columns-repeated="2"/>
          <table:table-cell table:style-name="ce157"/>
          <table:table-cell table:style-name="ce294"/>
          <table:table-cell table:style-name="ce312" office:value-type="string">
            <text:p>ADDITIONAL/OPTIONAL</text:p>
          </table:table-cell>
          <table:table-cell table:style-name="ce294"/>
          <table:table-cell table:style-name="ce398" table:number-columns-repeated="2"/>
          <table:table-cell table:style-name="ce48" table:number-columns-repeated="2"/>
          <table:table-cell table:style-name="ce441"/>
          <table:table-cell table:style-name="ce49" table:number-columns-repeated="2"/>
          <table:table-cell table:style-name="ce459"/>
          <table:table-cell table:style-name="ce476" table:number-columns-repeated="2"/>
          <table:table-cell table:style-name="ce490" table:formula="oooc:=HLOOKUP([.T$1];[.U$1:.AC$1244];ROW();FALSE())" office:value-type="string" office:string-value="ADDITIONAL/OPTIONAL">
            <text:p>ADDITIONAL/OPTIONAL</text:p>
          </table:table-cell>
          <table:table-cell table:style-name="ce499" office:value-type="string">
            <text:p>ADDITIONAL/OPTIONA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466">
            <text:p>466</text:p>
          </table:table-cell>
          <table:table-cell table:style-name="ce47"/>
          <table:table-cell table:style-name="ce103"/>
          <table:table-cell table:style-name="ce177" table:number-columns-repeated="2"/>
          <table:table-cell table:style-name="ce157"/>
          <table:table-cell table:style-name="ce294"/>
          <table:table-cell table:style-name="ce312" office:value-type="string">
            <text:p>Memory of the interventions carred out on the energy production and supply system</text:p>
          </table:table-cell>
          <table:table-cell table:style-name="ce294"/>
          <table:table-cell table:style-name="ce412"/>
          <table:table-cell table:style-name="ce398"/>
          <table:table-cell table:style-name="ce48" table:number-columns-repeated="2"/>
          <table:table-cell table:style-name="ce441"/>
          <table:table-cell table:style-name="ce437" office:value-type="string">
            <text:p>x</text:p>
          </table:table-cell>
          <table:table-cell table:style-name="ce437"/>
          <table:table-cell table:style-name="ce459"/>
          <table:table-cell table:style-name="ce476" table:number-columns-repeated="2"/>
          <table:table-cell table:style-name="ce490" table:formula="oooc:=HLOOKUP([.T$1];[.U$1:.AC$1244];ROW();FALSE())" office:value-type="string" office:string-value="Memory of the interventions carred out on the energy production and supply system">
            <text:p>Memory of the interventions carred out on the energy production and supply system</text:p>
          </table:table-cell>
          <table:table-cell table:style-name="ce499" office:value-type="string">
            <text:p>Memory of the interventions carred out on the energy production and supply system</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14">
          <table:table-cell table:style-name="ce11" office:value-type="float" office:value="467">
            <text:p>467</text:p>
          </table:table-cell>
          <table:table-cell table:style-name="ce47"/>
          <table:table-cell table:style-name="ce103"/>
          <table:table-cell table:style-name="ce177" table:number-columns-repeated="3"/>
          <table:table-cell table:style-name="ce294"/>
          <table:table-cell table:style-name="ce312" office:value-type="string">
            <text:p>Company responsible for the interventions</text:p>
          </table:table-cell>
          <table:table-cell table:style-name="ce294"/>
          <table:table-cell table:style-name="ce412"/>
          <table:table-cell table:style-name="ce398"/>
          <table:table-cell table:style-name="ce48" table:number-columns-repeated="2"/>
          <table:table-cell table:style-name="ce441"/>
          <table:table-cell table:style-name="ce437" office:value-type="string">
            <text:p>x</text:p>
          </table:table-cell>
          <table:table-cell table:style-name="ce437"/>
          <table:table-cell table:style-name="ce459"/>
          <table:table-cell table:style-name="ce476" table:number-columns-repeated="2"/>
          <table:table-cell table:style-name="ce490" table:formula="oooc:=HLOOKUP([.T$1];[.U$1:.AC$1244];ROW();FALSE())" office:value-type="string" office:string-value="Company responsible for the interventions">
            <text:p>Company responsible for the interventions</text:p>
          </table:table-cell>
          <table:table-cell table:style-name="ce499" office:value-type="string">
            <text:p>Company responsible for the intervention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468">
            <text:p>468</text:p>
          </table:table-cell>
          <table:table-cell table:style-name="ce47"/>
          <table:table-cell table:style-name="ce103"/>
          <table:table-cell table:style-name="ce177" table:number-columns-repeated="3"/>
          <table:table-cell table:style-name="ce294"/>
          <table:table-cell table:style-name="ce312" office:value-type="string">
            <text:p>Company responsible for the maintenance of the plants/internal dedicated personnel</text:p>
          </table:table-cell>
          <table:table-cell table:style-name="ce294"/>
          <table:table-cell table:style-name="ce412"/>
          <table:table-cell table:style-name="ce398"/>
          <table:table-cell table:style-name="ce48" table:number-columns-repeated="2"/>
          <table:table-cell table:style-name="ce441"/>
          <table:table-cell table:style-name="ce437" office:value-type="string">
            <text:p>x</text:p>
          </table:table-cell>
          <table:table-cell table:style-name="ce437"/>
          <table:table-cell table:style-name="ce459"/>
          <table:table-cell table:style-name="ce476" table:number-columns-repeated="2"/>
          <table:table-cell table:style-name="ce490" table:formula="oooc:=HLOOKUP([.T$1];[.U$1:.AC$1244];ROW();FALSE())" office:value-type="string" office:string-value="Company responsible for the maintenance of the plants/internal dedicated personnel">
            <text:p>Company responsible for the maintenance of the plants/internal dedicated personnel</text:p>
          </table:table-cell>
          <table:table-cell table:style-name="ce499" office:value-type="string">
            <text:p>Company responsible for the maintenance of the plants/internal dedicated personne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469">
            <text:p>469</text:p>
          </table:table-cell>
          <table:table-cell table:style-name="ce47"/>
          <table:table-cell table:style-name="ce103"/>
          <table:table-cell table:style-name="ce177" table:number-columns-repeated="2"/>
          <table:table-cell table:style-name="ce157"/>
          <table:table-cell table:style-name="ce294"/>
          <table:table-cell table:style-name="ce312" office:value-type="string">
            <text:p>Technical room/space availability for additional storage units, solar circuit components..</text:p>
          </table:table-cell>
          <table:table-cell table:style-name="ce294"/>
          <table:table-cell table:style-name="ce412"/>
          <table:table-cell table:style-name="ce398"/>
          <table:table-cell table:style-name="ce48" table:number-columns-repeated="2"/>
          <table:table-cell table:style-name="ce441"/>
          <table:table-cell table:style-name="ce437" office:value-type="string">
            <text:p>x</text:p>
          </table:table-cell>
          <table:table-cell table:style-name="ce437"/>
          <table:table-cell table:style-name="ce459"/>
          <table:table-cell table:style-name="ce476" table:number-columns-repeated="2"/>
          <table:table-cell table:style-name="ce490" table:formula="oooc:=HLOOKUP([.T$1];[.U$1:.AC$1244];ROW();FALSE())" office:value-type="string" office:string-value="Technical room/space availability for additional storage units, solar circuit components..">
            <text:p>Technical room/space availability for additional storage units, solar circuit components..</text:p>
          </table:table-cell>
          <table:table-cell table:style-name="ce499" office:value-type="string">
            <text:p>Technical room/space availability for additional storage units, solar circuit componen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2">
          <table:table-cell table:style-name="ce11" office:value-type="float" office:value="470">
            <text:p>470</text:p>
          </table:table-cell>
          <table:table-cell table:style-name="ce47"/>
          <table:table-cell table:style-name="ce103"/>
          <table:table-cell table:style-name="ce177" table:number-columns-repeated="2"/>
          <table:table-cell table:style-name="ce157"/>
          <table:table-cell table:style-name="ce294"/>
          <table:table-cell table:style-name="ce312" office:value-type="string">
            <text:p>In medisco maybe no but in general: Financing schemes and co-funding schemes for industry</text:p>
          </table:table-cell>
          <table:table-cell table:style-name="ce294"/>
          <table:table-cell table:style-name="ce398" table:number-columns-repeated="2"/>
          <table:table-cell table:style-name="ce48" table:number-columns-repeated="2"/>
          <table:table-cell table:style-name="ce441"/>
          <table:table-cell table:style-name="ce49" table:number-columns-repeated="2"/>
          <table:table-cell table:style-name="ce459"/>
          <table:table-cell table:style-name="ce476" table:number-columns-repeated="2"/>
          <table:table-cell table:style-name="ce490" table:formula="oooc:=HLOOKUP([.T$1];[.U$1:.AC$1244];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99" office:value-type="string">
            <text:p>In medisco maybe no but in general: Financing schemes and co-funding schemes for industr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5"/>
          <table:table-cell table:style-name="ce303"/>
          <table:table-cell table:style-name="ce356"/>
          <table:table-cell table:style-name="ce364"/>
          <table:table-cell table:style-name="ce409" table:number-columns-repeated="2"/>
          <table:table-cell table:style-name="ce364" table:number-columns-repeated="4"/>
          <table:table-cell table:style-name="ce444"/>
          <table:table-cell table:style-name="ce67"/>
          <table:table-cell table:style-name="ce474" table:number-columns-repeated="2"/>
          <table:table-cell table:style-name="ce272"/>
          <table:table-cell table:style-name="ce356"/>
          <table:table-cell table:style-name="ce542"/>
          <table:table-cell table:style-name="ce474" table:number-columns-repeated="9"/>
          <table:table-cell table:style-name="ce562"/>
          <table:table-cell table:style-name="ce571" table:number-columns-repeated="2"/>
          <table:table-cell table:style-name="ce583" table:number-columns-repeated="7"/>
          <table:table-cell table:style-name="ce474" table:number-columns-repeated="2"/>
          <table:table-cell table:style-name="ce585" table:formula="oooc:=HLOOKUP([.AR$1];[.AS$1:.BA$1242];ROW();FALSE())">
            <text:p/>
          </table:table-cell>
          <table:table-cell table:style-name="ce596"/>
          <table:table-cell table:style-name="ce607"/>
          <table:table-cell table:style-name="ce580" table:number-columns-repeated="7"/>
          <table:table-cell table:style-name="ce474" table:number-columns-repeated="199"/>
          <table:table-cell table:style-name="ce250" table:number-columns-repeated="3"/>
          <table:table-cell/>
        </table:table-row>
        <table:table-row-group>
          <table:table-row table:style-name="ro37">
            <table:table-cell table:style-name="ce32"/>
            <table:table-cell table:style-name="ce74" office:value-type="string">
              <text:p>P. Parameter settings for analysis</text:p>
            </table:table-cell>
            <table:table-cell table:style-name="ce120"/>
            <table:table-cell table:style-name="ce234" table:number-columns-repeated="2"/>
            <table:table-cell table:style-name="ce278"/>
            <table:table-cell table:style-name="ce306"/>
            <table:table-cell table:style-name="ce358"/>
            <table:table-cell table:style-name="ce387"/>
            <table:table-cell table:style-name="ce413"/>
            <table:table-cell table:style-name="ce425"/>
            <table:table-cell table:number-columns-repeated="8"/>
            <table:table-cell table:style-name="ce489" table:formula="oooc:=HLOOKUP([.T$1];[.U$1:.AC$1244];ROW();FALSE())">
              <text:p/>
            </table:table-cell>
            <table:table-cell table:style-name="ce527"/>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7"/>
            <table:table-cell table:style-name="ce564" table:number-columns-repeated="8"/>
            <table:table-cell table:number-columns-repeated="203"/>
          </table:table-row>
          <table:table-row table:style-name="ro37">
            <table:table-cell table:style-name="ce11"/>
            <table:table-cell table:style-name="ce51"/>
            <table:table-cell table:style-name="ce121" office:value-type="string">
              <text:p>P000</text:p>
            </table:table-cell>
            <table:table-cell table:style-name="ce235" office:value-type="string">
              <text:p>General energetic and environmental conversion parameters</text:p>
            </table:table-cell>
            <table:table-cell table:style-name="ce236"/>
            <table:table-cell table:style-name="ce239"/>
            <table:table-cell table:style-name="ce56"/>
            <table:table-cell table:style-name="ce93"/>
            <table:table-cell table:style-name="ce56"/>
            <table:table-cell table:style-name="ce413"/>
            <table:table-cell table:style-name="ce405"/>
            <table:table-cell table:number-columns-repeated="6"/>
            <table:table-cell table:style-name="ce473" table:number-columns-repeated="2"/>
            <table:table-cell table:style-name="ce489" table:formula="oooc:=HLOOKUP([.T$1];[.U$1:.AC$1244];ROW();FALSE())" office:value-type="string" office:string-value="Conversion to primary energy of electricity">
              <text:p>Conversion to primary energy of electricity</text:p>
            </table:table-cell>
            <table:table-cell table:style-name="ce528" office:value-type="string">
              <text:p>Conversion to primary energy of electricity</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office:value-type="string" office:string-value="kWhEP/ kWh">
              <text:p>kWhEP/ kWh</text:p>
            </table:table-cell>
            <table:table-cell table:style-name="ce588" office:value-type="string">
              <text:p>kWhEP/</text:p>
              <text:p>kWh</text:p>
            </table:table-cell>
            <table:table-cell table:style-name="ce566"/>
            <table:table-cell table:style-name="ce578" table:number-columns-repeated="7"/>
            <table:table-cell table:style-name="ce473"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office:value-type="string">
              <text:p>P001</text:p>
            </table:table-cell>
            <table:table-cell table:style-name="ce236" office:value-type="string">
              <text:p>PEConvEl</text:p>
            </table:table-cell>
            <table:table-cell table:style-name="ce236"/>
            <table:table-cell table:style-name="ce239"/>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onversion to primary energy of electricity">
              <text:p>Conversion to primary energy of electricity</text:p>
            </table:table-cell>
            <table:table-cell table:style-name="ce499" office:value-type="string">
              <text:p>Conversion to primary energy of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EP/ kWh">
              <text:p>kWhEP/ kWh</text:p>
            </table:table-cell>
            <table:table-cell table:style-name="ce589" office:value-type="string">
              <text:p>kWhEP/</text:p>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74">
              <text:p>474</text:p>
            </table:table-cell>
            <table:table-cell table:style-name="ce51"/>
            <table:table-cell table:style-name="ce101" office:value-type="string">
              <text:p>P002</text:p>
            </table:table-cell>
            <table:table-cell table:style-name="ce236" office:value-type="string">
              <text:p>CO2ConvEl</text:p>
            </table:table-cell>
            <table:table-cell table:style-name="ce236"/>
            <table:table-cell table:style-name="ce239"/>
            <table:table-cell table:style-name="ce56"/>
            <table:table-cell table:style-name="ce93" office:value-type="string">
              <text:p>Specific CO2 emission of electricity</text:p>
            </table:table-cell>
            <table:table-cell table:style-name="ce56" office:value-type="string">
              <text:p>t-CO2/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CO2 emission of electricity">
              <text:p>Specific CO2 emission of electricity</text:p>
            </table:table-cell>
            <table:table-cell table:style-name="ce499" office:value-type="string">
              <text:p>Specific CO2 emission of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t-CO2/ kWh">
              <text:p>t-CO2/ kWh</text:p>
            </table:table-cell>
            <table:table-cell table:style-name="ce589" office:value-type="string">
              <text:p>t-CO2/</text:p>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75">
              <text:p>475</text:p>
            </table:table-cell>
            <table:table-cell table:style-name="ce51"/>
            <table:table-cell table:style-name="ce62"/>
            <table:table-cell table:style-name="ce236" table:number-columns-repeated="2"/>
            <table:table-cell table:style-name="ce239"/>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476">
              <text:p>476</text:p>
            </table:table-cell>
            <table:table-cell table:style-name="ce51"/>
            <table:table-cell table:style-name="ce101"/>
            <table:table-cell table:style-name="ce236" table:number-columns-repeated="2"/>
            <table:table-cell table:style-name="ce261"/>
            <table:table-cell table:style-name="ce56"/>
            <table:table-cell table:style-name="ce359" office:value-type="string">
              <text:p>Recuperació de calor</text:p>
            </table:table-cell>
            <table:table-cell table:style-name="ce56"/>
            <table:table-cell table:style-name="ce394"/>
            <table:table-cell table:style-name="ce426"/>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Recuperació de calor">
              <text:p>Recuperació de calor</text:p>
            </table:table-cell>
            <table:table-cell table:style-name="ce529" office:value-type="string">
              <text:p>Recuperació de calor</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77">
              <text:p>477</text:p>
            </table:table-cell>
            <table:table-cell table:style-name="ce51"/>
            <table:table-cell table:style-name="ce101" office:value-type="string">
              <text:p>P010</text:p>
            </table:table-cell>
            <table:table-cell table:style-name="ce237" office:value-type="string">
              <text:p>HRInvRate</text:p>
            </table:table-cell>
            <table:table-cell table:style-name="ce237"/>
            <table:table-cell table:style-name="ce239"/>
            <table:table-cell table:style-name="ce56"/>
            <table:table-cell table:style-name="ce93" office:value-type="string">
              <text:p>Specific investment cost for heat recovery system</text:p>
            </table:table-cell>
            <table:table-cell table:style-name="ce56" office:value-type="string">
              <text:p>€/(kW/K)</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investment cost for heat recovery system">
              <text:p>Specific investment cost for heat recovery system</text:p>
            </table:table-cell>
            <table:table-cell table:style-name="ce499" office:value-type="string">
              <text:p>Specific investment cost for heat recovery system</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K)">
              <text:p>€/(kW/K)</text:p>
            </table:table-cell>
            <table:table-cell table:style-name="ce589" office:value-type="string">
              <text:p>€/(kW/K)</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78">
              <text:p>478</text:p>
            </table:table-cell>
            <table:table-cell table:style-name="ce51"/>
            <table:table-cell table:style-name="ce101" office:value-type="string">
              <text:p>P011</text:p>
            </table:table-cell>
            <table:table-cell table:style-name="ce237" office:value-type="string">
              <text:p>HROMRate</text:p>
            </table:table-cell>
            <table:table-cell table:style-name="ce237"/>
            <table:table-cell table:style-name="ce239"/>
            <table:table-cell table:style-name="ce56"/>
            <table:table-cell table:style-name="ce93" office:value-type="string">
              <text:p>Specific annual O&amp;M cost for heat recovery system</text:p>
            </table:table-cell>
            <table:table-cell table:style-name="ce56" office:value-type="string">
              <text:p>€/(kW/K)</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annual O&amp;M cost for heat recovery system">
              <text:p>Specific annual O&amp;M cost for heat recovery system</text:p>
            </table:table-cell>
            <table:table-cell table:style-name="ce499" office:value-type="string">
              <text:p>Specific annual O&amp;M cost for heat recovery system</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K)">
              <text:p>€/(kW/K)</text:p>
            </table:table-cell>
            <table:table-cell table:style-name="ce589" office:value-type="string">
              <text:p>€/(kW/K)</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79">
              <text:p>479</text:p>
            </table:table-cell>
            <table:table-cell table:style-name="ce51"/>
            <table:table-cell table:style-name="ce101"/>
            <table:table-cell table:style-name="ce236" table:number-columns-repeated="2"/>
            <table:table-cell table:style-name="ce239"/>
            <table:table-cell table:style-name="ce56"/>
            <table:table-cell table:style-name="ce359" office:value-type="string">
              <text:p>Cogeneració</text:p>
            </table:table-cell>
            <table:table-cell table:style-name="ce56"/>
            <table:table-cell table:style-name="ce394"/>
            <table:table-cell table:style-name="ce426"/>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ogeneració">
              <text:p>Cogeneració</text:p>
            </table:table-cell>
            <table:table-cell table:style-name="ce529" office:value-type="string">
              <text:p>Cogeneració</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0">
              <text:p>480</text:p>
            </table:table-cell>
            <table:table-cell table:style-name="ce51"/>
            <table:table-cell table:style-name="ce101" office:value-type="string">
              <text:p>P020</text:p>
            </table:table-cell>
            <table:table-cell table:style-name="ce237" office:value-type="string">
              <text:p>FeedInCHP</text:p>
            </table:table-cell>
            <table:table-cell table:style-name="ce237"/>
            <table:table-cell table:style-name="ce239"/>
            <table:table-cell table:style-name="ce56"/>
            <table:table-cell table:style-name="ce93" office:value-type="string">
              <text:p>Feedin Tariff for CHP Electricity</text:p>
            </table:table-cell>
            <table:table-cell table:style-name="ce56" office:value-type="string">
              <text:p>€/M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Feedin Tariff for CHP Electricity">
              <text:p>Feedin Tariff for CHP Electricity</text:p>
            </table:table-cell>
            <table:table-cell table:style-name="ce499" office:value-type="string">
              <text:p>Feedin Tariff for CHP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MWh">
              <text:p>€/MWh</text:p>
            </table:table-cell>
            <table:table-cell table:style-name="ce589" office:value-type="string">
              <text:p>€/M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1">
              <text:p>481</text:p>
            </table:table-cell>
            <table:table-cell table:style-name="ce51"/>
            <table:table-cell table:style-name="ce101"/>
            <table:table-cell table:style-name="ce236" table:number-columns-repeated="2"/>
            <table:table-cell table:style-name="ce261"/>
            <table:table-cell table:style-name="ce56"/>
            <table:table-cell table:style-name="ce359" office:value-type="string">
              <text:p>Energía solar tèrmica</text:p>
            </table:table-cell>
            <table:table-cell table:style-name="ce56"/>
            <table:table-cell table:style-name="ce394"/>
            <table:table-cell table:style-name="ce426"/>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Energía solar tèrmica">
              <text:p>Energía solar tèrmica</text:p>
            </table:table-cell>
            <table:table-cell table:style-name="ce529" office:value-type="string">
              <text:p>Energía solar tèrmica</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2">
              <text:p>482</text:p>
            </table:table-cell>
            <table:table-cell table:style-name="ce51"/>
            <table:table-cell table:style-name="ce101" office:value-type="string">
              <text:p>P030</text:p>
            </table:table-cell>
            <table:table-cell table:style-name="ce237" office:value-type="string">
              <text:p>SolarInvRateL</text:p>
            </table:table-cell>
            <table:table-cell table:style-name="ce237"/>
            <table:table-cell table:style-name="ce239"/>
            <table:table-cell table:style-name="ce56"/>
            <table:table-cell table:style-name="ce93" office:value-type="string">
              <text:p>Specific turn-key installation cost large systems ( &gt; 1 MW)</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turn-key installation cost large systems ( &gt; 1 MW)">
              <text:p>Specific turn-key installation cost large systems ( &gt; 1 MW)</text:p>
            </table:table-cell>
            <table:table-cell table:style-name="ce499" office:value-type="string">
              <text:p>Specific turn-key installation cost large systems ( &gt; 1 MW)</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3">
              <text:p>483</text:p>
            </table:table-cell>
            <table:table-cell table:style-name="ce51"/>
            <table:table-cell table:style-name="ce101" office:value-type="string">
              <text:p>P031</text:p>
            </table:table-cell>
            <table:table-cell table:style-name="ce237" office:value-type="string">
              <text:p>SolarInvRateS</text:p>
            </table:table-cell>
            <table:table-cell table:style-name="ce237"/>
            <table:table-cell table:style-name="ce239"/>
            <table:table-cell table:style-name="ce56"/>
            <table:table-cell table:style-name="ce93" office:value-type="string">
              <text:p>Specific turn-key installation cost small systems (&lt; 10 kW)</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turn-key installation cost small systems (&lt; 10 kW)">
              <text:p>Specific turn-key installation cost small systems (&lt; 10 kW)</text:p>
            </table:table-cell>
            <table:table-cell table:style-name="ce499" office:value-type="string">
              <text:p>Specific turn-key installation cost small systems (&lt; 10 kW)</text:p>
            </table:table-cell>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4">
              <text:p>484</text:p>
            </table:table-cell>
            <table:table-cell table:style-name="ce51"/>
            <table:table-cell table:style-name="ce101" office:value-type="string">
              <text:p>P032</text:p>
            </table:table-cell>
            <table:table-cell table:style-name="ce237" office:value-type="string">
              <text:p>SolarOMRate</text:p>
            </table:table-cell>
            <table:table-cell table:style-name="ce237"/>
            <table:table-cell table:style-name="ce239"/>
            <table:table-cell table:style-name="ce56"/>
            <table:table-cell table:style-name="ce93" office:value-type="string">
              <text:p>specific yearly O&amp;M costs</text:p>
            </table:table-cell>
            <table:table-cell table:style-name="ce56" office:value-type="string">
              <text:p>€/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ic yearly O&amp;M costs">
              <text:p>specific yearly O&amp;M costs</text:p>
            </table:table-cell>
            <table:table-cell table:style-name="ce499" office:value-type="string">
              <text:p>specific yearly O&amp;M cost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
              <text:p>€/kW</text:p>
            </table:table-cell>
            <table:table-cell table:style-name="ce589" office:value-type="string">
              <text:p>€/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5">
              <text:p>485</text:p>
            </table:table-cell>
            <table:table-cell table:style-name="ce51"/>
            <table:table-cell table:style-name="ce101" office:value-type="string">
              <text:p>P033</text:p>
            </table:table-cell>
            <table:table-cell table:style-name="ce237" office:value-type="string">
              <text:p>SolarFunding</text:p>
            </table:table-cell>
            <table:table-cell table:style-name="ce237"/>
            <table:table-cell table:style-name="ce239"/>
            <table:table-cell table:style-name="ce56"/>
            <table:table-cell table:style-name="ce93" office:value-type="string">
              <text:p>Percentage of public funding</text:p>
            </table:table-cell>
            <table:table-cell table:style-name="ce56" office:value-type="string">
              <text:p>-</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ercentage of public funding">
              <text:p>Percentage of public funding</text:p>
            </table:table-cell>
            <table:table-cell table:style-name="ce499" office:value-type="string">
              <text:p>Percentage of public funding</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6">
              <text:p>486</text:p>
            </table:table-cell>
            <table:table-cell table:style-name="ce51"/>
            <table:table-cell table:style-name="ce101" office:value-type="string">
              <text:p>P034</text:p>
            </table:table-cell>
            <table:table-cell table:style-name="ce237" office:value-type="string">
              <text:p>QuSolar</text:p>
            </table:table-cell>
            <table:table-cell table:style-name="ce237"/>
            <table:table-cell table:style-name="ce261"/>
            <table:table-cell table:style-name="ce56"/>
            <table:table-cell table:style-name="ce93" office:value-type="string">
              <text:p>Specifc solar useful heat production</text:p>
            </table:table-cell>
            <table:table-cell table:style-name="ce56" office:value-type="string">
              <text:p>kWh/kW</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Specifc solar useful heat production">
              <text:p>Specifc solar useful heat production</text:p>
            </table:table-cell>
            <table:table-cell table:style-name="ce499" office:value-type="string">
              <text:p>Specifc solar useful heat production</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kW">
              <text:p>kWh/kW</text:p>
            </table:table-cell>
            <table:table-cell table:style-name="ce589" office:value-type="string">
              <text:p>kWh/kW</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87">
              <text:p>487</text:p>
            </table:table-cell>
            <table:table-cell table:style-name="ce51"/>
            <table:table-cell table:style-name="ce62"/>
            <table:table-cell table:style-name="ce236" table:number-columns-repeated="2"/>
            <table:table-cell table:style-name="ce239"/>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table:table-cell table:style-name="ce51"/>
            <table:table-cell table:style-name="ce121" office:value-type="string">
              <text:p>P100</text:p>
            </table:table-cell>
            <table:table-cell table:style-name="ce235" office:value-type="string">
              <text:p>Economic parameters</text:p>
            </table:table-cell>
            <table:table-cell table:style-name="ce236"/>
            <table:table-cell table:style-name="ce239"/>
            <table:table-cell table:style-name="ce56"/>
            <table:table-cell table:style-name="ce93"/>
            <table:table-cell table:style-name="ce56"/>
            <table:table-cell table:style-name="ce413"/>
            <table:table-cell table:style-name="ce405"/>
            <table:table-cell table:number-columns-repeated="6"/>
            <table:table-cell table:style-name="ce473" table:number-columns-repeated="2"/>
            <table:table-cell table:style-name="ce489" table:formula="oooc:=HLOOKUP([.T$1];[.U$1:.AC$1244];ROW();FALSE())" office:value-type="string" office:string-value="Conversion to primary energy of electricity">
              <text:p>Conversion to primary energy of electricity</text:p>
            </table:table-cell>
            <table:table-cell table:style-name="ce528" office:value-type="string">
              <text:p>Conversion to primary energy of electricity</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office:value-type="string" office:string-value="kWhEP/ kWh">
              <text:p>kWhEP/ kWh</text:p>
            </table:table-cell>
            <table:table-cell table:style-name="ce588" office:value-type="string">
              <text:p>kWhEP/</text:p>
              <text:p>kWh</text:p>
            </table:table-cell>
            <table:table-cell table:style-name="ce566"/>
            <table:table-cell table:style-name="ce578" table:number-columns-repeated="7"/>
            <table:table-cell table:style-name="ce473" table:number-columns-repeated="199"/>
            <table:table-cell table:number-columns-repeated="4"/>
          </table:table-row>
          <table:table-row table:style-name="ro37">
            <table:table-cell table:style-name="ce11" office:value-type="float" office:value="489">
              <text:p>489</text:p>
            </table:table-cell>
            <table:table-cell table:style-name="ce51"/>
            <table:table-cell table:style-name="ce101" office:value-type="string">
              <text:p>P100</text:p>
            </table:table-cell>
            <table:table-cell table:style-name="ce237" office:value-type="string">
              <text:p>Inflation</text:p>
            </table:table-cell>
            <table:table-cell table:style-name="ce237"/>
            <table:table-cell table:style-name="ce239"/>
            <table:table-cell table:style-name="ce56"/>
            <table:table-cell table:style-name="ce93" office:value-type="string">
              <text:p>Inflació general</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flació general">
              <text:p>Inflació general</text:p>
            </table:table-cell>
            <table:table-cell table:style-name="ce499" office:value-type="string">
              <text:p>Inflació genera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0">
              <text:p>490</text:p>
            </table:table-cell>
            <table:table-cell table:style-name="ce51"/>
            <table:table-cell table:style-name="ce101" office:value-type="string">
              <text:p>P101</text:p>
            </table:table-cell>
            <table:table-cell table:style-name="ce237" office:value-type="string">
              <text:p>InflationFuels</text:p>
            </table:table-cell>
            <table:table-cell table:style-name="ce237"/>
            <table:table-cell table:style-name="ce239"/>
            <table:table-cell table:style-name="ce56"/>
            <table:table-cell table:style-name="ce93" office:value-type="string">
              <text:p>Increment previst preu de combustible (nominal)</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crement previst preu de combustible (nominal)">
              <text:p>Increment previst preu de combustible (nominal)</text:p>
            </table:table-cell>
            <table:table-cell table:style-name="ce499" office:value-type="string">
              <text:p>Increment previst preu de combustible (nominal)</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1">
              <text:p>491</text:p>
            </table:table-cell>
            <table:table-cell table:style-name="ce51"/>
            <table:table-cell table:style-name="ce62"/>
            <table:table-cell table:style-name="ce236" table:number-columns-repeated="2"/>
            <table:table-cell table:style-name="ce261"/>
            <table:table-cell table:style-name="ce292"/>
            <table:table-cell table:style-name="ce328"/>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text:p/>
            </table:table-cell>
            <table:table-cell table:style-name="ce508"/>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492">
              <text:p>492</text:p>
            </table:table-cell>
            <table:table-cell table:style-name="ce51"/>
            <table:table-cell table:style-name="ce101"/>
            <table:table-cell table:style-name="ce236" table:number-columns-repeated="2"/>
            <table:table-cell table:style-name="ce239"/>
            <table:table-cell table:style-name="ce56"/>
            <table:table-cell table:style-name="ce359" office:value-type="string">
              <text:p>Tases de interés</text:p>
            </table:table-cell>
            <table:table-cell table:style-name="ce56"/>
            <table:table-cell table:style-name="ce394"/>
            <table:table-cell table:style-name="ce426"/>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Tases de interés">
              <text:p>Tases de interés</text:p>
            </table:table-cell>
            <table:table-cell table:style-name="ce529" office:value-type="string">
              <text:p>Tases de interé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3">
              <text:p>493</text:p>
            </table:table-cell>
            <table:table-cell table:style-name="ce51"/>
            <table:table-cell table:style-name="ce101" office:value-type="string">
              <text:p>P110</text:p>
            </table:table-cell>
            <table:table-cell table:style-name="ce237" office:value-type="string">
              <text:p>InterestRate</text:p>
            </table:table-cell>
            <table:table-cell table:style-name="ce237"/>
            <table:table-cell table:style-name="ce239"/>
            <table:table-cell table:style-name="ce56"/>
            <table:table-cell table:style-name="ce93" office:value-type="string">
              <text:p>Interest rate for external financing</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Interest rate for external financing">
              <text:p>Interest rate for external financing</text:p>
            </table:table-cell>
            <table:table-cell table:style-name="ce499" office:value-type="string">
              <text:p>Interest rate for external financing</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4">
              <text:p>494</text:p>
            </table:table-cell>
            <table:table-cell table:style-name="ce51"/>
            <table:table-cell table:style-name="ce101" office:value-type="string">
              <text:p>P111</text:p>
            </table:table-cell>
            <table:table-cell table:style-name="ce237" office:value-type="string">
              <text:p>ExternalFinance</text:p>
            </table:table-cell>
            <table:table-cell table:style-name="ce237"/>
            <table:table-cell table:style-name="ce239"/>
            <table:table-cell table:style-name="ce56"/>
            <table:table-cell table:style-name="ce93" office:value-type="string">
              <text:p>Percentage of external financing</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ercentage of external financing">
              <text:p>Percentage of external financing</text:p>
            </table:table-cell>
            <table:table-cell table:style-name="ce499" office:value-type="string">
              <text:p>Percentage of external financing</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5">
              <text:p>495</text:p>
            </table:table-cell>
            <table:table-cell table:style-name="ce51"/>
            <table:table-cell table:style-name="ce101" office:value-type="string">
              <text:p>P112</text:p>
            </table:table-cell>
            <table:table-cell table:style-name="ce237" office:value-type="string">
              <text:p>Amortisation</text:p>
            </table:table-cell>
            <table:table-cell table:style-name="ce237"/>
            <table:table-cell table:style-name="ce239"/>
            <table:table-cell table:style-name="ce56"/>
            <table:table-cell table:style-name="ce93" office:value-type="string">
              <text:p>Amortisation period</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mortisation period">
              <text:p>Amortisation period</text:p>
            </table:table-cell>
            <table:table-cell table:style-name="ce499" office:value-type="string">
              <text:p>Amortisation period</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6">
              <text:p>496</text:p>
            </table:table-cell>
            <table:table-cell table:style-name="ce51"/>
            <table:table-cell table:style-name="ce101" office:value-type="string">
              <text:p>P113</text:p>
            </table:table-cell>
            <table:table-cell table:style-name="ce237" office:value-type="string">
              <text:p>Annuity</text:p>
            </table:table-cell>
            <table:table-cell table:style-name="ce237"/>
            <table:table-cell table:style-name="ce261"/>
            <table:table-cell table:style-name="ce56"/>
            <table:table-cell table:style-name="ce93" office:value-type="string">
              <text:p>Annuity of investment</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Annuity of investment">
              <text:p>Annuity of investment</text:p>
            </table:table-cell>
            <table:table-cell table:style-name="ce499" office:value-type="string">
              <text:p>Annuity of investment</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497">
              <text:p>497</text:p>
            </table:table-cell>
            <table:table-cell table:style-name="ce51"/>
            <table:table-cell table:style-name="ce101" office:value-type="string">
              <text:p>P120</text:p>
            </table:table-cell>
            <table:table-cell table:style-name="ce237" office:value-type="string">
              <text:p>EEFunding</text:p>
            </table:table-cell>
            <table:table-cell table:style-name="ce237"/>
            <table:table-cell table:style-name="ce239"/>
            <table:table-cell table:style-name="ce56"/>
            <table:table-cell table:style-name="ce93" office:value-type="string">
              <text:p>Public funding for energy saving measures</text:p>
            </table:table-cell>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Public funding for energy saving measures">
              <text:p>Public funding for energy saving measures</text:p>
            </table:table-cell>
            <table:table-cell table:style-name="ce499" office:value-type="string">
              <text:p>Public funding for energy saving measures</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5"/>
            <table:table-cell table:style-name="ce303"/>
            <table:table-cell table:style-name="ce356"/>
            <table:table-cell table:style-name="ce364"/>
            <table:table-cell table:style-name="ce409" table:number-columns-repeated="2"/>
            <table:table-cell table:style-name="ce364" table:number-columns-repeated="4"/>
            <table:table-cell table:style-name="ce444"/>
            <table:table-cell table:style-name="ce67"/>
            <table:table-cell table:style-name="ce474" table:number-columns-repeated="2"/>
            <table:table-cell table:style-name="ce272"/>
            <table:table-cell table:style-name="ce356"/>
            <table:table-cell table:style-name="ce542"/>
            <table:table-cell table:style-name="ce474" table:number-columns-repeated="9"/>
            <table:table-cell table:style-name="ce562"/>
            <table:table-cell table:style-name="ce571" table:number-columns-repeated="2"/>
            <table:table-cell table:style-name="ce583" table:number-columns-repeated="7"/>
            <table:table-cell table:style-name="ce474" table:number-columns-repeated="2"/>
            <table:table-cell table:style-name="ce585" table:formula="oooc:=HLOOKUP([.AR$1];[.AS$1:.BA$1242];ROW();FALSE())">
              <text:p/>
            </table:table-cell>
            <table:table-cell table:style-name="ce596"/>
            <table:table-cell table:style-name="ce607"/>
            <table:table-cell table:style-name="ce580" table:number-columns-repeated="7"/>
            <table:table-cell table:style-name="ce474" table:number-columns-repeated="199"/>
            <table:table-cell table:style-name="ce250" table:number-columns-repeated="3"/>
            <table:table-cell/>
          </table:table-row>
          <table:table-row table:style-name="ro37">
            <table:table-cell table:style-name="ce32"/>
            <table:table-cell table:style-name="ce74" office:value-type="string">
              <text:p>U. Configuration of design assistants</text:p>
            </table:table-cell>
            <table:table-cell table:style-name="ce120"/>
            <table:table-cell table:style-name="ce234" table:number-columns-repeated="2"/>
            <table:table-cell table:style-name="ce278"/>
            <table:table-cell table:style-name="ce306"/>
            <table:table-cell table:style-name="ce358"/>
            <table:table-cell table:style-name="ce387"/>
            <table:table-cell table:style-name="ce413"/>
            <table:table-cell table:style-name="ce425"/>
            <table:table-cell table:number-columns-repeated="8"/>
            <table:table-cell table:style-name="ce489" table:formula="oooc:=HLOOKUP([.T$1];[.U$1:.AC$1244];ROW();FALSE())">
              <text:p/>
            </table:table-cell>
            <table:table-cell table:style-name="ce527"/>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7"/>
            <table:table-cell table:style-name="ce564" table:number-columns-repeated="8"/>
            <table:table-cell table:number-columns-repeated="203"/>
          </table:table-row>
          <table:table-row table:style-name="ro37">
            <table:table-cell table:style-name="ce11"/>
            <table:table-cell table:style-name="ce51"/>
            <table:table-cell table:style-name="ce121" office:value-type="string">
              <text:p>UHP</text:p>
            </table:table-cell>
            <table:table-cell table:style-name="ce235" office:value-type="string">
              <text:p>Heat pump module</text:p>
            </table:table-cell>
            <table:table-cell table:style-name="ce236"/>
            <table:table-cell table:style-name="ce239"/>
            <table:table-cell table:style-name="ce56"/>
            <table:table-cell table:style-name="ce93"/>
            <table:table-cell table:style-name="ce56"/>
            <table:table-cell table:style-name="ce413"/>
            <table:table-cell table:style-name="ce405"/>
            <table:table-cell table:number-columns-repeated="6"/>
            <table:table-cell table:style-name="ce473" table:number-columns-repeated="2"/>
            <table:table-cell table:style-name="ce489" table:formula="oooc:=HLOOKUP([.T$1];[.U$1:.AC$1244];ROW();FALSE())" office:value-type="string" office:string-value="Conversion to primary energy of electricity">
              <text:p>Conversion to primary energy of electricity</text:p>
            </table:table-cell>
            <table:table-cell table:style-name="ce528" office:value-type="string">
              <text:p>Conversion to primary energy of electricity</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office:value-type="string" office:string-value="kWhEP/ kWh">
              <text:p>kWhEP/ kWh</text:p>
            </table:table-cell>
            <table:table-cell table:style-name="ce588" office:value-type="string">
              <text:p>kWhEP/</text:p>
              <text:p>kWh</text:p>
            </table:table-cell>
            <table:table-cell table:style-name="ce566"/>
            <table:table-cell table:style-name="ce578" table:number-columns-repeated="7"/>
            <table:table-cell table:style-name="ce473"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table:table-cell table:style-name="ce236" table:number-columns-repeated="2"/>
            <table:table-cell table:style-name="ce239"/>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Conversion to primary energy of electricity">
              <text:p>Conversion to primary energy of electricity</text:p>
            </table:table-cell>
            <table:table-cell table:style-name="ce499" office:value-type="string">
              <text:p>Conversion to primary energy of electricity</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office:value-type="string" office:string-value="kWhEP/ kWh">
              <text:p>kWhEP/ kWh</text:p>
            </table:table-cell>
            <table:table-cell table:style-name="ce589" office:value-type="string">
              <text:p>kWhEP/</text:p>
              <text:p>kWh</text:p>
            </table:table-cell>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21" office:value-type="string">
              <text:p>UBB</text:p>
            </table:table-cell>
            <table:table-cell table:style-name="ce235" office:value-type="string">
              <text:p>Boiler module</text:p>
            </table:table-cell>
            <table:table-cell table:style-name="ce236"/>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01"/>
            <table:table-cell table:style-name="ce236" table:number-columns-repeated="2"/>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21" office:value-type="string">
              <text:p>UST</text:p>
            </table:table-cell>
            <table:table-cell table:style-name="ce235" office:value-type="string">
              <text:p>Solar thermal module</text:p>
            </table:table-cell>
            <table:table-cell table:style-name="ce236"/>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01"/>
            <table:table-cell table:style-name="ce236" table:number-columns-repeated="2"/>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21" office:value-type="string">
              <text:p>UCH</text:p>
            </table:table-cell>
            <table:table-cell table:style-name="ce235" office:value-type="string">
              <text:p>Chiller module</text:p>
            </table:table-cell>
            <table:table-cell table:style-name="ce236"/>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table:table-cell table:style-name="ce51"/>
            <table:table-cell table:style-name="ce101"/>
            <table:table-cell table:style-name="ce236" table:number-columns-repeated="2"/>
            <table:table-cell table:style-name="ce239"/>
            <table:table-cell table:style-name="ce56"/>
            <table:table-cell table:style-name="ce93"/>
            <table:table-cell table:style-name="ce56"/>
            <table:table-cell table:style-name="ce394"/>
            <table:table-cell table:style-name="ce398"/>
            <table:table-cell table:style-name="ce430" table:number-columns-repeated="3"/>
            <table:table-cell table:style-name="ce433"/>
            <table:table-cell table:style-name="ce395"/>
            <table:table-cell table:style-name="ce459"/>
            <table:table-cell table:style-name="ce476" table:number-columns-repeated="2"/>
            <table:table-cell table:style-name="ce490"/>
            <table:table-cell table:style-name="ce499"/>
            <table:table-cell table:style-name="ce536"/>
            <table:table-cell table:style-name="ce549" table:number-columns-repeated="7"/>
            <table:table-cell table:style-name="ce476" table:number-columns-repeated="2"/>
            <table:table-cell table:style-name="ce559"/>
            <table:table-cell table:style-name="ce534" table:number-columns-repeated="2"/>
            <table:table-cell table:style-name="ce577" table:number-columns-repeated="7"/>
            <table:table-cell table:style-name="ce476" table:number-columns-repeated="2"/>
            <table:table-cell table:style-name="ce586"/>
            <table:table-cell table:style-name="ce589"/>
            <table:table-cell table:style-name="ce534"/>
            <table:table-cell table:style-name="ce577" table:number-columns-repeated="7"/>
            <table:table-cell table:style-name="ce476" table:number-columns-repeated="199"/>
            <table:table-cell table:style-name="ce11" table:number-columns-repeated="4"/>
          </table:table-row>
          <table:table-row table:style-name="ro4">
            <table:table-cell/>
            <table:table-cell table:style-name="ce73"/>
            <table:table-cell table:style-name="ce118"/>
            <table:table-cell table:style-name="ce137" table:number-columns-repeated="2"/>
            <table:table-cell table:style-name="ce265"/>
            <table:table-cell table:style-name="ce303"/>
            <table:table-cell table:style-name="ce356"/>
            <table:table-cell table:style-name="ce364"/>
            <table:table-cell table:style-name="ce409" table:number-columns-repeated="2"/>
            <table:table-cell table:style-name="ce364" table:number-columns-repeated="4"/>
            <table:table-cell table:style-name="ce444"/>
            <table:table-cell table:style-name="ce67"/>
            <table:table-cell table:style-name="ce474" table:number-columns-repeated="2"/>
            <table:table-cell table:style-name="ce272"/>
            <table:table-cell table:style-name="ce356"/>
            <table:table-cell table:style-name="ce542"/>
            <table:table-cell table:style-name="ce474" table:number-columns-repeated="9"/>
            <table:table-cell table:style-name="ce562"/>
            <table:table-cell table:style-name="ce571" table:number-columns-repeated="2"/>
            <table:table-cell table:style-name="ce583" table:number-columns-repeated="7"/>
            <table:table-cell table:style-name="ce474" table:number-columns-repeated="2"/>
            <table:table-cell table:style-name="ce585"/>
            <table:table-cell table:style-name="ce596"/>
            <table:table-cell table:style-name="ce607"/>
            <table:table-cell table:style-name="ce580" table:number-columns-repeated="7"/>
            <table:table-cell table:style-name="ce474" table:number-columns-repeated="199"/>
            <table:table-cell table:style-name="ce250" table:number-columns-repeated="3"/>
            <table:table-cell/>
          </table:table-row>
          <table:table-row table:style-name="ro37">
            <table:table-cell table:style-name="ce32"/>
            <table:table-cell table:style-name="ce74" office:value-type="string">
              <text:p>E. Evaluation data</text:p>
            </table:table-cell>
            <table:table-cell table:style-name="ce120"/>
            <table:table-cell table:style-name="ce234" table:number-columns-repeated="2"/>
            <table:table-cell table:style-name="ce278"/>
            <table:table-cell table:style-name="ce306"/>
            <table:table-cell table:style-name="ce358"/>
            <table:table-cell table:style-name="ce387"/>
            <table:table-cell table:style-name="ce413"/>
            <table:table-cell table:style-name="ce425"/>
            <table:table-cell table:number-columns-repeated="8"/>
            <table:table-cell table:style-name="ce489" table:formula="oooc:=HLOOKUP([.T$1];[.U$1:.AC$1244];ROW();FALSE())">
              <text:p/>
            </table:table-cell>
            <table:table-cell table:style-name="ce527"/>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7"/>
            <table:table-cell table:style-name="ce564" table:number-columns-repeated="8"/>
            <table:table-cell table:number-columns-repeated="203"/>
          </table:table-row>
          <table:table-row table:style-name="ro37">
            <table:table-cell table:style-name="ce11" office:value-type="float" office:value="499">
              <text:p>499</text:p>
            </table:table-cell>
            <table:table-cell table:style-name="ce75" office:value-type="string">
              <text:p>E1</text:p>
            </table:table-cell>
            <table:table-cell table:style-name="ce122"/>
            <table:table-cell table:style-name="ce238" table:number-columns-repeated="2"/>
            <table:table-cell table:style-name="ce239"/>
            <table:table-cell table:style-name="ce307"/>
            <table:table-cell table:style-name="ce360" office:value-type="string">
              <text:p>Benchmark data</text:p>
            </table:table-cell>
            <table:table-cell table:style-name="ce375"/>
            <table:table-cell table:style-name="ce394"/>
            <table:table-cell table:style-name="ce427"/>
            <table:table-cell table:style-name="ce430" table:number-columns-repeated="3"/>
            <table:table-cell table:style-name="ce433"/>
            <table:table-cell table:style-name="ce395"/>
            <table:table-cell table:style-name="ce459"/>
            <table:table-cell table:style-name="ce476" table:number-columns-repeated="2"/>
            <table:table-cell table:style-name="ce490" table:formula="oooc:=HLOOKUP([.T$1];[.U$1:.AC$1244];ROW();FALSE())" office:value-type="string" office:string-value="Benchmark data">
              <text:p>Benchmark data</text:p>
            </table:table-cell>
            <table:table-cell table:style-name="ce530" office:value-type="string">
              <text:p>Benchmark data</text:p>
            </table:table-cell>
            <table:table-cell table:style-name="ce536"/>
            <table:table-cell table:style-name="ce549" table:number-columns-repeated="7"/>
            <table:table-cell table:style-name="ce476" table:number-columns-repeated="2"/>
            <table:table-cell table:style-name="ce559" table:formula="oooc:=HLOOKUP([.AF$1];[.AG$1:.AO$1242];ROW();FALSE())">
              <text:p/>
            </table:table-cell>
            <table:table-cell table:style-name="ce534" table:number-columns-repeated="2"/>
            <table:table-cell table:style-name="ce577" table:number-columns-repeated="7"/>
            <table:table-cell table:style-name="ce476" table:number-columns-repeated="2"/>
            <table:table-cell table:style-name="ce586" table:formula="oooc:=HLOOKUP([.AR$1];[.AS$1:.BA$1242];ROW();FALSE())">
              <text:p/>
            </table:table-cell>
            <table:table-cell table:style-name="ce591"/>
            <table:table-cell table:style-name="ce534"/>
            <table:table-cell table:style-name="ce577" table:number-columns-repeated="7"/>
            <table:table-cell table:style-name="ce476" table:number-columns-repeated="199"/>
            <table:table-cell table:style-name="ce11" table:number-columns-repeated="4"/>
          </table:table-row>
          <table:table-row table:style-name="ro37">
            <table:table-cell table:style-name="ce11" office:value-type="float" office:value="500">
              <text:p>500</text:p>
            </table:table-cell>
            <table:table-cell table:style-name="ce56"/>
            <table:table-cell table:style-name="ce101" office:value-type="string">
              <text:p>E101</text:p>
            </table:table-cell>
            <table:table-cell table:style-name="ce239" table:number-columns-repeated="3"/>
            <table:table-cell table:style-name="ce56"/>
            <table:table-cell table:style-name="ce93" office:value-type="string">
              <text:p>Primary energy intensity (turnover)</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Primary energy intensity (turnover)">
              <text:p>Primary energy intensity (turnover)</text:p>
            </table:table-cell>
            <table:table-cell table:style-name="ce499" office:value-type="string">
              <text:p>Primary energy intensity (turnover)</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1">
              <text:p>501</text:p>
            </table:table-cell>
            <table:table-cell table:style-name="ce56"/>
            <table:table-cell table:style-name="ce101"/>
            <table:table-cell table:style-name="ce193" office:value-type="string">
              <text:p>PE_INT_BML</text:p>
            </table:table-cell>
            <table:table-cell table:style-name="ce193"/>
            <table:table-cell table:style-name="ce261"/>
            <table:table-cell table:style-name="ce56"/>
            <table:table-cell table:style-name="ce328" office:value-type="string">
              <text:p>benchmark (lower limit)</text:p>
            </table:table-cell>
            <table:table-cell table:style-name="ce375" office:value-type="string">
              <text:p>[kWh/€]</text:p>
            </table:table-cell>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
              <text:p>[kWh/€]</text:p>
            </table:table-cell>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2">
              <text:p>502</text:p>
            </table:table-cell>
            <table:table-cell table:style-name="ce56"/>
            <table:table-cell table:style-name="ce123"/>
            <table:table-cell table:style-name="ce193" office:value-type="string">
              <text:p>PE_INT_BMH</text:p>
            </table:table-cell>
            <table:table-cell table:style-name="ce193"/>
            <table:table-cell table:style-name="ce239"/>
            <table:table-cell table:style-name="ce56"/>
            <table:table-cell table:style-name="ce328" office:value-type="string">
              <text:p>benchmark (upper limit)</text:p>
            </table:table-cell>
            <table:table-cell table:style-name="ce375" office:value-type="string">
              <text:p>[kWh/€]</text:p>
            </table:table-cell>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
              <text:p>[kWh/€]</text:p>
            </table:table-cell>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33" office:value-type="float" office:value="503">
              <text:p>503</text:p>
            </table:table-cell>
            <table:table-cell table:style-name="ce76"/>
            <table:table-cell table:style-name="ce124"/>
            <table:table-cell table:style-name="ce240" office:value-type="string">
              <text:p>PE_INT_TAR</text:p>
            </table:table-cell>
            <table:table-cell table:style-name="ce240"/>
            <table:table-cell table:style-name="ce279"/>
            <table:table-cell table:style-name="ce308"/>
            <table:table-cell table:style-name="ce361" office:value-type="string">
              <text:p>target</text:p>
            </table:table-cell>
            <table:table-cell table:style-name="ce388" office:value-type="string">
              <text:p>[kWh/€]</text:p>
            </table:table-cell>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
              <text:p>[kWh/€]</text:p>
            </table:table-cell>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4">
              <text:p>504</text:p>
            </table:table-cell>
            <table:table-cell table:style-name="ce56"/>
            <table:table-cell table:style-name="ce123"/>
            <table:table-cell table:style-name="ce193" office:value-type="string">
              <text:p>PE_INT_REF</text:p>
            </table:table-cell>
            <table:table-cell table:style-name="ce193"/>
            <table:table-cell table:style-name="ce239"/>
            <table:table-cell table:style-name="ce56"/>
            <table:table-cell table:style-name="ce93" office:value-type="string">
              <text:p>reference code selected benchmark and target</text:p>
            </table:table-cell>
            <table:table-cell table:style-name="ce375"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
              <text:p>[kWh/€]</text:p>
            </table:table-cell>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5">
              <text:p>505</text:p>
            </table:table-cell>
            <table:table-cell table:style-name="ce56"/>
            <table:table-cell table:style-name="ce101" office:value-type="string">
              <text:p>E102</text:p>
            </table:table-cell>
            <table:table-cell table:style-name="ce241" table:number-columns-repeated="2"/>
            <table:table-cell table:style-name="ce239"/>
            <table:table-cell table:style-name="ce56"/>
            <table:table-cell table:style-name="ce93" office:value-type="string">
              <text:p>electricity intensity on turnover)</text:p>
            </table:table-cell>
            <table:table-cell table:style-name="ce375"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electricity intensity on turnover)">
              <text:p>electricity intensity on turnover)</text:p>
            </table:table-cell>
            <table:table-cell table:style-name="ce499" office:value-type="string">
              <text:p>electricity intensity on turnover)</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6">
              <text:p>506</text:p>
            </table:table-cell>
            <table:table-cell table:style-name="ce56"/>
            <table:table-cell table:style-name="ce101"/>
            <table:table-cell table:style-name="ce193" office:value-type="string">
              <text:p>EL_INT_BML</text:p>
            </table:table-cell>
            <table:table-cell table:style-name="ce193"/>
            <table:table-cell table:style-name="ce261"/>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7">
              <text:p>507</text:p>
            </table:table-cell>
            <table:table-cell table:style-name="ce56"/>
            <table:table-cell table:style-name="ce123"/>
            <table:table-cell table:style-name="ce193" office:value-type="string">
              <text:p>EL_INT_BMH</text:p>
            </table:table-cell>
            <table:table-cell table:style-name="ce193"/>
            <table:table-cell table:style-name="ce239"/>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8">
              <text:p>508</text:p>
            </table:table-cell>
            <table:table-cell table:style-name="ce56"/>
            <table:table-cell table:style-name="ce123"/>
            <table:table-cell table:style-name="ce193" office:value-type="string">
              <text:p>EL_INT_TAR</text:p>
            </table:table-cell>
            <table:table-cell table:style-name="ce193"/>
            <table:table-cell table:style-name="ce239"/>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09">
              <text:p>509</text:p>
            </table:table-cell>
            <table:table-cell table:style-name="ce56"/>
            <table:table-cell table:style-name="ce123"/>
            <table:table-cell table:style-name="ce193" office:value-type="string">
              <text:p>EL_INT_REF</text:p>
            </table:table-cell>
            <table:table-cell table:style-name="ce193"/>
            <table:table-cell table:style-name="ce239"/>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0">
              <text:p>510</text:p>
            </table:table-cell>
            <table:table-cell table:style-name="ce56"/>
            <table:table-cell table:style-name="ce101" office:value-type="string">
              <text:p>E103</text:p>
            </table:table-cell>
            <table:table-cell table:style-name="ce241" table:number-columns-repeated="2"/>
            <table:table-cell table:style-name="ce239"/>
            <table:table-cell table:style-name="ce56"/>
            <table:table-cell table:style-name="ce93" office:value-type="string">
              <text:p>Fuel consumption - intensity on turnover)</text:p>
            </table:table-cell>
            <table:table-cell table:style-name="ce375" office:value-type="string">
              <text:p>[kWh/€]</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Fuel consumption - intensity on turnover)">
              <text:p>Fuel consumption - intensity on turnover)</text:p>
            </table:table-cell>
            <table:table-cell table:style-name="ce499" office:value-type="string">
              <text:p>Fuel consumption - intensity on turnover)</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
              <text:p>[kWh/€]</text:p>
            </table:table-cell>
            <table:table-cell table:style-name="ce591" office:value-type="string">
              <text:p>[kWh/€]</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1">
              <text:p>511</text:p>
            </table:table-cell>
            <table:table-cell table:style-name="ce56"/>
            <table:table-cell table:style-name="ce101"/>
            <table:table-cell table:style-name="ce193" office:value-type="string">
              <text:p>FUEL_INT_BML</text:p>
            </table:table-cell>
            <table:table-cell table:style-name="ce193"/>
            <table:table-cell table:style-name="ce239"/>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2">
              <text:p>512</text:p>
            </table:table-cell>
            <table:table-cell table:style-name="ce56"/>
            <table:table-cell table:style-name="ce123"/>
            <table:table-cell table:style-name="ce193" office:value-type="string">
              <text:p>FUEL_INT_BMH</text:p>
            </table:table-cell>
            <table:table-cell table:style-name="ce193"/>
            <table:table-cell table:style-name="ce239"/>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3">
              <text:p>513</text:p>
            </table:table-cell>
            <table:table-cell table:style-name="ce56"/>
            <table:table-cell table:style-name="ce123"/>
            <table:table-cell table:style-name="ce193" office:value-type="string">
              <text:p>FUEL_INT_TAR</text:p>
            </table:table-cell>
            <table:table-cell table:style-name="ce193"/>
            <table:table-cell table:style-name="ce239"/>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4">
              <text:p>514</text:p>
            </table:table-cell>
            <table:table-cell table:style-name="ce56"/>
            <table:table-cell table:style-name="ce123"/>
            <table:table-cell table:style-name="ce193" office:value-type="string">
              <text:p>FUEL_INT_REF</text:p>
            </table:table-cell>
            <table:table-cell table:style-name="ce193"/>
            <table:table-cell table:style-name="ce239"/>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5">
              <text:p>515</text:p>
            </table:table-cell>
            <table:table-cell table:style-name="ce56"/>
            <table:table-cell table:style-name="ce101" office:value-type="string">
              <text:p>E104</text:p>
            </table:table-cell>
            <table:table-cell table:style-name="ce241" table:number-columns-repeated="2"/>
            <table:table-cell table:style-name="ce280"/>
            <table:table-cell table:style-name="ce56"/>
            <table:table-cell table:style-name="ce93" office:value-type="string">
              <text:p>Specific energy consumption (primary energy)</text:p>
            </table:table-cell>
            <table:table-cell table:style-name="ce375" office:value-type="string">
              <text:p>kWh/p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energy consumption (primary energy)">
              <text:p>Specific energy consumption (primary energy)</text:p>
            </table:table-cell>
            <table:table-cell table:style-name="ce499" office:value-type="string">
              <text:p>Specific energy consumption (primary energ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u">
              <text:p>kWh/pu</text:p>
            </table:table-cell>
            <table:table-cell table:style-name="ce591" office:value-type="string">
              <text:p>kWh/p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6">
              <text:p>516</text:p>
            </table:table-cell>
            <table:table-cell table:style-name="ce56"/>
            <table:table-cell table:style-name="ce101"/>
            <table:table-cell table:style-name="ce193" office:value-type="string">
              <text:p>PE_SEC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7">
              <text:p>517</text:p>
            </table:table-cell>
            <table:table-cell table:style-name="ce56"/>
            <table:table-cell table:style-name="ce123"/>
            <table:table-cell table:style-name="ce193" office:value-type="string">
              <text:p>PE_SEC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8">
              <text:p>518</text:p>
            </table:table-cell>
            <table:table-cell table:style-name="ce56"/>
            <table:table-cell table:style-name="ce123"/>
            <table:table-cell table:style-name="ce193" office:value-type="string">
              <text:p>PE_SEC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19">
              <text:p>519</text:p>
            </table:table-cell>
            <table:table-cell table:style-name="ce56"/>
            <table:table-cell table:style-name="ce123"/>
            <table:table-cell table:style-name="ce193" office:value-type="string">
              <text:p>PE_SEC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0">
              <text:p>520</text:p>
            </table:table-cell>
            <table:table-cell table:style-name="ce56"/>
            <table:table-cell table:style-name="ce101" office:value-type="string">
              <text:p>E105</text:p>
            </table:table-cell>
            <table:table-cell table:style-name="ce241" table:number-columns-repeated="2"/>
            <table:table-cell table:style-name="ce280"/>
            <table:table-cell table:style-name="ce56"/>
            <table:table-cell table:style-name="ce93" office:value-type="string">
              <text:p>specific electricity consumption</text:p>
            </table:table-cell>
            <table:table-cell table:style-name="ce375" office:value-type="string">
              <text:p>kWh/p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electricity consumption">
              <text:p>specific electricity consumption</text:p>
            </table:table-cell>
            <table:table-cell table:style-name="ce499" office:value-type="string">
              <text:p>specific electricity consumptio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u">
              <text:p>kWh/pu</text:p>
            </table:table-cell>
            <table:table-cell table:style-name="ce591" office:value-type="string">
              <text:p>kWh/p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1">
              <text:p>521</text:p>
            </table:table-cell>
            <table:table-cell table:style-name="ce56"/>
            <table:table-cell table:style-name="ce101"/>
            <table:table-cell table:style-name="ce193" office:value-type="string">
              <text:p>EL_SEC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2">
              <text:p>522</text:p>
            </table:table-cell>
            <table:table-cell table:style-name="ce56"/>
            <table:table-cell table:style-name="ce123"/>
            <table:table-cell table:style-name="ce193" office:value-type="string">
              <text:p>EL_SEC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3">
              <text:p>523</text:p>
            </table:table-cell>
            <table:table-cell table:style-name="ce56"/>
            <table:table-cell table:style-name="ce123"/>
            <table:table-cell table:style-name="ce193" office:value-type="string">
              <text:p>EL_SEC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4">
              <text:p>524</text:p>
            </table:table-cell>
            <table:table-cell table:style-name="ce56"/>
            <table:table-cell table:style-name="ce123"/>
            <table:table-cell table:style-name="ce193" office:value-type="string">
              <text:p>EL_SEC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5">
              <text:p>525</text:p>
            </table:table-cell>
            <table:table-cell table:style-name="ce56"/>
            <table:table-cell table:style-name="ce101" office:value-type="string">
              <text:p>E106</text:p>
            </table:table-cell>
            <table:table-cell table:style-name="ce241" table:number-columns-repeated="2"/>
            <table:table-cell table:style-name="ce280"/>
            <table:table-cell table:style-name="ce56"/>
            <table:table-cell table:style-name="ce93" office:value-type="string">
              <text:p>Specific fuel consumption</text:p>
            </table:table-cell>
            <table:table-cell table:style-name="ce375" office:value-type="string">
              <text:p>kWh/p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fuel consumption">
              <text:p>Specific fuel consumption</text:p>
            </table:table-cell>
            <table:table-cell table:style-name="ce499" office:value-type="string">
              <text:p>Specific fuel consumptio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u">
              <text:p>kWh/pu</text:p>
            </table:table-cell>
            <table:table-cell table:style-name="ce591" office:value-type="string">
              <text:p>kWh/p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6">
              <text:p>526</text:p>
            </table:table-cell>
            <table:table-cell table:style-name="ce56"/>
            <table:table-cell table:style-name="ce101"/>
            <table:table-cell table:style-name="ce193" office:value-type="string">
              <text:p>FUEL_SEC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7">
              <text:p>527</text:p>
            </table:table-cell>
            <table:table-cell table:style-name="ce56"/>
            <table:table-cell table:style-name="ce123"/>
            <table:table-cell table:style-name="ce193" office:value-type="string">
              <text:p>FUEL_SEC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8">
              <text:p>528</text:p>
            </table:table-cell>
            <table:table-cell table:style-name="ce56"/>
            <table:table-cell table:style-name="ce123"/>
            <table:table-cell table:style-name="ce193" office:value-type="string">
              <text:p>FUEL_SEC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29">
              <text:p>529</text:p>
            </table:table-cell>
            <table:table-cell table:style-name="ce56"/>
            <table:table-cell table:style-name="ce123"/>
            <table:table-cell table:style-name="ce193" office:value-type="string">
              <text:p>FUEL_SEC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0">
              <text:p>530</text:p>
            </table:table-cell>
            <table:table-cell table:style-name="ce56"/>
            <table:table-cell table:style-name="ce101" office:value-type="string">
              <text:p>E107</text:p>
            </table:table-cell>
            <table:table-cell table:style-name="ce241" table:number-columns-repeated="2"/>
            <table:table-cell table:style-name="ce280"/>
            <table:table-cell table:style-name="ce56"/>
            <table:table-cell table:style-name="ce93" office:value-type="string">
              <text:p>Specific energy consumption (primary energy)</text:p>
            </table:table-cell>
            <table:table-cell table:style-name="ce375"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energy consumption (primary energy)">
              <text:p>Specific energy consumption (primary energy)</text:p>
            </table:table-cell>
            <table:table-cell table:style-name="ce499" office:value-type="string">
              <text:p>Specific energy consumption (primary energ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mu">
              <text:p>kWh/pmu</text:p>
            </table:table-cell>
            <table:table-cell table:style-name="ce591" office:value-type="string">
              <text:p>kWh/pm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1">
              <text:p>531</text:p>
            </table:table-cell>
            <table:table-cell table:style-name="ce56"/>
            <table:table-cell table:style-name="ce101"/>
            <table:table-cell table:style-name="ce193" office:value-type="string">
              <text:p>PE_UOS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2">
              <text:p>532</text:p>
            </table:table-cell>
            <table:table-cell table:style-name="ce56"/>
            <table:table-cell table:style-name="ce123"/>
            <table:table-cell table:style-name="ce193" office:value-type="string">
              <text:p>PE_UOS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3">
              <text:p>533</text:p>
            </table:table-cell>
            <table:table-cell table:style-name="ce56"/>
            <table:table-cell table:style-name="ce123"/>
            <table:table-cell table:style-name="ce193" office:value-type="string">
              <text:p>PE_UOS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4">
              <text:p>534</text:p>
            </table:table-cell>
            <table:table-cell table:style-name="ce56"/>
            <table:table-cell table:style-name="ce123"/>
            <table:table-cell table:style-name="ce193" office:value-type="string">
              <text:p>PE_UOS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5">
              <text:p>535</text:p>
            </table:table-cell>
            <table:table-cell table:style-name="ce56"/>
            <table:table-cell table:style-name="ce101" office:value-type="string">
              <text:p>E108</text:p>
            </table:table-cell>
            <table:table-cell table:style-name="ce241" table:number-columns-repeated="2"/>
            <table:table-cell table:style-name="ce280"/>
            <table:table-cell table:style-name="ce56"/>
            <table:table-cell table:style-name="ce93" office:value-type="string">
              <text:p>specific electricity consumption</text:p>
            </table:table-cell>
            <table:table-cell table:style-name="ce375"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electricity consumption">
              <text:p>specific electricity consumption</text:p>
            </table:table-cell>
            <table:table-cell table:style-name="ce499" office:value-type="string">
              <text:p>specific electricity consumptio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mu">
              <text:p>kWh/pmu</text:p>
            </table:table-cell>
            <table:table-cell table:style-name="ce591" office:value-type="string">
              <text:p>kWh/pm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6">
              <text:p>536</text:p>
            </table:table-cell>
            <table:table-cell table:style-name="ce56"/>
            <table:table-cell table:style-name="ce101"/>
            <table:table-cell table:style-name="ce193" office:value-type="string">
              <text:p>EL_UOS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7">
              <text:p>537</text:p>
            </table:table-cell>
            <table:table-cell table:style-name="ce56"/>
            <table:table-cell table:style-name="ce123"/>
            <table:table-cell table:style-name="ce193" office:value-type="string">
              <text:p>EL_UOS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8">
              <text:p>538</text:p>
            </table:table-cell>
            <table:table-cell table:style-name="ce56"/>
            <table:table-cell table:style-name="ce123"/>
            <table:table-cell table:style-name="ce193" office:value-type="string">
              <text:p>EL_UOS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39">
              <text:p>539</text:p>
            </table:table-cell>
            <table:table-cell table:style-name="ce56"/>
            <table:table-cell table:style-name="ce123"/>
            <table:table-cell table:style-name="ce193" office:value-type="string">
              <text:p>EL_UOS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0">
              <text:p>540</text:p>
            </table:table-cell>
            <table:table-cell table:style-name="ce56"/>
            <table:table-cell table:style-name="ce101" office:value-type="string">
              <text:p>E109</text:p>
            </table:table-cell>
            <table:table-cell table:style-name="ce241" table:number-columns-repeated="2"/>
            <table:table-cell table:style-name="ce280"/>
            <table:table-cell table:style-name="ce56"/>
            <table:table-cell table:style-name="ce93" office:value-type="string">
              <text:p>Specific fuel consumption</text:p>
            </table:table-cell>
            <table:table-cell table:style-name="ce375" office:value-type="string">
              <text:p>kWh/pmu</text:p>
            </table:table-cell>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pecific fuel consumption">
              <text:p>Specific fuel consumption</text:p>
            </table:table-cell>
            <table:table-cell table:style-name="ce499" office:value-type="string">
              <text:p>Specific fuel consumptio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office:value-type="string" office:string-value="kWh/pmu">
              <text:p>kWh/pmu</text:p>
            </table:table-cell>
            <table:table-cell table:style-name="ce591" office:value-type="string">
              <text:p>kWh/pmu</text:p>
            </table:table-cell>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1">
              <text:p>541</text:p>
            </table:table-cell>
            <table:table-cell table:style-name="ce56"/>
            <table:table-cell table:style-name="ce101"/>
            <table:table-cell table:style-name="ce193" office:value-type="string">
              <text:p>UPHS_BML</text:p>
            </table:table-cell>
            <table:table-cell table:style-name="ce193"/>
            <table:table-cell table:style-name="ce280"/>
            <table:table-cell table:style-name="ce56"/>
            <table:table-cell table:style-name="ce328" office:value-type="string">
              <text:p>benchmark (low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lower limit)">
              <text:p>benchmark (lower limit)</text:p>
            </table:table-cell>
            <table:table-cell table:style-name="ce508" office:value-type="string">
              <text:p>benchmark (low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2">
              <text:p>542</text:p>
            </table:table-cell>
            <table:table-cell table:style-name="ce56"/>
            <table:table-cell table:style-name="ce123"/>
            <table:table-cell table:style-name="ce193" office:value-type="string">
              <text:p>UPHS_BMH</text:p>
            </table:table-cell>
            <table:table-cell table:style-name="ce193"/>
            <table:table-cell table:style-name="ce280"/>
            <table:table-cell table:style-name="ce56"/>
            <table:table-cell table:style-name="ce328" office:value-type="string">
              <text:p>benchmark (upper limi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benchmark (upper limit)">
              <text:p>benchmark (upper limit)</text:p>
            </table:table-cell>
            <table:table-cell table:style-name="ce508" office:value-type="string">
              <text:p>benchmark (upper limi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3">
              <text:p>543</text:p>
            </table:table-cell>
            <table:table-cell table:style-name="ce56"/>
            <table:table-cell table:style-name="ce123"/>
            <table:table-cell table:style-name="ce193" office:value-type="string">
              <text:p>UPHS_TAR</text:p>
            </table:table-cell>
            <table:table-cell table:style-name="ce193"/>
            <table:table-cell table:style-name="ce280"/>
            <table:table-cell table:style-name="ce56"/>
            <table:table-cell table:style-name="ce328" office:value-type="string">
              <text:p>target</text:p>
            </table:table-cell>
            <table:table-cell table:style-name="ce375"/>
            <table:table-cell table:style-name="ce394"/>
            <table:table-cell table:style-name="ce423"/>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target">
              <text:p>target</text:p>
            </table:table-cell>
            <table:table-cell table:style-name="ce508" office:value-type="string">
              <text:p>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4">
              <text:p>544</text:p>
            </table:table-cell>
            <table:table-cell table:style-name="ce56"/>
            <table:table-cell table:style-name="ce123"/>
            <table:table-cell table:style-name="ce193" office:value-type="string">
              <text:p>UPHS_REF</text:p>
            </table:table-cell>
            <table:table-cell table:style-name="ce193"/>
            <table:table-cell table:style-name="ce280"/>
            <table:table-cell table:style-name="ce56"/>
            <table:table-cell table:style-name="ce93" office:value-type="string">
              <text:p>reference code selected benchmark and target</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reference code selected benchmark and target">
              <text:p>reference code selected benchmark and target</text:p>
            </table:table-cell>
            <table:table-cell table:style-name="ce499" office:value-type="string">
              <text:p>reference code selected benchmark and target</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5">
              <text:p>545</text:p>
            </table:table-cell>
            <table:table-cell table:style-name="ce56"/>
            <table:table-cell table:style-name="ce101" office:value-type="string">
              <text:p>E110</text:p>
            </table:table-cell>
            <table:table-cell table:style-name="ce241" table:number-columns-repeated="2"/>
            <table:table-cell table:style-name="ce280"/>
            <table:table-cell table:style-name="ce56"/>
            <table:table-cell table:style-name="ce93" office:value-type="string">
              <text:p>State of evaluation</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State of evaluation">
              <text:p>State of evaluation</text:p>
            </table:table-cell>
            <table:table-cell table:style-name="ce499" office:value-type="string">
              <text:p>State of evaluation</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6">
              <text:p>546</text:p>
            </table:table-cell>
            <table:table-cell table:style-name="ce56"/>
            <table:table-cell table:style-name="ce123"/>
            <table:table-cell table:style-name="ce193" office:value-type="string">
              <text:p>ENE_INT_CHK</text:p>
            </table:table-cell>
            <table:table-cell table:style-name="ce193"/>
            <table:table-cell table:style-name="ce280"/>
            <table:table-cell table:style-name="ce56"/>
            <table:table-cell table:style-name="ce93" office:value-type="string">
              <text:p>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evaluation of energy intensity">
              <text:p>evaluation of energy intensity</text:p>
            </table:table-cell>
            <table:table-cell table:style-name="ce499" office:value-type="string">
              <text:p>evaluation of energy intensit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7">
              <text:p>547</text:p>
            </table:table-cell>
            <table:table-cell table:style-name="ce56"/>
            <table:table-cell table:style-name="ce123"/>
            <table:table-cell table:style-name="ce193" office:value-type="string">
              <text:p>ENE_INT_COM</text:p>
            </table:table-cell>
            <table:table-cell table:style-name="ce193"/>
            <table:table-cell table:style-name="ce280"/>
            <table:table-cell table:style-name="ce56"/>
            <table:table-cell table:style-name="ce93" office:value-type="string">
              <text:p>comment on 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comment on evaluation of energy intensity">
              <text:p>comment on evaluation of energy intensity</text:p>
            </table:table-cell>
            <table:table-cell table:style-name="ce499" office:value-type="string">
              <text:p>comment on evaluation of energy intensit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8">
              <text:p>548</text:p>
            </table:table-cell>
            <table:table-cell table:style-name="ce56"/>
            <table:table-cell table:style-name="ce123"/>
            <table:table-cell table:style-name="ce193" office:value-type="string">
              <text:p>ENE_SEC_CHK</text:p>
            </table:table-cell>
            <table:table-cell table:style-name="ce193"/>
            <table:table-cell table:style-name="ce280"/>
            <table:table-cell table:style-name="ce56"/>
            <table:table-cell table:style-name="ce93" office:value-type="string">
              <text:p>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evaluation of energy intensity">
              <text:p>evaluation of energy intensity</text:p>
            </table:table-cell>
            <table:table-cell table:style-name="ce499" office:value-type="string">
              <text:p>evaluation of energy intensit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49">
              <text:p>549</text:p>
            </table:table-cell>
            <table:table-cell table:style-name="ce56"/>
            <table:table-cell table:style-name="ce123"/>
            <table:table-cell table:style-name="ce193" table:number-columns-repeated="2"/>
            <table:table-cell table:style-name="ce280"/>
            <table:table-cell table:style-name="ce56"/>
            <table:table-cell table:style-name="ce93" office:value-type="string">
              <text:p>falta evaluar ?</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falta evaluar ?">
              <text:p>falta evaluar ?</text:p>
            </table:table-cell>
            <table:table-cell table:style-name="ce499" office:value-type="string">
              <text:p>falta evaluar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50">
              <text:p>550</text:p>
            </table:table-cell>
            <table:table-cell table:style-name="ce56"/>
            <table:table-cell table:style-name="ce123"/>
            <table:table-cell table:style-name="ce193" office:value-type="string">
              <text:p>ENE_SEC_COM</text:p>
            </table:table-cell>
            <table:table-cell table:style-name="ce193"/>
            <table:table-cell table:style-name="ce280"/>
            <table:table-cell table:style-name="ce56"/>
            <table:table-cell table:style-name="ce93" office:value-type="string">
              <text:p>comment on 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comment on evaluation of energy intensity">
              <text:p>comment on evaluation of energy intensity</text:p>
            </table:table-cell>
            <table:table-cell table:style-name="ce499" office:value-type="string">
              <text:p>comment on evaluation of energy intensity</text:p>
            </table:table-cell>
            <table:table-cell table:style-name="ce537" table:number-columns-repeated="8"/>
            <table:table-cell table:style-name="ce477" table:number-columns-repeated="2"/>
            <table:table-cell table:style-name="ce559"/>
            <table:table-cell table:style-name="ce565" table:number-columns-repeated="9"/>
            <table:table-cell table:style-name="ce477" table:number-columns-repeated="2"/>
            <table:table-cell table:style-name="ce586"/>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51">
              <text:p>551</text:p>
            </table:table-cell>
            <table:table-cell table:style-name="ce56"/>
            <table:table-cell table:style-name="ce123"/>
            <table:table-cell table:style-name="ce193" office:value-type="string">
              <text:p>ENE_UOS_CHK</text:p>
            </table:table-cell>
            <table:table-cell table:style-name="ce193"/>
            <table:table-cell table:style-name="ce280"/>
            <table:table-cell table:style-name="ce56"/>
            <table:table-cell table:style-name="ce93" office:value-type="string">
              <text:p>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evaluation of energy intensity">
              <text:p>evaluation of energy intensity</text:p>
            </table:table-cell>
            <table:table-cell table:style-name="ce499" office:value-type="string">
              <text:p>evaluation of energy intensit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52">
              <text:p>552</text:p>
            </table:table-cell>
            <table:table-cell table:style-name="ce56"/>
            <table:table-cell table:style-name="ce123"/>
            <table:table-cell table:style-name="ce193" table:number-columns-repeated="2"/>
            <table:table-cell table:style-name="ce280"/>
            <table:table-cell table:style-name="ce56"/>
            <table:table-cell table:style-name="ce93" office:value-type="string">
              <text:p>falta evaluar ?</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falta evaluar ?">
              <text:p>falta evaluar ?</text:p>
            </table:table-cell>
            <table:table-cell table:style-name="ce499" office:value-type="string">
              <text:p>falta evaluar ?</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 table:style-name="ro37">
            <table:table-cell table:style-name="ce11" office:value-type="float" office:value="553">
              <text:p>553</text:p>
            </table:table-cell>
            <table:table-cell table:style-name="ce56"/>
            <table:table-cell table:style-name="ce123"/>
            <table:table-cell table:style-name="ce193" office:value-type="string">
              <text:p>ENE_UOS_COM</text:p>
            </table:table-cell>
            <table:table-cell table:style-name="ce193"/>
            <table:table-cell table:style-name="ce280"/>
            <table:table-cell table:style-name="ce56"/>
            <table:table-cell table:style-name="ce93" office:value-type="string">
              <text:p>comment on evaluation of energy intensity</text:p>
            </table:table-cell>
            <table:table-cell table:style-name="ce375"/>
            <table:table-cell table:style-name="ce394"/>
            <table:table-cell table:style-name="ce398"/>
            <table:table-cell table:style-name="ce430" table:number-columns-repeated="3"/>
            <table:table-cell table:style-name="ce433"/>
            <table:table-cell table:style-name="ce395"/>
            <table:table-cell table:style-name="ce459"/>
            <table:table-cell table:style-name="ce477" table:number-columns-repeated="2"/>
            <table:table-cell table:style-name="ce490" table:formula="oooc:=HLOOKUP([.T$1];[.U$1:.AC$1244];ROW();FALSE())" office:value-type="string" office:string-value="comment on evaluation of energy intensity">
              <text:p>comment on evaluation of energy intensity</text:p>
            </table:table-cell>
            <table:table-cell table:style-name="ce499" office:value-type="string">
              <text:p>comment on evaluation of energy intensity</text:p>
            </table:table-cell>
            <table:table-cell table:style-name="ce537" table:number-columns-repeated="8"/>
            <table:table-cell table:style-name="ce477" table:number-columns-repeated="2"/>
            <table:table-cell table:style-name="ce559" table:formula="oooc:=HLOOKUP([.AF$1];[.AG$1:.AO$1242];ROW();FALSE())">
              <text:p/>
            </table:table-cell>
            <table:table-cell table:style-name="ce565" table:number-columns-repeated="9"/>
            <table:table-cell table:style-name="ce477" table:number-columns-repeated="2"/>
            <table:table-cell table:style-name="ce586" table:formula="oooc:=HLOOKUP([.AR$1];[.AS$1:.BA$1242];ROW();FALSE())">
              <text:p/>
            </table:table-cell>
            <table:table-cell table:style-name="ce591"/>
            <table:table-cell table:style-name="ce565" table:number-columns-repeated="8"/>
            <table:table-cell table:style-name="ce477" table:number-columns-repeated="199"/>
            <table:table-cell table:style-name="ce11" table:number-columns-repeated="4"/>
          </table:table-row>
        </table:table-row-group>
        <table:table-row table:style-name="ro4">
          <table:table-cell/>
          <table:table-cell table:style-name="ce73"/>
          <table:table-cell table:style-name="ce118"/>
          <table:table-cell table:style-name="ce137" table:number-columns-repeated="2"/>
          <table:table-cell table:style-name="ce265"/>
          <table:table-cell table:style-name="ce303"/>
          <table:table-cell table:style-name="ce356"/>
          <table:table-cell table:style-name="ce364"/>
          <table:table-cell table:style-name="ce409" table:number-columns-repeated="2"/>
          <table:table-cell table:style-name="ce364" table:number-columns-repeated="4"/>
          <table:table-cell table:style-name="ce444"/>
          <table:table-cell table:style-name="ce67"/>
          <table:table-cell table:style-name="ce474" table:number-columns-repeated="2"/>
          <table:table-cell table:style-name="ce272"/>
          <table:table-cell table:style-name="ce356"/>
          <table:table-cell table:style-name="ce542"/>
          <table:table-cell table:style-name="ce474" table:number-columns-repeated="9"/>
          <table:table-cell table:style-name="ce562"/>
          <table:table-cell table:style-name="ce571" table:number-columns-repeated="2"/>
          <table:table-cell table:style-name="ce583" table:number-columns-repeated="7"/>
          <table:table-cell table:style-name="ce474" table:number-columns-repeated="2"/>
          <table:table-cell table:style-name="ce585" table:formula="oooc:=HLOOKUP([.AR$1];[.AS$1:.BA$1242];ROW();FALSE())">
            <text:p/>
          </table:table-cell>
          <table:table-cell table:style-name="ce596"/>
          <table:table-cell table:style-name="ce607"/>
          <table:table-cell table:style-name="ce580" table:number-columns-repeated="7"/>
          <table:table-cell table:style-name="ce474" table:number-columns-repeated="199"/>
          <table:table-cell table:style-name="ce250" table:number-columns-repeated="3"/>
          <table:table-cell/>
        </table:table-row>
        <table:table-row table:style-name="ro37">
          <table:table-cell table:style-name="ce32"/>
          <table:table-cell table:style-name="ce74" office:value-type="string">
            <text:p>S. Processing status of project</text:p>
          </table:table-cell>
          <table:table-cell table:style-name="ce120"/>
          <table:table-cell table:style-name="ce234" table:number-columns-repeated="2"/>
          <table:table-cell table:style-name="ce278"/>
          <table:table-cell table:style-name="ce306"/>
          <table:table-cell table:style-name="ce358"/>
          <table:table-cell table:style-name="ce387"/>
          <table:table-cell table:style-name="ce413"/>
          <table:table-cell table:style-name="ce425"/>
          <table:table-cell table:number-columns-repeated="8"/>
          <table:table-cell table:style-name="ce489" table:formula="oooc:=HLOOKUP([.T$1];[.U$1:.AC$1244];ROW();FALSE())">
            <text:p/>
          </table:table-cell>
          <table:table-cell table:style-name="ce527"/>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7"/>
          <table:table-cell table:style-name="ce564" table:number-columns-repeated="8"/>
          <table:table-cell table:number-columns-repeated="203"/>
        </table:table-row>
        <table:table-row table:style-name="ro37">
          <table:table-cell table:style-name="ce11"/>
          <table:table-cell table:style-name="ce51"/>
          <table:table-cell table:style-name="ce121" office:value-type="string">
            <text:p>S1</text:p>
          </table:table-cell>
          <table:table-cell table:style-name="ce235" office:value-type="string">
            <text:p>General state of processing</text:p>
          </table:table-cell>
          <table:table-cell table:style-name="ce236"/>
          <table:table-cell table:style-name="ce239"/>
          <table:table-cell table:style-name="ce56"/>
          <table:table-cell table:style-name="ce93"/>
          <table:table-cell table:style-name="ce56"/>
          <table:table-cell table:style-name="ce413"/>
          <table:table-cell table:style-name="ce405"/>
          <table:table-cell table:number-columns-repeated="6"/>
          <table:table-cell table:style-name="ce473" table:number-columns-repeated="2"/>
          <table:table-cell table:style-name="ce489" table:formula="oooc:=HLOOKUP([.T$1];[.U$1:.AC$1244];ROW();FALSE())" office:value-type="string" office:string-value="Conversion to primary energy of electricity">
            <text:p>Conversion to primary energy of electricity</text:p>
          </table:table-cell>
          <table:table-cell table:style-name="ce528" office:value-type="string">
            <text:p>Conversion to primary energy of electricity</text:p>
          </table:table-cell>
          <table:table-cell table:style-name="ce539"/>
          <table:table-cell table:style-name="ce550" table:number-columns-repeated="7"/>
          <table:table-cell table:style-name="ce473" table:number-columns-repeated="2"/>
          <table:table-cell table:style-name="ce558" table:formula="oooc:=HLOOKUP([.AF$1];[.AG$1:.AO$1242];ROW();FALSE())">
            <text:p/>
          </table:table-cell>
          <table:table-cell table:style-name="ce566" table:number-columns-repeated="2"/>
          <table:table-cell table:style-name="ce578" table:number-columns-repeated="7"/>
          <table:table-cell table:style-name="ce473" table:number-columns-repeated="2"/>
          <table:table-cell table:style-name="ce585" table:formula="oooc:=HLOOKUP([.AR$1];[.AS$1:.BA$1242];ROW();FALSE())" office:value-type="string" office:string-value="kWhEP/ kWh">
            <text:p>kWhEP/ kWh</text:p>
          </table:table-cell>
          <table:table-cell table:style-name="ce588" office:value-type="string">
            <text:p>kWhEP/</text:p>
            <text:p>kWh</text:p>
          </table:table-cell>
          <table:table-cell table:style-name="ce566"/>
          <table:table-cell table:style-name="ce578" table:number-columns-repeated="7"/>
          <table:table-cell table:style-name="ce473"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136" office:value-type="string">
            <text:p>StatusQ</text:p>
          </table:table-cell>
          <table:table-cell table:style-name="ce9" table:number-columns-repeated="2"/>
          <table:table-cell table:style-name="ce19" office:value-type="float" office:value="1">
            <text:p>1</text:p>
          </table:table-cell>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StatusCC</text:p>
          </table:table-cell>
          <table:table-cell table:style-name="ce9" table:number-columns-repeated="2"/>
          <table:table-cell table:style-name="ce19" office:value-type="float" office:value="1">
            <text:p>1</text:p>
          </table:table-cell>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StatusCS</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StatusR</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table-cell table:style-name="ce61"/>
          <table:table-cell table:style-name="ce86"/>
          <table:table-cell table:style-name="ce136" office:value-type="string">
            <text:p>LanguageReport</text:p>
          </table:table-cell>
          <table:table-cell table:style-name="ce244" table:number-columns-repeated="2"/>
          <table:table-cell table:style-name="ce19" office:value-type="float" office:value="1">
            <text:p>1</text:p>
          </table:table-cell>
          <table:table-cell table:number-columns-repeated="37"/>
          <table:table-cell table:style-name="ce478"/>
          <table:table-cell table:number-columns-repeated="211"/>
        </table:table-row>
        <table:table-row table:style-name="ro4">
          <table:table-cell/>
          <table:table-cell table:style-name="ce61"/>
          <table:table-cell table:style-name="ce86"/>
          <table:table-cell table:style-name="ce136" office:value-type="string">
            <text:p>UnitsReport</text:p>
          </table:table-cell>
          <table:table-cell table:style-name="ce244" table:number-columns-repeated="2"/>
          <table:table-cell table:style-name="ce19"/>
          <table:table-cell table:number-columns-repeated="37"/>
          <table:table-cell table:style-name="ce478"/>
          <table:table-cell table:number-columns-repeated="211"/>
        </table:table-row>
        <table:table-row table:style-name="ro4">
          <table:table-cell table:style-name="ce2"/>
          <table:table-cell table:style-name="ce9"/>
          <table:table-cell table:style-name="ce9" office:value-type="string">
            <text:p>S1xx</text:p>
          </table:table-cell>
          <table:table-cell table:style-name="ce136" office:value-type="string">
            <text:p>ActiveAlternative</text:p>
          </table:table-cell>
          <table:table-cell table:style-name="ce9" table:number-columns-repeated="2"/>
          <table:table-cell table:style-name="ce19" office:value-type="float" office:value="1">
            <text:p>1</text:p>
          </table:table-cell>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NoOfAlternatives</text:p>
          </table:table-cell>
          <table:table-cell table:style-name="ce9" table:number-columns-repeated="2"/>
          <table:table-cell table:style-name="ce19" office:value-type="float" office:value="1">
            <text:p>1</text:p>
          </table:table-cell>
          <table:table-cell table:style-name="ce19" office:value-type="string">
            <text:p>Total number of alternatives</text:p>
          </table:table-cell>
          <table:table-cell table:style-name="ce3"/>
          <table:table-cell table:number-columns-repeated="8"/>
          <table:table-cell table:style-name="ce2" table:number-columns-repeated="235"/>
          <table:table-cell table:number-columns-repeated="4"/>
        </table:table-row>
        <table:table-row table:style-name="ro4">
          <table:table-cell table:style-name="Default" table:number-columns-repeated="252"/>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FinalAlternative</text:p>
          </table:table-cell>
          <table:table-cell table:style-name="ce9" table:number-columns-repeated="2"/>
          <table:table-cell table:style-name="ce19" office:value-type="float" office:value="1">
            <text:p>1</text:p>
          </table:table-cell>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table-cell table:style-name="ce9" office:value-type="string">
            <text:p>S1xx</text:p>
          </table:table-cell>
          <table:table-cell table:style-name="ce136" office:value-type="string">
            <text:p>WriteProtected</text:p>
          </table:table-cell>
          <table:table-cell table:style-name="ce9" table:number-columns-repeated="2"/>
          <table:table-cell table:style-name="ce19" office:value-type="float" office:value="1">
            <text:p>1</text:p>
          </table:table-cell>
          <table:table-cell table:style-name="ce19" office:value-type="string">
            <text:p>True if project has been write protected (e.g. Final version for back-up)</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3"/>
          <table:table-cell table:style-name="ce242"/>
          <table:table-cell table:number-columns-repeated="2"/>
          <table:table-cell table:style-name="ce19"/>
          <table:table-cell table:number-columns-repeated="37"/>
          <table:table-cell table:style-name="ce478"/>
          <table:table-cell table:number-columns-repeated="211"/>
        </table:table-row>
        <table:table-row table:style-name="ro4">
          <table:table-cell/>
          <table:table-cell table:style-name="ce61"/>
          <table:table-cell table:style-name="ce106" office:value-type="string">
            <text:p>S2</text:p>
          </table:table-cell>
          <table:table-cell table:style-name="ce243" office:value-type="string">
            <text:p>State of processing of a given alternative</text:p>
          </table:table-cell>
          <table:table-cell table:style-name="ce244" table:number-columns-repeated="2"/>
          <table:table-cell table:style-name="ce19"/>
          <table:table-cell table:number-columns-repeated="37"/>
          <table:table-cell table:style-name="ce478"/>
          <table:table-cell table:number-columns-repeated="211"/>
        </table:table-row>
        <table:table-row table:style-name="ro4">
          <table:table-cell/>
          <table:table-cell table:style-name="ce61"/>
          <table:table-cell table:style-name="ce106"/>
          <table:table-cell table:style-name="ce136" office:value-type="string">
            <text:p>ShortName</text:p>
          </table:table-cell>
          <table:table-cell table:style-name="ce244" table:number-columns-repeated="2"/>
          <table:table-cell table:style-name="ce136" office:value-type="string">
            <text:p>NoOfAlternatives</text:p>
          </table:table-cell>
          <table:table-cell table:style-name="ce249" office:value-type="string">
            <text:p>ShortName of the alternative</text:p>
          </table:table-cell>
          <table:table-cell table:number-columns-repeated="36"/>
          <table:table-cell table:style-name="ce478"/>
          <table:table-cell table:number-columns-repeated="211"/>
        </table:table-row>
        <table:table-row table:style-name="ro4">
          <table:table-cell/>
          <table:table-cell table:style-name="ce61"/>
          <table:table-cell table:style-name="ce106"/>
          <table:table-cell table:style-name="ce136" office:value-type="string">
            <text:p>Description</text:p>
          </table:table-cell>
          <table:table-cell table:style-name="ce244" table:number-columns-repeated="2"/>
          <table:table-cell table:style-name="ce136" office:value-type="string">
            <text:p>NoOfAlternatives</text:p>
          </table:table-cell>
          <table:table-cell table:style-name="ce249" office:value-type="string">
            <text:p>Description of the alternative</text:p>
          </table:table-cell>
          <table:table-cell table:number-columns-repeated="36"/>
          <table:table-cell table:style-name="ce478"/>
          <table:table-cell table:number-columns-repeated="211"/>
        </table:table-row>
        <table:table-row table:style-name="ro4">
          <table:table-cell/>
          <table:table-cell table:style-name="ce61"/>
          <table:table-cell table:style-name="ce9"/>
          <table:table-cell table:style-name="ce136" office:value-type="string">
            <text:p>StatusA</text:p>
          </table:table-cell>
          <table:table-cell table:style-name="Default"/>
          <table:table-cell table:style-name="ce244"/>
          <table:table-cell table:style-name="ce136" office:value-type="string">
            <text:p>NoOfAlternatives</text:p>
          </table:table-cell>
          <table:table-cell table:style-name="ce249" office:value-type="string">
            <text:p>Design of alternative fully concluded?</text:p>
          </table:table-cell>
          <table:table-cell table:number-columns-repeated="36"/>
          <table:table-cell table:style-name="ce478"/>
          <table:table-cell table:number-columns-repeated="211"/>
        </table:table-row>
        <table:table-row table:style-name="ro4">
          <table:table-cell/>
          <table:table-cell table:style-name="ce61"/>
          <table:table-cell table:style-name="ce9" office:value-type="string">
            <text:p>S2xx</text:p>
          </table:table-cell>
          <table:table-cell table:style-name="ce136" office:value-type="string">
            <text:p>StatusPO</text:p>
          </table:table-cell>
          <table:table-cell table:style-name="ce249"/>
          <table:table-cell table:style-name="ce244"/>
          <table:table-cell table:style-name="ce136" office:value-type="string">
            <text:p>NoOfAlternatives</text:p>
          </table:table-cell>
          <table:table-cell table:number-columns-repeated="37"/>
          <table:table-cell table:style-name="ce478"/>
          <table:table-cell table:number-columns-repeated="211"/>
        </table:table-row>
        <table:table-row table:style-name="ro4">
          <table:table-cell/>
          <table:table-cell table:style-name="ce61"/>
          <table:table-cell table:style-name="ce9" office:value-type="string">
            <text:p>S2xx</text:p>
          </table:table-cell>
          <table:table-cell table:style-name="ce136" office:value-type="string">
            <text:p>StatusPI</text:p>
          </table:table-cell>
          <table:table-cell table:style-name="ce249"/>
          <table:table-cell table:style-name="ce244"/>
          <table:table-cell table:style-name="ce136" office:value-type="string">
            <text:p>NoOfAlternatives</text:p>
          </table:table-cell>
          <table:table-cell table:number-columns-repeated="37"/>
          <table:table-cell table:style-name="ce478"/>
          <table:table-cell table:number-columns-repeated="211"/>
        </table:table-row>
        <table:table-row table:style-name="ro4">
          <table:table-cell/>
          <table:table-cell table:style-name="ce61"/>
          <table:table-cell table:style-name="ce9" office:value-type="string">
            <text:p>S2xx</text:p>
          </table:table-cell>
          <table:table-cell table:style-name="ce136" office:value-type="string">
            <text:p>StatusHX</text:p>
          </table:table-cell>
          <table:table-cell table:style-name="ce249"/>
          <table:table-cell table:style-name="ce244"/>
          <table:table-cell table:style-name="ce136" office:value-type="string">
            <text:p>NoOfAlternatives</text:p>
          </table:table-cell>
          <table:table-cell table:number-columns-repeated="37"/>
          <table:table-cell table:style-name="ce478"/>
          <table:table-cell table:number-columns-repeated="211"/>
        </table:table-row>
        <table:table-row table:style-name="ro2">
          <table:table-cell/>
          <table:table-cell table:style-name="ce61"/>
          <table:table-cell table:style-name="ce9" office:value-type="string">
            <text:p>S2xx</text:p>
          </table:table-cell>
          <table:table-cell table:style-name="ce136" office:value-type="string">
            <text:p>StatusHC</text:p>
          </table:table-cell>
          <table:table-cell table:style-name="Default"/>
          <table:table-cell table:style-name="ce244"/>
          <table:table-cell table:style-name="ce136" office:value-type="string">
            <text:p>NoOfAlternatives</text:p>
          </table:table-cell>
          <table:table-cell table:style-name="ce249" office:value-type="string">
            <text:p>Some variable(s) indicating the state of design of the different sub-systems (HP, Boilers, ST, ...)</text:p>
          </table:table-cell>
          <table:table-cell table:number-columns-repeated="36"/>
          <table:table-cell table:style-name="ce478"/>
          <table:table-cell table:number-columns-repeated="211"/>
        </table:table-row>
        <table:table-row table:style-name="ro4">
          <table:table-cell/>
          <table:table-cell table:style-name="ce61"/>
          <table:table-cell table:style-name="ce9"/>
          <table:table-cell table:style-name="ce136" office:value-type="string">
            <text:p>StatusEnergy</text:p>
          </table:table-cell>
          <table:table-cell table:style-name="Default"/>
          <table:table-cell table:style-name="ce244"/>
          <table:table-cell table:style-name="ce136" office:value-type="string">
            <text:p>NoOfAlternatives</text:p>
          </table:table-cell>
          <table:table-cell table:style-name="ce249" office:value-type="string">
            <text:p>Energy calculation concluded</text:p>
          </table:table-cell>
          <table:table-cell table:number-columns-repeated="36"/>
          <table:table-cell table:style-name="ce478"/>
          <table:table-cell table:number-columns-repeated="211"/>
        </table:table-row>
        <table:table-row table:style-name="ro4">
          <table:table-cell/>
          <table:table-cell table:style-name="ce61"/>
          <table:table-cell table:style-name="ce9"/>
          <table:table-cell table:style-name="ce136" office:value-type="string">
            <text:p>StatusECO</text:p>
          </table:table-cell>
          <table:table-cell table:style-name="Default"/>
          <table:table-cell table:style-name="ce244"/>
          <table:table-cell table:style-name="ce136" office:value-type="string">
            <text:p>NoOfAlternatives</text:p>
          </table:table-cell>
          <table:table-cell table:style-name="ce249" office:value-type="string">
            <text:p>Economic calculation concluded</text:p>
          </table:table-cell>
          <table:table-cell table:number-columns-repeated="36"/>
          <table:table-cell table:style-name="ce478"/>
          <table:table-cell table:number-columns-repeated="211"/>
        </table:table-row>
        <table:table-row table:style-name="ro4">
          <table:table-cell/>
          <table:table-cell table:style-name="ce61"/>
          <table:table-cell table:style-name="ce86"/>
          <table:table-cell table:style-name="ce244" table:number-columns-repeated="3"/>
          <table:table-cell table:number-columns-repeated="38"/>
          <table:table-cell table:style-name="ce478"/>
          <table:table-cell table:number-columns-repeated="211"/>
        </table:table-row>
        <table:table-row table:style-name="ro2">
          <table:table-cell/>
          <table:table-cell table:style-name="ce61"/>
          <table:table-cell table:style-name="ce106" office:value-type="string">
            <text:p>S3</text:p>
          </table:table-cell>
          <table:table-cell table:style-name="ce243" office:value-type="string">
            <text:p>Backup general tool interface settings (not project specific !!!)</text:p>
          </table:table-cell>
          <table:table-cell table:style-name="ce244" table:number-columns-repeated="2"/>
          <table:table-cell table:number-columns-repeated="38"/>
          <table:table-cell table:style-name="ce478"/>
          <table:table-cell table:number-columns-repeated="211"/>
        </table:table-row>
        <table:table-row table:style-name="ro4">
          <table:table-cell table:style-name="ce2"/>
          <table:table-cell table:style-name="ce9"/>
          <table:table-cell table:style-name="ce9" office:value-type="string">
            <text:p>S1xx</text:p>
          </table:table-cell>
          <table:table-cell table:style-name="ce136" office:value-type="string">
            <text:p>UserInteractionLevel</text:p>
          </table:table-cell>
          <table:table-cell table:style-name="ce9" table:number-columns-repeated="2"/>
          <table:table-cell table:style-name="ce19" office:value-type="float" office:value="1">
            <text:p>1</text:p>
          </table:table-cell>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4">
          <table:table-cell/>
          <table:table-cell table:style-name="ce61"/>
          <table:table-cell table:style-name="ce86"/>
          <table:table-cell table:style-name="ce136" office:value-type="string">
            <text:p>LanguageTool</text:p>
          </table:table-cell>
          <table:table-cell table:style-name="ce244" table:number-columns-repeated="2"/>
          <table:table-cell table:style-name="ce19" office:value-type="float" office:value="1">
            <text:p>1</text:p>
          </table:table-cell>
          <table:table-cell table:number-columns-repeated="37"/>
          <table:table-cell table:style-name="ce478"/>
          <table:table-cell table:number-columns-repeated="211"/>
        </table:table-row>
        <table:table-row table:style-name="ro4">
          <table:table-cell/>
          <table:table-cell table:style-name="ce61"/>
          <table:table-cell table:style-name="ce86"/>
          <table:table-cell table:style-name="ce136" office:value-type="string">
            <text:p>UnitsTool</text:p>
          </table:table-cell>
          <table:table-cell table:style-name="ce244" table:number-columns-repeated="2"/>
          <table:table-cell table:style-name="ce19" office:value-type="float" office:value="1">
            <text:p>1</text:p>
          </table:table-cell>
          <table:table-cell table:number-columns-repeated="37"/>
          <table:table-cell table:style-name="ce478"/>
          <table:table-cell table:number-columns-repeated="211"/>
        </table:table-row>
        <table:table-row table:style-name="ro4">
          <table:table-cell/>
          <table:table-cell table:style-name="ce61"/>
          <table:table-cell table:style-name="ce86"/>
          <table:table-cell table:style-name="ce136" office:value-type="string">
            <text:p>UserType <text:s text:c="7"/></text:p>
          </table:table-cell>
          <table:table-cell table:style-name="ce244" table:number-columns-repeated="2"/>
          <table:table-cell table:style-name="ce19" office:value-type="float" office:value="1">
            <text:p>1</text:p>
          </table:table-cell>
          <table:table-cell table:style-name="ce249" office:value-type="string">
            <text:p># type of user: expert, student, end-user ... ???</text:p>
          </table:table-cell>
          <table:table-cell table:number-columns-repeated="36"/>
          <table:table-cell table:style-name="ce478"/>
          <table:table-cell table:number-columns-repeated="211"/>
        </table:table-row>
        <table:table-row table:style-name="ro4">
          <table:table-cell/>
          <table:table-cell table:style-name="ce61"/>
          <table:table-cell table:style-name="ce86"/>
          <table:table-cell table:style-name="ce136" office:value-type="string">
            <text:p>ActiveProject</text:p>
          </table:table-cell>
          <table:table-cell table:style-name="ce244" table:number-columns-repeated="2"/>
          <table:table-cell table:style-name="ce19" office:value-type="float" office:value="1">
            <text:p>1</text:p>
          </table:table-cell>
          <table:table-cell table:style-name="ce249" office:value-type="string">
            <text:p>Pointer to Pid that last has been processed</text:p>
          </table:table-cell>
          <table:table-cell table:number-columns-repeated="36"/>
          <table:table-cell table:style-name="ce478"/>
          <table:table-cell table:number-columns-repeated="211"/>
        </table:table-row>
        <table:table-row table:style-name="ro4">
          <table:table-cell/>
          <table:table-cell table:style-name="ce61"/>
          <table:table-cell table:style-name="ce86"/>
          <table:table-cell table:style-name="ce244" table:number-columns-repeated="3"/>
          <table:table-cell table:number-columns-repeated="38"/>
          <table:table-cell table:style-name="ce478"/>
          <table:table-cell table:number-columns-repeated="211"/>
        </table:table-row>
        <table:table-row table:style-name="ro4">
          <table:table-cell/>
          <table:table-cell table:style-name="ce61"/>
          <table:table-cell table:style-name="ce86"/>
          <table:table-cell table:style-name="ce244" table:number-columns-repeated="3"/>
          <table:table-cell table:number-columns-repeated="250"/>
        </table:table-row>
        <table:table-row table:style-name="ro4" table:number-rows-repeated="5">
          <table:table-cell table:number-columns-repeated="256"/>
        </table:table-row>
        <table:table-row table:style-name="ro37">
          <table:table-cell table:style-name="ce32"/>
          <table:table-cell table:style-name="ce74" office:value-type="string">
            <text:p>A. List of auditors</text:p>
          </table:table-cell>
          <table:table-cell table:style-name="ce120"/>
          <table:table-cell table:style-name="ce234" table:number-columns-repeated="2"/>
          <table:table-cell table:style-name="ce278"/>
          <table:table-cell table:style-name="ce306"/>
          <table:table-cell table:style-name="ce358"/>
          <table:table-cell table:style-name="ce387"/>
          <table:table-cell table:style-name="ce413"/>
          <table:table-cell table:style-name="ce425"/>
          <table:table-cell table:number-columns-repeated="8"/>
          <table:table-cell table:style-name="ce489" table:formula="oooc:=HLOOKUP([.T$1];[.U$1:.AC$1244];ROW();FALSE())">
            <text:p/>
          </table:table-cell>
          <table:table-cell table:style-name="ce527"/>
          <table:table-cell table:style-name="ce538" table:number-columns-repeated="8"/>
          <table:table-cell table:number-columns-repeated="2"/>
          <table:table-cell table:style-name="ce558" table:formula="oooc:=HLOOKUP([.AF$1];[.AG$1:.AO$1242];ROW();FALSE())">
            <text:p/>
          </table:table-cell>
          <table:table-cell table:style-name="ce564" table:number-columns-repeated="9"/>
          <table:table-cell table:number-columns-repeated="2"/>
          <table:table-cell table:style-name="ce585" table:formula="oooc:=HLOOKUP([.AR$1];[.AS$1:.BA$1242];ROW();FALSE())">
            <text:p/>
          </table:table-cell>
          <table:table-cell table:style-name="ce597"/>
          <table:table-cell table:style-name="ce564" table:number-columns-repeated="8"/>
          <table:table-cell table:number-columns-repeated="203"/>
        </table:table-row>
        <table:table-row table:style-name="ro2">
          <table:table-cell table:style-name="ce11" office:value-type="float" office:value="15">
            <text:p>15</text:p>
          </table:table-cell>
          <table:table-cell table:style-name="ce46" office:value-type="string">
            <text:p>CA</text:p>
          </table:table-cell>
          <table:table-cell table:style-name="ce97" table:formula="oooc:=[.C692]+1" office:value-type="float" office:value="1">
            <text:p>1</text:p>
          </table:table-cell>
          <table:table-cell table:style-name="ce246" office:value-type="string">
            <text:p>Name</text:p>
          </table:table-cell>
          <table:table-cell table:style-name="ce246"/>
          <table:table-cell table:style-name="ce269"/>
          <table:table-cell table:style-name="ce53" office:value-type="float" office:value="1">
            <text:p>1</text:p>
          </table:table-cell>
          <table:table-cell table:style-name="ce100" office:value-type="string">
            <text:p>name of the auditor</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legal name of the company</text:p>
          </table:table-cell>
          <table:table-cell table:style-name="ce476" table:number-columns-repeated="2"/>
          <table:table-cell table:style-name="ce490" table:formula="oooc:=HLOOKUP([.T$1];[.U$1:.AC$1244];ROW();FALSE())" office:value-type="string" office:string-value="name of the company">
            <text:p>name of the company</text:p>
          </table:table-cell>
          <table:table-cell table:style-name="ce502" office:value-type="string">
            <text:p>name of the company</text:p>
          </table:table-cell>
          <table:table-cell table:style-name="ce533"/>
          <table:table-cell table:style-name="ce548" table:number-columns-repeated="7"/>
          <table:table-cell table:style-name="ce476" table:number-columns-repeated="2"/>
          <table:table-cell table:style-name="ce559" table:formula="oooc:=HLOOKUP([.AF$1];[.AG$1:.AO$1242];ROW();FALSE())" office:value-type="string" office:string-value="legal name of the company">
            <text:p>legal name of the company</text:p>
          </table:table-cell>
          <table:table-cell table:style-name="ce533" office:value-type="string">
            <text:p>legal name of the company</text:p>
          </table:table-cell>
          <table:table-cell table:style-name="ce533" office:value-type="string">
            <text:p>nom legal de la companyia</text:p>
          </table:table-cell>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office:value-type="string">
            <text:p>nom legal de la companyia</text:p>
          </table:table-cell>
          <table:table-cell table:style-name="ce576" table:number-columns-repeated="7"/>
          <table:table-cell table:style-name="ce476"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93]+1" office:value-type="float" office:value="2">
            <text:p>2</text:p>
          </table:table-cell>
          <table:table-cell table:style-name="ce246" office:value-type="string">
            <text:p>City</text:p>
          </table:table-cell>
          <table:table-cell table:style-name="ce246"/>
          <table:table-cell table:style-name="ce269"/>
          <table:table-cell table:style-name="ce53" office:value-type="float" office:value="1">
            <text:p>1</text:p>
          </table:table-cell>
          <table:table-cell table:style-name="ce100" office:value-type="string">
            <text:p>cit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place where production is located </text:p>
          </table:table-cell>
          <table:table-cell table:style-name="ce476" table:number-columns-repeated="2"/>
          <table:table-cell table:style-name="ce490" table:formula="oooc:=HLOOKUP([.T$1];[.U$1:.AC$1244];ROW();FALSE())" office:value-type="string" office:string-value="city / country">
            <text:p>city / country</text:p>
          </table:table-cell>
          <table:table-cell table:style-name="ce502" office:value-type="string">
            <text:p>city / country</text:p>
          </table:table-cell>
          <table:table-cell table:style-name="ce533"/>
          <table:table-cell table:style-name="ce548" table:number-columns-repeated="7"/>
          <table:table-cell table:style-name="ce476" table:number-columns-repeated="2"/>
          <table:table-cell table:style-name="ce559" table:formula="oooc:=HLOOKUP([.AF$1];[.AG$1:.AO$1242];ROW();FALSE())" office:value-type="string" office:string-value="city where production is located">
            <text:p>city where production is located</text:p>
          </table:table-cell>
          <table:table-cell table:style-name="ce533" office:value-type="string">
            <text:p>city where production is located</text:p>
          </table:table-cell>
          <table:table-cell table:style-name="ce572" office:value-type="string">
            <text:p>lloc on es localitza la producció</text:p>
          </table:table-cell>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72" office:value-type="string">
            <text:p>lloc on es localitza la producció</text:p>
          </table:table-cell>
          <table:table-cell table:style-name="ce576" table:number-columns-repeated="7"/>
          <table:table-cell table:style-name="ce476"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94]+1" office:value-type="float" office:value="3">
            <text:p>3</text:p>
          </table:table-cell>
          <table:table-cell table:style-name="ce246" office:value-type="string">
            <text:p>Country</text:p>
          </table:table-cell>
          <table:table-cell table:style-name="ce246"/>
          <table:table-cell table:style-name="ce269"/>
          <table:table-cell table:style-name="ce53" office:value-type="float" office:value="1">
            <text:p>1</text:p>
          </table:table-cell>
          <table:table-cell table:style-name="ce100" office:value-type="string">
            <text:p>countr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place where production is located </text:p>
          </table:table-cell>
          <table:table-cell table:style-name="ce476" table:number-columns-repeated="2"/>
          <table:table-cell table:style-name="ce490" table:formula="oooc:=HLOOKUP([.T$1];[.U$1:.AC$1244];ROW();FALSE())" office:value-type="string" office:string-value="city / country">
            <text:p>city / country</text:p>
          </table:table-cell>
          <table:table-cell table:style-name="ce502" office:value-type="string">
            <text:p>city / country</text:p>
          </table:table-cell>
          <table:table-cell table:style-name="ce533"/>
          <table:table-cell table:style-name="ce548" table:number-columns-repeated="7"/>
          <table:table-cell table:style-name="ce476" table:number-columns-repeated="2"/>
          <table:table-cell table:style-name="ce559" table:formula="oooc:=HLOOKUP([.AF$1];[.AG$1:.AO$1242];ROW();FALSE())" office:value-type="string" office:string-value="city where production is located">
            <text:p>city where production is located</text:p>
          </table:table-cell>
          <table:table-cell table:style-name="ce533" office:value-type="string">
            <text:p>city where production is located</text:p>
          </table:table-cell>
          <table:table-cell table:style-name="ce572" office:value-type="string">
            <text:p>lloc on es localitza la producció</text:p>
          </table:table-cell>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72" office:value-type="string">
            <text:p>lloc on es localitza la producció</text:p>
          </table:table-cell>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17">
            <text:p>17</text:p>
          </table:table-cell>
          <table:table-cell table:style-name="ce46" office:value-type="string">
            <text:p>CA</text:p>
          </table:table-cell>
          <table:table-cell table:style-name="ce97"/>
          <table:table-cell table:style-name="ce246" office:value-type="string">
            <text:p>Company</text:p>
          </table:table-cell>
          <table:table-cell table:style-name="ce246"/>
          <table:table-cell table:style-name="ce269"/>
          <table:table-cell table:style-name="ce53"/>
          <table:table-cell table:style-name="ce100" office:value-type="string">
            <text:p>name of the company</text:p>
          </table:table-cell>
          <table:table-cell table:style-name="ce53" office:value-type="string">
            <text:p>-</text:p>
          </table:table-cell>
          <table:table-cell table:style-name="ce49" office:value-type="string">
            <text:p>X</text:p>
          </table:table-cell>
          <table:table-cell table:style-name="ce398"/>
          <table:table-cell table:style-name="ce49"/>
          <table:table-cell table:style-name="ce56"/>
          <table:table-cell table:style-name="ce49" table:number-columns-repeated="3"/>
          <table:table-cell table:style-name="ce458"/>
          <table:table-cell table:style-name="ce476" table:number-columns-repeated="2"/>
          <table:table-cell table:style-name="ce490" table:formula="oooc:=HLOOKUP([.T$1];[.U$1:.AC$1244];ROW();FALSE())" office:value-type="string" office:string-value="description of the industry">
            <text:p>description of the industry</text:p>
          </table:table-cell>
          <table:table-cell table:style-name="ce502" office:value-type="string">
            <text:p>description of the industry</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2">
          <table:table-cell table:style-name="ce11" office:value-type="float" office:value="18">
            <text:p>18</text:p>
          </table:table-cell>
          <table:table-cell table:style-name="ce46" office:value-type="string">
            <text:p>CA</text:p>
          </table:table-cell>
          <table:table-cell table:style-name="ce97" table:formula="oooc:=[.C694]+1" office:value-type="float" office:value="3">
            <text:p>3</text:p>
          </table:table-cell>
          <table:table-cell table:style-name="ce246" office:value-type="string">
            <text:p>CompanyType</text:p>
          </table:table-cell>
          <table:table-cell table:style-name="ce246"/>
          <table:table-cell table:style-name="ce269"/>
          <table:table-cell table:style-name="ce53" office:value-type="float" office:value="1">
            <text:p>1</text:p>
          </table:table-cell>
          <table:table-cell table:style-name="ce100" office:value-type="string">
            <text:p>type of company (consultancy, ...)</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office:value-type="string">
            <text:p>industrial branch where the company is lined in</text:p>
          </table:table-cell>
          <table:table-cell table:style-name="ce476" table:number-columns-repeated="2"/>
          <table:table-cell table:style-name="ce490" table:formula="oooc:=HLOOKUP([.T$1];[.U$1:.AC$1244];ROW();FALSE())" office:value-type="string" office:string-value="branch">
            <text:p>branch</text:p>
          </table:table-cell>
          <table:table-cell table:style-name="ce502" office:value-type="string">
            <text:p>branch</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4">
            <text:p>24</text:p>
          </table:table-cell>
          <table:table-cell table:style-name="ce46" office:value-type="string">
            <text:p>CA</text:p>
          </table:table-cell>
          <table:table-cell table:style-name="ce97" office:value-type="float" office:value="4">
            <text:p>4</text:p>
          </table:table-cell>
          <table:table-cell table:style-name="ce246" office:value-type="string">
            <text:p>Address</text:p>
          </table:table-cell>
          <table:table-cell table:style-name="ce246"/>
          <table:table-cell table:style-name="ce269"/>
          <table:table-cell table:style-name="ce53" office:value-type="float" office:value="1">
            <text:p>1</text:p>
          </table:table-cell>
          <table:table-cell table:style-name="ce100" office:value-type="string">
            <text:p>address</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address">
            <text:p>address</text:p>
          </table:table-cell>
          <table:table-cell table:style-name="ce502" office:value-type="string">
            <text:p>address</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5">
            <text:p>25</text:p>
          </table:table-cell>
          <table:table-cell table:style-name="ce46" office:value-type="string">
            <text:p>CA</text:p>
          </table:table-cell>
          <table:table-cell table:style-name="ce97" table:formula="oooc:=[.C698]+1" office:value-type="float" office:value="5">
            <text:p>5</text:p>
          </table:table-cell>
          <table:table-cell table:style-name="ce246" office:value-type="string">
            <text:p>Phone</text:p>
          </table:table-cell>
          <table:table-cell table:style-name="ce246"/>
          <table:table-cell table:style-name="ce269"/>
          <table:table-cell table:style-name="ce53" office:value-type="float" office:value="1">
            <text:p>1</text:p>
          </table:table-cell>
          <table:table-cell table:style-name="ce100" office:value-type="string">
            <text:p>Telephone <text:s/>No</text:p>
          </table:table-cell>
          <table:table-cell table:style-name="ce389"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Telephone  No">
            <text:p>Telephone <text:s/>No</text:p>
          </table:table-cell>
          <table:table-cell table:style-name="ce502" office:value-type="string">
            <text:p>Telephone <text:s/>No</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90"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6">
            <text:p>26</text:p>
          </table:table-cell>
          <table:table-cell table:style-name="ce46" office:value-type="string">
            <text:p>CA</text:p>
          </table:table-cell>
          <table:table-cell table:style-name="ce97" table:formula="oooc:=[.C699]+1" office:value-type="float" office:value="6">
            <text:p>6</text:p>
          </table:table-cell>
          <table:table-cell table:style-name="ce246" office:value-type="string">
            <text:p>Fax</text:p>
          </table:table-cell>
          <table:table-cell table:style-name="ce246"/>
          <table:table-cell table:style-name="ce269"/>
          <table:table-cell table:style-name="ce53" office:value-type="float" office:value="1">
            <text:p>1</text:p>
          </table:table-cell>
          <table:table-cell table:style-name="ce100" office:value-type="string">
            <text:p>Fax No</text:p>
          </table:table-cell>
          <table:table-cell table:style-name="ce380"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Fax No">
            <text:p>Fax No</text:p>
          </table:table-cell>
          <table:table-cell table:style-name="ce502" office:value-type="string">
            <text:p>Fax No</text:p>
          </table:table-cell>
          <table:table-cell table:style-name="ce533"/>
          <table:table-cell table:style-name="ce548" table:number-columns-repeated="7"/>
          <table:table-cell table:style-name="ce476" table:number-columns-repeated="2"/>
          <table:table-cell table:style-name="ce559" table:formula="oooc:=HLOOKUP([.AF$1];[.AG$1:.AO$1242];ROW();FALSE())">
            <text:p/>
          </table:table-cell>
          <table:table-cell table:style-name="ce533" table:number-columns-repeated="2"/>
          <table:table-cell table:style-name="ce576" table:number-columns-repeated="7"/>
          <table:table-cell table:style-name="ce476" table:number-columns-repeated="2"/>
          <table:table-cell table:style-name="ce586" table:formula="oooc:=HLOOKUP([.AR$1];[.AS$1:.BA$1242];ROW();FALSE())" office:value-type="string" office:string-value="-">
            <text:p>-</text:p>
          </table:table-cell>
          <table:table-cell table:style-name="ce591"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700]+1" office:value-type="float" office:value="7">
            <text:p>7</text:p>
          </table:table-cell>
          <table:table-cell table:style-name="ce246" office:value-type="string">
            <text:p>Email</text:p>
          </table:table-cell>
          <table:table-cell table:style-name="ce246"/>
          <table:table-cell table:style-name="ce269"/>
          <table:table-cell table:style-name="ce53" office:value-type="float" office:value="1">
            <text:p>1</text:p>
          </table:table-cell>
          <table:table-cell table:style-name="ce100" office:value-type="string">
            <text:p>E-mail</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E-mail">
            <text:p>E-mail</text:p>
          </table:table-cell>
          <table:table-cell table:style-name="ce502" office:value-type="string">
            <text:p>E-mail</text:p>
          </table:table-cell>
          <table:table-cell table:style-name="ce533"/>
          <table:table-cell table:style-name="ce548" table:number-columns-repeated="7"/>
          <table:table-cell table:style-name="ce476" table:number-columns-repeated="2"/>
          <table:table-cell table:style-name="ce559"/>
          <table:table-cell table:style-name="ce533" table:number-columns-repeated="2"/>
          <table:table-cell table:style-name="ce576" table:number-columns-repeated="7"/>
          <table:table-cell table:style-name="ce476" table:number-columns-repeated="2"/>
          <table:table-cell table:style-name="ce586"/>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701]+1" office:value-type="float" office:value="8">
            <text:p>8</text:p>
          </table:table-cell>
          <table:table-cell table:style-name="ce246" office:value-type="string">
            <text:p>web</text:p>
          </table:table-cell>
          <table:table-cell table:style-name="ce246"/>
          <table:table-cell table:style-name="ce269"/>
          <table:table-cell table:style-name="ce53" office:value-type="float" office:value="1">
            <text:p>1</text:p>
          </table:table-cell>
          <table:table-cell table:style-name="ce100" office:value-type="string">
            <text:p>web site</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58"/>
          <table:table-cell table:style-name="ce476" table:number-columns-repeated="2"/>
          <table:table-cell table:style-name="ce490" table:formula="oooc:=HLOOKUP([.T$1];[.U$1:.AC$1244];ROW();FALSE())" office:value-type="string" office:string-value="E-mail">
            <text:p>E-mail</text:p>
          </table:table-cell>
          <table:table-cell table:style-name="ce502" office:value-type="string">
            <text:p>E-mail</text:p>
          </table:table-cell>
          <table:table-cell table:style-name="ce533"/>
          <table:table-cell table:style-name="ce548" table:number-columns-repeated="7"/>
          <table:table-cell table:style-name="ce476" table:number-columns-repeated="2"/>
          <table:table-cell table:style-name="ce559"/>
          <table:table-cell table:style-name="ce533" table:number-columns-repeated="2"/>
          <table:table-cell table:style-name="ce576" table:number-columns-repeated="7"/>
          <table:table-cell table:style-name="ce476" table:number-columns-repeated="2"/>
          <table:table-cell table:style-name="ce586"/>
          <table:table-cell table:style-name="ce589" office:value-type="string">
            <text:p>-</text:p>
          </table:table-cell>
          <table:table-cell table:style-name="ce533"/>
          <table:table-cell table:style-name="ce576" table:number-columns-repeated="7"/>
          <table:table-cell table:style-name="ce476" table:number-columns-repeated="199"/>
          <table:table-cell table:style-name="ce11" table:number-columns-repeated="4"/>
        </table:table-row>
        <table:table-row table:style-name="ro4" table:number-rows-repeated="64833">
          <table:table-cell table:number-columns-repeated="256"/>
        </table:table-row>
        <table:table-row table:style-name="ro4">
          <table:table-cell table:number-columns-repeated="256"/>
        </table:table-row>
      </table:table>
      <table:table table:name="CSV" table:style-name="ta1" table:print="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
          <table:table-cell office:value-type="float" office:value="801">
            <text:p>801</text:p>
          </table:table-cell>
          <table:table-cell office:value-type="string">
            <text:p>NBuild</text:p>
          </table:table-cell>
          <table:table-cell table:number-columns-repeated="254"/>
        </table:table-row>
        <table:table-row table:style-name="ro1">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Q1 GeneralData" table:style-name="ta1" table:print-ranges="'Q1 GeneralData'.A1:'Q1 GeneralData'.J22">
        <table:table-column table:style-name="co41" table:default-cell-style-name="ce615"/>
        <table:table-column table:style-name="co42" table:number-columns-repeated="3" table:default-cell-style-name="Default"/>
        <table:table-column table:style-name="co43" table:default-cell-style-name="Default"/>
        <table:table-column table:style-name="co44" table:default-cell-style-name="Default"/>
        <table:table-column table:style-name="co45" table:default-cell-style-name="ce656"/>
        <table:table-column table:style-name="co46" table:default-cell-style-name="Default"/>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610"/>
          <table:table-cell table:style-name="ce621"/>
          <table:table-cell table:style-name="ce628"/>
          <table:table-cell table:style-name="ce636"/>
          <table:table-cell/>
          <table:table-cell table:style-name="ce645"/>
          <table:table-cell table:style-name="ce645" office:value-type="string">
            <text:p>General data</text:p>
          </table:table-cell>
          <table:table-cell table:style-name="ce667" office:value-type="float" office:value="1">
            <text:p>1</text:p>
          </table:table-cell>
          <table:table-cell table:style-name="ce672"/>
          <table:table-cell table:number-columns-repeated="246"/>
        </table:table-row>
        <table:table-row table:style-name="ro39">
          <table:table-cell table:style-name="ce611" table:formula="oooc:=[ParameterList.T23]" office:value-type="string" office:string-value="General information">
            <text:p>General information</text:p>
          </table:table-cell>
          <table:table-cell table:style-name="ce616" table:number-columns-repeated="2"/>
          <table:table-cell table:style-name="ce629" table:formula="oooc:=[ParameterList.AF23]" office:value-type="string" office:string-value="notes">
            <text:p>notes</text:p>
          </table:table-cell>
          <table:table-cell table:style-name="ce611" table:formula="oooc:=[ParameterList.T38]" office:value-type="string" office:string-value="Statistical and economical data">
            <text:p>Statistical and economical data</text:p>
          </table:table-cell>
          <table:table-cell table:style-name="ce616"/>
          <table:table-cell table:style-name="ce646"/>
          <table:table-cell table:style-name="ce657" table:formula="oooc:=[ParameterList.AF38]" office:value-type="string" office:string-value="notes" table:number-columns-spanned="2" table:number-rows-spanned="1">
            <text:p>notes</text:p>
          </table:table-cell>
          <table:covered-table-cell table:style-name="ce657"/>
          <table:table-cell table:style-name="ce673"/>
          <table:table-cell table:style-name="ce615" table:number-columns-repeated="246"/>
        </table:table-row>
        <table:table-row table:style-name="ro40">
          <table:table-cell table:style-name="ce612" table:formula="oooc:=[ParameterList.T24]" office:value-type="string" office:string-value="name of the company">
            <text:p>name of the company</text:p>
          </table:table-cell>
          <table:table-cell table:style-name="ce617" table:number-columns-spanned="2" table:number-rows-spanned="1"/>
          <table:covered-table-cell table:style-name="ce617"/>
          <table:table-cell table:style-name="ce630" table:formula="oooc:=[ParameterList.AF24]" office:value-type="string" office:string-value="legal name of the company">
            <text:p>legal name of the company</text:p>
          </table:table-cell>
          <table:table-cell table:style-name="ce612" table:formula="oooc:=[ParameterList.T39]" office:value-type="string" office:string-value="number of employees">
            <text:p>number of employees</text:p>
          </table:table-cell>
          <table:table-cell table:style-name="ce640" table:formula="oooc:=[ParameterList.AR39]" office:value-type="string" office:string-value="-">
            <text:p>-</text:p>
          </table:table-cell>
          <table:table-cell table:style-name="ce626"/>
          <table:table-cell table:style-name="ce658"/>
          <table:table-cell table:style-name="ce659"/>
          <table:table-cell table:style-name="ce674"/>
          <table:table-cell table:number-columns-repeated="246"/>
        </table:table-row>
        <table:table-row table:style-name="ro40">
          <table:table-cell table:style-name="ce612" table:formula="oooc:=[ParameterList.T25]" office:value-type="string" office:string-value="city / country">
            <text:p>city / country</text:p>
          </table:table-cell>
          <table:table-cell table:style-name="ce617" table:number-columns-spanned="2" table:number-rows-spanned="1"/>
          <table:covered-table-cell table:style-name="ce617"/>
          <table:table-cell table:style-name="ce630" table:formula="oooc:=[ParameterList.AF25]" office:value-type="string" office:string-value="city where production is located">
            <text:p>city where production is located</text:p>
          </table:table-cell>
          <table:table-cell table:style-name="ce612" table:formula="oooc:=[ParameterList.T40]" office:value-type="string" office:string-value="annual turnover">
            <text:p>annual turnover</text:p>
          </table:table-cell>
          <table:table-cell table:style-name="ce640" table:formula="oooc:=[ParameterList.AR40]" office:value-type="string" office:string-value="M€/year">
            <text:p>M€/year</text:p>
          </table:table-cell>
          <table:table-cell table:style-name="ce626"/>
          <table:table-cell table:style-name="ce658"/>
          <table:table-cell table:style-name="ce659"/>
          <table:table-cell table:style-name="ce674"/>
          <table:table-cell table:number-columns-repeated="246"/>
        </table:table-row>
        <table:table-row table:style-name="ro40">
          <table:table-cell table:style-name="ce612" table:formula="oooc:=[ParameterList.T31]" office:value-type="string" office:string-value="name of contact person">
            <text:p>name of contact person</text:p>
          </table:table-cell>
          <table:table-cell table:style-name="ce617" table:number-columns-spanned="2" table:number-rows-spanned="1"/>
          <table:covered-table-cell table:style-name="ce617"/>
          <table:table-cell table:style-name="ce631"/>
          <table:table-cell table:style-name="ce612" table:formula="oooc:=[ParameterList.T41]" office:value-type="string" office:string-value="annual production cost">
            <text:p>annual production cost</text:p>
          </table:table-cell>
          <table:table-cell table:style-name="ce640" table:formula="oooc:=[ParameterList.AR41]" office:value-type="string" office:string-value="M€/year">
            <text:p>M€/year</text:p>
          </table:table-cell>
          <table:table-cell table:style-name="ce626"/>
          <table:table-cell table:style-name="ce573" table:formula="oooc:=[ParameterList.AF41]" office:value-type="string" office:string-value="Specify total factor inputs for production" table:number-columns-spanned="3" table:number-rows-spanned="1">
            <text:p>Specify total factor inputs for production</text:p>
          </table:table-cell>
          <table:covered-table-cell table:style-name="ce668"/>
          <table:covered-table-cell table:style-name="ce675"/>
          <table:table-cell table:number-columns-repeated="246"/>
        </table:table-row>
        <table:table-row table:style-name="ro40">
          <table:table-cell table:style-name="ce612" table:formula="oooc:=[ParameterList.T32]" office:value-type="string" office:string-value="position of contact person in the company">
            <text:p>position of contact person in the company</text:p>
          </table:table-cell>
          <table:table-cell table:style-name="ce617" table:number-columns-spanned="2" table:number-rows-spanned="1"/>
          <table:covered-table-cell table:style-name="ce617"/>
          <table:table-cell table:style-name="ce631"/>
          <table:table-cell table:style-name="ce612" table:formula="oooc:=[ParameterList.T42]" office:value-type="string" office:string-value="base year for economic data">
            <text:p>base year for economic data</text:p>
          </table:table-cell>
          <table:table-cell table:style-name="ce640" table:formula="oooc:=[ParameterList.AR42]" office:value-type="string" office:string-value="-">
            <text:p>-</text:p>
          </table:table-cell>
          <table:table-cell table:style-name="ce626"/>
          <table:table-cell table:style-name="ce573" table:formula="oooc:=[ParameterList.AF42]" office:value-type="string" office:string-value="Specify the reference year for economic parameters" table:number-columns-spanned="3" table:number-rows-spanned="1">
            <text:p>Specify the reference year for economic parameters</text:p>
          </table:table-cell>
          <table:covered-table-cell table:style-name="ce668"/>
          <table:covered-table-cell table:style-name="ce675"/>
          <table:table-cell table:number-columns-repeated="246"/>
        </table:table-row>
        <table:table-row table:style-name="ro23">
          <table:table-cell table:style-name="ce612" table:formula="oooc:=[ParameterList.T33]" office:value-type="string" office:string-value="address">
            <text:p>address</text:p>
          </table:table-cell>
          <table:table-cell table:style-name="ce617" table:number-columns-spanned="2" table:number-rows-spanned="1"/>
          <table:covered-table-cell table:style-name="ce617"/>
          <table:table-cell table:style-name="ce632"/>
          <table:table-cell table:style-name="ce612" table:formula="oooc:=[ParameterList.T43]" office:value-type="string" office:string-value="growth rate of the production volume foreseen for the next 5 years">
            <text:p>growth rate of the production volume foreseen for the next 5 years</text:p>
          </table:table-cell>
          <table:table-cell table:style-name="ce640" table:formula="oooc:=[ParameterList.AR43]" office:value-type="string" office:string-value="%/year">
            <text:p>%/year</text:p>
          </table:table-cell>
          <table:table-cell table:style-name="ce626"/>
          <table:table-cell table:style-name="ce659"/>
          <table:table-cell table:style-name="ce664"/>
          <table:table-cell table:style-name="ce674"/>
          <table:table-cell table:number-columns-repeated="246"/>
        </table:table-row>
        <table:table-row table:style-name="ro40">
          <table:table-cell table:style-name="ce612" table:formula="oooc:=[ParameterList.T34]" office:value-type="string" office:string-value="Telephone  No">
            <text:p>Telephone <text:s/>No</text:p>
          </table:table-cell>
          <table:table-cell table:style-name="ce617" table:number-columns-spanned="2" table:number-rows-spanned="1"/>
          <table:covered-table-cell table:style-name="ce617"/>
          <table:table-cell table:style-name="ce632"/>
          <table:table-cell table:style-name="ce612" table:formula="oooc:=[ParameterList.T44]" office:value-type="string" office:string-value="Is the company independent ?">
            <text:p>Is the company independent ?</text:p>
          </table:table-cell>
          <table:table-cell table:style-name="ce640" table:formula="oooc:=[ParameterList.AR44]" office:value-type="string" office:string-value="yes/no">
            <text:p>yes/no</text:p>
          </table:table-cell>
          <table:table-cell table:style-name="ce647"/>
          <table:table-cell table:style-name="ce659" table:number-columns-spanned="2" table:number-rows-spanned="1"/>
          <table:covered-table-cell table:style-name="ce659"/>
          <table:table-cell table:style-name="ce674"/>
          <table:table-cell table:number-columns-repeated="246"/>
        </table:table-row>
        <table:table-row table:style-name="ro40">
          <table:table-cell table:style-name="ce612" table:formula="oooc:=[ParameterList.T35]" office:value-type="string" office:string-value="Fax No">
            <text:p>Fax No</text:p>
          </table:table-cell>
          <table:table-cell table:style-name="ce617" table:number-columns-spanned="2" table:number-rows-spanned="1"/>
          <table:covered-table-cell table:style-name="ce617"/>
          <table:table-cell table:style-name="ce632"/>
          <table:table-cell table:style-name="ce612" table:formula="oooc:=[ParameterList.T46]" office:value-type="string" office:string-value="yearly O&amp;M heat &amp; cold">
            <text:p>yearly O&amp;M heat &amp; cold</text:p>
          </table:table-cell>
          <table:table-cell table:style-name="ce640" table:formula="oooc:=[ParameterList.AR46]" office:value-type="string" office:string-value="€/year">
            <text:p>€/year</text:p>
          </table:table-cell>
          <table:table-cell table:style-name="ce647"/>
          <table:table-cell table:style-name="ce659" table:number-columns-repeated="2"/>
          <table:table-cell table:style-name="ce674"/>
          <table:table-cell table:number-columns-repeated="246"/>
        </table:table-row>
        <table:table-row table:style-name="ro40">
          <table:table-cell table:style-name="ce612" table:formula="oooc:=[ParameterList.T36]" office:value-type="string" office:string-value="E-mail">
            <text:p>E-mail</text:p>
          </table:table-cell>
          <table:table-cell table:style-name="ce617" table:number-columns-spanned="2" table:number-rows-spanned="1"/>
          <table:covered-table-cell table:style-name="ce617"/>
          <table:table-cell table:style-name="ce632"/>
          <table:table-cell table:style-name="ce612" table:formula="oooc:=[ParameterList.T47]" office:value-type="string" office:string-value="yearly O&amp;M electrical ">
            <text:p>yearly O&amp;M electrical </text:p>
          </table:table-cell>
          <table:table-cell table:style-name="ce640" table:formula="oooc:=[ParameterList.AR47]" office:value-type="string" office:string-value="€/year">
            <text:p>€/year</text:p>
          </table:table-cell>
          <table:table-cell table:style-name="ce647"/>
          <table:table-cell table:style-name="ce659" table:number-columns-repeated="2"/>
          <table:table-cell table:style-name="ce674"/>
          <table:table-cell table:number-columns-repeated="246"/>
        </table:table-row>
        <table:table-row table:style-name="ro40">
          <table:table-cell table:style-name="ce612" table:formula="oooc:=[ParameterList.T26]" office:value-type="string" office:string-value="description of the industry">
            <text:p>description of the industry</text:p>
          </table:table-cell>
          <table:table-cell table:style-name="ce617" table:number-columns-spanned="2" table:number-rows-spanned="1"/>
          <table:covered-table-cell table:style-name="ce617"/>
          <table:table-cell table:style-name="ce632"/>
          <table:table-cell table:style-name="ce611" table:formula="oooc:=[ParameterList.T48]" office:value-type="string" office:string-value="Period of operation">
            <text:p>Period of operation</text:p>
          </table:table-cell>
          <table:table-cell table:style-name="ce616"/>
          <table:table-cell table:style-name="ce646"/>
          <table:table-cell table:style-name="ce657" table:formula="oooc:=[ParameterList.AF48]" office:value-type="string" office:string-value="notes" table:number-columns-spanned="2" table:number-rows-spanned="1">
            <text:p>notes</text:p>
          </table:table-cell>
          <table:covered-table-cell table:style-name="ce657"/>
          <table:table-cell table:style-name="ce673"/>
          <table:table-cell table:number-columns-repeated="246"/>
        </table:table-row>
        <table:table-row table:style-name="ro40">
          <table:table-cell table:style-name="ce612" table:formula="oooc:=[ParameterList.T27]" office:value-type="string" office:string-value="branch">
            <text:p>branch</text:p>
          </table:table-cell>
          <table:table-cell table:style-name="ce617" table:number-columns-spanned="2" table:number-rows-spanned="1"/>
          <table:covered-table-cell table:style-name="ce617"/>
          <table:table-cell table:style-name="ce632"/>
          <table:table-cell table:style-name="ce637" table:formula="oooc:=[ParameterList.T49]" office:value-type="string" office:string-value="total hours of operation per working day">
            <text:p>total hours of operation per working day</text:p>
          </table:table-cell>
          <table:table-cell table:style-name="ce619" table:formula="oooc:=[ParameterList.AR49]" office:value-type="string" office:string-value="h/day">
            <text:p>h/day</text:p>
          </table:table-cell>
          <table:table-cell table:style-name="ce648"/>
          <table:table-cell table:style-name="ce630" table:formula="oooc:=[ParameterList.AF49]" office:value-type="string" office:string-value="e.g. 3x6 hours = 3 turns of 6 hours each" table:number-columns-spanned="3" table:number-rows-spanned="1">
            <text:p>e.g. 3x6 hours = 3 turns of 6 hours each</text:p>
          </table:table-cell>
          <table:covered-table-cell table:style-name="ce669"/>
          <table:covered-table-cell table:style-name="ce676"/>
          <table:table-cell table:number-columns-repeated="246"/>
        </table:table-row>
        <table:table-row table:style-name="ro40">
          <table:table-cell table:style-name="ce612" table:formula="oooc:=[ParameterList.T29]" office:value-type="string" office:string-value="NACE code branch">
            <text:p>NACE code branch</text:p>
          </table:table-cell>
          <table:table-cell table:style-name="ce617" table:number-columns-spanned="2" table:number-rows-spanned="1"/>
          <table:covered-table-cell table:style-name="ce617"/>
          <table:table-cell table:style-name="ce633"/>
          <table:table-cell table:style-name="ce637" table:formula="oooc:=[ParameterList.T50]" office:value-type="string" office:string-value="number of shifts">
            <text:p>number of shifts</text:p>
          </table:table-cell>
          <table:table-cell table:style-name="ce619" table:formula="oooc:=[ParameterList.AR50]" office:value-type="string" office:string-value="-">
            <text:p>-</text:p>
          </table:table-cell>
          <table:table-cell table:style-name="ce647"/>
          <table:table-cell table:style-name="ce630" table:number-columns-spanned="3" table:number-rows-spanned="1"/>
          <table:covered-table-cell table:style-name="ce669"/>
          <table:covered-table-cell table:style-name="ce676"/>
          <table:table-cell table:number-columns-repeated="246"/>
        </table:table-row>
        <table:table-row table:style-name="ro40">
          <table:table-cell table:style-name="ce612" table:formula="oooc:=[ParameterList.T28]" office:value-type="string" office:string-value="sub-branch">
            <text:p>sub-branch</text:p>
          </table:table-cell>
          <table:table-cell table:style-name="ce617" table:number-columns-spanned="2" table:number-rows-spanned="1"/>
          <table:covered-table-cell table:style-name="ce617"/>
          <table:table-cell table:style-name="ce634"/>
          <table:table-cell table:style-name="ce637" table:formula="oooc:=[ParameterList.T51]" office:value-type="string" office:string-value="days of production / operation per year">
            <text:p>days of production / operation per year</text:p>
          </table:table-cell>
          <table:table-cell table:style-name="ce619" table:formula="oooc:=[ParameterList.AR51]" office:value-type="string" office:string-value="days">
            <text:p>days</text:p>
          </table:table-cell>
          <table:table-cell table:style-name="ce647"/>
          <table:table-cell table:style-name="ce660" table:number-columns-repeated="2"/>
          <table:table-cell table:style-name="ce677"/>
          <table:table-cell table:number-columns-repeated="246"/>
        </table:table-row>
        <table:table-row table:style-name="ro40">
          <table:table-cell table:style-name="ce613" table:formula="oooc:=[ParameterList.T30]" office:value-type="string" office:string-value="NACE code sub-branch">
            <text:p>NACE code sub-branch</text:p>
          </table:table-cell>
          <table:table-cell table:style-name="ce618" table:number-columns-spanned="2" table:number-rows-spanned="1"/>
          <table:covered-table-cell table:style-name="ce618"/>
          <table:table-cell table:style-name="ce635"/>
          <table:table-cell table:style-name="ce638" table:formula="oooc:=[ParameterList.T52]" office:value-type="string" office:string-value="principal period of holidays or stops for maintenance">
            <text:p>principal period of holidays or stops for maintenance</text:p>
          </table:table-cell>
          <table:table-cell table:style-name="ce620" table:formula="oooc:=[ParameterList.AR52]" office:value-type="string" office:string-value="dd/mm-dd/mm">
            <text:p>dd/mm-dd/mm</text:p>
          </table:table-cell>
          <table:table-cell table:style-name="ce649"/>
          <table:table-cell table:style-name="ce661"/>
          <table:table-cell table:style-name="ce670" table:formula="oooc:=[ParameterList.AF52]" office:value-type="string" office:string-value="Specify holiday periods and periods of stops for maintenance" table:number-columns-spanned="2" table:number-rows-spanned="1">
            <text:p>Specify holiday periods and periods of stops for maintenance</text:p>
          </table:table-cell>
          <table:covered-table-cell table:style-name="ce678"/>
          <table:table-cell table:number-columns-repeated="246"/>
        </table:table-row>
        <table:table-row table:style-name="ro40">
          <table:table-cell table:style-name="ce614" table:number-columns-repeated="2"/>
          <table:table-cell table:style-name="ce622" table:number-columns-repeated="2"/>
          <table:table-cell table:style-name="ce639"/>
          <table:table-cell table:style-name="ce622" table:number-columns-repeated="5"/>
          <table:table-cell table:number-columns-repeated="16"/>
          <table:table-cell table:style-name="ce680" table:number-columns-repeated="230"/>
        </table:table-row>
        <table:table-row table:style-name="ro40">
          <table:table-cell table:style-name="ce611" table:formula="oooc:=[ParameterList.T55]" office:value-type="string" office:string-value="Information on products ">
            <text:p>Information on products </text:p>
          </table:table-cell>
          <table:table-cell table:style-name="ce616"/>
          <table:table-cell table:style-name="ce623" table:formula="oooc:=[ParameterList.T56]" office:value-type="string" office:string-value="Product 1">
            <text:p>Product 1</text:p>
          </table:table-cell>
          <table:table-cell table:style-name="ce623" table:formula="oooc:=[ParameterList.U57]" office:value-type="string" office:string-value="Product 2">
            <text:p>Product 2</text:p>
          </table:table-cell>
          <table:table-cell table:style-name="ce623" table:formula="oooc:=[ParameterList.T58]" office:value-type="string" office:string-value="Product 3">
            <text:p>Product 3</text:p>
          </table:table-cell>
          <table:table-cell table:style-name="ce623" table:formula="oooc:=[ParameterList.T59]" office:value-type="string" office:string-value="Other products" table:number-columns-spanned="2" table:number-rows-spanned="1">
            <text:p>Other products</text:p>
          </table:table-cell>
          <table:covered-table-cell table:style-name="ce650"/>
          <table:table-cell table:style-name="ce662" table:formula="oooc:=[ParameterList.AF55]" office:value-type="string" office:string-value="notes" table:number-columns-spanned="2" table:number-rows-spanned="1">
            <text:p>notes</text:p>
          </table:table-cell>
          <table:covered-table-cell table:style-name="ce650"/>
          <table:table-cell table:style-name="ce673"/>
          <table:table-cell table:style-name="ce615" table:number-columns-repeated="246"/>
        </table:table-row>
        <table:table-row table:style-name="ro40">
          <table:table-cell table:style-name="ce612" table:formula="oooc:=[ParameterList.T60]" office:value-type="string" office:string-value="type of product">
            <text:p>type of product</text:p>
          </table:table-cell>
          <table:table-cell table:style-name="ce619" table:formula="oooc:=[ParameterList.AR60]" office:value-type="string" office:string-value="name">
            <text:p>name</text:p>
          </table:table-cell>
          <table:table-cell table:style-name="ce624" table:number-columns-repeated="3"/>
          <table:table-cell table:style-name="ce641" table:number-columns-spanned="2" table:number-rows-spanned="1"/>
          <table:covered-table-cell table:style-name="ce651"/>
          <table:table-cell table:style-name="ce663" table:number-columns-spanned="2" table:number-rows-spanned="1"/>
          <table:covered-table-cell table:style-name="ce671"/>
          <table:table-cell table:style-name="ce674"/>
          <table:table-cell table:number-columns-repeated="246"/>
        </table:table-row>
        <table:table-row table:style-name="ro40">
          <table:table-cell table:style-name="ce612" table:formula="oooc:=[ParameterList.T61]" office:value-type="string" office:string-value="product's code">
            <text:p>product's code</text:p>
          </table:table-cell>
          <table:table-cell table:style-name="ce619" table:formula="oooc:=[ParameterList.AR61]" office:value-type="string" office:string-value="-">
            <text:p>-</text:p>
          </table:table-cell>
          <table:table-cell table:style-name="ce625" table:number-columns-repeated="3"/>
          <table:table-cell table:style-name="ce642"/>
          <table:table-cell table:style-name="ce652"/>
          <table:table-cell table:style-name="ce663" table:number-columns-spanned="2" table:number-rows-spanned="1"/>
          <table:covered-table-cell table:style-name="ce671"/>
          <table:table-cell table:style-name="ce674"/>
          <table:table-cell table:number-columns-repeated="246"/>
        </table:table-row>
        <table:table-row table:style-name="ro39">
          <table:table-cell table:style-name="ce612" table:formula="oooc:=[ParameterList.T62]" office:value-type="string" office:string-value="quantity of product(s) per year">
            <text:p>quantity of product(s) per year</text:p>
          </table:table-cell>
          <table:table-cell table:style-name="ce619" table:formula="oooc:=[ParameterList.AR62]" office:value-type="string" office:string-value="product-units/year">
            <text:p>product-units/year</text:p>
          </table:table-cell>
          <table:table-cell table:style-name="ce625" table:number-columns-repeated="3"/>
          <table:table-cell table:style-name="ce625" table:number-columns-spanned="2" table:number-rows-spanned="1"/>
          <table:covered-table-cell table:style-name="ce653"/>
          <table:table-cell table:style-name="ce664" table:number-columns-repeated="2"/>
          <table:table-cell table:style-name="ce674"/>
          <table:table-cell table:number-columns-repeated="246"/>
        </table:table-row>
        <table:table-row table:style-name="ro40">
          <table:table-cell table:style-name="ce612" table:formula="oooc:=[ParameterList.T63]" office:value-type="string" office:string-value="measurement unit for product quantity">
            <text:p>measurement unit for product quantity</text:p>
          </table:table-cell>
          <table:table-cell table:style-name="ce619" table:formula="oooc:=[ParameterList.AR63]" office:value-type="string" office:string-value="-">
            <text:p>-</text:p>
          </table:table-cell>
          <table:table-cell table:style-name="ce626" table:number-columns-repeated="3"/>
          <table:table-cell table:style-name="ce643"/>
          <table:table-cell table:style-name="ce654"/>
          <table:table-cell table:style-name="ce665" table:formula="oooc:=[ParameterList.AF63]"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64"/>
          <table:covered-table-cell table:style-name="ce674"/>
          <table:table-cell table:number-columns-repeated="246"/>
        </table:table-row>
        <table:table-row table:style-name="ro40">
          <table:table-cell table:style-name="ce613" table:formula="oooc:=[ParameterList.T64]" office:value-type="string" office:string-value="annual turnover per product">
            <text:p>annual turnover per product</text:p>
          </table:table-cell>
          <table:table-cell table:style-name="ce620" table:formula="oooc:=[ParameterList.AR64]" office:value-type="string" office:string-value="M€/year">
            <text:p>M€/year</text:p>
          </table:table-cell>
          <table:table-cell table:style-name="ce627" table:number-columns-repeated="3"/>
          <table:table-cell table:style-name="ce644"/>
          <table:table-cell table:style-name="ce655"/>
          <table:table-cell table:style-name="ce666" table:number-columns-repeated="2"/>
          <table:table-cell table:style-name="ce679"/>
          <table:table-cell table:number-columns-repeated="246"/>
        </table:table-row>
        <table:table-row table:style-name="ro39"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office:forms form:automatic-focus="false" form:apply-design-mode="false"/>
        <table:table-column table:style-name="co49" table:default-cell-style-name="ce615"/>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656"/>
        <table:table-column table:style-name="co50" table:number-columns-repeated="2" table:default-cell-style-name="Default"/>
        <table:table-column table:style-name="co56" table:default-cell-style-name="Default"/>
        <table:table-column table:style-name="co57" table:default-cell-style-name="ce773"/>
        <table:table-column table:style-name="co57" table:number-columns-repeated="245"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693"/>
          <table:table-cell table:style-name="ce621"/>
          <table:table-cell table:style-name="ce628"/>
          <table:table-cell table:style-name="ce636"/>
          <table:table-cell/>
          <table:table-cell table:style-name="ce645"/>
          <table:table-cell table:style-name="ce645" office:value-type="string">
            <text:p>Energy consumption</text:p>
          </table:table-cell>
          <table:table-cell table:style-name="ce667" office:value-type="float" office:value="2">
            <text:p>2</text:p>
          </table:table-cell>
          <table:table-cell table:style-name="ce672"/>
          <table:table-cell table:number-columns-repeated="246"/>
        </table:table-row>
        <table:table-row table:style-name="ro39">
          <table:table-cell table:style-name="ce611" table:formula="oooc:=[ParameterList.T156]" office:value-type="string" office:string-value="Fuel consumption and cost">
            <text:p>Fuel consumption and cost</text:p>
          </table:table-cell>
          <table:table-cell table:style-name="ce694"/>
          <table:table-cell table:style-name="ce707" office:value-type="float" office:value="1">
            <text:p>1</text:p>
          </table:table-cell>
          <table:table-cell table:style-name="ce707" office:value-type="float" office:value="2">
            <text:p>2</text:p>
          </table:table-cell>
          <table:table-cell table:style-name="ce707" office:value-type="float" office:value="3">
            <text:p>3</text:p>
          </table:table-cell>
          <table:table-cell table:style-name="ce707" office:value-type="float" office:value="4">
            <text:p>4</text:p>
          </table:table-cell>
          <table:table-cell table:style-name="ce731" office:value-type="float" office:value="5">
            <text:p>5</text:p>
          </table:table-cell>
          <table:table-cell table:style-name="ce731" office:value-type="float" office:value="6">
            <text:p>6</text:p>
          </table:table-cell>
          <table:table-cell table:style-name="ce694"/>
          <table:table-cell table:style-name="ce755"/>
          <table:table-cell table:number-columns-repeated="246"/>
        </table:table-row>
        <table:table-row table:style-name="ro39">
          <table:table-cell table:style-name="ce681" table:formula="oooc:=[ParameterList.T157]" office:value-type="string" office:string-value="Fuels used">
            <text:p>Fuels used</text:p>
          </table:table-cell>
          <table:table-cell table:style-name="ce695" office:value-type="string">
            <text:p>-</text:p>
          </table:table-cell>
          <table:table-cell table:style-name="ce624" table:number-columns-repeated="6"/>
          <table:table-cell table:style-name="ce743"/>
          <table:table-cell table:style-name="ce756"/>
          <table:table-cell table:number-columns-repeated="246"/>
        </table:table-row>
        <table:table-row table:style-name="ro41">
          <table:table-cell table:style-name="ce682" table:formula="oooc:=[ParameterList.T160]" office:value-type="string" office:string-value="annual consumption" table:number-columns-spanned="1" table:number-rows-spanned="3">
            <text:p>annual consumption</text:p>
          </table:table-cell>
          <table:table-cell table:style-name="ce696" table:formula="oooc:=[ParameterList.T158]" office:value-type="string" office:string-value="unit">
            <text:p>unit</text:p>
          </table:table-cell>
          <table:table-cell table:style-name="ce708" table:number-columns-repeated="6"/>
          <table:table-cell table:style-name="ce744" table:formula="oooc:=[ParameterList.AF160]"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56"/>
          <table:table-cell table:number-columns-repeated="246"/>
        </table:table-row>
        <table:table-row table:style-name="ro41">
          <table:covered-table-cell table:style-name="ce683"/>
          <table:table-cell table:style-name="ce697" table:formula="oooc:=[ParameterList.AR160]" office:value-type="string" office:string-value="units/year">
            <text:p>units/year</text:p>
          </table:table-cell>
          <table:table-cell table:style-name="ce708" table:number-columns-repeated="6"/>
          <table:covered-table-cell table:style-name="ce745"/>
          <table:covered-table-cell table:style-name="ce757"/>
          <table:table-cell table:number-columns-repeated="246"/>
        </table:table-row>
        <table:table-row table:style-name="ro41">
          <table:covered-table-cell table:style-name="ce684"/>
          <table:table-cell table:style-name="ce698" table:formula="oooc:=[ParameterList.AR161]" office:value-type="string" office:string-value="MWh / year (LCV)">
            <text:p>MWh / year (LCV)</text:p>
          </table:table-cell>
          <table:table-cell table:style-name="ce625" table:number-columns-repeated="6"/>
          <table:covered-table-cell table:style-name="ce746"/>
          <table:covered-table-cell table:style-name="ce758"/>
          <table:table-cell table:number-columns-repeated="246"/>
        </table:table-row>
        <table:table-row table:style-name="ro41">
          <table:table-cell table:style-name="ce685" table:formula="oooc:=[ParameterList.T162]" office:value-type="string" office:string-value="fuel price">
            <text:p>fuel price</text:p>
          </table:table-cell>
          <table:table-cell table:style-name="ce699" table:formula="oooc:=[ParameterList.AR162]" office:value-type="string" office:string-value="€/kWh LCV">
            <text:p>€/kWh LCV</text:p>
          </table:table-cell>
          <table:table-cell table:style-name="ce709" table:number-columns-repeated="6"/>
          <table:table-cell table:style-name="ce747" table:formula="oooc:=[ParameterList.AF162]" office:value-type="string" office:string-value="Specify expenditures without VAT">
            <text:p>Specify expenditures without VAT</text:p>
          </table:table-cell>
          <table:table-cell table:style-name="ce759"/>
          <table:table-cell table:number-columns-repeated="246"/>
        </table:table-row>
        <table:table-row table:style-name="ro42">
          <table:table-cell table:style-name="ce686" table:formula="oooc:=[ParameterList.T164]" office:value-type="string" office:string-value="annual energy cost">
            <text:p>annual energy cost</text:p>
          </table:table-cell>
          <table:table-cell table:style-name="ce700" table:formula="oooc:=[ParameterList.AR164]" office:value-type="string" office:string-value="€/year">
            <text:p>€/year</text:p>
          </table:table-cell>
          <table:table-cell table:style-name="ce710" table:number-columns-repeated="6"/>
          <table:table-cell table:style-name="ce748" table:formula="oooc:=[ParameterList.AF164]" office:value-type="string" office:string-value="Total cost" table:number-columns-spanned="2" table:number-rows-spanned="1">
            <text:p>Total cost</text:p>
          </table:table-cell>
          <table:covered-table-cell table:style-name="ce760"/>
          <table:table-cell table:number-columns-repeated="246"/>
        </table:table-row>
        <table:table-row table:style-name="ro39">
          <table:table-cell table:style-name="ce611" table:formula="oooc:=[ParameterList.T165]" office:value-type="string" office:string-value="Electricity cosumption and cost">
            <text:p>Electricity cosumption and cost</text:p>
          </table:table-cell>
          <table:table-cell table:style-name="ce694"/>
          <table:table-cell table:style-name="ce707" table:number-columns-repeated="4"/>
          <table:table-cell table:style-name="ce731" table:number-columns-repeated="2"/>
          <table:table-cell table:style-name="ce694"/>
          <table:table-cell table:style-name="ce755"/>
          <table:table-cell table:number-columns-repeated="246"/>
        </table:table-row>
        <table:table-row table:style-name="ro39">
          <table:table-cell table:style-name="ce687" table:formula="oooc:=[ParameterList.T177]" office:value-type="string" office:string-value="Tariff  ">
            <text:p>Tariff <text:s/></text:p>
          </table:table-cell>
          <table:table-cell table:style-name="ce701"/>
          <table:table-cell table:style-name="ce711" table:formula="oooc:=[ParameterList.T178]" office:value-type="string" office:string-value="Peak">
            <text:p>Peak</text:p>
          </table:table-cell>
          <table:table-cell table:style-name="ce719" table:formula="oooc:=[ParameterList.T179]" office:value-type="string" office:string-value="Standard">
            <text:p>Standard</text:p>
          </table:table-cell>
          <table:table-cell table:style-name="ce711" table:formula="oooc:=[ParameterList.T180]" office:value-type="string" office:string-value="Valley">
            <text:p>Valley</text:p>
          </table:table-cell>
          <table:table-cell table:style-name="ce726" table:formula="oooc:=[ParameterList.T181]" office:value-type="string" office:string-value="TOTAL">
            <text:p>TOTAL</text:p>
          </table:table-cell>
          <table:table-cell table:style-name="ce719" table:formula="oooc:=[ParameterList.T175]" office:value-type="string" office:string-value="self-generation (co-generation)">
            <text:p>self-generation (co-generation)</text:p>
          </table:table-cell>
          <table:table-cell table:style-name="ce719" table:formula="oooc:=[ParameterList.T176]" office:value-type="string" office:string-value="sales to grid (co-generation)">
            <text:p>sales to grid (co-generation)</text:p>
          </table:table-cell>
          <table:table-cell table:style-name="ce744" table:formula="oooc:=[ParameterList.AF177]"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61"/>
          <table:table-cell table:number-columns-repeated="246"/>
        </table:table-row>
        <table:table-row table:style-name="ro39">
          <table:table-cell table:style-name="ce688" table:formula="oooc:=[ParameterList.T171]" office:value-type="string" office:string-value="annual consumption">
            <text:p>annual consumption</text:p>
          </table:table-cell>
          <table:table-cell table:style-name="ce702" table:formula="oooc:=[ParameterList.AR171]" office:value-type="string" office:string-value="MWh / year">
            <text:p>MWh / year</text:p>
          </table:table-cell>
          <table:table-cell table:style-name="ce712"/>
          <table:table-cell table:style-name="ce720"/>
          <table:table-cell table:style-name="ce712"/>
          <table:table-cell table:style-name="ce727"/>
          <table:table-cell table:style-name="ce732"/>
          <table:table-cell table:style-name="ce737"/>
          <table:table-cell table:style-name="ce749" table:formula="oooc:=[ParameterList.AF171]"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62"/>
          <table:table-cell table:number-columns-repeated="246"/>
        </table:table-row>
        <table:table-row table:style-name="ro39">
          <table:table-cell table:style-name="ce688" table:formula="oooc:=[ParameterList.T166]" office:value-type="string" office:string-value="contracted power">
            <text:p>contracted power</text:p>
          </table:table-cell>
          <table:table-cell table:style-name="ce702" table:formula="oooc:=[ParameterList.AR166]" office:value-type="string" office:string-value="kW">
            <text:p>kW</text:p>
          </table:table-cell>
          <table:table-cell table:style-name="ce712"/>
          <table:table-cell table:style-name="ce720"/>
          <table:table-cell table:style-name="ce712"/>
          <table:table-cell table:style-name="ce727"/>
          <table:table-cell table:style-name="ce733"/>
          <table:table-cell table:style-name="ce738"/>
          <table:covered-table-cell table:style-name="ce750"/>
          <table:covered-table-cell table:style-name="ce763"/>
          <table:table-cell table:number-columns-repeated="246"/>
        </table:table-row>
        <table:table-row table:style-name="ro41">
          <table:table-cell table:style-name="ce685" table:formula="oooc:=[ParameterList.T197]" office:value-type="string" office:string-value="tariff type / class">
            <text:p>tariff type / class</text:p>
          </table:table-cell>
          <table:table-cell table:style-name="ce699"/>
          <table:table-cell table:style-name="ce712"/>
          <table:table-cell table:style-name="ce721"/>
          <table:table-cell table:style-name="ce712"/>
          <table:table-cell table:style-name="ce727"/>
          <table:table-cell table:style-name="ce734"/>
          <table:table-cell table:style-name="ce739"/>
          <table:table-cell table:style-name="ce747" table:formula="oooc:=[ParameterList.AF197]" office:value-type="string" office:string-value="Specify expenditures without VAT">
            <text:p>Specify expenditures without VAT</text:p>
          </table:table-cell>
          <table:table-cell table:style-name="ce759"/>
          <table:table-cell table:number-columns-repeated="246"/>
        </table:table-row>
        <table:table-row table:style-name="ro41">
          <table:table-cell table:style-name="ce688" table:formula="oooc:=[ParameterList.T202]" office:value-type="string" office:string-value="tariff on installed power">
            <text:p>tariff on installed power</text:p>
          </table:table-cell>
          <table:table-cell table:style-name="ce702" table:formula="oooc:=[ParameterList.AR202]" office:value-type="string" office:string-value="€/kWmonth">
            <text:p>€/kWmonth</text:p>
          </table:table-cell>
          <table:table-cell table:style-name="ce712"/>
          <table:table-cell table:style-name="ce722"/>
          <table:table-cell table:style-name="ce712"/>
          <table:table-cell table:style-name="ce728"/>
          <table:table-cell table:style-name="ce735"/>
          <table:table-cell table:style-name="ce740"/>
          <table:table-cell table:style-name="ce751" table:formula="oooc:=[ParameterList.AF202]" office:value-type="string" office:string-value="Fixed cost of supply">
            <text:p>Fixed cost of supply</text:p>
          </table:table-cell>
          <table:table-cell table:style-name="ce764"/>
          <table:table-cell table:number-columns-repeated="246"/>
        </table:table-row>
        <table:table-row table:style-name="ro41">
          <table:table-cell table:style-name="ce688" table:formula="oooc:=[ParameterList.T207]" office:value-type="string" office:string-value="tariff on consumption">
            <text:p>tariff on consumption</text:p>
          </table:table-cell>
          <table:table-cell table:style-name="ce702" table:formula="oooc:=[ParameterList.AR207]" office:value-type="string" office:string-value="€/MWh">
            <text:p>€/MWh</text:p>
          </table:table-cell>
          <table:table-cell table:style-name="ce712"/>
          <table:table-cell table:style-name="ce722"/>
          <table:table-cell table:style-name="ce712"/>
          <table:table-cell table:style-name="ce728"/>
          <table:table-cell table:style-name="ce735"/>
          <table:table-cell table:style-name="ce740"/>
          <table:table-cell table:style-name="ce573" table:formula="oooc:=[ParameterList.AF207]" office:value-type="string" office:string-value="Cost of consumption excluding fixed costs" table:number-columns-spanned="2" table:number-rows-spanned="1">
            <text:p>Cost of consumption excluding fixed costs</text:p>
          </table:table-cell>
          <table:covered-table-cell table:style-name="ce765"/>
          <table:table-cell table:number-columns-repeated="246"/>
        </table:table-row>
        <table:table-row table:style-name="ro41">
          <table:table-cell table:style-name="ce689" table:formula="oooc:=[ParameterList.T212]" office:value-type="string" office:string-value="annual electricity cost">
            <text:p>annual electricity cost</text:p>
          </table:table-cell>
          <table:table-cell table:style-name="ce703" table:formula="oooc:=[ParameterList.AR212]" office:value-type="string" office:string-value="€/year">
            <text:p>€/year</text:p>
          </table:table-cell>
          <table:table-cell table:style-name="ce712"/>
          <table:table-cell table:style-name="ce723"/>
          <table:table-cell table:style-name="ce712"/>
          <table:table-cell table:style-name="ce715"/>
          <table:table-cell table:style-name="ce736"/>
          <table:table-cell table:style-name="ce709"/>
          <table:table-cell table:style-name="ce752" table:formula="oooc:=[ParameterList.AF212]" office:value-type="string" office:string-value="Total cost / total sales (incl. bonus)" table:number-columns-spanned="2" table:number-rows-spanned="1">
            <text:p>Total cost / total sales (incl. bonus)</text:p>
          </table:table-cell>
          <table:covered-table-cell table:style-name="ce766"/>
          <table:table-cell table:number-columns-repeated="246"/>
        </table:table-row>
        <table:table-row table:style-name="ro43">
          <table:table-cell table:style-name="ce690" table:formula="oooc:=[ParameterList.T182]" office:value-type="string" office:string-value="Electric consumption according type of use" table:number-columns-spanned="2" table:number-rows-spanned="2">
            <text:p>Electric consumption according type of use</text:p>
          </table:table-cell>
          <table:covered-table-cell/>
          <table:table-cell table:style-name="ce713" table:formula="oooc:=[ParameterList.T183]" office:value-type="string" office:string-value="Electricity for thermal uses" table:number-columns-spanned="3" table:number-rows-spanned="1">
            <text:p>Electricity for thermal uses</text:p>
          </table:table-cell>
          <table:covered-table-cell table:style-name="ce724"/>
          <table:covered-table-cell table:style-name="ce725"/>
          <table:table-cell table:style-name="ce713" table:formula="oooc:=[ParameterList.T184]" office:value-type="string" office:string-value="Electricity for non-thermal uses" table:number-columns-spanned="3" table:number-rows-spanned="1">
            <text:p>Electricity for non-thermal uses</text:p>
          </table:table-cell>
          <table:covered-table-cell table:style-name="ce724"/>
          <table:covered-table-cell table:style-name="ce725"/>
          <table:table-cell table:style-name="ce572" table:formula="oooc:=[ParameterList.AF182]" office:value-type="string" office:string-value="If there are other uses, specify them in a separate sheet" table:number-columns-spanned="2" table:number-rows-spanned="3">
            <text:p>If there are other uses, specify them in a separate sheet</text:p>
          </table:table-cell>
          <table:covered-table-cell table:style-name="ce767"/>
          <table:table-cell table:number-columns-repeated="246"/>
        </table:table-row>
        <table:table-row table:style-name="ro43">
          <table:covered-table-cell table:style-name="Default"/>
          <table:covered-table-cell table:style-name="ce704"/>
          <table:table-cell table:style-name="ce714" table:formula="oooc:=[ParameterList.T185]" office:value-type="string" office:string-value="Refrigeration">
            <text:p>Refrigeration</text:p>
          </table:table-cell>
          <table:table-cell table:style-name="ce714" table:formula="oooc:=[ParameterList.T187]" office:value-type="string" office:string-value="Air Conditioning">
            <text:p>Air Conditioning</text:p>
          </table:table-cell>
          <table:table-cell table:style-name="ce714" table:formula="oooc:=[ParameterList.U189]" office:value-type="string" office:string-value="Other uses">
            <text:p>Other uses</text:p>
          </table:table-cell>
          <table:table-cell table:style-name="ce714" table:formula="oooc:=[ParameterList.T191]" office:value-type="string" office:string-value="Motors and machines">
            <text:p>Motors and machines</text:p>
          </table:table-cell>
          <table:table-cell table:style-name="ce714" table:formula="oooc:=[ParameterList.T193]" office:value-type="string" office:string-value="Electro-chemics">
            <text:p>Electro-chemics</text:p>
          </table:table-cell>
          <table:table-cell table:style-name="ce714" table:formula="oooc:=[ParameterList.T195]" office:value-type="string" office:string-value="Lightning">
            <text:p>Lightning</text:p>
          </table:table-cell>
          <table:covered-table-cell table:style-name="ce753"/>
          <table:covered-table-cell table:style-name="ce768"/>
          <table:table-cell table:number-columns-repeated="246"/>
        </table:table-row>
        <table:table-row table:style-name="ro43">
          <table:table-cell table:style-name="ce691"/>
          <table:table-cell table:style-name="ce705" table:formula="oooc:=[ParameterList.AR182]" office:value-type="string" office:string-value="MWh / year">
            <text:p>MWh / year</text:p>
          </table:table-cell>
          <table:table-cell table:style-name="ce715" table:number-columns-repeated="6"/>
          <table:covered-table-cell table:style-name="ce754"/>
          <table:covered-table-cell table:style-name="ce769"/>
          <table:table-cell table:number-columns-repeated="246"/>
        </table:table-row>
        <table:table-row table:style-name="ro43">
          <table:table-cell table:style-name="ce692" table:formula="oooc:=[ParameterList.T220]" office:value-type="string" office:string-value="Energy consumption by product/service" table:number-columns-spanned="2" table:number-rows-spanned="1">
            <text:p>Energy consumption by product/service</text:p>
          </table:table-cell>
          <table:covered-table-cell table:style-name="ce706"/>
          <table:table-cell table:style-name="ce716" table:formula="oooc:=[ParameterList.T221]" office:value-type="string" office:string-value="Product 1">
            <text:p>Product 1</text:p>
          </table:table-cell>
          <table:table-cell table:style-name="ce716" table:formula="oooc:=[ParameterList.T222]" office:value-type="string" office:string-value="Product 2">
            <text:p>Product 2</text:p>
          </table:table-cell>
          <table:table-cell table:style-name="ce716" table:formula="oooc:=[ParameterList.T223]" office:value-type="string" office:string-value="Product 3">
            <text:p>Product 3</text:p>
          </table:table-cell>
          <table:table-cell table:style-name="ce716" table:formula="oooc:=[ParameterList.T224]" office:value-type="string" office:string-value="Other products">
            <text:p>Other products</text:p>
          </table:table-cell>
          <table:table-cell table:style-name="ce716" table:formula="oooc:=[ParameterList.T225]" office:value-type="string" office:string-value="Auxiliary services">
            <text:p>Auxiliary services</text:p>
          </table:table-cell>
          <table:table-cell table:style-name="ce716"/>
          <table:table-cell table:style-name="ce716" office:value-type="string">
            <text:p>%</text:p>
          </table:table-cell>
          <table:table-cell table:style-name="ce770" table:formula="oooc:=[ParameterList.AF220]"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706"/>
          <table:table-cell table:style-name="ce615" table:number-columns-repeated="245"/>
        </table:table-row>
        <table:table-row table:style-name="ro39">
          <table:table-cell table:style-name="ce612" table:formula="oooc:=[ParameterList.T229]" office:value-type="string" office:string-value="Fuel consumption ">
            <text:p>Fuel consumption </text:p>
          </table:table-cell>
          <table:table-cell table:style-name="ce619" table:formula="oooc:=[ParameterList.AR229]" office:value-type="string" office:string-value="MWh / year (LCV)">
            <text:p>MWh / year (LCV)</text:p>
          </table:table-cell>
          <table:table-cell table:style-name="ce717" table:number-columns-repeated="3"/>
          <table:table-cell table:style-name="ce729" table:number-columns-repeated="2"/>
          <table:table-cell table:style-name="ce741" table:formula="oooc:=[ParameterList.T217]" office:value-type="string" office:string-value="Percentage of energy cost on overall production cost:" table:number-columns-spanned="1" table:number-rows-spanned="2">
            <text:p>Percentage of energy cost on overall production cost:</text:p>
          </table:table-cell>
          <table:table-cell table:style-name="ce729"/>
          <table:covered-table-cell table:style-name="ce771"/>
          <table:table-cell table:number-columns-repeated="246"/>
        </table:table-row>
        <table:table-row table:style-name="ro39">
          <table:table-cell table:style-name="ce613" table:formula="oooc:=[ParameterList.T228]" office:value-type="string" office:string-value="Electricity consumption">
            <text:p>Electricity consumption</text:p>
          </table:table-cell>
          <table:table-cell table:style-name="ce700" table:formula="oooc:=[ParameterList.AR228]" office:value-type="string" office:string-value="MWh / year ">
            <text:p>MWh / year </text:p>
          </table:table-cell>
          <table:table-cell table:style-name="ce718" table:number-columns-repeated="3"/>
          <table:table-cell table:style-name="ce730" table:number-columns-repeated="2"/>
          <table:covered-table-cell table:style-name="ce742"/>
          <table:table-cell table:style-name="ce730"/>
          <table:covered-table-cell table:style-name="ce772"/>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10">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7">
        <office:forms form:automatic-focus="false" form:apply-design-mode="false"/>
        <table:table-column table:style-name="co58" table:default-cell-style-name="ce615"/>
        <table:table-column table:style-name="co59" table:default-cell-style-name="Default"/>
        <table:table-column table:style-name="co60" table:default-cell-style-name="ce801"/>
        <table:table-column table:style-name="co60" table:number-columns-repeated="8" table:default-cell-style-name="Default"/>
        <table:table-column table:style-name="co61" table:default-cell-style-name="ce656"/>
        <table:table-column table:style-name="co47" table:default-cell-style-name="Default"/>
        <table:table-column table:style-name="co48" table:default-cell-style-name="Default"/>
        <table:table-column table:style-name="co47" table:number-columns-repeated="242"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89"/>
          <table:table-cell table:style-name="ce802"/>
          <table:table-cell table:style-name="ce811"/>
          <table:table-cell table:number-columns-repeated="5"/>
          <table:table-cell table:style-name="ce645" office:value-type="string">
            <text:p>Process data</text:p>
          </table:table-cell>
          <table:table-cell table:style-name="ce645" office:value-type="string">
            <text:p>3</text:p>
          </table:table-cell>
          <table:table-cell table:style-name="ce823"/>
          <table:table-cell table:style-name="ce615" table:number-columns-repeated="2"/>
          <table:table-cell table:style-name="ce773"/>
          <table:table-cell table:number-columns-repeated="240"/>
        </table:table-row>
        <table:table-row table:style-name="ro39">
          <table:table-cell table:style-name="ce774" table:formula="oooc:=[ParameterList.T70]" office:value-type="string" office:string-value="Processes description" table:number-columns-spanned="2" table:number-rows-spanned="1">
            <text:p>Processes description</text:p>
          </table:table-cell>
          <table:covered-table-cell table:style-name="ce782"/>
          <table:table-cell table:style-name="ce790" office:value-type="float" office:value="1" table:number-columns-spanned="3" table:number-rows-spanned="1">
            <text:p>1</text:p>
          </table:table-cell>
          <table:covered-table-cell table:number-columns-repeated="2" table:style-name="ce790"/>
          <table:table-cell table:style-name="ce790" office:value-type="float" office:value="2" table:number-columns-spanned="3" table:number-rows-spanned="1">
            <text:p>2</text:p>
          </table:table-cell>
          <table:covered-table-cell table:number-columns-repeated="2" table:style-name="ce812"/>
          <table:table-cell table:style-name="ce790" office:value-type="float" office:value="3" table:number-columns-spanned="3" table:number-rows-spanned="1">
            <text:p>3</text:p>
          </table:table-cell>
          <table:covered-table-cell table:number-columns-repeated="2" table:style-name="ce812"/>
          <table:table-cell table:style-name="ce817" table:formula="oooc:=[ParameterList.AF70]"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824"/>
          <table:table-cell table:style-name="ce615" table:number-columns-repeated="243"/>
        </table:table-row>
        <table:table-row table:style-name="ro39">
          <table:table-cell table:style-name="ce688" table:formula="oooc:=[ParameterList.T71]" office:value-type="string" office:string-value="process short name">
            <text:p>process short name</text:p>
          </table:table-cell>
          <table:table-cell table:style-name="ce634" office:value-type="string">
            <text:p>-</text:p>
          </table:table-cell>
          <table:table-cell table:style-name="ce791" table:number-columns-spanned="3" table:number-rows-spanned="1"/>
          <table:covered-table-cell table:number-columns-repeated="2" table:style-name="ce803"/>
          <table:table-cell table:style-name="ce791" table:number-columns-spanned="3" table:number-rows-spanned="1"/>
          <table:covered-table-cell table:number-columns-repeated="2"/>
          <table:table-cell table:style-name="ce791" table:number-columns-spanned="3" table:number-rows-spanned="1"/>
          <table:covered-table-cell table:number-columns-repeated="2"/>
          <table:covered-table-cell table:style-name="ce818"/>
          <table:covered-table-cell table:style-name="ce675"/>
          <table:table-cell table:style-name="ce615" table:number-columns-repeated="243"/>
        </table:table-row>
        <table:table-row table:style-name="ro39">
          <table:table-cell table:style-name="ce688" table:formula="oooc:=[ParameterList.T73]" office:value-type="string" office:string-value="process type">
            <text:p>process type</text:p>
          </table:table-cell>
          <table:table-cell table:style-name="ce634" table:formula="oooc:=[ParameterList.AR73]" office:value-type="string" office:string-value="continuous / batch">
            <text:p>continuous / batch</text:p>
          </table:table-cell>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573" table:formula="oooc:=[ParameterList.AF73]"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75"/>
          <table:table-cell table:style-name="ce615" table:number-columns-repeated="243"/>
        </table:table-row>
        <table:table-row table:style-name="ro39">
          <table:table-cell table:style-name="ce688" table:formula="oooc:=[ParameterList.T72]" office:value-type="string" office:string-value="unit operation type">
            <text:p>unit operation type</text:p>
          </table:table-cell>
          <table:table-cell table:style-name="ce634" table:formula="oooc:=[ParameterList.AR72]" office:value-type="string" office:string-value="-">
            <text:p>-</text:p>
          </table:table-cell>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791" table:number-columns-spanned="3" table:number-rows-spanned="1"/>
          <table:covered-table-cell table:number-columns-repeated="2"/>
          <table:covered-table-cell table:style-name="ce745"/>
          <table:covered-table-cell table:style-name="ce675"/>
          <table:table-cell table:style-name="ce615" table:number-columns-repeated="243"/>
        </table:table-row>
        <table:table-row table:style-name="ro39">
          <table:table-cell table:style-name="ce688" table:formula="oooc:=[ParameterList.T75]" office:value-type="string" office:string-value="product or process medium (water, oil, air, ...)">
            <text:p>product or process medium (water, oil, air, ...)</text:p>
          </table:table-cell>
          <table:table-cell table:style-name="ce634" table:formula="oooc:=[ParameterList.AR75]" office:value-type="string" office:string-value="-">
            <text:p>-</text:p>
          </table:table-cell>
          <table:table-cell table:style-name="ce792"/>
          <table:table-cell table:style-name="ce804" table:number-columns-repeated="2"/>
          <table:table-cell table:style-name="ce792"/>
          <table:table-cell table:style-name="ce804" table:number-columns-repeated="2"/>
          <table:table-cell table:style-name="ce793"/>
          <table:table-cell table:style-name="ce805" table:number-columns-repeated="2"/>
          <table:table-cell table:style-name="ce573" table:formula="oooc:=[ParameterList.AF75]"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825"/>
          <table:table-cell table:style-name="ce615" table:number-columns-repeated="243"/>
        </table:table-row>
        <table:table-row table:style-name="ro39">
          <table:table-cell table:style-name="ce688" table:formula="oooc:=[ParameterList.T77]" office:value-type="string" office:string-value="typical (final) temperature of the  process medium during operation">
            <text:p>typical (final) temperature of the <text:s/>process medium during operation</text:p>
          </table:table-cell>
          <table:table-cell table:style-name="ce640" table:formula="oooc:=[ParameterList.AR77]" office:value-type="string" office:string-value="°C">
            <text:p>°C</text:p>
          </table:table-cell>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573" table:formula="oooc:=[ParameterList.AF77]"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825"/>
          <table:table-cell table:style-name="ce615" table:number-columns-repeated="243"/>
        </table:table-row>
        <table:table-row table:style-name="ro39">
          <table:table-cell table:style-name="ce688" table:formula="oooc:=[ParameterList.T78]" office:value-type="string" office:string-value="inlet temperature of the process medium (before heat recovery)">
            <text:p>inlet temperature of the process medium (before heat recovery)</text:p>
          </table:table-cell>
          <table:table-cell table:style-name="ce640" table:formula="oooc:=[ParameterList.AR78]" office:value-type="string" office:string-value="°C">
            <text:p>°C</text:p>
          </table:table-cell>
          <table:table-cell table:style-name="ce792"/>
          <table:table-cell table:style-name="ce804" table:number-columns-repeated="2"/>
          <table:table-cell table:style-name="ce792"/>
          <table:table-cell table:style-name="ce804" table:number-columns-repeated="2"/>
          <table:table-cell table:style-name="ce793"/>
          <table:table-cell table:style-name="ce805" table:number-columns-repeated="2"/>
          <table:table-cell table:style-name="ce573" table:formula="oooc:=[ParameterList.AF78]" office:value-type="string" office:string-value="Inlet temperature of the process medium before heat recovery" table:number-columns-spanned="2" table:number-rows-spanned="1">
            <text:p>Inlet temperature of the process medium before heat recovery</text:p>
          </table:table-cell>
          <table:covered-table-cell table:style-name="ce825"/>
          <table:table-cell table:style-name="ce615" table:number-columns-repeated="243"/>
        </table:table-row>
        <table:table-row table:style-name="ro39">
          <table:table-cell table:style-name="ce688" table:formula="oooc:=[ParameterList.T80]" office:value-type="string" office:string-value="start-up temperature of process medium (after breaks)">
            <text:p>start-up temperature of process medium (after breaks)</text:p>
          </table:table-cell>
          <table:table-cell table:style-name="ce640" table:formula="oooc:=[ParameterList.AR80]" office:value-type="string" office:string-value="ºC">
            <text:p>ºC</text:p>
          </table:table-cell>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791" table:number-columns-spanned="3" table:number-rows-spanned="1"/>
          <table:covered-table-cell table:number-columns-repeated="2"/>
          <table:table-cell table:style-name="ce573" table:formula="oooc:=[ParameterList.AF80]"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75"/>
          <table:table-cell table:style-name="ce615" table:number-columns-repeated="243"/>
        </table:table-row>
        <table:table-row table:style-name="ro39">
          <table:table-cell table:style-name="ce688" table:formula="oooc:=[ParameterList.T82]" office:value-type="string" office:string-value="daily inflow of process medium">
            <text:p>daily inflow of process medium</text:p>
          </table:table-cell>
          <table:table-cell table:style-name="ce640" table:formula="oooc:=[ParameterList.AR82]" office:value-type="string" office:string-value="m³">
            <text:p>m³</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number-columns-repeated="2"/>
          <table:table-cell table:style-name="ce573" table:formula="oooc:=[ParameterList.AF82]"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75"/>
          <table:table-cell table:style-name="ce615" table:number-columns-repeated="243"/>
        </table:table-row>
        <table:table-row table:style-name="ro39">
          <table:table-cell table:style-name="ce688" table:formula="oooc:=[ParameterList.T83]" office:value-type="string" office:string-value="volume of the process medium within the equipment or storage">
            <text:p>volume of the process medium within the equipment or storage</text:p>
          </table:table-cell>
          <table:table-cell table:style-name="ce640" table:formula="oooc:=[ParameterList.AR83]" office:value-type="string" office:string-value="m³">
            <text:p>m³</text:p>
          </table:table-cell>
          <table:table-cell table:style-name="ce792"/>
          <table:table-cell table:style-name="ce804" table:number-columns-repeated="2"/>
          <table:table-cell table:style-name="ce792"/>
          <table:table-cell table:style-name="ce804" table:number-columns-repeated="2"/>
          <table:table-cell table:style-name="ce792"/>
          <table:table-cell table:style-name="ce804" table:number-columns-repeated="2"/>
          <table:table-cell table:style-name="ce573" table:formula="oooc:=[ParameterList.AF83]" office:value-type="string" office:string-value="e.g. volume of liquid in a bottle for cleaning " table:number-columns-spanned="2" table:number-rows-spanned="1">
            <text:p>e.g. volume of liquid in a bottle for cleaning </text:p>
          </table:table-cell>
          <table:covered-table-cell table:style-name="ce825"/>
          <table:table-cell table:style-name="ce615" table:number-columns-repeated="243"/>
        </table:table-row>
        <table:table-row table:style-name="ro39">
          <table:table-cell table:style-name="ce775" table:formula="oooc:=[ParameterList.T85]" office:value-type="string" office:string-value="Power requirement of the process in operation">
            <text:p>Power requirement of the process in operation</text:p>
          </table:table-cell>
          <table:table-cell table:style-name="ce783" table:formula="oooc:=[ParameterList.AR85]" office:value-type="string" office:string-value="kW">
            <text:p>kW</text:p>
          </table:table-cell>
          <table:table-cell table:style-name="ce794" table:number-columns-spanned="3" table:number-rows-spanned="1"/>
          <table:covered-table-cell table:number-columns-repeated="2" table:style-name="ce806"/>
          <table:table-cell table:style-name="ce794" table:number-columns-spanned="3" table:number-rows-spanned="1"/>
          <table:covered-table-cell table:number-columns-repeated="2" table:style-name="ce806"/>
          <table:table-cell table:style-name="ce794" table:number-columns-spanned="3" table:number-rows-spanned="1"/>
          <table:covered-table-cell table:number-columns-repeated="2" table:style-name="ce806"/>
          <table:table-cell table:style-name="ce748" table:formula="oooc:=[ParameterList.AF85]"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826"/>
          <table:table-cell table:style-name="ce615" table:number-columns-repeated="243"/>
        </table:table-row>
        <table:table-row table:style-name="ro44">
          <table:table-cell table:style-name="ce776" table:formula="oooc:=[ParameterList.T104]" office:value-type="string" office:string-value="Waste heat recovery for this process" table:number-columns-spanned="2" table:number-rows-spanned="1">
            <text:p>Waste heat recovery for this process</text:p>
          </table:table-cell>
          <table:covered-table-cell table:style-name="ce619"/>
          <table:table-cell table:style-name="ce634" table:number-columns-spanned="3" table:number-rows-spanned="1"/>
          <table:covered-table-cell table:number-columns-repeated="2" table:style-name="ce634"/>
          <table:table-cell table:style-name="ce634" table:number-columns-spanned="3" table:number-rows-spanned="1"/>
          <table:covered-table-cell table:number-columns-repeated="2"/>
          <table:table-cell table:style-name="ce634" table:number-columns-spanned="3" table:number-rows-spanned="1"/>
          <table:covered-table-cell table:number-columns-repeated="2"/>
          <table:table-cell table:style-name="ce765" table:number-columns-spanned="2" table:number-rows-spanned="1"/>
          <table:covered-table-cell table:style-name="ce825"/>
          <table:table-cell table:number-columns-repeated="3"/>
          <table:table-cell table:style-name="ce615" table:number-columns-repeated="240"/>
        </table:table-row>
        <table:table-row table:style-name="ro44">
          <table:table-cell table:style-name="ce688" table:formula="oooc:=[ParameterList.T105]" office:value-type="string" office:string-value="Exists heat from heat  recovery for the process ?">
            <text:p>Exists heat from heat <text:s/>recovery for the process ?</text:p>
          </table:table-cell>
          <table:table-cell table:style-name="ce619" table:formula="oooc:=[ParameterList.AR105]" office:value-type="string" office:string-value="(yes/no)">
            <text:p>(yes/no)</text:p>
          </table:table-cell>
          <table:table-cell table:style-name="ce795"/>
          <table:table-cell table:style-name="ce807" table:number-columns-repeated="2"/>
          <table:table-cell table:style-name="ce795"/>
          <table:table-cell table:style-name="ce807" table:number-columns-repeated="2"/>
          <table:table-cell table:style-name="ce795"/>
          <table:table-cell table:style-name="ce807"/>
          <table:table-cell table:style-name="ce813"/>
          <table:table-cell table:style-name="ce765" table:formula="oooc:=[ParameterList.AF105]"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75"/>
          <table:table-cell table:style-name="ce615" table:number-columns-repeated="243"/>
        </table:table-row>
        <table:table-row table:style-name="ro44">
          <table:table-cell table:style-name="ce688" table:formula="oooc:=[ParameterList.T106]" office:value-type="string" office:string-value="source of waste heat">
            <text:p>source of waste heat</text:p>
          </table:table-cell>
          <table:table-cell table:style-name="ce619" table:formula="oooc:=[ParameterList.AR106]" office:value-type="string" office:string-value="-">
            <text:p>-</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765" table:formula="oooc:=[ParameterList.AF106]"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77"/>
          <table:table-cell table:style-name="ce615" table:number-columns-repeated="243"/>
        </table:table-row>
        <table:table-row table:style-name="ro44">
          <table:table-cell table:style-name="ce777" table:formula="oooc:=[ParameterList.T107]" office:value-type="string" office:string-value="inlet temperature of the process medium  (after heat recovery)">
            <text:p>inlet temperature of the process medium <text:s/>(after heat recovery)</text:p>
          </table:table-cell>
          <table:table-cell table:style-name="ce784" table:formula="oooc:=[ParameterList.AR107]" office:value-type="string" office:string-value="°C">
            <text:p>°C</text:p>
          </table:table-cell>
          <table:table-cell table:style-name="ce796"/>
          <table:table-cell table:style-name="ce808" table:number-columns-repeated="2"/>
          <table:table-cell table:style-name="ce796"/>
          <table:table-cell table:style-name="ce808" table:number-columns-repeated="2"/>
          <table:table-cell table:style-name="ce796"/>
          <table:table-cell table:style-name="ce808"/>
          <table:table-cell table:style-name="ce815"/>
          <table:table-cell table:style-name="ce819" table:formula="oooc:=[ParameterList.AF107]"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827"/>
          <table:table-cell table:style-name="ce615" table:number-columns-repeated="243"/>
        </table:table-row>
        <table:table-row table:style-name="ro45">
          <table:table-cell table:style-name="ce622" table:number-columns-repeated="2"/>
          <table:table-cell table:style-name="ce797"/>
          <table:table-cell table:style-name="ce622" table:number-columns-repeated="10"/>
          <table:table-cell table:number-columns-repeated="17"/>
          <table:table-cell table:style-name="ce680" table:number-columns-repeated="226"/>
        </table:table-row>
        <table:table-row table:style-name="ro39">
          <table:table-cell table:style-name="ce611" table:formula="oooc:=[ParameterList.T97]" office:value-type="string" office:string-value="Waste heat (available for heat recovery) " table:number-columns-spanned="2" table:number-rows-spanned="1">
            <text:p>Waste heat (available for heat recovery) </text:p>
          </table:table-cell>
          <table:covered-table-cell table:style-name="ce785"/>
          <table:table-cell table:style-name="ce798" table:number-columns-spanned="3" table:number-rows-spanned="1"/>
          <table:covered-table-cell table:number-columns-repeated="2" table:style-name="ce809"/>
          <table:table-cell table:style-name="ce798" table:number-columns-spanned="3" table:number-rows-spanned="1"/>
          <table:covered-table-cell table:number-columns-repeated="2" table:style-name="ce812"/>
          <table:table-cell table:style-name="ce798" table:number-columns-spanned="3" table:number-rows-spanned="1"/>
          <table:covered-table-cell table:number-columns-repeated="2" table:style-name="ce812"/>
          <table:table-cell table:style-name="ce820" table:formula="oooc:=[ParameterList.AF97]" office:value-type="string" office:string-value="notes" table:number-columns-spanned="2" table:number-rows-spanned="1">
            <text:p>notes</text:p>
          </table:table-cell>
          <table:covered-table-cell table:style-name="ce824"/>
          <table:table-cell table:number-columns-repeated="3"/>
          <table:table-cell table:style-name="ce615" table:number-columns-repeated="240"/>
        </table:table-row>
        <table:table-row table:style-name="ro39">
          <table:table-cell table:style-name="ce688" table:formula="oooc:=[ParameterList.T98]" office:value-type="string" office:string-value="medium of outgoing waste heat flows">
            <text:p>medium of outgoing waste heat flows</text:p>
          </table:table-cell>
          <table:table-cell table:style-name="ce619" table:formula="oooc:=[ParameterList.AR98]" office:value-type="string" office:string-value="°C">
            <text:p>°C</text:p>
          </table:table-cell>
          <table:table-cell table:style-name="ce795"/>
          <table:table-cell table:style-name="ce807" table:number-columns-repeated="2"/>
          <table:table-cell table:style-name="ce795"/>
          <table:table-cell table:style-name="ce807" table:number-columns-repeated="2"/>
          <table:table-cell table:style-name="ce795"/>
          <table:table-cell table:style-name="ce807"/>
          <table:table-cell table:style-name="ce813"/>
          <table:table-cell table:style-name="ce677" table:formula="oooc:=[ParameterList.AF98]" office:value-type="string" office:string-value="Specify media of waste heat flows (up to 3)" table:number-columns-spanned="2" table:number-rows-spanned="1">
            <text:p>Specify media of waste heat flows (up to 3)</text:p>
          </table:table-cell>
          <table:covered-table-cell table:style-name="ce677"/>
          <table:table-cell table:number-columns-repeated="3"/>
          <table:table-cell table:style-name="ce615" table:number-columns-repeated="240"/>
        </table:table-row>
        <table:table-row table:style-name="ro39">
          <table:table-cell table:style-name="ce688" table:formula="oooc:=[ParameterList.T99]" office:value-type="string" office:string-value="temperature of outgoing (waste) heat flows">
            <text:p>temperature of outgoing (waste) heat flows</text:p>
          </table:table-cell>
          <table:table-cell table:style-name="ce619" table:formula="oooc:=[ParameterList.AR99]" office:value-type="string" office:string-value="°C">
            <text:p>°C</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677" table:formula="oooc:=[ParameterList.AF99]"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77"/>
          <table:table-cell table:number-columns-repeated="3"/>
          <table:table-cell table:style-name="ce615" table:number-columns-repeated="240"/>
        </table:table-row>
        <table:table-row table:style-name="ro39">
          <table:table-cell table:style-name="ce778" table:formula="oooc:=[ParameterList.T100]" office:value-type="string" office:string-value="specific enthalpy of outgoing (waste) heat flows">
            <text:p>specific enthalpy of outgoing (waste) heat flows</text:p>
          </table:table-cell>
          <table:table-cell table:style-name="ce786" table:formula="oooc:=[ParameterList.AR100]" office:value-type="string" office:string-value="°C">
            <text:p>°C</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677" table:formula="oooc:=[ParameterList.AF100]"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77"/>
          <table:table-cell table:number-columns-repeated="3"/>
          <table:table-cell table:style-name="ce615" table:number-columns-repeated="240"/>
        </table:table-row>
        <table:table-row table:style-name="ro39">
          <table:table-cell table:style-name="ce688" table:formula="oooc:=[ParameterList.T101]" office:value-type="string" office:string-value="final  temperature of outgoing (waste) heat flows">
            <text:p>final <text:s/>temperature of outgoing (waste) heat flows</text:p>
          </table:table-cell>
          <table:table-cell table:style-name="ce640" table:formula="oooc:=[ParameterList.AR101]" office:value-type="string" office:string-value="ºC">
            <text:p>ºC</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677" table:formula="oooc:=[ParameterList.AF101]"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825"/>
          <table:table-cell table:style-name="ce615" table:number-columns-repeated="243"/>
        </table:table-row>
        <table:table-row table:style-name="ro39">
          <table:table-cell table:style-name="ce688" table:formula="oooc:=[ParameterList.T102]" office:value-type="string" office:string-value="daily outflow of process medium">
            <text:p>daily outflow of process medium</text:p>
          </table:table-cell>
          <table:table-cell table:style-name="ce640" table:formula="oooc:=[ParameterList.AR102]" office:value-type="string" office:string-value="m³">
            <text:p>m³</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677" table:formula="oooc:=[ParameterList.AF102]"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825"/>
          <table:table-cell table:style-name="ce615" table:number-columns-repeated="243"/>
        </table:table-row>
        <table:table-row table:style-name="ro44">
          <table:table-cell table:style-name="ce777" table:formula="oooc:=[ParameterList.T103]" office:value-type="string" office:string-value="can heat be recovered from the outflowing medium ?">
            <text:p>can heat be recovered from the outflowing medium ?</text:p>
          </table:table-cell>
          <table:table-cell table:style-name="ce784" table:formula="oooc:=[ParameterList.AR103]" office:value-type="string" office:string-value="(yes/no)">
            <text:p>(yes/no)</text:p>
          </table:table-cell>
          <table:table-cell table:style-name="ce796"/>
          <table:table-cell table:style-name="ce808" table:number-columns-repeated="2"/>
          <table:table-cell table:style-name="ce796"/>
          <table:table-cell table:style-name="ce808" table:number-columns-repeated="2"/>
          <table:table-cell table:style-name="ce796"/>
          <table:table-cell table:style-name="ce808"/>
          <table:table-cell table:style-name="ce815"/>
          <table:table-cell table:style-name="ce819" table:formula="oooc:=[ParameterList.AF103]"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827"/>
          <table:table-cell table:style-name="ce615" table:number-columns-repeated="243"/>
        </table:table-row>
        <table:table-row table:style-name="ro45">
          <table:table-cell table:style-name="ce622" table:number-columns-repeated="2"/>
          <table:table-cell table:style-name="ce797"/>
          <table:table-cell table:style-name="ce622" table:number-columns-repeated="10"/>
          <table:table-cell table:number-columns-repeated="17"/>
          <table:table-cell table:style-name="ce680" table:number-columns-repeated="226"/>
        </table:table-row>
        <table:table-row table:style-name="ro46">
          <table:table-cell table:style-name="ce779" table:formula="oooc:=[ParameterList.T87]" office:value-type="string" office:string-value="Schedule" table:number-columns-spanned="2" table:number-rows-spanned="1">
            <text:p>Schedule</text:p>
          </table:table-cell>
          <table:covered-table-cell table:style-name="ce787"/>
          <table:table-cell table:style-name="ce798" table:number-columns-spanned="3" table:number-rows-spanned="1"/>
          <table:covered-table-cell table:number-columns-repeated="2" table:style-name="ce809"/>
          <table:table-cell table:style-name="ce798" table:number-columns-spanned="3" table:number-rows-spanned="1"/>
          <table:covered-table-cell table:number-columns-repeated="2"/>
          <table:table-cell table:style-name="ce798" table:number-columns-spanned="3" table:number-rows-spanned="1"/>
          <table:covered-table-cell table:number-columns-repeated="2"/>
          <table:table-cell table:style-name="ce821" table:formula="oooc:=[ParameterList.AF87]"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28"/>
          <table:table-cell table:number-columns-repeated="3"/>
          <table:table-cell table:style-name="ce615" table:number-columns-repeated="240"/>
        </table:table-row>
        <table:table-row table:style-name="ro39">
          <table:table-cell table:style-name="ce688" table:formula="oooc:=[ParameterList.T88]" office:value-type="string" office:string-value="hours of process operation per day">
            <text:p>hours of process operation per day</text:p>
          </table:table-cell>
          <table:table-cell table:style-name="ce640" table:formula="oooc:=[ParameterList.AR88]" office:value-type="string" office:string-value="h/day">
            <text:p>h/day</text:p>
          </table:table-cell>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covered-table-cell table:style-name="ce574"/>
          <table:covered-table-cell table:style-name="ce825"/>
          <table:table-cell table:number-columns-repeated="3"/>
          <table:table-cell table:style-name="ce615" table:number-columns-repeated="240"/>
        </table:table-row>
        <table:table-row table:style-name="ro39">
          <table:table-cell table:style-name="ce688" table:formula="oooc:=[ParameterList.T89]" office:value-type="string" office:string-value="number of batches per day">
            <text:p>number of batches per day</text:p>
          </table:table-cell>
          <table:table-cell table:style-name="ce640" table:formula="oooc:=[ParameterList.AR89]" office:value-type="string" office:string-value="-">
            <text:p>-</text:p>
          </table:table-cell>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covered-table-cell table:style-name="ce574"/>
          <table:covered-table-cell table:style-name="ce825"/>
          <table:table-cell table:number-columns-repeated="3"/>
          <table:table-cell table:style-name="ce615" table:number-columns-repeated="240"/>
        </table:table-row>
        <table:table-row table:style-name="ro39">
          <table:table-cell table:style-name="ce688" table:formula="oooc:=[ParameterList.T90]" office:value-type="string" office:string-value="duration of 1 batch">
            <text:p>duration of 1 batch</text:p>
          </table:table-cell>
          <table:table-cell table:style-name="ce640" table:formula="oooc:=[ParameterList.AR90]" office:value-type="string" office:string-value="h ">
            <text:p>h </text:p>
          </table:table-cell>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table-cell table:style-name="ce799" table:number-columns-spanned="3" table:number-rows-spanned="1"/>
          <table:covered-table-cell table:number-columns-repeated="2" table:style-name="ce712"/>
          <table:covered-table-cell table:style-name="ce574"/>
          <table:covered-table-cell table:style-name="ce825"/>
          <table:table-cell table:number-columns-repeated="3"/>
          <table:table-cell table:style-name="ce615" table:number-columns-repeated="240"/>
        </table:table-row>
        <table:table-row table:style-name="ro39">
          <table:table-cell table:style-name="ce686" table:formula="oooc:=[ParameterList.T91]" office:value-type="string" office:string-value="days of process operation per year">
            <text:p>days of process operation per year</text:p>
          </table:table-cell>
          <table:table-cell table:style-name="ce620" table:formula="oooc:=[ParameterList.AR91]" office:value-type="string" office:string-value="days / year">
            <text:p>days / year</text:p>
          </table:table-cell>
          <table:table-cell table:style-name="ce800" table:number-columns-spanned="3" table:number-rows-spanned="1"/>
          <table:covered-table-cell table:number-columns-repeated="2" table:style-name="ce810"/>
          <table:table-cell table:style-name="ce800" table:number-columns-spanned="3" table:number-rows-spanned="1"/>
          <table:covered-table-cell table:number-columns-repeated="2" table:style-name="ce810"/>
          <table:table-cell table:style-name="ce800" table:number-columns-spanned="3" table:number-rows-spanned="1"/>
          <table:covered-table-cell table:style-name="ce810"/>
          <table:covered-table-cell table:style-name="ce816"/>
          <table:covered-table-cell table:style-name="ce822"/>
          <table:covered-table-cell table:style-name="ce827"/>
          <table:table-cell table:number-columns-repeated="3"/>
          <table:table-cell table:style-name="ce615" table:number-columns-repeated="240"/>
        </table:table-row>
        <table:table-row table:style-name="ro45">
          <table:table-cell table:style-name="ce622" table:number-columns-repeated="2"/>
          <table:table-cell table:style-name="ce797"/>
          <table:table-cell table:style-name="ce622" table:number-columns-repeated="10"/>
          <table:table-cell table:number-columns-repeated="17"/>
          <table:table-cell table:style-name="ce680" table:number-columns-repeated="226"/>
        </table:table-row>
        <table:table-row table:style-name="ro39">
          <table:table-cell table:style-name="ce611" table:formula="oooc:=[ParameterList.T110]" office:value-type="string" office:string-value="Data of existing Heat/Cold supply to the process">
            <text:p>Data of existing Heat/Cold supply to the process</text:p>
          </table:table-cell>
          <table:table-cell table:style-name="ce788"/>
          <table:table-cell table:style-name="ce798" table:number-columns-spanned="3" table:number-rows-spanned="1"/>
          <table:covered-table-cell table:number-columns-repeated="2" table:style-name="ce809"/>
          <table:table-cell table:style-name="ce798" table:number-columns-spanned="3" table:number-rows-spanned="1"/>
          <table:covered-table-cell table:number-columns-repeated="2"/>
          <table:table-cell table:style-name="ce798" table:number-columns-spanned="3" table:number-rows-spanned="1"/>
          <table:covered-table-cell table:number-columns-repeated="2"/>
          <table:table-cell table:style-name="ce820" table:formula="oooc:=[ParameterList.AF110]" office:value-type="string" office:string-value="notes" table:number-columns-spanned="2" table:number-rows-spanned="1">
            <text:p>notes</text:p>
          </table:table-cell>
          <table:covered-table-cell table:style-name="ce824"/>
          <table:table-cell table:number-columns-repeated="243"/>
        </table:table-row>
        <table:table-row table:style-name="ro39">
          <table:table-cell table:style-name="ce688" table:formula="oooc:=[ParameterList.T111]" office:value-type="string" office:string-value="Medium supplying heat or cold to the process (water, steam, air)">
            <text:p>Medium supplying heat or cold to the process (water, steam, air)</text:p>
          </table:table-cell>
          <table:table-cell table:style-name="ce640" table:formula="oooc:=[ParameterList.AR111]" office:value-type="string" office:string-value="-">
            <text:p>-</text:p>
          </table:table-cell>
          <table:table-cell table:style-name="ce795"/>
          <table:table-cell table:style-name="ce807" table:number-columns-repeated="2"/>
          <table:table-cell table:style-name="ce795"/>
          <table:table-cell table:style-name="ce807" table:number-columns-repeated="2"/>
          <table:table-cell table:style-name="ce795"/>
          <table:table-cell table:style-name="ce807"/>
          <table:table-cell table:style-name="ce813"/>
          <table:table-cell table:style-name="ce573" table:formula="oooc:=[ParameterList.AF111]" office:value-type="string" office:string-value="Medium supplying heat or cold to the process (up to 3)" table:number-columns-spanned="2" table:number-rows-spanned="1">
            <text:p>Medium supplying heat or cold to the process (up to 3)</text:p>
          </table:table-cell>
          <table:covered-table-cell table:style-name="ce825"/>
          <table:table-cell table:number-columns-repeated="243"/>
        </table:table-row>
        <table:table-row table:style-name="ro44">
          <table:table-cell table:style-name="ce688" table:formula="oooc:=[ParameterList.T112]" office:value-type="string" office:string-value="heat or cold supply to the process from distribution line / branch No.">
            <text:p>heat or cold supply to the process from distribution line / branch No.</text:p>
          </table:table-cell>
          <table:table-cell table:style-name="ce640" table:formula="oooc:=[ParameterList.AR112]" office:value-type="string" office:string-value="-">
            <text:p>-</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573" table:formula="oooc:=[ParameterList.AF112]" office:value-type="string" office:string-value="Specify the distribution(supply) line of heat/cold feeding the process, using the nomenclature of the hydraulic scheme" table:number-columns-spanned="2" table:number-rows-spanned="1">
            <office:annotation office:display="true" draw:style-name="gr1" draw:text-style-name="P2" svg:width="2.888cm" svg:height="4.546cm" svg:x="33.449cm" svg:y="25.481cm" draw:caption-point-x="-2.768cm" draw:caption-point-y="3.048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825"/>
          <table:table-cell table:number-columns-repeated="243"/>
        </table:table-row>
        <table:table-row table:style-name="ro47">
          <table:table-cell table:style-name="ce688" table:formula="oooc:=[ParameterList.T113]" office:value-type="string" office:string-value="temperature of the incoming medium supplying heat or cold to the process/heat exchanger">
            <text:p>temperature of the incoming medium supplying heat or cold to the process/heat exchanger</text:p>
          </table:table-cell>
          <table:table-cell table:style-name="ce640" table:formula="oooc:=[ParameterList.AR113]" office:value-type="string" office:string-value="°C">
            <text:p>°C</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573" table:formula="oooc:=[ParameterList.AF113]" office:value-type="string" office:string-value="Temperature of the supplying medium at heat exchanger's inlet" table:number-columns-spanned="2" table:number-rows-spanned="1">
            <text:p>Temperature of the supplying medium at heat exchanger's inlet</text:p>
          </table:table-cell>
          <table:covered-table-cell table:style-name="ce825"/>
          <table:table-cell table:number-columns-repeated="243"/>
        </table:table-row>
        <table:table-row table:style-name="ro39">
          <table:table-cell table:style-name="ce688" table:formula="oooc:=[ParameterList.T115]" office:value-type="string" office:string-value="flow rate of the heat supply medium (close to process)">
            <text:p>flow rate of the heat supply medium (close to process)</text:p>
          </table:table-cell>
          <table:table-cell table:style-name="ce640" table:formula="oooc:=[ParameterList.AR115]" office:value-type="string" office:string-value="m³/h">
            <text:p>m³/h</text:p>
          </table:table-cell>
          <table:table-cell table:style-name="ce793"/>
          <table:table-cell table:style-name="ce805" table:number-columns-repeated="2"/>
          <table:table-cell table:style-name="ce793"/>
          <table:table-cell table:style-name="ce805" table:number-columns-repeated="2"/>
          <table:table-cell table:style-name="ce793"/>
          <table:table-cell table:style-name="ce805"/>
          <table:table-cell table:style-name="ce814"/>
          <table:table-cell table:style-name="ce573" table:formula="oooc:=[ParameterList.AF115]" office:value-type="string" office:string-value="Mass flow of the heat/cold supplyind medium" table:number-columns-spanned="2" table:number-rows-spanned="1">
            <text:p>Mass flow of the heat/cold supplyind medium</text:p>
          </table:table-cell>
          <table:covered-table-cell table:style-name="ce825"/>
          <table:table-cell table:number-columns-repeated="243"/>
        </table:table-row>
        <table:table-row table:style-name="ro39">
          <table:table-cell table:style-name="ce780" table:formula="oooc:=[ParameterList.T116]" office:value-type="string" office:string-value="Annual consumption of UPH">
            <text:p>Annual consumption of UPH</text:p>
          </table:table-cell>
          <table:table-cell table:style-name="ce784" table:formula="oooc:=[ParameterList.AR116]" office:value-type="string" office:string-value="MWh / year">
            <text:p>MWh / year</text:p>
          </table:table-cell>
          <table:table-cell table:style-name="ce796"/>
          <table:table-cell table:style-name="ce808" table:number-columns-repeated="2"/>
          <table:table-cell table:style-name="ce796"/>
          <table:table-cell table:style-name="ce808" table:number-columns-repeated="2"/>
          <table:table-cell table:style-name="ce796"/>
          <table:table-cell table:style-name="ce808"/>
          <table:table-cell table:style-name="ce815"/>
          <table:table-cell table:style-name="ce748" table:formula="oooc:=[ParameterList.AF116]" office:value-type="string" office:string-value="Only for the process" table:number-columns-spanned="2" table:number-rows-spanned="1">
            <text:p>Only for the process</text:p>
          </table:table-cell>
          <table:covered-table-cell table:style-name="ce826"/>
          <table:table-cell table:number-columns-repeated="243"/>
        </table:table-row>
        <table:table-row table:style-name="ro4" table:number-rows-repeated="65498">
          <table:table-cell table:number-columns-repeated="256"/>
        </table:table-row>
        <table:table-row table:style-name="ro4">
          <table:table-cell table:number-columns-repeated="256"/>
        </table:table-row>
      </table:table>
      <table:table table:name="Q3A" table:style-name="ta1" table:print="false">
        <table:table-column table:style-name="co62" table:default-cell-style-name="ce612"/>
        <table:table-column table:style-name="co63" table:default-cell-style-name="ce831"/>
        <table:table-column table:style-name="co64" table:default-cell-style-name="ce834"/>
        <table:table-column table:style-name="co64" table:number-columns-repeated="4" table:default-cell-style-name="ce835"/>
        <table:table-column table:style-name="co47" table:default-cell-style-name="ce821"/>
        <table:table-column table:style-name="co47" table:default-cell-style-name="ce836"/>
        <table:table-column table:style-name="co47" table:number-columns-repeated="247"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number-columns-repeated="2"/>
          <table:table-cell table:style-name="ce811"/>
          <table:table-cell table:style-name="ce645" office:value-type="string">
            <text:p>Process data</text:p>
            <text:p><text:span text:style-name="T24">annex: time </text:span><text:span text:style-name="T24">schedules</text:span></text:p>
          </table:table-cell>
          <table:table-cell table:style-name="ce645" office:value-type="string">
            <text:p>3A</text:p>
          </table:table-cell>
          <table:table-cell table:style-name="Default"/>
          <table:table-cell table:style-name="ce615" table:number-columns-repeated="2"/>
          <table:table-cell table:style-name="ce773"/>
          <table:table-cell table:number-columns-repeated="244"/>
        </table:table-row>
        <table:table-row table:style-name="ro48">
          <table:table-cell table:style-name="ce829" office:value-type="string" table:number-columns-spanned="2" table:number-rows-spanned="1">
            <text:p>Continuous/batch</text:p>
          </table:table-cell>
          <table:covered-table-cell table:style-name="Default"/>
          <table:table-cell table:style-name="ce790" office:value-type="float" office:value="1">
            <text:p>1</text:p>
          </table:table-cell>
          <table:table-cell table:style-name="ce790" office:value-type="float" office:value="2">
            <text:p>2</text:p>
          </table:table-cell>
          <table:table-cell table:style-name="ce790" office:value-type="float" office:value="3">
            <text:p>3</text:p>
          </table:table-cell>
          <table:table-cell table:style-name="ce790" office:value-type="float" office:value="4">
            <text:p>4</text:p>
          </table:table-cell>
          <table:table-cell table:style-name="ce790" office:value-type="float" office:value="5">
            <text:p>5</text:p>
          </table:table-cell>
          <table:table-cell table:style-name="ce836" table:number-columns-spanned="2" table:number-rows-spanned="20"/>
          <table:covered-table-cell/>
          <table:table-cell table:number-columns-repeated="247"/>
        </table:table-row>
        <table:table-row table:style-name="ro49">
          <table:table-cell table:style-name="ce830"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32"/>
          <table:table-cell table:number-columns-repeated="5"/>
          <table:covered-table-cell table:number-columns-repeated="2"/>
          <table:table-cell table:number-columns-repeated="247"/>
        </table:table-row>
        <table:table-row table:style-name="ro50">
          <table:table-cell office:value-type="string">
            <text:p>end time 1</text:p>
          </table:table-cell>
          <table:table-cell table:style-name="ce832"/>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32"/>
          <table:table-cell table:number-columns-repeated="5"/>
          <table:covered-table-cell table:number-columns-repeated="2"/>
          <table:table-cell table:number-columns-repeated="247"/>
        </table:table-row>
        <table:table-row table:style-name="ro51">
          <table:table-cell office:value-type="string">
            <text:p>end time 2</text:p>
          </table:table-cell>
          <table:table-cell table:style-name="ce832"/>
          <table:table-cell table:number-columns-repeated="5"/>
          <table:covered-table-cell table:number-columns-repeated="2"/>
          <table:table-cell table:number-columns-repeated="247"/>
        </table:table-row>
        <table:table-row table:style-name="ro52">
          <table:table-cell table:style-name="ce830"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88"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3">
          <table:table-cell table:style-name="ce686" office:value-type="string">
            <text:p>days of process operation per year</text:p>
          </table:table-cell>
          <table:table-cell table:style-name="ce833" office:value-type="string">
            <text:p>days / year</text:p>
          </table:table-cell>
          <table:table-cell table:style-name="ce794" table:number-columns-repeated="5"/>
          <table:covered-table-cell table:number-columns-repeated="2"/>
          <table:table-cell table:number-columns-repeated="247"/>
        </table:table-row>
      </table:table>
      <table:table table:name="Q4H_HeatGeneration" table:style-name="ta1" table:print="false">
        <office:forms form:automatic-focus="false" form:apply-design-mode="false"/>
        <table:table-column table:style-name="co65" table:default-cell-style-name="ce615"/>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56"/>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table-cell table:style-name="ce811"/>
          <table:table-cell/>
          <table:table-cell table:style-name="ce645" office:value-type="string">
            <text:p>Generation of heat and cold</text:p>
          </table:table-cell>
          <table:table-cell table:style-name="ce645" office:value-type="float" office:value="4">
            <text:p>4</text:p>
          </table:table-cell>
          <table:table-cell table:style-name="ce823"/>
          <table:table-cell table:style-name="ce615" table:number-columns-repeated="2"/>
          <table:table-cell table:style-name="ce773"/>
          <table:table-cell table:number-columns-repeated="244"/>
        </table:table-row>
        <table:table-row table:style-name="ro54">
          <table:table-cell table:style-name="ce837" office:value-type="string" table:number-columns-spanned="2" table:number-rows-spanned="1">
            <text:p>data to be linked !!!</text:p>
          </table:table-cell>
          <table:covered-table-cell table:style-name="ce782"/>
          <table:table-cell table:style-name="ce845" office:value-type="float" office:value="1" table:number-columns-spanned="1" table:number-rows-spanned="2">
            <text:p>1</text:p>
          </table:table-cell>
          <table:table-cell table:style-name="ce847" office:value-type="float" office:value="2" table:number-columns-spanned="1" table:number-rows-spanned="2">
            <text:p>2</text:p>
          </table:table-cell>
          <table:table-cell table:style-name="ce847" office:value-type="float" office:value="3" table:number-columns-spanned="1" table:number-rows-spanned="2">
            <text:p>3</text:p>
          </table:table-cell>
          <table:table-cell table:style-name="ce847" office:value-type="float" office:value="4" table:number-columns-spanned="1" table:number-rows-spanned="2">
            <text:p>4</text:p>
          </table:table-cell>
          <table:table-cell table:style-name="ce852" office:value-type="float" office:value="5" table:number-columns-spanned="1" table:number-rows-spanned="2">
            <text:p>5</text:p>
          </table:table-cell>
          <table:table-cell table:style-name="ce853"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6"/>
          <table:table-cell table:style-name="ce615" table:number-columns-repeated="247"/>
        </table:table-row>
        <table:table-row table:style-name="ro55">
          <table:table-cell table:style-name="ce838" office:value-type="string" table:number-columns-spanned="2" table:number-rows-spanned="1">
            <text:p>Common equipment parameters</text:p>
          </table:table-cell>
          <table:covered-table-cell table:style-name="ce842"/>
          <table:covered-table-cell table:style-name="ce845"/>
          <table:covered-table-cell table:number-columns-repeated="3" table:style-name="ce847"/>
          <table:covered-table-cell table:style-name="ce852"/>
          <table:covered-table-cell table:style-name="ce853"/>
          <table:covered-table-cell table:style-name="ce856"/>
          <table:table-cell table:style-name="ce615" table:number-columns-repeated="247"/>
        </table:table-row>
        <table:table-row table:style-name="ro39">
          <table:table-cell table:style-name="ce839" table:formula="oooc:=[ParameterList.T274]" office:value-type="string" office:string-value="Short name of equipment">
            <text:p>Short name of equipment</text:p>
          </table:table-cell>
          <table:table-cell table:style-name="ce843" office:value-type="string">
            <text:p>-</text:p>
          </table:table-cell>
          <table:table-cell table:style-name="ce617" table:number-columns-repeated="2"/>
          <table:table-cell table:style-name="ce848" table:number-columns-repeated="3"/>
          <table:table-cell table:style-name="ce573" table:formula="oooc:=['Q1 GeneralData'.AF248]" office:value-type="float" office:value="0" table:number-columns-spanned="2" table:number-rows-spanned="1">
            <text:p>0</text:p>
          </table:table-cell>
          <table:covered-table-cell table:style-name="ce857"/>
          <table:table-cell table:style-name="ce615" table:number-columns-repeated="247"/>
        </table:table-row>
        <table:table-row table:style-name="ro39">
          <table:table-cell table:style-name="ce839" table:formula="oooc:=[ParameterList.T275]" office:value-type="string" office:string-value="Manufacturer">
            <text:p>Manufacturer</text:p>
          </table:table-cell>
          <table:table-cell table:style-name="ce843" office:value-type="string">
            <text:p>-</text:p>
          </table:table-cell>
          <table:table-cell table:style-name="ce617" table:number-columns-repeated="5"/>
          <table:table-cell table:style-name="ce573" table:formula="oooc:=['Q1 GeneralData'.AF249]" office:value-type="float" office:value="0" table:number-columns-spanned="2" table:number-rows-spanned="1">
            <text:p>0</text:p>
          </table:table-cell>
          <table:covered-table-cell table:style-name="ce858"/>
          <table:table-cell table:number-columns-repeated="247"/>
        </table:table-row>
        <table:table-row table:style-name="ro39">
          <table:table-cell table:style-name="ce839" table:formula="oooc:=[ParameterList.T276]" office:value-type="string" office:string-value="Year of  manufacturing or/and installation?">
            <text:p>Year of <text:s/>manufacturing or/and installation?</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8"/>
          <table:table-cell table:number-columns-repeated="247"/>
        </table:table-row>
        <table:table-row table:style-name="ro39">
          <table:table-cell table:style-name="ce839" table:formula="oooc:=[ParameterList.T277]" office:value-type="string" office:string-value="Model">
            <text:p>Model</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8"/>
          <table:table-cell table:number-columns-repeated="247"/>
        </table:table-row>
        <table:table-row table:style-name="ro39">
          <table:table-cell table:style-name="ce839" table:formula="oooc:=[ParameterList.T278]" office:value-type="string" office:string-value="Type of equipment">
            <text:p>Type of equipment</text:p>
          </table:table-cell>
          <table:table-cell table:style-name="ce843" office:value-type="string">
            <text:p>-</text:p>
          </table:table-cell>
          <table:table-cell table:style-name="ce617" table:number-columns-repeated="5"/>
          <table:table-cell table:style-name="ce573" table:formula="oooc:=['Q1 GeneralData'.AF252]" office:value-type="float" office:value="0" table:number-columns-spanned="2" table:number-rows-spanned="1">
            <office:annotation office:display="true" draw:style-name="gr1" draw:text-style-name="P2" svg:width="2.885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7"/>
          <table:table-cell table:number-columns-repeated="247"/>
        </table:table-row>
        <table:table-row table:style-name="ro39">
          <table:table-cell table:style-name="ce839" table:formula="oooc:=[ParameterList.T279]" office:value-type="string" office:string-value="Number of units of the same type">
            <text:p>Number of units of the same type</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81]" office:value-type="string" office:string-value="Nominal power (heat or cold, output)">
            <text:p>Nominal power (heat or cold, output)</text:p>
          </table:table-cell>
          <table:table-cell table:style-name="ce843" office:value-type="string">
            <text:p>kW</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80]" office:value-type="string" office:string-value="Fuel type">
            <text:p>Fuel type</text:p>
          </table:table-cell>
          <table:table-cell table:style-name="ce843" office:value-type="string">
            <text:p>-</text:p>
          </table:table-cell>
          <table:table-cell table:style-name="ce617" table:number-columns-repeated="2"/>
          <table:table-cell table:style-name="ce624" table:number-columns-repeated="3"/>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82]" office:value-type="string" office:string-value="Fuel consumption (nominal)">
            <text:p>Fuel consumption (nominal)</text:p>
          </table:table-cell>
          <table:table-cell table:style-name="ce843" office:value-type="string">
            <text:p>-</text:p>
          </table:table-cell>
          <table:table-cell table:style-name="ce617" table:number-columns-repeated="5"/>
          <table:table-cell table:style-name="ce573" table:formula="oooc:=['Q1 GeneralData'.AF256]" office:value-type="float" office:value="0" table:number-columns-spanned="2" table:number-rows-spanned="1">
            <text:p>0</text:p>
          </table:table-cell>
          <table:covered-table-cell table:style-name="ce857"/>
          <table:table-cell table:number-columns-repeated="247"/>
        </table:table-row>
        <table:table-row table:style-name="ro39">
          <table:table-cell table:style-name="ce839" table:formula="oooc:=[ParameterList.T283]" office:value-type="string" office:string-value="Units (fuel consumption)">
            <text:p>Units (fuel consumption)</text:p>
          </table:table-cell>
          <table:table-cell table:style-name="ce843" office:value-type="string">
            <text:p>-</text:p>
          </table:table-cell>
          <table:table-cell table:style-name="ce617" table:number-columns-repeated="5"/>
          <table:table-cell table:style-name="ce573" table:formula="oooc:=['Q1 GeneralData'.AF257]" office:value-type="float" office:value="0" table:number-columns-spanned="2" table:number-rows-spanned="1">
            <text:p>0</text:p>
          </table:table-cell>
          <table:covered-table-cell table:style-name="ce857"/>
          <table:table-cell table:number-columns-repeated="247"/>
        </table:table-row>
        <table:table-row table:style-name="ro39">
          <table:table-cell table:style-name="ce839" table:formula="oooc:=[ParameterList.T284]" office:value-type="string" office:string-value="Electrical power input">
            <text:p>Electrical power input</text:p>
          </table:table-cell>
          <table:table-cell table:style-name="ce843" office:value-type="string">
            <text:p>kW</text:p>
          </table:table-cell>
          <table:table-cell table:style-name="ce617" office:value-type="string">
            <text:p>Electric power input = Electric consumption?</text:p>
          </table:table-cell>
          <table:table-cell table:style-name="ce617" table:number-columns-repeated="4"/>
          <table:table-cell table:style-name="ce573" table:formula="oooc:=[ParameterList.AF284]" office:value-type="string" office:string-value="Electrical power, incl. auxiliary components, such as water pumps, control,..." table:number-columns-spanned="2" table:number-rows-spanned="1">
            <text:p>Electrical power, incl. auxiliary components, such as water pumps, control,...</text:p>
          </table:table-cell>
          <table:covered-table-cell/>
          <table:table-cell table:number-columns-repeated="247"/>
        </table:table-row>
        <table:table-row table:style-name="ro39">
          <table:table-cell table:style-name="ce839" table:formula="oooc:=[ParameterList.T285]" office:value-type="string" office:string-value="Mean overall thermal conversion efficiency">
            <text:p>Mean overall thermal conversion efficiency</text:p>
          </table:table-cell>
          <table:table-cell table:style-name="ce843" office:value-type="string">
            <text:p>-</text:p>
          </table:table-cell>
          <table:table-cell table:style-name="ce617" table:number-columns-repeated="5"/>
          <table:table-cell table:style-name="ce573" table:formula="oooc:=[ParameterList.AF285]" office:value-type="string" office:string-value="Specify the efficiencyof boiler or EER(COP) for cold generation" table:number-columns-spanned="2" table:number-rows-spanned="1">
            <text:p>Specify the efficiencyof boiler or EER(COP) for cold generation</text:p>
          </table:table-cell>
          <table:covered-table-cell table:style-name="ce857"/>
          <table:table-cell table:number-columns-repeated="247"/>
        </table:table-row>
        <table:table-row table:style-name="ro39">
          <table:table-cell table:style-name="ce839" table:formula="oooc:=[ParameterList.T286]" office:value-type="string" office:string-value="Temperature of exhaust gas at standard operation conditions">
            <text:p>Temperature of exhaust gas at standard operation conditions</text:p>
          </table:table-cell>
          <table:table-cell table:style-name="ce843" office:value-type="string">
            <text:p>ºC</text:p>
          </table:table-cell>
          <table:table-cell table:style-name="ce617" table:number-columns-repeated="2"/>
          <table:table-cell table:style-name="ce849" table:number-columns-repeated="3"/>
          <table:table-cell table:style-name="ce573" table:number-columns-spanned="2" table:number-rows-spanned="1"/>
          <table:covered-table-cell table:style-name="ce857"/>
          <table:table-cell table:number-columns-repeated="247"/>
        </table:table-row>
        <table:table-row table:style-name="ro39">
          <table:table-cell table:style-name="ce840" table:formula="oooc:=[ParameterList.T287]" office:value-type="string" office:string-value="Excess air ratio">
            <text:p>Excess air ratio</text:p>
          </table:table-cell>
          <table:table-cell table:style-name="ce843" office:value-type="string">
            <text:p>-</text:p>
          </table:table-cell>
          <table:table-cell table:style-name="ce617" table:number-columns-repeated="2"/>
          <table:table-cell table:style-name="ce849" table:number-columns-repeated="3"/>
          <table:table-cell table:style-name="ce854" table:formula="oooc:=[ParameterList.AF287]" office:value-type="string" office:string-value="Only for boilers" table:number-columns-spanned="2" table:number-rows-spanned="1">
            <text:p>Only for boilers</text:p>
          </table:table-cell>
          <table:covered-table-cell table:style-name="ce765"/>
          <table:table-cell table:number-columns-repeated="247"/>
        </table:table-row>
        <table:table-row table:style-name="ro39">
          <table:table-cell table:style-name="ce839" table:formula="oooc:=[ParameterList.T288]" office:value-type="string" office:string-value="Mean utilisation factor (full capacity = 100%)">
            <text:p>Mean utilisation factor (full capacity = 100%)</text:p>
          </table:table-cell>
          <table:table-cell table:style-name="ce843" office:value-type="string">
            <text:p>-</text:p>
          </table:table-cell>
          <table:table-cell table:style-name="ce617" table:number-columns-repeated="5"/>
          <table:table-cell table:style-name="ce573" table:formula="oooc:=['Q1 GeneralData'.AF263]" office:value-type="float" office:value="0" table:number-columns-spanned="2" table:number-rows-spanned="1">
            <text:p>0</text:p>
          </table:table-cell>
          <table:covered-table-cell table:style-name="ce857"/>
          <table:table-cell table:number-columns-repeated="247"/>
        </table:table-row>
        <table:table-row table:style-name="ro39">
          <table:table-cell table:style-name="ce839" table:formula="oooc:=[ParameterList.T289]" office:value-type="string" office:string-value="Hours of operation per day">
            <text:p>Hours of operation per day</text:p>
          </table:table-cell>
          <table:table-cell table:style-name="ce843" office:value-type="string">
            <text:p>h/day</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90]" office:value-type="string" office:string-value="Days of operation per year">
            <text:p>Days of operation per year</text:p>
          </table:table-cell>
          <table:table-cell table:style-name="ce843" office:value-type="string">
            <text:p>days / year</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40" table:formula="oooc:=[ParameterList.T292]" office:value-type="string" office:string-value="Heat or cold supplyed to the distribution line / branch (piping or duct) no.">
            <text:p>Heat or cold supplyed to the distribution line / branch (piping or duct) no.</text:p>
          </table:table-cell>
          <table:table-cell table:style-name="ce844" office:value-type="string">
            <text:p>-</text:p>
          </table:table-cell>
          <table:table-cell table:style-name="ce617" table:number-columns-repeated="2"/>
          <table:table-cell table:style-name="ce850" table:number-columns-repeated="3"/>
          <table:table-cell table:style-name="ce573" table:formula="oooc:=['Q1 GeneralData'.AF267]" office:value-type="float" office:value="0" table:number-columns-spanned="2" table:number-rows-spanned="1">
            <text:p>0</text:p>
          </table:table-cell>
          <table:covered-table-cell table:style-name="ce859"/>
          <table:table-cell table:number-columns-repeated="247"/>
        </table:table-row>
        <table:table-row table:style-name="ro56">
          <table:table-cell table:style-name="ce841" office:value-type="string">
            <text:p>CHP only</text:p>
          </table:table-cell>
          <table:table-cell table:style-name="ce843"/>
          <table:table-cell table:style-name="ce617" table:number-columns-repeated="5"/>
          <table:table-cell table:style-name="ce573"/>
          <table:table-cell table:number-columns-repeated="248"/>
        </table:table-row>
        <table:table-row table:style-name="ro39">
          <table:table-cell table:style-name="ce839" table:formula="oooc:=[ParameterList.T295]" office:value-type="string" office:string-value="CHP only: Electricity production">
            <text:p>CHP only: Electricity production</text:p>
          </table:table-cell>
          <table:table-cell table:style-name="ce843" office:value-type="string">
            <text:p>-</text:p>
          </table:table-cell>
          <table:table-cell table:style-name="ce617" table:number-columns-repeated="5"/>
          <table:table-cell table:style-name="ce573" table:formula="oooc:=['Q1 GeneralData'.AF261]" office:value-type="float" office:value="0" table:number-columns-spanned="2" table:number-rows-spanned="1">
            <text:p>0</text:p>
          </table:table-cell>
          <table:covered-table-cell table:style-name="ce857"/>
          <table:table-cell table:number-columns-repeated="247"/>
        </table:table-row>
        <table:table-row table:style-name="ro39">
          <table:table-cell table:style-name="ce839" table:formula="oooc:=[ParameterList.T296]" office:value-type="string" office:string-value="CHP only: Electrical conversion efficiency">
            <text:p>CHP only: Electrical conversion efficiency</text:p>
          </table:table-cell>
          <table:table-cell table:style-name="ce843" office:value-type="string">
            <text:p>-</text:p>
          </table:table-cell>
          <table:table-cell table:style-name="ce617" table:number-columns-repeated="5"/>
          <table:table-cell table:style-name="ce573" table:formula="oooc:=['Q1 GeneralData'.AF260]" office:value-type="float" office:value="0" table:number-columns-spanned="2" table:number-rows-spanned="1">
            <text:p>0</text:p>
          </table:table-cell>
          <table:covered-table-cell table:style-name="ce857"/>
          <table:table-cell table:number-columns-repeated="247"/>
        </table:table-row>
        <table:table-row table:style-name="ro56">
          <table:table-cell table:style-name="ce841" office:value-type="string">
            <text:p>Heat pumps only:</text:p>
          </table:table-cell>
          <table:table-cell table:style-name="ce843"/>
          <table:table-cell table:style-name="ce846"/>
          <table:table-cell table:style-name="ce617" table:number-columns-repeated="4"/>
          <table:table-cell table:style-name="ce573"/>
          <table:table-cell table:number-columns-repeated="248"/>
        </table:table-row>
        <table:table-row table:style-name="ro39">
          <table:table-cell table:style-name="ce839" table:formula="oooc:=[ParameterList.T299]" office:value-type="string" office:string-value="Low temperature heat source">
            <text:p>Low temperature heat source</text:p>
          </table:table-cell>
          <table:table-cell table:style-name="ce843" office:value-type="string">
            <text:p>-</text:p>
          </table:table-cell>
          <table:table-cell table:style-name="ce617" table:number-columns-repeated="5"/>
          <table:table-cell table:style-name="ce854" table:formula="oooc:=[ParameterList.AF299]" office:value-type="string" office:string-value="If waste heat is used, indicate the process or equipment from which waste heat originates" table:number-columns-spanned="2" table:number-rows-spanned="1">
            <text:p>If waste heat is used, indicate the process or equipment from which waste heat originates</text:p>
          </table:table-cell>
          <table:covered-table-cell table:style-name="ce857"/>
          <table:table-cell table:number-columns-repeated="247"/>
        </table:table-row>
        <table:table-row table:style-name="ro39">
          <table:table-cell table:style-name="ce839" table:formula="oooc:=[ParameterList.T300]" office:value-type="string" office:string-value="Temperature of heat source">
            <text:p>Temperature of heat source</text:p>
          </table:table-cell>
          <table:table-cell table:style-name="ce843" office:value-type="string">
            <text:p>ºC</text:p>
          </table:table-cell>
          <table:table-cell table:style-name="ce617" table:number-columns-repeated="5"/>
          <table:table-cell table:style-name="ce854" table:formula="oooc:=[ParameterList.AF300]" office:value-type="string" office:string-value="Temperature of the medium entering the evaporator" table:number-columns-spanned="2" table:number-rows-spanned="1">
            <text:p>Temperature of the medium entering the evaporator</text:p>
          </table:table-cell>
          <table:covered-table-cell table:style-name="ce765"/>
          <table:table-cell table:number-columns-repeated="247"/>
        </table:table-row>
        <table:table-row table:style-name="ro39">
          <table:table-cell table:style-name="ce839" table:formula="oooc:=[ParameterList.T303]" office:value-type="string" office:string-value="Thermal power input  (thermal heat pumps only)">
            <text:p>Thermal power input <text:s/>(thermal heat pumps only)</text:p>
          </table:table-cell>
          <table:table-cell table:style-name="ce843" office:value-type="string">
            <text:p>kW</text:p>
          </table:table-cell>
          <table:table-cell table:style-name="ce617" table:number-columns-repeated="5"/>
          <table:table-cell table:style-name="ce573" table:number-columns-spanned="2" table:number-rows-spanned="1"/>
          <table:covered-table-cell table:style-name="ce765"/>
          <table:table-cell table:number-columns-repeated="247"/>
        </table:table-row>
        <table:table-row table:style-name="ro39">
          <table:table-cell table:style-name="ce839" table:formula="oooc:=[ParameterList.T304]" office:value-type="string" office:string-value="Driving temperature (thermal heat pumps only)">
            <text:p>Driving temperature (thermal heat pumps only)</text:p>
          </table:table-cell>
          <table:table-cell table:style-name="ce843" office:value-type="string">
            <text:p>ºC</text:p>
          </table:table-cell>
          <table:table-cell table:style-name="ce617" table:number-columns-repeated="5"/>
          <table:table-cell table:style-name="ce573" table:number-columns-spanned="2" table:number-rows-spanned="1"/>
          <table:covered-table-cell table:style-name="ce765"/>
          <table:table-cell table:number-columns-repeated="247"/>
        </table:table-row>
        <table:table-row table:style-name="ro39">
          <table:table-cell table:style-name="ce840" table:formula="oooc:=[ParameterList.T305]" office:value-type="string" office:string-value="Origin of high temperature heat source (thermal heat pumps only)">
            <text:p>Origin of high temperature heat source (thermal heat pumps only)</text:p>
          </table:table-cell>
          <table:table-cell table:style-name="ce843" office:value-type="string">
            <text:p>yes/no</text:p>
          </table:table-cell>
          <table:table-cell table:style-name="ce617" table:number-columns-repeated="5"/>
          <table:table-cell table:style-name="ce855" table:formula="oooc:=[ParameterList.AF305]" office:value-type="string" office:string-value="Indicate if the circuit of the heat supply to generator is closed or opened (waste heat released to ambient)" table:number-columns-spanned="2" table:number-rows-spanned="1">
            <text:p>Indicate if the circuit of the heat supply to generator is closed or opened (waste heat released to ambient)</text:p>
          </table:table-cell>
          <table:covered-table-cell table:style-name="ce765"/>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57"/>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51" table:number-columns-repeated="2"/>
          <table:table-cell table:style-name="ce706"/>
          <table:table-cell table:number-columns-repeated="248"/>
        </table:table-row>
        <table:table-row table:style-name="ro58" table:number-rows-repeated="2">
          <table:table-cell table:number-columns-repeated="5"/>
          <table:table-cell table:style-name="ce851" table:number-columns-repeated="2"/>
          <table:table-cell table:style-name="ce706"/>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office:forms form:automatic-focus="false" form:apply-design-mode="false"/>
        <table:table-column table:style-name="co65" table:default-cell-style-name="ce615"/>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56"/>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table-cell table:style-name="ce811"/>
          <table:table-cell/>
          <table:table-cell table:style-name="ce645" office:value-type="string">
            <text:p>Generation of heat and cold</text:p>
          </table:table-cell>
          <table:table-cell table:style-name="ce645" office:value-type="float" office:value="4">
            <text:p>4</text:p>
          </table:table-cell>
          <table:table-cell table:style-name="ce823"/>
          <table:table-cell table:style-name="ce615" table:number-columns-repeated="2"/>
          <table:table-cell table:style-name="ce773"/>
          <table:table-cell table:number-columns-repeated="244"/>
        </table:table-row>
        <table:table-row table:style-name="ro54">
          <table:table-cell table:style-name="ce860" office:value-type="string" table:number-columns-spanned="2" table:number-rows-spanned="1">
            <text:p>data to be linked</text:p>
          </table:table-cell>
          <table:covered-table-cell table:style-name="ce782"/>
          <table:table-cell table:style-name="ce845" office:value-type="float" office:value="1" table:number-columns-spanned="1" table:number-rows-spanned="2">
            <text:p>1</text:p>
          </table:table-cell>
          <table:table-cell table:style-name="ce847" office:value-type="float" office:value="2" table:number-columns-spanned="1" table:number-rows-spanned="2">
            <text:p>2</text:p>
          </table:table-cell>
          <table:table-cell table:style-name="ce847" office:value-type="float" office:value="3" table:number-columns-spanned="1" table:number-rows-spanned="2">
            <text:p>3</text:p>
          </table:table-cell>
          <table:table-cell table:style-name="ce847" office:value-type="float" office:value="4" table:number-columns-spanned="1" table:number-rows-spanned="2">
            <text:p>4</text:p>
          </table:table-cell>
          <table:table-cell table:style-name="ce852" office:value-type="float" office:value="5" table:number-columns-spanned="1" table:number-rows-spanned="2">
            <text:p>5</text:p>
          </table:table-cell>
          <table:table-cell table:style-name="ce853"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6"/>
          <table:table-cell table:style-name="ce615" table:number-columns-repeated="247"/>
        </table:table-row>
        <table:table-row table:style-name="ro55">
          <table:table-cell table:style-name="ce838" office:value-type="string" table:number-columns-spanned="2" table:number-rows-spanned="1">
            <text:p>Common equipment parameters</text:p>
          </table:table-cell>
          <table:covered-table-cell table:style-name="ce842"/>
          <table:covered-table-cell table:style-name="ce845"/>
          <table:covered-table-cell table:number-columns-repeated="3" table:style-name="ce847"/>
          <table:covered-table-cell table:style-name="ce852"/>
          <table:covered-table-cell table:style-name="ce853"/>
          <table:covered-table-cell table:style-name="ce856"/>
          <table:table-cell table:style-name="ce615" table:number-columns-repeated="247"/>
        </table:table-row>
        <table:table-row table:style-name="ro39">
          <table:table-cell table:style-name="ce839" table:formula="oooc:=[ParameterList.T274]" office:value-type="string" office:string-value="Short name of equipment">
            <text:p>Short name of equipment</text:p>
          </table:table-cell>
          <table:table-cell table:style-name="ce843" office:value-type="string">
            <text:p>-</text:p>
          </table:table-cell>
          <table:table-cell table:style-name="ce617" table:number-columns-repeated="2"/>
          <table:table-cell table:style-name="ce848" table:number-columns-repeated="3"/>
          <table:table-cell table:style-name="ce573" table:formula="oooc:=['Q2 EnergyConsumption'.AF248]" office:value-type="float" office:value="0" table:number-columns-spanned="2" table:number-rows-spanned="1">
            <text:p>0</text:p>
          </table:table-cell>
          <table:covered-table-cell table:style-name="ce857"/>
          <table:table-cell table:style-name="ce615" table:number-columns-repeated="247"/>
        </table:table-row>
        <table:table-row table:style-name="ro39">
          <table:table-cell table:style-name="ce839" table:formula="oooc:=[ParameterList.T275]" office:value-type="string" office:string-value="Manufacturer">
            <text:p>Manufacturer</text:p>
          </table:table-cell>
          <table:table-cell table:style-name="ce843" office:value-type="string">
            <text:p>-</text:p>
          </table:table-cell>
          <table:table-cell table:style-name="ce617" table:number-columns-repeated="5"/>
          <table:table-cell table:style-name="ce573" table:formula="oooc:=['Q2 EnergyConsumption'.AF249]" office:value-type="float" office:value="0" table:number-columns-spanned="2" table:number-rows-spanned="1">
            <text:p>0</text:p>
          </table:table-cell>
          <table:covered-table-cell table:style-name="ce858"/>
          <table:table-cell table:number-columns-repeated="247"/>
        </table:table-row>
        <table:table-row table:style-name="ro39">
          <table:table-cell table:style-name="ce839" table:formula="oooc:=[ParameterList.T276]" office:value-type="string" office:string-value="Year of  manufacturing or/and installation?">
            <text:p>Year of <text:s/>manufacturing or/and installation?</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8"/>
          <table:table-cell table:number-columns-repeated="247"/>
        </table:table-row>
        <table:table-row table:style-name="ro39">
          <table:table-cell table:style-name="ce839" table:formula="oooc:=[ParameterList.T277]" office:value-type="string" office:string-value="Model">
            <text:p>Model</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8"/>
          <table:table-cell table:number-columns-repeated="247"/>
        </table:table-row>
        <table:table-row table:style-name="ro39">
          <table:table-cell table:style-name="ce839" table:formula="oooc:=[ParameterList.T278]" office:value-type="string" office:string-value="Type of equipment">
            <text:p>Type of equipment</text:p>
          </table:table-cell>
          <table:table-cell table:style-name="ce843" office:value-type="string">
            <text:p>-</text:p>
          </table:table-cell>
          <table:table-cell table:style-name="ce617" table:number-columns-repeated="5"/>
          <table:table-cell table:style-name="ce573" table:formula="oooc:=['Q2 EnergyConsumption'.AF252]" office:value-type="float" office:value="0" table:number-columns-spanned="2" table:number-rows-spanned="1">
            <office:annotation office:display="true" draw:style-name="gr1" draw:text-style-name="P2" svg:width="2.885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7"/>
          <table:table-cell table:number-columns-repeated="247"/>
        </table:table-row>
        <table:table-row table:style-name="ro39">
          <table:table-cell table:style-name="ce861" office:value-type="string">
            <text:p>Refrigerant</text:p>
          </table:table-cell>
          <table:table-cell table:style-name="ce864" office:value-type="string">
            <text:p>-</text:p>
          </table:table-cell>
          <table:table-cell table:style-name="ce867"/>
          <table:table-cell table:style-name="ce617" table:number-columns-repeated="4"/>
          <table:table-cell table:style-name="ce573"/>
          <table:table-cell table:style-name="ce857"/>
          <table:table-cell table:number-columns-repeated="247"/>
        </table:table-row>
        <table:table-row table:style-name="ro39">
          <table:table-cell table:style-name="ce839" table:formula="oooc:=[ParameterList.T279]" office:value-type="string" office:string-value="Number of units of the same type">
            <text:p>Number of units of the same type</text:p>
          </table:table-cell>
          <table:table-cell table:style-name="ce843" office:value-type="string">
            <text:p>-</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81]" office:value-type="string" office:string-value="Nominal power (heat or cold, output)">
            <text:p>Nominal power (heat or cold, output)</text:p>
          </table:table-cell>
          <table:table-cell table:style-name="ce864" office:value-type="string">
            <text:p>kW</text:p>
          </table:table-cell>
          <table:table-cell table:style-name="ce617" office:value-type="string">
            <text:p>this already exists</text:p>
          </table:table-cell>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861" table:formula="oooc:=[ParameterList.T284]" office:value-type="string" office:string-value="Electrical power input">
            <text:p>Electrical power input</text:p>
          </table:table-cell>
          <table:table-cell table:style-name="ce843" office:value-type="string">
            <text:p>kW</text:p>
          </table:table-cell>
          <table:table-cell table:style-name="ce617" table:number-columns-repeated="5"/>
          <table:table-cell table:style-name="ce573" table:formula="oooc:=[ParameterList.AF284]" office:value-type="string" office:string-value="Electrical power, incl. auxiliary components, such as water pumps, control,..." table:number-columns-spanned="2" table:number-rows-spanned="1">
            <text:p>Electrical power, incl. auxiliary components, such as water pumps, control,...</text:p>
          </table:table-cell>
          <table:covered-table-cell/>
          <table:table-cell table:number-columns-repeated="247"/>
        </table:table-row>
        <table:table-row table:style-name="ro39">
          <table:table-cell table:style-name="ce861" table:formula="oooc:=[ParameterList.T309]" office:value-type="string" office:string-value="Thermal power input  (thermal chillers only)">
            <text:p>Thermal power input <text:s/>(thermal chillers only)</text:p>
          </table:table-cell>
          <table:table-cell table:style-name="ce843" office:value-type="string">
            <text:p>kW</text:p>
          </table:table-cell>
          <table:table-cell table:style-name="ce617" table:number-columns-repeated="5"/>
          <table:table-cell table:style-name="ce573"/>
          <table:table-cell table:number-columns-repeated="248"/>
        </table:table-row>
        <table:table-row table:style-name="ro39">
          <table:table-cell table:style-name="ce861" table:formula="oooc:=[ParameterList.T310]" office:value-type="string" office:string-value="Driving temperature (thermal chillers only)">
            <text:p>Driving temperature (thermal chillers only)</text:p>
          </table:table-cell>
          <table:table-cell table:style-name="ce843" office:value-type="string">
            <text:p>ºC</text:p>
          </table:table-cell>
          <table:table-cell table:style-name="ce617" table:number-columns-repeated="5"/>
          <table:table-cell table:style-name="ce573" table:number-columns-spanned="2" table:number-rows-spanned="1"/>
          <table:covered-table-cell table:style-name="ce765"/>
          <table:table-cell table:number-columns-repeated="247"/>
        </table:table-row>
        <table:table-row table:style-name="ro39">
          <table:table-cell table:style-name="ce862" table:formula="oooc:=[ParameterList.T311]" office:value-type="string" office:string-value=" Origin of high temperature heat source  (thermal chillers only)">
            <text:p><text:s/>Origin of high temperature heat source <text:s/>(thermal chillers only)</text:p>
          </table:table-cell>
          <table:table-cell table:style-name="ce864" office:value-type="string">
            <text:p>-</text:p>
          </table:table-cell>
          <table:table-cell table:style-name="ce617" table:number-columns-repeated="5"/>
          <table:table-cell table:style-name="ce870" office:value-type="string" table:number-columns-spanned="2" table:number-rows-spanned="1">
            <text:p>Indicate if the circuit of the heat supply to generator is closed or opened (waste heat released to ambient)</text:p>
          </table:table-cell>
          <table:covered-table-cell table:style-name="ce765"/>
          <table:table-cell table:number-columns-repeated="247"/>
        </table:table-row>
        <table:table-row table:style-name="ro39">
          <table:table-cell table:style-name="ce861" table:formula="oooc:=[ParameterList.T285]" office:value-type="string" office:string-value="Mean overall thermal conversion efficiency">
            <text:p>Mean overall thermal conversion efficiency</text:p>
          </table:table-cell>
          <table:table-cell table:style-name="ce843" office:value-type="string">
            <text:p>-</text:p>
          </table:table-cell>
          <table:table-cell table:style-name="ce617" table:number-columns-repeated="5"/>
          <table:table-cell table:style-name="ce463" table:formula="oooc:=[ParameterList.AF285]" office:value-type="string" office:string-value="Specify the efficiencyof boiler or EER(COP) for cold generation" table:number-columns-spanned="2" table:number-rows-spanned="1">
            <text:p>Specify the efficiencyof boiler or EER(COP) for cold generation</text:p>
          </table:table-cell>
          <table:covered-table-cell table:style-name="ce857"/>
          <table:table-cell table:number-columns-repeated="247"/>
        </table:table-row>
        <table:table-row table:style-name="ro39">
          <table:table-cell table:style-name="ce839" table:formula="oooc:=[ParameterList.T288]" office:value-type="string" office:string-value="Mean utilisation factor (full capacity = 100%)">
            <text:p>Mean utilisation factor (full capacity = 100%)</text:p>
          </table:table-cell>
          <table:table-cell table:style-name="ce843" office:value-type="string">
            <text:p>-</text:p>
          </table:table-cell>
          <table:table-cell table:style-name="ce617" table:number-columns-repeated="5"/>
          <table:table-cell table:style-name="ce573" table:formula="oooc:=['Q2 EnergyConsumption'.AF263]" office:value-type="float" office:value="0" table:number-columns-spanned="2" table:number-rows-spanned="1">
            <text:p>0</text:p>
          </table:table-cell>
          <table:covered-table-cell table:style-name="ce857"/>
          <table:table-cell table:number-columns-repeated="247"/>
        </table:table-row>
        <table:table-row table:style-name="ro39">
          <table:table-cell table:style-name="ce839" table:formula="oooc:=[ParameterList.T289]" office:value-type="string" office:string-value="Hours of operation per day">
            <text:p>Hours of operation per day</text:p>
          </table:table-cell>
          <table:table-cell table:style-name="ce843" office:value-type="string">
            <text:p>h/day</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39" table:formula="oooc:=[ParameterList.T290]" office:value-type="string" office:string-value="Days of operation per year">
            <text:p>Days of operation per year</text:p>
          </table:table-cell>
          <table:table-cell table:style-name="ce843" office:value-type="string">
            <text:p>days / year</text:p>
          </table:table-cell>
          <table:table-cell table:style-name="ce617"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840" table:formula="oooc:=[ParameterList.T292]" office:value-type="string" office:string-value="Heat or cold supplyed to the distribution line / branch (piping or duct) no.">
            <text:p>Heat or cold supplyed to the distribution line / branch (piping or duct) no.</text:p>
          </table:table-cell>
          <table:table-cell table:style-name="ce865" office:value-type="string">
            <text:p>-</text:p>
          </table:table-cell>
          <table:table-cell table:style-name="ce868" table:number-columns-repeated="2"/>
          <table:table-cell table:style-name="ce850" table:number-columns-repeated="3"/>
          <table:table-cell table:style-name="ce871" table:formula="oooc:=['Q2 EnergyConsumption'.AF267]" office:value-type="float" office:value="0" table:number-columns-spanned="2" table:number-rows-spanned="1">
            <text:p>0</text:p>
          </table:table-cell>
          <table:covered-table-cell table:style-name="ce874"/>
          <table:table-cell table:number-columns-repeated="247"/>
        </table:table-row>
        <table:table-row table:style-name="ro39">
          <table:table-cell table:style-name="ce863" table:formula="oooc:=[ParameterList.T312]" office:value-type="string" office:string-value="Destination of waste heat">
            <text:p>Destination of waste heat</text:p>
          </table:table-cell>
          <table:table-cell table:style-name="ce864"/>
          <table:table-cell/>
          <table:table-cell table:style-name="ce617" table:number-columns-repeated="4"/>
          <table:table-cell table:style-name="ce872" table:formula="oooc:=[ParameterList.AF312]" office:value-type="string" office:string-value="If applies, specify heat exchanger where waste heat is used" table:number-columns-spanned="2" table:number-rows-spanned="1">
            <text:p>If applies, specify heat exchanger where waste heat is used</text:p>
          </table:table-cell>
          <table:covered-table-cell table:style-name="ce875"/>
          <table:table-cell table:number-columns-repeated="247"/>
        </table:table-row>
        <table:table-row table:style-name="ro39">
          <table:table-cell table:style-name="ce863" table:formula="oooc:=[ParameterList.T313]" office:value-type="string" office:string-value="Temperature of re-cooling">
            <text:p>Temperature of re-cooling</text:p>
          </table:table-cell>
          <table:table-cell table:style-name="ce866" office:value-type="string">
            <text:p>ºC</text:p>
          </table:table-cell>
          <table:table-cell table:style-name="ce869" table:number-columns-repeated="5"/>
          <table:table-cell table:style-name="ce873" table:formula="oooc:=[ParameterList.AF313]" office:value-type="string" office:string-value="Outlet temperature of cooling water or hot air stream" table:number-columns-spanned="2" table:number-rows-spanned="1">
            <text:p>Outlet temperature of cooling water or hot air stream</text:p>
          </table:table-cell>
          <table:covered-table-cell table:style-name="ce876"/>
          <table:table-cell table:number-columns-repeated="247"/>
        </table:table-row>
        <table:table-row table:style-name="ro39" table:number-rows-repeated="6">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57"/>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7">
          <table:table-cell table:number-columns-repeated="5"/>
          <table:table-cell table:style-name="ce851" table:number-columns-repeated="2"/>
          <table:table-cell table:style-name="ce706"/>
          <table:table-cell table:number-columns-repeated="248"/>
        </table:table-row>
        <table:table-row table:style-name="ro58" table:number-rows-repeated="2">
          <table:table-cell table:number-columns-repeated="5"/>
          <table:table-cell table:style-name="ce851" table:number-columns-repeated="2"/>
          <table:table-cell table:style-name="ce706"/>
          <table:table-cell table:number-columns-repeated="248"/>
        </table:table-row>
        <table:table-row table:style-name="ro4" table:number-rows-repeated="65477">
          <table:table-cell table:number-columns-repeated="256"/>
        </table:table-row>
        <table:table-row table:style-name="ro4">
          <table:table-cell table:number-columns-repeated="256"/>
        </table:table-row>
      </table:table>
      <table:table table:name="Q5_Distribution" table:style-name="ta1" table:print-ranges="Q5_Distribution.A1:Q5_Distribution.I21">
        <office:forms form:automatic-focus="false" form:apply-design-mode="false"/>
        <table:table-column table:style-name="co49" table:default-cell-style-name="ce615"/>
        <table:table-column table:style-name="co45" table:default-cell-style-name="Default"/>
        <table:table-column table:style-name="co69" table:default-cell-style-name="ce801"/>
        <table:table-column table:style-name="co50" table:number-columns-repeated="4" table:default-cell-style-name="Default"/>
        <table:table-column table:style-name="co68" table:default-cell-style-name="ce656"/>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89"/>
          <table:table-cell table:style-name="ce802"/>
          <table:table-cell table:style-name="ce811"/>
          <table:table-cell/>
          <table:table-cell table:style-name="ce645" office:value-type="string">
            <text:p>Distribution of heat and cold</text:p>
          </table:table-cell>
          <table:table-cell table:style-name="ce645" office:value-type="float" office:value="5">
            <text:p>5</text:p>
          </table:table-cell>
          <table:table-cell table:style-name="ce823"/>
          <table:table-cell table:style-name="ce615" table:number-columns-repeated="2"/>
          <table:table-cell table:style-name="ce773"/>
          <table:table-cell table:number-columns-repeated="244"/>
        </table:table-row>
        <table:table-row table:style-name="ro39">
          <table:table-cell table:style-name="ce774" table:formula="oooc:=[ParameterList.T368]" office:value-type="string" office:string-value="Distribution of heat/cold" table:number-columns-spanned="2" table:number-rows-spanned="1">
            <text:p>Distribution of heat/cold</text:p>
          </table:table-cell>
          <table:covered-table-cell table:style-name="ce782"/>
          <table:table-cell table:style-name="ce790" office:value-type="float" office:value="1">
            <text:p>1</text:p>
          </table:table-cell>
          <table:table-cell table:style-name="ce790" office:value-type="float" office:value="2">
            <text:p>2</text:p>
          </table:table-cell>
          <table:table-cell table:style-name="ce790" office:value-type="float" office:value="3">
            <text:p>3</text:p>
          </table:table-cell>
          <table:table-cell table:style-name="ce790" office:value-type="float" office:value="4">
            <text:p>4</text:p>
          </table:table-cell>
          <table:table-cell table:style-name="ce790" office:value-type="float" office:value="5">
            <text:p>5</text:p>
          </table:table-cell>
          <table:table-cell table:style-name="ce817" table:formula="oooc:=[ParameterList.AF368]"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83"/>
          <table:table-cell table:style-name="ce615" table:number-columns-repeated="247"/>
        </table:table-row>
        <table:table-row table:style-name="ro39">
          <table:table-cell table:style-name="ce688" table:formula="oooc:=[ParameterList.T369]" office:value-type="string" office:string-value="name of the branch / distribution system">
            <text:p>name of the branch / distribution system</text:p>
          </table:table-cell>
          <table:table-cell table:style-name="ce877" table:formula="oooc:=[ParameterList.AR369]" office:value-type="string" office:string-value="-">
            <text:p>-</text:p>
          </table:table-cell>
          <table:table-cell table:style-name="ce624" table:number-columns-repeated="5"/>
          <table:table-cell table:style-name="ce573" table:formula="oooc:=[ParameterList.AF369]"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57"/>
          <table:table-cell table:number-columns-repeated="247"/>
        </table:table-row>
        <table:table-row table:style-name="ro39">
          <table:table-cell table:style-name="ce688" table:formula="oooc:=[ParameterList.T371]" office:value-type="string" office:string-value="heat or cold distribution medium">
            <text:p>heat or cold distribution medium</text:p>
          </table:table-cell>
          <table:table-cell table:style-name="ce877" table:formula="oooc:=[ParameterList.AR371]" office:value-type="string" office:string-value="-">
            <text:p>-</text:p>
          </table:table-cell>
          <table:table-cell table:style-name="ce708"/>
          <table:table-cell table:style-name="ce617" table:number-columns-repeated="4"/>
          <table:table-cell table:style-name="ce573" table:formula="oooc:=[ParameterList.AF371]" office:value-type="string" office:string-value="e.g air for drying process, vapour, hot water, refrigerant,...." table:number-columns-spanned="2" table:number-rows-spanned="1">
            <text:p>e.g air for drying process, vapour, hot water, refrigerant,....</text:p>
          </table:table-cell>
          <table:covered-table-cell table:style-name="ce857"/>
          <table:table-cell table:number-columns-repeated="247"/>
        </table:table-row>
        <table:table-row table:style-name="ro39">
          <table:table-cell table:style-name="ce688" table:formula="oooc:=[ParameterList.T372]" office:value-type="string" office:string-value="nominal production or circulation rate (specify units)">
            <text:p>nominal production or circulation rate (specify units)</text:p>
          </table:table-cell>
          <table:table-cell table:style-name="ce878" table:formula="oooc:=[ParameterList.AR372]" office:value-type="string" office:string-value="m³/h kg/h">
            <text:p>m³/h kg/h</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73]" office:value-type="string" office:string-value="outlet temperature (to distribution)">
            <text:p>outlet temperature (to distribution)</text:p>
          </table:table-cell>
          <table:table-cell table:style-name="ce878" table:formula="oooc:=[ParameterList.AR373]" office:value-type="string" office:string-value="°C">
            <text:p>°C</text:p>
          </table:table-cell>
          <table:table-cell table:style-name="ce708"/>
          <table:table-cell table:style-name="ce617" table:number-columns-repeated="4"/>
          <table:table-cell table:style-name="ce573" table:formula="oooc:=[ParameterList.AF373]" office:value-type="string" office:string-value="Temperature of supply medium from equipment" table:number-columns-spanned="2" table:number-rows-spanned="1">
            <text:p>Temperature of supply medium from equipment</text:p>
          </table:table-cell>
          <table:covered-table-cell table:style-name="ce857"/>
          <table:table-cell table:number-columns-repeated="247"/>
        </table:table-row>
        <table:table-row table:style-name="ro39">
          <table:table-cell table:style-name="ce688" table:formula="oooc:=[ParameterList.T374]" office:value-type="string" office:string-value="return temperature (from distribution)">
            <text:p>return temperature (from distribution)</text:p>
          </table:table-cell>
          <table:table-cell table:style-name="ce878" table:formula="oooc:=[ParameterList.AR374]" office:value-type="string" office:string-value="°C">
            <text:p>°C</text:p>
          </table:table-cell>
          <table:table-cell table:style-name="ce708"/>
          <table:table-cell table:style-name="ce617" table:number-columns-repeated="4"/>
          <table:table-cell table:style-name="ce573" table:formula="oooc:=[ParameterList.AF374]"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57"/>
          <table:table-cell table:number-columns-repeated="247"/>
        </table:table-row>
        <table:table-row table:style-name="ro39">
          <table:table-cell table:style-name="ce688" table:formula="oooc:=[ParameterList.T375]" office:value-type="string" office:string-value="Percentage of recirculation">
            <text:p>Percentage of recirculation</text:p>
          </table:table-cell>
          <table:table-cell table:style-name="ce878" table:formula="oooc:=[ParameterList.AR375]" office:value-type="string" office:string-value="%">
            <text:p>%</text:p>
          </table:table-cell>
          <table:table-cell table:style-name="ce708"/>
          <table:table-cell table:style-name="ce617" table:number-columns-repeated="4"/>
          <table:table-cell table:style-name="ce573" table:formula="oooc:=[ParameterList.AF375]"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57"/>
          <table:table-cell table:number-columns-repeated="247"/>
        </table:table-row>
        <table:table-row table:style-name="ro39">
          <table:table-cell table:style-name="ce688" table:formula="oooc:=[ParameterList.T376]" office:value-type="string" office:string-value="feed-up in open circuit">
            <text:p>feed-up in open circuit</text:p>
          </table:table-cell>
          <table:table-cell table:style-name="ce878" table:formula="oooc:=[ParameterList.AR376]" office:value-type="string" office:string-value="°C">
            <text:p>°C</text:p>
          </table:table-cell>
          <table:table-cell table:style-name="ce708"/>
          <table:table-cell table:style-name="ce617" table:number-columns-repeated="4"/>
          <table:table-cell table:style-name="ce573" table:formula="oooc:=[ParameterList.AF376]"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57"/>
          <table:table-cell table:number-columns-repeated="247"/>
        </table:table-row>
        <table:table-row table:style-name="ro39">
          <table:table-cell table:style-name="ce688" table:formula="oooc:=[ParameterList.T377]" office:value-type="string" office:string-value="pressure of heat or cold distribution medium">
            <text:p>pressure of heat or cold distribution medium</text:p>
          </table:table-cell>
          <table:table-cell table:style-name="ce878" table:formula="oooc:=[ParameterList.AR377]" office:value-type="string" office:string-value="bar">
            <text:p>bar</text:p>
          </table:table-cell>
          <table:table-cell table:style-name="ce708"/>
          <table:table-cell table:style-name="ce617" table:number-columns-repeated="4"/>
          <table:table-cell table:style-name="ce573" table:formula="oooc:=[ParameterList.AF377]" office:value-type="string" office:string-value="Working pressure for the heat/cold supply medium" table:number-columns-spanned="2" table:number-rows-spanned="1">
            <text:p>Working pressure for the heat/cold supply medium</text:p>
          </table:table-cell>
          <table:covered-table-cell table:style-name="ce857"/>
          <table:table-cell table:number-columns-repeated="247"/>
        </table:table-row>
        <table:table-row table:style-name="ro39">
          <table:table-cell table:style-name="ce688" table:formula="oooc:=[ParameterList.T378]" office:value-type="string" office:string-value="percentage of condensate recovery (steam boilers only)">
            <text:p>percentage of condensate recovery (steam boilers only)</text:p>
          </table:table-cell>
          <table:table-cell table:style-name="ce878" table:formula="oooc:=[ParameterList.AR378]" office:value-type="string" office:string-value="%">
            <text:p>%</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79]" office:value-type="string" office:string-value="total length of distribution piping or ducts (one way)">
            <text:p>total length of distribution piping or ducts (one way)</text:p>
          </table:table-cell>
          <table:table-cell table:style-name="ce878" table:formula="oooc:=[ParameterList.AR379]" office:value-type="string" office:string-value="m ">
            <text:p>m </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0]" office:value-type="string" office:string-value="total coefficient of heat losses for piping or ducts">
            <text:p>total coefficient of heat losses for piping or ducts</text:p>
          </table:table-cell>
          <table:table-cell table:style-name="ce878" table:formula="oooc:=[ParameterList.AR380]" office:value-type="string" office:string-value="kW/K">
            <text:p>kW/K</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1]" office:value-type="string" office:string-value="mean pipe diameter">
            <text:p>mean pipe diameter</text:p>
          </table:table-cell>
          <table:table-cell table:style-name="ce878" table:formula="oooc:=[ParameterList.AR381]" office:value-type="string" office:string-value="mm">
            <text:p>mm</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2]" office:value-type="string" office:string-value="insulation thickness">
            <text:p>insulation thickness</text:p>
          </table:table-cell>
          <table:table-cell table:style-name="ce878" table:formula="oooc:=[ParameterList.AR382]" office:value-type="string" office:string-value="mm">
            <text:p>mm</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776" table:formula="oooc:=[ParameterList.T383]" office:value-type="string" office:string-value="Storage">
            <text:p>Storage</text:p>
          </table:table-cell>
          <table:table-cell table:style-name="ce879"/>
          <table:table-cell table:style-name="ce880"/>
          <table:table-cell table:style-name="ce882"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5]" office:value-type="string" office:string-value="number and type of the storage units ">
            <text:p>number and type of the storage units </text:p>
          </table:table-cell>
          <table:table-cell table:style-name="ce878" table:formula="oooc:=[ParameterList.AR385]" office:value-type="string" office:string-value="-">
            <text:p>-</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6]" office:value-type="string" office:string-value="volume of the storage">
            <text:p>volume of the storage</text:p>
          </table:table-cell>
          <table:table-cell table:style-name="ce878" table:formula="oooc:=[ParameterList.AR386]" office:value-type="string" office:string-value="m³ ">
            <text:p>m³ </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7]" office:value-type="string" office:string-value="medium of heat storage">
            <text:p>medium of heat storage</text:p>
          </table:table-cell>
          <table:table-cell table:style-name="ce878" table:formula="oooc:=[ParameterList.AR387]" office:value-type="string" office:string-value="-">
            <text:p>-</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table:formula="oooc:=[ParameterList.T388]" office:value-type="string" office:string-value="pressure of heat storage medium">
            <text:p>pressure of heat storage medium</text:p>
          </table:table-cell>
          <table:table-cell table:style-name="ce878" table:formula="oooc:=[ParameterList.AR388]" office:value-type="string" office:string-value="bar">
            <text:p>bar</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13" table:formula="oooc:=[ParameterList.T389]" office:value-type="string" office:string-value="maximum temperature of the storage ">
            <text:p>maximum temperature of the storage </text:p>
          </table:table-cell>
          <table:table-cell table:style-name="ce635" table:formula="oooc:=[ParameterList.AR389]" office:value-type="string" office:string-value="°C">
            <text:p>°C</text:p>
          </table:table-cell>
          <table:table-cell table:style-name="ce881"/>
          <table:table-cell table:style-name="ce618" table:number-columns-repeated="4"/>
          <table:table-cell table:style-name="ce748" table:number-columns-spanned="2" table:number-rows-spanned="1"/>
          <table:covered-table-cell table:style-name="ce859"/>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office:forms form:automatic-focus="false" form:apply-design-mode="false"/>
        <table:table-column table:style-name="co49" table:default-cell-style-name="ce615"/>
        <table:table-column table:style-name="co45" table:default-cell-style-name="Default"/>
        <table:table-column table:style-name="co69" table:default-cell-style-name="ce801"/>
        <table:table-column table:style-name="co50" table:number-columns-repeated="4" table:default-cell-style-name="Default"/>
        <table:table-column table:style-name="co68" table:default-cell-style-name="ce656"/>
        <table:table-column table:style-name="co70"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89"/>
          <table:table-cell table:style-name="ce802"/>
          <table:table-cell table:style-name="ce811"/>
          <table:table-cell/>
          <table:table-cell table:style-name="ce645" office:value-type="string">
            <text:p>Heat recovery</text:p>
          </table:table-cell>
          <table:table-cell table:style-name="ce645" office:value-type="float" office:value="5">
            <text:p>5</text:p>
          </table:table-cell>
          <table:table-cell table:style-name="ce823"/>
          <table:table-cell table:style-name="ce615" table:number-columns-repeated="2"/>
          <table:table-cell table:style-name="ce773"/>
          <table:table-cell table:number-columns-repeated="244"/>
        </table:table-row>
        <table:table-row table:style-name="ro39">
          <table:table-cell table:style-name="ce774" office:value-type="string" table:number-columns-spanned="2" table:number-rows-spanned="1">
            <text:p>Heat exchanger no.</text:p>
          </table:table-cell>
          <table:covered-table-cell table:style-name="ce782"/>
          <table:table-cell table:style-name="ce790" office:value-type="float" office:value="1">
            <text:p>1</text:p>
          </table:table-cell>
          <table:table-cell table:style-name="ce790" office:value-type="float" office:value="2">
            <text:p>2</text:p>
          </table:table-cell>
          <table:table-cell table:style-name="ce790" office:value-type="float" office:value="3">
            <text:p>3</text:p>
          </table:table-cell>
          <table:table-cell table:style-name="ce790" office:value-type="float" office:value="4">
            <text:p>4</text:p>
          </table:table-cell>
          <table:table-cell table:style-name="ce790" office:value-type="float" office:value="5">
            <text:p>5</text:p>
          </table:table-cell>
          <table:table-cell table:style-name="ce817" table:number-columns-spanned="2" table:number-rows-spanned="1"/>
          <table:covered-table-cell table:style-name="ce883"/>
          <table:table-cell table:style-name="ce615" table:number-columns-repeated="247"/>
        </table:table-row>
        <table:table-row table:style-name="ro39">
          <table:table-cell table:style-name="ce884" office:value-type="string">
            <text:p>Short name of heat exchanger</text:p>
          </table:table-cell>
          <table:table-cell table:style-name="ce782"/>
          <table:table-cell table:style-name="ce889" table:number-columns-repeated="5"/>
          <table:table-cell table:style-name="ce817" office:value-type="string" table:number-columns-spanned="2" table:number-rows-spanned="1">
            <text:p>give a short name of the equipment</text:p>
          </table:table-cell>
          <table:covered-table-cell table:style-name="ce883"/>
          <table:table-cell table:style-name="ce615" table:number-columns-repeated="247"/>
        </table:table-row>
        <table:table-row table:style-name="ro39">
          <table:table-cell table:style-name="ce688" office:value-type="string">
            <text:p>Heat exchanger type</text:p>
          </table:table-cell>
          <table:table-cell table:style-name="ce877" office:value-type="string">
            <text:p>-</text:p>
          </table:table-cell>
          <table:table-cell table:style-name="ce624" table:number-columns-repeated="5"/>
          <table:table-cell table:style-name="ce573" office:value-type="string" table:number-columns-spanned="2" table:number-rows-spanned="1">
            <text:p>Specify the type of heat exchanger, e.g. shell-and-tube, plate, fin-and-tube, ...</text:p>
          </table:table-cell>
          <table:covered-table-cell table:style-name="ce857"/>
          <table:table-cell table:number-columns-repeated="247"/>
        </table:table-row>
        <table:table-row table:style-name="ro39">
          <table:table-cell table:style-name="ce688" office:value-type="string">
            <text:p>Heat transfer rate</text:p>
          </table:table-cell>
          <table:table-cell table:style-name="ce878" office:value-type="string">
            <text:p>kW</text:p>
          </table:table-cell>
          <table:table-cell table:style-name="ce624" table:number-columns-repeated="5"/>
          <table:table-cell table:style-name="ce573" table:number-columns-spanned="2" table:number-rows-spanned="1"/>
          <table:covered-table-cell table:style-name="ce857"/>
          <table:table-cell table:number-columns-repeated="247"/>
        </table:table-row>
        <table:table-row table:style-name="ro39">
          <table:table-cell table:style-name="ce688" office:value-type="string">
            <text:p>Log. Mean Temperature Diff. (LMTD)</text:p>
          </table:table-cell>
          <table:table-cell table:style-name="ce878" office:value-type="string">
            <text:p>K</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office:value-type="string">
            <text:p>Total heat transfered</text:p>
          </table:table-cell>
          <table:table-cell table:style-name="ce878" office:value-type="string">
            <text:p>MWh </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office:value-type="string">
            <text:p>Heat source</text:p>
          </table:table-cell>
          <table:table-cell table:style-name="ce878" office:value-type="string">
            <text:p>-</text:p>
          </table:table-cell>
          <table:table-cell table:style-name="ce712"/>
          <table:table-cell table:style-name="ce617" table:number-columns-repeated="4"/>
          <table:table-cell table:style-name="ce573" office:value-type="string" table:number-columns-spanned="2" table:number-rows-spanned="1">
            <text:p>Indicate: Process, Equipment, Distribution line, Compressor, Electric motor, together with its number</text:p>
          </table:table-cell>
          <table:covered-table-cell table:style-name="ce857"/>
          <table:table-cell table:number-columns-repeated="247"/>
        </table:table-row>
        <table:table-row table:style-name="ro39">
          <table:table-cell table:style-name="ce688" office:value-type="string">
            <text:p>Inlet temperature (source)</text:p>
          </table:table-cell>
          <table:table-cell table:style-name="ce878" office:value-type="string">
            <text:p>ºC</text:p>
          </table:table-cell>
          <table:table-cell table:style-name="ce708"/>
          <table:table-cell table:style-name="ce617" table:number-columns-repeated="2"/>
          <table:table-cell table:style-name="ce893"/>
          <table:table-cell table:style-name="ce617"/>
          <table:table-cell table:style-name="ce573" table:number-columns-spanned="2" table:number-rows-spanned="1"/>
          <table:covered-table-cell table:style-name="ce857"/>
          <table:table-cell table:number-columns-repeated="247"/>
        </table:table-row>
        <table:table-row table:style-name="ro39">
          <table:table-cell table:style-name="ce778" office:value-type="string">
            <text:p>Inlet specific enthalpy (source)</text:p>
          </table:table-cell>
          <table:table-cell table:style-name="ce878" office:value-type="string">
            <text:p>kJ/kg</text:p>
          </table:table-cell>
          <table:table-cell table:style-name="ce708"/>
          <table:table-cell table:style-name="ce617" table:number-columns-repeated="2"/>
          <table:table-cell table:style-name="ce893"/>
          <table:table-cell table:style-name="ce617"/>
          <table:table-cell table:style-name="ce573"/>
          <table:table-cell table:style-name="ce857"/>
          <table:table-cell table:number-columns-repeated="247"/>
        </table:table-row>
        <table:table-row table:style-name="ro39">
          <table:table-cell table:style-name="ce688" office:value-type="string">
            <text:p>Outlet temperature (source)</text:p>
          </table:table-cell>
          <table:table-cell table:style-name="ce878" office:value-type="string">
            <text:p>ºC</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778" office:value-type="string">
            <text:p>Outlet specific enthalpy (source)</text:p>
          </table:table-cell>
          <table:table-cell table:style-name="ce878" office:value-type="string">
            <text:p>kJ/kg</text:p>
          </table:table-cell>
          <table:table-cell table:style-name="ce708"/>
          <table:table-cell table:style-name="ce617" table:number-columns-repeated="2"/>
          <table:table-cell table:style-name="ce893"/>
          <table:table-cell table:style-name="ce617"/>
          <table:table-cell table:style-name="ce573"/>
          <table:table-cell table:style-name="ce857"/>
          <table:table-cell table:number-columns-repeated="247"/>
        </table:table-row>
        <table:table-row table:style-name="ro43">
          <table:table-cell table:style-name="ce688" office:value-type="string">
            <text:p>Heat sink</text:p>
          </table:table-cell>
          <table:table-cell table:style-name="ce878" office:value-type="string">
            <text:p>-</text:p>
          </table:table-cell>
          <table:table-cell table:style-name="ce712"/>
          <table:table-cell table:style-name="ce617" table:number-columns-repeated="4"/>
          <table:table-cell table:style-name="ce573" office:value-type="string" table:number-columns-spanned="2" table:number-rows-spanned="1">
            <text:p>Indicate: Process or Distribution line and number. If heat exchange is via storage, it should be defined in the distribution line</text:p>
          </table:table-cell>
          <table:covered-table-cell table:style-name="ce857"/>
          <table:table-cell table:number-columns-repeated="247"/>
        </table:table-row>
        <table:table-row table:style-name="ro39">
          <table:table-cell table:style-name="ce688" office:value-type="string">
            <text:p>Inlet temperature (sink)</text:p>
          </table:table-cell>
          <table:table-cell table:style-name="ce878" office:value-type="string">
            <text:p>ºC</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39">
          <table:table-cell table:style-name="ce688" office:value-type="string">
            <text:p>Outlet temperature (sink)</text:p>
          </table:table-cell>
          <table:table-cell table:style-name="ce878" office:value-type="string">
            <text:p>ºC</text:p>
          </table:table-cell>
          <table:table-cell table:style-name="ce708"/>
          <table:table-cell table:style-name="ce617" table:number-columns-repeated="4"/>
          <table:table-cell table:style-name="ce573" table:number-columns-spanned="2" table:number-rows-spanned="1"/>
          <table:covered-table-cell table:style-name="ce857"/>
          <table:table-cell table:number-columns-repeated="247"/>
        </table:table-row>
        <table:table-row table:style-name="ro4">
          <table:table-cell table:style-name="ce885" office:value-type="string">
            <text:p>FIELDS TO BE LINKED TO THE LIST !!!</text:p>
          </table:table-cell>
          <table:table-cell table:style-name="ce887"/>
          <table:table-cell table:number-columns-repeated="254"/>
        </table:table-row>
        <table:table-row table:style-name="ro25">
          <table:table-cell table:style-name="ce774" office:value-type="string" table:number-columns-spanned="2" table:number-rows-spanned="1">
            <text:p>Waste heat from electrical equipment</text:p>
          </table:table-cell>
          <table:covered-table-cell table:style-name="ce782"/>
          <table:table-cell table:style-name="ce790" office:value-type="float" office:value="1">
            <text:p>1</text:p>
          </table:table-cell>
          <table:table-cell table:style-name="ce790" office:value-type="float" office:value="2">
            <text:p>2</text:p>
          </table:table-cell>
          <table:table-cell table:style-name="ce790" office:value-type="float" office:value="3">
            <text:p>3</text:p>
          </table:table-cell>
          <table:table-cell table:style-name="ce790" office:value-type="float" office:value="4">
            <text:p>4</text:p>
          </table:table-cell>
          <table:table-cell table:style-name="ce790" office:value-type="float" office:value="5">
            <text:p>5</text:p>
          </table:table-cell>
          <table:table-cell table:style-name="ce817" table:number-columns-spanned="2" table:number-rows-spanned="1"/>
          <table:covered-table-cell table:style-name="ce883"/>
          <table:table-cell table:style-name="ce615" table:number-columns-repeated="247"/>
        </table:table-row>
        <table:table-row table:style-name="ro43">
          <table:table-cell table:style-name="ce886" office:value-type="string">
            <text:p>Short name of electrical equipment</text:p>
          </table:table-cell>
          <table:table-cell table:style-name="ce888" office:value-type="string">
            <text:p>-</text:p>
          </table:table-cell>
          <table:table-cell table:style-name="ce890" table:number-columns-repeated="5"/>
          <table:table-cell table:style-name="ce817" office:value-type="string" table:number-columns-spanned="2" table:number-rows-spanned="1">
            <text:p>give a short name of the equipment</text:p>
          </table:table-cell>
          <table:covered-table-cell table:style-name="ce883"/>
          <table:table-cell table:style-name="ce615" table:number-columns-repeated="247"/>
        </table:table-row>
        <table:table-row table:style-name="ro39">
          <table:table-cell table:style-name="ce688" office:value-type="string">
            <text:p>Equipment type</text:p>
          </table:table-cell>
          <table:table-cell table:style-name="ce877" office:value-type="string">
            <text:p>-</text:p>
          </table:table-cell>
          <table:table-cell table:style-name="ce624" table:number-columns-repeated="5"/>
          <table:table-cell table:style-name="ce573" office:value-type="string" table:number-columns-spanned="2" table:number-rows-spanned="1">
            <text:p>specify type of equipment, e.g. compressor, electric motor,...</text:p>
          </table:table-cell>
          <table:covered-table-cell/>
          <table:table-cell table:number-columns-repeated="247"/>
        </table:table-row>
        <table:table-row table:style-name="ro39">
          <table:table-cell table:style-name="ce688" office:value-type="string">
            <text:p>Waste heat type</text:p>
          </table:table-cell>
          <table:table-cell table:style-name="ce877" office:value-type="string">
            <text:p>-</text:p>
          </table:table-cell>
          <table:table-cell table:style-name="ce624" table:number-columns-repeated="5"/>
          <table:table-cell table:style-name="ce573"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39">
          <table:table-cell table:style-name="ce688" office:value-type="string">
            <text:p>Available waste heat</text:p>
          </table:table-cell>
          <table:table-cell table:style-name="ce878" office:value-type="string">
            <text:p>kW</text:p>
          </table:table-cell>
          <table:table-cell table:style-name="ce624" table:number-columns-repeated="5"/>
          <table:table-cell table:style-name="ce573" office:value-type="string" table:number-columns-spanned="2" table:number-rows-spanned="1">
            <text:p>estimated quantity</text:p>
          </table:table-cell>
          <table:covered-table-cell table:style-name="ce857"/>
          <table:table-cell table:number-columns-repeated="247"/>
        </table:table-row>
        <table:table-row table:style-name="ro39">
          <table:table-cell table:style-name="ce688" office:value-type="string">
            <text:p>Medium</text:p>
          </table:table-cell>
          <table:table-cell table:style-name="ce877" office:value-type="string">
            <text:p>-</text:p>
          </table:table-cell>
          <table:table-cell table:style-name="ce708"/>
          <table:table-cell table:style-name="ce617" table:number-columns-repeated="4"/>
          <table:table-cell table:style-name="ce573" office:value-type="string" table:number-columns-spanned="2" table:number-rows-spanned="1">
            <text:p>Waste heat carrying medium (fluid)</text:p>
          </table:table-cell>
          <table:covered-table-cell table:style-name="ce857"/>
          <table:table-cell table:number-columns-repeated="247"/>
        </table:table-row>
        <table:table-row table:style-name="ro39">
          <table:table-cell table:style-name="ce688" office:value-type="string">
            <text:p>Flow rate</text:p>
          </table:table-cell>
          <table:table-cell table:style-name="ce878" office:value-type="string">
            <text:p>kg/h</text:p>
          </table:table-cell>
          <table:table-cell table:style-name="ce708"/>
          <table:table-cell table:style-name="ce617" table:number-columns-repeated="4"/>
          <table:table-cell table:style-name="ce573" office:value-type="string" table:number-columns-spanned="2" table:number-rows-spanned="1">
            <text:p>Specify the flow rate of the waste heat carrying medium</text:p>
          </table:table-cell>
          <table:covered-table-cell table:style-name="ce857"/>
          <table:table-cell table:number-columns-repeated="247"/>
        </table:table-row>
        <table:table-row table:style-name="ro39">
          <table:table-cell table:style-name="ce688" office:value-type="string">
            <text:p>waste heat temperature</text:p>
          </table:table-cell>
          <table:table-cell table:style-name="ce878" office:value-type="string">
            <text:p>ºC</text:p>
          </table:table-cell>
          <table:table-cell table:style-name="ce712"/>
          <table:table-cell table:style-name="ce617" table:number-columns-repeated="4"/>
          <table:table-cell table:style-name="ce573" office:value-type="string" table:number-columns-spanned="2" table:number-rows-spanned="1">
            <text:p>Specify the temperature of the waste heat medium at the outlet</text:p>
          </table:table-cell>
          <table:covered-table-cell table:style-name="ce857"/>
          <table:table-cell table:number-columns-repeated="247"/>
        </table:table-row>
        <table:table-row table:style-name="ro39">
          <table:table-cell table:style-name="ce688" office:value-type="string">
            <text:p>present use of waste heat</text:p>
          </table:table-cell>
          <table:table-cell table:style-name="ce878" office:value-type="string">
            <text:p>yes/no</text:p>
          </table:table-cell>
          <table:table-cell table:style-name="ce626"/>
          <table:table-cell table:style-name="ce617" table:number-columns-repeated="4"/>
          <table:table-cell table:style-name="ce573"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39">
          <table:table-cell table:style-name="ce779" office:value-type="string" table:number-columns-spanned="2" table:number-rows-spanned="1">
            <text:p>Schedule</text:p>
          </table:table-cell>
          <table:covered-table-cell table:style-name="ce787"/>
          <table:table-cell table:style-name="ce891"/>
          <table:table-cell table:style-name="ce892" table:number-columns-repeated="4"/>
          <table:table-cell table:style-name="ce836" office:value-type="string" table:number-columns-spanned="2" table:number-rows-spanned="5">
            <text:p>Indicate the operation schedule of the waste heat producing equipment.</text:p>
          </table:table-cell>
          <table:covered-table-cell table:style-name="ce828"/>
          <table:table-cell table:number-columns-repeated="3"/>
          <table:table-cell table:style-name="ce615" table:number-columns-repeated="244"/>
        </table:table-row>
        <table:table-row table:style-name="ro39">
          <table:table-cell table:style-name="ce688" office:value-type="string">
            <text:p>hours of <text:s/>operation per day</text:p>
          </table:table-cell>
          <table:table-cell table:style-name="ce640" office:value-type="string">
            <text:p>h/day</text:p>
          </table:table-cell>
          <table:table-cell table:style-name="ce727"/>
          <table:table-cell table:style-name="ce715" table:number-columns-repeated="4"/>
          <table:covered-table-cell table:style-name="ce894"/>
          <table:covered-table-cell table:style-name="ce825"/>
          <table:table-cell table:number-columns-repeated="3"/>
          <table:table-cell table:style-name="ce615" table:number-columns-repeated="244"/>
        </table:table-row>
        <table:table-row table:style-name="ro39">
          <table:table-cell table:style-name="ce688" office:value-type="string">
            <text:p>number of batches per day</text:p>
          </table:table-cell>
          <table:table-cell table:style-name="ce640" office:value-type="string">
            <text:p>-</text:p>
          </table:table-cell>
          <table:table-cell table:style-name="ce727"/>
          <table:table-cell table:style-name="ce715" table:number-columns-repeated="4"/>
          <table:covered-table-cell table:style-name="ce894"/>
          <table:covered-table-cell table:style-name="ce825"/>
          <table:table-cell table:number-columns-repeated="3"/>
          <table:table-cell table:style-name="ce615" table:number-columns-repeated="244"/>
        </table:table-row>
        <table:table-row table:style-name="ro39">
          <table:table-cell table:style-name="ce688" office:value-type="string">
            <text:p>duration of 1 batch</text:p>
          </table:table-cell>
          <table:table-cell table:style-name="ce640" office:value-type="string">
            <text:p>h </text:p>
          </table:table-cell>
          <table:table-cell table:style-name="ce727"/>
          <table:table-cell table:style-name="ce715" table:number-columns-repeated="4"/>
          <table:covered-table-cell table:style-name="ce894"/>
          <table:covered-table-cell table:style-name="ce825"/>
          <table:table-cell table:number-columns-repeated="3"/>
          <table:table-cell table:style-name="ce615" table:number-columns-repeated="244"/>
        </table:table-row>
        <table:table-row table:style-name="ro39">
          <table:table-cell table:style-name="ce686" office:value-type="string">
            <text:p>days of process operation per year</text:p>
          </table:table-cell>
          <table:table-cell table:style-name="ce620" office:value-type="string">
            <text:p>days / year</text:p>
          </table:table-cell>
          <table:table-cell table:style-name="ce727"/>
          <table:table-cell table:style-name="ce715" table:number-columns-repeated="4"/>
          <table:covered-table-cell table:style-name="ce895"/>
          <table:covered-table-cell table:style-name="ce827"/>
          <table:table-cell table:number-columns-repeated="3"/>
          <table:table-cell table:style-name="ce615"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1" table:default-cell-style-name="ce615"/>
        <table:table-column table:style-name="co42" table:number-columns-repeated="6" table:default-cell-style-name="Default"/>
        <table:table-column table:style-name="co42" table:default-cell-style-name="ce656"/>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table-cell table:style-name="ce811"/>
          <table:table-cell table:style-name="ce645" office:value-type="string">
            <text:p>Renewable energies</text:p>
          </table:table-cell>
          <table:table-cell table:style-name="ce645" office:value-type="float" office:value="6">
            <text:p>6</text:p>
          </table:table-cell>
          <table:table-cell table:style-name="ce645"/>
          <table:table-cell table:number-columns-repeated="4"/>
          <table:table-cell table:style-name="ce773"/>
          <table:table-cell table:number-columns-repeated="243"/>
        </table:table-row>
        <table:table-row table:style-name="ro39">
          <table:table-cell table:style-name="ce896" table:formula="oooc:=[ParameterList.T457]" office:value-type="string" office:string-value="main motivation for renewable energy use">
            <text:p>main motivation for renewable energy use</text:p>
          </table:table-cell>
          <table:table-cell table:style-name="ce707"/>
          <table:table-cell table:style-name="ce694" table:number-columns-repeated="5"/>
          <table:table-cell table:style-name="ce932"/>
          <table:table-cell table:number-columns-repeated="248"/>
        </table:table-row>
        <table:table-row table:style-name="ro39">
          <table:table-cell table:style-name="ce688" table:formula="oooc:=[ParameterList.T458]"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34" table:formula="oooc:=[ParameterList.AR458]" office:value-type="string" office:string-value="yes/no">
            <text:p>yes/no</text:p>
          </table:table-cell>
          <table:table-cell table:style-name="ce906"/>
          <table:table-cell table:style-name="ce913" table:number-columns-repeated="4"/>
          <table:table-cell table:style-name="ce933"/>
          <table:table-cell table:number-columns-repeated="248"/>
        </table:table-row>
        <table:table-row table:style-name="ro39">
          <table:covered-table-cell table:style-name="ce613"/>
          <table:table-cell table:style-name="ce900" table:number-columns-repeated="2"/>
          <table:table-cell table:style-name="ce914" table:formula="oooc:=[ParameterList.T460]" office:value-type="string" office:string-value=" possibility of saving fuel cost" table:number-columns-spanned="3" table:number-rows-spanned="1">
            <text:p><text:s/>possibility of saving fuel cost</text:p>
          </table:table-cell>
          <table:covered-table-cell table:number-columns-repeated="2" table:style-name="ce922"/>
          <table:table-cell table:style-name="ce634" table:formula="oooc:=[ParameterList.AR460]" office:value-type="string" office:string-value="yes/no">
            <text:p>yes/no</text:p>
          </table:table-cell>
          <table:table-cell table:style-name="ce934"/>
          <table:table-cell table:number-columns-repeated="248"/>
        </table:table-row>
        <table:table-row table:style-name="ro39">
          <table:table-cell table:style-name="ce612"/>
          <table:table-cell table:style-name="ce900" table:number-columns-repeated="2"/>
          <table:table-cell table:style-name="ce914" table:formula="oooc:=[ParameterList.T461]"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22"/>
          <table:table-cell table:style-name="ce634" table:formula="oooc:=[ParameterList.AR461]" office:value-type="string" office:string-value="yes/no">
            <text:p>yes/no</text:p>
          </table:table-cell>
          <table:table-cell table:style-name="ce934"/>
          <table:table-cell table:number-columns-repeated="248"/>
        </table:table-row>
        <table:table-row table:style-name="ro39">
          <table:table-cell table:style-name="ce612"/>
          <table:table-cell table:style-name="ce900" table:number-columns-repeated="2"/>
          <table:table-cell table:style-name="ce914" table:formula="oooc:=[ParameterList.T462]"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22"/>
          <table:table-cell table:style-name="ce634" table:formula="oooc:=[ParameterList.AR462]" office:value-type="string" office:string-value="yes/no">
            <text:p>yes/no</text:p>
          </table:table-cell>
          <table:table-cell table:style-name="ce935"/>
          <table:table-cell table:number-columns-repeated="248"/>
        </table:table-row>
        <table:table-row table:style-name="ro39">
          <table:table-cell table:style-name="ce613"/>
          <table:table-cell table:style-name="ce901" table:number-columns-repeated="2"/>
          <table:table-cell table:style-name="ce915" table:formula="oooc:=[ParameterList.T463]" office:value-type="string" office:string-value="others: ">
            <text:p>others: </text:p>
          </table:table-cell>
          <table:table-cell table:style-name="ce923" table:number-columns-spanned="4" table:number-rows-spanned="1"/>
          <table:covered-table-cell table:number-columns-repeated="2" table:style-name="ce928"/>
          <table:covered-table-cell table:style-name="ce936"/>
          <table:table-cell table:number-columns-repeated="248"/>
        </table:table-row>
        <table:table-row table:style-name="ro45">
          <table:table-cell table:style-name="ce622" table:number-columns-repeated="8"/>
          <table:table-cell table:number-columns-repeated="18"/>
          <table:table-cell table:style-name="ce680" table:number-columns-repeated="230"/>
        </table:table-row>
        <table:table-row table:style-name="ro44">
          <table:table-cell table:style-name="ce896" table:formula="oooc:=[ParameterList.T464]" office:value-type="string" office:string-value="Solar thermal energy">
            <text:p>Solar thermal energy</text:p>
          </table:table-cell>
          <table:table-cell table:style-name="ce707"/>
          <table:table-cell table:style-name="ce694" table:number-columns-repeated="5"/>
          <table:table-cell table:style-name="ce932"/>
          <table:table-cell table:number-columns-repeated="248"/>
        </table:table-row>
        <table:table-row table:style-name="ro59">
          <table:table-cell table:style-name="ce897"/>
          <table:table-cell table:style-name="ce902"/>
          <table:table-cell table:style-name="ce907" table:formula="oooc:=[ParameterList.T465]" office:value-type="string" office:string-value="Roof  " table:number-columns-spanned="2" table:number-rows-spanned="1">
            <text:p>Roof <text:s/></text:p>
          </table:table-cell>
          <table:covered-table-cell table:style-name="ce907"/>
          <table:table-cell table:style-name="ce907" table:formula="oooc:=[ParameterList.T466]" office:value-type="string" office:string-value="Ground" table:number-columns-spanned="2" table:number-rows-spanned="1">
            <text:p>Ground</text:p>
          </table:table-cell>
          <table:covered-table-cell table:style-name="ce907"/>
          <table:table-cell table:style-name="ce907"/>
          <table:table-cell table:style-name="ce937"/>
          <table:table-cell table:number-columns-repeated="248"/>
        </table:table-row>
        <table:table-row table:style-name="ro39">
          <table:table-cell table:style-name="ce683" table:formula="oooc:=[ParameterList.T468]" office:value-type="string" office:string-value="availabe roof and ground area">
            <text:p>availabe roof and ground area</text:p>
          </table:table-cell>
          <table:table-cell table:style-name="ce634" table:formula="oooc:=[ParameterList.AR468]" office:value-type="string" office:string-value="m²">
            <text:p>m²</text:p>
          </table:table-cell>
          <table:table-cell table:style-name="ce908" table:number-columns-spanned="2" table:number-rows-spanned="1"/>
          <table:covered-table-cell table:style-name="ce908"/>
          <table:table-cell table:style-name="ce908" table:number-columns-spanned="2" table:number-rows-spanned="1"/>
          <table:covered-table-cell table:style-name="ce908"/>
          <table:table-cell table:style-name="ce929" table:formula="oooc:=[ParameterList.AF468]"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38"/>
          <table:table-cell table:number-columns-repeated="248"/>
        </table:table-row>
        <table:table-row table:style-name="ro43">
          <table:table-cell table:style-name="ce683" table:formula="oooc:=[ParameterList.T471]" office:value-type="string" office:string-value="positioning of the roof or ground area" table:number-columns-spanned="1" table:number-rows-spanned="2">
            <text:p>positioning of the roof or ground area</text:p>
          </table:table-cell>
          <table:table-cell table:style-name="ce902" table:formula="oooc:=[ParameterList.AR471]" office:value-type="string" office:string-value="Inclination (degrees)">
            <text:p>Inclination (degrees)</text:p>
          </table:table-cell>
          <table:table-cell table:style-name="ce906" table:number-columns-spanned="2" table:number-rows-spanned="1"/>
          <table:covered-table-cell table:style-name="ce906"/>
          <table:table-cell table:style-name="ce906" table:number-columns-spanned="2" table:number-rows-spanned="1"/>
          <table:covered-table-cell table:style-name="ce906"/>
          <table:table-cell table:style-name="ce929" table:formula="oooc:=[ParameterList.AF471]"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38"/>
          <table:table-cell table:number-columns-repeated="248"/>
        </table:table-row>
        <table:table-row table:style-name="ro43">
          <table:covered-table-cell table:style-name="ce683"/>
          <table:table-cell table:style-name="ce634" table:formula="oooc:=[ParameterList.AR474]" office:value-type="string" office:string-value="orientation to south">
            <text:p>orientation to south</text:p>
          </table:table-cell>
          <table:table-cell table:style-name="ce906" table:number-columns-spanned="2" table:number-rows-spanned="1"/>
          <table:covered-table-cell table:style-name="ce906"/>
          <table:table-cell table:style-name="ce906" table:number-columns-spanned="2" table:number-rows-spanned="1"/>
          <table:covered-table-cell table:style-name="ce906"/>
          <table:covered-table-cell table:style-name="ce930"/>
          <table:covered-table-cell table:style-name="ce938"/>
          <table:table-cell table:number-columns-repeated="248"/>
        </table:table-row>
        <table:table-row table:style-name="ro39">
          <table:table-cell table:style-name="ce683" table:formula="oooc:=[ParameterList.T477]" office:value-type="string" office:string-value="Shading problems?">
            <text:p>Shading problems?</text:p>
          </table:table-cell>
          <table:table-cell table:style-name="ce634"/>
          <table:table-cell table:style-name="ce906" table:number-columns-spanned="2" table:number-rows-spanned="1"/>
          <table:covered-table-cell table:style-name="ce906"/>
          <table:table-cell table:style-name="ce906" table:number-columns-spanned="2" table:number-rows-spanned="1"/>
          <table:covered-table-cell table:style-name="ce906"/>
          <table:table-cell table:style-name="ce929" table:formula="oooc:=[ParameterList.AF477]"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38"/>
          <table:table-cell table:number-columns-repeated="248"/>
        </table:table-row>
        <table:table-row table:style-name="ro39">
          <table:table-cell table:style-name="ce688" table:formula="oooc:=[ParameterList.T480]" office:value-type="string" office:string-value="distance between the roof or ground area(s) and the technical room or process">
            <text:p>distance between the roof or ground area(s) and the technical room or process</text:p>
          </table:table-cell>
          <table:table-cell table:style-name="ce634" table:formula="oooc:=[ParameterList.AR480]" office:value-type="string" office:string-value="m">
            <text:p>m</text:p>
          </table:table-cell>
          <table:table-cell table:style-name="ce906" table:number-columns-spanned="2" table:number-rows-spanned="1"/>
          <table:covered-table-cell table:style-name="ce906"/>
          <table:table-cell table:style-name="ce906" table:number-columns-spanned="2" table:number-rows-spanned="1"/>
          <table:covered-table-cell table:style-name="ce906"/>
          <table:table-cell table:style-name="ce929" table:formula="oooc:=[ParameterList.AF480]"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38"/>
          <table:table-cell table:number-columns-repeated="248"/>
        </table:table-row>
        <table:table-row table:style-name="ro39">
          <table:table-cell table:style-name="ce683" table:formula="oooc:=[ParameterList.T483]" office:value-type="string" office:string-value="type of roof">
            <text:p>type of roof</text:p>
          </table:table-cell>
          <table:table-cell table:style-name="ce634"/>
          <table:table-cell table:style-name="ce906" table:number-columns-spanned="2" table:number-rows-spanned="1"/>
          <table:covered-table-cell table:style-name="ce906"/>
          <table:table-cell table:style-name="ce924" table:number-columns-spanned="2" table:number-rows-spanned="1"/>
          <table:covered-table-cell table:style-name="ce924"/>
          <table:table-cell table:style-name="ce929" table:formula="oooc:=[ParameterList.AF483]" office:value-type="string" office:string-value="Specify the type of roof, e.g. sandwich panels, etc..." table:number-columns-spanned="2" table:number-rows-spanned="1">
            <text:p>Specify the type of roof, e.g. sandwich panels, etc...</text:p>
          </table:table-cell>
          <table:covered-table-cell table:style-name="ce938"/>
          <table:table-cell table:number-columns-repeated="248"/>
        </table:table-row>
        <table:table-row table:style-name="ro39">
          <table:table-cell table:style-name="ce683" table:formula="oooc:=[ParameterList.T484]" office:value-type="string" office:string-value="static load capacity of the roof(s)">
            <text:p>static load capacity of the roof(s)</text:p>
          </table:table-cell>
          <table:table-cell table:style-name="ce634" table:formula="oooc:=[ParameterList.AR484]" office:value-type="string" office:string-value="kg/m²">
            <text:p>kg/m²</text:p>
          </table:table-cell>
          <table:table-cell table:style-name="ce906" table:number-columns-spanned="2" table:number-rows-spanned="1"/>
          <table:covered-table-cell table:style-name="ce916"/>
          <table:table-cell table:style-name="ce924" table:number-columns-spanned="2" table:number-rows-spanned="1"/>
          <table:covered-table-cell table:style-name="ce924"/>
          <table:table-cell table:style-name="ce929" table:formula="oooc:=[ParameterList.AF484]"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38"/>
          <table:table-cell table:number-columns-repeated="248"/>
        </table:table-row>
        <table:table-row table:style-name="ro60">
          <table:table-cell table:style-name="ce686" table:formula="oooc:=[ParameterList.T485]" office:value-type="string" office:string-value="Enclosing of drawing or scheme of building?">
            <text:p>Enclosing of drawing or scheme of building?</text:p>
          </table:table-cell>
          <table:table-cell table:style-name="ce903" table:formula="oooc:=[ParameterList.AR485]" office:value-type="string" office:string-value="yes/no">
            <text:p>yes/no</text:p>
          </table:table-cell>
          <table:table-cell table:style-name="ce909"/>
          <table:table-cell table:style-name="ce917" table:number-columns-repeated="3"/>
          <table:table-cell table:style-name="ce931" table:formula="oooc:=[ParameterList.AF485]" office:value-type="string" office:string-value="Enclose a scheme of the building and/or the area" table:number-columns-spanned="2" table:number-rows-spanned="1">
            <text:p>Enclose a scheme of the building and/or the area</text:p>
          </table:table-cell>
          <table:covered-table-cell table:style-name="ce760"/>
          <table:table-cell table:number-columns-repeated="248"/>
        </table:table-row>
        <table:table-row table:style-name="ro45">
          <table:table-cell table:style-name="ce622" table:number-columns-repeated="8"/>
          <table:table-cell table:number-columns-repeated="18"/>
          <table:table-cell table:style-name="ce680" table:number-columns-repeated="230"/>
        </table:table-row>
        <table:table-row table:style-name="ro39">
          <table:table-cell table:style-name="ce896" table:formula="oooc:=[ParameterList.T489]" office:value-type="string" office:string-value="Biomass">
            <text:p>Biomass</text:p>
          </table:table-cell>
          <table:table-cell table:style-name="ce707"/>
          <table:table-cell table:style-name="ce694" table:number-columns-repeated="5"/>
          <table:table-cell table:style-name="ce932"/>
          <table:table-cell table:number-columns-repeated="248"/>
        </table:table-row>
        <table:table-row table:style-name="ro39">
          <table:table-cell table:style-name="ce898" table:formula="oooc:=[ParameterList.T490]" office:value-type="string" office:string-value="Availability of biomass from the processes">
            <text:p>Availability of biomass from the processes</text:p>
          </table:table-cell>
          <table:table-cell table:style-name="ce694" table:number-columns-repeated="2"/>
          <table:table-cell table:style-name="ce755"/>
          <table:table-cell table:style-name="ce925" table:formula="oooc:=[ParameterList.T500]" office:value-type="string" office:string-value="Availability of biomass from the region">
            <text:p>Availability of biomass from the region</text:p>
          </table:table-cell>
          <table:table-cell table:style-name="ce694" table:number-columns-repeated="2"/>
          <table:table-cell table:style-name="ce755"/>
          <table:table-cell table:number-columns-repeated="248"/>
        </table:table-row>
        <table:table-row table:style-name="ro39">
          <table:table-cell table:style-name="ce612" table:formula="oooc:=[ParameterList.T491]" office:value-type="string" office:string-value="Type of biomass available from processes">
            <text:p>Type of biomass available from processes</text:p>
          </table:table-cell>
          <table:table-cell table:style-name="ce904"/>
          <table:table-cell table:style-name="ce910"/>
          <table:table-cell table:style-name="ce674"/>
          <table:table-cell table:style-name="ce926"/>
          <table:table-cell table:style-name="ce664" table:number-columns-repeated="2"/>
          <table:table-cell table:style-name="ce919"/>
          <table:table-cell table:number-columns-repeated="248"/>
        </table:table-row>
        <table:table-row table:style-name="ro39">
          <table:table-cell table:style-name="ce612" table:formula="oooc:=[ParameterList.T492]" office:value-type="string" office:string-value="Period of year the biomass is available">
            <text:p>Period of year the biomass is available</text:p>
          </table:table-cell>
          <table:table-cell table:style-name="ce905" table:formula="oooc:=[ParameterList.AR492]" office:value-type="string" office:string-value="dd/mm-dd/mm">
            <text:p>dd/mm-dd/mm</text:p>
          </table:table-cell>
          <table:table-cell table:style-name="ce910"/>
          <table:table-cell table:style-name="ce573" table:formula="oooc:=[ParameterList.AF492]"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612" table:formula="oooc:=[ParameterList.T501]" office:value-type="string" office:string-value="Type of biomass available ">
            <text:p>Type of biomass available </text:p>
          </table:table-cell>
          <table:table-cell table:style-name="ce664"/>
          <table:table-cell table:style-name="ce906"/>
          <table:table-cell table:style-name="ce765"/>
          <table:table-cell table:number-columns-repeated="248"/>
        </table:table-row>
        <table:table-row table:style-name="ro39">
          <table:table-cell table:style-name="ce612" table:formula="oooc:=[ParameterList.T495]" office:value-type="string" office:string-value="Number of days biomass is produced">
            <text:p>Number of days biomass is produced</text:p>
          </table:table-cell>
          <table:table-cell table:style-name="ce634" table:formula="oooc:=[ParameterList.AR495]" office:value-type="string" office:string-value="days">
            <text:p>days</text:p>
          </table:table-cell>
          <table:table-cell table:style-name="ce910"/>
          <table:covered-table-cell table:style-name="ce918"/>
          <table:table-cell table:style-name="ce612" table:formula="oooc:=[ParameterList.T502]" office:value-type="string" office:string-value="Unit price of biomass">
            <text:p>Unit price of biomass</text:p>
          </table:table-cell>
          <table:table-cell table:style-name="ce634" table:formula="oooc:=[ParameterList.AR502]" office:value-type="string" office:string-value="€/t">
            <text:p>€/t</text:p>
          </table:table-cell>
          <table:table-cell table:style-name="ce906"/>
          <table:table-cell table:style-name="ce919"/>
          <table:table-cell table:number-columns-repeated="248"/>
        </table:table-row>
        <table:table-row table:style-name="ro39">
          <table:table-cell table:style-name="ce612" table:formula="oooc:=[ParameterList.T496]" office:value-type="string" office:string-value="Daily quantity of biomass">
            <text:p>Daily quantity of biomass</text:p>
          </table:table-cell>
          <table:table-cell table:style-name="ce634" table:formula="oooc:=[ParameterList.AR496]" office:value-type="string" office:string-value="t/day">
            <text:p>t/day</text:p>
          </table:table-cell>
          <table:table-cell table:style-name="ce910"/>
          <table:table-cell table:style-name="ce919"/>
          <table:table-cell table:style-name="ce612" table:formula="oooc:=[ParameterList.T503]" office:value-type="string" office:string-value="Period of year the biomass is available">
            <text:p>Period of year the biomass is available</text:p>
          </table:table-cell>
          <table:table-cell table:style-name="ce905" table:formula="oooc:=[ParameterList.AR503]" office:value-type="string" office:string-value="dd/mm-dd/mm">
            <text:p>dd/mm-dd/mm</text:p>
          </table:table-cell>
          <table:table-cell table:style-name="ce906"/>
          <table:table-cell table:style-name="ce573" table:formula="oooc:=[ParameterList.AF503]"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39">
          <table:table-cell table:style-name="ce612" table:formula="oooc:=[ParameterList.T497]" office:value-type="string" office:string-value="Space availability to stock biomass?">
            <text:p>Space availability to stock biomass?</text:p>
          </table:table-cell>
          <table:table-cell table:style-name="ce634" table:formula="oooc:=[ParameterList.AR497]" office:value-type="string" office:string-value="m3">
            <text:p>m3</text:p>
          </table:table-cell>
          <table:table-cell table:style-name="ce910"/>
          <table:table-cell table:style-name="ce920" table:formula="oooc:=[ParameterList.AF497]" office:value-type="string" office:string-value="Specifythe volume">
            <text:p>Specifythe volume</text:p>
          </table:table-cell>
          <table:table-cell table:style-name="ce612" table:formula="oooc:=[ParameterList.T506]" office:value-type="string" office:string-value="Number of days the biomass is produced">
            <text:p>Number of days the biomass is produced</text:p>
          </table:table-cell>
          <table:table-cell table:style-name="ce634" table:formula="oooc:=[ParameterList.AR506]" office:value-type="string" office:string-value="days">
            <text:p>days</text:p>
          </table:table-cell>
          <table:table-cell table:style-name="ce906"/>
          <table:covered-table-cell table:style-name="ce918"/>
          <table:table-cell table:number-columns-repeated="248"/>
        </table:table-row>
        <table:table-row table:style-name="ro39">
          <table:table-cell table:style-name="ce612" table:formula="oooc:=[ParameterList.T498]" office:value-type="string" office:string-value="LCV biomass">
            <text:p>LCV biomass</text:p>
          </table:table-cell>
          <table:table-cell table:style-name="ce634" table:formula="oooc:=[ParameterList.AR498]" office:value-type="string" office:string-value="kWh/kg">
            <text:p>kWh/kg</text:p>
          </table:table-cell>
          <table:table-cell table:style-name="ce910"/>
          <table:table-cell table:style-name="ce674"/>
          <table:table-cell table:style-name="ce926"/>
          <table:table-cell table:style-name="ce664" table:number-columns-repeated="2"/>
          <table:table-cell table:style-name="ce674"/>
          <table:table-cell table:number-columns-repeated="248"/>
        </table:table-row>
        <table:table-row table:style-name="ro39">
          <table:table-cell table:style-name="ce899" table:formula="oooc:=[ParameterList.T499]" office:value-type="string" office:string-value="Humidity">
            <text:p>Humidity</text:p>
          </table:table-cell>
          <table:table-cell table:style-name="ce635" table:formula="oooc:=[ParameterList.AR499]" office:value-type="string" office:string-value="%">
            <text:p>%</text:p>
          </table:table-cell>
          <table:table-cell table:style-name="ce911"/>
          <table:table-cell table:style-name="ce921"/>
          <table:table-cell table:style-name="ce927"/>
          <table:table-cell table:style-name="ce917" table:number-columns-repeated="2"/>
          <table:table-cell table:style-name="ce921"/>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912"/>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49" table:default-cell-style-name="ce615"/>
        <table:table-column table:style-name="co45" table:default-cell-style-name="Default"/>
        <table:table-column table:style-name="co50" table:number-columns-repeated="5" table:default-cell-style-name="Default"/>
        <table:table-column table:style-name="co68" table:default-cell-style-name="ce656"/>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table-cell table:style-name="ce811"/>
          <table:table-cell/>
          <table:table-cell table:style-name="ce645" office:value-type="string">
            <text:p>Buildings</text:p>
          </table:table-cell>
          <table:table-cell table:style-name="ce645" office:value-type="float" office:value="7">
            <text:p>7</text:p>
          </table:table-cell>
          <table:table-cell table:style-name="ce645"/>
          <table:table-cell table:style-name="ce615" table:number-columns-repeated="2"/>
          <table:table-cell table:style-name="ce773"/>
          <table:table-cell table:number-columns-repeated="244"/>
        </table:table-row>
        <table:table-row table:style-name="ro39">
          <table:table-cell table:style-name="ce939" table:formula="oooc:=[ParameterList.T407]" office:value-type="string" office:string-value="Building (or part of building)" table:number-columns-spanned="2" table:number-rows-spanned="1">
            <text:p>Building (or part of building)</text:p>
          </table:table-cell>
          <table:covered-table-cell table:style-name="ce940"/>
          <table:table-cell table:style-name="ce790" office:value-type="float" office:value="1">
            <text:p>1</text:p>
          </table:table-cell>
          <table:table-cell table:style-name="ce790" office:value-type="float" office:value="2">
            <text:p>2</text:p>
          </table:table-cell>
          <table:table-cell table:style-name="ce790" office:value-type="float" office:value="3">
            <text:p>3</text:p>
          </table:table-cell>
          <table:table-cell table:style-name="ce790" office:value-type="float" office:value="4">
            <text:p>4</text:p>
          </table:table-cell>
          <table:table-cell table:style-name="ce790" office:value-type="float" office:value="5">
            <text:p>5</text:p>
          </table:table-cell>
          <table:table-cell table:style-name="ce949" table:formula="oooc:=[ParameterList.AF407]" office:value-type="string" office:string-value="Attach a brief description/plan of the building" table:number-columns-spanned="2" table:number-rows-spanned="1">
            <text:p>Attach a brief description/plan of the building</text:p>
          </table:table-cell>
          <table:covered-table-cell table:style-name="ce951"/>
          <table:table-cell table:style-name="ce953" table:number-columns-repeated="247"/>
        </table:table-row>
        <table:table-row table:style-name="ro39">
          <table:table-cell table:style-name="ce683" table:formula="oooc:=[ParameterList.T409]" office:value-type="string" office:string-value="Building short name">
            <text:p>Building short name</text:p>
          </table:table-cell>
          <table:table-cell table:style-name="ce924"/>
          <table:table-cell table:style-name="ce941" table:number-columns-repeated="5"/>
          <table:table-cell table:style-name="ce573" table:formula="oooc:=[ParameterList.AF409]"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52"/>
          <table:table-cell table:style-name="ce954" table:number-columns-repeated="247"/>
        </table:table-row>
        <table:table-row table:style-name="ro39">
          <table:table-cell table:style-name="ce683" table:formula="oooc:=[ParameterList.T410]" office:value-type="string" office:string-value="Constructed surface ">
            <text:p>Constructed surface </text:p>
          </table:table-cell>
          <table:table-cell table:style-name="ce902" table:formula="oooc:=[ParameterList.AR410]" office:value-type="string" office:string-value="m2">
            <text:p>m2</text:p>
          </table:table-cell>
          <table:table-cell table:style-name="ce942" table:number-columns-repeated="5"/>
          <table:table-cell table:style-name="ce573" table:number-columns-spanned="2" table:number-rows-spanned="1"/>
          <table:covered-table-cell table:style-name="ce952"/>
          <table:table-cell table:style-name="ce953" table:number-columns-repeated="247"/>
        </table:table-row>
        <table:table-row table:style-name="ro39">
          <table:table-cell table:style-name="ce683" table:formula="oooc:=[ParameterList.T411]" office:value-type="string" office:string-value="Useful surface ">
            <text:p>Useful surface </text:p>
          </table:table-cell>
          <table:table-cell table:style-name="ce902" table:formula="oooc:=[ParameterList.AR411]" office:value-type="string" office:string-value="m2">
            <text:p>m2</text:p>
          </table:table-cell>
          <table:table-cell table:style-name="ce942" table:number-columns-repeated="5"/>
          <table:table-cell table:style-name="ce573" table:number-columns-spanned="2" table:number-rows-spanned="1"/>
          <table:covered-table-cell table:style-name="ce952"/>
          <table:table-cell table:style-name="ce953" table:number-columns-repeated="247"/>
        </table:table-row>
        <table:table-row table:style-name="ro39">
          <table:table-cell table:style-name="ce683" table:formula="oooc:=[ParameterList.T412]" office:value-type="string" office:string-value="Use of the building">
            <text:p>Use of the building</text:p>
          </table:table-cell>
          <table:table-cell table:style-name="ce902" table:formula="oooc:=[ParameterList.AR412]">
            <text:p/>
          </table:table-cell>
          <table:table-cell table:style-name="ce942" table:number-columns-repeated="4"/>
          <table:table-cell table:style-name="ce945"/>
          <table:table-cell table:style-name="ce573" table:number-columns-spanned="2" table:number-rows-spanned="1"/>
          <table:covered-table-cell table:style-name="ce952"/>
          <table:table-cell table:style-name="ce953" table:number-columns-repeated="247"/>
        </table:table-row>
        <table:table-row table:style-name="ro41">
          <table:table-cell table:style-name="ce683" table:formula="oooc:=[ParameterList.T413]" office:value-type="string" office:string-value="Global data on energy demand">
            <text:p>Global data on energy demand</text:p>
          </table:table-cell>
          <table:table-cell table:style-name="ce902" table:formula="oooc:=[ParameterList.AR413]">
            <text:p/>
          </table:table-cell>
          <table:table-cell table:style-name="ce943" table:number-columns-repeated="2"/>
          <table:table-cell table:style-name="ce944" table:number-columns-repeated="2"/>
          <table:table-cell table:style-name="ce946"/>
          <table:table-cell table:style-name="ce765" table:number-columns-spanned="2" table:number-rows-spanned="1"/>
          <table:covered-table-cell table:style-name="ce952"/>
          <table:table-cell table:style-name="ce953" table:number-columns-repeated="247"/>
        </table:table-row>
        <table:table-row table:style-name="ro39">
          <table:table-cell table:style-name="ce683" table:formula="oooc:=[ParameterList.T414]" office:value-type="string" office:string-value="Maximum heating power">
            <text:p>Maximum heating power</text:p>
          </table:table-cell>
          <table:table-cell table:style-name="ce902" table:formula="oooc:=[ParameterList.AR414]" office:value-type="string" office:string-value="kW">
            <text:p>kW</text:p>
          </table:table-cell>
          <table:table-cell table:style-name="ce942" table:number-columns-repeated="4"/>
          <table:table-cell table:style-name="ce947"/>
          <table:table-cell table:style-name="ce573" table:formula="oooc:=[ParameterList.AF414]"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52"/>
          <table:table-cell table:style-name="ce953" table:number-columns-repeated="247"/>
        </table:table-row>
        <table:table-row table:style-name="ro39">
          <table:table-cell table:style-name="ce683" table:formula="oooc:=[ParameterList.T415]" office:value-type="string" office:string-value="Maximum cooling power">
            <text:p>Maximum cooling power</text:p>
          </table:table-cell>
          <table:table-cell table:style-name="ce902" table:formula="oooc:=[ParameterList.AR415]" office:value-type="string" office:string-value="kW">
            <text:p>kW</text:p>
          </table:table-cell>
          <table:table-cell table:style-name="ce942" table:number-columns-repeated="5"/>
          <table:covered-table-cell table:style-name="ce950"/>
          <table:covered-table-cell table:style-name="ce952"/>
          <table:table-cell table:style-name="ce953" table:number-columns-repeated="247"/>
        </table:table-row>
        <table:table-row table:style-name="ro39">
          <table:table-cell table:style-name="ce683" table:formula="oooc:=[ParameterList.T416]" office:value-type="string" office:string-value="Annual heating demand">
            <text:p>Annual heating demand</text:p>
          </table:table-cell>
          <table:table-cell table:style-name="ce902" table:formula="oooc:=[ParameterList.AR416]" office:value-type="string" office:string-value="MWh / year">
            <text:p>MWh / year</text:p>
          </table:table-cell>
          <table:table-cell table:style-name="ce942" table:number-columns-repeated="5"/>
          <table:table-cell table:style-name="ce573" table:formula="oooc:=[ParameterList.AF416]"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52"/>
          <table:table-cell table:style-name="ce482" table:number-columns-repeated="247"/>
        </table:table-row>
        <table:table-row table:style-name="ro39">
          <table:table-cell table:style-name="ce683" table:formula="oooc:=[ParameterList.T417]" office:value-type="string" office:string-value="Annual demand of air conditioning">
            <text:p>Annual demand of air conditioning</text:p>
          </table:table-cell>
          <table:table-cell table:style-name="ce902" table:formula="oooc:=[ParameterList.AR417]" office:value-type="string" office:string-value="MWh / year">
            <text:p>MWh / year</text:p>
          </table:table-cell>
          <table:table-cell table:style-name="ce942" table:number-columns-repeated="5"/>
          <table:covered-table-cell table:style-name="ce950"/>
          <table:covered-table-cell table:style-name="ce952"/>
          <table:table-cell table:style-name="ce482" table:number-columns-repeated="247"/>
        </table:table-row>
        <table:table-row table:style-name="ro39">
          <table:table-cell table:style-name="ce683" table:formula="oooc:=[ParameterList.T418]" office:value-type="string" office:string-value="Daily consumption of  DHW">
            <text:p>Daily consumption of <text:s/>DHW</text:p>
          </table:table-cell>
          <table:table-cell table:style-name="ce902" table:formula="oooc:=[ParameterList.AR418]" office:value-type="string" office:string-value="l/day">
            <text:p>l/day</text:p>
          </table:table-cell>
          <table:table-cell table:style-name="ce942" table:number-columns-repeated="5"/>
          <table:table-cell table:style-name="ce573" table:formula="oooc:=[ParameterList.AF418]"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52"/>
          <table:table-cell table:style-name="ce953" table:number-columns-repeated="247"/>
        </table:table-row>
        <table:table-row table:style-name="ro39">
          <table:table-cell table:style-name="ce683" table:formula="oooc:=[ParameterList.T419]" office:value-type="string" office:string-value="Hours of occupation ">
            <text:p>Hours of occupation </text:p>
          </table:table-cell>
          <table:table-cell table:style-name="ce902" table:formula="oooc:=[ParameterList.AR419]" office:value-type="string" office:string-value="h/day">
            <text:p>h/day</text:p>
          </table:table-cell>
          <table:table-cell table:style-name="ce942" table:number-columns-repeated="5"/>
          <table:table-cell table:style-name="ce573" table:formula="oooc:=[ParameterList.AF419]" office:value-type="string" office:string-value="Occupational period of the building" table:number-columns-spanned="2" table:number-rows-spanned="2">
            <text:p>Occupational period of the building</text:p>
          </table:table-cell>
          <table:covered-table-cell table:style-name="ce952"/>
          <table:table-cell table:style-name="ce953" table:number-columns-repeated="247"/>
        </table:table-row>
        <table:table-row table:style-name="ro39">
          <table:table-cell table:style-name="ce683" table:formula="oooc:=[ParameterList.T420]" office:value-type="string" office:string-value="Days of use per year">
            <text:p>Days of use per year</text:p>
          </table:table-cell>
          <table:table-cell table:style-name="ce902" table:formula="oooc:=[ParameterList.AR420]" office:value-type="string" office:string-value="days/year">
            <text:p>days/year</text:p>
          </table:table-cell>
          <table:table-cell table:style-name="ce942" table:number-columns-repeated="5"/>
          <table:covered-table-cell table:style-name="ce950"/>
          <table:covered-table-cell table:style-name="ce952"/>
          <table:table-cell table:style-name="ce953" table:number-columns-repeated="247"/>
        </table:table-row>
        <table:table-row table:style-name="ro39">
          <table:table-cell table:style-name="ce683" table:formula="oooc:=[ParameterList.T421]" office:value-type="string" office:string-value="Holidays period">
            <text:p>Holidays period</text:p>
          </table:table-cell>
          <table:table-cell table:style-name="ce902" table:formula="oooc:=[ParameterList.AR421]" office:value-type="string" office:string-value="dd/mm-dd/mm">
            <text:p>dd/mm-dd/mm</text:p>
          </table:table-cell>
          <table:table-cell table:style-name="ce942" table:number-columns-repeated="5"/>
          <table:table-cell table:style-name="ce573" table:formula="oooc:=[ParameterList.AF421]" office:value-type="string" office:string-value="Period of year that the building is not used" table:number-columns-spanned="2" table:number-rows-spanned="1">
            <text:p>Period of year that the building is not used</text:p>
          </table:table-cell>
          <table:covered-table-cell table:style-name="ce952"/>
          <table:table-cell table:style-name="ce953" table:number-columns-repeated="247"/>
        </table:table-row>
        <table:table-row table:style-name="ro39">
          <table:table-cell table:style-name="ce683" table:formula="oooc:=[ParameterList.T422]" office:value-type="string" office:string-value="Heating period">
            <text:p>Heating period</text:p>
          </table:table-cell>
          <table:table-cell table:style-name="ce902" table:formula="oooc:=[ParameterList.AR422]" office:value-type="string" office:string-value="dd/mm-dd/mm">
            <text:p>dd/mm-dd/mm</text:p>
          </table:table-cell>
          <table:table-cell table:style-name="ce942" table:number-columns-repeated="5"/>
          <table:table-cell table:style-name="ce573" table:formula="oooc:=[ParameterList.AF422]" office:value-type="string" office:string-value="Indicate period, e.g. October - February" table:number-columns-spanned="2" table:number-rows-spanned="2">
            <text:p>Indicate period, e.g. October - February</text:p>
          </table:table-cell>
          <table:covered-table-cell table:style-name="ce952"/>
          <table:table-cell table:style-name="ce953" table:number-columns-repeated="247"/>
        </table:table-row>
        <table:table-row table:style-name="ro39">
          <table:table-cell table:style-name="ce683" table:formula="oooc:=[ParameterList.T423]" office:value-type="string" office:string-value="Air conditioning period">
            <text:p>Air conditioning period</text:p>
          </table:table-cell>
          <table:table-cell table:style-name="ce902" table:formula="oooc:=[ParameterList.AR423]" office:value-type="string" office:string-value="dd/mm-dd/mm">
            <text:p>dd/mm-dd/mm</text:p>
          </table:table-cell>
          <table:table-cell table:style-name="ce942" table:number-columns-repeated="4"/>
          <table:table-cell table:style-name="ce948"/>
          <table:covered-table-cell table:style-name="ce950"/>
          <table:covered-table-cell table:style-name="ce952"/>
          <table:table-cell table:style-name="ce953"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49" table:default-cell-style-name="ce615"/>
        <table:table-column table:style-name="co45" table:default-cell-style-name="Default"/>
        <table:table-column table:style-name="co50" table:number-columns-repeated="4" table:default-cell-style-name="Default"/>
        <table:table-column table:style-name="co72" table:default-cell-style-name="Default"/>
        <table:table-column table:style-name="co45" table:default-cell-style-name="Default"/>
        <table:table-column table:style-name="co50" table:default-cell-style-name="Default"/>
        <table:table-column table:style-name="co48" table:default-cell-style-name="Default"/>
        <table:table-column table:style-name="co47" table:number-columns-repeated="246" table:default-cell-style-name="Default"/>
        <table:table-row table:style-name="ro38">
          <table:table-cell table:style-name="ce610" office:value-type="string">
            <text:p>EINSTEIN</text:p>
            <text:p>Expert system for an intelligent supply of thermal energy in industry</text:p>
            <text:p><text:span text:style-name="T23"/></text:p>
            <text:p><text:span text:style-name="T23">www.iee-</text:span><text:span text:style-name="T23">einstein.org</text:span></text:p>
          </table:table-cell>
          <table:table-cell table:style-name="ce781"/>
          <table:table-cell table:style-name="ce773"/>
          <table:table-cell table:style-name="ce802" table:number-columns-repeated="2"/>
          <table:table-cell table:style-name="ce811"/>
          <table:table-cell table:style-name="ce645" office:value-type="string">
            <text:p>Economic parameters</text:p>
          </table:table-cell>
          <table:table-cell table:style-name="ce645" office:value-type="float" office:value="8">
            <text:p>8</text:p>
          </table:table-cell>
          <table:table-cell/>
          <table:table-cell table:style-name="ce615" table:number-columns-repeated="2"/>
          <table:table-cell table:style-name="ce773"/>
          <table:table-cell table:number-columns-repeated="244"/>
        </table:table-row>
        <table:table-row table:style-name="ro39">
          <table:table-cell table:style-name="ce955" table:formula="oooc:=[ParameterList.T508]"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688" table:formula="oooc:=[ParameterList.T509]" office:value-type="string" office:string-value="General inflation rate">
            <text:p>General inflation rate</text:p>
          </table:table-cell>
          <table:table-cell table:style-name="ce634" table:formula="oooc:=[ParameterList.AR509]" office:value-type="string" office:string-value="%">
            <text:p>%</text:p>
          </table:table-cell>
          <table:table-cell table:style-name="ce964"/>
          <table:table-cell table:style-name="ce902" table:formula="oooc:=[ParameterList.AF509]"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72"/>
          <table:table-cell table:style-name="ce976" table:formula="oooc:=[ParameterList.T514]" office:value-type="string" office:string-value="Public funding for energy saving measures:" table:number-columns-spanned="2" table:number-rows-spanned="1">
            <text:p>Public funding for energy saving measures:</text:p>
          </table:table-cell>
          <table:covered-table-cell table:style-name="ce976"/>
          <table:table-cell table:style-name="ce979" table:formula="oooc:=[ParameterList.T515]" office:value-type="string" office:string-value="Type (credit, subvention)" table:number-columns-spanned="2" table:number-rows-spanned="1">
            <text:p>Type (credit, subvention)</text:p>
          </table:table-cell>
          <table:covered-table-cell table:style-name="ce983"/>
          <table:table-cell table:style-name="ce615" table:number-columns-repeated="247"/>
        </table:table-row>
        <table:table-row table:style-name="ro39">
          <table:table-cell table:style-name="ce688" table:formula="oooc:=[ParameterList.T510]" office:value-type="string" office:string-value="Rate of increment of energy prices">
            <text:p>Rate of increment of energy prices</text:p>
          </table:table-cell>
          <table:table-cell table:style-name="ce634" table:formula="oooc:=[ParameterList.AR510]" office:value-type="string" office:string-value="%">
            <text:p>%</text:p>
          </table:table-cell>
          <table:table-cell table:style-name="ce964"/>
          <table:covered-table-cell table:style-name="ce970"/>
          <table:covered-table-cell table:style-name="ce972"/>
          <table:table-cell table:style-name="ce974" table:number-columns-spanned="2" table:number-rows-spanned="1"/>
          <table:covered-table-cell table:style-name="ce974"/>
          <table:table-cell table:style-name="ce980" table:number-columns-spanned="2" table:number-rows-spanned="1"/>
          <table:covered-table-cell table:style-name="ce980"/>
          <table:table-cell table:style-name="ce986" table:number-columns-repeated="247"/>
        </table:table-row>
        <table:table-row table:style-name="ro39">
          <table:table-cell table:style-name="ce688" table:formula="oooc:=[ParameterList.T511]" office:value-type="string" office:string-value="Nominal rate of interest for external financing of installations ">
            <text:p>Nominal rate of interest for external financing of installations </text:p>
          </table:table-cell>
          <table:table-cell table:style-name="ce634" table:formula="oooc:=[ParameterList.AR511]" office:value-type="string" office:string-value="%">
            <text:p>%</text:p>
          </table:table-cell>
          <table:table-cell table:style-name="ce964"/>
          <table:covered-table-cell table:style-name="ce970"/>
          <table:covered-table-cell table:style-name="ce972"/>
          <table:table-cell table:style-name="ce974" table:number-columns-spanned="2" table:number-rows-spanned="1"/>
          <table:covered-table-cell table:style-name="ce977"/>
          <table:table-cell table:style-name="ce980" table:number-columns-spanned="2" table:number-rows-spanned="1"/>
          <table:covered-table-cell table:style-name="ce980"/>
          <table:table-cell table:style-name="ce986" table:number-columns-repeated="247"/>
        </table:table-row>
        <table:table-row table:style-name="ro39">
          <table:table-cell table:style-name="ce688" table:formula="oooc:=[ParameterList.T512]" office:value-type="string" office:string-value="Percentage of external financing for installations">
            <text:p>Percentage of external financing for installations</text:p>
          </table:table-cell>
          <table:table-cell table:style-name="ce634" table:formula="oooc:=[ParameterList.AR512]" office:value-type="string" office:string-value="%">
            <text:p>%</text:p>
          </table:table-cell>
          <table:table-cell table:style-name="ce964"/>
          <table:table-cell table:style-name="ce902" table:formula="oooc:=[ParameterList.AF512]" office:value-type="string" office:string-value="Percentage of the external financing for the inversions" table:number-columns-spanned="2" table:number-rows-spanned="1">
            <text:p>Percentage of the external financing for the inversions</text:p>
          </table:table-cell>
          <table:covered-table-cell table:style-name="ce973"/>
          <table:table-cell table:style-name="ce974" table:number-columns-spanned="2" table:number-rows-spanned="1"/>
          <table:covered-table-cell table:style-name="ce977"/>
          <table:table-cell table:style-name="ce980" table:number-columns-spanned="2" table:number-rows-spanned="1"/>
          <table:covered-table-cell table:style-name="ce980"/>
          <table:table-cell table:style-name="ce986" table:number-columns-repeated="247"/>
        </table:table-row>
        <table:table-row table:style-name="ro39">
          <table:table-cell table:style-name="ce686" table:formula="oooc:=[ParameterList.T513]" office:value-type="string" office:string-value="Time for economic amortisation of installations">
            <text:p>Time for economic amortisation of installations</text:p>
          </table:table-cell>
          <table:table-cell table:style-name="ce959" table:formula="oooc:=[ParameterList.AR513]" office:value-type="string" office:string-value="years">
            <text:p>years</text:p>
          </table:table-cell>
          <table:table-cell table:style-name="ce965"/>
          <table:table-cell table:style-name="ce971" table:number-columns-repeated="2"/>
          <table:table-cell table:style-name="ce975" table:number-columns-spanned="2" table:number-rows-spanned="1"/>
          <table:covered-table-cell table:style-name="ce978"/>
          <table:table-cell table:style-name="ce981" table:number-columns-spanned="2" table:number-rows-spanned="1"/>
          <table:covered-table-cell table:style-name="ce981"/>
          <table:table-cell table:style-name="ce986" table:number-columns-repeated="247"/>
        </table:table-row>
        <table:table-row table:style-name="ro45">
          <table:table-cell table:style-name="ce622" table:number-columns-repeated="9"/>
          <table:table-cell table:number-columns-repeated="15"/>
          <table:table-cell table:style-name="ce680" table:number-columns-repeated="232"/>
        </table:table-row>
        <table:table-row table:style-name="ro39">
          <table:table-cell table:style-name="ce955" table:formula="oooc:=[ParameterList.T516]" office:value-type="string" office:string-value="Operation and maintenance costs" table:number-columns-spanned="9" table:number-rows-spanned="1">
            <text:p>Operation and maintenance cost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956"/>
          <table:table-cell table:style-name="ce960"/>
          <table:table-cell table:style-name="ce902" table:formula="oooc:=[ParameterList.T542]" office:value-type="string" office:string-value="Total cost">
            <text:p>Total cost</text:p>
          </table:table-cell>
          <table:table-cell table:style-name="ce902" table:formula="oooc:=[ParameterList.T543]" office:value-type="string" office:string-value="Own personnel">
            <text:p>Own personnel</text:p>
          </table:table-cell>
          <table:table-cell table:style-name="ce902" table:formula="oooc:=[ParameterList.T544]" office:value-type="string" office:string-value="External personnel">
            <text:p>External personnel</text:p>
          </table:table-cell>
          <table:table-cell table:style-name="ce902" table:formula="oooc:=[ParameterList.T545]" office:value-type="string" office:string-value="Spare parts and fungible assets">
            <text:p>Spare parts and fungible assets</text:p>
          </table:table-cell>
          <table:table-cell table:style-name="ce902" table:number-columns-repeated="2"/>
          <table:table-cell table:style-name="ce984"/>
          <table:table-cell table:style-name="ce986" table:number-columns-repeated="247"/>
        </table:table-row>
        <table:table-row table:style-name="ro41">
          <table:table-cell table:style-name="ce956"/>
          <table:table-cell table:style-name="ce960"/>
          <table:table-cell table:style-name="ce902" table:formula="oooc:=[ParameterList.AR542]" office:value-type="string" office:string-value="€/year">
            <text:p>€/year</text:p>
          </table:table-cell>
          <table:table-cell table:style-name="ce902" table:formula="oooc:=[ParameterList.AR543]" office:value-type="string" office:string-value="€/year">
            <text:p>€/year</text:p>
          </table:table-cell>
          <table:table-cell table:style-name="ce902" table:formula="oooc:=[ParameterList.AR544]" office:value-type="string" office:string-value="€/year">
            <text:p>€/year</text:p>
          </table:table-cell>
          <table:table-cell table:style-name="ce902" table:formula="oooc:=[ParameterList.AR545]" office:value-type="string" office:string-value="€/year">
            <text:p>€/year</text:p>
          </table:table-cell>
          <table:table-cell table:style-name="ce902" table:number-columns-repeated="2"/>
          <table:table-cell table:style-name="ce984"/>
          <table:table-cell table:style-name="ce986" table:number-columns-repeated="247"/>
        </table:table-row>
        <table:table-row table:style-name="ro39">
          <table:table-cell table:style-name="ce957" table:formula="oooc:=[ParameterList.T517]" office:value-type="string" office:string-value="General maintenance">
            <text:p>General maintenance</text:p>
          </table:table-cell>
          <table:table-cell table:style-name="ce902"/>
          <table:table-cell table:style-name="ce966" table:number-columns-repeated="4"/>
          <table:table-cell table:style-name="ce902" table:number-columns-repeated="2"/>
          <table:table-cell table:style-name="ce984"/>
          <table:table-cell table:style-name="ce986" table:number-columns-repeated="247"/>
        </table:table-row>
        <table:table-row table:style-name="ro39">
          <table:table-cell table:style-name="ce957" table:formula="oooc:=[ParameterList.T522]" office:value-type="string" office:string-value="Buildings">
            <text:p>Buildings</text:p>
          </table:table-cell>
          <table:table-cell table:style-name="ce592"/>
          <table:table-cell table:style-name="ce966" table:number-columns-repeated="4"/>
          <table:table-cell table:style-name="ce902" table:number-columns-repeated="2"/>
          <table:table-cell table:style-name="ce984"/>
          <table:table-cell table:style-name="ce472" table:number-columns-repeated="247"/>
        </table:table-row>
        <table:table-row table:style-name="ro39">
          <table:table-cell table:style-name="ce957" table:formula="oooc:=[ParameterList.T527]" office:value-type="string" office:string-value="Machines and equipment for processes">
            <text:p>Machines and equipment for processes</text:p>
          </table:table-cell>
          <table:table-cell table:style-name="ce592"/>
          <table:table-cell table:style-name="ce966" table:number-columns-repeated="4"/>
          <table:table-cell table:style-name="ce902" table:number-columns-repeated="2"/>
          <table:table-cell table:style-name="ce984"/>
          <table:table-cell table:style-name="ce472" table:number-columns-repeated="247"/>
        </table:table-row>
        <table:table-row table:style-name="ro39">
          <table:table-cell table:style-name="ce957" table:formula="oooc:=[ParameterList.T532]" office:value-type="string" office:string-value="Generation and distribution of heat and cold">
            <text:p>Generation and distribution of heat and cold</text:p>
          </table:table-cell>
          <table:table-cell table:style-name="ce902"/>
          <table:table-cell table:style-name="ce966" table:number-columns-repeated="4"/>
          <table:table-cell table:style-name="ce902" table:number-columns-repeated="2"/>
          <table:table-cell table:style-name="ce984"/>
          <table:table-cell table:style-name="ce986" table:number-columns-repeated="247"/>
        </table:table-row>
        <table:table-row table:style-name="ro39">
          <table:table-cell table:style-name="ce958" table:formula="oooc:=[ParameterList.T537]" office:value-type="string" office:string-value="Total  ">
            <text:p>Total <text:s/></text:p>
          </table:table-cell>
          <table:table-cell table:style-name="ce959"/>
          <table:table-cell table:style-name="ce967" table:number-columns-repeated="4"/>
          <table:table-cell table:style-name="ce959" table:number-columns-repeated="2"/>
          <table:table-cell table:style-name="ce985"/>
          <table:table-cell table:style-name="ce986" table:number-columns-repeated="247"/>
        </table:table-row>
        <table:table-row table:style-name="ro45">
          <table:table-cell table:style-name="ce622" table:number-columns-repeated="9"/>
          <table:table-cell table:number-columns-repeated="15"/>
          <table:table-cell table:style-name="ce680" table:number-columns-repeated="232"/>
        </table:table-row>
        <table:table-row table:style-name="ro39">
          <table:table-cell table:style-name="ce955" table:formula="oooc:=[ParameterList.T546]" office:value-type="string" office:string-value="Externalisation of energetic services" table:number-columns-spanned="9" table:number-rows-spanned="1">
            <text:p>Externalisation of energetic service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612" table:formula="oooc:=[ParameterList.T547]" office:value-type="string" office:string-value="Is there any energy menagement system implemented?" table:number-columns-spanned="3" table:number-rows-spanned="1">
            <text:p>Is there any energy menagement system implemented?</text:p>
          </table:table-cell>
          <table:covered-table-cell table:style-name="ce961"/>
          <table:covered-table-cell table:style-name="ce968"/>
          <table:table-cell table:style-name="ce902" table:formula="oooc:=[ParameterList.AR547]" office:value-type="string" office:string-value="yes/no">
            <text:p>yes/no</text:p>
          </table:table-cell>
          <table:table-cell table:style-name="ce974"/>
          <table:table-cell table:style-name="ce902" table:number-columns-repeated="3"/>
          <table:table-cell table:style-name="ce984"/>
          <table:table-cell table:style-name="ce986" table:number-columns-repeated="247"/>
        </table:table-row>
        <table:table-row table:style-name="ro39">
          <table:table-cell table:style-name="ce613" table:formula="oooc:=[ParameterList.T548]" office:value-type="string" office:string-value="Is the energy menagent externalized?" table:number-columns-spanned="3" table:number-rows-spanned="1">
            <text:p>Is the energy menagent externalized?</text:p>
          </table:table-cell>
          <table:covered-table-cell table:style-name="ce962"/>
          <table:covered-table-cell table:style-name="ce969"/>
          <table:table-cell table:style-name="ce959" table:formula="oooc:=[ParameterList.AR548]" office:value-type="string" office:string-value="yes/no">
            <text:p>yes/no</text:p>
          </table:table-cell>
          <table:table-cell table:style-name="ce975"/>
          <table:table-cell table:style-name="ce959" table:number-columns-repeated="3"/>
          <table:table-cell table:style-name="ce985"/>
          <table:table-cell table:style-name="ce986"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652" table:range-usable-as="print-range"/>
        <table:named-range table:name="Excel_BuiltIn_Print_Area_1" table:base-cell-address="$VERSIONS.$A$1" table:cell-range-address="$ParameterList.$A$1:.$W$568"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8P0" style:volatile="true">
      <number:number number:decimal-places="2" number:min-integer-digits="1" number:grouping="true"/>
      <number:text>       </number:text>
    </number:number-style>
    <number:number-style style:name="N108P1" style:volatile="true">
      <number:text>-</number:text>
      <number:number number:decimal-places="2" number:min-integer-digits="1" number:grouping="true"/>
      <number:text>       </number:text>
    </number:number-style>
    <number:number-style style:name="N108P2" style:volatile="true">
      <number:text> -</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 </number:text>
    </number:number-style>
    <number:number-style style:name="N128P1" style:volatile="true">
      <number:text>-</number:text>
      <number:number number:decimal-places="0" number:min-integer-digits="1" number:grouping="true"/>
      <number:text> € </number:text>
    </number:number-style>
    <number:number-style style:name="N128P2" style:volatile="true">
      <number:text> -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 </number:text>
    </number:number-style>
    <number:number-style style:name="N136P1" style:volatile="true">
      <number:text>-</number:text>
      <number:number number:decimal-places="2" number:min-integer-digits="1" number:grouping="true"/>
      <number:text> € </number:text>
    </number:number-style>
    <number:number-style style:name="N136P2" style:volatile="true">
      <number:text> -</number:text>
      <number:number number: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currency-style style:name="N143P0" style:volatile="true">
      <number:number number:decimal-places="2" number:min-integer-digits="1" number:grouping="true"/>
      <number:text> </number:text>
      <number:currency-symbol number:language="ar">€</number:currency-symbol>
      <number:text> </number:text>
    </number:currency-style>
    <number:currency-style style:name="N143P1" style:volatile="true">
      <number:text>-</number:text>
      <number:number number:decimal-places="2" number:min-integer-digits="1" number:grouping="true"/>
      <number:text> </number:text>
      <number:currency-symbol number:language="ar">€</number:currency-symbol>
      <number:text> </number:text>
    </number:currency-style>
    <number:currency-style style:name="N143">
      <number:text> -</number:text>
      <number:number number:decimal-places="0" number:min-integer-digits="0"/>
      <number:text> </number:text>
      <number:currency-symbol number:language="ar">€</number:currency-symbol>
      <number:text> </number:text>
      <style:map style:condition="value()&gt;0" style:apply-style-name="N143P0"/>
      <style:map style:condition="value()&lt;0" style:apply-style-name="N143P1"/>
    </number:currency-style>
    <number:number-style style:name="N144">
      <number:number number:decimal-places="1" number:min-integer-digits="1"/>
    </number:number-style>
    <number:number-style style:name="N145">
      <number:number number:decimal-places="3" number:min-integer-digits="1"/>
    </number:number-style>
    <number:number-style style:name="N146">
      <number:number number:decimal-places="1" number:min-integer-digits="1" number:grouping="true"/>
    </number:number-style>
    <number:percentage-style style:name="N147">
      <number:number number:decimal-places="1" number:min-integer-digits="1"/>
      <number:text>%</number:text>
    </number:percentage-style>
    <number:number-style style:name="N148">
      <number:number number:decimal-places="0" number:min-integer-digits="2"/>
    </number:number-style>
    <number:number-style style:name="N149">
      <number:number number:decimal-places="4" number:min-integer-digits="1" number:grouping="true"/>
    </number:number-style>
    <number:number-style style:name="N151P0" style:volatile="true">
      <number:text>€ </number:text>
      <number:number number:decimal-places="0" number:min-integer-digits="1" number:grouping="true"/>
    </number:number-style>
    <number:number-style style:name="N151">
      <number:text>-€ </number:text>
      <number:number number:decimal-places="0" number:min-integer-digits="1" number:grouping="true"/>
      <style:map style:condition="value()&gt;=0" style:apply-style-name="N151P0"/>
    </number:number-style>
    <number:number-style style:name="N152P0" style:volatile="true">
      <number:text>€ </number:text>
      <number:number number:decimal-places="0" number:min-integer-digits="1" number:grouping="true"/>
    </number:number-style>
    <number:number-style style:name="N152">
      <style:text-properties fo:color="#ff0000"/>
      <number:text>-€ </number:text>
      <number:number number:decimal-places="0" number:min-integer-digits="1" number:grouping="true"/>
      <style:map style:condition="value()&gt;=0" style:apply-style-name="N152P0"/>
    </number:number-style>
    <number:number-style style:name="N154P0" style:volatile="true">
      <number:text>€ </number:text>
      <number:number number:decimal-places="2" number:min-integer-digits="1" number:grouping="true"/>
    </number:number-style>
    <number:number-style style:name="N154">
      <number:text>-€ </number:text>
      <number:number number:decimal-places="2" number:min-integer-digits="1" number:grouping="true"/>
      <style:map style:condition="value()&gt;=0" style:apply-style-name="N154P0"/>
    </number:number-style>
    <number:number-style style:name="N155P0" style:volatile="true">
      <number:text>€ </number:text>
      <number:number number:decimal-places="2" number:min-integer-digits="1" number:grouping="true"/>
    </number:number-style>
    <number:number-style style:name="N155">
      <style:text-properties fo:color="#ff0000"/>
      <number:text>-€ </number:text>
      <number:number number:decimal-places="2" number:min-integer-digits="1" number:grouping="true"/>
      <style:map style:condition="value()&gt;=0" style:apply-style-name="N155P0"/>
    </number:number-style>
    <number:number-style style:name="N159P0" style:volatile="true">
      <number:text> €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 </number:text>
    </number:number-style>
    <number:number-style style:name="N159P2" style:volatile="true">
      <number:text> €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pta</number:text>
    </number:number-style>
    <number:number-style style:name="N173">
      <number:text>-</number:text>
      <number:number number:decimal-places="0" number:min-integer-digits="1" number:grouping="true"/>
      <number:text> pta</number:text>
      <style:map style:condition="value()&gt;=0" style:apply-style-name="N173P0"/>
    </number:number-style>
    <number:number-style style:name="N174P0" style:volatile="true">
      <number:number number:decimal-places="0" number:min-integer-digits="1" number:grouping="true"/>
      <number:text> pta</number:text>
    </number:number-style>
    <number:number-style style:name="N174">
      <style:text-properties fo:color="#ff0000"/>
      <number:text>-</number:text>
      <number:number number:decimal-places="0" number:min-integer-digits="1" number:grouping="true"/>
      <number:text> pta</number:text>
      <style:map style:condition="value()&gt;=0" style:apply-style-name="N174P0"/>
    </number:number-style>
    <number:number-style style:name="N176P0" style:volatile="true">
      <number:number number:decimal-places="2" number:min-integer-digits="1" number:grouping="true"/>
      <number:text> pta</number:text>
    </number:number-style>
    <number:number-style style:name="N176">
      <number:text>-</number:text>
      <number:number number:decimal-places="2" number:min-integer-digits="1" number:grouping="true"/>
      <number:text> pta</number:text>
      <style:map style:condition="value()&gt;=0" style:apply-style-name="N176P0"/>
    </number:number-style>
    <number:number-style style:name="N177P0" style:volatile="true">
      <number:number number:decimal-places="2" number:min-integer-digits="1" number:grouping="true"/>
      <number:text> pta</number:text>
    </number:number-style>
    <number:number-style style:name="N177">
      <style:text-properties fo:color="#ff0000"/>
      <number:text>-</number:text>
      <number:number number:decimal-places="2" number:min-integer-digits="1" number:grouping="true"/>
      <number:text> pta</number:text>
      <style:map style:condition="value()&gt;=0" style:apply-style-name="N177P0"/>
    </number:number-style>
    <number:number-style style:name="N181P0" style:volatile="true">
      <number:number number:decimal-places="0" number:min-integer-digits="1" number:grouping="true"/>
      <number:text> pta </number:text>
    </number:number-style>
    <number:number-style style:name="N181P1" style:volatile="true">
      <number:text>-</number:text>
      <number:number number:decimal-places="0" number:min-integer-digits="1" number:grouping="true"/>
      <number:text> pta </number:text>
    </number:number-style>
    <number:number-style style:name="N181P2" style:volatile="true">
      <number:text> -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text>       </number:text>
    </number:number-style>
    <number:number-style style:name="N185P1" style:volatile="true">
      <number:text>-</number:text>
      <number:number number:decimal-places="0" number:min-integer-digits="1" number:grouping="true"/>
      <number:text>       </number:text>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number number:decimal-places="2" number:min-integer-digits="1" number:grouping="true"/>
      <number:text> pta </number:text>
    </number:number-style>
    <number:number-style style:name="N189P1" style:volatile="true">
      <number:text>-</number:text>
      <number:number number:decimal-places="2" number:min-integer-digits="1" number:grouping="true"/>
      <number:text> pta </number:text>
    </number:number-style>
    <number:number-style style:name="N189P2" style:volatile="true">
      <number:text> -</number:text>
      <number:number number:decimal-places="0" number:min-integer-digits="0"/>
      <number:text> pta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number:min-integer-digits="1" number:grouping="true"/>
      <number:text> Pts</number:text>
    </number:number-style>
    <number:number-style style:name="N191">
      <number:text>-</number:text>
      <number:number number:decimal-places="0" number:min-integer-digits="1" number:grouping="true"/>
      <number:text> Pts</number:text>
      <style:map style:condition="value()&gt;=0" style:apply-style-name="N191P0"/>
    </number:number-style>
    <number:number-style style:name="N192P0" style:volatile="true">
      <number:number number:decimal-places="0" number:min-integer-digits="1" number:grouping="true"/>
      <number:text> Pts</number:text>
    </number:number-style>
    <number:number-style style:name="N192">
      <style:text-properties fo:color="#ff0000"/>
      <number:text>-</number:text>
      <number:number number:decimal-places="0" number:min-integer-digits="1" number:grouping="true"/>
      <number:text> Pts</number:text>
      <style:map style:condition="value()&gt;=0" style:apply-style-name="N192P0"/>
    </number:number-style>
    <number:number-style style:name="N194P0" style:volatile="true">
      <number:number number:decimal-places="2" number:min-integer-digits="1" number:grouping="true"/>
      <number:text> Pts</number:text>
    </number:number-style>
    <number:number-style style:name="N194">
      <number:text>-</number:text>
      <number:number number:decimal-places="2" number:min-integer-digits="1" number:grouping="true"/>
      <number:text> Pts</number:text>
      <style:map style:condition="value()&gt;=0" style:apply-style-name="N194P0"/>
    </number:number-style>
    <number:number-style style:name="N195P0" style:volatile="true">
      <number:number number:decimal-places="2" number:min-integer-digits="1" number:grouping="true"/>
      <number:text> Pts</number:text>
    </number:number-style>
    <number:number-style style:name="N195">
      <style:text-properties fo:color="#ff0000"/>
      <number:text>-</number:text>
      <number:number number:decimal-places="2" number:min-integer-digits="1" number:grouping="true"/>
      <number:text> Pts</number:text>
      <style:map style:condition="value()&gt;=0" style:apply-style-name="N195P0"/>
    </number:number-style>
    <number:number-style style:name="N199P0" style:volatile="true">
      <number:number number:decimal-places="0" number:min-integer-digits="1" number:grouping="true"/>
      <number:text> Pts </number:text>
    </number:number-style>
    <number:number-style style:name="N199P1" style:volatile="true">
      <number:text>-</number:text>
      <number:number number:decimal-places="0" number:min-integer-digits="1" number:grouping="true"/>
      <number:text> Pts </number:text>
    </number:number-style>
    <number:number-style style:name="N199P2" style:volatile="true">
      <number:text> - Pts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2" number:min-integer-digits="1" number:grouping="true"/>
      <number:text> Pts </number:text>
    </number:number-style>
    <number:number-style style:name="N203P1" style:volatile="true">
      <number:text>-</number:text>
      <number:number number:decimal-places="2" number:min-integer-digits="1" number:grouping="true"/>
      <number:text> Pts </number:text>
    </number:number-style>
    <number:number-style style:name="N203P2" style:volatile="true">
      <number:text> -</number:text>
      <number:number number:decimal-places="0" number:min-integer-digits="0"/>
      <number:text> Pts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0" number:min-integer-digits="1" number:grouping="true"/>
      <number:text> DM</number:text>
    </number:number-style>
    <number:number-style style:name="N205">
      <number:text>-</number:text>
      <number:number number:decimal-places="0" number:min-integer-digits="1" number:grouping="true"/>
      <number:text> DM</number:text>
      <style:map style:condition="value()&gt;=0" style:apply-style-name="N205P0"/>
    </number:number-style>
    <number:number-style style:name="N206P0" style:volatile="true">
      <number:number number:decimal-places="0" number:min-integer-digits="1" number:grouping="true"/>
      <number:text> DM</number:text>
    </number:number-style>
    <number:number-style style:name="N206">
      <style:text-properties fo:color="#ff0000"/>
      <number:text>-</number:text>
      <number:number number:decimal-places="0" number:min-integer-digits="1" number:grouping="true"/>
      <number:text> DM</number:text>
      <style:map style:condition="value()&gt;=0" style:apply-style-name="N206P0"/>
    </number:number-style>
    <number:number-style style:name="N208P0" style:volatile="true">
      <number:number number:decimal-places="2" number:min-integer-digits="1" number:grouping="true"/>
      <number:text> DM</number:text>
    </number:number-style>
    <number:number-style style:name="N208">
      <number:text>-</number:text>
      <number:number number:decimal-places="2" number:min-integer-digits="1" number:grouping="true"/>
      <number:text> DM</number:text>
      <style:map style:condition="value()&gt;=0" style:apply-style-name="N208P0"/>
    </number:number-style>
    <number:number-style style:name="N209P0" style:volatile="true">
      <number:number number:decimal-places="2" number:min-integer-digits="1" number:grouping="true"/>
      <number:text> DM</number:text>
    </number:number-style>
    <number:number-style style:name="N209">
      <style:text-properties fo:color="#ff0000"/>
      <number:text>-</number:text>
      <number:number number:decimal-places="2" number:min-integer-digits="1" number:grouping="true"/>
      <number:text> DM</number:text>
      <style:map style:condition="value()&gt;=0" style:apply-style-name="N209P0"/>
    </number:number-style>
    <number:number-style style:name="N213P0" style:volatile="true">
      <number:number number:decimal-places="0" number:min-integer-digits="1" number:grouping="true"/>
      <number:text> DM </number:text>
    </number:number-style>
    <number:number-style style:name="N213P1" style:volatile="true">
      <number:text>-</number:text>
      <number:number number:decimal-places="0" number:min-integer-digits="1" number:grouping="true"/>
      <number:text> DM </number:text>
    </number:number-style>
    <number:number-style style:name="N213P2" style:volatile="true">
      <number:text> - DM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DM </number:text>
    </number:number-style>
    <number:number-style style:name="N217P1" style:volatile="true">
      <number:text>-</number:text>
      <number:number number:decimal-places="2" number:min-integer-digits="1" number:grouping="true"/>
      <number:text> DM </number:text>
    </number:number-style>
    <number:number-style style:name="N217P2" style:volatile="true">
      <number:text> -</number:text>
      <number:number number:decimal-places="0" number:min-integer-digits="0"/>
      <number:text> DM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9P0" style:volatile="true">
      <number:text>Ja</number:text>
    </number:number-style>
    <number:number-style style:name="N219P1" style:volatile="true">
      <number:text>Ja</number:text>
    </number:number-style>
    <number:number-style style:name="N219">
      <number:text>Nein</number:text>
      <style:map style:condition="value()&gt;0" style:apply-style-name="N219P0"/>
      <style:map style:condition="value()&lt;0" style:apply-style-name="N219P1"/>
    </number:number-style>
    <number:number-style style:name="N221P0" style:volatile="true">
      <number:text>Wahr</number:text>
    </number:number-style>
    <number:number-style style:name="N221P1" style:volatile="true">
      <number:text>Wahr</number:text>
    </number:number-style>
    <number:number-style style:name="N221">
      <number:text>Falsch</number:text>
      <style:map style:condition="value()&gt;0" style:apply-style-name="N221P0"/>
      <style:map style:condition="value()&lt;0" style:apply-style-name="N221P1"/>
    </number:number-style>
    <number:number-style style:name="N223P0" style:volatile="true">
      <number:text>Ein</number:text>
    </number:number-style>
    <number:number-style style:name="N223P1" style:volatile="true">
      <number:text>Ein</number:text>
    </number:number-style>
    <number:number-style style:name="N223">
      <number:text>Aus</number:text>
      <style:map style:condition="value()&gt;0" style:apply-style-name="N223P0"/>
      <style:map style:condition="value()&lt;0" style:apply-style-name="N223P1"/>
    </number:number-style>
    <number:number-style style:name="N225P0" style:volatile="true">
      <number:text>$</number:text>
      <number:number number:decimal-places="0" number:min-integer-digits="1" number:grouping="true"/>
    </number:number-style>
    <number:number-style style:name="N225">
      <number:text>-$</number:text>
      <number:number number:decimal-places="0" number:min-integer-digits="1" number:grouping="true"/>
      <style:map style:condition="value()&gt;=0" style:apply-style-name="N225P0"/>
    </number:number-style>
    <number:number-style style:name="N226P0" style:volatile="true">
      <number:text>$</number:text>
      <number:number number:decimal-places="0" number:min-integer-digits="1" number:grouping="true"/>
    </number:number-style>
    <number:number-style style:name="N226">
      <style:text-properties fo:color="#ff0000"/>
      <number:text>-$</number:text>
      <number:number number:decimal-places="0" number:min-integer-digits="1" number:grouping="true"/>
      <style:map style:condition="value()&gt;=0" style:apply-style-name="N226P0"/>
    </number:number-style>
    <number:number-style style:name="N228P0" style:volatile="true">
      <number:text>$</number:text>
      <number:number number:decimal-places="2" number:min-integer-digits="1" number:grouping="true"/>
    </number:number-style>
    <number:number-style style:name="N228">
      <number:text>-$</number:text>
      <number:number number:decimal-places="2" number:min-integer-digits="1" number:grouping="true"/>
      <style:map style:condition="value()&gt;=0" style:apply-style-name="N228P0"/>
    </number:number-style>
    <number:number-style style:name="N229P0" style:volatile="true">
      <number:text>$</number:text>
      <number:number number:decimal-places="2" number:min-integer-digits="1" number:grouping="true"/>
    </number:number-style>
    <number:number-style style:name="N229">
      <style:text-properties fo:color="#ff0000"/>
      <number:text>-$</number:text>
      <number:number number:decimal-places="2" number:min-integer-digits="1" number:grouping="true"/>
      <style:map style:condition="value()&gt;=0" style:apply-style-name="N229P0"/>
    </number:number-style>
    <number:number-style style:name="N233P0" style:volatile="true">
      <number:text> $</number:text>
      <number:number number:decimal-places="0" number:min-integer-digits="1" number:grouping="true"/>
      <number:text> </number:text>
    </number:number-style>
    <number:number-style style:name="N233P1" style:volatile="true">
      <number:text>-$</number:text>
      <number:number number:decimal-places="0" number:min-integer-digits="1" number:grouping="true"/>
      <number:text> </number:text>
    </number:number-style>
    <number:number-style style:name="N233P2" style:volatile="true">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38">
      <number:number number:decimal-places="5" number:min-integer-digits="1"/>
    </number:number-style>
    <number:number-style style:name="N239">
      <number:number number:decimal-places="4" number:min-integer-digits="1"/>
    </number:number-style>
    <number:number-style style:name="N241P0" style:volatile="true">
      <number:text>Sí</number:text>
    </number:number-style>
    <number:number-style style:name="N241P1" style:volatile="true">
      <number:text>Sí</number:text>
    </number:number-style>
    <number:number-style style:name="N241">
      <number:text>No</number:text>
      <style:map style:condition="value()&gt;0" style:apply-style-name="N241P0"/>
      <style:map style:condition="value()&lt;0" style:apply-style-name="N241P1"/>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5P0" style:volatile="true">
      <number:text>Activado</number:text>
    </number:number-style>
    <number:number-style style:name="N245P1" style:volatile="true">
      <number:text>Activado</number:text>
    </number:number-style>
    <number:number-style style:name="N245">
      <number:text>Desactivado</number:text>
      <style:map style:condition="value()&gt;0" style:apply-style-name="N245P0"/>
      <style:map style:condition="value()&lt;0" style:apply-style-name="N245P1"/>
    </number:number-style>
    <number:number-style style:name="N246">
      <number:number number:decimal-places="7" number:min-integer-digits="1"/>
    </number:number-style>
    <number:number-style style:name="N247">
      <number:number number:decimal-places="6" number:min-integer-digits="1"/>
    </number:number-style>
    <number:number-style style:name="N249P0" style:volatile="true">
      <number:text>öS </number:text>
      <number:number number:decimal-places="0" number:min-integer-digits="1" number:grouping="true"/>
    </number:number-style>
    <number:number-style style:name="N249">
      <number:text>-öS </number:text>
      <number:number number:decimal-places="0" number:min-integer-digits="1" number:grouping="true"/>
      <style:map style:condition="value()&gt;=0" style:apply-style-name="N249P0"/>
    </number:number-style>
    <number:number-style style:name="N250P0" style:volatile="true">
      <number:text>öS </number:text>
      <number:number number:decimal-places="0" number:min-integer-digits="1" number:grouping="true"/>
    </number:number-style>
    <number:number-style style:name="N250">
      <style:text-properties fo:color="#ff0000"/>
      <number:text>-öS </number:text>
      <number:number number:decimal-places="0" number:min-integer-digits="1" number:grouping="true"/>
      <style:map style:condition="value()&gt;=0" style:apply-style-name="N250P0"/>
    </number:number-style>
    <number:number-style style:name="N252P0" style:volatile="true">
      <number:text>öS </number:text>
      <number:number number:decimal-places="2" number:min-integer-digits="1" number:grouping="true"/>
    </number:number-style>
    <number:number-style style:name="N252">
      <number:text>-öS </number:text>
      <number:number number:decimal-places="2" number:min-integer-digits="1" number:grouping="true"/>
      <style:map style:condition="value()&gt;=0" style:apply-style-name="N252P0"/>
    </number:number-style>
    <number:number-style style:name="N253P0" style:volatile="true">
      <number:text>öS </number:text>
      <number:number number:decimal-places="2" number:min-integer-digits="1" number:grouping="true"/>
    </number:number-style>
    <number:number-style style:name="N253">
      <style:text-properties fo:color="#ff0000"/>
      <number:text>-öS </number:text>
      <number:number number:decimal-places="2" number:min-integer-digits="1" number:grouping="true"/>
      <style:map style:condition="value()&gt;=0" style:apply-style-name="N253P0"/>
    </number:number-style>
    <number:number-style style:name="N257P0" style:volatile="true">
      <number:text> öS </number:text>
      <number:number number:decimal-places="0" number:min-integer-digits="1" number:grouping="true"/>
      <number:text> </number:text>
    </number:number-style>
    <number:number-style style:name="N257P1" style:volatile="true">
      <number:text>-öS </number:text>
      <number:number number:decimal-places="0" number:min-integer-digits="1" number:grouping="true"/>
      <number:text> </number:text>
    </number:number-style>
    <number:number-style style:name="N257P2" style:volatile="true">
      <number:text> öS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text> öS </number:text>
      <number:number number:decimal-places="2" number:min-integer-digits="1" number:grouping="true"/>
      <number:text> </number:text>
    </number:number-style>
    <number:number-style style:name="N261P1" style:volatile="true">
      <number:text>-öS </number:text>
      <number:number number:decimal-places="2" number:min-integer-digits="1" number:grouping="true"/>
      <number:text> </number:text>
    </number:number-style>
    <number:number-style style:name="N261P2" style:volatile="true">
      <number:text> öS -</number:text>
      <number:number number: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currency-style style:name="N263P0" style:volatile="true">
      <number:number number:decimal-places="2" number:min-integer-digits="1" number:grouping="true"/>
      <number:text> </number:text>
      <number:currency-symbol number:language="ar">€</number:currency-symbol>
      <number:text> </number:text>
    </number:currency-style>
    <number:currency-style style:name="N263P1" style:volatile="true">
      <number:text>-</number:text>
      <number:number number:decimal-places="2" number:min-integer-digits="1" number:grouping="true"/>
      <number:text> </number:text>
      <number:currency-symbol number:language="ar">€</number:currency-symbol>
      <number:text> </number:text>
    </number:currency-style>
    <number:currency-style style:name="N263P2" style:volatile="true">
      <number:text> -</number:text>
      <number:number number:decimal-places="0" number:min-integer-digits="0"/>
      <number:text> </number:text>
      <number:currency-symbol number:language="ar">€</number:currency-symbol>
      <number:text> </number:text>
    </number:currency-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4">
      <number:scientific-number number:decimal-places="1" number:min-integer-digits="1"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8"/>
    <style:style style:name="Standard_5f_Tabelle1" style:display-name="Standard_Tabelle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16">16/04/2008</text:date>, <text:time>18:33:30</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8T13:35:59</meta:creation-date>
    <dc:creator>Hans Schweiger</dc:creator>
    <dc:date>2008-04-16T18:33:30</dc:date>
    <meta:printed-by>Stoyan Danov</meta:printed-by>
    <meta:print-date>2008-02-13T09:55:56</meta:print-date>
    <meta:editing-cycles>1045</meta:editing-cycles>
    <meta:editing-duration>P6DT16H21M14S</meta:editing-duration>
    <meta:user-defined meta:name="Info 1"/>
    <meta:user-defined meta:name="Info 2"/>
    <meta:user-defined meta:name="Info 3"/>
    <meta:user-defined meta:name="Info 4"/>
    <meta:document-statistic meta:table-count="15" meta:cell-count="9068"/>
  </office:meta>
</office:document-meta>
</file>